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672in"/>
    </style:style>
    <style:style style:name="co3" style:family="table-column">
      <style:table-column-properties fo:break-before="auto" style:column-width="1.6634in"/>
    </style:style>
    <style:style style:name="co4" style:family="table-column">
      <style:table-column-properties fo:break-before="auto" style:column-width="1.5882in"/>
    </style:style>
    <style:style style:name="co5" style:family="table-column">
      <style:table-column-properties fo:break-before="auto" style:column-width="1.6535in"/>
    </style:style>
    <style:style style:name="co6" style:family="table-column">
      <style:table-column-properties fo:break-before="auto" style:column-width="0.9972in"/>
    </style:style>
    <style:style style:name="co7" style:family="table-column">
      <style:table-column-properties fo:break-before="auto" style:column-width="1.7437in"/>
    </style:style>
    <style:style style:name="ro1" style:family="table-row">
      <style:table-row-properties style:row-height="2.1209in" fo:break-before="auto" style:use-optimal-row-height="true"/>
    </style:style>
    <style:style style:name="ro2" style:family="table-row">
      <style:table-row-properties style:row-height="2.7681in" fo:break-before="auto" style:use-optimal-row-height="true"/>
    </style:style>
    <style:style style:name="ro3" style:family="table-row">
      <style:table-row-properties style:row-height="1.6362in" fo:break-before="auto" style:use-optimal-row-height="true"/>
    </style:style>
    <style:style style:name="ro4" style:family="table-row">
      <style:table-row-properties style:row-height="1.4744in" fo:break-before="auto" style:use-optimal-row-height="true"/>
    </style:style>
    <style:style style:name="ro5" style:family="table-row">
      <style:table-row-properties style:row-height="2.6063in" fo:break-before="auto" style:use-optimal-row-height="true"/>
    </style:style>
    <style:style style:name="ro6" style:family="table-row">
      <style:table-row-properties style:row-height="2.9299in" fo:break-before="auto" style:use-optimal-row-height="true"/>
    </style:style>
    <style:style style:name="ro7" style:family="table-row">
      <style:table-row-properties style:row-height="2.2827in" fo:break-before="auto" style:use-optimal-row-height="true"/>
    </style:style>
    <style:style style:name="ro8" style:family="table-row">
      <style:table-row-properties style:row-height="1.798in" fo:break-before="auto" style:use-optimal-row-height="true"/>
    </style:style>
    <style:style style:name="ro9" style:family="table-row">
      <style:table-row-properties style:row-height="2.4445in" fo:break-before="auto" style:use-optimal-row-height="true"/>
    </style:style>
    <style:style style:name="ro10" style:family="table-row">
      <style:table-row-properties style:row-height="1.1508in" fo:break-before="auto" style:use-optimal-row-height="true"/>
    </style:style>
    <style:style style:name="ro11" style:family="table-row">
      <style:table-row-properties style:row-height="1.3126in" fo:break-before="auto" style:use-optimal-row-height="true"/>
    </style:style>
    <style:style style:name="ro12" style:family="table-row">
      <style:table-row-properties style:row-height="1.9591in" fo:break-before="auto" style:use-optimal-row-height="true"/>
    </style:style>
    <style:style style:name="ro13" style:family="table-row">
      <style:table-row-properties style:row-height="3.0917in" fo:break-before="auto" style:use-optimal-row-height="true"/>
    </style:style>
    <style:style style:name="ro14" style:family="table-row">
      <style:table-row-properties style:row-height="0.178in" fo:break-before="auto" style:use-optimal-row-height="true"/>
    </style:style>
    <style:style style:name="ro15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nput" table:style-name="ta1">
        <table:table-column table:style-name="co1" table:default-cell-style-name="ce1"/>
        <table:table-row table:style-name="ro1">
          <table:table-cell office:value-type="string" calcext:value-type="string">
            <text:p>Game 1: 5 red, 1 green; 6 red, 3 blue; 9 red; 1 blue, 1 green, 4 red; 1 green, 2 blue; 2 blue, 1 red</text:p>
          </table:table-cell>
        </table:table-row>
        <table:table-row table:style-name="ro2">
          <table:table-cell office:value-type="string" calcext:value-type="string">
            <text:p>Game 2: 12 red, 2 green, 9 blue; 8 red, 12 blue; 9 red, 1 blue, 2 green; 12 blue, 8 red, 2 green; 4 red, 5 blue; 1 green, 9 blue, 10 red</text:p>
          </table:table-cell>
        </table:table-row>
        <table:table-row table:style-name="ro3">
          <table:table-cell office:value-type="string" calcext:value-type="string">
            <text:p>Game 3: 2 red, 8 blue, 5 green; 10 red, 10 green, 7 blue; 9 green, 13 red, 5 blue</text:p>
          </table:table-cell>
        </table:table-row>
        <table:table-row table:style-name="ro3">
          <table:table-cell office:value-type="string" calcext:value-type="string">
            <text:p>Game 4: 3 red; 1 blue, 3 green, 3 red; 3 blue, 8 green, 5 red; 8 green, 2 blue</text:p>
          </table:table-cell>
        </table:table-row>
        <table:table-row table:style-name="ro4">
          <table:table-cell office:value-type="string" calcext:value-type="string">
            <text:p>Game 5: 8 blue, 1 red, 1 green; 1 blue, 1 red, 7 green; 7 green, 5 blue</text:p>
          </table:table-cell>
        </table:table-row>
        <table:table-row table:style-name="ro5">
          <table:table-cell office:value-type="string" calcext:value-type="string">
            <text:p>Game 6: 2 red, 8 blue; 5 blue, 4 green; 5 blue, 4 red, 3 green; 3 red, 9 blue; 5 green, 9 blue, 7 red; 6 red, 9 blue, 5 green</text:p>
          </table:table-cell>
        </table:table-row>
        <table:table-row table:style-name="ro6">
          <table:table-cell office:value-type="string" calcext:value-type="string">
            <text:p>Game 7: 3 green, 4 blue; 7 green, 3 red, 3 blue; 7 red, 4 green, 6 blue; 4 blue, 1 green, 5 red; 6 blue, 2 red, 7 green; 1 green, 4 blue, 4 red</text:p>
          </table:table-cell>
        </table:table-row>
        <table:table-row table:style-name="ro5">
          <table:table-cell office:value-type="string" calcext:value-type="string">
            <text:p>Game 8: 2 blue, 12 red; 1 green, 2 blue, 10 red; 12 red, 10 blue; 5 red, 1 green, 2 blue; 13 red, 16 blue, 1 green; 2 blue, 18 red</text:p>
          </table:table-cell>
        </table:table-row>
        <table:table-row table:style-name="ro1">
          <table:table-cell office:value-type="string" calcext:value-type="string">
            <text:p>Game 9: 5 green, 2 red, 13 blue; 5 green, 1 red; 7 green, 8 blue, 1 red; 16 blue; 5 blue, 2 green, 3 red</text:p>
          </table:table-cell>
        </table:table-row>
        <table:table-row table:style-name="ro7">
          <table:table-cell office:value-type="string" calcext:value-type="string">
            <text:p>Game 10: 5 blue, 2 red; 13 blue, 3 red, 5 green; 2 red, 3 blue; 6 red, 9 blue, 5 green; 9 blue, 3 green, 3 red</text:p>
          </table:table-cell>
        </table:table-row>
        <table:table-row table:style-name="ro8">
          <table:table-cell office:value-type="string" calcext:value-type="string">
            <text:p>Game 11: 9 red, 4 green, 3 blue; 8 blue, 8 red; 1 green, 13 blue; 11 blue, 8 red, 4 green</text:p>
          </table:table-cell>
        </table:table-row>
        <table:table-row table:style-name="ro1">
          <table:table-cell office:value-type="string" calcext:value-type="string">
            <text:p>Game 12: 1 green; 1 blue, 4 red, 6 green; 1 red, 8 green; 7 red, 1 blue, 3 green; 8 green, 1 blue, 8 red</text:p>
          </table:table-cell>
        </table:table-row>
        <table:table-row table:style-name="ro9">
          <table:table-cell office:value-type="string" calcext:value-type="string">
            <text:p>Game 13: 5 blue, 14 red, 1 green; 10 red, 4 blue, 1 green; 6 red, 1 green, 3 blue; 7 blue, 4 red; 14 red, 2 blue, 1 green</text:p>
          </table:table-cell>
        </table:table-row>
        <table:table-row table:style-name="ro10">
          <table:table-cell office:value-type="string" calcext:value-type="string">
            <text:p>Game 14: 9 green, 1 blue; 6 red, 9 green; 7 green, 3 blue</text:p>
          </table:table-cell>
        </table:table-row>
        <table:table-row table:style-name="ro11">
          <table:table-cell office:value-type="string" calcext:value-type="string">
            <text:p>Game 15: 1 green, 4 blue, 2 red; 8 red, 3 blue; 1 red, 3 blue</text:p>
          </table:table-cell>
        </table:table-row>
        <table:table-row table:style-name="ro9">
          <table:table-cell office:value-type="string" calcext:value-type="string">
            <text:p>Game 16: 6 blue, 10 green, 5 red; 11 blue, 1 red; 3 red, 2 green, 3 blue; 1 green, 4 red, 6 blue; 11 blue, 2 red, 11 green</text:p>
          </table:table-cell>
        </table:table-row>
        <table:table-row table:style-name="ro2">
          <table:table-cell office:value-type="string" calcext:value-type="string">
            <text:p>Game 17: 4 green, 5 blue, 8 red; 6 green, 7 red; 3 green, 8 red, 5 blue; 4 green, 8 red; 5 green, 11 blue, 3 red; 5 green, 15 blue, 1 red</text:p>
          </table:table-cell>
        </table:table-row>
        <table:table-row table:style-name="ro12">
          <table:table-cell office:value-type="string" calcext:value-type="string">
            <text:p>Game 18: 7 green, 17 blue, 14 red; 4 green, 11 red, 7 blue; 13 blue, 8 green; 3 red, 7 green, 11 blue</text:p>
          </table:table-cell>
        </table:table-row>
        <table:table-row table:style-name="ro1">
          <table:table-cell office:value-type="string" calcext:value-type="string">
            <text:p>Game 19: 13 red, 13 blue, 1 green; 7 blue, 1 red, 5 green; 18 blue, 1 green, 11 red; 4 blue, 13 red, 6 green</text:p>
          </table:table-cell>
        </table:table-row>
        <table:table-row table:style-name="ro3">
          <table:table-cell office:value-type="string" calcext:value-type="string">
            <text:p>Game 20: 1 blue, 6 green, 7 red; 5 green, 4 red, 1 blue; 1 blue, 1 red, 4 green</text:p>
          </table:table-cell>
        </table:table-row>
        <table:table-row table:style-name="ro2">
          <table:table-cell office:value-type="string" calcext:value-type="string">
            <text:p>Game 21: 3 red, 5 green, 7 blue; 6 green, 10 blue, 5 red; 9 red, 1 blue; 5 green, 8 blue, 9 red; 2 red, 11 green, 4 blue; 5 red, 6 blue</text:p>
          </table:table-cell>
        </table:table-row>
        <table:table-row table:style-name="ro1">
          <table:table-cell office:value-type="string" calcext:value-type="string">
            <text:p>Game 22: 8 blue, 1 red, 1 green; 10 blue; 13 blue, 1 green, 4 red; 1 green, 8 blue, 4 red; 3 blue, 1 red</text:p>
          </table:table-cell>
        </table:table-row>
        <table:table-row table:style-name="ro11">
          <table:table-cell office:value-type="string" calcext:value-type="string">
            <text:p>Game 23: 2 blue; 3 blue, 5 green; 6 blue, 5 green, 2 red; 1 green</text:p>
          </table:table-cell>
        </table:table-row>
        <table:table-row table:style-name="ro2">
          <table:table-cell office:value-type="string" calcext:value-type="string">
            <text:p>Game 24: 1 red, 13 green, 4 blue; 16 green, 4 blue; 4 red, 5 blue, 11 green; 15 green, 5 red, 10 blue; 16 green, 1 red; 5 red, 3 blue, 10 green</text:p>
          </table:table-cell>
        </table:table-row>
        <table:table-row table:style-name="ro12">
          <table:table-cell office:value-type="string" calcext:value-type="string">
            <text:p>Game 25: 12 red, 7 green, 6 blue; 5 blue, 5 red, 12 green; 12 green, 3 red; 5 green, 5 red, 3 blue</text:p>
          </table:table-cell>
        </table:table-row>
        <table:table-row table:style-name="ro11">
          <table:table-cell office:value-type="string" calcext:value-type="string">
            <text:p>Game 26: 2 green, 11 blue; 5 red, 3 blue; 5 red, 12 blue, 3 green</text:p>
          </table:table-cell>
        </table:table-row>
        <table:table-row table:style-name="ro5">
          <table:table-cell office:value-type="string" calcext:value-type="string">
            <text:p>Game 27: 3 green, 5 red, 12 blue; 3 red, 11 blue, 1 green; 3 red, 4 blue, 3 green; 3 red, 9 green, 9 blue; 14 blue, 1 green, 12 red</text:p>
          </table:table-cell>
        </table:table-row>
        <table:table-row table:style-name="ro8">
          <table:table-cell office:value-type="string" calcext:value-type="string">
            <text:p>Game 28: 8 green, 9 blue; 6 green, 8 red, 1 blue; 7 red, 6 green; 12 red, 2 blue, 2 green</text:p>
          </table:table-cell>
        </table:table-row>
        <table:table-row table:style-name="ro6">
          <table:table-cell office:value-type="string" calcext:value-type="string">
            <text:p>Game 29: 16 red, 4 green, 1 blue; 10 red, 7 green, 2 blue; 3 green, 8 red; 2 blue, 1 red, 4 green; 2 blue, 10 red, 9 green; 7 green, 1 blue, 18 red</text:p>
          </table:table-cell>
        </table:table-row>
        <table:table-row table:style-name="ro7">
          <table:table-cell office:value-type="string" calcext:value-type="string">
            <text:p>Game 30: 13 red, 3 blue; 3 blue, 1 green, 10 red; 15 red, 3 blue; 1 green, 1 red, 1 blue; 16 red, 1 green, 3 blue</text:p>
          </table:table-cell>
        </table:table-row>
        <table:table-row table:style-name="ro6">
          <table:table-cell office:value-type="string" calcext:value-type="string">
            <text:p>Game 31: 5 red, 8 blue, 3 green; 5 green, 7 blue, 13 red; 9 red, 3 green, 10 blue; 15 red, 1 green, 7 blue; 5 green, 12 blue, 2 red; 6 blue, 13 red</text:p>
          </table:table-cell>
        </table:table-row>
        <table:table-row table:style-name="ro1">
          <table:table-cell office:value-type="string" calcext:value-type="string">
            <text:p>Game 32: 2 blue, 8 red, 1 green; 3 green, 2 blue, 11 red; 2 green, 6 red; 13 red, 3 green, 2 blue; 6 red</text:p>
          </table:table-cell>
        </table:table-row>
        <table:table-row table:style-name="ro11">
          <table:table-cell office:value-type="string" calcext:value-type="string">
            <text:p>Game 33: 5 blue, 5 red; 8 red, 1 green, 7 blue; 1 green, 6 red</text:p>
          </table:table-cell>
        </table:table-row>
        <table:table-row table:style-name="ro4">
          <table:table-cell office:value-type="string" calcext:value-type="string">
            <text:p>Game 34: 3 blue; 3 green, 2 blue, 2 red; 3 green, 1 blue, 3 red; 3 blue</text:p>
          </table:table-cell>
        </table:table-row>
        <table:table-row table:style-name="ro6">
          <table:table-cell office:value-type="string" calcext:value-type="string">
            <text:p>Game 35: 4 red, 2 blue, 6 green; 4 blue, 9 red, 10 green; 3 blue, 8 green, 1 red; 3 red, 1 green, 4 blue; 4 green, 7 blue; 8 red, 8 green, 2 blue</text:p>
          </table:table-cell>
        </table:table-row>
        <table:table-row table:style-name="ro7">
          <table:table-cell office:value-type="string" calcext:value-type="string">
            <text:p>Game 36: 1 red, 3 blue, 12 green; 16 green, 7 blue, 1 red; 1 blue, 1 red, 9 green; 2 blue, 2 green; 8 green, 2 red</text:p>
          </table:table-cell>
        </table:table-row>
        <table:table-row table:style-name="ro1">
          <table:table-cell office:value-type="string" calcext:value-type="string">
            <text:p>Game 37: 2 green, 8 red; 3 blue, 1 red, 2 green; 15 red, 7 blue; 1 green, 16 red, 15 blue; 13 red, 9 blue</text:p>
          </table:table-cell>
        </table:table-row>
        <table:table-row table:style-name="ro13">
          <table:table-cell office:value-type="string" calcext:value-type="string">
            <text:p>Game 38: 9 red, 9 blue, 5 green; 3 red, 19 blue, 8 green; 15 blue, 11 red, 6 green; 10 red, 19 blue, 5 green; 8 blue, 7 green, 6 red; 7 red, 6 green, 10 blue</text:p>
          </table:table-cell>
        </table:table-row>
        <table:table-row table:style-name="ro1">
          <table:table-cell office:value-type="string" calcext:value-type="string">
            <text:p>Game 39: 8 blue, 13 green, 2 red; 16 blue, 9 green; 19 blue, 1 green; 1 red, 3 blue, 9 green; 1 green, 18 blue</text:p>
          </table:table-cell>
        </table:table-row>
        <table:table-row table:style-name="ro2">
          <table:table-cell office:value-type="string" calcext:value-type="string">
            <text:p>Game 40: 6 red, 5 blue; 11 green, 15 blue, 7 red; 10 blue, 5 green, 10 red; 13 blue, 9 red, 11 green; 2 green, 14 blue, 12 red; 6 red, 6 green</text:p>
          </table:table-cell>
        </table:table-row>
        <table:table-row table:style-name="ro7">
          <table:table-cell office:value-type="string" calcext:value-type="string">
            <text:p>Game 41: 10 green, 1 red, 1 blue; 1 red, 9 green; 1 green; 6 green, 1 blue, 2 red; 1 blue, 8 green, 1 red; 9 green</text:p>
          </table:table-cell>
        </table:table-row>
        <table:table-row table:style-name="ro5">
          <table:table-cell office:value-type="string" calcext:value-type="string">
            <text:p>Game 42: 13 green, 2 blue; 10 blue, 1 red; 10 red, 10 green, 8 blue; 16 green, 8 blue, 6 red; 9 red, 18 green; 10 red, 15 blue, 1 green</text:p>
          </table:table-cell>
        </table:table-row>
        <table:table-row table:style-name="ro6">
          <table:table-cell office:value-type="string" calcext:value-type="string">
            <text:p>Game 43: 3 red, 16 blue, 6 green; 1 red, 17 blue, 12 green; 19 blue, 2 red, 16 green; 12 green, 7 blue, 1 red; 8 green, 7 blue, 2 red; 12 green, 9 blue</text:p>
          </table:table-cell>
        </table:table-row>
        <table:table-row table:style-name="ro4">
          <table:table-cell office:value-type="string" calcext:value-type="string">
            <text:p>Game 44: 4 red, 3 green, 2 blue; 18 blue, 3 green; 7 red, 7 blue, 4 green</text:p>
          </table:table-cell>
        </table:table-row>
        <table:table-row table:style-name="ro3">
          <table:table-cell office:value-type="string" calcext:value-type="string">
            <text:p>Game 45: 1 green, 3 blue, 7 red; 9 green, 8 red, 2 blue; 5 green, 3 blue, 6 red</text:p>
          </table:table-cell>
        </table:table-row>
        <table:table-row table:style-name="ro11">
          <table:table-cell office:value-type="string" calcext:value-type="string">
            <text:p>Game 46: 18 blue; 4 blue, 1 red, 5 green; 2 red, 15 blue, 7 green</text:p>
          </table:table-cell>
        </table:table-row>
        <table:table-row table:style-name="ro3">
          <table:table-cell office:value-type="string" calcext:value-type="string">
            <text:p>Game 47: 17 red, 4 green, 12 blue; 6 green, 1 red, 2 blue; 3 blue, 13 green, 4 red</text:p>
          </table:table-cell>
        </table:table-row>
        <table:table-row table:style-name="ro8">
          <table:table-cell office:value-type="string" calcext:value-type="string">
            <text:p>Game 48: 11 red, 2 green; 8 red, 3 green; 2 green, 5 blue, 9 red; 3 green, 2 blue, 5 red</text:p>
          </table:table-cell>
        </table:table-row>
        <table:table-row table:style-name="ro5">
          <table:table-cell office:value-type="string" calcext:value-type="string">
            <text:p>Game 49: 2 green, 12 blue, 9 red; 1 green, 12 red; 1 green, 2 blue, 18 red; 8 blue, 19 red; 1 green, 5 blue; 3 blue, 10 red, 1 green</text:p>
          </table:table-cell>
        </table:table-row>
        <table:table-row table:style-name="ro4">
          <table:table-cell office:value-type="string" calcext:value-type="string">
            <text:p>Game 50: 5 green, 1 red; 7 red, 3 blue, 9 green; 15 blue, 4 green, 4 red</text:p>
          </table:table-cell>
        </table:table-row>
        <table:table-row table:style-name="ro9">
          <table:table-cell office:value-type="string" calcext:value-type="string">
            <text:p>Game 51: 12 green, 14 blue; 2 red, 5 green, 16 blue; 4 red, 17 blue, 16 green; 6 blue, 16 green, 2 red; 17 blue, 13 green, 5 red</text:p>
          </table:table-cell>
        </table:table-row>
        <table:table-row table:style-name="ro5">
          <table:table-cell office:value-type="string" calcext:value-type="string">
            <text:p>Game 52: 7 green, 10 red, 2 blue; 6 green, 12 red, 3 blue; 10 red, 3 blue, 8 green; 3 blue, 1 green, 8 red; 6 green, 5 blue, 3 red</text:p>
          </table:table-cell>
        </table:table-row>
        <table:table-row table:style-name="ro9">
          <table:table-cell office:value-type="string" calcext:value-type="string">
            <text:p>Game 53: 8 blue, 3 green; 7 green, 11 blue, 1 red; 1 red, 7 blue, 9 green; 1 blue, 1 green; 4 green, 1 red; 1 red, 8 blue</text:p>
          </table:table-cell>
        </table:table-row>
        <table:table-row table:style-name="ro3">
          <table:table-cell office:value-type="string" calcext:value-type="string">
            <text:p>Game 54: 1 blue, 1 green, 4 red; 1 red, 1 blue, 13 green; 11 red, 11 green, 1 blue</text:p>
          </table:table-cell>
        </table:table-row>
        <table:table-row table:style-name="ro13">
          <table:table-cell office:value-type="string" calcext:value-type="string">
            <text:p>Game 55: 5 blue, 4 red, 11 green; 13 green, 9 blue, 3 red; 3 red, 7 green, 8 blue; 2 red, 20 blue, 2 green; 3 red, 10 blue, 1 green; 12 green, 5 red, 8 blue</text:p>
          </table:table-cell>
        </table:table-row>
        <table:table-row table:style-name="ro8">
          <table:table-cell office:value-type="string" calcext:value-type="string">
            <text:p>Game 56: 17 red, 2 green, 1 blue; 13 blue, 8 green, 6 red; 1 green, 9 blue, 6 red; 2 blue</text:p>
          </table:table-cell>
        </table:table-row>
        <table:table-row table:style-name="ro3">
          <table:table-cell office:value-type="string" calcext:value-type="string">
            <text:p>Game 57: 9 green, 1 red, 9 blue; 15 green, 10 blue, 1 red; 5 blue, 3 red, 10 green</text:p>
          </table:table-cell>
        </table:table-row>
        <table:table-row table:style-name="ro6">
          <table:table-cell office:value-type="string" calcext:value-type="string">
            <text:p>Game 58: 14 red, 2 blue, 14 green; 17 red, 7 blue, 10 green; 4 green, 13 red, 11 blue; 3 green, 13 red, 5 blue; 13 red, 6 blue; 1 red, 7 green, 2 blue</text:p>
          </table:table-cell>
        </table:table-row>
        <table:table-row table:style-name="ro5">
          <table:table-cell office:value-type="string" calcext:value-type="string">
            <text:p>Game 59: 16 blue, 7 red, 2 green; 7 green, 10 red, 12 blue; 4 red, 9 green, 14 blue; 8 blue, 11 green, 1 red; 3 blue, 5 red, 11 green</text:p>
          </table:table-cell>
        </table:table-row>
        <table:table-row table:style-name="ro4">
          <table:table-cell office:value-type="string" calcext:value-type="string">
            <text:p>Game 60: 1 blue; 9 red, 4 green; 3 green, 3 blue, 1 red; 3 red, 1 blue</text:p>
          </table:table-cell>
        </table:table-row>
        <table:table-row table:style-name="ro13">
          <table:table-cell office:value-type="string" calcext:value-type="string">
            <text:p>Game 61: 2 green, 15 red, 12 blue; 9 green, 1 blue, 10 red; 14 blue, 17 red, 2 green; 12 red, 6 blue, 3 green; 8 green, 10 blue, 10 red; 2 green, 10 red, 2 blue</text:p>
          </table:table-cell>
        </table:table-row>
        <table:table-row table:style-name="ro1">
          <table:table-cell office:value-type="string" calcext:value-type="string">
            <text:p>Game 62: 12 red, 6 blue, 1 green; 2 red, 1 green, 4 blue; 10 blue, 12 red, 4 green; 5 green, 8 red, 8 blue</text:p>
          </table:table-cell>
        </table:table-row>
        <table:table-row table:style-name="ro4">
          <table:table-cell office:value-type="string" calcext:value-type="string">
            <text:p>Game 63: 3 green, 3 red; 7 red; 2 green, 1 blue, 7 red; 5 red, 1 green</text:p>
          </table:table-cell>
        </table:table-row>
        <table:table-row table:style-name="ro7">
          <table:table-cell office:value-type="string" calcext:value-type="string">
            <text:p>Game 64: 5 green, 11 red; 4 green, 2 blue, 7 red; 7 red, 11 blue, 3 green; 8 blue, 5 green, 5 red; 8 red, 4 blue</text:p>
          </table:table-cell>
        </table:table-row>
        <table:table-row table:style-name="ro8">
          <table:table-cell office:value-type="string" calcext:value-type="string">
            <text:p>Game 65: 5 red, 5 blue; 15 green, 3 blue; 3 blue, 3 red, 8 green; 1 blue, 3 red, 5 green</text:p>
          </table:table-cell>
        </table:table-row>
        <table:table-row table:style-name="ro6">
          <table:table-cell office:value-type="string" calcext:value-type="string">
            <text:p>Game 66: 8 green, 5 blue, 12 red; 10 red, 5 blue, 11 green; 12 red, 3 blue, 2 green; 5 green, 1 blue, 10 red; 15 red, 5 green, 3 blue; 2 red, 8 blue</text:p>
          </table:table-cell>
        </table:table-row>
        <table:table-row table:style-name="ro7">
          <table:table-cell office:value-type="string" calcext:value-type="string">
            <text:p>Game 67: 12 blue, 3 red; 4 blue, 4 red, 1 green; 9 green, 14 blue, 3 red; 2 red, 13 blue, 6 green; 17 blue, 5 green</text:p>
          </table:table-cell>
        </table:table-row>
        <table:table-row table:style-name="ro7">
          <table:table-cell office:value-type="string" calcext:value-type="string">
            <text:p>Game 68: 1 blue, 4 red, 11 green; 11 green, 4 red, 7 blue; 11 green, 7 blue; 14 green, 2 blue, 1 red; 2 blue, 4 red</text:p>
          </table:table-cell>
        </table:table-row>
        <table:table-row table:style-name="ro2">
          <table:table-cell office:value-type="string" calcext:value-type="string">
            <text:p>Game 69: 4 red, 1 green; 5 red, 2 green, 3 blue; 1 red, 7 blue; 8 red, 6 blue, 1 green; 2 green, 6 red, 1 blue; 6 red, 8 blue, 2 green</text:p>
          </table:table-cell>
        </table:table-row>
        <table:table-row table:style-name="ro8">
          <table:table-cell office:value-type="string" calcext:value-type="string">
            <text:p>Game 70: 6 blue, 2 green, 4 red; 1 green, 5 blue; 1 blue, 3 red; 2 red; 2 red, 17 blue</text:p>
          </table:table-cell>
        </table:table-row>
        <table:table-row table:style-name="ro12">
          <table:table-cell office:value-type="string" calcext:value-type="string">
            <text:p>Game 71: 9 blue, 2 green, 1 red; 7 blue, 2 green, 3 red; 12 red, 13 blue; 15 blue, 1 green, 1 red</text:p>
          </table:table-cell>
        </table:table-row>
        <table:table-row table:style-name="ro13">
          <table:table-cell office:value-type="string" calcext:value-type="string">
            <text:p>Game 72: 15 blue, 16 red, 18 green; 16 red, 12 blue, 14 green; 3 blue, 12 red, 4 green; 8 green, 17 blue, 15 red; 15 blue, 18 green, 4 red; 5 blue, 3 red, 10 green</text:p>
          </table:table-cell>
        </table:table-row>
        <table:table-row table:style-name="ro9">
          <table:table-cell office:value-type="string" calcext:value-type="string">
            <text:p>Game 73: 17 blue, 3 red, 19 green; 10 blue, 15 green, 18 red; 4 green, 15 red; 1 green, 17 blue, 14 red; 16 red, 1 green, 4 blue</text:p>
          </table:table-cell>
        </table:table-row>
        <table:table-row table:style-name="ro12">
          <table:table-cell office:value-type="string" calcext:value-type="string">
            <text:p>Game 74: 6 green, 2 blue, 5 red; 1 blue, 9 green; 5 red, 1 blue, 10 green; 4 green, 11 red, 1 blue</text:p>
          </table:table-cell>
        </table:table-row>
        <table:table-row table:style-name="ro10">
          <table:table-cell office:value-type="string" calcext:value-type="string">
            <text:p>Game 75: 4 blue; 4 green, 6 blue; 2 green, 2 blue, 4 red</text:p>
          </table:table-cell>
        </table:table-row>
        <table:table-row table:style-name="ro8">
          <table:table-cell office:value-type="string" calcext:value-type="string">
            <text:p>Game 76: 5 blue; 5 green, 5 red; 9 red, 1 blue, 1 green; 5 green; 3 green, 6 red, 1 blue</text:p>
          </table:table-cell>
        </table:table-row>
        <table:table-row table:style-name="ro1">
          <table:table-cell office:value-type="string" calcext:value-type="string">
            <text:p>Game 77: 2 red, 10 blue, 6 green; 1 red, 6 blue, 6 green; 9 blue, 2 green, 8 red; 12 blue, 7 green, 18 red</text:p>
          </table:table-cell>
        </table:table-row>
        <table:table-row table:style-name="ro9">
          <table:table-cell office:value-type="string" calcext:value-type="string">
            <text:p>Game 78: 2 red, 5 blue, 2 green; 2 blue, 4 green, 6 red; 4 blue, 4 green, 3 red; 3 red, 5 green; 2 red, 4 green, 4 blue</text:p>
          </table:table-cell>
        </table:table-row>
        <table:table-row table:style-name="ro9">
          <table:table-cell office:value-type="string" calcext:value-type="string">
            <text:p>Game 79: 14 red, 6 blue, 1 green; 6 blue, 18 red, 2 green; 1 green; 8 red, 5 green; 1 blue, 7 red, 6 green; 11 red, 1 blue</text:p>
          </table:table-cell>
        </table:table-row>
        <table:table-row table:style-name="ro3">
          <table:table-cell office:value-type="string" calcext:value-type="string">
            <text:p>Game 80: 5 blue, 4 red; 19 blue, 7 red; 6 red, 1 green, 12 blue; 1 green, 8 red</text:p>
          </table:table-cell>
        </table:table-row>
        <table:table-row table:style-name="ro12">
          <table:table-cell office:value-type="string" calcext:value-type="string">
            <text:p>Game 81: 7 green, 6 red, 9 blue; 14 blue, 8 green; 15 green, 6 red, 4 blue; 1 red, 7 blue, 19 green</text:p>
          </table:table-cell>
        </table:table-row>
        <table:table-row table:style-name="ro1">
          <table:table-cell office:value-type="string" calcext:value-type="string">
            <text:p>Game 82: 1 red, 4 blue; 3 blue, 1 red, 5 green; 3 blue, 5 green, 12 red; 17 red, 2 blue; 4 blue, 1 red</text:p>
          </table:table-cell>
        </table:table-row>
        <table:table-row table:style-name="ro1">
          <table:table-cell office:value-type="string" calcext:value-type="string">
            <text:p>Game 83: 6 blue, 11 green, 18 red; 11 red, 7 blue, 2 green; 13 red, 14 blue, 14 green; 1 red, 3 blue, 16 green</text:p>
          </table:table-cell>
        </table:table-row>
        <table:table-row table:style-name="ro1">
          <table:table-cell office:value-type="string" calcext:value-type="string">
            <text:p>Game 84: 2 red, 5 blue, 3 green; 9 red, 7 blue, 2 green; 4 green, 9 red, 3 blue; 1 blue, 1 green, 5 red</text:p>
          </table:table-cell>
        </table:table-row>
        <table:table-row table:style-name="ro4">
          <table:table-cell office:value-type="string" calcext:value-type="string">
            <text:p>Game 85: 1 red, 10 green, 15 blue; 9 green, 1 red; 1 red, 2 green, 12 blue</text:p>
          </table:table-cell>
        </table:table-row>
        <table:table-row table:style-name="ro5">
          <table:table-cell office:value-type="string" calcext:value-type="string">
            <text:p>Game 86: 1 green, 5 blue, 8 red; 10 green, 8 red, 9 blue; 6 green, 3 red, 8 blue; 9 red, 3 green, 8 blue; 2 red, 6 blue, 1 green</text:p>
          </table:table-cell>
        </table:table-row>
        <table:table-row table:style-name="ro9">
          <table:table-cell office:value-type="string" calcext:value-type="string">
            <text:p>Game 87: 13 red, 12 green; 6 blue, 5 green, 3 red; 10 green, 1 blue, 17 red; 9 green, 6 blue, 2 red; 1 blue, 9 green, 14 red</text:p>
          </table:table-cell>
        </table:table-row>
        <table:table-row table:style-name="ro4">
          <table:table-cell office:value-type="string" calcext:value-type="string">
            <text:p>Game 88: 4 green, 1 blue, 7 red; 6 green, 2 red, 1 blue; 13 red, 7 green</text:p>
          </table:table-cell>
        </table:table-row>
        <table:table-row table:style-name="ro2">
          <table:table-cell office:value-type="string" calcext:value-type="string">
            <text:p>Game 89: 2 blue, 7 green, 10 red; 6 green, 5 blue; 12 red, 4 blue, 5 green; 15 red, 8 blue; 6 blue, 8 red, 3 green; 14 red, 11 green, 16 blue</text:p>
          </table:table-cell>
        </table:table-row>
        <table:table-row table:style-name="ro7">
          <table:table-cell office:value-type="string" calcext:value-type="string">
            <text:p>Game 90: 8 green, 8 red; 5 green, 1 blue, 13 red; 3 blue, 1 green, 3 red; 11 red, 2 green; 9 red, 7 green, 1 blue</text:p>
          </table:table-cell>
        </table:table-row>
        <table:table-row table:style-name="ro7">
          <table:table-cell office:value-type="string" calcext:value-type="string">
            <text:p>Game 91: 4 green, 13 red, 10 blue; 11 blue, 4 red; 10 blue, 9 green; 9 green, 4 blue, 12 red; 7 green, 4 red, 1 blue</text:p>
          </table:table-cell>
        </table:table-row>
        <table:table-row table:style-name="ro8">
          <table:table-cell office:value-type="string" calcext:value-type="string">
            <text:p>Game 92: 6 blue; 10 green, 1 red, 11 blue; 5 blue, 5 green; 6 green, 1 red; 1 red, 6 green</text:p>
          </table:table-cell>
        </table:table-row>
        <table:table-row table:style-name="ro9">
          <table:table-cell office:value-type="string" calcext:value-type="string">
            <text:p>Game 93: 2 red, 15 blue, 4 green; 13 red, 11 green; 6 green, 1 blue, 6 red; 6 red, 5 blue, 10 green; 2 blue, 11 green, 18 red</text:p>
          </table:table-cell>
        </table:table-row>
        <table:table-row table:style-name="ro5">
          <table:table-cell office:value-type="string" calcext:value-type="string">
            <text:p>Game 94: 2 red, 13 blue, 3 green; 15 blue, 4 red, 2 green; 4 green, 9 blue, 7 red; 12 blue, 6 red, 11 green; 20 blue, 13 red, 11 green</text:p>
          </table:table-cell>
        </table:table-row>
        <table:table-row table:style-name="ro1">
          <table:table-cell office:value-type="string" calcext:value-type="string">
            <text:p>Game 95: 6 blue, 1 red, 10 green; 10 red, 5 blue, 7 green; 9 red, 13 green, 10 blue; 11 blue, 9 red, 8 green</text:p>
          </table:table-cell>
        </table:table-row>
        <table:table-row table:style-name="ro5">
          <table:table-cell office:value-type="string" calcext:value-type="string">
            <text:p>Game 96: 2 red, 7 green, 16 blue; 20 green, 2 red, 14 blue; 5 red, 15 green, 15 blue; 4 blue, 6 red, 15 green; 6 green, 6 red, 10 blue</text:p>
          </table:table-cell>
        </table:table-row>
        <table:table-row table:style-name="ro13">
          <table:table-cell office:value-type="string" calcext:value-type="string">
            <text:p>Game 97: 1 red, 1 blue, 14 green; 10 green, 12 red, 1 blue; 10 red, 2 green, 1 blue; 1 blue, 3 green, 14 red; 3 red, 2 blue, 13 green; 1 blue, 3 green, 13 red</text:p>
          </table:table-cell>
        </table:table-row>
        <table:table-row table:style-name="ro9">
          <table:table-cell office:value-type="string" calcext:value-type="string">
            <text:p>Game 98: 13 blue, 1 green; 18 green, 6 red, 3 blue; 11 blue, 7 red, 9 green; 4 red, 6 green, 11 blue; 12 blue, 6 red, 8 green</text:p>
          </table:table-cell>
        </table:table-row>
        <table:table-row table:style-name="ro1">
          <table:table-cell office:value-type="string" calcext:value-type="string">
            <text:p>Game 99: 4 blue; 1 red, 2 green, 11 blue; 12 blue, 1 green, 1 red; 11 blue, 6 green; 1 red, 7 green, 8 blue</text:p>
          </table:table-cell>
        </table:table-row>
        <table:table-row table:style-name="ro4">
          <table:table-cell office:value-type="string" calcext:value-type="string">
            <text:p>Game 100: 10 blue, 5 green; 4 green, 3 red, 6 blue; 2 green, 4 red, 1 blue</text:p>
          </table:table-cell>
        </table:table-row>
      </table:table>
      <table:table table:name="Task 1" table:style-name="ta1">
        <table:table-column table:style-name="co2" table:default-cell-style-name="ce1"/>
        <table:table-column table:style-name="co1" table:number-columns-repeated="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24" table:default-cell-style-name="Default"/>
        <table:table-row table:style-name="ro14">
          <table:table-cell/>
          <table:table-cell office:value-type="string" calcext:value-type="string">
            <text:p>ID</text:p>
          </table:table-cell>
          <table:table-cell table:number-columns-repeated="8"/>
          <table:table-cell table:style-name="ce2"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table:style-name="ce2" office:value-type="float" office:value="2" calcext:value-type="float" table:number-columns-spanned="3" table:number-rows-spanned="1">
            <text:p>2</text:p>
          </table:table-cell>
          <table:covered-table-cell table:number-columns-repeated="2"/>
          <table:table-cell table:style-name="ce2" office:value-type="float" office:value="3" calcext:value-type="float" table:number-columns-spanned="3" table:number-rows-spanned="1">
            <text:p>3</text:p>
          </table:table-cell>
          <table:covered-table-cell table:number-columns-repeated="2"/>
          <table:table-cell table:style-name="ce2" office:value-type="float" office:value="4" calcext:value-type="float" table:number-columns-spanned="3" table:number-rows-spanned="1">
            <text:p>4</text:p>
          </table:table-cell>
          <table:covered-table-cell table:number-columns-repeated="2"/>
          <table:table-cell table:style-name="ce2" office:value-type="float" office:value="5" calcext:value-type="float" table:number-columns-spanned="3" table:number-rows-spanned="1">
            <text:p>5</text:p>
          </table:table-cell>
          <table:covered-table-cell table:number-columns-repeated="2"/>
          <table:table-cell table:style-name="ce2" office:value-type="float" office:value="6" calcext:value-type="float" table:number-columns-spanned="3" table:number-rows-spanned="1">
            <text:p>6</text:p>
          </table:table-cell>
          <table:covered-table-cell table:number-columns-repeated="2"/>
          <table:table-cell/>
          <table:table-cell table:style-name="ce2" office:value-type="string" calcext:value-type="string" table:number-columns-spanned="3" table:number-rows-spanned="1">
            <text:p>MAX</text:p>
          </table:table-cell>
          <table:covered-table-cell table:number-columns-repeated="2"/>
          <table:table-cell table:number-columns-repeated="4"/>
        </table:table-row>
        <table:table-row table:style-name="ro14">
          <table:table-cell table:number-columns-repeated="10"/>
          <table:table-cell office:value-type="string" calcext:value-type="string">
            <text:p>blu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reen</text:p>
          </table:table-cell>
          <table:table-cell/>
          <table:table-cell office:value-type="string" calcext:value-type="string">
            <text:p>blu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reen</text:p>
          </table:table-cell>
          <table:table-cell table:number-columns-repeated="4"/>
        </table:table-row>
        <table:table-row table:style-name="ro15">
          <table:table-cell office:value-type="string" calcext:value-type="string">
            <text:p>Game 1: 5 red, 1 green; 6 red, 3 blue; 9 red; 1 blue, 1 green, 4 red; 1 green, 2 blue; 2 blue, 1 red</text:p>
          </table:table-cell>
          <table:table-cell table:formula="of:=ORG.LIBREOFFICE.REGEX([.A3];&quot;\d+&quot;)" office:value-type="string" office:string-value="1" calcext:value-type="string">
            <text:p>1</text:p>
          </table:table-cell>
          <table:table-cell/>
          <table:table-cell office:value-type="string" calcext:value-type="string">
            <text:p><text:s/>5 red, 1 green</text:p>
          </table:table-cell>
          <table:table-cell office:value-type="string" calcext:value-type="string">
            <text:p><text:s/>6 red, 3 blue</text:p>
          </table:table-cell>
          <table:table-cell office:value-type="string" calcext:value-type="string">
            <text:p><text:s/>9 red</text:p>
          </table:table-cell>
          <table:table-cell office:value-type="string" calcext:value-type="string">
            <text:p><text:s/>1 blue, 1 green, 4 red</text:p>
          </table:table-cell>
          <table:table-cell office:value-type="string" calcext:value-type="string">
            <text:p><text:s/>1 green, 2 blue</text:p>
          </table:table-cell>
          <table:table-cell office:value-type="string" calcext:value-type="string">
            <text:p><text:s/>2 blue, 1 red</text:p>
          </table:table-cell>
          <table:table-cell/>
          <table:table-cell table:formula="of:=IFERROR(VALUE(ORG.LIBREOFFICE.REGEX(ORG.LIBREOFFICE.REGEX([.$D3];&quot;[\d+]*( blue)&quot;);&quot;\d+&quot;));0)" office:value-type="float" office:value="0" calcext:value-type="float">
            <text:p>0</text:p>
          </table:table-cell>
          <table:table-cell table:formula="of:=IFERROR(VALUE(ORG.LIBREOFFICE.REGEX(ORG.LIBREOFFICE.REGEX([.$D3];&quot;[\d+]*( red)&quot;);&quot;\d+&quot;));0)" office:value-type="float" office:value="5" calcext:value-type="float">
            <text:p>5</text:p>
          </table:table-cell>
          <table:table-cell table:formula="of:=IFERROR(VALUE(ORG.LIBREOFFICE.REGEX(ORG.LIBREOFFICE.REGEX([.$D3];&quot;[\d+]*( green)&quot;);&quot;\d+&quot;));0)" office:value-type="float" office:value="1" calcext:value-type="float">
            <text:p>1</text:p>
          </table:table-cell>
          <table:table-cell table:formula="of:=IFERROR(VALUE(ORG.LIBREOFFICE.REGEX(ORG.LIBREOFFICE.REGEX([.$E3];&quot;[\d+]*( blue)&quot;);&quot;\d+&quot;));0)" office:value-type="float" office:value="3" calcext:value-type="float">
            <text:p>3</text:p>
          </table:table-cell>
          <table:table-cell table:formula="of:=IFERROR(VALUE(ORG.LIBREOFFICE.REGEX(ORG.LIBREOFFICE.REGEX([.$E3];&quot;[\d+]*( red)&quot;);&quot;\d+&quot;));0)" office:value-type="float" office:value="6" calcext:value-type="float">
            <text:p>6</text:p>
          </table:table-cell>
          <table:table-cell table:formula="of:=IFERROR(VALUE(ORG.LIBREOFFICE.REGEX(ORG.LIBREOFFICE.REGEX([.$E3];&quot;[\d+]*( green)&quot;);&quot;\d+&quot;));0)" office:value-type="float" office:value="0" calcext:value-type="float">
            <text:p>0</text:p>
          </table:table-cell>
          <table:table-cell table:formula="of:=IFERROR(VALUE(ORG.LIBREOFFICE.REGEX(ORG.LIBREOFFICE.REGEX([.$F3];&quot;[\d+]*( blue)&quot;);&quot;\d+&quot;));0)" office:value-type="float" office:value="0" calcext:value-type="float">
            <text:p>0</text:p>
          </table:table-cell>
          <table:table-cell table:formula="of:=IFERROR(VALUE(ORG.LIBREOFFICE.REGEX(ORG.LIBREOFFICE.REGEX([.$F3];&quot;[\d+]*( red)&quot;);&quot;\d+&quot;));0)" office:value-type="float" office:value="9" calcext:value-type="float">
            <text:p>9</text:p>
          </table:table-cell>
          <table:table-cell table:formula="of:=IFERROR(VALUE(ORG.LIBREOFFICE.REGEX(ORG.LIBREOFFICE.REGEX([.$F3];&quot;[\d+]*( green)&quot;);&quot;\d+&quot;));0)" office:value-type="float" office:value="0" calcext:value-type="float">
            <text:p>0</text:p>
          </table:table-cell>
          <table:table-cell table:formula="of:=IFERROR(VALUE(ORG.LIBREOFFICE.REGEX(ORG.LIBREOFFICE.REGEX([.$G3];&quot;[\d+]*( blue)&quot;);&quot;\d+&quot;));0)" office:value-type="float" office:value="1" calcext:value-type="float">
            <text:p>1</text:p>
          </table:table-cell>
          <table:table-cell table:formula="of:=IFERROR(VALUE(ORG.LIBREOFFICE.REGEX(ORG.LIBREOFFICE.REGEX([.$G3];&quot;[\d+]*( red)&quot;);&quot;\d+&quot;));0)" office:value-type="float" office:value="4" calcext:value-type="float">
            <text:p>4</text:p>
          </table:table-cell>
          <table:table-cell table:formula="of:=IFERROR(VALUE(ORG.LIBREOFFICE.REGEX(ORG.LIBREOFFICE.REGEX([.$G3];&quot;[\d+]*( green)&quot;);&quot;\d+&quot;));0)" office:value-type="float" office:value="1" calcext:value-type="float">
            <text:p>1</text:p>
          </table:table-cell>
          <table:table-cell table:formula="of:=IFERROR(VALUE(ORG.LIBREOFFICE.REGEX(ORG.LIBREOFFICE.REGEX([.$H3];&quot;[\d+]*( blue)&quot;);&quot;\d+&quot;));0)" office:value-type="float" office:value="2" calcext:value-type="float">
            <text:p>2</text:p>
          </table:table-cell>
          <table:table-cell table:formula="of:=IFERROR(VALUE(ORG.LIBREOFFICE.REGEX(ORG.LIBREOFFICE.REGEX([.$H3];&quot;[\d+]*( red)&quot;);&quot;\d+&quot;));0)" office:value-type="float" office:value="0" calcext:value-type="float">
            <text:p>0</text:p>
          </table:table-cell>
          <table:table-cell table:formula="of:=IFERROR(VALUE(ORG.LIBREOFFICE.REGEX(ORG.LIBREOFFICE.REGEX([.$H3];&quot;[\d+]*( green)&quot;);&quot;\d+&quot;));0)" office:value-type="float" office:value="1" calcext:value-type="float">
            <text:p>1</text:p>
          </table:table-cell>
          <table:table-cell table:formula="of:=IFERROR(VALUE(ORG.LIBREOFFICE.REGEX(ORG.LIBREOFFICE.REGEX([.$I3];&quot;[\d+]*( blue)&quot;);&quot;\d+&quot;));0)" office:value-type="float" office:value="2" calcext:value-type="float">
            <text:p>2</text:p>
          </table:table-cell>
          <table:table-cell table:formula="of:=IFERROR(VALUE(ORG.LIBREOFFICE.REGEX(ORG.LIBREOFFICE.REGEX([.$I3];&quot;[\d+]*( red)&quot;);&quot;\d+&quot;));0)" office:value-type="float" office:value="1" calcext:value-type="float">
            <text:p>1</text:p>
          </table:table-cell>
          <table:table-cell table:formula="of:=IFERROR(VALUE(ORG.LIBREOFFICE.REGEX(ORG.LIBREOFFICE.REGEX([.$I3];&quot;[\d+]*( green)&quot;);&quot;\d+&quot;));0)" office:value-type="float" office:value="0" calcext:value-type="float">
            <text:p>0</text:p>
          </table:table-cell>
          <table:table-cell/>
          <table:table-cell table:formula="of:=MAX([.K3];[.N3];[.Q3];[.T3];[.W3];[.Z3])" office:value-type="float" office:value="3" calcext:value-type="float">
            <text:p>3</text:p>
          </table:table-cell>
          <table:table-cell table:formula="of:=MAX([.L3];[.O3];[.R3];[.U3];[.X3];[.AA3])" office:value-type="float" office:value="9" calcext:value-type="float">
            <text:p>9</text:p>
          </table:table-cell>
          <table:table-cell table:formula="of:=MAX([.M3];[.P3];[.S3];[.V3];[.Y3];[.AB3])" office:value-type="float" office:value="1" calcext:value-type="float">
            <text:p>1</text:p>
          </table:table-cell>
          <table:table-cell/>
          <table:table-cell table:formula="of:=IF(AND([.AD3]&lt;=14;[.AE3]&lt;=12;[.AF3]&lt;=13);VALUE([.B3]);&quot;&quot;)" office:value-type="float" office:value="1" calcext:value-type="float">
            <text:p>1</text:p>
          </table:table-cell>
          <table:table-cell/>
          <table:table-cell office:value-type="string" calcext:value-type="string">
            <text:p>SUM</text:p>
          </table:table-cell>
        </table:table-row>
        <table:table-row table:style-name="ro15">
          <table:table-cell office:value-type="string" calcext:value-type="string">
            <text:p>Game 2: 12 red, 2 green, 9 blue; 8 red, 12 blue; 9 red, 1 blue, 2 green; 12 blue, 8 red, 2 green; 4 red, 5 blue; 1 green, 9 blue, 10 red</text:p>
          </table:table-cell>
          <table:table-cell table:formula="of:=ORG.LIBREOFFICE.REGEX([.A4];&quot;\d+&quot;)" office:value-type="string" office:string-value="2" calcext:value-type="string">
            <text:p>2</text:p>
          </table:table-cell>
          <table:table-cell/>
          <table:table-cell office:value-type="string" calcext:value-type="string">
            <text:p><text:s/>12 red, 2 green, 9 blue</text:p>
          </table:table-cell>
          <table:table-cell office:value-type="string" calcext:value-type="string">
            <text:p><text:s/>8 red, 12 blue</text:p>
          </table:table-cell>
          <table:table-cell office:value-type="string" calcext:value-type="string">
            <text:p><text:s/>9 red, 1 blue, 2 green</text:p>
          </table:table-cell>
          <table:table-cell office:value-type="string" calcext:value-type="string">
            <text:p><text:s/>12 blue, 8 red, 2 green</text:p>
          </table:table-cell>
          <table:table-cell office:value-type="string" calcext:value-type="string">
            <text:p><text:s/>4 red, 5 blue</text:p>
          </table:table-cell>
          <table:table-cell office:value-type="string" calcext:value-type="string">
            <text:p><text:s/>1 green, 9 blue, 10 red</text:p>
          </table:table-cell>
          <table:table-cell/>
          <table:table-cell table:formula="of:=IFERROR(VALUE(ORG.LIBREOFFICE.REGEX(ORG.LIBREOFFICE.REGEX([.$D4];&quot;[\d+]*( blue)&quot;);&quot;\d+&quot;));0)" office:value-type="float" office:value="9" calcext:value-type="float">
            <text:p>9</text:p>
          </table:table-cell>
          <table:table-cell table:formula="of:=IFERROR(VALUE(ORG.LIBREOFFICE.REGEX(ORG.LIBREOFFICE.REGEX([.$D4];&quot;[\d+]*( red)&quot;);&quot;\d+&quot;));0)" office:value-type="float" office:value="12" calcext:value-type="float">
            <text:p>12</text:p>
          </table:table-cell>
          <table:table-cell table:formula="of:=IFERROR(VALUE(ORG.LIBREOFFICE.REGEX(ORG.LIBREOFFICE.REGEX([.$D4];&quot;[\d+]*( green)&quot;);&quot;\d+&quot;));0)" office:value-type="float" office:value="2" calcext:value-type="float">
            <text:p>2</text:p>
          </table:table-cell>
          <table:table-cell table:formula="of:=IFERROR(VALUE(ORG.LIBREOFFICE.REGEX(ORG.LIBREOFFICE.REGEX([.$E4];&quot;[\d+]*( blue)&quot;);&quot;\d+&quot;));0)" office:value-type="float" office:value="12" calcext:value-type="float">
            <text:p>12</text:p>
          </table:table-cell>
          <table:table-cell table:formula="of:=IFERROR(VALUE(ORG.LIBREOFFICE.REGEX(ORG.LIBREOFFICE.REGEX([.$E4];&quot;[\d+]*( red)&quot;);&quot;\d+&quot;));0)" office:value-type="float" office:value="8" calcext:value-type="float">
            <text:p>8</text:p>
          </table:table-cell>
          <table:table-cell table:formula="of:=IFERROR(VALUE(ORG.LIBREOFFICE.REGEX(ORG.LIBREOFFICE.REGEX([.$E4];&quot;[\d+]*( green)&quot;);&quot;\d+&quot;));0)" office:value-type="float" office:value="0" calcext:value-type="float">
            <text:p>0</text:p>
          </table:table-cell>
          <table:table-cell table:formula="of:=IFERROR(VALUE(ORG.LIBREOFFICE.REGEX(ORG.LIBREOFFICE.REGEX([.$F4];&quot;[\d+]*( blue)&quot;);&quot;\d+&quot;));0)" office:value-type="float" office:value="1" calcext:value-type="float">
            <text:p>1</text:p>
          </table:table-cell>
          <table:table-cell table:formula="of:=IFERROR(VALUE(ORG.LIBREOFFICE.REGEX(ORG.LIBREOFFICE.REGEX([.$F4];&quot;[\d+]*( red)&quot;);&quot;\d+&quot;));0)" office:value-type="float" office:value="9" calcext:value-type="float">
            <text:p>9</text:p>
          </table:table-cell>
          <table:table-cell table:formula="of:=IFERROR(VALUE(ORG.LIBREOFFICE.REGEX(ORG.LIBREOFFICE.REGEX([.$F4];&quot;[\d+]*( green)&quot;);&quot;\d+&quot;));0)" office:value-type="float" office:value="2" calcext:value-type="float">
            <text:p>2</text:p>
          </table:table-cell>
          <table:table-cell table:formula="of:=IFERROR(VALUE(ORG.LIBREOFFICE.REGEX(ORG.LIBREOFFICE.REGEX([.$G4];&quot;[\d+]*( blue)&quot;);&quot;\d+&quot;));0)" office:value-type="float" office:value="12" calcext:value-type="float">
            <text:p>12</text:p>
          </table:table-cell>
          <table:table-cell table:formula="of:=IFERROR(VALUE(ORG.LIBREOFFICE.REGEX(ORG.LIBREOFFICE.REGEX([.$G4];&quot;[\d+]*( red)&quot;);&quot;\d+&quot;));0)" office:value-type="float" office:value="8" calcext:value-type="float">
            <text:p>8</text:p>
          </table:table-cell>
          <table:table-cell table:formula="of:=IFERROR(VALUE(ORG.LIBREOFFICE.REGEX(ORG.LIBREOFFICE.REGEX([.$G4];&quot;[\d+]*( green)&quot;);&quot;\d+&quot;));0)" office:value-type="float" office:value="2" calcext:value-type="float">
            <text:p>2</text:p>
          </table:table-cell>
          <table:table-cell table:formula="of:=IFERROR(VALUE(ORG.LIBREOFFICE.REGEX(ORG.LIBREOFFICE.REGEX([.$H4];&quot;[\d+]*( blue)&quot;);&quot;\d+&quot;));0)" office:value-type="float" office:value="5" calcext:value-type="float">
            <text:p>5</text:p>
          </table:table-cell>
          <table:table-cell table:formula="of:=IFERROR(VALUE(ORG.LIBREOFFICE.REGEX(ORG.LIBREOFFICE.REGEX([.$H4];&quot;[\d+]*( red)&quot;);&quot;\d+&quot;));0)" office:value-type="float" office:value="4" calcext:value-type="float">
            <text:p>4</text:p>
          </table:table-cell>
          <table:table-cell table:formula="of:=IFERROR(VALUE(ORG.LIBREOFFICE.REGEX(ORG.LIBREOFFICE.REGEX([.$H4];&quot;[\d+]*( green)&quot;);&quot;\d+&quot;));0)" office:value-type="float" office:value="0" calcext:value-type="float">
            <text:p>0</text:p>
          </table:table-cell>
          <table:table-cell table:formula="of:=IFERROR(VALUE(ORG.LIBREOFFICE.REGEX(ORG.LIBREOFFICE.REGEX([.$I4];&quot;[\d+]*( blue)&quot;);&quot;\d+&quot;));0)" office:value-type="float" office:value="9" calcext:value-type="float">
            <text:p>9</text:p>
          </table:table-cell>
          <table:table-cell table:formula="of:=IFERROR(VALUE(ORG.LIBREOFFICE.REGEX(ORG.LIBREOFFICE.REGEX([.$I4];&quot;[\d+]*( red)&quot;);&quot;\d+&quot;));0)" office:value-type="float" office:value="10" calcext:value-type="float">
            <text:p>10</text:p>
          </table:table-cell>
          <table:table-cell table:formula="of:=IFERROR(VALUE(ORG.LIBREOFFICE.REGEX(ORG.LIBREOFFICE.REGEX([.$I4];&quot;[\d+]*( green)&quot;);&quot;\d+&quot;));0)" office:value-type="float" office:value="1" calcext:value-type="float">
            <text:p>1</text:p>
          </table:table-cell>
          <table:table-cell/>
          <table:table-cell table:formula="of:=MAX([.K4];[.N4];[.Q4];[.T4];[.W4];[.Z4])" office:value-type="float" office:value="12" calcext:value-type="float">
            <text:p>12</text:p>
          </table:table-cell>
          <table:table-cell table:formula="of:=MAX([.L4];[.O4];[.R4];[.U4];[.X4];[.AA4])" office:value-type="float" office:value="12" calcext:value-type="float">
            <text:p>12</text:p>
          </table:table-cell>
          <table:table-cell table:formula="of:=MAX([.M4];[.P4];[.S4];[.V4];[.Y4];[.AB4])" office:value-type="float" office:value="2" calcext:value-type="float">
            <text:p>2</text:p>
          </table:table-cell>
          <table:table-cell/>
          <table:table-cell table:formula="of:=IF(AND([.AD4]&lt;=14;[.AE4]&lt;=12;[.AF4]&lt;=13);VALUE([.B4]);&quot;&quot;)" office:value-type="float" office:value="2" calcext:value-type="float">
            <text:p>2</text:p>
          </table:table-cell>
          <table:table-cell/>
          <table:table-cell table:formula="of:=SUM([.AH3:.AH102])" office:value-type="float" office:value="1867" calcext:value-type="float">
            <text:p>1867</text:p>
          </table:table-cell>
        </table:table-row>
        <table:table-row table:style-name="ro15">
          <table:table-cell office:value-type="string" calcext:value-type="string">
            <text:p>Game 3: 2 red, 8 blue, 5 green; 10 red, 10 green, 7 blue; 9 green, 13 red, 5 blue</text:p>
          </table:table-cell>
          <table:table-cell table:formula="of:=ORG.LIBREOFFICE.REGEX([.A5];&quot;\d+&quot;)" office:value-type="string" office:string-value="3" calcext:value-type="string">
            <text:p>3</text:p>
          </table:table-cell>
          <table:table-cell/>
          <table:table-cell office:value-type="string" calcext:value-type="string">
            <text:p><text:s/>2 red, 8 blue, 5 green</text:p>
          </table:table-cell>
          <table:table-cell office:value-type="string" calcext:value-type="string">
            <text:p><text:s/>10 red, 10 green, 7 blue</text:p>
          </table:table-cell>
          <table:table-cell office:value-type="string" calcext:value-type="string">
            <text:p><text:s/>9 green, 13 red, 5 blue</text:p>
          </table:table-cell>
          <table:table-cell table:number-columns-repeated="4"/>
          <table:table-cell table:formula="of:=IFERROR(VALUE(ORG.LIBREOFFICE.REGEX(ORG.LIBREOFFICE.REGEX([.$D5];&quot;[\d+]*( blue)&quot;);&quot;\d+&quot;));0)" office:value-type="float" office:value="8" calcext:value-type="float">
            <text:p>8</text:p>
          </table:table-cell>
          <table:table-cell table:formula="of:=IFERROR(VALUE(ORG.LIBREOFFICE.REGEX(ORG.LIBREOFFICE.REGEX([.$D5];&quot;[\d+]*( red)&quot;);&quot;\d+&quot;));0)" office:value-type="float" office:value="2" calcext:value-type="float">
            <text:p>2</text:p>
          </table:table-cell>
          <table:table-cell table:formula="of:=IFERROR(VALUE(ORG.LIBREOFFICE.REGEX(ORG.LIBREOFFICE.REGEX([.$D5];&quot;[\d+]*( green)&quot;);&quot;\d+&quot;));0)" office:value-type="float" office:value="5" calcext:value-type="float">
            <text:p>5</text:p>
          </table:table-cell>
          <table:table-cell table:formula="of:=IFERROR(VALUE(ORG.LIBREOFFICE.REGEX(ORG.LIBREOFFICE.REGEX([.$E5];&quot;[\d+]*( blue)&quot;);&quot;\d+&quot;));0)" office:value-type="float" office:value="7" calcext:value-type="float">
            <text:p>7</text:p>
          </table:table-cell>
          <table:table-cell table:formula="of:=IFERROR(VALUE(ORG.LIBREOFFICE.REGEX(ORG.LIBREOFFICE.REGEX([.$E5];&quot;[\d+]*( red)&quot;);&quot;\d+&quot;));0)" office:value-type="float" office:value="10" calcext:value-type="float">
            <text:p>10</text:p>
          </table:table-cell>
          <table:table-cell table:formula="of:=IFERROR(VALUE(ORG.LIBREOFFICE.REGEX(ORG.LIBREOFFICE.REGEX([.$E5];&quot;[\d+]*( green)&quot;);&quot;\d+&quot;));0)" office:value-type="float" office:value="10" calcext:value-type="float">
            <text:p>10</text:p>
          </table:table-cell>
          <table:table-cell table:formula="of:=IFERROR(VALUE(ORG.LIBREOFFICE.REGEX(ORG.LIBREOFFICE.REGEX([.$F5];&quot;[\d+]*( blue)&quot;);&quot;\d+&quot;));0)" office:value-type="float" office:value="5" calcext:value-type="float">
            <text:p>5</text:p>
          </table:table-cell>
          <table:table-cell table:formula="of:=IFERROR(VALUE(ORG.LIBREOFFICE.REGEX(ORG.LIBREOFFICE.REGEX([.$F5];&quot;[\d+]*( red)&quot;);&quot;\d+&quot;));0)" office:value-type="float" office:value="13" calcext:value-type="float">
            <text:p>13</text:p>
          </table:table-cell>
          <table:table-cell table:formula="of:=IFERROR(VALUE(ORG.LIBREOFFICE.REGEX(ORG.LIBREOFFICE.REGEX([.$F5];&quot;[\d+]*( green)&quot;);&quot;\d+&quot;));0)" office:value-type="float" office:value="9" calcext:value-type="float">
            <text:p>9</text:p>
          </table:table-cell>
          <table:table-cell table:formula="of:=IFERROR(VALUE(ORG.LIBREOFFICE.REGEX(ORG.LIBREOFFICE.REGEX([.$G5];&quot;[\d+]*( blue)&quot;);&quot;\d+&quot;));0)" office:value-type="float" office:value="0" calcext:value-type="float">
            <text:p>0</text:p>
          </table:table-cell>
          <table:table-cell table:formula="of:=IFERROR(VALUE(ORG.LIBREOFFICE.REGEX(ORG.LIBREOFFICE.REGEX([.$G5];&quot;[\d+]*( red)&quot;);&quot;\d+&quot;));0)" office:value-type="float" office:value="0" calcext:value-type="float">
            <text:p>0</text:p>
          </table:table-cell>
          <table:table-cell table:formula="of:=IFERROR(VALUE(ORG.LIBREOFFICE.REGEX(ORG.LIBREOFFICE.REGEX([.$G5];&quot;[\d+]*( green)&quot;);&quot;\d+&quot;));0)" office:value-type="float" office:value="0" calcext:value-type="float">
            <text:p>0</text:p>
          </table:table-cell>
          <table:table-cell table:formula="of:=IFERROR(VALUE(ORG.LIBREOFFICE.REGEX(ORG.LIBREOFFICE.REGEX([.$H5];&quot;[\d+]*( blue)&quot;);&quot;\d+&quot;));0)" office:value-type="float" office:value="0" calcext:value-type="float">
            <text:p>0</text:p>
          </table:table-cell>
          <table:table-cell table:formula="of:=IFERROR(VALUE(ORG.LIBREOFFICE.REGEX(ORG.LIBREOFFICE.REGEX([.$H5];&quot;[\d+]*( red)&quot;);&quot;\d+&quot;));0)" office:value-type="float" office:value="0" calcext:value-type="float">
            <text:p>0</text:p>
          </table:table-cell>
          <table:table-cell table:formula="of:=IFERROR(VALUE(ORG.LIBREOFFICE.REGEX(ORG.LIBREOFFICE.REGEX([.$H5];&quot;[\d+]*( green)&quot;);&quot;\d+&quot;));0)" office:value-type="float" office:value="0" calcext:value-type="float">
            <text:p>0</text:p>
          </table:table-cell>
          <table:table-cell table:formula="of:=IFERROR(VALUE(ORG.LIBREOFFICE.REGEX(ORG.LIBREOFFICE.REGEX([.$I5];&quot;[\d+]*( blue)&quot;);&quot;\d+&quot;));0)" office:value-type="float" office:value="0" calcext:value-type="float">
            <text:p>0</text:p>
          </table:table-cell>
          <table:table-cell table:formula="of:=IFERROR(VALUE(ORG.LIBREOFFICE.REGEX(ORG.LIBREOFFICE.REGEX([.$I5];&quot;[\d+]*( red)&quot;);&quot;\d+&quot;));0)" office:value-type="float" office:value="0" calcext:value-type="float">
            <text:p>0</text:p>
          </table:table-cell>
          <table:table-cell table:formula="of:=IFERROR(VALUE(ORG.LIBREOFFICE.REGEX(ORG.LIBREOFFICE.REGEX([.$I5];&quot;[\d+]*( green)&quot;);&quot;\d+&quot;));0)" office:value-type="float" office:value="0" calcext:value-type="float">
            <text:p>0</text:p>
          </table:table-cell>
          <table:table-cell/>
          <table:table-cell table:formula="of:=MAX([.K5];[.N5];[.Q5];[.T5];[.W5];[.Z5])" office:value-type="float" office:value="8" calcext:value-type="float">
            <text:p>8</text:p>
          </table:table-cell>
          <table:table-cell table:formula="of:=MAX([.L5];[.O5];[.R5];[.U5];[.X5];[.AA5])" office:value-type="float" office:value="13" calcext:value-type="float">
            <text:p>13</text:p>
          </table:table-cell>
          <table:table-cell table:formula="of:=MAX([.M5];[.P5];[.S5];[.V5];[.Y5];[.AB5])" office:value-type="float" office:value="10" calcext:value-type="float">
            <text:p>10</text:p>
          </table:table-cell>
          <table:table-cell/>
          <table:table-cell table:formula="of:=IF(AND([.AD5]&lt;=14;[.AE5]&lt;=12;[.AF5]&lt;=13);VALUE([.B5]);&quot;&quot;)">
            <text:p/>
          </table:table-cell>
          <table:table-cell table:number-columns-repeated="2"/>
        </table:table-row>
        <table:table-row table:style-name="ro15">
          <table:table-cell office:value-type="string" calcext:value-type="string">
            <text:p>Game 4: 3 red; 1 blue, 3 green, 3 red; 3 blue, 8 green, 5 red; 8 green, 2 blue</text:p>
          </table:table-cell>
          <table:table-cell table:formula="of:=ORG.LIBREOFFICE.REGEX([.A6];&quot;\d+&quot;)" office:value-type="string" office:string-value="4" calcext:value-type="string">
            <text:p>4</text:p>
          </table:table-cell>
          <table:table-cell/>
          <table:table-cell office:value-type="string" calcext:value-type="string">
            <text:p><text:s/>3 red</text:p>
          </table:table-cell>
          <table:table-cell office:value-type="string" calcext:value-type="string">
            <text:p><text:s/>1 blue, 3 green, 3 red</text:p>
          </table:table-cell>
          <table:table-cell office:value-type="string" calcext:value-type="string">
            <text:p><text:s/>3 blue, 8 green, 5 red</text:p>
          </table:table-cell>
          <table:table-cell office:value-type="string" calcext:value-type="string">
            <text:p><text:s/>8 green, 2 blue</text:p>
          </table:table-cell>
          <table:table-cell table:number-columns-repeated="3"/>
          <table:table-cell table:formula="of:=IFERROR(VALUE(ORG.LIBREOFFICE.REGEX(ORG.LIBREOFFICE.REGEX([.$D6];&quot;[\d+]*( blue)&quot;);&quot;\d+&quot;));0)" office:value-type="float" office:value="0" calcext:value-type="float">
            <text:p>0</text:p>
          </table:table-cell>
          <table:table-cell table:formula="of:=IFERROR(VALUE(ORG.LIBREOFFICE.REGEX(ORG.LIBREOFFICE.REGEX([.$D6];&quot;[\d+]*( red)&quot;);&quot;\d+&quot;));0)" office:value-type="float" office:value="3" calcext:value-type="float">
            <text:p>3</text:p>
          </table:table-cell>
          <table:table-cell table:formula="of:=IFERROR(VALUE(ORG.LIBREOFFICE.REGEX(ORG.LIBREOFFICE.REGEX([.$D6];&quot;[\d+]*( green)&quot;);&quot;\d+&quot;));0)" office:value-type="float" office:value="0" calcext:value-type="float">
            <text:p>0</text:p>
          </table:table-cell>
          <table:table-cell table:formula="of:=IFERROR(VALUE(ORG.LIBREOFFICE.REGEX(ORG.LIBREOFFICE.REGEX([.$E6];&quot;[\d+]*( blue)&quot;);&quot;\d+&quot;));0)" office:value-type="float" office:value="1" calcext:value-type="float">
            <text:p>1</text:p>
          </table:table-cell>
          <table:table-cell table:formula="of:=IFERROR(VALUE(ORG.LIBREOFFICE.REGEX(ORG.LIBREOFFICE.REGEX([.$E6];&quot;[\d+]*( red)&quot;);&quot;\d+&quot;));0)" office:value-type="float" office:value="3" calcext:value-type="float">
            <text:p>3</text:p>
          </table:table-cell>
          <table:table-cell table:formula="of:=IFERROR(VALUE(ORG.LIBREOFFICE.REGEX(ORG.LIBREOFFICE.REGEX([.$E6];&quot;[\d+]*( green)&quot;);&quot;\d+&quot;));0)" office:value-type="float" office:value="3" calcext:value-type="float">
            <text:p>3</text:p>
          </table:table-cell>
          <table:table-cell table:formula="of:=IFERROR(VALUE(ORG.LIBREOFFICE.REGEX(ORG.LIBREOFFICE.REGEX([.$F6];&quot;[\d+]*( blue)&quot;);&quot;\d+&quot;));0)" office:value-type="float" office:value="3" calcext:value-type="float">
            <text:p>3</text:p>
          </table:table-cell>
          <table:table-cell table:formula="of:=IFERROR(VALUE(ORG.LIBREOFFICE.REGEX(ORG.LIBREOFFICE.REGEX([.$F6];&quot;[\d+]*( red)&quot;);&quot;\d+&quot;));0)" office:value-type="float" office:value="5" calcext:value-type="float">
            <text:p>5</text:p>
          </table:table-cell>
          <table:table-cell table:formula="of:=IFERROR(VALUE(ORG.LIBREOFFICE.REGEX(ORG.LIBREOFFICE.REGEX([.$F6];&quot;[\d+]*( green)&quot;);&quot;\d+&quot;));0)" office:value-type="float" office:value="8" calcext:value-type="float">
            <text:p>8</text:p>
          </table:table-cell>
          <table:table-cell table:formula="of:=IFERROR(VALUE(ORG.LIBREOFFICE.REGEX(ORG.LIBREOFFICE.REGEX([.$G6];&quot;[\d+]*( blue)&quot;);&quot;\d+&quot;));0)" office:value-type="float" office:value="2" calcext:value-type="float">
            <text:p>2</text:p>
          </table:table-cell>
          <table:table-cell table:formula="of:=IFERROR(VALUE(ORG.LIBREOFFICE.REGEX(ORG.LIBREOFFICE.REGEX([.$G6];&quot;[\d+]*( red)&quot;);&quot;\d+&quot;));0)" office:value-type="float" office:value="0" calcext:value-type="float">
            <text:p>0</text:p>
          </table:table-cell>
          <table:table-cell table:formula="of:=IFERROR(VALUE(ORG.LIBREOFFICE.REGEX(ORG.LIBREOFFICE.REGEX([.$G6];&quot;[\d+]*( green)&quot;);&quot;\d+&quot;));0)" office:value-type="float" office:value="8" calcext:value-type="float">
            <text:p>8</text:p>
          </table:table-cell>
          <table:table-cell table:formula="of:=IFERROR(VALUE(ORG.LIBREOFFICE.REGEX(ORG.LIBREOFFICE.REGEX([.$H6];&quot;[\d+]*( blue)&quot;);&quot;\d+&quot;));0)" office:value-type="float" office:value="0" calcext:value-type="float">
            <text:p>0</text:p>
          </table:table-cell>
          <table:table-cell table:formula="of:=IFERROR(VALUE(ORG.LIBREOFFICE.REGEX(ORG.LIBREOFFICE.REGEX([.$H6];&quot;[\d+]*( red)&quot;);&quot;\d+&quot;));0)" office:value-type="float" office:value="0" calcext:value-type="float">
            <text:p>0</text:p>
          </table:table-cell>
          <table:table-cell table:formula="of:=IFERROR(VALUE(ORG.LIBREOFFICE.REGEX(ORG.LIBREOFFICE.REGEX([.$H6];&quot;[\d+]*( green)&quot;);&quot;\d+&quot;));0)" office:value-type="float" office:value="0" calcext:value-type="float">
            <text:p>0</text:p>
          </table:table-cell>
          <table:table-cell table:formula="of:=IFERROR(VALUE(ORG.LIBREOFFICE.REGEX(ORG.LIBREOFFICE.REGEX([.$I6];&quot;[\d+]*( blue)&quot;);&quot;\d+&quot;));0)" office:value-type="float" office:value="0" calcext:value-type="float">
            <text:p>0</text:p>
          </table:table-cell>
          <table:table-cell table:formula="of:=IFERROR(VALUE(ORG.LIBREOFFICE.REGEX(ORG.LIBREOFFICE.REGEX([.$I6];&quot;[\d+]*( red)&quot;);&quot;\d+&quot;));0)" office:value-type="float" office:value="0" calcext:value-type="float">
            <text:p>0</text:p>
          </table:table-cell>
          <table:table-cell table:formula="of:=IFERROR(VALUE(ORG.LIBREOFFICE.REGEX(ORG.LIBREOFFICE.REGEX([.$I6];&quot;[\d+]*( green)&quot;);&quot;\d+&quot;));0)" office:value-type="float" office:value="0" calcext:value-type="float">
            <text:p>0</text:p>
          </table:table-cell>
          <table:table-cell/>
          <table:table-cell table:formula="of:=MAX([.K6];[.N6];[.Q6];[.T6];[.W6];[.Z6])" office:value-type="float" office:value="3" calcext:value-type="float">
            <text:p>3</text:p>
          </table:table-cell>
          <table:table-cell table:formula="of:=MAX([.L6];[.O6];[.R6];[.U6];[.X6];[.AA6])" office:value-type="float" office:value="5" calcext:value-type="float">
            <text:p>5</text:p>
          </table:table-cell>
          <table:table-cell table:formula="of:=MAX([.M6];[.P6];[.S6];[.V6];[.Y6];[.AB6])" office:value-type="float" office:value="8" calcext:value-type="float">
            <text:p>8</text:p>
          </table:table-cell>
          <table:table-cell/>
          <table:table-cell table:formula="of:=IF(AND([.AD6]&lt;=14;[.AE6]&lt;=12;[.AF6]&lt;=13);VALUE([.B6]);&quot;&quot;)" office:value-type="float" office:value="4" calcext:value-type="float">
            <text:p>4</text:p>
          </table:table-cell>
          <table:table-cell table:number-columns-repeated="2"/>
        </table:table-row>
        <table:table-row table:style-name="ro15">
          <table:table-cell office:value-type="string" calcext:value-type="string">
            <text:p>Game 5: 8 blue, 1 red, 1 green; 1 blue, 1 red, 7 green; 7 green, 5 blue</text:p>
          </table:table-cell>
          <table:table-cell table:formula="of:=ORG.LIBREOFFICE.REGEX([.A7];&quot;\d+&quot;)" office:value-type="string" office:string-value="5" calcext:value-type="string">
            <text:p>5</text:p>
          </table:table-cell>
          <table:table-cell/>
          <table:table-cell office:value-type="string" calcext:value-type="string">
            <text:p><text:s/>8 blue, 1 red, 1 green</text:p>
          </table:table-cell>
          <table:table-cell office:value-type="string" calcext:value-type="string">
            <text:p><text:s/>1 blue, 1 red, 7 green</text:p>
          </table:table-cell>
          <table:table-cell office:value-type="string" calcext:value-type="string">
            <text:p><text:s/>7 green, 5 blue</text:p>
          </table:table-cell>
          <table:table-cell table:number-columns-repeated="4"/>
          <table:table-cell table:formula="of:=IFERROR(VALUE(ORG.LIBREOFFICE.REGEX(ORG.LIBREOFFICE.REGEX([.$D7];&quot;[\d+]*( blue)&quot;);&quot;\d+&quot;));0)" office:value-type="float" office:value="8" calcext:value-type="float">
            <text:p>8</text:p>
          </table:table-cell>
          <table:table-cell table:formula="of:=IFERROR(VALUE(ORG.LIBREOFFICE.REGEX(ORG.LIBREOFFICE.REGEX([.$D7];&quot;[\d+]*( red)&quot;);&quot;\d+&quot;));0)" office:value-type="float" office:value="1" calcext:value-type="float">
            <text:p>1</text:p>
          </table:table-cell>
          <table:table-cell table:formula="of:=IFERROR(VALUE(ORG.LIBREOFFICE.REGEX(ORG.LIBREOFFICE.REGEX([.$D7];&quot;[\d+]*( green)&quot;);&quot;\d+&quot;));0)" office:value-type="float" office:value="1" calcext:value-type="float">
            <text:p>1</text:p>
          </table:table-cell>
          <table:table-cell table:formula="of:=IFERROR(VALUE(ORG.LIBREOFFICE.REGEX(ORG.LIBREOFFICE.REGEX([.$E7];&quot;[\d+]*( blue)&quot;);&quot;\d+&quot;));0)" office:value-type="float" office:value="1" calcext:value-type="float">
            <text:p>1</text:p>
          </table:table-cell>
          <table:table-cell table:formula="of:=IFERROR(VALUE(ORG.LIBREOFFICE.REGEX(ORG.LIBREOFFICE.REGEX([.$E7];&quot;[\d+]*( red)&quot;);&quot;\d+&quot;));0)" office:value-type="float" office:value="1" calcext:value-type="float">
            <text:p>1</text:p>
          </table:table-cell>
          <table:table-cell table:formula="of:=IFERROR(VALUE(ORG.LIBREOFFICE.REGEX(ORG.LIBREOFFICE.REGEX([.$E7];&quot;[\d+]*( green)&quot;);&quot;\d+&quot;));0)" office:value-type="float" office:value="7" calcext:value-type="float">
            <text:p>7</text:p>
          </table:table-cell>
          <table:table-cell table:formula="of:=IFERROR(VALUE(ORG.LIBREOFFICE.REGEX(ORG.LIBREOFFICE.REGEX([.$F7];&quot;[\d+]*( blue)&quot;);&quot;\d+&quot;));0)" office:value-type="float" office:value="5" calcext:value-type="float">
            <text:p>5</text:p>
          </table:table-cell>
          <table:table-cell table:formula="of:=IFERROR(VALUE(ORG.LIBREOFFICE.REGEX(ORG.LIBREOFFICE.REGEX([.$F7];&quot;[\d+]*( red)&quot;);&quot;\d+&quot;));0)" office:value-type="float" office:value="0" calcext:value-type="float">
            <text:p>0</text:p>
          </table:table-cell>
          <table:table-cell table:formula="of:=IFERROR(VALUE(ORG.LIBREOFFICE.REGEX(ORG.LIBREOFFICE.REGEX([.$F7];&quot;[\d+]*( green)&quot;);&quot;\d+&quot;));0)" office:value-type="float" office:value="7" calcext:value-type="float">
            <text:p>7</text:p>
          </table:table-cell>
          <table:table-cell table:formula="of:=IFERROR(VALUE(ORG.LIBREOFFICE.REGEX(ORG.LIBREOFFICE.REGEX([.$G7];&quot;[\d+]*( blue)&quot;);&quot;\d+&quot;));0)" office:value-type="float" office:value="0" calcext:value-type="float">
            <text:p>0</text:p>
          </table:table-cell>
          <table:table-cell table:formula="of:=IFERROR(VALUE(ORG.LIBREOFFICE.REGEX(ORG.LIBREOFFICE.REGEX([.$G7];&quot;[\d+]*( red)&quot;);&quot;\d+&quot;));0)" office:value-type="float" office:value="0" calcext:value-type="float">
            <text:p>0</text:p>
          </table:table-cell>
          <table:table-cell table:formula="of:=IFERROR(VALUE(ORG.LIBREOFFICE.REGEX(ORG.LIBREOFFICE.REGEX([.$G7];&quot;[\d+]*( green)&quot;);&quot;\d+&quot;));0)" office:value-type="float" office:value="0" calcext:value-type="float">
            <text:p>0</text:p>
          </table:table-cell>
          <table:table-cell table:formula="of:=IFERROR(VALUE(ORG.LIBREOFFICE.REGEX(ORG.LIBREOFFICE.REGEX([.$H7];&quot;[\d+]*( blue)&quot;);&quot;\d+&quot;));0)" office:value-type="float" office:value="0" calcext:value-type="float">
            <text:p>0</text:p>
          </table:table-cell>
          <table:table-cell table:formula="of:=IFERROR(VALUE(ORG.LIBREOFFICE.REGEX(ORG.LIBREOFFICE.REGEX([.$H7];&quot;[\d+]*( red)&quot;);&quot;\d+&quot;));0)" office:value-type="float" office:value="0" calcext:value-type="float">
            <text:p>0</text:p>
          </table:table-cell>
          <table:table-cell table:formula="of:=IFERROR(VALUE(ORG.LIBREOFFICE.REGEX(ORG.LIBREOFFICE.REGEX([.$H7];&quot;[\d+]*( green)&quot;);&quot;\d+&quot;));0)" office:value-type="float" office:value="0" calcext:value-type="float">
            <text:p>0</text:p>
          </table:table-cell>
          <table:table-cell table:formula="of:=IFERROR(VALUE(ORG.LIBREOFFICE.REGEX(ORG.LIBREOFFICE.REGEX([.$I7];&quot;[\d+]*( blue)&quot;);&quot;\d+&quot;));0)" office:value-type="float" office:value="0" calcext:value-type="float">
            <text:p>0</text:p>
          </table:table-cell>
          <table:table-cell table:formula="of:=IFERROR(VALUE(ORG.LIBREOFFICE.REGEX(ORG.LIBREOFFICE.REGEX([.$I7];&quot;[\d+]*( red)&quot;);&quot;\d+&quot;));0)" office:value-type="float" office:value="0" calcext:value-type="float">
            <text:p>0</text:p>
          </table:table-cell>
          <table:table-cell table:formula="of:=IFERROR(VALUE(ORG.LIBREOFFICE.REGEX(ORG.LIBREOFFICE.REGEX([.$I7];&quot;[\d+]*( green)&quot;);&quot;\d+&quot;));0)" office:value-type="float" office:value="0" calcext:value-type="float">
            <text:p>0</text:p>
          </table:table-cell>
          <table:table-cell/>
          <table:table-cell table:formula="of:=MAX([.K7];[.N7];[.Q7];[.T7];[.W7];[.Z7])" office:value-type="float" office:value="8" calcext:value-type="float">
            <text:p>8</text:p>
          </table:table-cell>
          <table:table-cell table:formula="of:=MAX([.L7];[.O7];[.R7];[.U7];[.X7];[.AA7])" office:value-type="float" office:value="1" calcext:value-type="float">
            <text:p>1</text:p>
          </table:table-cell>
          <table:table-cell table:formula="of:=MAX([.M7];[.P7];[.S7];[.V7];[.Y7];[.AB7])" office:value-type="float" office:value="7" calcext:value-type="float">
            <text:p>7</text:p>
          </table:table-cell>
          <table:table-cell/>
          <table:table-cell table:formula="of:=IF(AND([.AD7]&lt;=14;[.AE7]&lt;=12;[.AF7]&lt;=13);VALUE([.B7]);&quot;&quot;)" office:value-type="float" office:value="5" calcext:value-type="float">
            <text:p>5</text:p>
          </table:table-cell>
          <table:table-cell table:number-columns-repeated="2"/>
        </table:table-row>
        <table:table-row table:style-name="ro15">
          <table:table-cell office:value-type="string" calcext:value-type="string">
            <text:p>Game 6: 2 red, 8 blue; 5 blue, 4 green; 5 blue, 4 red, 3 green; 3 red, 9 blue; 5 green, 9 blue, 7 red; 6 red, 9 blue, 5 green</text:p>
          </table:table-cell>
          <table:table-cell table:formula="of:=ORG.LIBREOFFICE.REGEX([.A8];&quot;\d+&quot;)" office:value-type="string" office:string-value="6" calcext:value-type="string">
            <text:p>6</text:p>
          </table:table-cell>
          <table:table-cell/>
          <table:table-cell office:value-type="string" calcext:value-type="string">
            <text:p><text:s/>2 red, 8 blue</text:p>
          </table:table-cell>
          <table:table-cell office:value-type="string" calcext:value-type="string">
            <text:p><text:s/>5 blue, 4 green</text:p>
          </table:table-cell>
          <table:table-cell office:value-type="string" calcext:value-type="string">
            <text:p><text:s/>5 blue, 4 red, 3 green</text:p>
          </table:table-cell>
          <table:table-cell office:value-type="string" calcext:value-type="string">
            <text:p><text:s/>3 red, 9 blue</text:p>
          </table:table-cell>
          <table:table-cell office:value-type="string" calcext:value-type="string">
            <text:p><text:s/>5 green, 9 blue, 7 red</text:p>
          </table:table-cell>
          <table:table-cell office:value-type="string" calcext:value-type="string">
            <text:p><text:s/>6 red, 9 blue, 5 green</text:p>
          </table:table-cell>
          <table:table-cell/>
          <table:table-cell table:formula="of:=IFERROR(VALUE(ORG.LIBREOFFICE.REGEX(ORG.LIBREOFFICE.REGEX([.$D8];&quot;[\d+]*( blue)&quot;);&quot;\d+&quot;));0)" office:value-type="float" office:value="8" calcext:value-type="float">
            <text:p>8</text:p>
          </table:table-cell>
          <table:table-cell table:formula="of:=IFERROR(VALUE(ORG.LIBREOFFICE.REGEX(ORG.LIBREOFFICE.REGEX([.$D8];&quot;[\d+]*( red)&quot;);&quot;\d+&quot;));0)" office:value-type="float" office:value="2" calcext:value-type="float">
            <text:p>2</text:p>
          </table:table-cell>
          <table:table-cell table:formula="of:=IFERROR(VALUE(ORG.LIBREOFFICE.REGEX(ORG.LIBREOFFICE.REGEX([.$D8];&quot;[\d+]*( green)&quot;);&quot;\d+&quot;));0)" office:value-type="float" office:value="0" calcext:value-type="float">
            <text:p>0</text:p>
          </table:table-cell>
          <table:table-cell table:formula="of:=IFERROR(VALUE(ORG.LIBREOFFICE.REGEX(ORG.LIBREOFFICE.REGEX([.$E8];&quot;[\d+]*( blue)&quot;);&quot;\d+&quot;));0)" office:value-type="float" office:value="5" calcext:value-type="float">
            <text:p>5</text:p>
          </table:table-cell>
          <table:table-cell table:formula="of:=IFERROR(VALUE(ORG.LIBREOFFICE.REGEX(ORG.LIBREOFFICE.REGEX([.$E8];&quot;[\d+]*( red)&quot;);&quot;\d+&quot;));0)" office:value-type="float" office:value="0" calcext:value-type="float">
            <text:p>0</text:p>
          </table:table-cell>
          <table:table-cell table:formula="of:=IFERROR(VALUE(ORG.LIBREOFFICE.REGEX(ORG.LIBREOFFICE.REGEX([.$E8];&quot;[\d+]*( green)&quot;);&quot;\d+&quot;));0)" office:value-type="float" office:value="4" calcext:value-type="float">
            <text:p>4</text:p>
          </table:table-cell>
          <table:table-cell table:formula="of:=IFERROR(VALUE(ORG.LIBREOFFICE.REGEX(ORG.LIBREOFFICE.REGEX([.$F8];&quot;[\d+]*( blue)&quot;);&quot;\d+&quot;));0)" office:value-type="float" office:value="5" calcext:value-type="float">
            <text:p>5</text:p>
          </table:table-cell>
          <table:table-cell table:formula="of:=IFERROR(VALUE(ORG.LIBREOFFICE.REGEX(ORG.LIBREOFFICE.REGEX([.$F8];&quot;[\d+]*( red)&quot;);&quot;\d+&quot;));0)" office:value-type="float" office:value="4" calcext:value-type="float">
            <text:p>4</text:p>
          </table:table-cell>
          <table:table-cell table:formula="of:=IFERROR(VALUE(ORG.LIBREOFFICE.REGEX(ORG.LIBREOFFICE.REGEX([.$F8];&quot;[\d+]*( green)&quot;);&quot;\d+&quot;));0)" office:value-type="float" office:value="3" calcext:value-type="float">
            <text:p>3</text:p>
          </table:table-cell>
          <table:table-cell table:formula="of:=IFERROR(VALUE(ORG.LIBREOFFICE.REGEX(ORG.LIBREOFFICE.REGEX([.$G8];&quot;[\d+]*( blue)&quot;);&quot;\d+&quot;));0)" office:value-type="float" office:value="9" calcext:value-type="float">
            <text:p>9</text:p>
          </table:table-cell>
          <table:table-cell table:formula="of:=IFERROR(VALUE(ORG.LIBREOFFICE.REGEX(ORG.LIBREOFFICE.REGEX([.$G8];&quot;[\d+]*( red)&quot;);&quot;\d+&quot;));0)" office:value-type="float" office:value="3" calcext:value-type="float">
            <text:p>3</text:p>
          </table:table-cell>
          <table:table-cell table:formula="of:=IFERROR(VALUE(ORG.LIBREOFFICE.REGEX(ORG.LIBREOFFICE.REGEX([.$G8];&quot;[\d+]*( green)&quot;);&quot;\d+&quot;));0)" office:value-type="float" office:value="0" calcext:value-type="float">
            <text:p>0</text:p>
          </table:table-cell>
          <table:table-cell table:formula="of:=IFERROR(VALUE(ORG.LIBREOFFICE.REGEX(ORG.LIBREOFFICE.REGEX([.$H8];&quot;[\d+]*( blue)&quot;);&quot;\d+&quot;));0)" office:value-type="float" office:value="9" calcext:value-type="float">
            <text:p>9</text:p>
          </table:table-cell>
          <table:table-cell table:formula="of:=IFERROR(VALUE(ORG.LIBREOFFICE.REGEX(ORG.LIBREOFFICE.REGEX([.$H8];&quot;[\d+]*( red)&quot;);&quot;\d+&quot;));0)" office:value-type="float" office:value="7" calcext:value-type="float">
            <text:p>7</text:p>
          </table:table-cell>
          <table:table-cell table:formula="of:=IFERROR(VALUE(ORG.LIBREOFFICE.REGEX(ORG.LIBREOFFICE.REGEX([.$H8];&quot;[\d+]*( green)&quot;);&quot;\d+&quot;));0)" office:value-type="float" office:value="5" calcext:value-type="float">
            <text:p>5</text:p>
          </table:table-cell>
          <table:table-cell table:formula="of:=IFERROR(VALUE(ORG.LIBREOFFICE.REGEX(ORG.LIBREOFFICE.REGEX([.$I8];&quot;[\d+]*( blue)&quot;);&quot;\d+&quot;));0)" office:value-type="float" office:value="9" calcext:value-type="float">
            <text:p>9</text:p>
          </table:table-cell>
          <table:table-cell table:formula="of:=IFERROR(VALUE(ORG.LIBREOFFICE.REGEX(ORG.LIBREOFFICE.REGEX([.$I8];&quot;[\d+]*( red)&quot;);&quot;\d+&quot;));0)" office:value-type="float" office:value="6" calcext:value-type="float">
            <text:p>6</text:p>
          </table:table-cell>
          <table:table-cell table:formula="of:=IFERROR(VALUE(ORG.LIBREOFFICE.REGEX(ORG.LIBREOFFICE.REGEX([.$I8];&quot;[\d+]*( green)&quot;);&quot;\d+&quot;));0)" office:value-type="float" office:value="5" calcext:value-type="float">
            <text:p>5</text:p>
          </table:table-cell>
          <table:table-cell/>
          <table:table-cell table:formula="of:=MAX([.K8];[.N8];[.Q8];[.T8];[.W8];[.Z8])" office:value-type="float" office:value="9" calcext:value-type="float">
            <text:p>9</text:p>
          </table:table-cell>
          <table:table-cell table:formula="of:=MAX([.L8];[.O8];[.R8];[.U8];[.X8];[.AA8])" office:value-type="float" office:value="7" calcext:value-type="float">
            <text:p>7</text:p>
          </table:table-cell>
          <table:table-cell table:formula="of:=MAX([.M8];[.P8];[.S8];[.V8];[.Y8];[.AB8])" office:value-type="float" office:value="5" calcext:value-type="float">
            <text:p>5</text:p>
          </table:table-cell>
          <table:table-cell/>
          <table:table-cell table:formula="of:=IF(AND([.AD8]&lt;=14;[.AE8]&lt;=12;[.AF8]&lt;=13);VALUE([.B8]);&quot;&quot;)" office:value-type="float" office:value="6" calcext:value-type="float">
            <text:p>6</text:p>
          </table:table-cell>
          <table:table-cell table:number-columns-repeated="2"/>
        </table:table-row>
        <table:table-row table:style-name="ro15">
          <table:table-cell office:value-type="string" calcext:value-type="string">
            <text:p>Game 7: 3 green, 4 blue; 7 green, 3 red, 3 blue; 7 red, 4 green, 6 blue; 4 blue, 1 green, 5 red; 6 blue, 2 red, 7 green; 1 green, 4 blue, 4 red</text:p>
          </table:table-cell>
          <table:table-cell table:formula="of:=ORG.LIBREOFFICE.REGEX([.A9];&quot;\d+&quot;)" office:value-type="string" office:string-value="7" calcext:value-type="string">
            <text:p>7</text:p>
          </table:table-cell>
          <table:table-cell/>
          <table:table-cell office:value-type="string" calcext:value-type="string">
            <text:p><text:s/>3 green, 4 blue</text:p>
          </table:table-cell>
          <table:table-cell office:value-type="string" calcext:value-type="string">
            <text:p><text:s/>7 green, 3 red, 3 blue</text:p>
          </table:table-cell>
          <table:table-cell office:value-type="string" calcext:value-type="string">
            <text:p><text:s/>7 red, 4 green, 6 blue</text:p>
          </table:table-cell>
          <table:table-cell office:value-type="string" calcext:value-type="string">
            <text:p><text:s/>4 blue, 1 green, 5 red</text:p>
          </table:table-cell>
          <table:table-cell office:value-type="string" calcext:value-type="string">
            <text:p><text:s/>6 blue, 2 red, 7 green</text:p>
          </table:table-cell>
          <table:table-cell office:value-type="string" calcext:value-type="string">
            <text:p><text:s/>1 green, 4 blue, 4 red</text:p>
          </table:table-cell>
          <table:table-cell/>
          <table:table-cell table:formula="of:=IFERROR(VALUE(ORG.LIBREOFFICE.REGEX(ORG.LIBREOFFICE.REGEX([.$D9];&quot;[\d+]*( blue)&quot;);&quot;\d+&quot;));0)" office:value-type="float" office:value="4" calcext:value-type="float">
            <text:p>4</text:p>
          </table:table-cell>
          <table:table-cell table:formula="of:=IFERROR(VALUE(ORG.LIBREOFFICE.REGEX(ORG.LIBREOFFICE.REGEX([.$D9];&quot;[\d+]*( red)&quot;);&quot;\d+&quot;));0)" office:value-type="float" office:value="0" calcext:value-type="float">
            <text:p>0</text:p>
          </table:table-cell>
          <table:table-cell table:formula="of:=IFERROR(VALUE(ORG.LIBREOFFICE.REGEX(ORG.LIBREOFFICE.REGEX([.$D9];&quot;[\d+]*( green)&quot;);&quot;\d+&quot;));0)" office:value-type="float" office:value="3" calcext:value-type="float">
            <text:p>3</text:p>
          </table:table-cell>
          <table:table-cell table:formula="of:=IFERROR(VALUE(ORG.LIBREOFFICE.REGEX(ORG.LIBREOFFICE.REGEX([.$E9];&quot;[\d+]*( blue)&quot;);&quot;\d+&quot;));0)" office:value-type="float" office:value="3" calcext:value-type="float">
            <text:p>3</text:p>
          </table:table-cell>
          <table:table-cell table:formula="of:=IFERROR(VALUE(ORG.LIBREOFFICE.REGEX(ORG.LIBREOFFICE.REGEX([.$E9];&quot;[\d+]*( red)&quot;);&quot;\d+&quot;));0)" office:value-type="float" office:value="3" calcext:value-type="float">
            <text:p>3</text:p>
          </table:table-cell>
          <table:table-cell table:formula="of:=IFERROR(VALUE(ORG.LIBREOFFICE.REGEX(ORG.LIBREOFFICE.REGEX([.$E9];&quot;[\d+]*( green)&quot;);&quot;\d+&quot;));0)" office:value-type="float" office:value="7" calcext:value-type="float">
            <text:p>7</text:p>
          </table:table-cell>
          <table:table-cell table:formula="of:=IFERROR(VALUE(ORG.LIBREOFFICE.REGEX(ORG.LIBREOFFICE.REGEX([.$F9];&quot;[\d+]*( blue)&quot;);&quot;\d+&quot;));0)" office:value-type="float" office:value="6" calcext:value-type="float">
            <text:p>6</text:p>
          </table:table-cell>
          <table:table-cell table:formula="of:=IFERROR(VALUE(ORG.LIBREOFFICE.REGEX(ORG.LIBREOFFICE.REGEX([.$F9];&quot;[\d+]*( red)&quot;);&quot;\d+&quot;));0)" office:value-type="float" office:value="7" calcext:value-type="float">
            <text:p>7</text:p>
          </table:table-cell>
          <table:table-cell table:formula="of:=IFERROR(VALUE(ORG.LIBREOFFICE.REGEX(ORG.LIBREOFFICE.REGEX([.$F9];&quot;[\d+]*( green)&quot;);&quot;\d+&quot;));0)" office:value-type="float" office:value="4" calcext:value-type="float">
            <text:p>4</text:p>
          </table:table-cell>
          <table:table-cell table:formula="of:=IFERROR(VALUE(ORG.LIBREOFFICE.REGEX(ORG.LIBREOFFICE.REGEX([.$G9];&quot;[\d+]*( blue)&quot;);&quot;\d+&quot;));0)" office:value-type="float" office:value="4" calcext:value-type="float">
            <text:p>4</text:p>
          </table:table-cell>
          <table:table-cell table:formula="of:=IFERROR(VALUE(ORG.LIBREOFFICE.REGEX(ORG.LIBREOFFICE.REGEX([.$G9];&quot;[\d+]*( red)&quot;);&quot;\d+&quot;));0)" office:value-type="float" office:value="5" calcext:value-type="float">
            <text:p>5</text:p>
          </table:table-cell>
          <table:table-cell table:formula="of:=IFERROR(VALUE(ORG.LIBREOFFICE.REGEX(ORG.LIBREOFFICE.REGEX([.$G9];&quot;[\d+]*( green)&quot;);&quot;\d+&quot;));0)" office:value-type="float" office:value="1" calcext:value-type="float">
            <text:p>1</text:p>
          </table:table-cell>
          <table:table-cell table:formula="of:=IFERROR(VALUE(ORG.LIBREOFFICE.REGEX(ORG.LIBREOFFICE.REGEX([.$H9];&quot;[\d+]*( blue)&quot;);&quot;\d+&quot;));0)" office:value-type="float" office:value="6" calcext:value-type="float">
            <text:p>6</text:p>
          </table:table-cell>
          <table:table-cell table:formula="of:=IFERROR(VALUE(ORG.LIBREOFFICE.REGEX(ORG.LIBREOFFICE.REGEX([.$H9];&quot;[\d+]*( red)&quot;);&quot;\d+&quot;));0)" office:value-type="float" office:value="2" calcext:value-type="float">
            <text:p>2</text:p>
          </table:table-cell>
          <table:table-cell table:formula="of:=IFERROR(VALUE(ORG.LIBREOFFICE.REGEX(ORG.LIBREOFFICE.REGEX([.$H9];&quot;[\d+]*( green)&quot;);&quot;\d+&quot;));0)" office:value-type="float" office:value="7" calcext:value-type="float">
            <text:p>7</text:p>
          </table:table-cell>
          <table:table-cell table:formula="of:=IFERROR(VALUE(ORG.LIBREOFFICE.REGEX(ORG.LIBREOFFICE.REGEX([.$I9];&quot;[\d+]*( blue)&quot;);&quot;\d+&quot;));0)" office:value-type="float" office:value="4" calcext:value-type="float">
            <text:p>4</text:p>
          </table:table-cell>
          <table:table-cell table:formula="of:=IFERROR(VALUE(ORG.LIBREOFFICE.REGEX(ORG.LIBREOFFICE.REGEX([.$I9];&quot;[\d+]*( red)&quot;);&quot;\d+&quot;));0)" office:value-type="float" office:value="4" calcext:value-type="float">
            <text:p>4</text:p>
          </table:table-cell>
          <table:table-cell table:formula="of:=IFERROR(VALUE(ORG.LIBREOFFICE.REGEX(ORG.LIBREOFFICE.REGEX([.$I9];&quot;[\d+]*( green)&quot;);&quot;\d+&quot;));0)" office:value-type="float" office:value="1" calcext:value-type="float">
            <text:p>1</text:p>
          </table:table-cell>
          <table:table-cell/>
          <table:table-cell table:formula="of:=MAX([.K9];[.N9];[.Q9];[.T9];[.W9];[.Z9])" office:value-type="float" office:value="6" calcext:value-type="float">
            <text:p>6</text:p>
          </table:table-cell>
          <table:table-cell table:formula="of:=MAX([.L9];[.O9];[.R9];[.U9];[.X9];[.AA9])" office:value-type="float" office:value="7" calcext:value-type="float">
            <text:p>7</text:p>
          </table:table-cell>
          <table:table-cell table:formula="of:=MAX([.M9];[.P9];[.S9];[.V9];[.Y9];[.AB9])" office:value-type="float" office:value="7" calcext:value-type="float">
            <text:p>7</text:p>
          </table:table-cell>
          <table:table-cell/>
          <table:table-cell table:formula="of:=IF(AND([.AD9]&lt;=14;[.AE9]&lt;=12;[.AF9]&lt;=13);VALUE([.B9]);&quot;&quot;)" office:value-type="float" office:value="7" calcext:value-type="float">
            <text:p>7</text:p>
          </table:table-cell>
          <table:table-cell table:number-columns-repeated="2"/>
        </table:table-row>
        <table:table-row table:style-name="ro15">
          <table:table-cell office:value-type="string" calcext:value-type="string">
            <text:p>Game 8: 2 blue, 12 red; 1 green, 2 blue, 10 red; 12 red, 10 blue; 5 red, 1 green, 2 blue; 13 red, 16 blue, 1 green; 2 blue, 18 red</text:p>
          </table:table-cell>
          <table:table-cell table:formula="of:=ORG.LIBREOFFICE.REGEX([.A10];&quot;\d+&quot;)" office:value-type="string" office:string-value="8" calcext:value-type="string">
            <text:p>8</text:p>
          </table:table-cell>
          <table:table-cell/>
          <table:table-cell office:value-type="string" calcext:value-type="string">
            <text:p><text:s/>2 blue, 12 red</text:p>
          </table:table-cell>
          <table:table-cell office:value-type="string" calcext:value-type="string">
            <text:p><text:s/>1 green, 2 blue, 10 red</text:p>
          </table:table-cell>
          <table:table-cell office:value-type="string" calcext:value-type="string">
            <text:p><text:s/>12 red, 10 blue</text:p>
          </table:table-cell>
          <table:table-cell office:value-type="string" calcext:value-type="string">
            <text:p><text:s/>5 red, 1 green, 2 blue</text:p>
          </table:table-cell>
          <table:table-cell office:value-type="string" calcext:value-type="string">
            <text:p><text:s/>13 red, 16 blue, 1 green</text:p>
          </table:table-cell>
          <table:table-cell office:value-type="string" calcext:value-type="string">
            <text:p><text:s/>2 blue, 18 red</text:p>
          </table:table-cell>
          <table:table-cell/>
          <table:table-cell table:formula="of:=IFERROR(VALUE(ORG.LIBREOFFICE.REGEX(ORG.LIBREOFFICE.REGEX([.$D10];&quot;[\d+]*( blue)&quot;);&quot;\d+&quot;));0)" office:value-type="float" office:value="2" calcext:value-type="float">
            <text:p>2</text:p>
          </table:table-cell>
          <table:table-cell table:formula="of:=IFERROR(VALUE(ORG.LIBREOFFICE.REGEX(ORG.LIBREOFFICE.REGEX([.$D10];&quot;[\d+]*( red)&quot;);&quot;\d+&quot;));0)" office:value-type="float" office:value="12" calcext:value-type="float">
            <text:p>12</text:p>
          </table:table-cell>
          <table:table-cell table:formula="of:=IFERROR(VALUE(ORG.LIBREOFFICE.REGEX(ORG.LIBREOFFICE.REGEX([.$D10];&quot;[\d+]*( green)&quot;);&quot;\d+&quot;));0)" office:value-type="float" office:value="0" calcext:value-type="float">
            <text:p>0</text:p>
          </table:table-cell>
          <table:table-cell table:formula="of:=IFERROR(VALUE(ORG.LIBREOFFICE.REGEX(ORG.LIBREOFFICE.REGEX([.$E10];&quot;[\d+]*( blue)&quot;);&quot;\d+&quot;));0)" office:value-type="float" office:value="2" calcext:value-type="float">
            <text:p>2</text:p>
          </table:table-cell>
          <table:table-cell table:formula="of:=IFERROR(VALUE(ORG.LIBREOFFICE.REGEX(ORG.LIBREOFFICE.REGEX([.$E10];&quot;[\d+]*( red)&quot;);&quot;\d+&quot;));0)" office:value-type="float" office:value="10" calcext:value-type="float">
            <text:p>10</text:p>
          </table:table-cell>
          <table:table-cell table:formula="of:=IFERROR(VALUE(ORG.LIBREOFFICE.REGEX(ORG.LIBREOFFICE.REGEX([.$E10];&quot;[\d+]*( green)&quot;);&quot;\d+&quot;));0)" office:value-type="float" office:value="1" calcext:value-type="float">
            <text:p>1</text:p>
          </table:table-cell>
          <table:table-cell table:formula="of:=IFERROR(VALUE(ORG.LIBREOFFICE.REGEX(ORG.LIBREOFFICE.REGEX([.$F10];&quot;[\d+]*( blue)&quot;);&quot;\d+&quot;));0)" office:value-type="float" office:value="10" calcext:value-type="float">
            <text:p>10</text:p>
          </table:table-cell>
          <table:table-cell table:formula="of:=IFERROR(VALUE(ORG.LIBREOFFICE.REGEX(ORG.LIBREOFFICE.REGEX([.$F10];&quot;[\d+]*( red)&quot;);&quot;\d+&quot;));0)" office:value-type="float" office:value="12" calcext:value-type="float">
            <text:p>12</text:p>
          </table:table-cell>
          <table:table-cell table:formula="of:=IFERROR(VALUE(ORG.LIBREOFFICE.REGEX(ORG.LIBREOFFICE.REGEX([.$F10];&quot;[\d+]*( green)&quot;);&quot;\d+&quot;));0)" office:value-type="float" office:value="0" calcext:value-type="float">
            <text:p>0</text:p>
          </table:table-cell>
          <table:table-cell table:formula="of:=IFERROR(VALUE(ORG.LIBREOFFICE.REGEX(ORG.LIBREOFFICE.REGEX([.$G10];&quot;[\d+]*( blue)&quot;);&quot;\d+&quot;));0)" office:value-type="float" office:value="2" calcext:value-type="float">
            <text:p>2</text:p>
          </table:table-cell>
          <table:table-cell table:formula="of:=IFERROR(VALUE(ORG.LIBREOFFICE.REGEX(ORG.LIBREOFFICE.REGEX([.$G10];&quot;[\d+]*( red)&quot;);&quot;\d+&quot;));0)" office:value-type="float" office:value="5" calcext:value-type="float">
            <text:p>5</text:p>
          </table:table-cell>
          <table:table-cell table:formula="of:=IFERROR(VALUE(ORG.LIBREOFFICE.REGEX(ORG.LIBREOFFICE.REGEX([.$G10];&quot;[\d+]*( green)&quot;);&quot;\d+&quot;));0)" office:value-type="float" office:value="1" calcext:value-type="float">
            <text:p>1</text:p>
          </table:table-cell>
          <table:table-cell table:formula="of:=IFERROR(VALUE(ORG.LIBREOFFICE.REGEX(ORG.LIBREOFFICE.REGEX([.$H10];&quot;[\d+]*( blue)&quot;);&quot;\d+&quot;));0)" office:value-type="float" office:value="16" calcext:value-type="float">
            <text:p>16</text:p>
          </table:table-cell>
          <table:table-cell table:formula="of:=IFERROR(VALUE(ORG.LIBREOFFICE.REGEX(ORG.LIBREOFFICE.REGEX([.$H10];&quot;[\d+]*( red)&quot;);&quot;\d+&quot;));0)" office:value-type="float" office:value="13" calcext:value-type="float">
            <text:p>13</text:p>
          </table:table-cell>
          <table:table-cell table:formula="of:=IFERROR(VALUE(ORG.LIBREOFFICE.REGEX(ORG.LIBREOFFICE.REGEX([.$H10];&quot;[\d+]*( green)&quot;);&quot;\d+&quot;));0)" office:value-type="float" office:value="1" calcext:value-type="float">
            <text:p>1</text:p>
          </table:table-cell>
          <table:table-cell table:formula="of:=IFERROR(VALUE(ORG.LIBREOFFICE.REGEX(ORG.LIBREOFFICE.REGEX([.$I10];&quot;[\d+]*( blue)&quot;);&quot;\d+&quot;));0)" office:value-type="float" office:value="2" calcext:value-type="float">
            <text:p>2</text:p>
          </table:table-cell>
          <table:table-cell table:formula="of:=IFERROR(VALUE(ORG.LIBREOFFICE.REGEX(ORG.LIBREOFFICE.REGEX([.$I10];&quot;[\d+]*( red)&quot;);&quot;\d+&quot;));0)" office:value-type="float" office:value="18" calcext:value-type="float">
            <text:p>18</text:p>
          </table:table-cell>
          <table:table-cell table:formula="of:=IFERROR(VALUE(ORG.LIBREOFFICE.REGEX(ORG.LIBREOFFICE.REGEX([.$I10];&quot;[\d+]*( green)&quot;);&quot;\d+&quot;));0)" office:value-type="float" office:value="0" calcext:value-type="float">
            <text:p>0</text:p>
          </table:table-cell>
          <table:table-cell/>
          <table:table-cell table:formula="of:=MAX([.K10];[.N10];[.Q10];[.T10];[.W10];[.Z10])" office:value-type="float" office:value="16" calcext:value-type="float">
            <text:p>16</text:p>
          </table:table-cell>
          <table:table-cell table:formula="of:=MAX([.L10];[.O10];[.R10];[.U10];[.X10];[.AA10])" office:value-type="float" office:value="18" calcext:value-type="float">
            <text:p>18</text:p>
          </table:table-cell>
          <table:table-cell table:formula="of:=MAX([.M10];[.P10];[.S10];[.V10];[.Y10];[.AB10])" office:value-type="float" office:value="1" calcext:value-type="float">
            <text:p>1</text:p>
          </table:table-cell>
          <table:table-cell/>
          <table:table-cell table:formula="of:=IF(AND([.AD10]&lt;=14;[.AE10]&lt;=12;[.AF10]&lt;=13);VALUE([.B10]);&quot;&quot;)">
            <text:p/>
          </table:table-cell>
          <table:table-cell table:number-columns-repeated="2"/>
        </table:table-row>
        <table:table-row table:style-name="ro15">
          <table:table-cell office:value-type="string" calcext:value-type="string">
            <text:p>Game 9: 5 green, 2 red, 13 blue; 5 green, 1 red; 7 green, 8 blue, 1 red; 16 blue; 5 blue, 2 green, 3 red</text:p>
          </table:table-cell>
          <table:table-cell table:formula="of:=ORG.LIBREOFFICE.REGEX([.A11];&quot;\d+&quot;)" office:value-type="string" office:string-value="9" calcext:value-type="string">
            <text:p>9</text:p>
          </table:table-cell>
          <table:table-cell/>
          <table:table-cell office:value-type="string" calcext:value-type="string">
            <text:p><text:s/>5 green, 2 red, 13 blue</text:p>
          </table:table-cell>
          <table:table-cell office:value-type="string" calcext:value-type="string">
            <text:p><text:s/>5 green, 1 red</text:p>
          </table:table-cell>
          <table:table-cell office:value-type="string" calcext:value-type="string">
            <text:p><text:s/>7 green, 8 blue, 1 red</text:p>
          </table:table-cell>
          <table:table-cell office:value-type="string" calcext:value-type="string">
            <text:p><text:s/>16 blue</text:p>
          </table:table-cell>
          <table:table-cell office:value-type="string" calcext:value-type="string">
            <text:p><text:s/>5 blue, 2 green, 3 red</text:p>
          </table:table-cell>
          <table:table-cell table:number-columns-repeated="2"/>
          <table:table-cell table:formula="of:=IFERROR(VALUE(ORG.LIBREOFFICE.REGEX(ORG.LIBREOFFICE.REGEX([.$D11];&quot;[\d+]*( blue)&quot;);&quot;\d+&quot;));0)" office:value-type="float" office:value="13" calcext:value-type="float">
            <text:p>13</text:p>
          </table:table-cell>
          <table:table-cell table:formula="of:=IFERROR(VALUE(ORG.LIBREOFFICE.REGEX(ORG.LIBREOFFICE.REGEX([.$D11];&quot;[\d+]*( red)&quot;);&quot;\d+&quot;));0)" office:value-type="float" office:value="2" calcext:value-type="float">
            <text:p>2</text:p>
          </table:table-cell>
          <table:table-cell table:formula="of:=IFERROR(VALUE(ORG.LIBREOFFICE.REGEX(ORG.LIBREOFFICE.REGEX([.$D11];&quot;[\d+]*( green)&quot;);&quot;\d+&quot;));0)" office:value-type="float" office:value="5" calcext:value-type="float">
            <text:p>5</text:p>
          </table:table-cell>
          <table:table-cell table:formula="of:=IFERROR(VALUE(ORG.LIBREOFFICE.REGEX(ORG.LIBREOFFICE.REGEX([.$E11];&quot;[\d+]*( blue)&quot;);&quot;\d+&quot;));0)" office:value-type="float" office:value="0" calcext:value-type="float">
            <text:p>0</text:p>
          </table:table-cell>
          <table:table-cell table:formula="of:=IFERROR(VALUE(ORG.LIBREOFFICE.REGEX(ORG.LIBREOFFICE.REGEX([.$E11];&quot;[\d+]*( red)&quot;);&quot;\d+&quot;));0)" office:value-type="float" office:value="1" calcext:value-type="float">
            <text:p>1</text:p>
          </table:table-cell>
          <table:table-cell table:formula="of:=IFERROR(VALUE(ORG.LIBREOFFICE.REGEX(ORG.LIBREOFFICE.REGEX([.$E11];&quot;[\d+]*( green)&quot;);&quot;\d+&quot;));0)" office:value-type="float" office:value="5" calcext:value-type="float">
            <text:p>5</text:p>
          </table:table-cell>
          <table:table-cell table:formula="of:=IFERROR(VALUE(ORG.LIBREOFFICE.REGEX(ORG.LIBREOFFICE.REGEX([.$F11];&quot;[\d+]*( blue)&quot;);&quot;\d+&quot;));0)" office:value-type="float" office:value="8" calcext:value-type="float">
            <text:p>8</text:p>
          </table:table-cell>
          <table:table-cell table:formula="of:=IFERROR(VALUE(ORG.LIBREOFFICE.REGEX(ORG.LIBREOFFICE.REGEX([.$F11];&quot;[\d+]*( red)&quot;);&quot;\d+&quot;));0)" office:value-type="float" office:value="1" calcext:value-type="float">
            <text:p>1</text:p>
          </table:table-cell>
          <table:table-cell table:formula="of:=IFERROR(VALUE(ORG.LIBREOFFICE.REGEX(ORG.LIBREOFFICE.REGEX([.$F11];&quot;[\d+]*( green)&quot;);&quot;\d+&quot;));0)" office:value-type="float" office:value="7" calcext:value-type="float">
            <text:p>7</text:p>
          </table:table-cell>
          <table:table-cell table:formula="of:=IFERROR(VALUE(ORG.LIBREOFFICE.REGEX(ORG.LIBREOFFICE.REGEX([.$G11];&quot;[\d+]*( blue)&quot;);&quot;\d+&quot;));0)" office:value-type="float" office:value="16" calcext:value-type="float">
            <text:p>16</text:p>
          </table:table-cell>
          <table:table-cell table:formula="of:=IFERROR(VALUE(ORG.LIBREOFFICE.REGEX(ORG.LIBREOFFICE.REGEX([.$G11];&quot;[\d+]*( red)&quot;);&quot;\d+&quot;));0)" office:value-type="float" office:value="0" calcext:value-type="float">
            <text:p>0</text:p>
          </table:table-cell>
          <table:table-cell table:formula="of:=IFERROR(VALUE(ORG.LIBREOFFICE.REGEX(ORG.LIBREOFFICE.REGEX([.$G11];&quot;[\d+]*( green)&quot;);&quot;\d+&quot;));0)" office:value-type="float" office:value="0" calcext:value-type="float">
            <text:p>0</text:p>
          </table:table-cell>
          <table:table-cell table:formula="of:=IFERROR(VALUE(ORG.LIBREOFFICE.REGEX(ORG.LIBREOFFICE.REGEX([.$H11];&quot;[\d+]*( blue)&quot;);&quot;\d+&quot;));0)" office:value-type="float" office:value="5" calcext:value-type="float">
            <text:p>5</text:p>
          </table:table-cell>
          <table:table-cell table:formula="of:=IFERROR(VALUE(ORG.LIBREOFFICE.REGEX(ORG.LIBREOFFICE.REGEX([.$H11];&quot;[\d+]*( red)&quot;);&quot;\d+&quot;));0)" office:value-type="float" office:value="3" calcext:value-type="float">
            <text:p>3</text:p>
          </table:table-cell>
          <table:table-cell table:formula="of:=IFERROR(VALUE(ORG.LIBREOFFICE.REGEX(ORG.LIBREOFFICE.REGEX([.$H11];&quot;[\d+]*( green)&quot;);&quot;\d+&quot;));0)" office:value-type="float" office:value="2" calcext:value-type="float">
            <text:p>2</text:p>
          </table:table-cell>
          <table:table-cell table:formula="of:=IFERROR(VALUE(ORG.LIBREOFFICE.REGEX(ORG.LIBREOFFICE.REGEX([.$I11];&quot;[\d+]*( blue)&quot;);&quot;\d+&quot;));0)" office:value-type="float" office:value="0" calcext:value-type="float">
            <text:p>0</text:p>
          </table:table-cell>
          <table:table-cell table:formula="of:=IFERROR(VALUE(ORG.LIBREOFFICE.REGEX(ORG.LIBREOFFICE.REGEX([.$I11];&quot;[\d+]*( red)&quot;);&quot;\d+&quot;));0)" office:value-type="float" office:value="0" calcext:value-type="float">
            <text:p>0</text:p>
          </table:table-cell>
          <table:table-cell table:formula="of:=IFERROR(VALUE(ORG.LIBREOFFICE.REGEX(ORG.LIBREOFFICE.REGEX([.$I11];&quot;[\d+]*( green)&quot;);&quot;\d+&quot;));0)" office:value-type="float" office:value="0" calcext:value-type="float">
            <text:p>0</text:p>
          </table:table-cell>
          <table:table-cell/>
          <table:table-cell table:formula="of:=MAX([.K11];[.N11];[.Q11];[.T11];[.W11];[.Z11])" office:value-type="float" office:value="16" calcext:value-type="float">
            <text:p>16</text:p>
          </table:table-cell>
          <table:table-cell table:formula="of:=MAX([.L11];[.O11];[.R11];[.U11];[.X11];[.AA11])" office:value-type="float" office:value="3" calcext:value-type="float">
            <text:p>3</text:p>
          </table:table-cell>
          <table:table-cell table:formula="of:=MAX([.M11];[.P11];[.S11];[.V11];[.Y11];[.AB11])" office:value-type="float" office:value="7" calcext:value-type="float">
            <text:p>7</text:p>
          </table:table-cell>
          <table:table-cell/>
          <table:table-cell table:formula="of:=IF(AND([.AD11]&lt;=14;[.AE11]&lt;=12;[.AF11]&lt;=13);VALUE([.B11]);&quot;&quot;)">
            <text:p/>
          </table:table-cell>
          <table:table-cell table:number-columns-repeated="2"/>
        </table:table-row>
        <table:table-row table:style-name="ro15">
          <table:table-cell office:value-type="string" calcext:value-type="string">
            <text:p>Game 10: 5 blue, 2 red; 13 blue, 3 red, 5 green; 2 red, 3 blue; 6 red, 9 blue, 5 green; 9 blue, 3 green, 3 red</text:p>
          </table:table-cell>
          <table:table-cell table:formula="of:=ORG.LIBREOFFICE.REGEX([.A12];&quot;\d+&quot;)" office:value-type="string" office:string-value="10" calcext:value-type="string">
            <text:p>10</text:p>
          </table:table-cell>
          <table:table-cell/>
          <table:table-cell office:value-type="string" calcext:value-type="string">
            <text:p><text:s/>5 blue, 2 red</text:p>
          </table:table-cell>
          <table:table-cell office:value-type="string" calcext:value-type="string">
            <text:p><text:s/>13 blue, 3 red, 5 green</text:p>
          </table:table-cell>
          <table:table-cell office:value-type="string" calcext:value-type="string">
            <text:p><text:s/>2 red, 3 blue</text:p>
          </table:table-cell>
          <table:table-cell office:value-type="string" calcext:value-type="string">
            <text:p><text:s/>6 red, 9 blue, 5 green</text:p>
          </table:table-cell>
          <table:table-cell office:value-type="string" calcext:value-type="string">
            <text:p><text:s/>9 blue, 3 green, 3 red</text:p>
          </table:table-cell>
          <table:table-cell table:number-columns-repeated="2"/>
          <table:table-cell table:formula="of:=IFERROR(VALUE(ORG.LIBREOFFICE.REGEX(ORG.LIBREOFFICE.REGEX([.$D12];&quot;[\d+]*( blue)&quot;);&quot;\d+&quot;));0)" office:value-type="float" office:value="5" calcext:value-type="float">
            <text:p>5</text:p>
          </table:table-cell>
          <table:table-cell table:formula="of:=IFERROR(VALUE(ORG.LIBREOFFICE.REGEX(ORG.LIBREOFFICE.REGEX([.$D12];&quot;[\d+]*( red)&quot;);&quot;\d+&quot;));0)" office:value-type="float" office:value="2" calcext:value-type="float">
            <text:p>2</text:p>
          </table:table-cell>
          <table:table-cell table:formula="of:=IFERROR(VALUE(ORG.LIBREOFFICE.REGEX(ORG.LIBREOFFICE.REGEX([.$D12];&quot;[\d+]*( green)&quot;);&quot;\d+&quot;));0)" office:value-type="float" office:value="0" calcext:value-type="float">
            <text:p>0</text:p>
          </table:table-cell>
          <table:table-cell table:formula="of:=IFERROR(VALUE(ORG.LIBREOFFICE.REGEX(ORG.LIBREOFFICE.REGEX([.$E12];&quot;[\d+]*( blue)&quot;);&quot;\d+&quot;));0)" office:value-type="float" office:value="13" calcext:value-type="float">
            <text:p>13</text:p>
          </table:table-cell>
          <table:table-cell table:formula="of:=IFERROR(VALUE(ORG.LIBREOFFICE.REGEX(ORG.LIBREOFFICE.REGEX([.$E12];&quot;[\d+]*( red)&quot;);&quot;\d+&quot;));0)" office:value-type="float" office:value="3" calcext:value-type="float">
            <text:p>3</text:p>
          </table:table-cell>
          <table:table-cell table:formula="of:=IFERROR(VALUE(ORG.LIBREOFFICE.REGEX(ORG.LIBREOFFICE.REGEX([.$E12];&quot;[\d+]*( green)&quot;);&quot;\d+&quot;));0)" office:value-type="float" office:value="5" calcext:value-type="float">
            <text:p>5</text:p>
          </table:table-cell>
          <table:table-cell table:formula="of:=IFERROR(VALUE(ORG.LIBREOFFICE.REGEX(ORG.LIBREOFFICE.REGEX([.$F12];&quot;[\d+]*( blue)&quot;);&quot;\d+&quot;));0)" office:value-type="float" office:value="3" calcext:value-type="float">
            <text:p>3</text:p>
          </table:table-cell>
          <table:table-cell table:formula="of:=IFERROR(VALUE(ORG.LIBREOFFICE.REGEX(ORG.LIBREOFFICE.REGEX([.$F12];&quot;[\d+]*( red)&quot;);&quot;\d+&quot;));0)" office:value-type="float" office:value="2" calcext:value-type="float">
            <text:p>2</text:p>
          </table:table-cell>
          <table:table-cell table:formula="of:=IFERROR(VALUE(ORG.LIBREOFFICE.REGEX(ORG.LIBREOFFICE.REGEX([.$F12];&quot;[\d+]*( green)&quot;);&quot;\d+&quot;));0)" office:value-type="float" office:value="0" calcext:value-type="float">
            <text:p>0</text:p>
          </table:table-cell>
          <table:table-cell table:formula="of:=IFERROR(VALUE(ORG.LIBREOFFICE.REGEX(ORG.LIBREOFFICE.REGEX([.$G12];&quot;[\d+]*( blue)&quot;);&quot;\d+&quot;));0)" office:value-type="float" office:value="9" calcext:value-type="float">
            <text:p>9</text:p>
          </table:table-cell>
          <table:table-cell table:formula="of:=IFERROR(VALUE(ORG.LIBREOFFICE.REGEX(ORG.LIBREOFFICE.REGEX([.$G12];&quot;[\d+]*( red)&quot;);&quot;\d+&quot;));0)" office:value-type="float" office:value="6" calcext:value-type="float">
            <text:p>6</text:p>
          </table:table-cell>
          <table:table-cell table:formula="of:=IFERROR(VALUE(ORG.LIBREOFFICE.REGEX(ORG.LIBREOFFICE.REGEX([.$G12];&quot;[\d+]*( green)&quot;);&quot;\d+&quot;));0)" office:value-type="float" office:value="5" calcext:value-type="float">
            <text:p>5</text:p>
          </table:table-cell>
          <table:table-cell table:formula="of:=IFERROR(VALUE(ORG.LIBREOFFICE.REGEX(ORG.LIBREOFFICE.REGEX([.$H12];&quot;[\d+]*( blue)&quot;);&quot;\d+&quot;));0)" office:value-type="float" office:value="9" calcext:value-type="float">
            <text:p>9</text:p>
          </table:table-cell>
          <table:table-cell table:formula="of:=IFERROR(VALUE(ORG.LIBREOFFICE.REGEX(ORG.LIBREOFFICE.REGEX([.$H12];&quot;[\d+]*( red)&quot;);&quot;\d+&quot;));0)" office:value-type="float" office:value="3" calcext:value-type="float">
            <text:p>3</text:p>
          </table:table-cell>
          <table:table-cell table:formula="of:=IFERROR(VALUE(ORG.LIBREOFFICE.REGEX(ORG.LIBREOFFICE.REGEX([.$H12];&quot;[\d+]*( green)&quot;);&quot;\d+&quot;));0)" office:value-type="float" office:value="3" calcext:value-type="float">
            <text:p>3</text:p>
          </table:table-cell>
          <table:table-cell table:formula="of:=IFERROR(VALUE(ORG.LIBREOFFICE.REGEX(ORG.LIBREOFFICE.REGEX([.$I12];&quot;[\d+]*( blue)&quot;);&quot;\d+&quot;));0)" office:value-type="float" office:value="0" calcext:value-type="float">
            <text:p>0</text:p>
          </table:table-cell>
          <table:table-cell table:formula="of:=IFERROR(VALUE(ORG.LIBREOFFICE.REGEX(ORG.LIBREOFFICE.REGEX([.$I12];&quot;[\d+]*( red)&quot;);&quot;\d+&quot;));0)" office:value-type="float" office:value="0" calcext:value-type="float">
            <text:p>0</text:p>
          </table:table-cell>
          <table:table-cell table:formula="of:=IFERROR(VALUE(ORG.LIBREOFFICE.REGEX(ORG.LIBREOFFICE.REGEX([.$I12];&quot;[\d+]*( green)&quot;);&quot;\d+&quot;));0)" office:value-type="float" office:value="0" calcext:value-type="float">
            <text:p>0</text:p>
          </table:table-cell>
          <table:table-cell/>
          <table:table-cell table:formula="of:=MAX([.K12];[.N12];[.Q12];[.T12];[.W12];[.Z12])" office:value-type="float" office:value="13" calcext:value-type="float">
            <text:p>13</text:p>
          </table:table-cell>
          <table:table-cell table:formula="of:=MAX([.L12];[.O12];[.R12];[.U12];[.X12];[.AA12])" office:value-type="float" office:value="6" calcext:value-type="float">
            <text:p>6</text:p>
          </table:table-cell>
          <table:table-cell table:formula="of:=MAX([.M12];[.P12];[.S12];[.V12];[.Y12];[.AB12])" office:value-type="float" office:value="5" calcext:value-type="float">
            <text:p>5</text:p>
          </table:table-cell>
          <table:table-cell/>
          <table:table-cell table:formula="of:=IF(AND([.AD12]&lt;=14;[.AE12]&lt;=12;[.AF12]&lt;=13);VALUE([.B12]);&quot;&quot;)" office:value-type="float" office:value="10" calcext:value-type="float">
            <text:p>10</text:p>
          </table:table-cell>
          <table:table-cell table:number-columns-repeated="2"/>
        </table:table-row>
        <table:table-row table:style-name="ro15">
          <table:table-cell office:value-type="string" calcext:value-type="string">
            <text:p>Game 11: 9 red, 4 green, 3 blue; 8 blue, 8 red; 1 green, 13 blue; 11 blue, 8 red, 4 green</text:p>
          </table:table-cell>
          <table:table-cell table:formula="of:=ORG.LIBREOFFICE.REGEX([.A13];&quot;\d+&quot;)" office:value-type="string" office:string-value="11" calcext:value-type="string">
            <text:p>11</text:p>
          </table:table-cell>
          <table:table-cell/>
          <table:table-cell office:value-type="string" calcext:value-type="string">
            <text:p><text:s/>9 red, 4 green, 3 blue</text:p>
          </table:table-cell>
          <table:table-cell office:value-type="string" calcext:value-type="string">
            <text:p><text:s/>8 blue, 8 red</text:p>
          </table:table-cell>
          <table:table-cell office:value-type="string" calcext:value-type="string">
            <text:p><text:s/>1 green, 13 blue</text:p>
          </table:table-cell>
          <table:table-cell office:value-type="string" calcext:value-type="string">
            <text:p><text:s/>11 blue, 8 red, 4 green</text:p>
          </table:table-cell>
          <table:table-cell table:number-columns-repeated="3"/>
          <table:table-cell table:formula="of:=IFERROR(VALUE(ORG.LIBREOFFICE.REGEX(ORG.LIBREOFFICE.REGEX([.$D13];&quot;[\d+]*( blue)&quot;);&quot;\d+&quot;));0)" office:value-type="float" office:value="3" calcext:value-type="float">
            <text:p>3</text:p>
          </table:table-cell>
          <table:table-cell table:formula="of:=IFERROR(VALUE(ORG.LIBREOFFICE.REGEX(ORG.LIBREOFFICE.REGEX([.$D13];&quot;[\d+]*( red)&quot;);&quot;\d+&quot;));0)" office:value-type="float" office:value="9" calcext:value-type="float">
            <text:p>9</text:p>
          </table:table-cell>
          <table:table-cell table:formula="of:=IFERROR(VALUE(ORG.LIBREOFFICE.REGEX(ORG.LIBREOFFICE.REGEX([.$D13];&quot;[\d+]*( green)&quot;);&quot;\d+&quot;));0)" office:value-type="float" office:value="4" calcext:value-type="float">
            <text:p>4</text:p>
          </table:table-cell>
          <table:table-cell table:formula="of:=IFERROR(VALUE(ORG.LIBREOFFICE.REGEX(ORG.LIBREOFFICE.REGEX([.$E13];&quot;[\d+]*( blue)&quot;);&quot;\d+&quot;));0)" office:value-type="float" office:value="8" calcext:value-type="float">
            <text:p>8</text:p>
          </table:table-cell>
          <table:table-cell table:formula="of:=IFERROR(VALUE(ORG.LIBREOFFICE.REGEX(ORG.LIBREOFFICE.REGEX([.$E13];&quot;[\d+]*( red)&quot;);&quot;\d+&quot;));0)" office:value-type="float" office:value="8" calcext:value-type="float">
            <text:p>8</text:p>
          </table:table-cell>
          <table:table-cell table:formula="of:=IFERROR(VALUE(ORG.LIBREOFFICE.REGEX(ORG.LIBREOFFICE.REGEX([.$E13];&quot;[\d+]*( green)&quot;);&quot;\d+&quot;));0)" office:value-type="float" office:value="0" calcext:value-type="float">
            <text:p>0</text:p>
          </table:table-cell>
          <table:table-cell table:formula="of:=IFERROR(VALUE(ORG.LIBREOFFICE.REGEX(ORG.LIBREOFFICE.REGEX([.$F13];&quot;[\d+]*( blue)&quot;);&quot;\d+&quot;));0)" office:value-type="float" office:value="13" calcext:value-type="float">
            <text:p>13</text:p>
          </table:table-cell>
          <table:table-cell table:formula="of:=IFERROR(VALUE(ORG.LIBREOFFICE.REGEX(ORG.LIBREOFFICE.REGEX([.$F13];&quot;[\d+]*( red)&quot;);&quot;\d+&quot;));0)" office:value-type="float" office:value="0" calcext:value-type="float">
            <text:p>0</text:p>
          </table:table-cell>
          <table:table-cell table:formula="of:=IFERROR(VALUE(ORG.LIBREOFFICE.REGEX(ORG.LIBREOFFICE.REGEX([.$F13];&quot;[\d+]*( green)&quot;);&quot;\d+&quot;));0)" office:value-type="float" office:value="1" calcext:value-type="float">
            <text:p>1</text:p>
          </table:table-cell>
          <table:table-cell table:formula="of:=IFERROR(VALUE(ORG.LIBREOFFICE.REGEX(ORG.LIBREOFFICE.REGEX([.$G13];&quot;[\d+]*( blue)&quot;);&quot;\d+&quot;));0)" office:value-type="float" office:value="11" calcext:value-type="float">
            <text:p>11</text:p>
          </table:table-cell>
          <table:table-cell table:formula="of:=IFERROR(VALUE(ORG.LIBREOFFICE.REGEX(ORG.LIBREOFFICE.REGEX([.$G13];&quot;[\d+]*( red)&quot;);&quot;\d+&quot;));0)" office:value-type="float" office:value="8" calcext:value-type="float">
            <text:p>8</text:p>
          </table:table-cell>
          <table:table-cell table:formula="of:=IFERROR(VALUE(ORG.LIBREOFFICE.REGEX(ORG.LIBREOFFICE.REGEX([.$G13];&quot;[\d+]*( green)&quot;);&quot;\d+&quot;));0)" office:value-type="float" office:value="4" calcext:value-type="float">
            <text:p>4</text:p>
          </table:table-cell>
          <table:table-cell table:formula="of:=IFERROR(VALUE(ORG.LIBREOFFICE.REGEX(ORG.LIBREOFFICE.REGEX([.$H13];&quot;[\d+]*( blue)&quot;);&quot;\d+&quot;));0)" office:value-type="float" office:value="0" calcext:value-type="float">
            <text:p>0</text:p>
          </table:table-cell>
          <table:table-cell table:formula="of:=IFERROR(VALUE(ORG.LIBREOFFICE.REGEX(ORG.LIBREOFFICE.REGEX([.$H13];&quot;[\d+]*( red)&quot;);&quot;\d+&quot;));0)" office:value-type="float" office:value="0" calcext:value-type="float">
            <text:p>0</text:p>
          </table:table-cell>
          <table:table-cell table:formula="of:=IFERROR(VALUE(ORG.LIBREOFFICE.REGEX(ORG.LIBREOFFICE.REGEX([.$H13];&quot;[\d+]*( green)&quot;);&quot;\d+&quot;));0)" office:value-type="float" office:value="0" calcext:value-type="float">
            <text:p>0</text:p>
          </table:table-cell>
          <table:table-cell table:formula="of:=IFERROR(VALUE(ORG.LIBREOFFICE.REGEX(ORG.LIBREOFFICE.REGEX([.$I13];&quot;[\d+]*( blue)&quot;);&quot;\d+&quot;));0)" office:value-type="float" office:value="0" calcext:value-type="float">
            <text:p>0</text:p>
          </table:table-cell>
          <table:table-cell table:formula="of:=IFERROR(VALUE(ORG.LIBREOFFICE.REGEX(ORG.LIBREOFFICE.REGEX([.$I13];&quot;[\d+]*( red)&quot;);&quot;\d+&quot;));0)" office:value-type="float" office:value="0" calcext:value-type="float">
            <text:p>0</text:p>
          </table:table-cell>
          <table:table-cell table:formula="of:=IFERROR(VALUE(ORG.LIBREOFFICE.REGEX(ORG.LIBREOFFICE.REGEX([.$I13];&quot;[\d+]*( green)&quot;);&quot;\d+&quot;));0)" office:value-type="float" office:value="0" calcext:value-type="float">
            <text:p>0</text:p>
          </table:table-cell>
          <table:table-cell/>
          <table:table-cell table:formula="of:=MAX([.K13];[.N13];[.Q13];[.T13];[.W13];[.Z13])" office:value-type="float" office:value="13" calcext:value-type="float">
            <text:p>13</text:p>
          </table:table-cell>
          <table:table-cell table:formula="of:=MAX([.L13];[.O13];[.R13];[.U13];[.X13];[.AA13])" office:value-type="float" office:value="9" calcext:value-type="float">
            <text:p>9</text:p>
          </table:table-cell>
          <table:table-cell table:formula="of:=MAX([.M13];[.P13];[.S13];[.V13];[.Y13];[.AB13])" office:value-type="float" office:value="4" calcext:value-type="float">
            <text:p>4</text:p>
          </table:table-cell>
          <table:table-cell/>
          <table:table-cell table:formula="of:=IF(AND([.AD13]&lt;=14;[.AE13]&lt;=12;[.AF13]&lt;=13);VALUE([.B13]);&quot;&quot;)" office:value-type="float" office:value="11" calcext:value-type="float">
            <text:p>11</text:p>
          </table:table-cell>
          <table:table-cell table:number-columns-repeated="2"/>
        </table:table-row>
        <table:table-row table:style-name="ro15">
          <table:table-cell office:value-type="string" calcext:value-type="string">
            <text:p>Game 12: 1 green; 1 blue, 4 red, 6 green; 1 red, 8 green; 7 red, 1 blue, 3 green; 8 green, 1 blue, 8 red</text:p>
          </table:table-cell>
          <table:table-cell table:formula="of:=ORG.LIBREOFFICE.REGEX([.A14];&quot;\d+&quot;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<text:s/>1 green</text:p>
          </table:table-cell>
          <table:table-cell office:value-type="string" calcext:value-type="string">
            <text:p><text:s/>1 blue, 4 red, 6 green</text:p>
          </table:table-cell>
          <table:table-cell office:value-type="string" calcext:value-type="string">
            <text:p><text:s/>1 red, 8 green</text:p>
          </table:table-cell>
          <table:table-cell office:value-type="string" calcext:value-type="string">
            <text:p><text:s/>7 red, 1 blue, 3 green</text:p>
          </table:table-cell>
          <table:table-cell office:value-type="string" calcext:value-type="string">
            <text:p><text:s/>8 green, 1 blue, 8 red</text:p>
          </table:table-cell>
          <table:table-cell table:number-columns-repeated="2"/>
          <table:table-cell table:formula="of:=IFERROR(VALUE(ORG.LIBREOFFICE.REGEX(ORG.LIBREOFFICE.REGEX([.$D14];&quot;[\d+]*( blue)&quot;);&quot;\d+&quot;));0)" office:value-type="float" office:value="0" calcext:value-type="float">
            <text:p>0</text:p>
          </table:table-cell>
          <table:table-cell table:formula="of:=IFERROR(VALUE(ORG.LIBREOFFICE.REGEX(ORG.LIBREOFFICE.REGEX([.$D14];&quot;[\d+]*( red)&quot;);&quot;\d+&quot;));0)" office:value-type="float" office:value="0" calcext:value-type="float">
            <text:p>0</text:p>
          </table:table-cell>
          <table:table-cell table:formula="of:=IFERROR(VALUE(ORG.LIBREOFFICE.REGEX(ORG.LIBREOFFICE.REGEX([.$D14];&quot;[\d+]*( green)&quot;);&quot;\d+&quot;));0)" office:value-type="float" office:value="1" calcext:value-type="float">
            <text:p>1</text:p>
          </table:table-cell>
          <table:table-cell table:formula="of:=IFERROR(VALUE(ORG.LIBREOFFICE.REGEX(ORG.LIBREOFFICE.REGEX([.$E14];&quot;[\d+]*( blue)&quot;);&quot;\d+&quot;));0)" office:value-type="float" office:value="1" calcext:value-type="float">
            <text:p>1</text:p>
          </table:table-cell>
          <table:table-cell table:formula="of:=IFERROR(VALUE(ORG.LIBREOFFICE.REGEX(ORG.LIBREOFFICE.REGEX([.$E14];&quot;[\d+]*( red)&quot;);&quot;\d+&quot;));0)" office:value-type="float" office:value="4" calcext:value-type="float">
            <text:p>4</text:p>
          </table:table-cell>
          <table:table-cell table:formula="of:=IFERROR(VALUE(ORG.LIBREOFFICE.REGEX(ORG.LIBREOFFICE.REGEX([.$E14];&quot;[\d+]*( green)&quot;);&quot;\d+&quot;));0)" office:value-type="float" office:value="6" calcext:value-type="float">
            <text:p>6</text:p>
          </table:table-cell>
          <table:table-cell table:formula="of:=IFERROR(VALUE(ORG.LIBREOFFICE.REGEX(ORG.LIBREOFFICE.REGEX([.$F14];&quot;[\d+]*( blue)&quot;);&quot;\d+&quot;));0)" office:value-type="float" office:value="0" calcext:value-type="float">
            <text:p>0</text:p>
          </table:table-cell>
          <table:table-cell table:formula="of:=IFERROR(VALUE(ORG.LIBREOFFICE.REGEX(ORG.LIBREOFFICE.REGEX([.$F14];&quot;[\d+]*( red)&quot;);&quot;\d+&quot;));0)" office:value-type="float" office:value="1" calcext:value-type="float">
            <text:p>1</text:p>
          </table:table-cell>
          <table:table-cell table:formula="of:=IFERROR(VALUE(ORG.LIBREOFFICE.REGEX(ORG.LIBREOFFICE.REGEX([.$F14];&quot;[\d+]*( green)&quot;);&quot;\d+&quot;));0)" office:value-type="float" office:value="8" calcext:value-type="float">
            <text:p>8</text:p>
          </table:table-cell>
          <table:table-cell table:formula="of:=IFERROR(VALUE(ORG.LIBREOFFICE.REGEX(ORG.LIBREOFFICE.REGEX([.$G14];&quot;[\d+]*( blue)&quot;);&quot;\d+&quot;));0)" office:value-type="float" office:value="1" calcext:value-type="float">
            <text:p>1</text:p>
          </table:table-cell>
          <table:table-cell table:formula="of:=IFERROR(VALUE(ORG.LIBREOFFICE.REGEX(ORG.LIBREOFFICE.REGEX([.$G14];&quot;[\d+]*( red)&quot;);&quot;\d+&quot;));0)" office:value-type="float" office:value="7" calcext:value-type="float">
            <text:p>7</text:p>
          </table:table-cell>
          <table:table-cell table:formula="of:=IFERROR(VALUE(ORG.LIBREOFFICE.REGEX(ORG.LIBREOFFICE.REGEX([.$G14];&quot;[\d+]*( green)&quot;);&quot;\d+&quot;));0)" office:value-type="float" office:value="3" calcext:value-type="float">
            <text:p>3</text:p>
          </table:table-cell>
          <table:table-cell table:formula="of:=IFERROR(VALUE(ORG.LIBREOFFICE.REGEX(ORG.LIBREOFFICE.REGEX([.$H14];&quot;[\d+]*( blue)&quot;);&quot;\d+&quot;));0)" office:value-type="float" office:value="1" calcext:value-type="float">
            <text:p>1</text:p>
          </table:table-cell>
          <table:table-cell table:formula="of:=IFERROR(VALUE(ORG.LIBREOFFICE.REGEX(ORG.LIBREOFFICE.REGEX([.$H14];&quot;[\d+]*( red)&quot;);&quot;\d+&quot;));0)" office:value-type="float" office:value="8" calcext:value-type="float">
            <text:p>8</text:p>
          </table:table-cell>
          <table:table-cell table:formula="of:=IFERROR(VALUE(ORG.LIBREOFFICE.REGEX(ORG.LIBREOFFICE.REGEX([.$H14];&quot;[\d+]*( green)&quot;);&quot;\d+&quot;));0)" office:value-type="float" office:value="8" calcext:value-type="float">
            <text:p>8</text:p>
          </table:table-cell>
          <table:table-cell table:formula="of:=IFERROR(VALUE(ORG.LIBREOFFICE.REGEX(ORG.LIBREOFFICE.REGEX([.$I14];&quot;[\d+]*( blue)&quot;);&quot;\d+&quot;));0)" office:value-type="float" office:value="0" calcext:value-type="float">
            <text:p>0</text:p>
          </table:table-cell>
          <table:table-cell table:formula="of:=IFERROR(VALUE(ORG.LIBREOFFICE.REGEX(ORG.LIBREOFFICE.REGEX([.$I14];&quot;[\d+]*( red)&quot;);&quot;\d+&quot;));0)" office:value-type="float" office:value="0" calcext:value-type="float">
            <text:p>0</text:p>
          </table:table-cell>
          <table:table-cell table:formula="of:=IFERROR(VALUE(ORG.LIBREOFFICE.REGEX(ORG.LIBREOFFICE.REGEX([.$I14];&quot;[\d+]*( green)&quot;);&quot;\d+&quot;));0)" office:value-type="float" office:value="0" calcext:value-type="float">
            <text:p>0</text:p>
          </table:table-cell>
          <table:table-cell/>
          <table:table-cell table:formula="of:=MAX([.K14];[.N14];[.Q14];[.T14];[.W14];[.Z14])" office:value-type="float" office:value="1" calcext:value-type="float">
            <text:p>1</text:p>
          </table:table-cell>
          <table:table-cell table:formula="of:=MAX([.L14];[.O14];[.R14];[.U14];[.X14];[.AA14])" office:value-type="float" office:value="8" calcext:value-type="float">
            <text:p>8</text:p>
          </table:table-cell>
          <table:table-cell table:formula="of:=MAX([.M14];[.P14];[.S14];[.V14];[.Y14];[.AB14])" office:value-type="float" office:value="8" calcext:value-type="float">
            <text:p>8</text:p>
          </table:table-cell>
          <table:table-cell/>
          <table:table-cell table:formula="of:=IF(AND([.AD14]&lt;=14;[.AE14]&lt;=12;[.AF14]&lt;=13);VALUE([.B14]);&quot;&quot;)" office:value-type="float" office:value="12" calcext:value-type="float">
            <text:p>12</text:p>
          </table:table-cell>
          <table:table-cell table:number-columns-repeated="2"/>
        </table:table-row>
        <table:table-row table:style-name="ro15">
          <table:table-cell office:value-type="string" calcext:value-type="string">
            <text:p>Game 13: 5 blue, 14 red, 1 green; 10 red, 4 blue, 1 green; 6 red, 1 green, 3 blue; 7 blue, 4 red; 14 red, 2 blue, 1 green</text:p>
          </table:table-cell>
          <table:table-cell table:formula="of:=ORG.LIBREOFFICE.REGEX([.A15];&quot;\d+&quot;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<text:s/>5 blue, 14 red, 1 green</text:p>
          </table:table-cell>
          <table:table-cell office:value-type="string" calcext:value-type="string">
            <text:p><text:s/>10 red, 4 blue, 1 green</text:p>
          </table:table-cell>
          <table:table-cell office:value-type="string" calcext:value-type="string">
            <text:p><text:s/>6 red, 1 green, 3 blue</text:p>
          </table:table-cell>
          <table:table-cell office:value-type="string" calcext:value-type="string">
            <text:p><text:s/>7 blue, 4 red</text:p>
          </table:table-cell>
          <table:table-cell office:value-type="string" calcext:value-type="string">
            <text:p><text:s/>14 red, 2 blue, 1 green</text:p>
          </table:table-cell>
          <table:table-cell table:number-columns-repeated="2"/>
          <table:table-cell table:formula="of:=IFERROR(VALUE(ORG.LIBREOFFICE.REGEX(ORG.LIBREOFFICE.REGEX([.$D15];&quot;[\d+]*( blue)&quot;);&quot;\d+&quot;));0)" office:value-type="float" office:value="5" calcext:value-type="float">
            <text:p>5</text:p>
          </table:table-cell>
          <table:table-cell table:formula="of:=IFERROR(VALUE(ORG.LIBREOFFICE.REGEX(ORG.LIBREOFFICE.REGEX([.$D15];&quot;[\d+]*( red)&quot;);&quot;\d+&quot;));0)" office:value-type="float" office:value="14" calcext:value-type="float">
            <text:p>14</text:p>
          </table:table-cell>
          <table:table-cell table:formula="of:=IFERROR(VALUE(ORG.LIBREOFFICE.REGEX(ORG.LIBREOFFICE.REGEX([.$D15];&quot;[\d+]*( green)&quot;);&quot;\d+&quot;));0)" office:value-type="float" office:value="1" calcext:value-type="float">
            <text:p>1</text:p>
          </table:table-cell>
          <table:table-cell table:formula="of:=IFERROR(VALUE(ORG.LIBREOFFICE.REGEX(ORG.LIBREOFFICE.REGEX([.$E15];&quot;[\d+]*( blue)&quot;);&quot;\d+&quot;));0)" office:value-type="float" office:value="4" calcext:value-type="float">
            <text:p>4</text:p>
          </table:table-cell>
          <table:table-cell table:formula="of:=IFERROR(VALUE(ORG.LIBREOFFICE.REGEX(ORG.LIBREOFFICE.REGEX([.$E15];&quot;[\d+]*( red)&quot;);&quot;\d+&quot;));0)" office:value-type="float" office:value="10" calcext:value-type="float">
            <text:p>10</text:p>
          </table:table-cell>
          <table:table-cell table:formula="of:=IFERROR(VALUE(ORG.LIBREOFFICE.REGEX(ORG.LIBREOFFICE.REGEX([.$E15];&quot;[\d+]*( green)&quot;);&quot;\d+&quot;));0)" office:value-type="float" office:value="1" calcext:value-type="float">
            <text:p>1</text:p>
          </table:table-cell>
          <table:table-cell table:formula="of:=IFERROR(VALUE(ORG.LIBREOFFICE.REGEX(ORG.LIBREOFFICE.REGEX([.$F15];&quot;[\d+]*( blue)&quot;);&quot;\d+&quot;));0)" office:value-type="float" office:value="3" calcext:value-type="float">
            <text:p>3</text:p>
          </table:table-cell>
          <table:table-cell table:formula="of:=IFERROR(VALUE(ORG.LIBREOFFICE.REGEX(ORG.LIBREOFFICE.REGEX([.$F15];&quot;[\d+]*( red)&quot;);&quot;\d+&quot;));0)" office:value-type="float" office:value="6" calcext:value-type="float">
            <text:p>6</text:p>
          </table:table-cell>
          <table:table-cell table:formula="of:=IFERROR(VALUE(ORG.LIBREOFFICE.REGEX(ORG.LIBREOFFICE.REGEX([.$F15];&quot;[\d+]*( green)&quot;);&quot;\d+&quot;));0)" office:value-type="float" office:value="1" calcext:value-type="float">
            <text:p>1</text:p>
          </table:table-cell>
          <table:table-cell table:formula="of:=IFERROR(VALUE(ORG.LIBREOFFICE.REGEX(ORG.LIBREOFFICE.REGEX([.$G15];&quot;[\d+]*( blue)&quot;);&quot;\d+&quot;));0)" office:value-type="float" office:value="7" calcext:value-type="float">
            <text:p>7</text:p>
          </table:table-cell>
          <table:table-cell table:formula="of:=IFERROR(VALUE(ORG.LIBREOFFICE.REGEX(ORG.LIBREOFFICE.REGEX([.$G15];&quot;[\d+]*( red)&quot;);&quot;\d+&quot;));0)" office:value-type="float" office:value="4" calcext:value-type="float">
            <text:p>4</text:p>
          </table:table-cell>
          <table:table-cell table:formula="of:=IFERROR(VALUE(ORG.LIBREOFFICE.REGEX(ORG.LIBREOFFICE.REGEX([.$G15];&quot;[\d+]*( green)&quot;);&quot;\d+&quot;));0)" office:value-type="float" office:value="0" calcext:value-type="float">
            <text:p>0</text:p>
          </table:table-cell>
          <table:table-cell table:formula="of:=IFERROR(VALUE(ORG.LIBREOFFICE.REGEX(ORG.LIBREOFFICE.REGEX([.$H15];&quot;[\d+]*( blue)&quot;);&quot;\d+&quot;));0)" office:value-type="float" office:value="2" calcext:value-type="float">
            <text:p>2</text:p>
          </table:table-cell>
          <table:table-cell table:formula="of:=IFERROR(VALUE(ORG.LIBREOFFICE.REGEX(ORG.LIBREOFFICE.REGEX([.$H15];&quot;[\d+]*( red)&quot;);&quot;\d+&quot;));0)" office:value-type="float" office:value="14" calcext:value-type="float">
            <text:p>14</text:p>
          </table:table-cell>
          <table:table-cell table:formula="of:=IFERROR(VALUE(ORG.LIBREOFFICE.REGEX(ORG.LIBREOFFICE.REGEX([.$H15];&quot;[\d+]*( green)&quot;);&quot;\d+&quot;));0)" office:value-type="float" office:value="1" calcext:value-type="float">
            <text:p>1</text:p>
          </table:table-cell>
          <table:table-cell table:formula="of:=IFERROR(VALUE(ORG.LIBREOFFICE.REGEX(ORG.LIBREOFFICE.REGEX([.$I15];&quot;[\d+]*( blue)&quot;);&quot;\d+&quot;));0)" office:value-type="float" office:value="0" calcext:value-type="float">
            <text:p>0</text:p>
          </table:table-cell>
          <table:table-cell table:formula="of:=IFERROR(VALUE(ORG.LIBREOFFICE.REGEX(ORG.LIBREOFFICE.REGEX([.$I15];&quot;[\d+]*( red)&quot;);&quot;\d+&quot;));0)" office:value-type="float" office:value="0" calcext:value-type="float">
            <text:p>0</text:p>
          </table:table-cell>
          <table:table-cell table:formula="of:=IFERROR(VALUE(ORG.LIBREOFFICE.REGEX(ORG.LIBREOFFICE.REGEX([.$I15];&quot;[\d+]*( green)&quot;);&quot;\d+&quot;));0)" office:value-type="float" office:value="0" calcext:value-type="float">
            <text:p>0</text:p>
          </table:table-cell>
          <table:table-cell/>
          <table:table-cell table:formula="of:=MAX([.K15];[.N15];[.Q15];[.T15];[.W15];[.Z15])" office:value-type="float" office:value="7" calcext:value-type="float">
            <text:p>7</text:p>
          </table:table-cell>
          <table:table-cell table:formula="of:=MAX([.L15];[.O15];[.R15];[.U15];[.X15];[.AA15])" office:value-type="float" office:value="14" calcext:value-type="float">
            <text:p>14</text:p>
          </table:table-cell>
          <table:table-cell table:formula="of:=MAX([.M15];[.P15];[.S15];[.V15];[.Y15];[.AB15])" office:value-type="float" office:value="1" calcext:value-type="float">
            <text:p>1</text:p>
          </table:table-cell>
          <table:table-cell/>
          <table:table-cell table:formula="of:=IF(AND([.AD15]&lt;=14;[.AE15]&lt;=12;[.AF15]&lt;=13);VALUE([.B15]);&quot;&quot;)">
            <text:p/>
          </table:table-cell>
          <table:table-cell table:number-columns-repeated="2"/>
        </table:table-row>
        <table:table-row table:style-name="ro15">
          <table:table-cell office:value-type="string" calcext:value-type="string">
            <text:p>Game 14: 9 green, 1 blue; 6 red, 9 green; 7 green, 3 blue</text:p>
          </table:table-cell>
          <table:table-cell table:formula="of:=ORG.LIBREOFFICE.REGEX([.A16];&quot;\d+&quot;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<text:s/>9 green, 1 blue</text:p>
          </table:table-cell>
          <table:table-cell office:value-type="string" calcext:value-type="string">
            <text:p><text:s/>6 red, 9 green</text:p>
          </table:table-cell>
          <table:table-cell office:value-type="string" calcext:value-type="string">
            <text:p><text:s/>7 green, 3 blue</text:p>
          </table:table-cell>
          <table:table-cell table:number-columns-repeated="4"/>
          <table:table-cell table:formula="of:=IFERROR(VALUE(ORG.LIBREOFFICE.REGEX(ORG.LIBREOFFICE.REGEX([.$D16];&quot;[\d+]*( blue)&quot;);&quot;\d+&quot;));0)" office:value-type="float" office:value="1" calcext:value-type="float">
            <text:p>1</text:p>
          </table:table-cell>
          <table:table-cell table:formula="of:=IFERROR(VALUE(ORG.LIBREOFFICE.REGEX(ORG.LIBREOFFICE.REGEX([.$D16];&quot;[\d+]*( red)&quot;);&quot;\d+&quot;));0)" office:value-type="float" office:value="0" calcext:value-type="float">
            <text:p>0</text:p>
          </table:table-cell>
          <table:table-cell table:formula="of:=IFERROR(VALUE(ORG.LIBREOFFICE.REGEX(ORG.LIBREOFFICE.REGEX([.$D16];&quot;[\d+]*( green)&quot;);&quot;\d+&quot;));0)" office:value-type="float" office:value="9" calcext:value-type="float">
            <text:p>9</text:p>
          </table:table-cell>
          <table:table-cell table:formula="of:=IFERROR(VALUE(ORG.LIBREOFFICE.REGEX(ORG.LIBREOFFICE.REGEX([.$E16];&quot;[\d+]*( blue)&quot;);&quot;\d+&quot;));0)" office:value-type="float" office:value="0" calcext:value-type="float">
            <text:p>0</text:p>
          </table:table-cell>
          <table:table-cell table:formula="of:=IFERROR(VALUE(ORG.LIBREOFFICE.REGEX(ORG.LIBREOFFICE.REGEX([.$E16];&quot;[\d+]*( red)&quot;);&quot;\d+&quot;));0)" office:value-type="float" office:value="6" calcext:value-type="float">
            <text:p>6</text:p>
          </table:table-cell>
          <table:table-cell table:formula="of:=IFERROR(VALUE(ORG.LIBREOFFICE.REGEX(ORG.LIBREOFFICE.REGEX([.$E16];&quot;[\d+]*( green)&quot;);&quot;\d+&quot;));0)" office:value-type="float" office:value="9" calcext:value-type="float">
            <text:p>9</text:p>
          </table:table-cell>
          <table:table-cell table:formula="of:=IFERROR(VALUE(ORG.LIBREOFFICE.REGEX(ORG.LIBREOFFICE.REGEX([.$F16];&quot;[\d+]*( blue)&quot;);&quot;\d+&quot;));0)" office:value-type="float" office:value="3" calcext:value-type="float">
            <text:p>3</text:p>
          </table:table-cell>
          <table:table-cell table:formula="of:=IFERROR(VALUE(ORG.LIBREOFFICE.REGEX(ORG.LIBREOFFICE.REGEX([.$F16];&quot;[\d+]*( red)&quot;);&quot;\d+&quot;));0)" office:value-type="float" office:value="0" calcext:value-type="float">
            <text:p>0</text:p>
          </table:table-cell>
          <table:table-cell table:formula="of:=IFERROR(VALUE(ORG.LIBREOFFICE.REGEX(ORG.LIBREOFFICE.REGEX([.$F16];&quot;[\d+]*( green)&quot;);&quot;\d+&quot;));0)" office:value-type="float" office:value="7" calcext:value-type="float">
            <text:p>7</text:p>
          </table:table-cell>
          <table:table-cell table:formula="of:=IFERROR(VALUE(ORG.LIBREOFFICE.REGEX(ORG.LIBREOFFICE.REGEX([.$G16];&quot;[\d+]*( blue)&quot;);&quot;\d+&quot;));0)" office:value-type="float" office:value="0" calcext:value-type="float">
            <text:p>0</text:p>
          </table:table-cell>
          <table:table-cell table:formula="of:=IFERROR(VALUE(ORG.LIBREOFFICE.REGEX(ORG.LIBREOFFICE.REGEX([.$G16];&quot;[\d+]*( red)&quot;);&quot;\d+&quot;));0)" office:value-type="float" office:value="0" calcext:value-type="float">
            <text:p>0</text:p>
          </table:table-cell>
          <table:table-cell table:formula="of:=IFERROR(VALUE(ORG.LIBREOFFICE.REGEX(ORG.LIBREOFFICE.REGEX([.$G16];&quot;[\d+]*( green)&quot;);&quot;\d+&quot;));0)" office:value-type="float" office:value="0" calcext:value-type="float">
            <text:p>0</text:p>
          </table:table-cell>
          <table:table-cell table:formula="of:=IFERROR(VALUE(ORG.LIBREOFFICE.REGEX(ORG.LIBREOFFICE.REGEX([.$H16];&quot;[\d+]*( blue)&quot;);&quot;\d+&quot;));0)" office:value-type="float" office:value="0" calcext:value-type="float">
            <text:p>0</text:p>
          </table:table-cell>
          <table:table-cell table:formula="of:=IFERROR(VALUE(ORG.LIBREOFFICE.REGEX(ORG.LIBREOFFICE.REGEX([.$H16];&quot;[\d+]*( red)&quot;);&quot;\d+&quot;));0)" office:value-type="float" office:value="0" calcext:value-type="float">
            <text:p>0</text:p>
          </table:table-cell>
          <table:table-cell table:formula="of:=IFERROR(VALUE(ORG.LIBREOFFICE.REGEX(ORG.LIBREOFFICE.REGEX([.$H16];&quot;[\d+]*( green)&quot;);&quot;\d+&quot;));0)" office:value-type="float" office:value="0" calcext:value-type="float">
            <text:p>0</text:p>
          </table:table-cell>
          <table:table-cell table:formula="of:=IFERROR(VALUE(ORG.LIBREOFFICE.REGEX(ORG.LIBREOFFICE.REGEX([.$I16];&quot;[\d+]*( blue)&quot;);&quot;\d+&quot;));0)" office:value-type="float" office:value="0" calcext:value-type="float">
            <text:p>0</text:p>
          </table:table-cell>
          <table:table-cell table:formula="of:=IFERROR(VALUE(ORG.LIBREOFFICE.REGEX(ORG.LIBREOFFICE.REGEX([.$I16];&quot;[\d+]*( red)&quot;);&quot;\d+&quot;));0)" office:value-type="float" office:value="0" calcext:value-type="float">
            <text:p>0</text:p>
          </table:table-cell>
          <table:table-cell table:formula="of:=IFERROR(VALUE(ORG.LIBREOFFICE.REGEX(ORG.LIBREOFFICE.REGEX([.$I16];&quot;[\d+]*( green)&quot;);&quot;\d+&quot;));0)" office:value-type="float" office:value="0" calcext:value-type="float">
            <text:p>0</text:p>
          </table:table-cell>
          <table:table-cell/>
          <table:table-cell table:formula="of:=MAX([.K16];[.N16];[.Q16];[.T16];[.W16];[.Z16])" office:value-type="float" office:value="3" calcext:value-type="float">
            <text:p>3</text:p>
          </table:table-cell>
          <table:table-cell table:formula="of:=MAX([.L16];[.O16];[.R16];[.U16];[.X16];[.AA16])" office:value-type="float" office:value="6" calcext:value-type="float">
            <text:p>6</text:p>
          </table:table-cell>
          <table:table-cell table:formula="of:=MAX([.M16];[.P16];[.S16];[.V16];[.Y16];[.AB16])" office:value-type="float" office:value="9" calcext:value-type="float">
            <text:p>9</text:p>
          </table:table-cell>
          <table:table-cell/>
          <table:table-cell table:formula="of:=IF(AND([.AD16]&lt;=14;[.AE16]&lt;=12;[.AF16]&lt;=13);VALUE([.B16]);&quot;&quot;)" office:value-type="float" office:value="14" calcext:value-type="float">
            <text:p>14</text:p>
          </table:table-cell>
          <table:table-cell table:number-columns-repeated="2"/>
        </table:table-row>
        <table:table-row table:style-name="ro15">
          <table:table-cell office:value-type="string" calcext:value-type="string">
            <text:p>Game 15: 1 green, 4 blue, 2 red; 8 red, 3 blue; 1 red, 3 blue</text:p>
          </table:table-cell>
          <table:table-cell table:formula="of:=ORG.LIBREOFFICE.REGEX([.A17];&quot;\d+&quot;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<text:s/>1 green, 4 blue, 2 red</text:p>
          </table:table-cell>
          <table:table-cell office:value-type="string" calcext:value-type="string">
            <text:p><text:s/>8 red, 3 blue</text:p>
          </table:table-cell>
          <table:table-cell office:value-type="string" calcext:value-type="string">
            <text:p><text:s/>1 red, 3 blue</text:p>
          </table:table-cell>
          <table:table-cell table:number-columns-repeated="4"/>
          <table:table-cell table:formula="of:=IFERROR(VALUE(ORG.LIBREOFFICE.REGEX(ORG.LIBREOFFICE.REGEX([.$D17];&quot;[\d+]*( blue)&quot;);&quot;\d+&quot;));0)" office:value-type="float" office:value="4" calcext:value-type="float">
            <text:p>4</text:p>
          </table:table-cell>
          <table:table-cell table:formula="of:=IFERROR(VALUE(ORG.LIBREOFFICE.REGEX(ORG.LIBREOFFICE.REGEX([.$D17];&quot;[\d+]*( red)&quot;);&quot;\d+&quot;));0)" office:value-type="float" office:value="2" calcext:value-type="float">
            <text:p>2</text:p>
          </table:table-cell>
          <table:table-cell table:formula="of:=IFERROR(VALUE(ORG.LIBREOFFICE.REGEX(ORG.LIBREOFFICE.REGEX([.$D17];&quot;[\d+]*( green)&quot;);&quot;\d+&quot;));0)" office:value-type="float" office:value="1" calcext:value-type="float">
            <text:p>1</text:p>
          </table:table-cell>
          <table:table-cell table:formula="of:=IFERROR(VALUE(ORG.LIBREOFFICE.REGEX(ORG.LIBREOFFICE.REGEX([.$E17];&quot;[\d+]*( blue)&quot;);&quot;\d+&quot;));0)" office:value-type="float" office:value="3" calcext:value-type="float">
            <text:p>3</text:p>
          </table:table-cell>
          <table:table-cell table:formula="of:=IFERROR(VALUE(ORG.LIBREOFFICE.REGEX(ORG.LIBREOFFICE.REGEX([.$E17];&quot;[\d+]*( red)&quot;);&quot;\d+&quot;));0)" office:value-type="float" office:value="8" calcext:value-type="float">
            <text:p>8</text:p>
          </table:table-cell>
          <table:table-cell table:formula="of:=IFERROR(VALUE(ORG.LIBREOFFICE.REGEX(ORG.LIBREOFFICE.REGEX([.$E17];&quot;[\d+]*( green)&quot;);&quot;\d+&quot;));0)" office:value-type="float" office:value="0" calcext:value-type="float">
            <text:p>0</text:p>
          </table:table-cell>
          <table:table-cell table:formula="of:=IFERROR(VALUE(ORG.LIBREOFFICE.REGEX(ORG.LIBREOFFICE.REGEX([.$F17];&quot;[\d+]*( blue)&quot;);&quot;\d+&quot;));0)" office:value-type="float" office:value="3" calcext:value-type="float">
            <text:p>3</text:p>
          </table:table-cell>
          <table:table-cell table:formula="of:=IFERROR(VALUE(ORG.LIBREOFFICE.REGEX(ORG.LIBREOFFICE.REGEX([.$F17];&quot;[\d+]*( red)&quot;);&quot;\d+&quot;));0)" office:value-type="float" office:value="1" calcext:value-type="float">
            <text:p>1</text:p>
          </table:table-cell>
          <table:table-cell table:formula="of:=IFERROR(VALUE(ORG.LIBREOFFICE.REGEX(ORG.LIBREOFFICE.REGEX([.$F17];&quot;[\d+]*( green)&quot;);&quot;\d+&quot;));0)" office:value-type="float" office:value="0" calcext:value-type="float">
            <text:p>0</text:p>
          </table:table-cell>
          <table:table-cell table:formula="of:=IFERROR(VALUE(ORG.LIBREOFFICE.REGEX(ORG.LIBREOFFICE.REGEX([.$G17];&quot;[\d+]*( blue)&quot;);&quot;\d+&quot;));0)" office:value-type="float" office:value="0" calcext:value-type="float">
            <text:p>0</text:p>
          </table:table-cell>
          <table:table-cell table:formula="of:=IFERROR(VALUE(ORG.LIBREOFFICE.REGEX(ORG.LIBREOFFICE.REGEX([.$G17];&quot;[\d+]*( red)&quot;);&quot;\d+&quot;));0)" office:value-type="float" office:value="0" calcext:value-type="float">
            <text:p>0</text:p>
          </table:table-cell>
          <table:table-cell table:formula="of:=IFERROR(VALUE(ORG.LIBREOFFICE.REGEX(ORG.LIBREOFFICE.REGEX([.$G17];&quot;[\d+]*( green)&quot;);&quot;\d+&quot;));0)" office:value-type="float" office:value="0" calcext:value-type="float">
            <text:p>0</text:p>
          </table:table-cell>
          <table:table-cell table:formula="of:=IFERROR(VALUE(ORG.LIBREOFFICE.REGEX(ORG.LIBREOFFICE.REGEX([.$H17];&quot;[\d+]*( blue)&quot;);&quot;\d+&quot;));0)" office:value-type="float" office:value="0" calcext:value-type="float">
            <text:p>0</text:p>
          </table:table-cell>
          <table:table-cell table:formula="of:=IFERROR(VALUE(ORG.LIBREOFFICE.REGEX(ORG.LIBREOFFICE.REGEX([.$H17];&quot;[\d+]*( red)&quot;);&quot;\d+&quot;));0)" office:value-type="float" office:value="0" calcext:value-type="float">
            <text:p>0</text:p>
          </table:table-cell>
          <table:table-cell table:formula="of:=IFERROR(VALUE(ORG.LIBREOFFICE.REGEX(ORG.LIBREOFFICE.REGEX([.$H17];&quot;[\d+]*( green)&quot;);&quot;\d+&quot;));0)" office:value-type="float" office:value="0" calcext:value-type="float">
            <text:p>0</text:p>
          </table:table-cell>
          <table:table-cell table:formula="of:=IFERROR(VALUE(ORG.LIBREOFFICE.REGEX(ORG.LIBREOFFICE.REGEX([.$I17];&quot;[\d+]*( blue)&quot;);&quot;\d+&quot;));0)" office:value-type="float" office:value="0" calcext:value-type="float">
            <text:p>0</text:p>
          </table:table-cell>
          <table:table-cell table:formula="of:=IFERROR(VALUE(ORG.LIBREOFFICE.REGEX(ORG.LIBREOFFICE.REGEX([.$I17];&quot;[\d+]*( red)&quot;);&quot;\d+&quot;));0)" office:value-type="float" office:value="0" calcext:value-type="float">
            <text:p>0</text:p>
          </table:table-cell>
          <table:table-cell table:formula="of:=IFERROR(VALUE(ORG.LIBREOFFICE.REGEX(ORG.LIBREOFFICE.REGEX([.$I17];&quot;[\d+]*( green)&quot;);&quot;\d+&quot;));0)" office:value-type="float" office:value="0" calcext:value-type="float">
            <text:p>0</text:p>
          </table:table-cell>
          <table:table-cell/>
          <table:table-cell table:formula="of:=MAX([.K17];[.N17];[.Q17];[.T17];[.W17];[.Z17])" office:value-type="float" office:value="4" calcext:value-type="float">
            <text:p>4</text:p>
          </table:table-cell>
          <table:table-cell table:formula="of:=MAX([.L17];[.O17];[.R17];[.U17];[.X17];[.AA17])" office:value-type="float" office:value="8" calcext:value-type="float">
            <text:p>8</text:p>
          </table:table-cell>
          <table:table-cell table:formula="of:=MAX([.M17];[.P17];[.S17];[.V17];[.Y17];[.AB17])" office:value-type="float" office:value="1" calcext:value-type="float">
            <text:p>1</text:p>
          </table:table-cell>
          <table:table-cell/>
          <table:table-cell table:formula="of:=IF(AND([.AD17]&lt;=14;[.AE17]&lt;=12;[.AF17]&lt;=13);VALUE([.B17]);&quot;&quot;)" office:value-type="float" office:value="15" calcext:value-type="float">
            <text:p>15</text:p>
          </table:table-cell>
          <table:table-cell table:number-columns-repeated="2"/>
        </table:table-row>
        <table:table-row table:style-name="ro15">
          <table:table-cell office:value-type="string" calcext:value-type="string">
            <text:p>Game 16: 6 blue, 10 green, 5 red; 11 blue, 1 red; 3 red, 2 green, 3 blue; 1 green, 4 red, 6 blue; 11 blue, 2 red, 11 green</text:p>
          </table:table-cell>
          <table:table-cell table:formula="of:=ORG.LIBREOFFICE.REGEX([.A18];&quot;\d+&quot;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<text:s/>6 blue, 10 green, 5 red</text:p>
          </table:table-cell>
          <table:table-cell office:value-type="string" calcext:value-type="string">
            <text:p><text:s/>11 blue, 1 red</text:p>
          </table:table-cell>
          <table:table-cell office:value-type="string" calcext:value-type="string">
            <text:p><text:s/>3 red, 2 green, 3 blue</text:p>
          </table:table-cell>
          <table:table-cell office:value-type="string" calcext:value-type="string">
            <text:p><text:s/>1 green, 4 red, 6 blue</text:p>
          </table:table-cell>
          <table:table-cell office:value-type="string" calcext:value-type="string">
            <text:p><text:s/>11 blue, 2 red, 11 green</text:p>
          </table:table-cell>
          <table:table-cell table:number-columns-repeated="2"/>
          <table:table-cell table:formula="of:=IFERROR(VALUE(ORG.LIBREOFFICE.REGEX(ORG.LIBREOFFICE.REGEX([.$D18];&quot;[\d+]*( blue)&quot;);&quot;\d+&quot;));0)" office:value-type="float" office:value="6" calcext:value-type="float">
            <text:p>6</text:p>
          </table:table-cell>
          <table:table-cell table:formula="of:=IFERROR(VALUE(ORG.LIBREOFFICE.REGEX(ORG.LIBREOFFICE.REGEX([.$D18];&quot;[\d+]*( red)&quot;);&quot;\d+&quot;));0)" office:value-type="float" office:value="5" calcext:value-type="float">
            <text:p>5</text:p>
          </table:table-cell>
          <table:table-cell table:formula="of:=IFERROR(VALUE(ORG.LIBREOFFICE.REGEX(ORG.LIBREOFFICE.REGEX([.$D18];&quot;[\d+]*( green)&quot;);&quot;\d+&quot;));0)" office:value-type="float" office:value="10" calcext:value-type="float">
            <text:p>10</text:p>
          </table:table-cell>
          <table:table-cell table:formula="of:=IFERROR(VALUE(ORG.LIBREOFFICE.REGEX(ORG.LIBREOFFICE.REGEX([.$E18];&quot;[\d+]*( blue)&quot;);&quot;\d+&quot;));0)" office:value-type="float" office:value="11" calcext:value-type="float">
            <text:p>11</text:p>
          </table:table-cell>
          <table:table-cell table:formula="of:=IFERROR(VALUE(ORG.LIBREOFFICE.REGEX(ORG.LIBREOFFICE.REGEX([.$E18];&quot;[\d+]*( red)&quot;);&quot;\d+&quot;));0)" office:value-type="float" office:value="1" calcext:value-type="float">
            <text:p>1</text:p>
          </table:table-cell>
          <table:table-cell table:formula="of:=IFERROR(VALUE(ORG.LIBREOFFICE.REGEX(ORG.LIBREOFFICE.REGEX([.$E18];&quot;[\d+]*( green)&quot;);&quot;\d+&quot;));0)" office:value-type="float" office:value="0" calcext:value-type="float">
            <text:p>0</text:p>
          </table:table-cell>
          <table:table-cell table:formula="of:=IFERROR(VALUE(ORG.LIBREOFFICE.REGEX(ORG.LIBREOFFICE.REGEX([.$F18];&quot;[\d+]*( blue)&quot;);&quot;\d+&quot;));0)" office:value-type="float" office:value="3" calcext:value-type="float">
            <text:p>3</text:p>
          </table:table-cell>
          <table:table-cell table:formula="of:=IFERROR(VALUE(ORG.LIBREOFFICE.REGEX(ORG.LIBREOFFICE.REGEX([.$F18];&quot;[\d+]*( red)&quot;);&quot;\d+&quot;));0)" office:value-type="float" office:value="3" calcext:value-type="float">
            <text:p>3</text:p>
          </table:table-cell>
          <table:table-cell table:formula="of:=IFERROR(VALUE(ORG.LIBREOFFICE.REGEX(ORG.LIBREOFFICE.REGEX([.$F18];&quot;[\d+]*( green)&quot;);&quot;\d+&quot;));0)" office:value-type="float" office:value="2" calcext:value-type="float">
            <text:p>2</text:p>
          </table:table-cell>
          <table:table-cell table:formula="of:=IFERROR(VALUE(ORG.LIBREOFFICE.REGEX(ORG.LIBREOFFICE.REGEX([.$G18];&quot;[\d+]*( blue)&quot;);&quot;\d+&quot;));0)" office:value-type="float" office:value="6" calcext:value-type="float">
            <text:p>6</text:p>
          </table:table-cell>
          <table:table-cell table:formula="of:=IFERROR(VALUE(ORG.LIBREOFFICE.REGEX(ORG.LIBREOFFICE.REGEX([.$G18];&quot;[\d+]*( red)&quot;);&quot;\d+&quot;));0)" office:value-type="float" office:value="4" calcext:value-type="float">
            <text:p>4</text:p>
          </table:table-cell>
          <table:table-cell table:formula="of:=IFERROR(VALUE(ORG.LIBREOFFICE.REGEX(ORG.LIBREOFFICE.REGEX([.$G18];&quot;[\d+]*( green)&quot;);&quot;\d+&quot;));0)" office:value-type="float" office:value="1" calcext:value-type="float">
            <text:p>1</text:p>
          </table:table-cell>
          <table:table-cell table:formula="of:=IFERROR(VALUE(ORG.LIBREOFFICE.REGEX(ORG.LIBREOFFICE.REGEX([.$H18];&quot;[\d+]*( blue)&quot;);&quot;\d+&quot;));0)" office:value-type="float" office:value="11" calcext:value-type="float">
            <text:p>11</text:p>
          </table:table-cell>
          <table:table-cell table:formula="of:=IFERROR(VALUE(ORG.LIBREOFFICE.REGEX(ORG.LIBREOFFICE.REGEX([.$H18];&quot;[\d+]*( red)&quot;);&quot;\d+&quot;));0)" office:value-type="float" office:value="2" calcext:value-type="float">
            <text:p>2</text:p>
          </table:table-cell>
          <table:table-cell table:formula="of:=IFERROR(VALUE(ORG.LIBREOFFICE.REGEX(ORG.LIBREOFFICE.REGEX([.$H18];&quot;[\d+]*( green)&quot;);&quot;\d+&quot;));0)" office:value-type="float" office:value="11" calcext:value-type="float">
            <text:p>11</text:p>
          </table:table-cell>
          <table:table-cell table:formula="of:=IFERROR(VALUE(ORG.LIBREOFFICE.REGEX(ORG.LIBREOFFICE.REGEX([.$I18];&quot;[\d+]*( blue)&quot;);&quot;\d+&quot;));0)" office:value-type="float" office:value="0" calcext:value-type="float">
            <text:p>0</text:p>
          </table:table-cell>
          <table:table-cell table:formula="of:=IFERROR(VALUE(ORG.LIBREOFFICE.REGEX(ORG.LIBREOFFICE.REGEX([.$I18];&quot;[\d+]*( red)&quot;);&quot;\d+&quot;));0)" office:value-type="float" office:value="0" calcext:value-type="float">
            <text:p>0</text:p>
          </table:table-cell>
          <table:table-cell table:formula="of:=IFERROR(VALUE(ORG.LIBREOFFICE.REGEX(ORG.LIBREOFFICE.REGEX([.$I18];&quot;[\d+]*( green)&quot;);&quot;\d+&quot;));0)" office:value-type="float" office:value="0" calcext:value-type="float">
            <text:p>0</text:p>
          </table:table-cell>
          <table:table-cell/>
          <table:table-cell table:formula="of:=MAX([.K18];[.N18];[.Q18];[.T18];[.W18];[.Z18])" office:value-type="float" office:value="11" calcext:value-type="float">
            <text:p>11</text:p>
          </table:table-cell>
          <table:table-cell table:formula="of:=MAX([.L18];[.O18];[.R18];[.U18];[.X18];[.AA18])" office:value-type="float" office:value="5" calcext:value-type="float">
            <text:p>5</text:p>
          </table:table-cell>
          <table:table-cell table:formula="of:=MAX([.M18];[.P18];[.S18];[.V18];[.Y18];[.AB18])" office:value-type="float" office:value="11" calcext:value-type="float">
            <text:p>11</text:p>
          </table:table-cell>
          <table:table-cell/>
          <table:table-cell table:formula="of:=IF(AND([.AD18]&lt;=14;[.AE18]&lt;=12;[.AF18]&lt;=13);VALUE([.B18]);&quot;&quot;)" office:value-type="float" office:value="16" calcext:value-type="float">
            <text:p>16</text:p>
          </table:table-cell>
          <table:table-cell table:number-columns-repeated="2"/>
        </table:table-row>
        <table:table-row table:style-name="ro15">
          <table:table-cell office:value-type="string" calcext:value-type="string">
            <text:p>Game 17: 4 green, 5 blue, 8 red; 6 green, 7 red; 3 green, 8 red, 5 blue; 4 green, 8 red; 5 green, 11 blue, 3 red; 5 green, 15 blue, 1 red</text:p>
          </table:table-cell>
          <table:table-cell table:formula="of:=ORG.LIBREOFFICE.REGEX([.A19];&quot;\d+&quot;)" office:value-type="string" office:string-value="17" calcext:value-type="string">
            <text:p>17</text:p>
          </table:table-cell>
          <table:table-cell/>
          <table:table-cell office:value-type="string" calcext:value-type="string">
            <text:p><text:s/>4 green, 5 blue, 8 red</text:p>
          </table:table-cell>
          <table:table-cell office:value-type="string" calcext:value-type="string">
            <text:p><text:s/>6 green, 7 red</text:p>
          </table:table-cell>
          <table:table-cell office:value-type="string" calcext:value-type="string">
            <text:p><text:s/>3 green, 8 red, 5 blue</text:p>
          </table:table-cell>
          <table:table-cell office:value-type="string" calcext:value-type="string">
            <text:p><text:s/>4 green, 8 red</text:p>
          </table:table-cell>
          <table:table-cell office:value-type="string" calcext:value-type="string">
            <text:p><text:s/>5 green, 11 blue, 3 red</text:p>
          </table:table-cell>
          <table:table-cell office:value-type="string" calcext:value-type="string">
            <text:p><text:s/>5 green, 15 blue, 1 red</text:p>
          </table:table-cell>
          <table:table-cell/>
          <table:table-cell table:formula="of:=IFERROR(VALUE(ORG.LIBREOFFICE.REGEX(ORG.LIBREOFFICE.REGEX([.$D19];&quot;[\d+]*( blue)&quot;);&quot;\d+&quot;));0)" office:value-type="float" office:value="5" calcext:value-type="float">
            <text:p>5</text:p>
          </table:table-cell>
          <table:table-cell table:formula="of:=IFERROR(VALUE(ORG.LIBREOFFICE.REGEX(ORG.LIBREOFFICE.REGEX([.$D19];&quot;[\d+]*( red)&quot;);&quot;\d+&quot;));0)" office:value-type="float" office:value="8" calcext:value-type="float">
            <text:p>8</text:p>
          </table:table-cell>
          <table:table-cell table:formula="of:=IFERROR(VALUE(ORG.LIBREOFFICE.REGEX(ORG.LIBREOFFICE.REGEX([.$D19];&quot;[\d+]*( green)&quot;);&quot;\d+&quot;));0)" office:value-type="float" office:value="4" calcext:value-type="float">
            <text:p>4</text:p>
          </table:table-cell>
          <table:table-cell table:formula="of:=IFERROR(VALUE(ORG.LIBREOFFICE.REGEX(ORG.LIBREOFFICE.REGEX([.$E19];&quot;[\d+]*( blue)&quot;);&quot;\d+&quot;));0)" office:value-type="float" office:value="0" calcext:value-type="float">
            <text:p>0</text:p>
          </table:table-cell>
          <table:table-cell table:formula="of:=IFERROR(VALUE(ORG.LIBREOFFICE.REGEX(ORG.LIBREOFFICE.REGEX([.$E19];&quot;[\d+]*( red)&quot;);&quot;\d+&quot;));0)" office:value-type="float" office:value="7" calcext:value-type="float">
            <text:p>7</text:p>
          </table:table-cell>
          <table:table-cell table:formula="of:=IFERROR(VALUE(ORG.LIBREOFFICE.REGEX(ORG.LIBREOFFICE.REGEX([.$E19];&quot;[\d+]*( green)&quot;);&quot;\d+&quot;));0)" office:value-type="float" office:value="6" calcext:value-type="float">
            <text:p>6</text:p>
          </table:table-cell>
          <table:table-cell table:formula="of:=IFERROR(VALUE(ORG.LIBREOFFICE.REGEX(ORG.LIBREOFFICE.REGEX([.$F19];&quot;[\d+]*( blue)&quot;);&quot;\d+&quot;));0)" office:value-type="float" office:value="5" calcext:value-type="float">
            <text:p>5</text:p>
          </table:table-cell>
          <table:table-cell table:formula="of:=IFERROR(VALUE(ORG.LIBREOFFICE.REGEX(ORG.LIBREOFFICE.REGEX([.$F19];&quot;[\d+]*( red)&quot;);&quot;\d+&quot;));0)" office:value-type="float" office:value="8" calcext:value-type="float">
            <text:p>8</text:p>
          </table:table-cell>
          <table:table-cell table:formula="of:=IFERROR(VALUE(ORG.LIBREOFFICE.REGEX(ORG.LIBREOFFICE.REGEX([.$F19];&quot;[\d+]*( green)&quot;);&quot;\d+&quot;));0)" office:value-type="float" office:value="3" calcext:value-type="float">
            <text:p>3</text:p>
          </table:table-cell>
          <table:table-cell table:formula="of:=IFERROR(VALUE(ORG.LIBREOFFICE.REGEX(ORG.LIBREOFFICE.REGEX([.$G19];&quot;[\d+]*( blue)&quot;);&quot;\d+&quot;));0)" office:value-type="float" office:value="0" calcext:value-type="float">
            <text:p>0</text:p>
          </table:table-cell>
          <table:table-cell table:formula="of:=IFERROR(VALUE(ORG.LIBREOFFICE.REGEX(ORG.LIBREOFFICE.REGEX([.$G19];&quot;[\d+]*( red)&quot;);&quot;\d+&quot;));0)" office:value-type="float" office:value="8" calcext:value-type="float">
            <text:p>8</text:p>
          </table:table-cell>
          <table:table-cell table:formula="of:=IFERROR(VALUE(ORG.LIBREOFFICE.REGEX(ORG.LIBREOFFICE.REGEX([.$G19];&quot;[\d+]*( green)&quot;);&quot;\d+&quot;));0)" office:value-type="float" office:value="4" calcext:value-type="float">
            <text:p>4</text:p>
          </table:table-cell>
          <table:table-cell table:formula="of:=IFERROR(VALUE(ORG.LIBREOFFICE.REGEX(ORG.LIBREOFFICE.REGEX([.$H19];&quot;[\d+]*( blue)&quot;);&quot;\d+&quot;));0)" office:value-type="float" office:value="11" calcext:value-type="float">
            <text:p>11</text:p>
          </table:table-cell>
          <table:table-cell table:formula="of:=IFERROR(VALUE(ORG.LIBREOFFICE.REGEX(ORG.LIBREOFFICE.REGEX([.$H19];&quot;[\d+]*( red)&quot;);&quot;\d+&quot;));0)" office:value-type="float" office:value="3" calcext:value-type="float">
            <text:p>3</text:p>
          </table:table-cell>
          <table:table-cell table:formula="of:=IFERROR(VALUE(ORG.LIBREOFFICE.REGEX(ORG.LIBREOFFICE.REGEX([.$H19];&quot;[\d+]*( green)&quot;);&quot;\d+&quot;));0)" office:value-type="float" office:value="5" calcext:value-type="float">
            <text:p>5</text:p>
          </table:table-cell>
          <table:table-cell table:formula="of:=IFERROR(VALUE(ORG.LIBREOFFICE.REGEX(ORG.LIBREOFFICE.REGEX([.$I19];&quot;[\d+]*( blue)&quot;);&quot;\d+&quot;));0)" office:value-type="float" office:value="15" calcext:value-type="float">
            <text:p>15</text:p>
          </table:table-cell>
          <table:table-cell table:formula="of:=IFERROR(VALUE(ORG.LIBREOFFICE.REGEX(ORG.LIBREOFFICE.REGEX([.$I19];&quot;[\d+]*( red)&quot;);&quot;\d+&quot;));0)" office:value-type="float" office:value="1" calcext:value-type="float">
            <text:p>1</text:p>
          </table:table-cell>
          <table:table-cell table:formula="of:=IFERROR(VALUE(ORG.LIBREOFFICE.REGEX(ORG.LIBREOFFICE.REGEX([.$I19];&quot;[\d+]*( green)&quot;);&quot;\d+&quot;));0)" office:value-type="float" office:value="5" calcext:value-type="float">
            <text:p>5</text:p>
          </table:table-cell>
          <table:table-cell/>
          <table:table-cell table:formula="of:=MAX([.K19];[.N19];[.Q19];[.T19];[.W19];[.Z19])" office:value-type="float" office:value="15" calcext:value-type="float">
            <text:p>15</text:p>
          </table:table-cell>
          <table:table-cell table:formula="of:=MAX([.L19];[.O19];[.R19];[.U19];[.X19];[.AA19])" office:value-type="float" office:value="8" calcext:value-type="float">
            <text:p>8</text:p>
          </table:table-cell>
          <table:table-cell table:formula="of:=MAX([.M19];[.P19];[.S19];[.V19];[.Y19];[.AB19])" office:value-type="float" office:value="6" calcext:value-type="float">
            <text:p>6</text:p>
          </table:table-cell>
          <table:table-cell/>
          <table:table-cell table:formula="of:=IF(AND([.AD19]&lt;=14;[.AE19]&lt;=12;[.AF19]&lt;=13);VALUE([.B19]);&quot;&quot;)">
            <text:p/>
          </table:table-cell>
          <table:table-cell table:number-columns-repeated="2"/>
        </table:table-row>
        <table:table-row table:style-name="ro15">
          <table:table-cell office:value-type="string" calcext:value-type="string">
            <text:p>Game 18: 7 green, 17 blue, 14 red; 4 green, 11 red, 7 blue; 13 blue, 8 green; 3 red, 7 green, 11 blue</text:p>
          </table:table-cell>
          <table:table-cell table:formula="of:=ORG.LIBREOFFICE.REGEX([.A20];&quot;\d+&quot;)" office:value-type="string" office:string-value="18" calcext:value-type="string">
            <text:p>18</text:p>
          </table:table-cell>
          <table:table-cell/>
          <table:table-cell office:value-type="string" calcext:value-type="string">
            <text:p><text:s/>7 green, 17 blue, 14 red</text:p>
          </table:table-cell>
          <table:table-cell office:value-type="string" calcext:value-type="string">
            <text:p><text:s/>4 green, 11 red, 7 blue</text:p>
          </table:table-cell>
          <table:table-cell office:value-type="string" calcext:value-type="string">
            <text:p><text:s/>13 blue, 8 green</text:p>
          </table:table-cell>
          <table:table-cell office:value-type="string" calcext:value-type="string">
            <text:p><text:s/>3 red, 7 green, 11 blue</text:p>
          </table:table-cell>
          <table:table-cell table:number-columns-repeated="3"/>
          <table:table-cell table:formula="of:=IFERROR(VALUE(ORG.LIBREOFFICE.REGEX(ORG.LIBREOFFICE.REGEX([.$D20];&quot;[\d+]*( blue)&quot;);&quot;\d+&quot;));0)" office:value-type="float" office:value="17" calcext:value-type="float">
            <text:p>17</text:p>
          </table:table-cell>
          <table:table-cell table:formula="of:=IFERROR(VALUE(ORG.LIBREOFFICE.REGEX(ORG.LIBREOFFICE.REGEX([.$D20];&quot;[\d+]*( red)&quot;);&quot;\d+&quot;));0)" office:value-type="float" office:value="14" calcext:value-type="float">
            <text:p>14</text:p>
          </table:table-cell>
          <table:table-cell table:formula="of:=IFERROR(VALUE(ORG.LIBREOFFICE.REGEX(ORG.LIBREOFFICE.REGEX([.$D20];&quot;[\d+]*( green)&quot;);&quot;\d+&quot;));0)" office:value-type="float" office:value="7" calcext:value-type="float">
            <text:p>7</text:p>
          </table:table-cell>
          <table:table-cell table:formula="of:=IFERROR(VALUE(ORG.LIBREOFFICE.REGEX(ORG.LIBREOFFICE.REGEX([.$E20];&quot;[\d+]*( blue)&quot;);&quot;\d+&quot;));0)" office:value-type="float" office:value="7" calcext:value-type="float">
            <text:p>7</text:p>
          </table:table-cell>
          <table:table-cell table:formula="of:=IFERROR(VALUE(ORG.LIBREOFFICE.REGEX(ORG.LIBREOFFICE.REGEX([.$E20];&quot;[\d+]*( red)&quot;);&quot;\d+&quot;));0)" office:value-type="float" office:value="11" calcext:value-type="float">
            <text:p>11</text:p>
          </table:table-cell>
          <table:table-cell table:formula="of:=IFERROR(VALUE(ORG.LIBREOFFICE.REGEX(ORG.LIBREOFFICE.REGEX([.$E20];&quot;[\d+]*( green)&quot;);&quot;\d+&quot;));0)" office:value-type="float" office:value="4" calcext:value-type="float">
            <text:p>4</text:p>
          </table:table-cell>
          <table:table-cell table:formula="of:=IFERROR(VALUE(ORG.LIBREOFFICE.REGEX(ORG.LIBREOFFICE.REGEX([.$F20];&quot;[\d+]*( blue)&quot;);&quot;\d+&quot;));0)" office:value-type="float" office:value="13" calcext:value-type="float">
            <text:p>13</text:p>
          </table:table-cell>
          <table:table-cell table:formula="of:=IFERROR(VALUE(ORG.LIBREOFFICE.REGEX(ORG.LIBREOFFICE.REGEX([.$F20];&quot;[\d+]*( red)&quot;);&quot;\d+&quot;));0)" office:value-type="float" office:value="0" calcext:value-type="float">
            <text:p>0</text:p>
          </table:table-cell>
          <table:table-cell table:formula="of:=IFERROR(VALUE(ORG.LIBREOFFICE.REGEX(ORG.LIBREOFFICE.REGEX([.$F20];&quot;[\d+]*( green)&quot;);&quot;\d+&quot;));0)" office:value-type="float" office:value="8" calcext:value-type="float">
            <text:p>8</text:p>
          </table:table-cell>
          <table:table-cell table:formula="of:=IFERROR(VALUE(ORG.LIBREOFFICE.REGEX(ORG.LIBREOFFICE.REGEX([.$G20];&quot;[\d+]*( blue)&quot;);&quot;\d+&quot;));0)" office:value-type="float" office:value="11" calcext:value-type="float">
            <text:p>11</text:p>
          </table:table-cell>
          <table:table-cell table:formula="of:=IFERROR(VALUE(ORG.LIBREOFFICE.REGEX(ORG.LIBREOFFICE.REGEX([.$G20];&quot;[\d+]*( red)&quot;);&quot;\d+&quot;));0)" office:value-type="float" office:value="3" calcext:value-type="float">
            <text:p>3</text:p>
          </table:table-cell>
          <table:table-cell table:formula="of:=IFERROR(VALUE(ORG.LIBREOFFICE.REGEX(ORG.LIBREOFFICE.REGEX([.$G20];&quot;[\d+]*( green)&quot;);&quot;\d+&quot;));0)" office:value-type="float" office:value="7" calcext:value-type="float">
            <text:p>7</text:p>
          </table:table-cell>
          <table:table-cell table:formula="of:=IFERROR(VALUE(ORG.LIBREOFFICE.REGEX(ORG.LIBREOFFICE.REGEX([.$H20];&quot;[\d+]*( blue)&quot;);&quot;\d+&quot;));0)" office:value-type="float" office:value="0" calcext:value-type="float">
            <text:p>0</text:p>
          </table:table-cell>
          <table:table-cell table:formula="of:=IFERROR(VALUE(ORG.LIBREOFFICE.REGEX(ORG.LIBREOFFICE.REGEX([.$H20];&quot;[\d+]*( red)&quot;);&quot;\d+&quot;));0)" office:value-type="float" office:value="0" calcext:value-type="float">
            <text:p>0</text:p>
          </table:table-cell>
          <table:table-cell table:formula="of:=IFERROR(VALUE(ORG.LIBREOFFICE.REGEX(ORG.LIBREOFFICE.REGEX([.$H20];&quot;[\d+]*( green)&quot;);&quot;\d+&quot;));0)" office:value-type="float" office:value="0" calcext:value-type="float">
            <text:p>0</text:p>
          </table:table-cell>
          <table:table-cell table:formula="of:=IFERROR(VALUE(ORG.LIBREOFFICE.REGEX(ORG.LIBREOFFICE.REGEX([.$I20];&quot;[\d+]*( blue)&quot;);&quot;\d+&quot;));0)" office:value-type="float" office:value="0" calcext:value-type="float">
            <text:p>0</text:p>
          </table:table-cell>
          <table:table-cell table:formula="of:=IFERROR(VALUE(ORG.LIBREOFFICE.REGEX(ORG.LIBREOFFICE.REGEX([.$I20];&quot;[\d+]*( red)&quot;);&quot;\d+&quot;));0)" office:value-type="float" office:value="0" calcext:value-type="float">
            <text:p>0</text:p>
          </table:table-cell>
          <table:table-cell table:formula="of:=IFERROR(VALUE(ORG.LIBREOFFICE.REGEX(ORG.LIBREOFFICE.REGEX([.$I20];&quot;[\d+]*( green)&quot;);&quot;\d+&quot;));0)" office:value-type="float" office:value="0" calcext:value-type="float">
            <text:p>0</text:p>
          </table:table-cell>
          <table:table-cell/>
          <table:table-cell table:formula="of:=MAX([.K20];[.N20];[.Q20];[.T20];[.W20];[.Z20])" office:value-type="float" office:value="17" calcext:value-type="float">
            <text:p>17</text:p>
          </table:table-cell>
          <table:table-cell table:formula="of:=MAX([.L20];[.O20];[.R20];[.U20];[.X20];[.AA20])" office:value-type="float" office:value="14" calcext:value-type="float">
            <text:p>14</text:p>
          </table:table-cell>
          <table:table-cell table:formula="of:=MAX([.M20];[.P20];[.S20];[.V20];[.Y20];[.AB20])" office:value-type="float" office:value="8" calcext:value-type="float">
            <text:p>8</text:p>
          </table:table-cell>
          <table:table-cell/>
          <table:table-cell table:formula="of:=IF(AND([.AD20]&lt;=14;[.AE20]&lt;=12;[.AF20]&lt;=13);VALUE([.B20]);&quot;&quot;)">
            <text:p/>
          </table:table-cell>
          <table:table-cell table:number-columns-repeated="2"/>
        </table:table-row>
        <table:table-row table:style-name="ro15">
          <table:table-cell office:value-type="string" calcext:value-type="string">
            <text:p>Game 19: 13 red, 13 blue, 1 green; 7 blue, 1 red, 5 green; 18 blue, 1 green, 11 red; 4 blue, 13 red, 6 green</text:p>
          </table:table-cell>
          <table:table-cell table:formula="of:=ORG.LIBREOFFICE.REGEX([.A21];&quot;\d+&quot;)" office:value-type="string" office:string-value="19" calcext:value-type="string">
            <text:p>19</text:p>
          </table:table-cell>
          <table:table-cell/>
          <table:table-cell office:value-type="string" calcext:value-type="string">
            <text:p><text:s/>13 red, 13 blue, 1 green</text:p>
          </table:table-cell>
          <table:table-cell office:value-type="string" calcext:value-type="string">
            <text:p><text:s/>7 blue, 1 red, 5 green</text:p>
          </table:table-cell>
          <table:table-cell office:value-type="string" calcext:value-type="string">
            <text:p><text:s/>18 blue, 1 green, 11 red</text:p>
          </table:table-cell>
          <table:table-cell office:value-type="string" calcext:value-type="string">
            <text:p><text:s/>4 blue, 13 red, 6 green</text:p>
          </table:table-cell>
          <table:table-cell table:number-columns-repeated="3"/>
          <table:table-cell table:formula="of:=IFERROR(VALUE(ORG.LIBREOFFICE.REGEX(ORG.LIBREOFFICE.REGEX([.$D21];&quot;[\d+]*( blue)&quot;);&quot;\d+&quot;));0)" office:value-type="float" office:value="13" calcext:value-type="float">
            <text:p>13</text:p>
          </table:table-cell>
          <table:table-cell table:formula="of:=IFERROR(VALUE(ORG.LIBREOFFICE.REGEX(ORG.LIBREOFFICE.REGEX([.$D21];&quot;[\d+]*( red)&quot;);&quot;\d+&quot;));0)" office:value-type="float" office:value="13" calcext:value-type="float">
            <text:p>13</text:p>
          </table:table-cell>
          <table:table-cell table:formula="of:=IFERROR(VALUE(ORG.LIBREOFFICE.REGEX(ORG.LIBREOFFICE.REGEX([.$D21];&quot;[\d+]*( green)&quot;);&quot;\d+&quot;));0)" office:value-type="float" office:value="1" calcext:value-type="float">
            <text:p>1</text:p>
          </table:table-cell>
          <table:table-cell table:formula="of:=IFERROR(VALUE(ORG.LIBREOFFICE.REGEX(ORG.LIBREOFFICE.REGEX([.$E21];&quot;[\d+]*( blue)&quot;);&quot;\d+&quot;));0)" office:value-type="float" office:value="7" calcext:value-type="float">
            <text:p>7</text:p>
          </table:table-cell>
          <table:table-cell table:formula="of:=IFERROR(VALUE(ORG.LIBREOFFICE.REGEX(ORG.LIBREOFFICE.REGEX([.$E21];&quot;[\d+]*( red)&quot;);&quot;\d+&quot;));0)" office:value-type="float" office:value="1" calcext:value-type="float">
            <text:p>1</text:p>
          </table:table-cell>
          <table:table-cell table:formula="of:=IFERROR(VALUE(ORG.LIBREOFFICE.REGEX(ORG.LIBREOFFICE.REGEX([.$E21];&quot;[\d+]*( green)&quot;);&quot;\d+&quot;));0)" office:value-type="float" office:value="5" calcext:value-type="float">
            <text:p>5</text:p>
          </table:table-cell>
          <table:table-cell table:formula="of:=IFERROR(VALUE(ORG.LIBREOFFICE.REGEX(ORG.LIBREOFFICE.REGEX([.$F21];&quot;[\d+]*( blue)&quot;);&quot;\d+&quot;));0)" office:value-type="float" office:value="18" calcext:value-type="float">
            <text:p>18</text:p>
          </table:table-cell>
          <table:table-cell table:formula="of:=IFERROR(VALUE(ORG.LIBREOFFICE.REGEX(ORG.LIBREOFFICE.REGEX([.$F21];&quot;[\d+]*( red)&quot;);&quot;\d+&quot;));0)" office:value-type="float" office:value="11" calcext:value-type="float">
            <text:p>11</text:p>
          </table:table-cell>
          <table:table-cell table:formula="of:=IFERROR(VALUE(ORG.LIBREOFFICE.REGEX(ORG.LIBREOFFICE.REGEX([.$F21];&quot;[\d+]*( green)&quot;);&quot;\d+&quot;));0)" office:value-type="float" office:value="1" calcext:value-type="float">
            <text:p>1</text:p>
          </table:table-cell>
          <table:table-cell table:formula="of:=IFERROR(VALUE(ORG.LIBREOFFICE.REGEX(ORG.LIBREOFFICE.REGEX([.$G21];&quot;[\d+]*( blue)&quot;);&quot;\d+&quot;));0)" office:value-type="float" office:value="4" calcext:value-type="float">
            <text:p>4</text:p>
          </table:table-cell>
          <table:table-cell table:formula="of:=IFERROR(VALUE(ORG.LIBREOFFICE.REGEX(ORG.LIBREOFFICE.REGEX([.$G21];&quot;[\d+]*( red)&quot;);&quot;\d+&quot;));0)" office:value-type="float" office:value="13" calcext:value-type="float">
            <text:p>13</text:p>
          </table:table-cell>
          <table:table-cell table:formula="of:=IFERROR(VALUE(ORG.LIBREOFFICE.REGEX(ORG.LIBREOFFICE.REGEX([.$G21];&quot;[\d+]*( green)&quot;);&quot;\d+&quot;));0)" office:value-type="float" office:value="6" calcext:value-type="float">
            <text:p>6</text:p>
          </table:table-cell>
          <table:table-cell table:formula="of:=IFERROR(VALUE(ORG.LIBREOFFICE.REGEX(ORG.LIBREOFFICE.REGEX([.$H21];&quot;[\d+]*( blue)&quot;);&quot;\d+&quot;));0)" office:value-type="float" office:value="0" calcext:value-type="float">
            <text:p>0</text:p>
          </table:table-cell>
          <table:table-cell table:formula="of:=IFERROR(VALUE(ORG.LIBREOFFICE.REGEX(ORG.LIBREOFFICE.REGEX([.$H21];&quot;[\d+]*( red)&quot;);&quot;\d+&quot;));0)" office:value-type="float" office:value="0" calcext:value-type="float">
            <text:p>0</text:p>
          </table:table-cell>
          <table:table-cell table:formula="of:=IFERROR(VALUE(ORG.LIBREOFFICE.REGEX(ORG.LIBREOFFICE.REGEX([.$H21];&quot;[\d+]*( green)&quot;);&quot;\d+&quot;));0)" office:value-type="float" office:value="0" calcext:value-type="float">
            <text:p>0</text:p>
          </table:table-cell>
          <table:table-cell table:formula="of:=IFERROR(VALUE(ORG.LIBREOFFICE.REGEX(ORG.LIBREOFFICE.REGEX([.$I21];&quot;[\d+]*( blue)&quot;);&quot;\d+&quot;));0)" office:value-type="float" office:value="0" calcext:value-type="float">
            <text:p>0</text:p>
          </table:table-cell>
          <table:table-cell table:formula="of:=IFERROR(VALUE(ORG.LIBREOFFICE.REGEX(ORG.LIBREOFFICE.REGEX([.$I21];&quot;[\d+]*( red)&quot;);&quot;\d+&quot;));0)" office:value-type="float" office:value="0" calcext:value-type="float">
            <text:p>0</text:p>
          </table:table-cell>
          <table:table-cell table:formula="of:=IFERROR(VALUE(ORG.LIBREOFFICE.REGEX(ORG.LIBREOFFICE.REGEX([.$I21];&quot;[\d+]*( green)&quot;);&quot;\d+&quot;));0)" office:value-type="float" office:value="0" calcext:value-type="float">
            <text:p>0</text:p>
          </table:table-cell>
          <table:table-cell/>
          <table:table-cell table:formula="of:=MAX([.K21];[.N21];[.Q21];[.T21];[.W21];[.Z21])" office:value-type="float" office:value="18" calcext:value-type="float">
            <text:p>18</text:p>
          </table:table-cell>
          <table:table-cell table:formula="of:=MAX([.L21];[.O21];[.R21];[.U21];[.X21];[.AA21])" office:value-type="float" office:value="13" calcext:value-type="float">
            <text:p>13</text:p>
          </table:table-cell>
          <table:table-cell table:formula="of:=MAX([.M21];[.P21];[.S21];[.V21];[.Y21];[.AB21])" office:value-type="float" office:value="6" calcext:value-type="float">
            <text:p>6</text:p>
          </table:table-cell>
          <table:table-cell/>
          <table:table-cell table:formula="of:=IF(AND([.AD21]&lt;=14;[.AE21]&lt;=12;[.AF21]&lt;=13);VALUE([.B21]);&quot;&quot;)">
            <text:p/>
          </table:table-cell>
          <table:table-cell table:number-columns-repeated="2"/>
        </table:table-row>
        <table:table-row table:style-name="ro15">
          <table:table-cell office:value-type="string" calcext:value-type="string">
            <text:p>Game 20: 1 blue, 6 green, 7 red; 5 green, 4 red, 1 blue; 1 blue, 1 red, 4 green</text:p>
          </table:table-cell>
          <table:table-cell table:formula="of:=ORG.LIBREOFFICE.REGEX([.A22];&quot;\d+&quot;)" office:value-type="string" office:string-value="20" calcext:value-type="string">
            <text:p>20</text:p>
          </table:table-cell>
          <table:table-cell/>
          <table:table-cell office:value-type="string" calcext:value-type="string">
            <text:p><text:s/>1 blue, 6 green, 7 red</text:p>
          </table:table-cell>
          <table:table-cell office:value-type="string" calcext:value-type="string">
            <text:p><text:s/>5 green, 4 red, 1 blue</text:p>
          </table:table-cell>
          <table:table-cell office:value-type="string" calcext:value-type="string">
            <text:p><text:s/>1 blue, 1 red, 4 green</text:p>
          </table:table-cell>
          <table:table-cell table:number-columns-repeated="4"/>
          <table:table-cell table:formula="of:=IFERROR(VALUE(ORG.LIBREOFFICE.REGEX(ORG.LIBREOFFICE.REGEX([.$D22];&quot;[\d+]*( blue)&quot;);&quot;\d+&quot;));0)" office:value-type="float" office:value="1" calcext:value-type="float">
            <text:p>1</text:p>
          </table:table-cell>
          <table:table-cell table:formula="of:=IFERROR(VALUE(ORG.LIBREOFFICE.REGEX(ORG.LIBREOFFICE.REGEX([.$D22];&quot;[\d+]*( red)&quot;);&quot;\d+&quot;));0)" office:value-type="float" office:value="7" calcext:value-type="float">
            <text:p>7</text:p>
          </table:table-cell>
          <table:table-cell table:formula="of:=IFERROR(VALUE(ORG.LIBREOFFICE.REGEX(ORG.LIBREOFFICE.REGEX([.$D22];&quot;[\d+]*( green)&quot;);&quot;\d+&quot;));0)" office:value-type="float" office:value="6" calcext:value-type="float">
            <text:p>6</text:p>
          </table:table-cell>
          <table:table-cell table:formula="of:=IFERROR(VALUE(ORG.LIBREOFFICE.REGEX(ORG.LIBREOFFICE.REGEX([.$E22];&quot;[\d+]*( blue)&quot;);&quot;\d+&quot;));0)" office:value-type="float" office:value="1" calcext:value-type="float">
            <text:p>1</text:p>
          </table:table-cell>
          <table:table-cell table:formula="of:=IFERROR(VALUE(ORG.LIBREOFFICE.REGEX(ORG.LIBREOFFICE.REGEX([.$E22];&quot;[\d+]*( red)&quot;);&quot;\d+&quot;));0)" office:value-type="float" office:value="4" calcext:value-type="float">
            <text:p>4</text:p>
          </table:table-cell>
          <table:table-cell table:formula="of:=IFERROR(VALUE(ORG.LIBREOFFICE.REGEX(ORG.LIBREOFFICE.REGEX([.$E22];&quot;[\d+]*( green)&quot;);&quot;\d+&quot;));0)" office:value-type="float" office:value="5" calcext:value-type="float">
            <text:p>5</text:p>
          </table:table-cell>
          <table:table-cell table:formula="of:=IFERROR(VALUE(ORG.LIBREOFFICE.REGEX(ORG.LIBREOFFICE.REGEX([.$F22];&quot;[\d+]*( blue)&quot;);&quot;\d+&quot;));0)" office:value-type="float" office:value="1" calcext:value-type="float">
            <text:p>1</text:p>
          </table:table-cell>
          <table:table-cell table:formula="of:=IFERROR(VALUE(ORG.LIBREOFFICE.REGEX(ORG.LIBREOFFICE.REGEX([.$F22];&quot;[\d+]*( red)&quot;);&quot;\d+&quot;));0)" office:value-type="float" office:value="1" calcext:value-type="float">
            <text:p>1</text:p>
          </table:table-cell>
          <table:table-cell table:formula="of:=IFERROR(VALUE(ORG.LIBREOFFICE.REGEX(ORG.LIBREOFFICE.REGEX([.$F22];&quot;[\d+]*( green)&quot;);&quot;\d+&quot;));0)" office:value-type="float" office:value="4" calcext:value-type="float">
            <text:p>4</text:p>
          </table:table-cell>
          <table:table-cell table:formula="of:=IFERROR(VALUE(ORG.LIBREOFFICE.REGEX(ORG.LIBREOFFICE.REGEX([.$G22];&quot;[\d+]*( blue)&quot;);&quot;\d+&quot;));0)" office:value-type="float" office:value="0" calcext:value-type="float">
            <text:p>0</text:p>
          </table:table-cell>
          <table:table-cell table:formula="of:=IFERROR(VALUE(ORG.LIBREOFFICE.REGEX(ORG.LIBREOFFICE.REGEX([.$G22];&quot;[\d+]*( red)&quot;);&quot;\d+&quot;));0)" office:value-type="float" office:value="0" calcext:value-type="float">
            <text:p>0</text:p>
          </table:table-cell>
          <table:table-cell table:formula="of:=IFERROR(VALUE(ORG.LIBREOFFICE.REGEX(ORG.LIBREOFFICE.REGEX([.$G22];&quot;[\d+]*( green)&quot;);&quot;\d+&quot;));0)" office:value-type="float" office:value="0" calcext:value-type="float">
            <text:p>0</text:p>
          </table:table-cell>
          <table:table-cell table:formula="of:=IFERROR(VALUE(ORG.LIBREOFFICE.REGEX(ORG.LIBREOFFICE.REGEX([.$H22];&quot;[\d+]*( blue)&quot;);&quot;\d+&quot;));0)" office:value-type="float" office:value="0" calcext:value-type="float">
            <text:p>0</text:p>
          </table:table-cell>
          <table:table-cell table:formula="of:=IFERROR(VALUE(ORG.LIBREOFFICE.REGEX(ORG.LIBREOFFICE.REGEX([.$H22];&quot;[\d+]*( red)&quot;);&quot;\d+&quot;));0)" office:value-type="float" office:value="0" calcext:value-type="float">
            <text:p>0</text:p>
          </table:table-cell>
          <table:table-cell table:formula="of:=IFERROR(VALUE(ORG.LIBREOFFICE.REGEX(ORG.LIBREOFFICE.REGEX([.$H22];&quot;[\d+]*( green)&quot;);&quot;\d+&quot;));0)" office:value-type="float" office:value="0" calcext:value-type="float">
            <text:p>0</text:p>
          </table:table-cell>
          <table:table-cell table:formula="of:=IFERROR(VALUE(ORG.LIBREOFFICE.REGEX(ORG.LIBREOFFICE.REGEX([.$I22];&quot;[\d+]*( blue)&quot;);&quot;\d+&quot;));0)" office:value-type="float" office:value="0" calcext:value-type="float">
            <text:p>0</text:p>
          </table:table-cell>
          <table:table-cell table:formula="of:=IFERROR(VALUE(ORG.LIBREOFFICE.REGEX(ORG.LIBREOFFICE.REGEX([.$I22];&quot;[\d+]*( red)&quot;);&quot;\d+&quot;));0)" office:value-type="float" office:value="0" calcext:value-type="float">
            <text:p>0</text:p>
          </table:table-cell>
          <table:table-cell table:formula="of:=IFERROR(VALUE(ORG.LIBREOFFICE.REGEX(ORG.LIBREOFFICE.REGEX([.$I22];&quot;[\d+]*( green)&quot;);&quot;\d+&quot;));0)" office:value-type="float" office:value="0" calcext:value-type="float">
            <text:p>0</text:p>
          </table:table-cell>
          <table:table-cell/>
          <table:table-cell table:formula="of:=MAX([.K22];[.N22];[.Q22];[.T22];[.W22];[.Z22])" office:value-type="float" office:value="1" calcext:value-type="float">
            <text:p>1</text:p>
          </table:table-cell>
          <table:table-cell table:formula="of:=MAX([.L22];[.O22];[.R22];[.U22];[.X22];[.AA22])" office:value-type="float" office:value="7" calcext:value-type="float">
            <text:p>7</text:p>
          </table:table-cell>
          <table:table-cell table:formula="of:=MAX([.M22];[.P22];[.S22];[.V22];[.Y22];[.AB22])" office:value-type="float" office:value="6" calcext:value-type="float">
            <text:p>6</text:p>
          </table:table-cell>
          <table:table-cell/>
          <table:table-cell table:formula="of:=IF(AND([.AD22]&lt;=14;[.AE22]&lt;=12;[.AF22]&lt;=13);VALUE([.B22]);&quot;&quot;)" office:value-type="float" office:value="20" calcext:value-type="float">
            <text:p>20</text:p>
          </table:table-cell>
          <table:table-cell table:number-columns-repeated="2"/>
        </table:table-row>
        <table:table-row table:style-name="ro15">
          <table:table-cell office:value-type="string" calcext:value-type="string">
            <text:p>Game 21: 3 red, 5 green, 7 blue; 6 green, 10 blue, 5 red; 9 red, 1 blue; 5 green, 8 blue, 9 red; 2 red, 11 green, 4 blue; 5 red, 6 blue</text:p>
          </table:table-cell>
          <table:table-cell table:formula="of:=ORG.LIBREOFFICE.REGEX([.A23];&quot;\d+&quot;)" office:value-type="string" office:string-value="21" calcext:value-type="string">
            <text:p>21</text:p>
          </table:table-cell>
          <table:table-cell/>
          <table:table-cell office:value-type="string" calcext:value-type="string">
            <text:p><text:s/>3 red, 5 green, 7 blue</text:p>
          </table:table-cell>
          <table:table-cell office:value-type="string" calcext:value-type="string">
            <text:p><text:s/>6 green, 10 blue, 5 red</text:p>
          </table:table-cell>
          <table:table-cell office:value-type="string" calcext:value-type="string">
            <text:p><text:s/>9 red, 1 blue</text:p>
          </table:table-cell>
          <table:table-cell office:value-type="string" calcext:value-type="string">
            <text:p><text:s/>5 green, 8 blue, 9 red</text:p>
          </table:table-cell>
          <table:table-cell office:value-type="string" calcext:value-type="string">
            <text:p><text:s/>2 red, 11 green, 4 blue</text:p>
          </table:table-cell>
          <table:table-cell office:value-type="string" calcext:value-type="string">
            <text:p><text:s/>5 red, 6 blue</text:p>
          </table:table-cell>
          <table:table-cell/>
          <table:table-cell table:formula="of:=IFERROR(VALUE(ORG.LIBREOFFICE.REGEX(ORG.LIBREOFFICE.REGEX([.$D23];&quot;[\d+]*( blue)&quot;);&quot;\d+&quot;));0)" office:value-type="float" office:value="7" calcext:value-type="float">
            <text:p>7</text:p>
          </table:table-cell>
          <table:table-cell table:formula="of:=IFERROR(VALUE(ORG.LIBREOFFICE.REGEX(ORG.LIBREOFFICE.REGEX([.$D23];&quot;[\d+]*( red)&quot;);&quot;\d+&quot;));0)" office:value-type="float" office:value="3" calcext:value-type="float">
            <text:p>3</text:p>
          </table:table-cell>
          <table:table-cell table:formula="of:=IFERROR(VALUE(ORG.LIBREOFFICE.REGEX(ORG.LIBREOFFICE.REGEX([.$D23];&quot;[\d+]*( green)&quot;);&quot;\d+&quot;));0)" office:value-type="float" office:value="5" calcext:value-type="float">
            <text:p>5</text:p>
          </table:table-cell>
          <table:table-cell table:formula="of:=IFERROR(VALUE(ORG.LIBREOFFICE.REGEX(ORG.LIBREOFFICE.REGEX([.$E23];&quot;[\d+]*( blue)&quot;);&quot;\d+&quot;));0)" office:value-type="float" office:value="10" calcext:value-type="float">
            <text:p>10</text:p>
          </table:table-cell>
          <table:table-cell table:formula="of:=IFERROR(VALUE(ORG.LIBREOFFICE.REGEX(ORG.LIBREOFFICE.REGEX([.$E23];&quot;[\d+]*( red)&quot;);&quot;\d+&quot;));0)" office:value-type="float" office:value="5" calcext:value-type="float">
            <text:p>5</text:p>
          </table:table-cell>
          <table:table-cell table:formula="of:=IFERROR(VALUE(ORG.LIBREOFFICE.REGEX(ORG.LIBREOFFICE.REGEX([.$E23];&quot;[\d+]*( green)&quot;);&quot;\d+&quot;));0)" office:value-type="float" office:value="6" calcext:value-type="float">
            <text:p>6</text:p>
          </table:table-cell>
          <table:table-cell table:formula="of:=IFERROR(VALUE(ORG.LIBREOFFICE.REGEX(ORG.LIBREOFFICE.REGEX([.$F23];&quot;[\d+]*( blue)&quot;);&quot;\d+&quot;));0)" office:value-type="float" office:value="1" calcext:value-type="float">
            <text:p>1</text:p>
          </table:table-cell>
          <table:table-cell table:formula="of:=IFERROR(VALUE(ORG.LIBREOFFICE.REGEX(ORG.LIBREOFFICE.REGEX([.$F23];&quot;[\d+]*( red)&quot;);&quot;\d+&quot;));0)" office:value-type="float" office:value="9" calcext:value-type="float">
            <text:p>9</text:p>
          </table:table-cell>
          <table:table-cell table:formula="of:=IFERROR(VALUE(ORG.LIBREOFFICE.REGEX(ORG.LIBREOFFICE.REGEX([.$F23];&quot;[\d+]*( green)&quot;);&quot;\d+&quot;));0)" office:value-type="float" office:value="0" calcext:value-type="float">
            <text:p>0</text:p>
          </table:table-cell>
          <table:table-cell table:formula="of:=IFERROR(VALUE(ORG.LIBREOFFICE.REGEX(ORG.LIBREOFFICE.REGEX([.$G23];&quot;[\d+]*( blue)&quot;);&quot;\d+&quot;));0)" office:value-type="float" office:value="8" calcext:value-type="float">
            <text:p>8</text:p>
          </table:table-cell>
          <table:table-cell table:formula="of:=IFERROR(VALUE(ORG.LIBREOFFICE.REGEX(ORG.LIBREOFFICE.REGEX([.$G23];&quot;[\d+]*( red)&quot;);&quot;\d+&quot;));0)" office:value-type="float" office:value="9" calcext:value-type="float">
            <text:p>9</text:p>
          </table:table-cell>
          <table:table-cell table:formula="of:=IFERROR(VALUE(ORG.LIBREOFFICE.REGEX(ORG.LIBREOFFICE.REGEX([.$G23];&quot;[\d+]*( green)&quot;);&quot;\d+&quot;));0)" office:value-type="float" office:value="5" calcext:value-type="float">
            <text:p>5</text:p>
          </table:table-cell>
          <table:table-cell table:formula="of:=IFERROR(VALUE(ORG.LIBREOFFICE.REGEX(ORG.LIBREOFFICE.REGEX([.$H23];&quot;[\d+]*( blue)&quot;);&quot;\d+&quot;));0)" office:value-type="float" office:value="4" calcext:value-type="float">
            <text:p>4</text:p>
          </table:table-cell>
          <table:table-cell table:formula="of:=IFERROR(VALUE(ORG.LIBREOFFICE.REGEX(ORG.LIBREOFFICE.REGEX([.$H23];&quot;[\d+]*( red)&quot;);&quot;\d+&quot;));0)" office:value-type="float" office:value="2" calcext:value-type="float">
            <text:p>2</text:p>
          </table:table-cell>
          <table:table-cell table:formula="of:=IFERROR(VALUE(ORG.LIBREOFFICE.REGEX(ORG.LIBREOFFICE.REGEX([.$H23];&quot;[\d+]*( green)&quot;);&quot;\d+&quot;));0)" office:value-type="float" office:value="11" calcext:value-type="float">
            <text:p>11</text:p>
          </table:table-cell>
          <table:table-cell table:formula="of:=IFERROR(VALUE(ORG.LIBREOFFICE.REGEX(ORG.LIBREOFFICE.REGEX([.$I23];&quot;[\d+]*( blue)&quot;);&quot;\d+&quot;));0)" office:value-type="float" office:value="6" calcext:value-type="float">
            <text:p>6</text:p>
          </table:table-cell>
          <table:table-cell table:formula="of:=IFERROR(VALUE(ORG.LIBREOFFICE.REGEX(ORG.LIBREOFFICE.REGEX([.$I23];&quot;[\d+]*( red)&quot;);&quot;\d+&quot;));0)" office:value-type="float" office:value="5" calcext:value-type="float">
            <text:p>5</text:p>
          </table:table-cell>
          <table:table-cell table:formula="of:=IFERROR(VALUE(ORG.LIBREOFFICE.REGEX(ORG.LIBREOFFICE.REGEX([.$I23];&quot;[\d+]*( green)&quot;);&quot;\d+&quot;));0)" office:value-type="float" office:value="0" calcext:value-type="float">
            <text:p>0</text:p>
          </table:table-cell>
          <table:table-cell/>
          <table:table-cell table:formula="of:=MAX([.K23];[.N23];[.Q23];[.T23];[.W23];[.Z23])" office:value-type="float" office:value="10" calcext:value-type="float">
            <text:p>10</text:p>
          </table:table-cell>
          <table:table-cell table:formula="of:=MAX([.L23];[.O23];[.R23];[.U23];[.X23];[.AA23])" office:value-type="float" office:value="9" calcext:value-type="float">
            <text:p>9</text:p>
          </table:table-cell>
          <table:table-cell table:formula="of:=MAX([.M23];[.P23];[.S23];[.V23];[.Y23];[.AB23])" office:value-type="float" office:value="11" calcext:value-type="float">
            <text:p>11</text:p>
          </table:table-cell>
          <table:table-cell/>
          <table:table-cell table:formula="of:=IF(AND([.AD23]&lt;=14;[.AE23]&lt;=12;[.AF23]&lt;=13);VALUE([.B23]);&quot;&quot;)" office:value-type="float" office:value="21" calcext:value-type="float">
            <text:p>21</text:p>
          </table:table-cell>
          <table:table-cell table:number-columns-repeated="2"/>
        </table:table-row>
        <table:table-row table:style-name="ro15">
          <table:table-cell office:value-type="string" calcext:value-type="string">
            <text:p>Game 22: 8 blue, 1 red, 1 green; 10 blue; 13 blue, 1 green, 4 red; 1 green, 8 blue, 4 red; 3 blue, 1 red</text:p>
          </table:table-cell>
          <table:table-cell table:formula="of:=ORG.LIBREOFFICE.REGEX([.A24];&quot;\d+&quot;)" office:value-type="string" office:string-value="22" calcext:value-type="string">
            <text:p>22</text:p>
          </table:table-cell>
          <table:table-cell/>
          <table:table-cell office:value-type="string" calcext:value-type="string">
            <text:p><text:s/>8 blue, 1 red, 1 green</text:p>
          </table:table-cell>
          <table:table-cell office:value-type="string" calcext:value-type="string">
            <text:p><text:s/>10 blue</text:p>
          </table:table-cell>
          <table:table-cell office:value-type="string" calcext:value-type="string">
            <text:p><text:s/>13 blue, 1 green, 4 red</text:p>
          </table:table-cell>
          <table:table-cell office:value-type="string" calcext:value-type="string">
            <text:p><text:s/>1 green, 8 blue, 4 red</text:p>
          </table:table-cell>
          <table:table-cell office:value-type="string" calcext:value-type="string">
            <text:p><text:s/>3 blue, 1 red</text:p>
          </table:table-cell>
          <table:table-cell table:number-columns-repeated="2"/>
          <table:table-cell table:formula="of:=IFERROR(VALUE(ORG.LIBREOFFICE.REGEX(ORG.LIBREOFFICE.REGEX([.$D24];&quot;[\d+]*( blue)&quot;);&quot;\d+&quot;));0)" office:value-type="float" office:value="8" calcext:value-type="float">
            <text:p>8</text:p>
          </table:table-cell>
          <table:table-cell table:formula="of:=IFERROR(VALUE(ORG.LIBREOFFICE.REGEX(ORG.LIBREOFFICE.REGEX([.$D24];&quot;[\d+]*( red)&quot;);&quot;\d+&quot;));0)" office:value-type="float" office:value="1" calcext:value-type="float">
            <text:p>1</text:p>
          </table:table-cell>
          <table:table-cell table:formula="of:=IFERROR(VALUE(ORG.LIBREOFFICE.REGEX(ORG.LIBREOFFICE.REGEX([.$D24];&quot;[\d+]*( green)&quot;);&quot;\d+&quot;));0)" office:value-type="float" office:value="1" calcext:value-type="float">
            <text:p>1</text:p>
          </table:table-cell>
          <table:table-cell table:formula="of:=IFERROR(VALUE(ORG.LIBREOFFICE.REGEX(ORG.LIBREOFFICE.REGEX([.$E24];&quot;[\d+]*( blue)&quot;);&quot;\d+&quot;));0)" office:value-type="float" office:value="10" calcext:value-type="float">
            <text:p>10</text:p>
          </table:table-cell>
          <table:table-cell table:formula="of:=IFERROR(VALUE(ORG.LIBREOFFICE.REGEX(ORG.LIBREOFFICE.REGEX([.$E24];&quot;[\d+]*( red)&quot;);&quot;\d+&quot;));0)" office:value-type="float" office:value="0" calcext:value-type="float">
            <text:p>0</text:p>
          </table:table-cell>
          <table:table-cell table:formula="of:=IFERROR(VALUE(ORG.LIBREOFFICE.REGEX(ORG.LIBREOFFICE.REGEX([.$E24];&quot;[\d+]*( green)&quot;);&quot;\d+&quot;));0)" office:value-type="float" office:value="0" calcext:value-type="float">
            <text:p>0</text:p>
          </table:table-cell>
          <table:table-cell table:formula="of:=IFERROR(VALUE(ORG.LIBREOFFICE.REGEX(ORG.LIBREOFFICE.REGEX([.$F24];&quot;[\d+]*( blue)&quot;);&quot;\d+&quot;));0)" office:value-type="float" office:value="13" calcext:value-type="float">
            <text:p>13</text:p>
          </table:table-cell>
          <table:table-cell table:formula="of:=IFERROR(VALUE(ORG.LIBREOFFICE.REGEX(ORG.LIBREOFFICE.REGEX([.$F24];&quot;[\d+]*( red)&quot;);&quot;\d+&quot;));0)" office:value-type="float" office:value="4" calcext:value-type="float">
            <text:p>4</text:p>
          </table:table-cell>
          <table:table-cell table:formula="of:=IFERROR(VALUE(ORG.LIBREOFFICE.REGEX(ORG.LIBREOFFICE.REGEX([.$F24];&quot;[\d+]*( green)&quot;);&quot;\d+&quot;));0)" office:value-type="float" office:value="1" calcext:value-type="float">
            <text:p>1</text:p>
          </table:table-cell>
          <table:table-cell table:formula="of:=IFERROR(VALUE(ORG.LIBREOFFICE.REGEX(ORG.LIBREOFFICE.REGEX([.$G24];&quot;[\d+]*( blue)&quot;);&quot;\d+&quot;));0)" office:value-type="float" office:value="8" calcext:value-type="float">
            <text:p>8</text:p>
          </table:table-cell>
          <table:table-cell table:formula="of:=IFERROR(VALUE(ORG.LIBREOFFICE.REGEX(ORG.LIBREOFFICE.REGEX([.$G24];&quot;[\d+]*( red)&quot;);&quot;\d+&quot;));0)" office:value-type="float" office:value="4" calcext:value-type="float">
            <text:p>4</text:p>
          </table:table-cell>
          <table:table-cell table:formula="of:=IFERROR(VALUE(ORG.LIBREOFFICE.REGEX(ORG.LIBREOFFICE.REGEX([.$G24];&quot;[\d+]*( green)&quot;);&quot;\d+&quot;));0)" office:value-type="float" office:value="1" calcext:value-type="float">
            <text:p>1</text:p>
          </table:table-cell>
          <table:table-cell table:formula="of:=IFERROR(VALUE(ORG.LIBREOFFICE.REGEX(ORG.LIBREOFFICE.REGEX([.$H24];&quot;[\d+]*( blue)&quot;);&quot;\d+&quot;));0)" office:value-type="float" office:value="3" calcext:value-type="float">
            <text:p>3</text:p>
          </table:table-cell>
          <table:table-cell table:formula="of:=IFERROR(VALUE(ORG.LIBREOFFICE.REGEX(ORG.LIBREOFFICE.REGEX([.$H24];&quot;[\d+]*( red)&quot;);&quot;\d+&quot;));0)" office:value-type="float" office:value="1" calcext:value-type="float">
            <text:p>1</text:p>
          </table:table-cell>
          <table:table-cell table:formula="of:=IFERROR(VALUE(ORG.LIBREOFFICE.REGEX(ORG.LIBREOFFICE.REGEX([.$H24];&quot;[\d+]*( green)&quot;);&quot;\d+&quot;));0)" office:value-type="float" office:value="0" calcext:value-type="float">
            <text:p>0</text:p>
          </table:table-cell>
          <table:table-cell table:formula="of:=IFERROR(VALUE(ORG.LIBREOFFICE.REGEX(ORG.LIBREOFFICE.REGEX([.$I24];&quot;[\d+]*( blue)&quot;);&quot;\d+&quot;));0)" office:value-type="float" office:value="0" calcext:value-type="float">
            <text:p>0</text:p>
          </table:table-cell>
          <table:table-cell table:formula="of:=IFERROR(VALUE(ORG.LIBREOFFICE.REGEX(ORG.LIBREOFFICE.REGEX([.$I24];&quot;[\d+]*( red)&quot;);&quot;\d+&quot;));0)" office:value-type="float" office:value="0" calcext:value-type="float">
            <text:p>0</text:p>
          </table:table-cell>
          <table:table-cell table:formula="of:=IFERROR(VALUE(ORG.LIBREOFFICE.REGEX(ORG.LIBREOFFICE.REGEX([.$I24];&quot;[\d+]*( green)&quot;);&quot;\d+&quot;));0)" office:value-type="float" office:value="0" calcext:value-type="float">
            <text:p>0</text:p>
          </table:table-cell>
          <table:table-cell/>
          <table:table-cell table:formula="of:=MAX([.K24];[.N24];[.Q24];[.T24];[.W24];[.Z24])" office:value-type="float" office:value="13" calcext:value-type="float">
            <text:p>13</text:p>
          </table:table-cell>
          <table:table-cell table:formula="of:=MAX([.L24];[.O24];[.R24];[.U24];[.X24];[.AA24])" office:value-type="float" office:value="4" calcext:value-type="float">
            <text:p>4</text:p>
          </table:table-cell>
          <table:table-cell table:formula="of:=MAX([.M24];[.P24];[.S24];[.V24];[.Y24];[.AB24])" office:value-type="float" office:value="1" calcext:value-type="float">
            <text:p>1</text:p>
          </table:table-cell>
          <table:table-cell/>
          <table:table-cell table:formula="of:=IF(AND([.AD24]&lt;=14;[.AE24]&lt;=12;[.AF24]&lt;=13);VALUE([.B24]);&quot;&quot;)" office:value-type="float" office:value="22" calcext:value-type="float">
            <text:p>22</text:p>
          </table:table-cell>
          <table:table-cell table:number-columns-repeated="2"/>
        </table:table-row>
        <table:table-row table:style-name="ro15">
          <table:table-cell office:value-type="string" calcext:value-type="string">
            <text:p>Game 23: 2 blue; 3 blue, 5 green; 6 blue, 5 green, 2 red; 1 green</text:p>
          </table:table-cell>
          <table:table-cell table:formula="of:=ORG.LIBREOFFICE.REGEX([.A25];&quot;\d+&quot;)" office:value-type="string" office:string-value="23" calcext:value-type="string">
            <text:p>23</text:p>
          </table:table-cell>
          <table:table-cell/>
          <table:table-cell office:value-type="string" calcext:value-type="string">
            <text:p><text:s/>2 blue</text:p>
          </table:table-cell>
          <table:table-cell office:value-type="string" calcext:value-type="string">
            <text:p><text:s/>3 blue, 5 green</text:p>
          </table:table-cell>
          <table:table-cell office:value-type="string" calcext:value-type="string">
            <text:p><text:s/>6 blue, 5 green, 2 red</text:p>
          </table:table-cell>
          <table:table-cell office:value-type="string" calcext:value-type="string">
            <text:p><text:s/>1 green</text:p>
          </table:table-cell>
          <table:table-cell table:number-columns-repeated="3"/>
          <table:table-cell table:formula="of:=IFERROR(VALUE(ORG.LIBREOFFICE.REGEX(ORG.LIBREOFFICE.REGEX([.$D25];&quot;[\d+]*( blue)&quot;);&quot;\d+&quot;));0)" office:value-type="float" office:value="2" calcext:value-type="float">
            <text:p>2</text:p>
          </table:table-cell>
          <table:table-cell table:formula="of:=IFERROR(VALUE(ORG.LIBREOFFICE.REGEX(ORG.LIBREOFFICE.REGEX([.$D25];&quot;[\d+]*( red)&quot;);&quot;\d+&quot;));0)" office:value-type="float" office:value="0" calcext:value-type="float">
            <text:p>0</text:p>
          </table:table-cell>
          <table:table-cell table:formula="of:=IFERROR(VALUE(ORG.LIBREOFFICE.REGEX(ORG.LIBREOFFICE.REGEX([.$D25];&quot;[\d+]*( green)&quot;);&quot;\d+&quot;));0)" office:value-type="float" office:value="0" calcext:value-type="float">
            <text:p>0</text:p>
          </table:table-cell>
          <table:table-cell table:formula="of:=IFERROR(VALUE(ORG.LIBREOFFICE.REGEX(ORG.LIBREOFFICE.REGEX([.$E25];&quot;[\d+]*( blue)&quot;);&quot;\d+&quot;));0)" office:value-type="float" office:value="3" calcext:value-type="float">
            <text:p>3</text:p>
          </table:table-cell>
          <table:table-cell table:formula="of:=IFERROR(VALUE(ORG.LIBREOFFICE.REGEX(ORG.LIBREOFFICE.REGEX([.$E25];&quot;[\d+]*( red)&quot;);&quot;\d+&quot;));0)" office:value-type="float" office:value="0" calcext:value-type="float">
            <text:p>0</text:p>
          </table:table-cell>
          <table:table-cell table:formula="of:=IFERROR(VALUE(ORG.LIBREOFFICE.REGEX(ORG.LIBREOFFICE.REGEX([.$E25];&quot;[\d+]*( green)&quot;);&quot;\d+&quot;));0)" office:value-type="float" office:value="5" calcext:value-type="float">
            <text:p>5</text:p>
          </table:table-cell>
          <table:table-cell table:formula="of:=IFERROR(VALUE(ORG.LIBREOFFICE.REGEX(ORG.LIBREOFFICE.REGEX([.$F25];&quot;[\d+]*( blue)&quot;);&quot;\d+&quot;));0)" office:value-type="float" office:value="6" calcext:value-type="float">
            <text:p>6</text:p>
          </table:table-cell>
          <table:table-cell table:formula="of:=IFERROR(VALUE(ORG.LIBREOFFICE.REGEX(ORG.LIBREOFFICE.REGEX([.$F25];&quot;[\d+]*( red)&quot;);&quot;\d+&quot;));0)" office:value-type="float" office:value="2" calcext:value-type="float">
            <text:p>2</text:p>
          </table:table-cell>
          <table:table-cell table:formula="of:=IFERROR(VALUE(ORG.LIBREOFFICE.REGEX(ORG.LIBREOFFICE.REGEX([.$F25];&quot;[\d+]*( green)&quot;);&quot;\d+&quot;));0)" office:value-type="float" office:value="5" calcext:value-type="float">
            <text:p>5</text:p>
          </table:table-cell>
          <table:table-cell table:formula="of:=IFERROR(VALUE(ORG.LIBREOFFICE.REGEX(ORG.LIBREOFFICE.REGEX([.$G25];&quot;[\d+]*( blue)&quot;);&quot;\d+&quot;));0)" office:value-type="float" office:value="0" calcext:value-type="float">
            <text:p>0</text:p>
          </table:table-cell>
          <table:table-cell table:formula="of:=IFERROR(VALUE(ORG.LIBREOFFICE.REGEX(ORG.LIBREOFFICE.REGEX([.$G25];&quot;[\d+]*( red)&quot;);&quot;\d+&quot;));0)" office:value-type="float" office:value="0" calcext:value-type="float">
            <text:p>0</text:p>
          </table:table-cell>
          <table:table-cell table:formula="of:=IFERROR(VALUE(ORG.LIBREOFFICE.REGEX(ORG.LIBREOFFICE.REGEX([.$G25];&quot;[\d+]*( green)&quot;);&quot;\d+&quot;));0)" office:value-type="float" office:value="1" calcext:value-type="float">
            <text:p>1</text:p>
          </table:table-cell>
          <table:table-cell table:formula="of:=IFERROR(VALUE(ORG.LIBREOFFICE.REGEX(ORG.LIBREOFFICE.REGEX([.$H25];&quot;[\d+]*( blue)&quot;);&quot;\d+&quot;));0)" office:value-type="float" office:value="0" calcext:value-type="float">
            <text:p>0</text:p>
          </table:table-cell>
          <table:table-cell table:formula="of:=IFERROR(VALUE(ORG.LIBREOFFICE.REGEX(ORG.LIBREOFFICE.REGEX([.$H25];&quot;[\d+]*( red)&quot;);&quot;\d+&quot;));0)" office:value-type="float" office:value="0" calcext:value-type="float">
            <text:p>0</text:p>
          </table:table-cell>
          <table:table-cell table:formula="of:=IFERROR(VALUE(ORG.LIBREOFFICE.REGEX(ORG.LIBREOFFICE.REGEX([.$H25];&quot;[\d+]*( green)&quot;);&quot;\d+&quot;));0)" office:value-type="float" office:value="0" calcext:value-type="float">
            <text:p>0</text:p>
          </table:table-cell>
          <table:table-cell table:formula="of:=IFERROR(VALUE(ORG.LIBREOFFICE.REGEX(ORG.LIBREOFFICE.REGEX([.$I25];&quot;[\d+]*( blue)&quot;);&quot;\d+&quot;));0)" office:value-type="float" office:value="0" calcext:value-type="float">
            <text:p>0</text:p>
          </table:table-cell>
          <table:table-cell table:formula="of:=IFERROR(VALUE(ORG.LIBREOFFICE.REGEX(ORG.LIBREOFFICE.REGEX([.$I25];&quot;[\d+]*( red)&quot;);&quot;\d+&quot;));0)" office:value-type="float" office:value="0" calcext:value-type="float">
            <text:p>0</text:p>
          </table:table-cell>
          <table:table-cell table:formula="of:=IFERROR(VALUE(ORG.LIBREOFFICE.REGEX(ORG.LIBREOFFICE.REGEX([.$I25];&quot;[\d+]*( green)&quot;);&quot;\d+&quot;));0)" office:value-type="float" office:value="0" calcext:value-type="float">
            <text:p>0</text:p>
          </table:table-cell>
          <table:table-cell/>
          <table:table-cell table:formula="of:=MAX([.K25];[.N25];[.Q25];[.T25];[.W25];[.Z25])" office:value-type="float" office:value="6" calcext:value-type="float">
            <text:p>6</text:p>
          </table:table-cell>
          <table:table-cell table:formula="of:=MAX([.L25];[.O25];[.R25];[.U25];[.X25];[.AA25])" office:value-type="float" office:value="2" calcext:value-type="float">
            <text:p>2</text:p>
          </table:table-cell>
          <table:table-cell table:formula="of:=MAX([.M25];[.P25];[.S25];[.V25];[.Y25];[.AB25])" office:value-type="float" office:value="5" calcext:value-type="float">
            <text:p>5</text:p>
          </table:table-cell>
          <table:table-cell/>
          <table:table-cell table:formula="of:=IF(AND([.AD25]&lt;=14;[.AE25]&lt;=12;[.AF25]&lt;=13);VALUE([.B25]);&quot;&quot;)" office:value-type="float" office:value="23" calcext:value-type="float">
            <text:p>23</text:p>
          </table:table-cell>
          <table:table-cell table:number-columns-repeated="2"/>
        </table:table-row>
        <table:table-row table:style-name="ro15">
          <table:table-cell office:value-type="string" calcext:value-type="string">
            <text:p>Game 24: 1 red, 13 green, 4 blue; 16 green, 4 blue; 4 red, 5 blue, 11 green; 15 green, 5 red, 10 blue; 16 green, 1 red; 5 red, 3 blue, 10 green</text:p>
          </table:table-cell>
          <table:table-cell table:formula="of:=ORG.LIBREOFFICE.REGEX([.A26];&quot;\d+&quot;)" office:value-type="string" office:string-value="24" calcext:value-type="string">
            <text:p>24</text:p>
          </table:table-cell>
          <table:table-cell/>
          <table:table-cell office:value-type="string" calcext:value-type="string">
            <text:p><text:s/>1 red, 13 green, 4 blue</text:p>
          </table:table-cell>
          <table:table-cell office:value-type="string" calcext:value-type="string">
            <text:p><text:s/>16 green, 4 blue</text:p>
          </table:table-cell>
          <table:table-cell office:value-type="string" calcext:value-type="string">
            <text:p><text:s/>4 red, 5 blue, 11 green</text:p>
          </table:table-cell>
          <table:table-cell office:value-type="string" calcext:value-type="string">
            <text:p><text:s/>15 green, 5 red, 10 blue</text:p>
          </table:table-cell>
          <table:table-cell office:value-type="string" calcext:value-type="string">
            <text:p><text:s/>16 green, 1 red</text:p>
          </table:table-cell>
          <table:table-cell office:value-type="string" calcext:value-type="string">
            <text:p><text:s/>5 red, 3 blue, 10 green</text:p>
          </table:table-cell>
          <table:table-cell/>
          <table:table-cell table:formula="of:=IFERROR(VALUE(ORG.LIBREOFFICE.REGEX(ORG.LIBREOFFICE.REGEX([.$D26];&quot;[\d+]*( blue)&quot;);&quot;\d+&quot;));0)" office:value-type="float" office:value="4" calcext:value-type="float">
            <text:p>4</text:p>
          </table:table-cell>
          <table:table-cell table:formula="of:=IFERROR(VALUE(ORG.LIBREOFFICE.REGEX(ORG.LIBREOFFICE.REGEX([.$D26];&quot;[\d+]*( red)&quot;);&quot;\d+&quot;));0)" office:value-type="float" office:value="1" calcext:value-type="float">
            <text:p>1</text:p>
          </table:table-cell>
          <table:table-cell table:formula="of:=IFERROR(VALUE(ORG.LIBREOFFICE.REGEX(ORG.LIBREOFFICE.REGEX([.$D26];&quot;[\d+]*( green)&quot;);&quot;\d+&quot;));0)" office:value-type="float" office:value="13" calcext:value-type="float">
            <text:p>13</text:p>
          </table:table-cell>
          <table:table-cell table:formula="of:=IFERROR(VALUE(ORG.LIBREOFFICE.REGEX(ORG.LIBREOFFICE.REGEX([.$E26];&quot;[\d+]*( blue)&quot;);&quot;\d+&quot;));0)" office:value-type="float" office:value="4" calcext:value-type="float">
            <text:p>4</text:p>
          </table:table-cell>
          <table:table-cell table:formula="of:=IFERROR(VALUE(ORG.LIBREOFFICE.REGEX(ORG.LIBREOFFICE.REGEX([.$E26];&quot;[\d+]*( red)&quot;);&quot;\d+&quot;));0)" office:value-type="float" office:value="0" calcext:value-type="float">
            <text:p>0</text:p>
          </table:table-cell>
          <table:table-cell table:formula="of:=IFERROR(VALUE(ORG.LIBREOFFICE.REGEX(ORG.LIBREOFFICE.REGEX([.$E26];&quot;[\d+]*( green)&quot;);&quot;\d+&quot;));0)" office:value-type="float" office:value="16" calcext:value-type="float">
            <text:p>16</text:p>
          </table:table-cell>
          <table:table-cell table:formula="of:=IFERROR(VALUE(ORG.LIBREOFFICE.REGEX(ORG.LIBREOFFICE.REGEX([.$F26];&quot;[\d+]*( blue)&quot;);&quot;\d+&quot;));0)" office:value-type="float" office:value="5" calcext:value-type="float">
            <text:p>5</text:p>
          </table:table-cell>
          <table:table-cell table:formula="of:=IFERROR(VALUE(ORG.LIBREOFFICE.REGEX(ORG.LIBREOFFICE.REGEX([.$F26];&quot;[\d+]*( red)&quot;);&quot;\d+&quot;));0)" office:value-type="float" office:value="4" calcext:value-type="float">
            <text:p>4</text:p>
          </table:table-cell>
          <table:table-cell table:formula="of:=IFERROR(VALUE(ORG.LIBREOFFICE.REGEX(ORG.LIBREOFFICE.REGEX([.$F26];&quot;[\d+]*( green)&quot;);&quot;\d+&quot;));0)" office:value-type="float" office:value="11" calcext:value-type="float">
            <text:p>11</text:p>
          </table:table-cell>
          <table:table-cell table:formula="of:=IFERROR(VALUE(ORG.LIBREOFFICE.REGEX(ORG.LIBREOFFICE.REGEX([.$G26];&quot;[\d+]*( blue)&quot;);&quot;\d+&quot;));0)" office:value-type="float" office:value="10" calcext:value-type="float">
            <text:p>10</text:p>
          </table:table-cell>
          <table:table-cell table:formula="of:=IFERROR(VALUE(ORG.LIBREOFFICE.REGEX(ORG.LIBREOFFICE.REGEX([.$G26];&quot;[\d+]*( red)&quot;);&quot;\d+&quot;));0)" office:value-type="float" office:value="5" calcext:value-type="float">
            <text:p>5</text:p>
          </table:table-cell>
          <table:table-cell table:formula="of:=IFERROR(VALUE(ORG.LIBREOFFICE.REGEX(ORG.LIBREOFFICE.REGEX([.$G26];&quot;[\d+]*( green)&quot;);&quot;\d+&quot;));0)" office:value-type="float" office:value="15" calcext:value-type="float">
            <text:p>15</text:p>
          </table:table-cell>
          <table:table-cell table:formula="of:=IFERROR(VALUE(ORG.LIBREOFFICE.REGEX(ORG.LIBREOFFICE.REGEX([.$H26];&quot;[\d+]*( blue)&quot;);&quot;\d+&quot;));0)" office:value-type="float" office:value="0" calcext:value-type="float">
            <text:p>0</text:p>
          </table:table-cell>
          <table:table-cell table:formula="of:=IFERROR(VALUE(ORG.LIBREOFFICE.REGEX(ORG.LIBREOFFICE.REGEX([.$H26];&quot;[\d+]*( red)&quot;);&quot;\d+&quot;));0)" office:value-type="float" office:value="1" calcext:value-type="float">
            <text:p>1</text:p>
          </table:table-cell>
          <table:table-cell table:formula="of:=IFERROR(VALUE(ORG.LIBREOFFICE.REGEX(ORG.LIBREOFFICE.REGEX([.$H26];&quot;[\d+]*( green)&quot;);&quot;\d+&quot;));0)" office:value-type="float" office:value="16" calcext:value-type="float">
            <text:p>16</text:p>
          </table:table-cell>
          <table:table-cell table:formula="of:=IFERROR(VALUE(ORG.LIBREOFFICE.REGEX(ORG.LIBREOFFICE.REGEX([.$I26];&quot;[\d+]*( blue)&quot;);&quot;\d+&quot;));0)" office:value-type="float" office:value="3" calcext:value-type="float">
            <text:p>3</text:p>
          </table:table-cell>
          <table:table-cell table:formula="of:=IFERROR(VALUE(ORG.LIBREOFFICE.REGEX(ORG.LIBREOFFICE.REGEX([.$I26];&quot;[\d+]*( red)&quot;);&quot;\d+&quot;));0)" office:value-type="float" office:value="5" calcext:value-type="float">
            <text:p>5</text:p>
          </table:table-cell>
          <table:table-cell table:formula="of:=IFERROR(VALUE(ORG.LIBREOFFICE.REGEX(ORG.LIBREOFFICE.REGEX([.$I26];&quot;[\d+]*( green)&quot;);&quot;\d+&quot;));0)" office:value-type="float" office:value="10" calcext:value-type="float">
            <text:p>10</text:p>
          </table:table-cell>
          <table:table-cell/>
          <table:table-cell table:formula="of:=MAX([.K26];[.N26];[.Q26];[.T26];[.W26];[.Z26])" office:value-type="float" office:value="10" calcext:value-type="float">
            <text:p>10</text:p>
          </table:table-cell>
          <table:table-cell table:formula="of:=MAX([.L26];[.O26];[.R26];[.U26];[.X26];[.AA26])" office:value-type="float" office:value="5" calcext:value-type="float">
            <text:p>5</text:p>
          </table:table-cell>
          <table:table-cell table:formula="of:=MAX([.M26];[.P26];[.S26];[.V26];[.Y26];[.AB26])" office:value-type="float" office:value="16" calcext:value-type="float">
            <text:p>16</text:p>
          </table:table-cell>
          <table:table-cell/>
          <table:table-cell table:formula="of:=IF(AND([.AD26]&lt;=14;[.AE26]&lt;=12;[.AF26]&lt;=13);VALUE([.B26]);&quot;&quot;)">
            <text:p/>
          </table:table-cell>
          <table:table-cell table:number-columns-repeated="2"/>
        </table:table-row>
        <table:table-row table:style-name="ro15">
          <table:table-cell office:value-type="string" calcext:value-type="string">
            <text:p>Game 25: 12 red, 7 green, 6 blue; 5 blue, 5 red, 12 green; 12 green, 3 red; 5 green, 5 red, 3 blue</text:p>
          </table:table-cell>
          <table:table-cell table:formula="of:=ORG.LIBREOFFICE.REGEX([.A27];&quot;\d+&quot;)" office:value-type="string" office:string-value="25" calcext:value-type="string">
            <text:p>25</text:p>
          </table:table-cell>
          <table:table-cell/>
          <table:table-cell office:value-type="string" calcext:value-type="string">
            <text:p><text:s/>12 red, 7 green, 6 blue</text:p>
          </table:table-cell>
          <table:table-cell office:value-type="string" calcext:value-type="string">
            <text:p><text:s/>5 blue, 5 red, 12 green</text:p>
          </table:table-cell>
          <table:table-cell office:value-type="string" calcext:value-type="string">
            <text:p><text:s/>12 green, 3 red</text:p>
          </table:table-cell>
          <table:table-cell office:value-type="string" calcext:value-type="string">
            <text:p><text:s/>5 green, 5 red, 3 blue</text:p>
          </table:table-cell>
          <table:table-cell table:number-columns-repeated="3"/>
          <table:table-cell table:formula="of:=IFERROR(VALUE(ORG.LIBREOFFICE.REGEX(ORG.LIBREOFFICE.REGEX([.$D27];&quot;[\d+]*( blue)&quot;);&quot;\d+&quot;));0)" office:value-type="float" office:value="6" calcext:value-type="float">
            <text:p>6</text:p>
          </table:table-cell>
          <table:table-cell table:formula="of:=IFERROR(VALUE(ORG.LIBREOFFICE.REGEX(ORG.LIBREOFFICE.REGEX([.$D27];&quot;[\d+]*( red)&quot;);&quot;\d+&quot;));0)" office:value-type="float" office:value="12" calcext:value-type="float">
            <text:p>12</text:p>
          </table:table-cell>
          <table:table-cell table:formula="of:=IFERROR(VALUE(ORG.LIBREOFFICE.REGEX(ORG.LIBREOFFICE.REGEX([.$D27];&quot;[\d+]*( green)&quot;);&quot;\d+&quot;));0)" office:value-type="float" office:value="7" calcext:value-type="float">
            <text:p>7</text:p>
          </table:table-cell>
          <table:table-cell table:formula="of:=IFERROR(VALUE(ORG.LIBREOFFICE.REGEX(ORG.LIBREOFFICE.REGEX([.$E27];&quot;[\d+]*( blue)&quot;);&quot;\d+&quot;));0)" office:value-type="float" office:value="5" calcext:value-type="float">
            <text:p>5</text:p>
          </table:table-cell>
          <table:table-cell table:formula="of:=IFERROR(VALUE(ORG.LIBREOFFICE.REGEX(ORG.LIBREOFFICE.REGEX([.$E27];&quot;[\d+]*( red)&quot;);&quot;\d+&quot;));0)" office:value-type="float" office:value="5" calcext:value-type="float">
            <text:p>5</text:p>
          </table:table-cell>
          <table:table-cell table:formula="of:=IFERROR(VALUE(ORG.LIBREOFFICE.REGEX(ORG.LIBREOFFICE.REGEX([.$E27];&quot;[\d+]*( green)&quot;);&quot;\d+&quot;));0)" office:value-type="float" office:value="12" calcext:value-type="float">
            <text:p>12</text:p>
          </table:table-cell>
          <table:table-cell table:formula="of:=IFERROR(VALUE(ORG.LIBREOFFICE.REGEX(ORG.LIBREOFFICE.REGEX([.$F27];&quot;[\d+]*( blue)&quot;);&quot;\d+&quot;));0)" office:value-type="float" office:value="0" calcext:value-type="float">
            <text:p>0</text:p>
          </table:table-cell>
          <table:table-cell table:formula="of:=IFERROR(VALUE(ORG.LIBREOFFICE.REGEX(ORG.LIBREOFFICE.REGEX([.$F27];&quot;[\d+]*( red)&quot;);&quot;\d+&quot;));0)" office:value-type="float" office:value="3" calcext:value-type="float">
            <text:p>3</text:p>
          </table:table-cell>
          <table:table-cell table:formula="of:=IFERROR(VALUE(ORG.LIBREOFFICE.REGEX(ORG.LIBREOFFICE.REGEX([.$F27];&quot;[\d+]*( green)&quot;);&quot;\d+&quot;));0)" office:value-type="float" office:value="12" calcext:value-type="float">
            <text:p>12</text:p>
          </table:table-cell>
          <table:table-cell table:formula="of:=IFERROR(VALUE(ORG.LIBREOFFICE.REGEX(ORG.LIBREOFFICE.REGEX([.$G27];&quot;[\d+]*( blue)&quot;);&quot;\d+&quot;));0)" office:value-type="float" office:value="3" calcext:value-type="float">
            <text:p>3</text:p>
          </table:table-cell>
          <table:table-cell table:formula="of:=IFERROR(VALUE(ORG.LIBREOFFICE.REGEX(ORG.LIBREOFFICE.REGEX([.$G27];&quot;[\d+]*( red)&quot;);&quot;\d+&quot;));0)" office:value-type="float" office:value="5" calcext:value-type="float">
            <text:p>5</text:p>
          </table:table-cell>
          <table:table-cell table:formula="of:=IFERROR(VALUE(ORG.LIBREOFFICE.REGEX(ORG.LIBREOFFICE.REGEX([.$G27];&quot;[\d+]*( green)&quot;);&quot;\d+&quot;));0)" office:value-type="float" office:value="5" calcext:value-type="float">
            <text:p>5</text:p>
          </table:table-cell>
          <table:table-cell table:formula="of:=IFERROR(VALUE(ORG.LIBREOFFICE.REGEX(ORG.LIBREOFFICE.REGEX([.$H27];&quot;[\d+]*( blue)&quot;);&quot;\d+&quot;));0)" office:value-type="float" office:value="0" calcext:value-type="float">
            <text:p>0</text:p>
          </table:table-cell>
          <table:table-cell table:formula="of:=IFERROR(VALUE(ORG.LIBREOFFICE.REGEX(ORG.LIBREOFFICE.REGEX([.$H27];&quot;[\d+]*( red)&quot;);&quot;\d+&quot;));0)" office:value-type="float" office:value="0" calcext:value-type="float">
            <text:p>0</text:p>
          </table:table-cell>
          <table:table-cell table:formula="of:=IFERROR(VALUE(ORG.LIBREOFFICE.REGEX(ORG.LIBREOFFICE.REGEX([.$H27];&quot;[\d+]*( green)&quot;);&quot;\d+&quot;));0)" office:value-type="float" office:value="0" calcext:value-type="float">
            <text:p>0</text:p>
          </table:table-cell>
          <table:table-cell table:formula="of:=IFERROR(VALUE(ORG.LIBREOFFICE.REGEX(ORG.LIBREOFFICE.REGEX([.$I27];&quot;[\d+]*( blue)&quot;);&quot;\d+&quot;));0)" office:value-type="float" office:value="0" calcext:value-type="float">
            <text:p>0</text:p>
          </table:table-cell>
          <table:table-cell table:formula="of:=IFERROR(VALUE(ORG.LIBREOFFICE.REGEX(ORG.LIBREOFFICE.REGEX([.$I27];&quot;[\d+]*( red)&quot;);&quot;\d+&quot;));0)" office:value-type="float" office:value="0" calcext:value-type="float">
            <text:p>0</text:p>
          </table:table-cell>
          <table:table-cell table:formula="of:=IFERROR(VALUE(ORG.LIBREOFFICE.REGEX(ORG.LIBREOFFICE.REGEX([.$I27];&quot;[\d+]*( green)&quot;);&quot;\d+&quot;));0)" office:value-type="float" office:value="0" calcext:value-type="float">
            <text:p>0</text:p>
          </table:table-cell>
          <table:table-cell/>
          <table:table-cell table:formula="of:=MAX([.K27];[.N27];[.Q27];[.T27];[.W27];[.Z27])" office:value-type="float" office:value="6" calcext:value-type="float">
            <text:p>6</text:p>
          </table:table-cell>
          <table:table-cell table:formula="of:=MAX([.L27];[.O27];[.R27];[.U27];[.X27];[.AA27])" office:value-type="float" office:value="12" calcext:value-type="float">
            <text:p>12</text:p>
          </table:table-cell>
          <table:table-cell table:formula="of:=MAX([.M27];[.P27];[.S27];[.V27];[.Y27];[.AB27])" office:value-type="float" office:value="12" calcext:value-type="float">
            <text:p>12</text:p>
          </table:table-cell>
          <table:table-cell/>
          <table:table-cell table:formula="of:=IF(AND([.AD27]&lt;=14;[.AE27]&lt;=12;[.AF27]&lt;=13);VALUE([.B27]);&quot;&quot;)" office:value-type="float" office:value="25" calcext:value-type="float">
            <text:p>25</text:p>
          </table:table-cell>
          <table:table-cell table:number-columns-repeated="2"/>
        </table:table-row>
        <table:table-row table:style-name="ro15">
          <table:table-cell office:value-type="string" calcext:value-type="string">
            <text:p>Game 26: 2 green, 11 blue; 5 red, 3 blue; 5 red, 12 blue, 3 green</text:p>
          </table:table-cell>
          <table:table-cell table:formula="of:=ORG.LIBREOFFICE.REGEX([.A28];&quot;\d+&quot;)" office:value-type="string" office:string-value="26" calcext:value-type="string">
            <text:p>26</text:p>
          </table:table-cell>
          <table:table-cell/>
          <table:table-cell office:value-type="string" calcext:value-type="string">
            <text:p><text:s/>2 green, 11 blue</text:p>
          </table:table-cell>
          <table:table-cell office:value-type="string" calcext:value-type="string">
            <text:p><text:s/>5 red, 3 blue</text:p>
          </table:table-cell>
          <table:table-cell office:value-type="string" calcext:value-type="string">
            <text:p><text:s/>5 red, 12 blue, 3 green</text:p>
          </table:table-cell>
          <table:table-cell table:number-columns-repeated="4"/>
          <table:table-cell table:formula="of:=IFERROR(VALUE(ORG.LIBREOFFICE.REGEX(ORG.LIBREOFFICE.REGEX([.$D28];&quot;[\d+]*( blue)&quot;);&quot;\d+&quot;));0)" office:value-type="float" office:value="11" calcext:value-type="float">
            <text:p>11</text:p>
          </table:table-cell>
          <table:table-cell table:formula="of:=IFERROR(VALUE(ORG.LIBREOFFICE.REGEX(ORG.LIBREOFFICE.REGEX([.$D28];&quot;[\d+]*( red)&quot;);&quot;\d+&quot;));0)" office:value-type="float" office:value="0" calcext:value-type="float">
            <text:p>0</text:p>
          </table:table-cell>
          <table:table-cell table:formula="of:=IFERROR(VALUE(ORG.LIBREOFFICE.REGEX(ORG.LIBREOFFICE.REGEX([.$D28];&quot;[\d+]*( green)&quot;);&quot;\d+&quot;));0)" office:value-type="float" office:value="2" calcext:value-type="float">
            <text:p>2</text:p>
          </table:table-cell>
          <table:table-cell table:formula="of:=IFERROR(VALUE(ORG.LIBREOFFICE.REGEX(ORG.LIBREOFFICE.REGEX([.$E28];&quot;[\d+]*( blue)&quot;);&quot;\d+&quot;));0)" office:value-type="float" office:value="3" calcext:value-type="float">
            <text:p>3</text:p>
          </table:table-cell>
          <table:table-cell table:formula="of:=IFERROR(VALUE(ORG.LIBREOFFICE.REGEX(ORG.LIBREOFFICE.REGEX([.$E28];&quot;[\d+]*( red)&quot;);&quot;\d+&quot;));0)" office:value-type="float" office:value="5" calcext:value-type="float">
            <text:p>5</text:p>
          </table:table-cell>
          <table:table-cell table:formula="of:=IFERROR(VALUE(ORG.LIBREOFFICE.REGEX(ORG.LIBREOFFICE.REGEX([.$E28];&quot;[\d+]*( green)&quot;);&quot;\d+&quot;));0)" office:value-type="float" office:value="0" calcext:value-type="float">
            <text:p>0</text:p>
          </table:table-cell>
          <table:table-cell table:formula="of:=IFERROR(VALUE(ORG.LIBREOFFICE.REGEX(ORG.LIBREOFFICE.REGEX([.$F28];&quot;[\d+]*( blue)&quot;);&quot;\d+&quot;));0)" office:value-type="float" office:value="12" calcext:value-type="float">
            <text:p>12</text:p>
          </table:table-cell>
          <table:table-cell table:formula="of:=IFERROR(VALUE(ORG.LIBREOFFICE.REGEX(ORG.LIBREOFFICE.REGEX([.$F28];&quot;[\d+]*( red)&quot;);&quot;\d+&quot;));0)" office:value-type="float" office:value="5" calcext:value-type="float">
            <text:p>5</text:p>
          </table:table-cell>
          <table:table-cell table:formula="of:=IFERROR(VALUE(ORG.LIBREOFFICE.REGEX(ORG.LIBREOFFICE.REGEX([.$F28];&quot;[\d+]*( green)&quot;);&quot;\d+&quot;));0)" office:value-type="float" office:value="3" calcext:value-type="float">
            <text:p>3</text:p>
          </table:table-cell>
          <table:table-cell table:formula="of:=IFERROR(VALUE(ORG.LIBREOFFICE.REGEX(ORG.LIBREOFFICE.REGEX([.$G28];&quot;[\d+]*( blue)&quot;);&quot;\d+&quot;));0)" office:value-type="float" office:value="0" calcext:value-type="float">
            <text:p>0</text:p>
          </table:table-cell>
          <table:table-cell table:formula="of:=IFERROR(VALUE(ORG.LIBREOFFICE.REGEX(ORG.LIBREOFFICE.REGEX([.$G28];&quot;[\d+]*( red)&quot;);&quot;\d+&quot;));0)" office:value-type="float" office:value="0" calcext:value-type="float">
            <text:p>0</text:p>
          </table:table-cell>
          <table:table-cell table:formula="of:=IFERROR(VALUE(ORG.LIBREOFFICE.REGEX(ORG.LIBREOFFICE.REGEX([.$G28];&quot;[\d+]*( green)&quot;);&quot;\d+&quot;));0)" office:value-type="float" office:value="0" calcext:value-type="float">
            <text:p>0</text:p>
          </table:table-cell>
          <table:table-cell table:formula="of:=IFERROR(VALUE(ORG.LIBREOFFICE.REGEX(ORG.LIBREOFFICE.REGEX([.$H28];&quot;[\d+]*( blue)&quot;);&quot;\d+&quot;));0)" office:value-type="float" office:value="0" calcext:value-type="float">
            <text:p>0</text:p>
          </table:table-cell>
          <table:table-cell table:formula="of:=IFERROR(VALUE(ORG.LIBREOFFICE.REGEX(ORG.LIBREOFFICE.REGEX([.$H28];&quot;[\d+]*( red)&quot;);&quot;\d+&quot;));0)" office:value-type="float" office:value="0" calcext:value-type="float">
            <text:p>0</text:p>
          </table:table-cell>
          <table:table-cell table:formula="of:=IFERROR(VALUE(ORG.LIBREOFFICE.REGEX(ORG.LIBREOFFICE.REGEX([.$H28];&quot;[\d+]*( green)&quot;);&quot;\d+&quot;));0)" office:value-type="float" office:value="0" calcext:value-type="float">
            <text:p>0</text:p>
          </table:table-cell>
          <table:table-cell table:formula="of:=IFERROR(VALUE(ORG.LIBREOFFICE.REGEX(ORG.LIBREOFFICE.REGEX([.$I28];&quot;[\d+]*( blue)&quot;);&quot;\d+&quot;));0)" office:value-type="float" office:value="0" calcext:value-type="float">
            <text:p>0</text:p>
          </table:table-cell>
          <table:table-cell table:formula="of:=IFERROR(VALUE(ORG.LIBREOFFICE.REGEX(ORG.LIBREOFFICE.REGEX([.$I28];&quot;[\d+]*( red)&quot;);&quot;\d+&quot;));0)" office:value-type="float" office:value="0" calcext:value-type="float">
            <text:p>0</text:p>
          </table:table-cell>
          <table:table-cell table:formula="of:=IFERROR(VALUE(ORG.LIBREOFFICE.REGEX(ORG.LIBREOFFICE.REGEX([.$I28];&quot;[\d+]*( green)&quot;);&quot;\d+&quot;));0)" office:value-type="float" office:value="0" calcext:value-type="float">
            <text:p>0</text:p>
          </table:table-cell>
          <table:table-cell/>
          <table:table-cell table:formula="of:=MAX([.K28];[.N28];[.Q28];[.T28];[.W28];[.Z28])" office:value-type="float" office:value="12" calcext:value-type="float">
            <text:p>12</text:p>
          </table:table-cell>
          <table:table-cell table:formula="of:=MAX([.L28];[.O28];[.R28];[.U28];[.X28];[.AA28])" office:value-type="float" office:value="5" calcext:value-type="float">
            <text:p>5</text:p>
          </table:table-cell>
          <table:table-cell table:formula="of:=MAX([.M28];[.P28];[.S28];[.V28];[.Y28];[.AB28])" office:value-type="float" office:value="3" calcext:value-type="float">
            <text:p>3</text:p>
          </table:table-cell>
          <table:table-cell/>
          <table:table-cell table:formula="of:=IF(AND([.AD28]&lt;=14;[.AE28]&lt;=12;[.AF28]&lt;=13);VALUE([.B28]);&quot;&quot;)" office:value-type="float" office:value="26" calcext:value-type="float">
            <text:p>26</text:p>
          </table:table-cell>
          <table:table-cell table:number-columns-repeated="2"/>
        </table:table-row>
        <table:table-row table:style-name="ro15">
          <table:table-cell office:value-type="string" calcext:value-type="string">
            <text:p>Game 27: 3 green, 5 red, 12 blue; 3 red, 11 blue, 1 green; 3 red, 4 blue, 3 green; 3 red, 9 green, 9 blue; 14 blue, 1 green, 12 red</text:p>
          </table:table-cell>
          <table:table-cell table:formula="of:=ORG.LIBREOFFICE.REGEX([.A29];&quot;\d+&quot;)" office:value-type="string" office:string-value="27" calcext:value-type="string">
            <text:p>27</text:p>
          </table:table-cell>
          <table:table-cell/>
          <table:table-cell office:value-type="string" calcext:value-type="string">
            <text:p><text:s/>3 green, 5 red, 12 blue</text:p>
          </table:table-cell>
          <table:table-cell office:value-type="string" calcext:value-type="string">
            <text:p><text:s/>3 red, 11 blue, 1 green</text:p>
          </table:table-cell>
          <table:table-cell office:value-type="string" calcext:value-type="string">
            <text:p><text:s/>3 red, 4 blue, 3 green</text:p>
          </table:table-cell>
          <table:table-cell office:value-type="string" calcext:value-type="string">
            <text:p><text:s/>3 red, 9 green, 9 blue</text:p>
          </table:table-cell>
          <table:table-cell office:value-type="string" calcext:value-type="string">
            <text:p><text:s/>14 blue, 1 green, 12 red</text:p>
          </table:table-cell>
          <table:table-cell table:number-columns-repeated="2"/>
          <table:table-cell table:formula="of:=IFERROR(VALUE(ORG.LIBREOFFICE.REGEX(ORG.LIBREOFFICE.REGEX([.$D29];&quot;[\d+]*( blue)&quot;);&quot;\d+&quot;));0)" office:value-type="float" office:value="12" calcext:value-type="float">
            <text:p>12</text:p>
          </table:table-cell>
          <table:table-cell table:formula="of:=IFERROR(VALUE(ORG.LIBREOFFICE.REGEX(ORG.LIBREOFFICE.REGEX([.$D29];&quot;[\d+]*( red)&quot;);&quot;\d+&quot;));0)" office:value-type="float" office:value="5" calcext:value-type="float">
            <text:p>5</text:p>
          </table:table-cell>
          <table:table-cell table:formula="of:=IFERROR(VALUE(ORG.LIBREOFFICE.REGEX(ORG.LIBREOFFICE.REGEX([.$D29];&quot;[\d+]*( green)&quot;);&quot;\d+&quot;));0)" office:value-type="float" office:value="3" calcext:value-type="float">
            <text:p>3</text:p>
          </table:table-cell>
          <table:table-cell table:formula="of:=IFERROR(VALUE(ORG.LIBREOFFICE.REGEX(ORG.LIBREOFFICE.REGEX([.$E29];&quot;[\d+]*( blue)&quot;);&quot;\d+&quot;));0)" office:value-type="float" office:value="11" calcext:value-type="float">
            <text:p>11</text:p>
          </table:table-cell>
          <table:table-cell table:formula="of:=IFERROR(VALUE(ORG.LIBREOFFICE.REGEX(ORG.LIBREOFFICE.REGEX([.$E29];&quot;[\d+]*( red)&quot;);&quot;\d+&quot;));0)" office:value-type="float" office:value="3" calcext:value-type="float">
            <text:p>3</text:p>
          </table:table-cell>
          <table:table-cell table:formula="of:=IFERROR(VALUE(ORG.LIBREOFFICE.REGEX(ORG.LIBREOFFICE.REGEX([.$E29];&quot;[\d+]*( green)&quot;);&quot;\d+&quot;));0)" office:value-type="float" office:value="1" calcext:value-type="float">
            <text:p>1</text:p>
          </table:table-cell>
          <table:table-cell table:formula="of:=IFERROR(VALUE(ORG.LIBREOFFICE.REGEX(ORG.LIBREOFFICE.REGEX([.$F29];&quot;[\d+]*( blue)&quot;);&quot;\d+&quot;));0)" office:value-type="float" office:value="4" calcext:value-type="float">
            <text:p>4</text:p>
          </table:table-cell>
          <table:table-cell table:formula="of:=IFERROR(VALUE(ORG.LIBREOFFICE.REGEX(ORG.LIBREOFFICE.REGEX([.$F29];&quot;[\d+]*( red)&quot;);&quot;\d+&quot;));0)" office:value-type="float" office:value="3" calcext:value-type="float">
            <text:p>3</text:p>
          </table:table-cell>
          <table:table-cell table:formula="of:=IFERROR(VALUE(ORG.LIBREOFFICE.REGEX(ORG.LIBREOFFICE.REGEX([.$F29];&quot;[\d+]*( green)&quot;);&quot;\d+&quot;));0)" office:value-type="float" office:value="3" calcext:value-type="float">
            <text:p>3</text:p>
          </table:table-cell>
          <table:table-cell table:formula="of:=IFERROR(VALUE(ORG.LIBREOFFICE.REGEX(ORG.LIBREOFFICE.REGEX([.$G29];&quot;[\d+]*( blue)&quot;);&quot;\d+&quot;));0)" office:value-type="float" office:value="9" calcext:value-type="float">
            <text:p>9</text:p>
          </table:table-cell>
          <table:table-cell table:formula="of:=IFERROR(VALUE(ORG.LIBREOFFICE.REGEX(ORG.LIBREOFFICE.REGEX([.$G29];&quot;[\d+]*( red)&quot;);&quot;\d+&quot;));0)" office:value-type="float" office:value="3" calcext:value-type="float">
            <text:p>3</text:p>
          </table:table-cell>
          <table:table-cell table:formula="of:=IFERROR(VALUE(ORG.LIBREOFFICE.REGEX(ORG.LIBREOFFICE.REGEX([.$G29];&quot;[\d+]*( green)&quot;);&quot;\d+&quot;));0)" office:value-type="float" office:value="9" calcext:value-type="float">
            <text:p>9</text:p>
          </table:table-cell>
          <table:table-cell table:formula="of:=IFERROR(VALUE(ORG.LIBREOFFICE.REGEX(ORG.LIBREOFFICE.REGEX([.$H29];&quot;[\d+]*( blue)&quot;);&quot;\d+&quot;));0)" office:value-type="float" office:value="14" calcext:value-type="float">
            <text:p>14</text:p>
          </table:table-cell>
          <table:table-cell table:formula="of:=IFERROR(VALUE(ORG.LIBREOFFICE.REGEX(ORG.LIBREOFFICE.REGEX([.$H29];&quot;[\d+]*( red)&quot;);&quot;\d+&quot;));0)" office:value-type="float" office:value="12" calcext:value-type="float">
            <text:p>12</text:p>
          </table:table-cell>
          <table:table-cell table:formula="of:=IFERROR(VALUE(ORG.LIBREOFFICE.REGEX(ORG.LIBREOFFICE.REGEX([.$H29];&quot;[\d+]*( green)&quot;);&quot;\d+&quot;));0)" office:value-type="float" office:value="1" calcext:value-type="float">
            <text:p>1</text:p>
          </table:table-cell>
          <table:table-cell table:formula="of:=IFERROR(VALUE(ORG.LIBREOFFICE.REGEX(ORG.LIBREOFFICE.REGEX([.$I29];&quot;[\d+]*( blue)&quot;);&quot;\d+&quot;));0)" office:value-type="float" office:value="0" calcext:value-type="float">
            <text:p>0</text:p>
          </table:table-cell>
          <table:table-cell table:formula="of:=IFERROR(VALUE(ORG.LIBREOFFICE.REGEX(ORG.LIBREOFFICE.REGEX([.$I29];&quot;[\d+]*( red)&quot;);&quot;\d+&quot;));0)" office:value-type="float" office:value="0" calcext:value-type="float">
            <text:p>0</text:p>
          </table:table-cell>
          <table:table-cell table:formula="of:=IFERROR(VALUE(ORG.LIBREOFFICE.REGEX(ORG.LIBREOFFICE.REGEX([.$I29];&quot;[\d+]*( green)&quot;);&quot;\d+&quot;));0)" office:value-type="float" office:value="0" calcext:value-type="float">
            <text:p>0</text:p>
          </table:table-cell>
          <table:table-cell/>
          <table:table-cell table:formula="of:=MAX([.K29];[.N29];[.Q29];[.T29];[.W29];[.Z29])" office:value-type="float" office:value="14" calcext:value-type="float">
            <text:p>14</text:p>
          </table:table-cell>
          <table:table-cell table:formula="of:=MAX([.L29];[.O29];[.R29];[.U29];[.X29];[.AA29])" office:value-type="float" office:value="12" calcext:value-type="float">
            <text:p>12</text:p>
          </table:table-cell>
          <table:table-cell table:formula="of:=MAX([.M29];[.P29];[.S29];[.V29];[.Y29];[.AB29])" office:value-type="float" office:value="9" calcext:value-type="float">
            <text:p>9</text:p>
          </table:table-cell>
          <table:table-cell/>
          <table:table-cell table:formula="of:=IF(AND([.AD29]&lt;=14;[.AE29]&lt;=12;[.AF29]&lt;=13);VALUE([.B29]);&quot;&quot;)" office:value-type="float" office:value="27" calcext:value-type="float">
            <text:p>27</text:p>
          </table:table-cell>
          <table:table-cell table:number-columns-repeated="2"/>
        </table:table-row>
        <table:table-row table:style-name="ro15">
          <table:table-cell office:value-type="string" calcext:value-type="string">
            <text:p>Game 28: 8 green, 9 blue; 6 green, 8 red, 1 blue; 7 red, 6 green; 12 red, 2 blue, 2 green</text:p>
          </table:table-cell>
          <table:table-cell table:formula="of:=ORG.LIBREOFFICE.REGEX([.A30];&quot;\d+&quot;)" office:value-type="string" office:string-value="28" calcext:value-type="string">
            <text:p>28</text:p>
          </table:table-cell>
          <table:table-cell/>
          <table:table-cell office:value-type="string" calcext:value-type="string">
            <text:p><text:s/>8 green, 9 blue</text:p>
          </table:table-cell>
          <table:table-cell office:value-type="string" calcext:value-type="string">
            <text:p><text:s/>6 green, 8 red, 1 blue</text:p>
          </table:table-cell>
          <table:table-cell office:value-type="string" calcext:value-type="string">
            <text:p><text:s/>7 red, 6 green</text:p>
          </table:table-cell>
          <table:table-cell office:value-type="string" calcext:value-type="string">
            <text:p><text:s/>12 red, 2 blue, 2 green</text:p>
          </table:table-cell>
          <table:table-cell table:number-columns-repeated="3"/>
          <table:table-cell table:formula="of:=IFERROR(VALUE(ORG.LIBREOFFICE.REGEX(ORG.LIBREOFFICE.REGEX([.$D30];&quot;[\d+]*( blue)&quot;);&quot;\d+&quot;));0)" office:value-type="float" office:value="9" calcext:value-type="float">
            <text:p>9</text:p>
          </table:table-cell>
          <table:table-cell table:formula="of:=IFERROR(VALUE(ORG.LIBREOFFICE.REGEX(ORG.LIBREOFFICE.REGEX([.$D30];&quot;[\d+]*( red)&quot;);&quot;\d+&quot;));0)" office:value-type="float" office:value="0" calcext:value-type="float">
            <text:p>0</text:p>
          </table:table-cell>
          <table:table-cell table:formula="of:=IFERROR(VALUE(ORG.LIBREOFFICE.REGEX(ORG.LIBREOFFICE.REGEX([.$D30];&quot;[\d+]*( green)&quot;);&quot;\d+&quot;));0)" office:value-type="float" office:value="8" calcext:value-type="float">
            <text:p>8</text:p>
          </table:table-cell>
          <table:table-cell table:formula="of:=IFERROR(VALUE(ORG.LIBREOFFICE.REGEX(ORG.LIBREOFFICE.REGEX([.$E30];&quot;[\d+]*( blue)&quot;);&quot;\d+&quot;));0)" office:value-type="float" office:value="1" calcext:value-type="float">
            <text:p>1</text:p>
          </table:table-cell>
          <table:table-cell table:formula="of:=IFERROR(VALUE(ORG.LIBREOFFICE.REGEX(ORG.LIBREOFFICE.REGEX([.$E30];&quot;[\d+]*( red)&quot;);&quot;\d+&quot;));0)" office:value-type="float" office:value="8" calcext:value-type="float">
            <text:p>8</text:p>
          </table:table-cell>
          <table:table-cell table:formula="of:=IFERROR(VALUE(ORG.LIBREOFFICE.REGEX(ORG.LIBREOFFICE.REGEX([.$E30];&quot;[\d+]*( green)&quot;);&quot;\d+&quot;));0)" office:value-type="float" office:value="6" calcext:value-type="float">
            <text:p>6</text:p>
          </table:table-cell>
          <table:table-cell table:formula="of:=IFERROR(VALUE(ORG.LIBREOFFICE.REGEX(ORG.LIBREOFFICE.REGEX([.$F30];&quot;[\d+]*( blue)&quot;);&quot;\d+&quot;));0)" office:value-type="float" office:value="0" calcext:value-type="float">
            <text:p>0</text:p>
          </table:table-cell>
          <table:table-cell table:formula="of:=IFERROR(VALUE(ORG.LIBREOFFICE.REGEX(ORG.LIBREOFFICE.REGEX([.$F30];&quot;[\d+]*( red)&quot;);&quot;\d+&quot;));0)" office:value-type="float" office:value="7" calcext:value-type="float">
            <text:p>7</text:p>
          </table:table-cell>
          <table:table-cell table:formula="of:=IFERROR(VALUE(ORG.LIBREOFFICE.REGEX(ORG.LIBREOFFICE.REGEX([.$F30];&quot;[\d+]*( green)&quot;);&quot;\d+&quot;));0)" office:value-type="float" office:value="6" calcext:value-type="float">
            <text:p>6</text:p>
          </table:table-cell>
          <table:table-cell table:formula="of:=IFERROR(VALUE(ORG.LIBREOFFICE.REGEX(ORG.LIBREOFFICE.REGEX([.$G30];&quot;[\d+]*( blue)&quot;);&quot;\d+&quot;));0)" office:value-type="float" office:value="2" calcext:value-type="float">
            <text:p>2</text:p>
          </table:table-cell>
          <table:table-cell table:formula="of:=IFERROR(VALUE(ORG.LIBREOFFICE.REGEX(ORG.LIBREOFFICE.REGEX([.$G30];&quot;[\d+]*( red)&quot;);&quot;\d+&quot;));0)" office:value-type="float" office:value="12" calcext:value-type="float">
            <text:p>12</text:p>
          </table:table-cell>
          <table:table-cell table:formula="of:=IFERROR(VALUE(ORG.LIBREOFFICE.REGEX(ORG.LIBREOFFICE.REGEX([.$G30];&quot;[\d+]*( green)&quot;);&quot;\d+&quot;));0)" office:value-type="float" office:value="2" calcext:value-type="float">
            <text:p>2</text:p>
          </table:table-cell>
          <table:table-cell table:formula="of:=IFERROR(VALUE(ORG.LIBREOFFICE.REGEX(ORG.LIBREOFFICE.REGEX([.$H30];&quot;[\d+]*( blue)&quot;);&quot;\d+&quot;));0)" office:value-type="float" office:value="0" calcext:value-type="float">
            <text:p>0</text:p>
          </table:table-cell>
          <table:table-cell table:formula="of:=IFERROR(VALUE(ORG.LIBREOFFICE.REGEX(ORG.LIBREOFFICE.REGEX([.$H30];&quot;[\d+]*( red)&quot;);&quot;\d+&quot;));0)" office:value-type="float" office:value="0" calcext:value-type="float">
            <text:p>0</text:p>
          </table:table-cell>
          <table:table-cell table:formula="of:=IFERROR(VALUE(ORG.LIBREOFFICE.REGEX(ORG.LIBREOFFICE.REGEX([.$H30];&quot;[\d+]*( green)&quot;);&quot;\d+&quot;));0)" office:value-type="float" office:value="0" calcext:value-type="float">
            <text:p>0</text:p>
          </table:table-cell>
          <table:table-cell table:formula="of:=IFERROR(VALUE(ORG.LIBREOFFICE.REGEX(ORG.LIBREOFFICE.REGEX([.$I30];&quot;[\d+]*( blue)&quot;);&quot;\d+&quot;));0)" office:value-type="float" office:value="0" calcext:value-type="float">
            <text:p>0</text:p>
          </table:table-cell>
          <table:table-cell table:formula="of:=IFERROR(VALUE(ORG.LIBREOFFICE.REGEX(ORG.LIBREOFFICE.REGEX([.$I30];&quot;[\d+]*( red)&quot;);&quot;\d+&quot;));0)" office:value-type="float" office:value="0" calcext:value-type="float">
            <text:p>0</text:p>
          </table:table-cell>
          <table:table-cell table:formula="of:=IFERROR(VALUE(ORG.LIBREOFFICE.REGEX(ORG.LIBREOFFICE.REGEX([.$I30];&quot;[\d+]*( green)&quot;);&quot;\d+&quot;));0)" office:value-type="float" office:value="0" calcext:value-type="float">
            <text:p>0</text:p>
          </table:table-cell>
          <table:table-cell/>
          <table:table-cell table:formula="of:=MAX([.K30];[.N30];[.Q30];[.T30];[.W30];[.Z30])" office:value-type="float" office:value="9" calcext:value-type="float">
            <text:p>9</text:p>
          </table:table-cell>
          <table:table-cell table:formula="of:=MAX([.L30];[.O30];[.R30];[.U30];[.X30];[.AA30])" office:value-type="float" office:value="12" calcext:value-type="float">
            <text:p>12</text:p>
          </table:table-cell>
          <table:table-cell table:formula="of:=MAX([.M30];[.P30];[.S30];[.V30];[.Y30];[.AB30])" office:value-type="float" office:value="8" calcext:value-type="float">
            <text:p>8</text:p>
          </table:table-cell>
          <table:table-cell/>
          <table:table-cell table:formula="of:=IF(AND([.AD30]&lt;=14;[.AE30]&lt;=12;[.AF30]&lt;=13);VALUE([.B30]);&quot;&quot;)" office:value-type="float" office:value="28" calcext:value-type="float">
            <text:p>28</text:p>
          </table:table-cell>
          <table:table-cell table:number-columns-repeated="2"/>
        </table:table-row>
        <table:table-row table:style-name="ro15">
          <table:table-cell office:value-type="string" calcext:value-type="string">
            <text:p>Game 29: 16 red, 4 green, 1 blue; 10 red, 7 green, 2 blue; 3 green, 8 red; 2 blue, 1 red, 4 green; 2 blue, 10 red, 9 green; 7 green, 1 blue, 18 red</text:p>
          </table:table-cell>
          <table:table-cell table:formula="of:=ORG.LIBREOFFICE.REGEX([.A31];&quot;\d+&quot;)" office:value-type="string" office:string-value="29" calcext:value-type="string">
            <text:p>29</text:p>
          </table:table-cell>
          <table:table-cell/>
          <table:table-cell office:value-type="string" calcext:value-type="string">
            <text:p><text:s/>16 red, 4 green, 1 blue</text:p>
          </table:table-cell>
          <table:table-cell office:value-type="string" calcext:value-type="string">
            <text:p><text:s/>10 red, 7 green, 2 blue</text:p>
          </table:table-cell>
          <table:table-cell office:value-type="string" calcext:value-type="string">
            <text:p><text:s/>3 green, 8 red</text:p>
          </table:table-cell>
          <table:table-cell office:value-type="string" calcext:value-type="string">
            <text:p><text:s/>2 blue, 1 red, 4 green</text:p>
          </table:table-cell>
          <table:table-cell office:value-type="string" calcext:value-type="string">
            <text:p><text:s/>2 blue, 10 red, 9 green</text:p>
          </table:table-cell>
          <table:table-cell office:value-type="string" calcext:value-type="string">
            <text:p><text:s/>7 green, 1 blue, 18 red</text:p>
          </table:table-cell>
          <table:table-cell/>
          <table:table-cell table:formula="of:=IFERROR(VALUE(ORG.LIBREOFFICE.REGEX(ORG.LIBREOFFICE.REGEX([.$D31];&quot;[\d+]*( blue)&quot;);&quot;\d+&quot;));0)" office:value-type="float" office:value="1" calcext:value-type="float">
            <text:p>1</text:p>
          </table:table-cell>
          <table:table-cell table:formula="of:=IFERROR(VALUE(ORG.LIBREOFFICE.REGEX(ORG.LIBREOFFICE.REGEX([.$D31];&quot;[\d+]*( red)&quot;);&quot;\d+&quot;));0)" office:value-type="float" office:value="16" calcext:value-type="float">
            <text:p>16</text:p>
          </table:table-cell>
          <table:table-cell table:formula="of:=IFERROR(VALUE(ORG.LIBREOFFICE.REGEX(ORG.LIBREOFFICE.REGEX([.$D31];&quot;[\d+]*( green)&quot;);&quot;\d+&quot;));0)" office:value-type="float" office:value="4" calcext:value-type="float">
            <text:p>4</text:p>
          </table:table-cell>
          <table:table-cell table:formula="of:=IFERROR(VALUE(ORG.LIBREOFFICE.REGEX(ORG.LIBREOFFICE.REGEX([.$E31];&quot;[\d+]*( blue)&quot;);&quot;\d+&quot;));0)" office:value-type="float" office:value="2" calcext:value-type="float">
            <text:p>2</text:p>
          </table:table-cell>
          <table:table-cell table:formula="of:=IFERROR(VALUE(ORG.LIBREOFFICE.REGEX(ORG.LIBREOFFICE.REGEX([.$E31];&quot;[\d+]*( red)&quot;);&quot;\d+&quot;));0)" office:value-type="float" office:value="10" calcext:value-type="float">
            <text:p>10</text:p>
          </table:table-cell>
          <table:table-cell table:formula="of:=IFERROR(VALUE(ORG.LIBREOFFICE.REGEX(ORG.LIBREOFFICE.REGEX([.$E31];&quot;[\d+]*( green)&quot;);&quot;\d+&quot;));0)" office:value-type="float" office:value="7" calcext:value-type="float">
            <text:p>7</text:p>
          </table:table-cell>
          <table:table-cell table:formula="of:=IFERROR(VALUE(ORG.LIBREOFFICE.REGEX(ORG.LIBREOFFICE.REGEX([.$F31];&quot;[\d+]*( blue)&quot;);&quot;\d+&quot;));0)" office:value-type="float" office:value="0" calcext:value-type="float">
            <text:p>0</text:p>
          </table:table-cell>
          <table:table-cell table:formula="of:=IFERROR(VALUE(ORG.LIBREOFFICE.REGEX(ORG.LIBREOFFICE.REGEX([.$F31];&quot;[\d+]*( red)&quot;);&quot;\d+&quot;));0)" office:value-type="float" office:value="8" calcext:value-type="float">
            <text:p>8</text:p>
          </table:table-cell>
          <table:table-cell table:formula="of:=IFERROR(VALUE(ORG.LIBREOFFICE.REGEX(ORG.LIBREOFFICE.REGEX([.$F31];&quot;[\d+]*( green)&quot;);&quot;\d+&quot;));0)" office:value-type="float" office:value="3" calcext:value-type="float">
            <text:p>3</text:p>
          </table:table-cell>
          <table:table-cell table:formula="of:=IFERROR(VALUE(ORG.LIBREOFFICE.REGEX(ORG.LIBREOFFICE.REGEX([.$G31];&quot;[\d+]*( blue)&quot;);&quot;\d+&quot;));0)" office:value-type="float" office:value="2" calcext:value-type="float">
            <text:p>2</text:p>
          </table:table-cell>
          <table:table-cell table:formula="of:=IFERROR(VALUE(ORG.LIBREOFFICE.REGEX(ORG.LIBREOFFICE.REGEX([.$G31];&quot;[\d+]*( red)&quot;);&quot;\d+&quot;));0)" office:value-type="float" office:value="1" calcext:value-type="float">
            <text:p>1</text:p>
          </table:table-cell>
          <table:table-cell table:formula="of:=IFERROR(VALUE(ORG.LIBREOFFICE.REGEX(ORG.LIBREOFFICE.REGEX([.$G31];&quot;[\d+]*( green)&quot;);&quot;\d+&quot;));0)" office:value-type="float" office:value="4" calcext:value-type="float">
            <text:p>4</text:p>
          </table:table-cell>
          <table:table-cell table:formula="of:=IFERROR(VALUE(ORG.LIBREOFFICE.REGEX(ORG.LIBREOFFICE.REGEX([.$H31];&quot;[\d+]*( blue)&quot;);&quot;\d+&quot;));0)" office:value-type="float" office:value="2" calcext:value-type="float">
            <text:p>2</text:p>
          </table:table-cell>
          <table:table-cell table:formula="of:=IFERROR(VALUE(ORG.LIBREOFFICE.REGEX(ORG.LIBREOFFICE.REGEX([.$H31];&quot;[\d+]*( red)&quot;);&quot;\d+&quot;));0)" office:value-type="float" office:value="10" calcext:value-type="float">
            <text:p>10</text:p>
          </table:table-cell>
          <table:table-cell table:formula="of:=IFERROR(VALUE(ORG.LIBREOFFICE.REGEX(ORG.LIBREOFFICE.REGEX([.$H31];&quot;[\d+]*( green)&quot;);&quot;\d+&quot;));0)" office:value-type="float" office:value="9" calcext:value-type="float">
            <text:p>9</text:p>
          </table:table-cell>
          <table:table-cell table:formula="of:=IFERROR(VALUE(ORG.LIBREOFFICE.REGEX(ORG.LIBREOFFICE.REGEX([.$I31];&quot;[\d+]*( blue)&quot;);&quot;\d+&quot;));0)" office:value-type="float" office:value="1" calcext:value-type="float">
            <text:p>1</text:p>
          </table:table-cell>
          <table:table-cell table:formula="of:=IFERROR(VALUE(ORG.LIBREOFFICE.REGEX(ORG.LIBREOFFICE.REGEX([.$I31];&quot;[\d+]*( red)&quot;);&quot;\d+&quot;));0)" office:value-type="float" office:value="18" calcext:value-type="float">
            <text:p>18</text:p>
          </table:table-cell>
          <table:table-cell table:formula="of:=IFERROR(VALUE(ORG.LIBREOFFICE.REGEX(ORG.LIBREOFFICE.REGEX([.$I31];&quot;[\d+]*( green)&quot;);&quot;\d+&quot;));0)" office:value-type="float" office:value="7" calcext:value-type="float">
            <text:p>7</text:p>
          </table:table-cell>
          <table:table-cell/>
          <table:table-cell table:formula="of:=MAX([.K31];[.N31];[.Q31];[.T31];[.W31];[.Z31])" office:value-type="float" office:value="2" calcext:value-type="float">
            <text:p>2</text:p>
          </table:table-cell>
          <table:table-cell table:formula="of:=MAX([.L31];[.O31];[.R31];[.U31];[.X31];[.AA31])" office:value-type="float" office:value="18" calcext:value-type="float">
            <text:p>18</text:p>
          </table:table-cell>
          <table:table-cell table:formula="of:=MAX([.M31];[.P31];[.S31];[.V31];[.Y31];[.AB31])" office:value-type="float" office:value="9" calcext:value-type="float">
            <text:p>9</text:p>
          </table:table-cell>
          <table:table-cell/>
          <table:table-cell table:formula="of:=IF(AND([.AD31]&lt;=14;[.AE31]&lt;=12;[.AF31]&lt;=13);VALUE([.B31]);&quot;&quot;)">
            <text:p/>
          </table:table-cell>
          <table:table-cell table:number-columns-repeated="2"/>
        </table:table-row>
        <table:table-row table:style-name="ro15">
          <table:table-cell office:value-type="string" calcext:value-type="string">
            <text:p>Game 30: 13 red, 3 blue; 3 blue, 1 green, 10 red; 15 red, 3 blue; 1 green, 1 red, 1 blue; 16 red, 1 green, 3 blue</text:p>
          </table:table-cell>
          <table:table-cell table:formula="of:=ORG.LIBREOFFICE.REGEX([.A32];&quot;\d+&quot;)" office:value-type="string" office:string-value="30" calcext:value-type="string">
            <text:p>30</text:p>
          </table:table-cell>
          <table:table-cell/>
          <table:table-cell office:value-type="string" calcext:value-type="string">
            <text:p><text:s/>13 red, 3 blue</text:p>
          </table:table-cell>
          <table:table-cell office:value-type="string" calcext:value-type="string">
            <text:p><text:s/>3 blue, 1 green, 10 red</text:p>
          </table:table-cell>
          <table:table-cell office:value-type="string" calcext:value-type="string">
            <text:p><text:s/>15 red, 3 blue</text:p>
          </table:table-cell>
          <table:table-cell office:value-type="string" calcext:value-type="string">
            <text:p><text:s/>1 green, 1 red, 1 blue</text:p>
          </table:table-cell>
          <table:table-cell office:value-type="string" calcext:value-type="string">
            <text:p><text:s/>16 red, 1 green, 3 blue</text:p>
          </table:table-cell>
          <table:table-cell table:number-columns-repeated="2"/>
          <table:table-cell table:formula="of:=IFERROR(VALUE(ORG.LIBREOFFICE.REGEX(ORG.LIBREOFFICE.REGEX([.$D32];&quot;[\d+]*( blue)&quot;);&quot;\d+&quot;));0)" office:value-type="float" office:value="3" calcext:value-type="float">
            <text:p>3</text:p>
          </table:table-cell>
          <table:table-cell table:formula="of:=IFERROR(VALUE(ORG.LIBREOFFICE.REGEX(ORG.LIBREOFFICE.REGEX([.$D32];&quot;[\d+]*( red)&quot;);&quot;\d+&quot;));0)" office:value-type="float" office:value="13" calcext:value-type="float">
            <text:p>13</text:p>
          </table:table-cell>
          <table:table-cell table:formula="of:=IFERROR(VALUE(ORG.LIBREOFFICE.REGEX(ORG.LIBREOFFICE.REGEX([.$D32];&quot;[\d+]*( green)&quot;);&quot;\d+&quot;));0)" office:value-type="float" office:value="0" calcext:value-type="float">
            <text:p>0</text:p>
          </table:table-cell>
          <table:table-cell table:formula="of:=IFERROR(VALUE(ORG.LIBREOFFICE.REGEX(ORG.LIBREOFFICE.REGEX([.$E32];&quot;[\d+]*( blue)&quot;);&quot;\d+&quot;));0)" office:value-type="float" office:value="3" calcext:value-type="float">
            <text:p>3</text:p>
          </table:table-cell>
          <table:table-cell table:formula="of:=IFERROR(VALUE(ORG.LIBREOFFICE.REGEX(ORG.LIBREOFFICE.REGEX([.$E32];&quot;[\d+]*( red)&quot;);&quot;\d+&quot;));0)" office:value-type="float" office:value="10" calcext:value-type="float">
            <text:p>10</text:p>
          </table:table-cell>
          <table:table-cell table:formula="of:=IFERROR(VALUE(ORG.LIBREOFFICE.REGEX(ORG.LIBREOFFICE.REGEX([.$E32];&quot;[\d+]*( green)&quot;);&quot;\d+&quot;));0)" office:value-type="float" office:value="1" calcext:value-type="float">
            <text:p>1</text:p>
          </table:table-cell>
          <table:table-cell table:formula="of:=IFERROR(VALUE(ORG.LIBREOFFICE.REGEX(ORG.LIBREOFFICE.REGEX([.$F32];&quot;[\d+]*( blue)&quot;);&quot;\d+&quot;));0)" office:value-type="float" office:value="3" calcext:value-type="float">
            <text:p>3</text:p>
          </table:table-cell>
          <table:table-cell table:formula="of:=IFERROR(VALUE(ORG.LIBREOFFICE.REGEX(ORG.LIBREOFFICE.REGEX([.$F32];&quot;[\d+]*( red)&quot;);&quot;\d+&quot;));0)" office:value-type="float" office:value="15" calcext:value-type="float">
            <text:p>15</text:p>
          </table:table-cell>
          <table:table-cell table:formula="of:=IFERROR(VALUE(ORG.LIBREOFFICE.REGEX(ORG.LIBREOFFICE.REGEX([.$F32];&quot;[\d+]*( green)&quot;);&quot;\d+&quot;));0)" office:value-type="float" office:value="0" calcext:value-type="float">
            <text:p>0</text:p>
          </table:table-cell>
          <table:table-cell table:formula="of:=IFERROR(VALUE(ORG.LIBREOFFICE.REGEX(ORG.LIBREOFFICE.REGEX([.$G32];&quot;[\d+]*( blue)&quot;);&quot;\d+&quot;));0)" office:value-type="float" office:value="1" calcext:value-type="float">
            <text:p>1</text:p>
          </table:table-cell>
          <table:table-cell table:formula="of:=IFERROR(VALUE(ORG.LIBREOFFICE.REGEX(ORG.LIBREOFFICE.REGEX([.$G32];&quot;[\d+]*( red)&quot;);&quot;\d+&quot;));0)" office:value-type="float" office:value="1" calcext:value-type="float">
            <text:p>1</text:p>
          </table:table-cell>
          <table:table-cell table:formula="of:=IFERROR(VALUE(ORG.LIBREOFFICE.REGEX(ORG.LIBREOFFICE.REGEX([.$G32];&quot;[\d+]*( green)&quot;);&quot;\d+&quot;));0)" office:value-type="float" office:value="1" calcext:value-type="float">
            <text:p>1</text:p>
          </table:table-cell>
          <table:table-cell table:formula="of:=IFERROR(VALUE(ORG.LIBREOFFICE.REGEX(ORG.LIBREOFFICE.REGEX([.$H32];&quot;[\d+]*( blue)&quot;);&quot;\d+&quot;));0)" office:value-type="float" office:value="3" calcext:value-type="float">
            <text:p>3</text:p>
          </table:table-cell>
          <table:table-cell table:formula="of:=IFERROR(VALUE(ORG.LIBREOFFICE.REGEX(ORG.LIBREOFFICE.REGEX([.$H32];&quot;[\d+]*( red)&quot;);&quot;\d+&quot;));0)" office:value-type="float" office:value="16" calcext:value-type="float">
            <text:p>16</text:p>
          </table:table-cell>
          <table:table-cell table:formula="of:=IFERROR(VALUE(ORG.LIBREOFFICE.REGEX(ORG.LIBREOFFICE.REGEX([.$H32];&quot;[\d+]*( green)&quot;);&quot;\d+&quot;));0)" office:value-type="float" office:value="1" calcext:value-type="float">
            <text:p>1</text:p>
          </table:table-cell>
          <table:table-cell table:formula="of:=IFERROR(VALUE(ORG.LIBREOFFICE.REGEX(ORG.LIBREOFFICE.REGEX([.$I32];&quot;[\d+]*( blue)&quot;);&quot;\d+&quot;));0)" office:value-type="float" office:value="0" calcext:value-type="float">
            <text:p>0</text:p>
          </table:table-cell>
          <table:table-cell table:formula="of:=IFERROR(VALUE(ORG.LIBREOFFICE.REGEX(ORG.LIBREOFFICE.REGEX([.$I32];&quot;[\d+]*( red)&quot;);&quot;\d+&quot;));0)" office:value-type="float" office:value="0" calcext:value-type="float">
            <text:p>0</text:p>
          </table:table-cell>
          <table:table-cell table:formula="of:=IFERROR(VALUE(ORG.LIBREOFFICE.REGEX(ORG.LIBREOFFICE.REGEX([.$I32];&quot;[\d+]*( green)&quot;);&quot;\d+&quot;));0)" office:value-type="float" office:value="0" calcext:value-type="float">
            <text:p>0</text:p>
          </table:table-cell>
          <table:table-cell/>
          <table:table-cell table:formula="of:=MAX([.K32];[.N32];[.Q32];[.T32];[.W32];[.Z32])" office:value-type="float" office:value="3" calcext:value-type="float">
            <text:p>3</text:p>
          </table:table-cell>
          <table:table-cell table:formula="of:=MAX([.L32];[.O32];[.R32];[.U32];[.X32];[.AA32])" office:value-type="float" office:value="16" calcext:value-type="float">
            <text:p>16</text:p>
          </table:table-cell>
          <table:table-cell table:formula="of:=MAX([.M32];[.P32];[.S32];[.V32];[.Y32];[.AB32])" office:value-type="float" office:value="1" calcext:value-type="float">
            <text:p>1</text:p>
          </table:table-cell>
          <table:table-cell/>
          <table:table-cell table:formula="of:=IF(AND([.AD32]&lt;=14;[.AE32]&lt;=12;[.AF32]&lt;=13);VALUE([.B32]);&quot;&quot;)">
            <text:p/>
          </table:table-cell>
          <table:table-cell table:number-columns-repeated="2"/>
        </table:table-row>
        <table:table-row table:style-name="ro15">
          <table:table-cell office:value-type="string" calcext:value-type="string">
            <text:p>Game 31: 5 red, 8 blue, 3 green; 5 green, 7 blue, 13 red; 9 red, 3 green, 10 blue; 15 red, 1 green, 7 blue; 5 green, 12 blue, 2 red; 6 blue, 13 red</text:p>
          </table:table-cell>
          <table:table-cell table:formula="of:=ORG.LIBREOFFICE.REGEX([.A33];&quot;\d+&quot;)" office:value-type="string" office:string-value="31" calcext:value-type="string">
            <text:p>31</text:p>
          </table:table-cell>
          <table:table-cell/>
          <table:table-cell office:value-type="string" calcext:value-type="string">
            <text:p><text:s/>5 red, 8 blue, 3 green</text:p>
          </table:table-cell>
          <table:table-cell office:value-type="string" calcext:value-type="string">
            <text:p><text:s/>5 green, 7 blue, 13 red</text:p>
          </table:table-cell>
          <table:table-cell office:value-type="string" calcext:value-type="string">
            <text:p><text:s/>9 red, 3 green, 10 blue</text:p>
          </table:table-cell>
          <table:table-cell office:value-type="string" calcext:value-type="string">
            <text:p><text:s/>15 red, 1 green, 7 blue</text:p>
          </table:table-cell>
          <table:table-cell office:value-type="string" calcext:value-type="string">
            <text:p><text:s/>5 green, 12 blue, 2 red</text:p>
          </table:table-cell>
          <table:table-cell office:value-type="string" calcext:value-type="string">
            <text:p><text:s/>6 blue, 13 red</text:p>
          </table:table-cell>
          <table:table-cell/>
          <table:table-cell table:formula="of:=IFERROR(VALUE(ORG.LIBREOFFICE.REGEX(ORG.LIBREOFFICE.REGEX([.$D33];&quot;[\d+]*( blue)&quot;);&quot;\d+&quot;));0)" office:value-type="float" office:value="8" calcext:value-type="float">
            <text:p>8</text:p>
          </table:table-cell>
          <table:table-cell table:formula="of:=IFERROR(VALUE(ORG.LIBREOFFICE.REGEX(ORG.LIBREOFFICE.REGEX([.$D33];&quot;[\d+]*( red)&quot;);&quot;\d+&quot;));0)" office:value-type="float" office:value="5" calcext:value-type="float">
            <text:p>5</text:p>
          </table:table-cell>
          <table:table-cell table:formula="of:=IFERROR(VALUE(ORG.LIBREOFFICE.REGEX(ORG.LIBREOFFICE.REGEX([.$D33];&quot;[\d+]*( green)&quot;);&quot;\d+&quot;));0)" office:value-type="float" office:value="3" calcext:value-type="float">
            <text:p>3</text:p>
          </table:table-cell>
          <table:table-cell table:formula="of:=IFERROR(VALUE(ORG.LIBREOFFICE.REGEX(ORG.LIBREOFFICE.REGEX([.$E33];&quot;[\d+]*( blue)&quot;);&quot;\d+&quot;));0)" office:value-type="float" office:value="7" calcext:value-type="float">
            <text:p>7</text:p>
          </table:table-cell>
          <table:table-cell table:formula="of:=IFERROR(VALUE(ORG.LIBREOFFICE.REGEX(ORG.LIBREOFFICE.REGEX([.$E33];&quot;[\d+]*( red)&quot;);&quot;\d+&quot;));0)" office:value-type="float" office:value="13" calcext:value-type="float">
            <text:p>13</text:p>
          </table:table-cell>
          <table:table-cell table:formula="of:=IFERROR(VALUE(ORG.LIBREOFFICE.REGEX(ORG.LIBREOFFICE.REGEX([.$E33];&quot;[\d+]*( green)&quot;);&quot;\d+&quot;));0)" office:value-type="float" office:value="5" calcext:value-type="float">
            <text:p>5</text:p>
          </table:table-cell>
          <table:table-cell table:formula="of:=IFERROR(VALUE(ORG.LIBREOFFICE.REGEX(ORG.LIBREOFFICE.REGEX([.$F33];&quot;[\d+]*( blue)&quot;);&quot;\d+&quot;));0)" office:value-type="float" office:value="10" calcext:value-type="float">
            <text:p>10</text:p>
          </table:table-cell>
          <table:table-cell table:formula="of:=IFERROR(VALUE(ORG.LIBREOFFICE.REGEX(ORG.LIBREOFFICE.REGEX([.$F33];&quot;[\d+]*( red)&quot;);&quot;\d+&quot;));0)" office:value-type="float" office:value="9" calcext:value-type="float">
            <text:p>9</text:p>
          </table:table-cell>
          <table:table-cell table:formula="of:=IFERROR(VALUE(ORG.LIBREOFFICE.REGEX(ORG.LIBREOFFICE.REGEX([.$F33];&quot;[\d+]*( green)&quot;);&quot;\d+&quot;));0)" office:value-type="float" office:value="3" calcext:value-type="float">
            <text:p>3</text:p>
          </table:table-cell>
          <table:table-cell table:formula="of:=IFERROR(VALUE(ORG.LIBREOFFICE.REGEX(ORG.LIBREOFFICE.REGEX([.$G33];&quot;[\d+]*( blue)&quot;);&quot;\d+&quot;));0)" office:value-type="float" office:value="7" calcext:value-type="float">
            <text:p>7</text:p>
          </table:table-cell>
          <table:table-cell table:formula="of:=IFERROR(VALUE(ORG.LIBREOFFICE.REGEX(ORG.LIBREOFFICE.REGEX([.$G33];&quot;[\d+]*( red)&quot;);&quot;\d+&quot;));0)" office:value-type="float" office:value="15" calcext:value-type="float">
            <text:p>15</text:p>
          </table:table-cell>
          <table:table-cell table:formula="of:=IFERROR(VALUE(ORG.LIBREOFFICE.REGEX(ORG.LIBREOFFICE.REGEX([.$G33];&quot;[\d+]*( green)&quot;);&quot;\d+&quot;));0)" office:value-type="float" office:value="1" calcext:value-type="float">
            <text:p>1</text:p>
          </table:table-cell>
          <table:table-cell table:formula="of:=IFERROR(VALUE(ORG.LIBREOFFICE.REGEX(ORG.LIBREOFFICE.REGEX([.$H33];&quot;[\d+]*( blue)&quot;);&quot;\d+&quot;));0)" office:value-type="float" office:value="12" calcext:value-type="float">
            <text:p>12</text:p>
          </table:table-cell>
          <table:table-cell table:formula="of:=IFERROR(VALUE(ORG.LIBREOFFICE.REGEX(ORG.LIBREOFFICE.REGEX([.$H33];&quot;[\d+]*( red)&quot;);&quot;\d+&quot;));0)" office:value-type="float" office:value="2" calcext:value-type="float">
            <text:p>2</text:p>
          </table:table-cell>
          <table:table-cell table:formula="of:=IFERROR(VALUE(ORG.LIBREOFFICE.REGEX(ORG.LIBREOFFICE.REGEX([.$H33];&quot;[\d+]*( green)&quot;);&quot;\d+&quot;));0)" office:value-type="float" office:value="5" calcext:value-type="float">
            <text:p>5</text:p>
          </table:table-cell>
          <table:table-cell table:formula="of:=IFERROR(VALUE(ORG.LIBREOFFICE.REGEX(ORG.LIBREOFFICE.REGEX([.$I33];&quot;[\d+]*( blue)&quot;);&quot;\d+&quot;));0)" office:value-type="float" office:value="6" calcext:value-type="float">
            <text:p>6</text:p>
          </table:table-cell>
          <table:table-cell table:formula="of:=IFERROR(VALUE(ORG.LIBREOFFICE.REGEX(ORG.LIBREOFFICE.REGEX([.$I33];&quot;[\d+]*( red)&quot;);&quot;\d+&quot;));0)" office:value-type="float" office:value="13" calcext:value-type="float">
            <text:p>13</text:p>
          </table:table-cell>
          <table:table-cell table:formula="of:=IFERROR(VALUE(ORG.LIBREOFFICE.REGEX(ORG.LIBREOFFICE.REGEX([.$I33];&quot;[\d+]*( green)&quot;);&quot;\d+&quot;));0)" office:value-type="float" office:value="0" calcext:value-type="float">
            <text:p>0</text:p>
          </table:table-cell>
          <table:table-cell/>
          <table:table-cell table:formula="of:=MAX([.K33];[.N33];[.Q33];[.T33];[.W33];[.Z33])" office:value-type="float" office:value="12" calcext:value-type="float">
            <text:p>12</text:p>
          </table:table-cell>
          <table:table-cell table:formula="of:=MAX([.L33];[.O33];[.R33];[.U33];[.X33];[.AA33])" office:value-type="float" office:value="15" calcext:value-type="float">
            <text:p>15</text:p>
          </table:table-cell>
          <table:table-cell table:formula="of:=MAX([.M33];[.P33];[.S33];[.V33];[.Y33];[.AB33])" office:value-type="float" office:value="5" calcext:value-type="float">
            <text:p>5</text:p>
          </table:table-cell>
          <table:table-cell/>
          <table:table-cell table:formula="of:=IF(AND([.AD33]&lt;=14;[.AE33]&lt;=12;[.AF33]&lt;=13);VALUE([.B33]);&quot;&quot;)">
            <text:p/>
          </table:table-cell>
          <table:table-cell table:number-columns-repeated="2"/>
        </table:table-row>
        <table:table-row table:style-name="ro15">
          <table:table-cell office:value-type="string" calcext:value-type="string">
            <text:p>Game 32: 2 blue, 8 red, 1 green; 3 green, 2 blue, 11 red; 2 green, 6 red; 13 red, 3 green, 2 blue; 6 red</text:p>
          </table:table-cell>
          <table:table-cell table:formula="of:=ORG.LIBREOFFICE.REGEX([.A34];&quot;\d+&quot;)" office:value-type="string" office:string-value="32" calcext:value-type="string">
            <text:p>32</text:p>
          </table:table-cell>
          <table:table-cell/>
          <table:table-cell office:value-type="string" calcext:value-type="string">
            <text:p><text:s/>2 blue, 8 red, 1 green</text:p>
          </table:table-cell>
          <table:table-cell office:value-type="string" calcext:value-type="string">
            <text:p><text:s/>3 green, 2 blue, 11 red</text:p>
          </table:table-cell>
          <table:table-cell office:value-type="string" calcext:value-type="string">
            <text:p><text:s/>2 green, 6 red</text:p>
          </table:table-cell>
          <table:table-cell office:value-type="string" calcext:value-type="string">
            <text:p><text:s/>13 red, 3 green, 2 blue</text:p>
          </table:table-cell>
          <table:table-cell office:value-type="string" calcext:value-type="string">
            <text:p><text:s/>6 red</text:p>
          </table:table-cell>
          <table:table-cell table:number-columns-repeated="2"/>
          <table:table-cell table:formula="of:=IFERROR(VALUE(ORG.LIBREOFFICE.REGEX(ORG.LIBREOFFICE.REGEX([.$D34];&quot;[\d+]*( blue)&quot;);&quot;\d+&quot;));0)" office:value-type="float" office:value="2" calcext:value-type="float">
            <text:p>2</text:p>
          </table:table-cell>
          <table:table-cell table:formula="of:=IFERROR(VALUE(ORG.LIBREOFFICE.REGEX(ORG.LIBREOFFICE.REGEX([.$D34];&quot;[\d+]*( red)&quot;);&quot;\d+&quot;));0)" office:value-type="float" office:value="8" calcext:value-type="float">
            <text:p>8</text:p>
          </table:table-cell>
          <table:table-cell table:formula="of:=IFERROR(VALUE(ORG.LIBREOFFICE.REGEX(ORG.LIBREOFFICE.REGEX([.$D34];&quot;[\d+]*( green)&quot;);&quot;\d+&quot;));0)" office:value-type="float" office:value="1" calcext:value-type="float">
            <text:p>1</text:p>
          </table:table-cell>
          <table:table-cell table:formula="of:=IFERROR(VALUE(ORG.LIBREOFFICE.REGEX(ORG.LIBREOFFICE.REGEX([.$E34];&quot;[\d+]*( blue)&quot;);&quot;\d+&quot;));0)" office:value-type="float" office:value="2" calcext:value-type="float">
            <text:p>2</text:p>
          </table:table-cell>
          <table:table-cell table:formula="of:=IFERROR(VALUE(ORG.LIBREOFFICE.REGEX(ORG.LIBREOFFICE.REGEX([.$E34];&quot;[\d+]*( red)&quot;);&quot;\d+&quot;));0)" office:value-type="float" office:value="11" calcext:value-type="float">
            <text:p>11</text:p>
          </table:table-cell>
          <table:table-cell table:formula="of:=IFERROR(VALUE(ORG.LIBREOFFICE.REGEX(ORG.LIBREOFFICE.REGEX([.$E34];&quot;[\d+]*( green)&quot;);&quot;\d+&quot;));0)" office:value-type="float" office:value="3" calcext:value-type="float">
            <text:p>3</text:p>
          </table:table-cell>
          <table:table-cell table:formula="of:=IFERROR(VALUE(ORG.LIBREOFFICE.REGEX(ORG.LIBREOFFICE.REGEX([.$F34];&quot;[\d+]*( blue)&quot;);&quot;\d+&quot;));0)" office:value-type="float" office:value="0" calcext:value-type="float">
            <text:p>0</text:p>
          </table:table-cell>
          <table:table-cell table:formula="of:=IFERROR(VALUE(ORG.LIBREOFFICE.REGEX(ORG.LIBREOFFICE.REGEX([.$F34];&quot;[\d+]*( red)&quot;);&quot;\d+&quot;));0)" office:value-type="float" office:value="6" calcext:value-type="float">
            <text:p>6</text:p>
          </table:table-cell>
          <table:table-cell table:formula="of:=IFERROR(VALUE(ORG.LIBREOFFICE.REGEX(ORG.LIBREOFFICE.REGEX([.$F34];&quot;[\d+]*( green)&quot;);&quot;\d+&quot;));0)" office:value-type="float" office:value="2" calcext:value-type="float">
            <text:p>2</text:p>
          </table:table-cell>
          <table:table-cell table:formula="of:=IFERROR(VALUE(ORG.LIBREOFFICE.REGEX(ORG.LIBREOFFICE.REGEX([.$G34];&quot;[\d+]*( blue)&quot;);&quot;\d+&quot;));0)" office:value-type="float" office:value="2" calcext:value-type="float">
            <text:p>2</text:p>
          </table:table-cell>
          <table:table-cell table:formula="of:=IFERROR(VALUE(ORG.LIBREOFFICE.REGEX(ORG.LIBREOFFICE.REGEX([.$G34];&quot;[\d+]*( red)&quot;);&quot;\d+&quot;));0)" office:value-type="float" office:value="13" calcext:value-type="float">
            <text:p>13</text:p>
          </table:table-cell>
          <table:table-cell table:formula="of:=IFERROR(VALUE(ORG.LIBREOFFICE.REGEX(ORG.LIBREOFFICE.REGEX([.$G34];&quot;[\d+]*( green)&quot;);&quot;\d+&quot;));0)" office:value-type="float" office:value="3" calcext:value-type="float">
            <text:p>3</text:p>
          </table:table-cell>
          <table:table-cell table:formula="of:=IFERROR(VALUE(ORG.LIBREOFFICE.REGEX(ORG.LIBREOFFICE.REGEX([.$H34];&quot;[\d+]*( blue)&quot;);&quot;\d+&quot;));0)" office:value-type="float" office:value="0" calcext:value-type="float">
            <text:p>0</text:p>
          </table:table-cell>
          <table:table-cell table:formula="of:=IFERROR(VALUE(ORG.LIBREOFFICE.REGEX(ORG.LIBREOFFICE.REGEX([.$H34];&quot;[\d+]*( red)&quot;);&quot;\d+&quot;));0)" office:value-type="float" office:value="6" calcext:value-type="float">
            <text:p>6</text:p>
          </table:table-cell>
          <table:table-cell table:formula="of:=IFERROR(VALUE(ORG.LIBREOFFICE.REGEX(ORG.LIBREOFFICE.REGEX([.$H34];&quot;[\d+]*( green)&quot;);&quot;\d+&quot;));0)" office:value-type="float" office:value="0" calcext:value-type="float">
            <text:p>0</text:p>
          </table:table-cell>
          <table:table-cell table:formula="of:=IFERROR(VALUE(ORG.LIBREOFFICE.REGEX(ORG.LIBREOFFICE.REGEX([.$I34];&quot;[\d+]*( blue)&quot;);&quot;\d+&quot;));0)" office:value-type="float" office:value="0" calcext:value-type="float">
            <text:p>0</text:p>
          </table:table-cell>
          <table:table-cell table:formula="of:=IFERROR(VALUE(ORG.LIBREOFFICE.REGEX(ORG.LIBREOFFICE.REGEX([.$I34];&quot;[\d+]*( red)&quot;);&quot;\d+&quot;));0)" office:value-type="float" office:value="0" calcext:value-type="float">
            <text:p>0</text:p>
          </table:table-cell>
          <table:table-cell table:formula="of:=IFERROR(VALUE(ORG.LIBREOFFICE.REGEX(ORG.LIBREOFFICE.REGEX([.$I34];&quot;[\d+]*( green)&quot;);&quot;\d+&quot;));0)" office:value-type="float" office:value="0" calcext:value-type="float">
            <text:p>0</text:p>
          </table:table-cell>
          <table:table-cell/>
          <table:table-cell table:formula="of:=MAX([.K34];[.N34];[.Q34];[.T34];[.W34];[.Z34])" office:value-type="float" office:value="2" calcext:value-type="float">
            <text:p>2</text:p>
          </table:table-cell>
          <table:table-cell table:formula="of:=MAX([.L34];[.O34];[.R34];[.U34];[.X34];[.AA34])" office:value-type="float" office:value="13" calcext:value-type="float">
            <text:p>13</text:p>
          </table:table-cell>
          <table:table-cell table:formula="of:=MAX([.M34];[.P34];[.S34];[.V34];[.Y34];[.AB34])" office:value-type="float" office:value="3" calcext:value-type="float">
            <text:p>3</text:p>
          </table:table-cell>
          <table:table-cell/>
          <table:table-cell table:formula="of:=IF(AND([.AD34]&lt;=14;[.AE34]&lt;=12;[.AF34]&lt;=13);VALUE([.B34]);&quot;&quot;)">
            <text:p/>
          </table:table-cell>
          <table:table-cell table:number-columns-repeated="2"/>
        </table:table-row>
        <table:table-row table:style-name="ro15">
          <table:table-cell office:value-type="string" calcext:value-type="string">
            <text:p>Game 33: 5 blue, 5 red; 8 red, 1 green, 7 blue; 1 green, 6 red</text:p>
          </table:table-cell>
          <table:table-cell table:formula="of:=ORG.LIBREOFFICE.REGEX([.A35];&quot;\d+&quot;)" office:value-type="string" office:string-value="33" calcext:value-type="string">
            <text:p>33</text:p>
          </table:table-cell>
          <table:table-cell/>
          <table:table-cell office:value-type="string" calcext:value-type="string">
            <text:p><text:s/>5 blue, 5 red</text:p>
          </table:table-cell>
          <table:table-cell office:value-type="string" calcext:value-type="string">
            <text:p><text:s/>8 red, 1 green, 7 blue</text:p>
          </table:table-cell>
          <table:table-cell office:value-type="string" calcext:value-type="string">
            <text:p><text:s/>1 green, 6 red</text:p>
          </table:table-cell>
          <table:table-cell table:number-columns-repeated="4"/>
          <table:table-cell table:formula="of:=IFERROR(VALUE(ORG.LIBREOFFICE.REGEX(ORG.LIBREOFFICE.REGEX([.$D35];&quot;[\d+]*( blue)&quot;);&quot;\d+&quot;));0)" office:value-type="float" office:value="5" calcext:value-type="float">
            <text:p>5</text:p>
          </table:table-cell>
          <table:table-cell table:formula="of:=IFERROR(VALUE(ORG.LIBREOFFICE.REGEX(ORG.LIBREOFFICE.REGEX([.$D35];&quot;[\d+]*( red)&quot;);&quot;\d+&quot;));0)" office:value-type="float" office:value="5" calcext:value-type="float">
            <text:p>5</text:p>
          </table:table-cell>
          <table:table-cell table:formula="of:=IFERROR(VALUE(ORG.LIBREOFFICE.REGEX(ORG.LIBREOFFICE.REGEX([.$D35];&quot;[\d+]*( green)&quot;);&quot;\d+&quot;));0)" office:value-type="float" office:value="0" calcext:value-type="float">
            <text:p>0</text:p>
          </table:table-cell>
          <table:table-cell table:formula="of:=IFERROR(VALUE(ORG.LIBREOFFICE.REGEX(ORG.LIBREOFFICE.REGEX([.$E35];&quot;[\d+]*( blue)&quot;);&quot;\d+&quot;));0)" office:value-type="float" office:value="7" calcext:value-type="float">
            <text:p>7</text:p>
          </table:table-cell>
          <table:table-cell table:formula="of:=IFERROR(VALUE(ORG.LIBREOFFICE.REGEX(ORG.LIBREOFFICE.REGEX([.$E35];&quot;[\d+]*( red)&quot;);&quot;\d+&quot;));0)" office:value-type="float" office:value="8" calcext:value-type="float">
            <text:p>8</text:p>
          </table:table-cell>
          <table:table-cell table:formula="of:=IFERROR(VALUE(ORG.LIBREOFFICE.REGEX(ORG.LIBREOFFICE.REGEX([.$E35];&quot;[\d+]*( green)&quot;);&quot;\d+&quot;));0)" office:value-type="float" office:value="1" calcext:value-type="float">
            <text:p>1</text:p>
          </table:table-cell>
          <table:table-cell table:formula="of:=IFERROR(VALUE(ORG.LIBREOFFICE.REGEX(ORG.LIBREOFFICE.REGEX([.$F35];&quot;[\d+]*( blue)&quot;);&quot;\d+&quot;));0)" office:value-type="float" office:value="0" calcext:value-type="float">
            <text:p>0</text:p>
          </table:table-cell>
          <table:table-cell table:formula="of:=IFERROR(VALUE(ORG.LIBREOFFICE.REGEX(ORG.LIBREOFFICE.REGEX([.$F35];&quot;[\d+]*( red)&quot;);&quot;\d+&quot;));0)" office:value-type="float" office:value="6" calcext:value-type="float">
            <text:p>6</text:p>
          </table:table-cell>
          <table:table-cell table:formula="of:=IFERROR(VALUE(ORG.LIBREOFFICE.REGEX(ORG.LIBREOFFICE.REGEX([.$F35];&quot;[\d+]*( green)&quot;);&quot;\d+&quot;));0)" office:value-type="float" office:value="1" calcext:value-type="float">
            <text:p>1</text:p>
          </table:table-cell>
          <table:table-cell table:formula="of:=IFERROR(VALUE(ORG.LIBREOFFICE.REGEX(ORG.LIBREOFFICE.REGEX([.$G35];&quot;[\d+]*( blue)&quot;);&quot;\d+&quot;));0)" office:value-type="float" office:value="0" calcext:value-type="float">
            <text:p>0</text:p>
          </table:table-cell>
          <table:table-cell table:formula="of:=IFERROR(VALUE(ORG.LIBREOFFICE.REGEX(ORG.LIBREOFFICE.REGEX([.$G35];&quot;[\d+]*( red)&quot;);&quot;\d+&quot;));0)" office:value-type="float" office:value="0" calcext:value-type="float">
            <text:p>0</text:p>
          </table:table-cell>
          <table:table-cell table:formula="of:=IFERROR(VALUE(ORG.LIBREOFFICE.REGEX(ORG.LIBREOFFICE.REGEX([.$G35];&quot;[\d+]*( green)&quot;);&quot;\d+&quot;));0)" office:value-type="float" office:value="0" calcext:value-type="float">
            <text:p>0</text:p>
          </table:table-cell>
          <table:table-cell table:formula="of:=IFERROR(VALUE(ORG.LIBREOFFICE.REGEX(ORG.LIBREOFFICE.REGEX([.$H35];&quot;[\d+]*( blue)&quot;);&quot;\d+&quot;));0)" office:value-type="float" office:value="0" calcext:value-type="float">
            <text:p>0</text:p>
          </table:table-cell>
          <table:table-cell table:formula="of:=IFERROR(VALUE(ORG.LIBREOFFICE.REGEX(ORG.LIBREOFFICE.REGEX([.$H35];&quot;[\d+]*( red)&quot;);&quot;\d+&quot;));0)" office:value-type="float" office:value="0" calcext:value-type="float">
            <text:p>0</text:p>
          </table:table-cell>
          <table:table-cell table:formula="of:=IFERROR(VALUE(ORG.LIBREOFFICE.REGEX(ORG.LIBREOFFICE.REGEX([.$H35];&quot;[\d+]*( green)&quot;);&quot;\d+&quot;));0)" office:value-type="float" office:value="0" calcext:value-type="float">
            <text:p>0</text:p>
          </table:table-cell>
          <table:table-cell table:formula="of:=IFERROR(VALUE(ORG.LIBREOFFICE.REGEX(ORG.LIBREOFFICE.REGEX([.$I35];&quot;[\d+]*( blue)&quot;);&quot;\d+&quot;));0)" office:value-type="float" office:value="0" calcext:value-type="float">
            <text:p>0</text:p>
          </table:table-cell>
          <table:table-cell table:formula="of:=IFERROR(VALUE(ORG.LIBREOFFICE.REGEX(ORG.LIBREOFFICE.REGEX([.$I35];&quot;[\d+]*( red)&quot;);&quot;\d+&quot;));0)" office:value-type="float" office:value="0" calcext:value-type="float">
            <text:p>0</text:p>
          </table:table-cell>
          <table:table-cell table:formula="of:=IFERROR(VALUE(ORG.LIBREOFFICE.REGEX(ORG.LIBREOFFICE.REGEX([.$I35];&quot;[\d+]*( green)&quot;);&quot;\d+&quot;));0)" office:value-type="float" office:value="0" calcext:value-type="float">
            <text:p>0</text:p>
          </table:table-cell>
          <table:table-cell/>
          <table:table-cell table:formula="of:=MAX([.K35];[.N35];[.Q35];[.T35];[.W35];[.Z35])" office:value-type="float" office:value="7" calcext:value-type="float">
            <text:p>7</text:p>
          </table:table-cell>
          <table:table-cell table:formula="of:=MAX([.L35];[.O35];[.R35];[.U35];[.X35];[.AA35])" office:value-type="float" office:value="8" calcext:value-type="float">
            <text:p>8</text:p>
          </table:table-cell>
          <table:table-cell table:formula="of:=MAX([.M35];[.P35];[.S35];[.V35];[.Y35];[.AB35])" office:value-type="float" office:value="1" calcext:value-type="float">
            <text:p>1</text:p>
          </table:table-cell>
          <table:table-cell/>
          <table:table-cell table:formula="of:=IF(AND([.AD35]&lt;=14;[.AE35]&lt;=12;[.AF35]&lt;=13);VALUE([.B35]);&quot;&quot;)" office:value-type="float" office:value="33" calcext:value-type="float">
            <text:p>33</text:p>
          </table:table-cell>
          <table:table-cell table:number-columns-repeated="2"/>
        </table:table-row>
        <table:table-row table:style-name="ro15">
          <table:table-cell office:value-type="string" calcext:value-type="string">
            <text:p>Game 34: 3 blue; 3 green, 2 blue, 2 red; 3 green, 1 blue, 3 red; 3 blue</text:p>
          </table:table-cell>
          <table:table-cell table:formula="of:=ORG.LIBREOFFICE.REGEX([.A36];&quot;\d+&quot;)" office:value-type="string" office:string-value="34" calcext:value-type="string">
            <text:p>34</text:p>
          </table:table-cell>
          <table:table-cell/>
          <table:table-cell office:value-type="string" calcext:value-type="string">
            <text:p><text:s/>3 blue</text:p>
          </table:table-cell>
          <table:table-cell office:value-type="string" calcext:value-type="string">
            <text:p><text:s/>3 green, 2 blue, 2 red</text:p>
          </table:table-cell>
          <table:table-cell office:value-type="string" calcext:value-type="string">
            <text:p><text:s/>3 green, 1 blue, 3 red</text:p>
          </table:table-cell>
          <table:table-cell office:value-type="string" calcext:value-type="string">
            <text:p><text:s/>3 blue</text:p>
          </table:table-cell>
          <table:table-cell table:number-columns-repeated="3"/>
          <table:table-cell table:formula="of:=IFERROR(VALUE(ORG.LIBREOFFICE.REGEX(ORG.LIBREOFFICE.REGEX([.$D36];&quot;[\d+]*( blue)&quot;);&quot;\d+&quot;));0)" office:value-type="float" office:value="3" calcext:value-type="float">
            <text:p>3</text:p>
          </table:table-cell>
          <table:table-cell table:formula="of:=IFERROR(VALUE(ORG.LIBREOFFICE.REGEX(ORG.LIBREOFFICE.REGEX([.$D36];&quot;[\d+]*( red)&quot;);&quot;\d+&quot;));0)" office:value-type="float" office:value="0" calcext:value-type="float">
            <text:p>0</text:p>
          </table:table-cell>
          <table:table-cell table:formula="of:=IFERROR(VALUE(ORG.LIBREOFFICE.REGEX(ORG.LIBREOFFICE.REGEX([.$D36];&quot;[\d+]*( green)&quot;);&quot;\d+&quot;));0)" office:value-type="float" office:value="0" calcext:value-type="float">
            <text:p>0</text:p>
          </table:table-cell>
          <table:table-cell table:formula="of:=IFERROR(VALUE(ORG.LIBREOFFICE.REGEX(ORG.LIBREOFFICE.REGEX([.$E36];&quot;[\d+]*( blue)&quot;);&quot;\d+&quot;));0)" office:value-type="float" office:value="2" calcext:value-type="float">
            <text:p>2</text:p>
          </table:table-cell>
          <table:table-cell table:formula="of:=IFERROR(VALUE(ORG.LIBREOFFICE.REGEX(ORG.LIBREOFFICE.REGEX([.$E36];&quot;[\d+]*( red)&quot;);&quot;\d+&quot;));0)" office:value-type="float" office:value="2" calcext:value-type="float">
            <text:p>2</text:p>
          </table:table-cell>
          <table:table-cell table:formula="of:=IFERROR(VALUE(ORG.LIBREOFFICE.REGEX(ORG.LIBREOFFICE.REGEX([.$E36];&quot;[\d+]*( green)&quot;);&quot;\d+&quot;));0)" office:value-type="float" office:value="3" calcext:value-type="float">
            <text:p>3</text:p>
          </table:table-cell>
          <table:table-cell table:formula="of:=IFERROR(VALUE(ORG.LIBREOFFICE.REGEX(ORG.LIBREOFFICE.REGEX([.$F36];&quot;[\d+]*( blue)&quot;);&quot;\d+&quot;));0)" office:value-type="float" office:value="1" calcext:value-type="float">
            <text:p>1</text:p>
          </table:table-cell>
          <table:table-cell table:formula="of:=IFERROR(VALUE(ORG.LIBREOFFICE.REGEX(ORG.LIBREOFFICE.REGEX([.$F36];&quot;[\d+]*( red)&quot;);&quot;\d+&quot;));0)" office:value-type="float" office:value="3" calcext:value-type="float">
            <text:p>3</text:p>
          </table:table-cell>
          <table:table-cell table:formula="of:=IFERROR(VALUE(ORG.LIBREOFFICE.REGEX(ORG.LIBREOFFICE.REGEX([.$F36];&quot;[\d+]*( green)&quot;);&quot;\d+&quot;));0)" office:value-type="float" office:value="3" calcext:value-type="float">
            <text:p>3</text:p>
          </table:table-cell>
          <table:table-cell table:formula="of:=IFERROR(VALUE(ORG.LIBREOFFICE.REGEX(ORG.LIBREOFFICE.REGEX([.$G36];&quot;[\d+]*( blue)&quot;);&quot;\d+&quot;));0)" office:value-type="float" office:value="3" calcext:value-type="float">
            <text:p>3</text:p>
          </table:table-cell>
          <table:table-cell table:formula="of:=IFERROR(VALUE(ORG.LIBREOFFICE.REGEX(ORG.LIBREOFFICE.REGEX([.$G36];&quot;[\d+]*( red)&quot;);&quot;\d+&quot;));0)" office:value-type="float" office:value="0" calcext:value-type="float">
            <text:p>0</text:p>
          </table:table-cell>
          <table:table-cell table:formula="of:=IFERROR(VALUE(ORG.LIBREOFFICE.REGEX(ORG.LIBREOFFICE.REGEX([.$G36];&quot;[\d+]*( green)&quot;);&quot;\d+&quot;));0)" office:value-type="float" office:value="0" calcext:value-type="float">
            <text:p>0</text:p>
          </table:table-cell>
          <table:table-cell table:formula="of:=IFERROR(VALUE(ORG.LIBREOFFICE.REGEX(ORG.LIBREOFFICE.REGEX([.$H36];&quot;[\d+]*( blue)&quot;);&quot;\d+&quot;));0)" office:value-type="float" office:value="0" calcext:value-type="float">
            <text:p>0</text:p>
          </table:table-cell>
          <table:table-cell table:formula="of:=IFERROR(VALUE(ORG.LIBREOFFICE.REGEX(ORG.LIBREOFFICE.REGEX([.$H36];&quot;[\d+]*( red)&quot;);&quot;\d+&quot;));0)" office:value-type="float" office:value="0" calcext:value-type="float">
            <text:p>0</text:p>
          </table:table-cell>
          <table:table-cell table:formula="of:=IFERROR(VALUE(ORG.LIBREOFFICE.REGEX(ORG.LIBREOFFICE.REGEX([.$H36];&quot;[\d+]*( green)&quot;);&quot;\d+&quot;));0)" office:value-type="float" office:value="0" calcext:value-type="float">
            <text:p>0</text:p>
          </table:table-cell>
          <table:table-cell table:formula="of:=IFERROR(VALUE(ORG.LIBREOFFICE.REGEX(ORG.LIBREOFFICE.REGEX([.$I36];&quot;[\d+]*( blue)&quot;);&quot;\d+&quot;));0)" office:value-type="float" office:value="0" calcext:value-type="float">
            <text:p>0</text:p>
          </table:table-cell>
          <table:table-cell table:formula="of:=IFERROR(VALUE(ORG.LIBREOFFICE.REGEX(ORG.LIBREOFFICE.REGEX([.$I36];&quot;[\d+]*( red)&quot;);&quot;\d+&quot;));0)" office:value-type="float" office:value="0" calcext:value-type="float">
            <text:p>0</text:p>
          </table:table-cell>
          <table:table-cell table:formula="of:=IFERROR(VALUE(ORG.LIBREOFFICE.REGEX(ORG.LIBREOFFICE.REGEX([.$I36];&quot;[\d+]*( green)&quot;);&quot;\d+&quot;));0)" office:value-type="float" office:value="0" calcext:value-type="float">
            <text:p>0</text:p>
          </table:table-cell>
          <table:table-cell/>
          <table:table-cell table:formula="of:=MAX([.K36];[.N36];[.Q36];[.T36];[.W36];[.Z36])" office:value-type="float" office:value="3" calcext:value-type="float">
            <text:p>3</text:p>
          </table:table-cell>
          <table:table-cell table:formula="of:=MAX([.L36];[.O36];[.R36];[.U36];[.X36];[.AA36])" office:value-type="float" office:value="3" calcext:value-type="float">
            <text:p>3</text:p>
          </table:table-cell>
          <table:table-cell table:formula="of:=MAX([.M36];[.P36];[.S36];[.V36];[.Y36];[.AB36])" office:value-type="float" office:value="3" calcext:value-type="float">
            <text:p>3</text:p>
          </table:table-cell>
          <table:table-cell/>
          <table:table-cell table:formula="of:=IF(AND([.AD36]&lt;=14;[.AE36]&lt;=12;[.AF36]&lt;=13);VALUE([.B36]);&quot;&quot;)" office:value-type="float" office:value="34" calcext:value-type="float">
            <text:p>34</text:p>
          </table:table-cell>
          <table:table-cell table:number-columns-repeated="2"/>
        </table:table-row>
        <table:table-row table:style-name="ro15">
          <table:table-cell office:value-type="string" calcext:value-type="string">
            <text:p>Game 35: 4 red, 2 blue, 6 green; 4 blue, 9 red, 10 green; 3 blue, 8 green, 1 red; 3 red, 1 green, 4 blue; 4 green, 7 blue; 8 red, 8 green, 2 blue</text:p>
          </table:table-cell>
          <table:table-cell table:formula="of:=ORG.LIBREOFFICE.REGEX([.A37];&quot;\d+&quot;)" office:value-type="string" office:string-value="35" calcext:value-type="string">
            <text:p>35</text:p>
          </table:table-cell>
          <table:table-cell/>
          <table:table-cell office:value-type="string" calcext:value-type="string">
            <text:p><text:s/>4 red, 2 blue, 6 green</text:p>
          </table:table-cell>
          <table:table-cell office:value-type="string" calcext:value-type="string">
            <text:p><text:s/>4 blue, 9 red, 10 green</text:p>
          </table:table-cell>
          <table:table-cell office:value-type="string" calcext:value-type="string">
            <text:p><text:s/>3 blue, 8 green, 1 red</text:p>
          </table:table-cell>
          <table:table-cell office:value-type="string" calcext:value-type="string">
            <text:p><text:s/>3 red, 1 green, 4 blue</text:p>
          </table:table-cell>
          <table:table-cell office:value-type="string" calcext:value-type="string">
            <text:p><text:s/>4 green, 7 blue</text:p>
          </table:table-cell>
          <table:table-cell office:value-type="string" calcext:value-type="string">
            <text:p><text:s/>8 red, 8 green, 2 blue</text:p>
          </table:table-cell>
          <table:table-cell/>
          <table:table-cell table:formula="of:=IFERROR(VALUE(ORG.LIBREOFFICE.REGEX(ORG.LIBREOFFICE.REGEX([.$D37];&quot;[\d+]*( blue)&quot;);&quot;\d+&quot;));0)" office:value-type="float" office:value="2" calcext:value-type="float">
            <text:p>2</text:p>
          </table:table-cell>
          <table:table-cell table:formula="of:=IFERROR(VALUE(ORG.LIBREOFFICE.REGEX(ORG.LIBREOFFICE.REGEX([.$D37];&quot;[\d+]*( red)&quot;);&quot;\d+&quot;));0)" office:value-type="float" office:value="4" calcext:value-type="float">
            <text:p>4</text:p>
          </table:table-cell>
          <table:table-cell table:formula="of:=IFERROR(VALUE(ORG.LIBREOFFICE.REGEX(ORG.LIBREOFFICE.REGEX([.$D37];&quot;[\d+]*( green)&quot;);&quot;\d+&quot;));0)" office:value-type="float" office:value="6" calcext:value-type="float">
            <text:p>6</text:p>
          </table:table-cell>
          <table:table-cell table:formula="of:=IFERROR(VALUE(ORG.LIBREOFFICE.REGEX(ORG.LIBREOFFICE.REGEX([.$E37];&quot;[\d+]*( blue)&quot;);&quot;\d+&quot;));0)" office:value-type="float" office:value="4" calcext:value-type="float">
            <text:p>4</text:p>
          </table:table-cell>
          <table:table-cell table:formula="of:=IFERROR(VALUE(ORG.LIBREOFFICE.REGEX(ORG.LIBREOFFICE.REGEX([.$E37];&quot;[\d+]*( red)&quot;);&quot;\d+&quot;));0)" office:value-type="float" office:value="9" calcext:value-type="float">
            <text:p>9</text:p>
          </table:table-cell>
          <table:table-cell table:formula="of:=IFERROR(VALUE(ORG.LIBREOFFICE.REGEX(ORG.LIBREOFFICE.REGEX([.$E37];&quot;[\d+]*( green)&quot;);&quot;\d+&quot;));0)" office:value-type="float" office:value="10" calcext:value-type="float">
            <text:p>10</text:p>
          </table:table-cell>
          <table:table-cell table:formula="of:=IFERROR(VALUE(ORG.LIBREOFFICE.REGEX(ORG.LIBREOFFICE.REGEX([.$F37];&quot;[\d+]*( blue)&quot;);&quot;\d+&quot;));0)" office:value-type="float" office:value="3" calcext:value-type="float">
            <text:p>3</text:p>
          </table:table-cell>
          <table:table-cell table:formula="of:=IFERROR(VALUE(ORG.LIBREOFFICE.REGEX(ORG.LIBREOFFICE.REGEX([.$F37];&quot;[\d+]*( red)&quot;);&quot;\d+&quot;));0)" office:value-type="float" office:value="1" calcext:value-type="float">
            <text:p>1</text:p>
          </table:table-cell>
          <table:table-cell table:formula="of:=IFERROR(VALUE(ORG.LIBREOFFICE.REGEX(ORG.LIBREOFFICE.REGEX([.$F37];&quot;[\d+]*( green)&quot;);&quot;\d+&quot;));0)" office:value-type="float" office:value="8" calcext:value-type="float">
            <text:p>8</text:p>
          </table:table-cell>
          <table:table-cell table:formula="of:=IFERROR(VALUE(ORG.LIBREOFFICE.REGEX(ORG.LIBREOFFICE.REGEX([.$G37];&quot;[\d+]*( blue)&quot;);&quot;\d+&quot;));0)" office:value-type="float" office:value="4" calcext:value-type="float">
            <text:p>4</text:p>
          </table:table-cell>
          <table:table-cell table:formula="of:=IFERROR(VALUE(ORG.LIBREOFFICE.REGEX(ORG.LIBREOFFICE.REGEX([.$G37];&quot;[\d+]*( red)&quot;);&quot;\d+&quot;));0)" office:value-type="float" office:value="3" calcext:value-type="float">
            <text:p>3</text:p>
          </table:table-cell>
          <table:table-cell table:formula="of:=IFERROR(VALUE(ORG.LIBREOFFICE.REGEX(ORG.LIBREOFFICE.REGEX([.$G37];&quot;[\d+]*( green)&quot;);&quot;\d+&quot;));0)" office:value-type="float" office:value="1" calcext:value-type="float">
            <text:p>1</text:p>
          </table:table-cell>
          <table:table-cell table:formula="of:=IFERROR(VALUE(ORG.LIBREOFFICE.REGEX(ORG.LIBREOFFICE.REGEX([.$H37];&quot;[\d+]*( blue)&quot;);&quot;\d+&quot;));0)" office:value-type="float" office:value="7" calcext:value-type="float">
            <text:p>7</text:p>
          </table:table-cell>
          <table:table-cell table:formula="of:=IFERROR(VALUE(ORG.LIBREOFFICE.REGEX(ORG.LIBREOFFICE.REGEX([.$H37];&quot;[\d+]*( red)&quot;);&quot;\d+&quot;));0)" office:value-type="float" office:value="0" calcext:value-type="float">
            <text:p>0</text:p>
          </table:table-cell>
          <table:table-cell table:formula="of:=IFERROR(VALUE(ORG.LIBREOFFICE.REGEX(ORG.LIBREOFFICE.REGEX([.$H37];&quot;[\d+]*( green)&quot;);&quot;\d+&quot;));0)" office:value-type="float" office:value="4" calcext:value-type="float">
            <text:p>4</text:p>
          </table:table-cell>
          <table:table-cell table:formula="of:=IFERROR(VALUE(ORG.LIBREOFFICE.REGEX(ORG.LIBREOFFICE.REGEX([.$I37];&quot;[\d+]*( blue)&quot;);&quot;\d+&quot;));0)" office:value-type="float" office:value="2" calcext:value-type="float">
            <text:p>2</text:p>
          </table:table-cell>
          <table:table-cell table:formula="of:=IFERROR(VALUE(ORG.LIBREOFFICE.REGEX(ORG.LIBREOFFICE.REGEX([.$I37];&quot;[\d+]*( red)&quot;);&quot;\d+&quot;));0)" office:value-type="float" office:value="8" calcext:value-type="float">
            <text:p>8</text:p>
          </table:table-cell>
          <table:table-cell table:formula="of:=IFERROR(VALUE(ORG.LIBREOFFICE.REGEX(ORG.LIBREOFFICE.REGEX([.$I37];&quot;[\d+]*( green)&quot;);&quot;\d+&quot;));0)" office:value-type="float" office:value="8" calcext:value-type="float">
            <text:p>8</text:p>
          </table:table-cell>
          <table:table-cell/>
          <table:table-cell table:formula="of:=MAX([.K37];[.N37];[.Q37];[.T37];[.W37];[.Z37])" office:value-type="float" office:value="7" calcext:value-type="float">
            <text:p>7</text:p>
          </table:table-cell>
          <table:table-cell table:formula="of:=MAX([.L37];[.O37];[.R37];[.U37];[.X37];[.AA37])" office:value-type="float" office:value="9" calcext:value-type="float">
            <text:p>9</text:p>
          </table:table-cell>
          <table:table-cell table:formula="of:=MAX([.M37];[.P37];[.S37];[.V37];[.Y37];[.AB37])" office:value-type="float" office:value="10" calcext:value-type="float">
            <text:p>10</text:p>
          </table:table-cell>
          <table:table-cell/>
          <table:table-cell table:formula="of:=IF(AND([.AD37]&lt;=14;[.AE37]&lt;=12;[.AF37]&lt;=13);VALUE([.B37]);&quot;&quot;)" office:value-type="float" office:value="35" calcext:value-type="float">
            <text:p>35</text:p>
          </table:table-cell>
          <table:table-cell table:number-columns-repeated="2"/>
        </table:table-row>
        <table:table-row table:style-name="ro15">
          <table:table-cell office:value-type="string" calcext:value-type="string">
            <text:p>Game 36: 1 red, 3 blue, 12 green; 16 green, 7 blue, 1 red; 1 blue, 1 red, 9 green; 2 blue, 2 green; 8 green, 2 red</text:p>
          </table:table-cell>
          <table:table-cell table:formula="of:=ORG.LIBREOFFICE.REGEX([.A38];&quot;\d+&quot;)" office:value-type="string" office:string-value="36" calcext:value-type="string">
            <text:p>36</text:p>
          </table:table-cell>
          <table:table-cell/>
          <table:table-cell office:value-type="string" calcext:value-type="string">
            <text:p><text:s/>1 red, 3 blue, 12 green</text:p>
          </table:table-cell>
          <table:table-cell office:value-type="string" calcext:value-type="string">
            <text:p><text:s/>16 green, 7 blue, 1 red</text:p>
          </table:table-cell>
          <table:table-cell office:value-type="string" calcext:value-type="string">
            <text:p><text:s/>1 blue, 1 red, 9 green</text:p>
          </table:table-cell>
          <table:table-cell office:value-type="string" calcext:value-type="string">
            <text:p><text:s/>2 blue, 2 green</text:p>
          </table:table-cell>
          <table:table-cell office:value-type="string" calcext:value-type="string">
            <text:p><text:s/>8 green, 2 red</text:p>
          </table:table-cell>
          <table:table-cell table:number-columns-repeated="2"/>
          <table:table-cell table:formula="of:=IFERROR(VALUE(ORG.LIBREOFFICE.REGEX(ORG.LIBREOFFICE.REGEX([.$D38];&quot;[\d+]*( blue)&quot;);&quot;\d+&quot;));0)" office:value-type="float" office:value="3" calcext:value-type="float">
            <text:p>3</text:p>
          </table:table-cell>
          <table:table-cell table:formula="of:=IFERROR(VALUE(ORG.LIBREOFFICE.REGEX(ORG.LIBREOFFICE.REGEX([.$D38];&quot;[\d+]*( red)&quot;);&quot;\d+&quot;));0)" office:value-type="float" office:value="1" calcext:value-type="float">
            <text:p>1</text:p>
          </table:table-cell>
          <table:table-cell table:formula="of:=IFERROR(VALUE(ORG.LIBREOFFICE.REGEX(ORG.LIBREOFFICE.REGEX([.$D38];&quot;[\d+]*( green)&quot;);&quot;\d+&quot;));0)" office:value-type="float" office:value="12" calcext:value-type="float">
            <text:p>12</text:p>
          </table:table-cell>
          <table:table-cell table:formula="of:=IFERROR(VALUE(ORG.LIBREOFFICE.REGEX(ORG.LIBREOFFICE.REGEX([.$E38];&quot;[\d+]*( blue)&quot;);&quot;\d+&quot;));0)" office:value-type="float" office:value="7" calcext:value-type="float">
            <text:p>7</text:p>
          </table:table-cell>
          <table:table-cell table:formula="of:=IFERROR(VALUE(ORG.LIBREOFFICE.REGEX(ORG.LIBREOFFICE.REGEX([.$E38];&quot;[\d+]*( red)&quot;);&quot;\d+&quot;));0)" office:value-type="float" office:value="1" calcext:value-type="float">
            <text:p>1</text:p>
          </table:table-cell>
          <table:table-cell table:formula="of:=IFERROR(VALUE(ORG.LIBREOFFICE.REGEX(ORG.LIBREOFFICE.REGEX([.$E38];&quot;[\d+]*( green)&quot;);&quot;\d+&quot;));0)" office:value-type="float" office:value="16" calcext:value-type="float">
            <text:p>16</text:p>
          </table:table-cell>
          <table:table-cell table:formula="of:=IFERROR(VALUE(ORG.LIBREOFFICE.REGEX(ORG.LIBREOFFICE.REGEX([.$F38];&quot;[\d+]*( blue)&quot;);&quot;\d+&quot;));0)" office:value-type="float" office:value="1" calcext:value-type="float">
            <text:p>1</text:p>
          </table:table-cell>
          <table:table-cell table:formula="of:=IFERROR(VALUE(ORG.LIBREOFFICE.REGEX(ORG.LIBREOFFICE.REGEX([.$F38];&quot;[\d+]*( red)&quot;);&quot;\d+&quot;));0)" office:value-type="float" office:value="1" calcext:value-type="float">
            <text:p>1</text:p>
          </table:table-cell>
          <table:table-cell table:formula="of:=IFERROR(VALUE(ORG.LIBREOFFICE.REGEX(ORG.LIBREOFFICE.REGEX([.$F38];&quot;[\d+]*( green)&quot;);&quot;\d+&quot;));0)" office:value-type="float" office:value="9" calcext:value-type="float">
            <text:p>9</text:p>
          </table:table-cell>
          <table:table-cell table:formula="of:=IFERROR(VALUE(ORG.LIBREOFFICE.REGEX(ORG.LIBREOFFICE.REGEX([.$G38];&quot;[\d+]*( blue)&quot;);&quot;\d+&quot;));0)" office:value-type="float" office:value="2" calcext:value-type="float">
            <text:p>2</text:p>
          </table:table-cell>
          <table:table-cell table:formula="of:=IFERROR(VALUE(ORG.LIBREOFFICE.REGEX(ORG.LIBREOFFICE.REGEX([.$G38];&quot;[\d+]*( red)&quot;);&quot;\d+&quot;));0)" office:value-type="float" office:value="0" calcext:value-type="float">
            <text:p>0</text:p>
          </table:table-cell>
          <table:table-cell table:formula="of:=IFERROR(VALUE(ORG.LIBREOFFICE.REGEX(ORG.LIBREOFFICE.REGEX([.$G38];&quot;[\d+]*( green)&quot;);&quot;\d+&quot;));0)" office:value-type="float" office:value="2" calcext:value-type="float">
            <text:p>2</text:p>
          </table:table-cell>
          <table:table-cell table:formula="of:=IFERROR(VALUE(ORG.LIBREOFFICE.REGEX(ORG.LIBREOFFICE.REGEX([.$H38];&quot;[\d+]*( blue)&quot;);&quot;\d+&quot;));0)" office:value-type="float" office:value="0" calcext:value-type="float">
            <text:p>0</text:p>
          </table:table-cell>
          <table:table-cell table:formula="of:=IFERROR(VALUE(ORG.LIBREOFFICE.REGEX(ORG.LIBREOFFICE.REGEX([.$H38];&quot;[\d+]*( red)&quot;);&quot;\d+&quot;));0)" office:value-type="float" office:value="2" calcext:value-type="float">
            <text:p>2</text:p>
          </table:table-cell>
          <table:table-cell table:formula="of:=IFERROR(VALUE(ORG.LIBREOFFICE.REGEX(ORG.LIBREOFFICE.REGEX([.$H38];&quot;[\d+]*( green)&quot;);&quot;\d+&quot;));0)" office:value-type="float" office:value="8" calcext:value-type="float">
            <text:p>8</text:p>
          </table:table-cell>
          <table:table-cell table:formula="of:=IFERROR(VALUE(ORG.LIBREOFFICE.REGEX(ORG.LIBREOFFICE.REGEX([.$I38];&quot;[\d+]*( blue)&quot;);&quot;\d+&quot;));0)" office:value-type="float" office:value="0" calcext:value-type="float">
            <text:p>0</text:p>
          </table:table-cell>
          <table:table-cell table:formula="of:=IFERROR(VALUE(ORG.LIBREOFFICE.REGEX(ORG.LIBREOFFICE.REGEX([.$I38];&quot;[\d+]*( red)&quot;);&quot;\d+&quot;));0)" office:value-type="float" office:value="0" calcext:value-type="float">
            <text:p>0</text:p>
          </table:table-cell>
          <table:table-cell table:formula="of:=IFERROR(VALUE(ORG.LIBREOFFICE.REGEX(ORG.LIBREOFFICE.REGEX([.$I38];&quot;[\d+]*( green)&quot;);&quot;\d+&quot;));0)" office:value-type="float" office:value="0" calcext:value-type="float">
            <text:p>0</text:p>
          </table:table-cell>
          <table:table-cell/>
          <table:table-cell table:formula="of:=MAX([.K38];[.N38];[.Q38];[.T38];[.W38];[.Z38])" office:value-type="float" office:value="7" calcext:value-type="float">
            <text:p>7</text:p>
          </table:table-cell>
          <table:table-cell table:formula="of:=MAX([.L38];[.O38];[.R38];[.U38];[.X38];[.AA38])" office:value-type="float" office:value="2" calcext:value-type="float">
            <text:p>2</text:p>
          </table:table-cell>
          <table:table-cell table:formula="of:=MAX([.M38];[.P38];[.S38];[.V38];[.Y38];[.AB38])" office:value-type="float" office:value="16" calcext:value-type="float">
            <text:p>16</text:p>
          </table:table-cell>
          <table:table-cell/>
          <table:table-cell table:formula="of:=IF(AND([.AD38]&lt;=14;[.AE38]&lt;=12;[.AF38]&lt;=13);VALUE([.B38]);&quot;&quot;)">
            <text:p/>
          </table:table-cell>
          <table:table-cell table:number-columns-repeated="2"/>
        </table:table-row>
        <table:table-row table:style-name="ro15">
          <table:table-cell office:value-type="string" calcext:value-type="string">
            <text:p>Game 37: 2 green, 8 red; 3 blue, 1 red, 2 green; 15 red, 7 blue; 1 green, 16 red, 15 blue; 13 red, 9 blue</text:p>
          </table:table-cell>
          <table:table-cell table:formula="of:=ORG.LIBREOFFICE.REGEX([.A39];&quot;\d+&quot;)" office:value-type="string" office:string-value="37" calcext:value-type="string">
            <text:p>37</text:p>
          </table:table-cell>
          <table:table-cell/>
          <table:table-cell office:value-type="string" calcext:value-type="string">
            <text:p><text:s/>2 green, 8 red</text:p>
          </table:table-cell>
          <table:table-cell office:value-type="string" calcext:value-type="string">
            <text:p><text:s/>3 blue, 1 red, 2 green</text:p>
          </table:table-cell>
          <table:table-cell office:value-type="string" calcext:value-type="string">
            <text:p><text:s/>15 red, 7 blue</text:p>
          </table:table-cell>
          <table:table-cell office:value-type="string" calcext:value-type="string">
            <text:p><text:s/>1 green, 16 red, 15 blue</text:p>
          </table:table-cell>
          <table:table-cell office:value-type="string" calcext:value-type="string">
            <text:p><text:s/>13 red, 9 blue</text:p>
          </table:table-cell>
          <table:table-cell table:number-columns-repeated="2"/>
          <table:table-cell table:formula="of:=IFERROR(VALUE(ORG.LIBREOFFICE.REGEX(ORG.LIBREOFFICE.REGEX([.$D39];&quot;[\d+]*( blue)&quot;);&quot;\d+&quot;));0)" office:value-type="float" office:value="0" calcext:value-type="float">
            <text:p>0</text:p>
          </table:table-cell>
          <table:table-cell table:formula="of:=IFERROR(VALUE(ORG.LIBREOFFICE.REGEX(ORG.LIBREOFFICE.REGEX([.$D39];&quot;[\d+]*( red)&quot;);&quot;\d+&quot;));0)" office:value-type="float" office:value="8" calcext:value-type="float">
            <text:p>8</text:p>
          </table:table-cell>
          <table:table-cell table:formula="of:=IFERROR(VALUE(ORG.LIBREOFFICE.REGEX(ORG.LIBREOFFICE.REGEX([.$D39];&quot;[\d+]*( green)&quot;);&quot;\d+&quot;));0)" office:value-type="float" office:value="2" calcext:value-type="float">
            <text:p>2</text:p>
          </table:table-cell>
          <table:table-cell table:formula="of:=IFERROR(VALUE(ORG.LIBREOFFICE.REGEX(ORG.LIBREOFFICE.REGEX([.$E39];&quot;[\d+]*( blue)&quot;);&quot;\d+&quot;));0)" office:value-type="float" office:value="3" calcext:value-type="float">
            <text:p>3</text:p>
          </table:table-cell>
          <table:table-cell table:formula="of:=IFERROR(VALUE(ORG.LIBREOFFICE.REGEX(ORG.LIBREOFFICE.REGEX([.$E39];&quot;[\d+]*( red)&quot;);&quot;\d+&quot;));0)" office:value-type="float" office:value="1" calcext:value-type="float">
            <text:p>1</text:p>
          </table:table-cell>
          <table:table-cell table:formula="of:=IFERROR(VALUE(ORG.LIBREOFFICE.REGEX(ORG.LIBREOFFICE.REGEX([.$E39];&quot;[\d+]*( green)&quot;);&quot;\d+&quot;));0)" office:value-type="float" office:value="2" calcext:value-type="float">
            <text:p>2</text:p>
          </table:table-cell>
          <table:table-cell table:formula="of:=IFERROR(VALUE(ORG.LIBREOFFICE.REGEX(ORG.LIBREOFFICE.REGEX([.$F39];&quot;[\d+]*( blue)&quot;);&quot;\d+&quot;));0)" office:value-type="float" office:value="7" calcext:value-type="float">
            <text:p>7</text:p>
          </table:table-cell>
          <table:table-cell table:formula="of:=IFERROR(VALUE(ORG.LIBREOFFICE.REGEX(ORG.LIBREOFFICE.REGEX([.$F39];&quot;[\d+]*( red)&quot;);&quot;\d+&quot;));0)" office:value-type="float" office:value="15" calcext:value-type="float">
            <text:p>15</text:p>
          </table:table-cell>
          <table:table-cell table:formula="of:=IFERROR(VALUE(ORG.LIBREOFFICE.REGEX(ORG.LIBREOFFICE.REGEX([.$F39];&quot;[\d+]*( green)&quot;);&quot;\d+&quot;));0)" office:value-type="float" office:value="0" calcext:value-type="float">
            <text:p>0</text:p>
          </table:table-cell>
          <table:table-cell table:formula="of:=IFERROR(VALUE(ORG.LIBREOFFICE.REGEX(ORG.LIBREOFFICE.REGEX([.$G39];&quot;[\d+]*( blue)&quot;);&quot;\d+&quot;));0)" office:value-type="float" office:value="15" calcext:value-type="float">
            <text:p>15</text:p>
          </table:table-cell>
          <table:table-cell table:formula="of:=IFERROR(VALUE(ORG.LIBREOFFICE.REGEX(ORG.LIBREOFFICE.REGEX([.$G39];&quot;[\d+]*( red)&quot;);&quot;\d+&quot;));0)" office:value-type="float" office:value="16" calcext:value-type="float">
            <text:p>16</text:p>
          </table:table-cell>
          <table:table-cell table:formula="of:=IFERROR(VALUE(ORG.LIBREOFFICE.REGEX(ORG.LIBREOFFICE.REGEX([.$G39];&quot;[\d+]*( green)&quot;);&quot;\d+&quot;));0)" office:value-type="float" office:value="1" calcext:value-type="float">
            <text:p>1</text:p>
          </table:table-cell>
          <table:table-cell table:formula="of:=IFERROR(VALUE(ORG.LIBREOFFICE.REGEX(ORG.LIBREOFFICE.REGEX([.$H39];&quot;[\d+]*( blue)&quot;);&quot;\d+&quot;));0)" office:value-type="float" office:value="9" calcext:value-type="float">
            <text:p>9</text:p>
          </table:table-cell>
          <table:table-cell table:formula="of:=IFERROR(VALUE(ORG.LIBREOFFICE.REGEX(ORG.LIBREOFFICE.REGEX([.$H39];&quot;[\d+]*( red)&quot;);&quot;\d+&quot;));0)" office:value-type="float" office:value="13" calcext:value-type="float">
            <text:p>13</text:p>
          </table:table-cell>
          <table:table-cell table:formula="of:=IFERROR(VALUE(ORG.LIBREOFFICE.REGEX(ORG.LIBREOFFICE.REGEX([.$H39];&quot;[\d+]*( green)&quot;);&quot;\d+&quot;));0)" office:value-type="float" office:value="0" calcext:value-type="float">
            <text:p>0</text:p>
          </table:table-cell>
          <table:table-cell table:formula="of:=IFERROR(VALUE(ORG.LIBREOFFICE.REGEX(ORG.LIBREOFFICE.REGEX([.$I39];&quot;[\d+]*( blue)&quot;);&quot;\d+&quot;));0)" office:value-type="float" office:value="0" calcext:value-type="float">
            <text:p>0</text:p>
          </table:table-cell>
          <table:table-cell table:formula="of:=IFERROR(VALUE(ORG.LIBREOFFICE.REGEX(ORG.LIBREOFFICE.REGEX([.$I39];&quot;[\d+]*( red)&quot;);&quot;\d+&quot;));0)" office:value-type="float" office:value="0" calcext:value-type="float">
            <text:p>0</text:p>
          </table:table-cell>
          <table:table-cell table:formula="of:=IFERROR(VALUE(ORG.LIBREOFFICE.REGEX(ORG.LIBREOFFICE.REGEX([.$I39];&quot;[\d+]*( green)&quot;);&quot;\d+&quot;));0)" office:value-type="float" office:value="0" calcext:value-type="float">
            <text:p>0</text:p>
          </table:table-cell>
          <table:table-cell/>
          <table:table-cell table:formula="of:=MAX([.K39];[.N39];[.Q39];[.T39];[.W39];[.Z39])" office:value-type="float" office:value="15" calcext:value-type="float">
            <text:p>15</text:p>
          </table:table-cell>
          <table:table-cell table:formula="of:=MAX([.L39];[.O39];[.R39];[.U39];[.X39];[.AA39])" office:value-type="float" office:value="16" calcext:value-type="float">
            <text:p>16</text:p>
          </table:table-cell>
          <table:table-cell table:formula="of:=MAX([.M39];[.P39];[.S39];[.V39];[.Y39];[.AB39])" office:value-type="float" office:value="2" calcext:value-type="float">
            <text:p>2</text:p>
          </table:table-cell>
          <table:table-cell/>
          <table:table-cell table:formula="of:=IF(AND([.AD39]&lt;=14;[.AE39]&lt;=12;[.AF39]&lt;=13);VALUE([.B39]);&quot;&quot;)">
            <text:p/>
          </table:table-cell>
          <table:table-cell table:number-columns-repeated="2"/>
        </table:table-row>
        <table:table-row table:style-name="ro15">
          <table:table-cell office:value-type="string" calcext:value-type="string">
            <text:p>Game 38: 9 red, 9 blue, 5 green; 3 red, 19 blue, 8 green; 15 blue, 11 red, 6 green; 10 red, 19 blue, 5 green; 8 blue, 7 green, 6 red; 7 red, 6 green, 10 blue</text:p>
          </table:table-cell>
          <table:table-cell table:formula="of:=ORG.LIBREOFFICE.REGEX([.A40];&quot;\d+&quot;)" office:value-type="string" office:string-value="38" calcext:value-type="string">
            <text:p>38</text:p>
          </table:table-cell>
          <table:table-cell/>
          <table:table-cell office:value-type="string" calcext:value-type="string">
            <text:p><text:s/>9 red, 9 blue, 5 green</text:p>
          </table:table-cell>
          <table:table-cell office:value-type="string" calcext:value-type="string">
            <text:p><text:s/>3 red, 19 blue, 8 green</text:p>
          </table:table-cell>
          <table:table-cell office:value-type="string" calcext:value-type="string">
            <text:p><text:s/>15 blue, 11 red, 6 green</text:p>
          </table:table-cell>
          <table:table-cell office:value-type="string" calcext:value-type="string">
            <text:p><text:s/>10 red, 19 blue, 5 green</text:p>
          </table:table-cell>
          <table:table-cell office:value-type="string" calcext:value-type="string">
            <text:p><text:s/>8 blue, 7 green, 6 red</text:p>
          </table:table-cell>
          <table:table-cell office:value-type="string" calcext:value-type="string">
            <text:p><text:s/>7 red, 6 green, 10 blue</text:p>
          </table:table-cell>
          <table:table-cell/>
          <table:table-cell table:formula="of:=IFERROR(VALUE(ORG.LIBREOFFICE.REGEX(ORG.LIBREOFFICE.REGEX([.$D40];&quot;[\d+]*( blue)&quot;);&quot;\d+&quot;));0)" office:value-type="float" office:value="9" calcext:value-type="float">
            <text:p>9</text:p>
          </table:table-cell>
          <table:table-cell table:formula="of:=IFERROR(VALUE(ORG.LIBREOFFICE.REGEX(ORG.LIBREOFFICE.REGEX([.$D40];&quot;[\d+]*( red)&quot;);&quot;\d+&quot;));0)" office:value-type="float" office:value="9" calcext:value-type="float">
            <text:p>9</text:p>
          </table:table-cell>
          <table:table-cell table:formula="of:=IFERROR(VALUE(ORG.LIBREOFFICE.REGEX(ORG.LIBREOFFICE.REGEX([.$D40];&quot;[\d+]*( green)&quot;);&quot;\d+&quot;));0)" office:value-type="float" office:value="5" calcext:value-type="float">
            <text:p>5</text:p>
          </table:table-cell>
          <table:table-cell table:formula="of:=IFERROR(VALUE(ORG.LIBREOFFICE.REGEX(ORG.LIBREOFFICE.REGEX([.$E40];&quot;[\d+]*( blue)&quot;);&quot;\d+&quot;));0)" office:value-type="float" office:value="19" calcext:value-type="float">
            <text:p>19</text:p>
          </table:table-cell>
          <table:table-cell table:formula="of:=IFERROR(VALUE(ORG.LIBREOFFICE.REGEX(ORG.LIBREOFFICE.REGEX([.$E40];&quot;[\d+]*( red)&quot;);&quot;\d+&quot;));0)" office:value-type="float" office:value="3" calcext:value-type="float">
            <text:p>3</text:p>
          </table:table-cell>
          <table:table-cell table:formula="of:=IFERROR(VALUE(ORG.LIBREOFFICE.REGEX(ORG.LIBREOFFICE.REGEX([.$E40];&quot;[\d+]*( green)&quot;);&quot;\d+&quot;));0)" office:value-type="float" office:value="8" calcext:value-type="float">
            <text:p>8</text:p>
          </table:table-cell>
          <table:table-cell table:formula="of:=IFERROR(VALUE(ORG.LIBREOFFICE.REGEX(ORG.LIBREOFFICE.REGEX([.$F40];&quot;[\d+]*( blue)&quot;);&quot;\d+&quot;));0)" office:value-type="float" office:value="15" calcext:value-type="float">
            <text:p>15</text:p>
          </table:table-cell>
          <table:table-cell table:formula="of:=IFERROR(VALUE(ORG.LIBREOFFICE.REGEX(ORG.LIBREOFFICE.REGEX([.$F40];&quot;[\d+]*( red)&quot;);&quot;\d+&quot;));0)" office:value-type="float" office:value="11" calcext:value-type="float">
            <text:p>11</text:p>
          </table:table-cell>
          <table:table-cell table:formula="of:=IFERROR(VALUE(ORG.LIBREOFFICE.REGEX(ORG.LIBREOFFICE.REGEX([.$F40];&quot;[\d+]*( green)&quot;);&quot;\d+&quot;));0)" office:value-type="float" office:value="6" calcext:value-type="float">
            <text:p>6</text:p>
          </table:table-cell>
          <table:table-cell table:formula="of:=IFERROR(VALUE(ORG.LIBREOFFICE.REGEX(ORG.LIBREOFFICE.REGEX([.$G40];&quot;[\d+]*( blue)&quot;);&quot;\d+&quot;));0)" office:value-type="float" office:value="19" calcext:value-type="float">
            <text:p>19</text:p>
          </table:table-cell>
          <table:table-cell table:formula="of:=IFERROR(VALUE(ORG.LIBREOFFICE.REGEX(ORG.LIBREOFFICE.REGEX([.$G40];&quot;[\d+]*( red)&quot;);&quot;\d+&quot;));0)" office:value-type="float" office:value="10" calcext:value-type="float">
            <text:p>10</text:p>
          </table:table-cell>
          <table:table-cell table:formula="of:=IFERROR(VALUE(ORG.LIBREOFFICE.REGEX(ORG.LIBREOFFICE.REGEX([.$G40];&quot;[\d+]*( green)&quot;);&quot;\d+&quot;));0)" office:value-type="float" office:value="5" calcext:value-type="float">
            <text:p>5</text:p>
          </table:table-cell>
          <table:table-cell table:formula="of:=IFERROR(VALUE(ORG.LIBREOFFICE.REGEX(ORG.LIBREOFFICE.REGEX([.$H40];&quot;[\d+]*( blue)&quot;);&quot;\d+&quot;));0)" office:value-type="float" office:value="8" calcext:value-type="float">
            <text:p>8</text:p>
          </table:table-cell>
          <table:table-cell table:formula="of:=IFERROR(VALUE(ORG.LIBREOFFICE.REGEX(ORG.LIBREOFFICE.REGEX([.$H40];&quot;[\d+]*( red)&quot;);&quot;\d+&quot;));0)" office:value-type="float" office:value="6" calcext:value-type="float">
            <text:p>6</text:p>
          </table:table-cell>
          <table:table-cell table:formula="of:=IFERROR(VALUE(ORG.LIBREOFFICE.REGEX(ORG.LIBREOFFICE.REGEX([.$H40];&quot;[\d+]*( green)&quot;);&quot;\d+&quot;));0)" office:value-type="float" office:value="7" calcext:value-type="float">
            <text:p>7</text:p>
          </table:table-cell>
          <table:table-cell table:formula="of:=IFERROR(VALUE(ORG.LIBREOFFICE.REGEX(ORG.LIBREOFFICE.REGEX([.$I40];&quot;[\d+]*( blue)&quot;);&quot;\d+&quot;));0)" office:value-type="float" office:value="10" calcext:value-type="float">
            <text:p>10</text:p>
          </table:table-cell>
          <table:table-cell table:formula="of:=IFERROR(VALUE(ORG.LIBREOFFICE.REGEX(ORG.LIBREOFFICE.REGEX([.$I40];&quot;[\d+]*( red)&quot;);&quot;\d+&quot;));0)" office:value-type="float" office:value="7" calcext:value-type="float">
            <text:p>7</text:p>
          </table:table-cell>
          <table:table-cell table:formula="of:=IFERROR(VALUE(ORG.LIBREOFFICE.REGEX(ORG.LIBREOFFICE.REGEX([.$I40];&quot;[\d+]*( green)&quot;);&quot;\d+&quot;));0)" office:value-type="float" office:value="6" calcext:value-type="float">
            <text:p>6</text:p>
          </table:table-cell>
          <table:table-cell/>
          <table:table-cell table:formula="of:=MAX([.K40];[.N40];[.Q40];[.T40];[.W40];[.Z40])" office:value-type="float" office:value="19" calcext:value-type="float">
            <text:p>19</text:p>
          </table:table-cell>
          <table:table-cell table:formula="of:=MAX([.L40];[.O40];[.R40];[.U40];[.X40];[.AA40])" office:value-type="float" office:value="11" calcext:value-type="float">
            <text:p>11</text:p>
          </table:table-cell>
          <table:table-cell table:formula="of:=MAX([.M40];[.P40];[.S40];[.V40];[.Y40];[.AB40])" office:value-type="float" office:value="8" calcext:value-type="float">
            <text:p>8</text:p>
          </table:table-cell>
          <table:table-cell/>
          <table:table-cell table:formula="of:=IF(AND([.AD40]&lt;=14;[.AE40]&lt;=12;[.AF40]&lt;=13);VALUE([.B40]);&quot;&quot;)">
            <text:p/>
          </table:table-cell>
          <table:table-cell table:number-columns-repeated="2"/>
        </table:table-row>
        <table:table-row table:style-name="ro15">
          <table:table-cell office:value-type="string" calcext:value-type="string">
            <text:p>Game 39: 8 blue, 13 green, 2 red; 16 blue, 9 green; 19 blue, 1 green; 1 red, 3 blue, 9 green; 1 green, 18 blue</text:p>
          </table:table-cell>
          <table:table-cell table:formula="of:=ORG.LIBREOFFICE.REGEX([.A41];&quot;\d+&quot;)" office:value-type="string" office:string-value="39" calcext:value-type="string">
            <text:p>39</text:p>
          </table:table-cell>
          <table:table-cell/>
          <table:table-cell office:value-type="string" calcext:value-type="string">
            <text:p><text:s/>8 blue, 13 green, 2 red</text:p>
          </table:table-cell>
          <table:table-cell office:value-type="string" calcext:value-type="string">
            <text:p><text:s/>16 blue, 9 green</text:p>
          </table:table-cell>
          <table:table-cell office:value-type="string" calcext:value-type="string">
            <text:p><text:s/>19 blue, 1 green</text:p>
          </table:table-cell>
          <table:table-cell office:value-type="string" calcext:value-type="string">
            <text:p><text:s/>1 red, 3 blue, 9 green</text:p>
          </table:table-cell>
          <table:table-cell office:value-type="string" calcext:value-type="string">
            <text:p><text:s/>1 green, 18 blue</text:p>
          </table:table-cell>
          <table:table-cell table:number-columns-repeated="2"/>
          <table:table-cell table:formula="of:=IFERROR(VALUE(ORG.LIBREOFFICE.REGEX(ORG.LIBREOFFICE.REGEX([.$D41];&quot;[\d+]*( blue)&quot;);&quot;\d+&quot;));0)" office:value-type="float" office:value="8" calcext:value-type="float">
            <text:p>8</text:p>
          </table:table-cell>
          <table:table-cell table:formula="of:=IFERROR(VALUE(ORG.LIBREOFFICE.REGEX(ORG.LIBREOFFICE.REGEX([.$D41];&quot;[\d+]*( red)&quot;);&quot;\d+&quot;));0)" office:value-type="float" office:value="2" calcext:value-type="float">
            <text:p>2</text:p>
          </table:table-cell>
          <table:table-cell table:formula="of:=IFERROR(VALUE(ORG.LIBREOFFICE.REGEX(ORG.LIBREOFFICE.REGEX([.$D41];&quot;[\d+]*( green)&quot;);&quot;\d+&quot;));0)" office:value-type="float" office:value="13" calcext:value-type="float">
            <text:p>13</text:p>
          </table:table-cell>
          <table:table-cell table:formula="of:=IFERROR(VALUE(ORG.LIBREOFFICE.REGEX(ORG.LIBREOFFICE.REGEX([.$E41];&quot;[\d+]*( blue)&quot;);&quot;\d+&quot;));0)" office:value-type="float" office:value="16" calcext:value-type="float">
            <text:p>16</text:p>
          </table:table-cell>
          <table:table-cell table:formula="of:=IFERROR(VALUE(ORG.LIBREOFFICE.REGEX(ORG.LIBREOFFICE.REGEX([.$E41];&quot;[\d+]*( red)&quot;);&quot;\d+&quot;));0)" office:value-type="float" office:value="0" calcext:value-type="float">
            <text:p>0</text:p>
          </table:table-cell>
          <table:table-cell table:formula="of:=IFERROR(VALUE(ORG.LIBREOFFICE.REGEX(ORG.LIBREOFFICE.REGEX([.$E41];&quot;[\d+]*( green)&quot;);&quot;\d+&quot;));0)" office:value-type="float" office:value="9" calcext:value-type="float">
            <text:p>9</text:p>
          </table:table-cell>
          <table:table-cell table:formula="of:=IFERROR(VALUE(ORG.LIBREOFFICE.REGEX(ORG.LIBREOFFICE.REGEX([.$F41];&quot;[\d+]*( blue)&quot;);&quot;\d+&quot;));0)" office:value-type="float" office:value="19" calcext:value-type="float">
            <text:p>19</text:p>
          </table:table-cell>
          <table:table-cell table:formula="of:=IFERROR(VALUE(ORG.LIBREOFFICE.REGEX(ORG.LIBREOFFICE.REGEX([.$F41];&quot;[\d+]*( red)&quot;);&quot;\d+&quot;));0)" office:value-type="float" office:value="0" calcext:value-type="float">
            <text:p>0</text:p>
          </table:table-cell>
          <table:table-cell table:formula="of:=IFERROR(VALUE(ORG.LIBREOFFICE.REGEX(ORG.LIBREOFFICE.REGEX([.$F41];&quot;[\d+]*( green)&quot;);&quot;\d+&quot;));0)" office:value-type="float" office:value="1" calcext:value-type="float">
            <text:p>1</text:p>
          </table:table-cell>
          <table:table-cell table:formula="of:=IFERROR(VALUE(ORG.LIBREOFFICE.REGEX(ORG.LIBREOFFICE.REGEX([.$G41];&quot;[\d+]*( blue)&quot;);&quot;\d+&quot;));0)" office:value-type="float" office:value="3" calcext:value-type="float">
            <text:p>3</text:p>
          </table:table-cell>
          <table:table-cell table:formula="of:=IFERROR(VALUE(ORG.LIBREOFFICE.REGEX(ORG.LIBREOFFICE.REGEX([.$G41];&quot;[\d+]*( red)&quot;);&quot;\d+&quot;));0)" office:value-type="float" office:value="1" calcext:value-type="float">
            <text:p>1</text:p>
          </table:table-cell>
          <table:table-cell table:formula="of:=IFERROR(VALUE(ORG.LIBREOFFICE.REGEX(ORG.LIBREOFFICE.REGEX([.$G41];&quot;[\d+]*( green)&quot;);&quot;\d+&quot;));0)" office:value-type="float" office:value="9" calcext:value-type="float">
            <text:p>9</text:p>
          </table:table-cell>
          <table:table-cell table:formula="of:=IFERROR(VALUE(ORG.LIBREOFFICE.REGEX(ORG.LIBREOFFICE.REGEX([.$H41];&quot;[\d+]*( blue)&quot;);&quot;\d+&quot;));0)" office:value-type="float" office:value="18" calcext:value-type="float">
            <text:p>18</text:p>
          </table:table-cell>
          <table:table-cell table:formula="of:=IFERROR(VALUE(ORG.LIBREOFFICE.REGEX(ORG.LIBREOFFICE.REGEX([.$H41];&quot;[\d+]*( red)&quot;);&quot;\d+&quot;));0)" office:value-type="float" office:value="0" calcext:value-type="float">
            <text:p>0</text:p>
          </table:table-cell>
          <table:table-cell table:formula="of:=IFERROR(VALUE(ORG.LIBREOFFICE.REGEX(ORG.LIBREOFFICE.REGEX([.$H41];&quot;[\d+]*( green)&quot;);&quot;\d+&quot;));0)" office:value-type="float" office:value="1" calcext:value-type="float">
            <text:p>1</text:p>
          </table:table-cell>
          <table:table-cell table:formula="of:=IFERROR(VALUE(ORG.LIBREOFFICE.REGEX(ORG.LIBREOFFICE.REGEX([.$I41];&quot;[\d+]*( blue)&quot;);&quot;\d+&quot;));0)" office:value-type="float" office:value="0" calcext:value-type="float">
            <text:p>0</text:p>
          </table:table-cell>
          <table:table-cell table:formula="of:=IFERROR(VALUE(ORG.LIBREOFFICE.REGEX(ORG.LIBREOFFICE.REGEX([.$I41];&quot;[\d+]*( red)&quot;);&quot;\d+&quot;));0)" office:value-type="float" office:value="0" calcext:value-type="float">
            <text:p>0</text:p>
          </table:table-cell>
          <table:table-cell table:formula="of:=IFERROR(VALUE(ORG.LIBREOFFICE.REGEX(ORG.LIBREOFFICE.REGEX([.$I41];&quot;[\d+]*( green)&quot;);&quot;\d+&quot;));0)" office:value-type="float" office:value="0" calcext:value-type="float">
            <text:p>0</text:p>
          </table:table-cell>
          <table:table-cell/>
          <table:table-cell table:formula="of:=MAX([.K41];[.N41];[.Q41];[.T41];[.W41];[.Z41])" office:value-type="float" office:value="19" calcext:value-type="float">
            <text:p>19</text:p>
          </table:table-cell>
          <table:table-cell table:formula="of:=MAX([.L41];[.O41];[.R41];[.U41];[.X41];[.AA41])" office:value-type="float" office:value="2" calcext:value-type="float">
            <text:p>2</text:p>
          </table:table-cell>
          <table:table-cell table:formula="of:=MAX([.M41];[.P41];[.S41];[.V41];[.Y41];[.AB41])" office:value-type="float" office:value="13" calcext:value-type="float">
            <text:p>13</text:p>
          </table:table-cell>
          <table:table-cell/>
          <table:table-cell table:formula="of:=IF(AND([.AD41]&lt;=14;[.AE41]&lt;=12;[.AF41]&lt;=13);VALUE([.B41]);&quot;&quot;)">
            <text:p/>
          </table:table-cell>
          <table:table-cell table:number-columns-repeated="2"/>
        </table:table-row>
        <table:table-row table:style-name="ro15">
          <table:table-cell office:value-type="string" calcext:value-type="string">
            <text:p>Game 40: 6 red, 5 blue; 11 green, 15 blue, 7 red; 10 blue, 5 green, 10 red; 13 blue, 9 red, 11 green; 2 green, 14 blue, 12 red; 6 red, 6 green</text:p>
          </table:table-cell>
          <table:table-cell table:formula="of:=ORG.LIBREOFFICE.REGEX([.A42];&quot;\d+&quot;)" office:value-type="string" office:string-value="40" calcext:value-type="string">
            <text:p>40</text:p>
          </table:table-cell>
          <table:table-cell/>
          <table:table-cell office:value-type="string" calcext:value-type="string">
            <text:p><text:s/>6 red, 5 blue</text:p>
          </table:table-cell>
          <table:table-cell office:value-type="string" calcext:value-type="string">
            <text:p><text:s/>11 green, 15 blue, 7 red</text:p>
          </table:table-cell>
          <table:table-cell office:value-type="string" calcext:value-type="string">
            <text:p><text:s/>10 blue, 5 green, 10 red</text:p>
          </table:table-cell>
          <table:table-cell office:value-type="string" calcext:value-type="string">
            <text:p><text:s/>13 blue, 9 red, 11 green</text:p>
          </table:table-cell>
          <table:table-cell office:value-type="string" calcext:value-type="string">
            <text:p><text:s/>2 green, 14 blue, 12 red</text:p>
          </table:table-cell>
          <table:table-cell office:value-type="string" calcext:value-type="string">
            <text:p><text:s/>6 red, 6 green</text:p>
          </table:table-cell>
          <table:table-cell/>
          <table:table-cell table:formula="of:=IFERROR(VALUE(ORG.LIBREOFFICE.REGEX(ORG.LIBREOFFICE.REGEX([.$D42];&quot;[\d+]*( blue)&quot;);&quot;\d+&quot;));0)" office:value-type="float" office:value="5" calcext:value-type="float">
            <text:p>5</text:p>
          </table:table-cell>
          <table:table-cell table:formula="of:=IFERROR(VALUE(ORG.LIBREOFFICE.REGEX(ORG.LIBREOFFICE.REGEX([.$D42];&quot;[\d+]*( red)&quot;);&quot;\d+&quot;));0)" office:value-type="float" office:value="6" calcext:value-type="float">
            <text:p>6</text:p>
          </table:table-cell>
          <table:table-cell table:formula="of:=IFERROR(VALUE(ORG.LIBREOFFICE.REGEX(ORG.LIBREOFFICE.REGEX([.$D42];&quot;[\d+]*( green)&quot;);&quot;\d+&quot;));0)" office:value-type="float" office:value="0" calcext:value-type="float">
            <text:p>0</text:p>
          </table:table-cell>
          <table:table-cell table:formula="of:=IFERROR(VALUE(ORG.LIBREOFFICE.REGEX(ORG.LIBREOFFICE.REGEX([.$E42];&quot;[\d+]*( blue)&quot;);&quot;\d+&quot;));0)" office:value-type="float" office:value="15" calcext:value-type="float">
            <text:p>15</text:p>
          </table:table-cell>
          <table:table-cell table:formula="of:=IFERROR(VALUE(ORG.LIBREOFFICE.REGEX(ORG.LIBREOFFICE.REGEX([.$E42];&quot;[\d+]*( red)&quot;);&quot;\d+&quot;));0)" office:value-type="float" office:value="7" calcext:value-type="float">
            <text:p>7</text:p>
          </table:table-cell>
          <table:table-cell table:formula="of:=IFERROR(VALUE(ORG.LIBREOFFICE.REGEX(ORG.LIBREOFFICE.REGEX([.$E42];&quot;[\d+]*( green)&quot;);&quot;\d+&quot;));0)" office:value-type="float" office:value="11" calcext:value-type="float">
            <text:p>11</text:p>
          </table:table-cell>
          <table:table-cell table:formula="of:=IFERROR(VALUE(ORG.LIBREOFFICE.REGEX(ORG.LIBREOFFICE.REGEX([.$F42];&quot;[\d+]*( blue)&quot;);&quot;\d+&quot;));0)" office:value-type="float" office:value="10" calcext:value-type="float">
            <text:p>10</text:p>
          </table:table-cell>
          <table:table-cell table:formula="of:=IFERROR(VALUE(ORG.LIBREOFFICE.REGEX(ORG.LIBREOFFICE.REGEX([.$F42];&quot;[\d+]*( red)&quot;);&quot;\d+&quot;));0)" office:value-type="float" office:value="10" calcext:value-type="float">
            <text:p>10</text:p>
          </table:table-cell>
          <table:table-cell table:formula="of:=IFERROR(VALUE(ORG.LIBREOFFICE.REGEX(ORG.LIBREOFFICE.REGEX([.$F42];&quot;[\d+]*( green)&quot;);&quot;\d+&quot;));0)" office:value-type="float" office:value="5" calcext:value-type="float">
            <text:p>5</text:p>
          </table:table-cell>
          <table:table-cell table:formula="of:=IFERROR(VALUE(ORG.LIBREOFFICE.REGEX(ORG.LIBREOFFICE.REGEX([.$G42];&quot;[\d+]*( blue)&quot;);&quot;\d+&quot;));0)" office:value-type="float" office:value="13" calcext:value-type="float">
            <text:p>13</text:p>
          </table:table-cell>
          <table:table-cell table:formula="of:=IFERROR(VALUE(ORG.LIBREOFFICE.REGEX(ORG.LIBREOFFICE.REGEX([.$G42];&quot;[\d+]*( red)&quot;);&quot;\d+&quot;));0)" office:value-type="float" office:value="9" calcext:value-type="float">
            <text:p>9</text:p>
          </table:table-cell>
          <table:table-cell table:formula="of:=IFERROR(VALUE(ORG.LIBREOFFICE.REGEX(ORG.LIBREOFFICE.REGEX([.$G42];&quot;[\d+]*( green)&quot;);&quot;\d+&quot;));0)" office:value-type="float" office:value="11" calcext:value-type="float">
            <text:p>11</text:p>
          </table:table-cell>
          <table:table-cell table:formula="of:=IFERROR(VALUE(ORG.LIBREOFFICE.REGEX(ORG.LIBREOFFICE.REGEX([.$H42];&quot;[\d+]*( blue)&quot;);&quot;\d+&quot;));0)" office:value-type="float" office:value="14" calcext:value-type="float">
            <text:p>14</text:p>
          </table:table-cell>
          <table:table-cell table:formula="of:=IFERROR(VALUE(ORG.LIBREOFFICE.REGEX(ORG.LIBREOFFICE.REGEX([.$H42];&quot;[\d+]*( red)&quot;);&quot;\d+&quot;));0)" office:value-type="float" office:value="12" calcext:value-type="float">
            <text:p>12</text:p>
          </table:table-cell>
          <table:table-cell table:formula="of:=IFERROR(VALUE(ORG.LIBREOFFICE.REGEX(ORG.LIBREOFFICE.REGEX([.$H42];&quot;[\d+]*( green)&quot;);&quot;\d+&quot;));0)" office:value-type="float" office:value="2" calcext:value-type="float">
            <text:p>2</text:p>
          </table:table-cell>
          <table:table-cell table:formula="of:=IFERROR(VALUE(ORG.LIBREOFFICE.REGEX(ORG.LIBREOFFICE.REGEX([.$I42];&quot;[\d+]*( blue)&quot;);&quot;\d+&quot;));0)" office:value-type="float" office:value="0" calcext:value-type="float">
            <text:p>0</text:p>
          </table:table-cell>
          <table:table-cell table:formula="of:=IFERROR(VALUE(ORG.LIBREOFFICE.REGEX(ORG.LIBREOFFICE.REGEX([.$I42];&quot;[\d+]*( red)&quot;);&quot;\d+&quot;));0)" office:value-type="float" office:value="6" calcext:value-type="float">
            <text:p>6</text:p>
          </table:table-cell>
          <table:table-cell table:formula="of:=IFERROR(VALUE(ORG.LIBREOFFICE.REGEX(ORG.LIBREOFFICE.REGEX([.$I42];&quot;[\d+]*( green)&quot;);&quot;\d+&quot;));0)" office:value-type="float" office:value="6" calcext:value-type="float">
            <text:p>6</text:p>
          </table:table-cell>
          <table:table-cell/>
          <table:table-cell table:formula="of:=MAX([.K42];[.N42];[.Q42];[.T42];[.W42];[.Z42])" office:value-type="float" office:value="15" calcext:value-type="float">
            <text:p>15</text:p>
          </table:table-cell>
          <table:table-cell table:formula="of:=MAX([.L42];[.O42];[.R42];[.U42];[.X42];[.AA42])" office:value-type="float" office:value="12" calcext:value-type="float">
            <text:p>12</text:p>
          </table:table-cell>
          <table:table-cell table:formula="of:=MAX([.M42];[.P42];[.S42];[.V42];[.Y42];[.AB42])" office:value-type="float" office:value="11" calcext:value-type="float">
            <text:p>11</text:p>
          </table:table-cell>
          <table:table-cell/>
          <table:table-cell table:formula="of:=IF(AND([.AD42]&lt;=14;[.AE42]&lt;=12;[.AF42]&lt;=13);VALUE([.B42]);&quot;&quot;)">
            <text:p/>
          </table:table-cell>
          <table:table-cell table:number-columns-repeated="2"/>
        </table:table-row>
        <table:table-row table:style-name="ro15">
          <table:table-cell office:value-type="string" calcext:value-type="string">
            <text:p>Game 41: 10 green, 1 red, 1 blue; 1 red, 9 green; 1 green; 6 green, 1 blue, 2 red; 1 blue, 8 green, 1 red; 9 green</text:p>
          </table:table-cell>
          <table:table-cell table:formula="of:=ORG.LIBREOFFICE.REGEX([.A43];&quot;\d+&quot;)" office:value-type="string" office:string-value="41" calcext:value-type="string">
            <text:p>41</text:p>
          </table:table-cell>
          <table:table-cell/>
          <table:table-cell office:value-type="string" calcext:value-type="string">
            <text:p><text:s/>10 green, 1 red, 1 blue</text:p>
          </table:table-cell>
          <table:table-cell office:value-type="string" calcext:value-type="string">
            <text:p><text:s/>1 red, 9 green</text:p>
          </table:table-cell>
          <table:table-cell office:value-type="string" calcext:value-type="string">
            <text:p><text:s/>1 green</text:p>
          </table:table-cell>
          <table:table-cell office:value-type="string" calcext:value-type="string">
            <text:p><text:s/>6 green, 1 blue, 2 red</text:p>
          </table:table-cell>
          <table:table-cell office:value-type="string" calcext:value-type="string">
            <text:p><text:s/>1 blue, 8 green, 1 red</text:p>
          </table:table-cell>
          <table:table-cell office:value-type="string" calcext:value-type="string">
            <text:p><text:s/>9 green</text:p>
          </table:table-cell>
          <table:table-cell/>
          <table:table-cell table:formula="of:=IFERROR(VALUE(ORG.LIBREOFFICE.REGEX(ORG.LIBREOFFICE.REGEX([.$D43];&quot;[\d+]*( blue)&quot;);&quot;\d+&quot;));0)" office:value-type="float" office:value="1" calcext:value-type="float">
            <text:p>1</text:p>
          </table:table-cell>
          <table:table-cell table:formula="of:=IFERROR(VALUE(ORG.LIBREOFFICE.REGEX(ORG.LIBREOFFICE.REGEX([.$D43];&quot;[\d+]*( red)&quot;);&quot;\d+&quot;));0)" office:value-type="float" office:value="1" calcext:value-type="float">
            <text:p>1</text:p>
          </table:table-cell>
          <table:table-cell table:formula="of:=IFERROR(VALUE(ORG.LIBREOFFICE.REGEX(ORG.LIBREOFFICE.REGEX([.$D43];&quot;[\d+]*( green)&quot;);&quot;\d+&quot;));0)" office:value-type="float" office:value="10" calcext:value-type="float">
            <text:p>10</text:p>
          </table:table-cell>
          <table:table-cell table:formula="of:=IFERROR(VALUE(ORG.LIBREOFFICE.REGEX(ORG.LIBREOFFICE.REGEX([.$E43];&quot;[\d+]*( blue)&quot;);&quot;\d+&quot;));0)" office:value-type="float" office:value="0" calcext:value-type="float">
            <text:p>0</text:p>
          </table:table-cell>
          <table:table-cell table:formula="of:=IFERROR(VALUE(ORG.LIBREOFFICE.REGEX(ORG.LIBREOFFICE.REGEX([.$E43];&quot;[\d+]*( red)&quot;);&quot;\d+&quot;));0)" office:value-type="float" office:value="1" calcext:value-type="float">
            <text:p>1</text:p>
          </table:table-cell>
          <table:table-cell table:formula="of:=IFERROR(VALUE(ORG.LIBREOFFICE.REGEX(ORG.LIBREOFFICE.REGEX([.$E43];&quot;[\d+]*( green)&quot;);&quot;\d+&quot;));0)" office:value-type="float" office:value="9" calcext:value-type="float">
            <text:p>9</text:p>
          </table:table-cell>
          <table:table-cell table:formula="of:=IFERROR(VALUE(ORG.LIBREOFFICE.REGEX(ORG.LIBREOFFICE.REGEX([.$F43];&quot;[\d+]*( blue)&quot;);&quot;\d+&quot;));0)" office:value-type="float" office:value="0" calcext:value-type="float">
            <text:p>0</text:p>
          </table:table-cell>
          <table:table-cell table:formula="of:=IFERROR(VALUE(ORG.LIBREOFFICE.REGEX(ORG.LIBREOFFICE.REGEX([.$F43];&quot;[\d+]*( red)&quot;);&quot;\d+&quot;));0)" office:value-type="float" office:value="0" calcext:value-type="float">
            <text:p>0</text:p>
          </table:table-cell>
          <table:table-cell table:formula="of:=IFERROR(VALUE(ORG.LIBREOFFICE.REGEX(ORG.LIBREOFFICE.REGEX([.$F43];&quot;[\d+]*( green)&quot;);&quot;\d+&quot;));0)" office:value-type="float" office:value="1" calcext:value-type="float">
            <text:p>1</text:p>
          </table:table-cell>
          <table:table-cell table:formula="of:=IFERROR(VALUE(ORG.LIBREOFFICE.REGEX(ORG.LIBREOFFICE.REGEX([.$G43];&quot;[\d+]*( blue)&quot;);&quot;\d+&quot;));0)" office:value-type="float" office:value="1" calcext:value-type="float">
            <text:p>1</text:p>
          </table:table-cell>
          <table:table-cell table:formula="of:=IFERROR(VALUE(ORG.LIBREOFFICE.REGEX(ORG.LIBREOFFICE.REGEX([.$G43];&quot;[\d+]*( red)&quot;);&quot;\d+&quot;));0)" office:value-type="float" office:value="2" calcext:value-type="float">
            <text:p>2</text:p>
          </table:table-cell>
          <table:table-cell table:formula="of:=IFERROR(VALUE(ORG.LIBREOFFICE.REGEX(ORG.LIBREOFFICE.REGEX([.$G43];&quot;[\d+]*( green)&quot;);&quot;\d+&quot;));0)" office:value-type="float" office:value="6" calcext:value-type="float">
            <text:p>6</text:p>
          </table:table-cell>
          <table:table-cell table:formula="of:=IFERROR(VALUE(ORG.LIBREOFFICE.REGEX(ORG.LIBREOFFICE.REGEX([.$H43];&quot;[\d+]*( blue)&quot;);&quot;\d+&quot;));0)" office:value-type="float" office:value="1" calcext:value-type="float">
            <text:p>1</text:p>
          </table:table-cell>
          <table:table-cell table:formula="of:=IFERROR(VALUE(ORG.LIBREOFFICE.REGEX(ORG.LIBREOFFICE.REGEX([.$H43];&quot;[\d+]*( red)&quot;);&quot;\d+&quot;));0)" office:value-type="float" office:value="1" calcext:value-type="float">
            <text:p>1</text:p>
          </table:table-cell>
          <table:table-cell table:formula="of:=IFERROR(VALUE(ORG.LIBREOFFICE.REGEX(ORG.LIBREOFFICE.REGEX([.$H43];&quot;[\d+]*( green)&quot;);&quot;\d+&quot;));0)" office:value-type="float" office:value="8" calcext:value-type="float">
            <text:p>8</text:p>
          </table:table-cell>
          <table:table-cell table:formula="of:=IFERROR(VALUE(ORG.LIBREOFFICE.REGEX(ORG.LIBREOFFICE.REGEX([.$I43];&quot;[\d+]*( blue)&quot;);&quot;\d+&quot;));0)" office:value-type="float" office:value="0" calcext:value-type="float">
            <text:p>0</text:p>
          </table:table-cell>
          <table:table-cell table:formula="of:=IFERROR(VALUE(ORG.LIBREOFFICE.REGEX(ORG.LIBREOFFICE.REGEX([.$I43];&quot;[\d+]*( red)&quot;);&quot;\d+&quot;));0)" office:value-type="float" office:value="0" calcext:value-type="float">
            <text:p>0</text:p>
          </table:table-cell>
          <table:table-cell table:formula="of:=IFERROR(VALUE(ORG.LIBREOFFICE.REGEX(ORG.LIBREOFFICE.REGEX([.$I43];&quot;[\d+]*( green)&quot;);&quot;\d+&quot;));0)" office:value-type="float" office:value="9" calcext:value-type="float">
            <text:p>9</text:p>
          </table:table-cell>
          <table:table-cell/>
          <table:table-cell table:formula="of:=MAX([.K43];[.N43];[.Q43];[.T43];[.W43];[.Z43])" office:value-type="float" office:value="1" calcext:value-type="float">
            <text:p>1</text:p>
          </table:table-cell>
          <table:table-cell table:formula="of:=MAX([.L43];[.O43];[.R43];[.U43];[.X43];[.AA43])" office:value-type="float" office:value="2" calcext:value-type="float">
            <text:p>2</text:p>
          </table:table-cell>
          <table:table-cell table:formula="of:=MAX([.M43];[.P43];[.S43];[.V43];[.Y43];[.AB43])" office:value-type="float" office:value="10" calcext:value-type="float">
            <text:p>10</text:p>
          </table:table-cell>
          <table:table-cell/>
          <table:table-cell table:formula="of:=IF(AND([.AD43]&lt;=14;[.AE43]&lt;=12;[.AF43]&lt;=13);VALUE([.B43]);&quot;&quot;)" office:value-type="float" office:value="41" calcext:value-type="float">
            <text:p>41</text:p>
          </table:table-cell>
          <table:table-cell table:number-columns-repeated="2"/>
        </table:table-row>
        <table:table-row table:style-name="ro15">
          <table:table-cell office:value-type="string" calcext:value-type="string">
            <text:p>Game 42: 13 green, 2 blue; 10 blue, 1 red; 10 red, 10 green, 8 blue; 16 green, 8 blue, 6 red; 9 red, 18 green; 10 red, 15 blue, 1 green</text:p>
          </table:table-cell>
          <table:table-cell table:formula="of:=ORG.LIBREOFFICE.REGEX([.A44];&quot;\d+&quot;)" office:value-type="string" office:string-value="42" calcext:value-type="string">
            <text:p>42</text:p>
          </table:table-cell>
          <table:table-cell/>
          <table:table-cell office:value-type="string" calcext:value-type="string">
            <text:p><text:s/>13 green, 2 blue</text:p>
          </table:table-cell>
          <table:table-cell office:value-type="string" calcext:value-type="string">
            <text:p><text:s/>10 blue, 1 red</text:p>
          </table:table-cell>
          <table:table-cell office:value-type="string" calcext:value-type="string">
            <text:p><text:s/>10 red, 10 green, 8 blue</text:p>
          </table:table-cell>
          <table:table-cell office:value-type="string" calcext:value-type="string">
            <text:p><text:s/>16 green, 8 blue, 6 red</text:p>
          </table:table-cell>
          <table:table-cell office:value-type="string" calcext:value-type="string">
            <text:p><text:s/>9 red, 18 green</text:p>
          </table:table-cell>
          <table:table-cell office:value-type="string" calcext:value-type="string">
            <text:p><text:s/>10 red, 15 blue, 1 green</text:p>
          </table:table-cell>
          <table:table-cell/>
          <table:table-cell table:formula="of:=IFERROR(VALUE(ORG.LIBREOFFICE.REGEX(ORG.LIBREOFFICE.REGEX([.$D44];&quot;[\d+]*( blue)&quot;);&quot;\d+&quot;));0)" office:value-type="float" office:value="2" calcext:value-type="float">
            <text:p>2</text:p>
          </table:table-cell>
          <table:table-cell table:formula="of:=IFERROR(VALUE(ORG.LIBREOFFICE.REGEX(ORG.LIBREOFFICE.REGEX([.$D44];&quot;[\d+]*( red)&quot;);&quot;\d+&quot;));0)" office:value-type="float" office:value="0" calcext:value-type="float">
            <text:p>0</text:p>
          </table:table-cell>
          <table:table-cell table:formula="of:=IFERROR(VALUE(ORG.LIBREOFFICE.REGEX(ORG.LIBREOFFICE.REGEX([.$D44];&quot;[\d+]*( green)&quot;);&quot;\d+&quot;));0)" office:value-type="float" office:value="13" calcext:value-type="float">
            <text:p>13</text:p>
          </table:table-cell>
          <table:table-cell table:formula="of:=IFERROR(VALUE(ORG.LIBREOFFICE.REGEX(ORG.LIBREOFFICE.REGEX([.$E44];&quot;[\d+]*( blue)&quot;);&quot;\d+&quot;));0)" office:value-type="float" office:value="10" calcext:value-type="float">
            <text:p>10</text:p>
          </table:table-cell>
          <table:table-cell table:formula="of:=IFERROR(VALUE(ORG.LIBREOFFICE.REGEX(ORG.LIBREOFFICE.REGEX([.$E44];&quot;[\d+]*( red)&quot;);&quot;\d+&quot;));0)" office:value-type="float" office:value="1" calcext:value-type="float">
            <text:p>1</text:p>
          </table:table-cell>
          <table:table-cell table:formula="of:=IFERROR(VALUE(ORG.LIBREOFFICE.REGEX(ORG.LIBREOFFICE.REGEX([.$E44];&quot;[\d+]*( green)&quot;);&quot;\d+&quot;));0)" office:value-type="float" office:value="0" calcext:value-type="float">
            <text:p>0</text:p>
          </table:table-cell>
          <table:table-cell table:formula="of:=IFERROR(VALUE(ORG.LIBREOFFICE.REGEX(ORG.LIBREOFFICE.REGEX([.$F44];&quot;[\d+]*( blue)&quot;);&quot;\d+&quot;));0)" office:value-type="float" office:value="8" calcext:value-type="float">
            <text:p>8</text:p>
          </table:table-cell>
          <table:table-cell table:formula="of:=IFERROR(VALUE(ORG.LIBREOFFICE.REGEX(ORG.LIBREOFFICE.REGEX([.$F44];&quot;[\d+]*( red)&quot;);&quot;\d+&quot;));0)" office:value-type="float" office:value="10" calcext:value-type="float">
            <text:p>10</text:p>
          </table:table-cell>
          <table:table-cell table:formula="of:=IFERROR(VALUE(ORG.LIBREOFFICE.REGEX(ORG.LIBREOFFICE.REGEX([.$F44];&quot;[\d+]*( green)&quot;);&quot;\d+&quot;));0)" office:value-type="float" office:value="10" calcext:value-type="float">
            <text:p>10</text:p>
          </table:table-cell>
          <table:table-cell table:formula="of:=IFERROR(VALUE(ORG.LIBREOFFICE.REGEX(ORG.LIBREOFFICE.REGEX([.$G44];&quot;[\d+]*( blue)&quot;);&quot;\d+&quot;));0)" office:value-type="float" office:value="8" calcext:value-type="float">
            <text:p>8</text:p>
          </table:table-cell>
          <table:table-cell table:formula="of:=IFERROR(VALUE(ORG.LIBREOFFICE.REGEX(ORG.LIBREOFFICE.REGEX([.$G44];&quot;[\d+]*( red)&quot;);&quot;\d+&quot;));0)" office:value-type="float" office:value="6" calcext:value-type="float">
            <text:p>6</text:p>
          </table:table-cell>
          <table:table-cell table:formula="of:=IFERROR(VALUE(ORG.LIBREOFFICE.REGEX(ORG.LIBREOFFICE.REGEX([.$G44];&quot;[\d+]*( green)&quot;);&quot;\d+&quot;));0)" office:value-type="float" office:value="16" calcext:value-type="float">
            <text:p>16</text:p>
          </table:table-cell>
          <table:table-cell table:formula="of:=IFERROR(VALUE(ORG.LIBREOFFICE.REGEX(ORG.LIBREOFFICE.REGEX([.$H44];&quot;[\d+]*( blue)&quot;);&quot;\d+&quot;));0)" office:value-type="float" office:value="0" calcext:value-type="float">
            <text:p>0</text:p>
          </table:table-cell>
          <table:table-cell table:formula="of:=IFERROR(VALUE(ORG.LIBREOFFICE.REGEX(ORG.LIBREOFFICE.REGEX([.$H44];&quot;[\d+]*( red)&quot;);&quot;\d+&quot;));0)" office:value-type="float" office:value="9" calcext:value-type="float">
            <text:p>9</text:p>
          </table:table-cell>
          <table:table-cell table:formula="of:=IFERROR(VALUE(ORG.LIBREOFFICE.REGEX(ORG.LIBREOFFICE.REGEX([.$H44];&quot;[\d+]*( green)&quot;);&quot;\d+&quot;));0)" office:value-type="float" office:value="18" calcext:value-type="float">
            <text:p>18</text:p>
          </table:table-cell>
          <table:table-cell table:formula="of:=IFERROR(VALUE(ORG.LIBREOFFICE.REGEX(ORG.LIBREOFFICE.REGEX([.$I44];&quot;[\d+]*( blue)&quot;);&quot;\d+&quot;));0)" office:value-type="float" office:value="15" calcext:value-type="float">
            <text:p>15</text:p>
          </table:table-cell>
          <table:table-cell table:formula="of:=IFERROR(VALUE(ORG.LIBREOFFICE.REGEX(ORG.LIBREOFFICE.REGEX([.$I44];&quot;[\d+]*( red)&quot;);&quot;\d+&quot;));0)" office:value-type="float" office:value="10" calcext:value-type="float">
            <text:p>10</text:p>
          </table:table-cell>
          <table:table-cell table:formula="of:=IFERROR(VALUE(ORG.LIBREOFFICE.REGEX(ORG.LIBREOFFICE.REGEX([.$I44];&quot;[\d+]*( green)&quot;);&quot;\d+&quot;));0)" office:value-type="float" office:value="1" calcext:value-type="float">
            <text:p>1</text:p>
          </table:table-cell>
          <table:table-cell/>
          <table:table-cell table:formula="of:=MAX([.K44];[.N44];[.Q44];[.T44];[.W44];[.Z44])" office:value-type="float" office:value="15" calcext:value-type="float">
            <text:p>15</text:p>
          </table:table-cell>
          <table:table-cell table:formula="of:=MAX([.L44];[.O44];[.R44];[.U44];[.X44];[.AA44])" office:value-type="float" office:value="10" calcext:value-type="float">
            <text:p>10</text:p>
          </table:table-cell>
          <table:table-cell table:formula="of:=MAX([.M44];[.P44];[.S44];[.V44];[.Y44];[.AB44])" office:value-type="float" office:value="18" calcext:value-type="float">
            <text:p>18</text:p>
          </table:table-cell>
          <table:table-cell/>
          <table:table-cell table:formula="of:=IF(AND([.AD44]&lt;=14;[.AE44]&lt;=12;[.AF44]&lt;=13);VALUE([.B44]);&quot;&quot;)">
            <text:p/>
          </table:table-cell>
          <table:table-cell table:number-columns-repeated="2"/>
        </table:table-row>
        <table:table-row table:style-name="ro15">
          <table:table-cell office:value-type="string" calcext:value-type="string">
            <text:p>Game 43: 3 red, 16 blue, 6 green; 1 red, 17 blue, 12 green; 19 blue, 2 red, 16 green; 12 green, 7 blue, 1 red; 8 green, 7 blue, 2 red; 12 green, 9 blue</text:p>
          </table:table-cell>
          <table:table-cell table:formula="of:=ORG.LIBREOFFICE.REGEX([.A45];&quot;\d+&quot;)" office:value-type="string" office:string-value="43" calcext:value-type="string">
            <text:p>43</text:p>
          </table:table-cell>
          <table:table-cell/>
          <table:table-cell office:value-type="string" calcext:value-type="string">
            <text:p><text:s/>3 red, 16 blue, 6 green</text:p>
          </table:table-cell>
          <table:table-cell office:value-type="string" calcext:value-type="string">
            <text:p><text:s/>1 red, 17 blue, 12 green</text:p>
          </table:table-cell>
          <table:table-cell office:value-type="string" calcext:value-type="string">
            <text:p><text:s/>19 blue, 2 red, 16 green</text:p>
          </table:table-cell>
          <table:table-cell office:value-type="string" calcext:value-type="string">
            <text:p><text:s/>12 green, 7 blue, 1 red</text:p>
          </table:table-cell>
          <table:table-cell office:value-type="string" calcext:value-type="string">
            <text:p><text:s/>8 green, 7 blue, 2 red</text:p>
          </table:table-cell>
          <table:table-cell office:value-type="string" calcext:value-type="string">
            <text:p><text:s/>12 green, 9 blue</text:p>
          </table:table-cell>
          <table:table-cell/>
          <table:table-cell table:formula="of:=IFERROR(VALUE(ORG.LIBREOFFICE.REGEX(ORG.LIBREOFFICE.REGEX([.$D45];&quot;[\d+]*( blue)&quot;);&quot;\d+&quot;));0)" office:value-type="float" office:value="16" calcext:value-type="float">
            <text:p>16</text:p>
          </table:table-cell>
          <table:table-cell table:formula="of:=IFERROR(VALUE(ORG.LIBREOFFICE.REGEX(ORG.LIBREOFFICE.REGEX([.$D45];&quot;[\d+]*( red)&quot;);&quot;\d+&quot;));0)" office:value-type="float" office:value="3" calcext:value-type="float">
            <text:p>3</text:p>
          </table:table-cell>
          <table:table-cell table:formula="of:=IFERROR(VALUE(ORG.LIBREOFFICE.REGEX(ORG.LIBREOFFICE.REGEX([.$D45];&quot;[\d+]*( green)&quot;);&quot;\d+&quot;));0)" office:value-type="float" office:value="6" calcext:value-type="float">
            <text:p>6</text:p>
          </table:table-cell>
          <table:table-cell table:formula="of:=IFERROR(VALUE(ORG.LIBREOFFICE.REGEX(ORG.LIBREOFFICE.REGEX([.$E45];&quot;[\d+]*( blue)&quot;);&quot;\d+&quot;));0)" office:value-type="float" office:value="17" calcext:value-type="float">
            <text:p>17</text:p>
          </table:table-cell>
          <table:table-cell table:formula="of:=IFERROR(VALUE(ORG.LIBREOFFICE.REGEX(ORG.LIBREOFFICE.REGEX([.$E45];&quot;[\d+]*( red)&quot;);&quot;\d+&quot;));0)" office:value-type="float" office:value="1" calcext:value-type="float">
            <text:p>1</text:p>
          </table:table-cell>
          <table:table-cell table:formula="of:=IFERROR(VALUE(ORG.LIBREOFFICE.REGEX(ORG.LIBREOFFICE.REGEX([.$E45];&quot;[\d+]*( green)&quot;);&quot;\d+&quot;));0)" office:value-type="float" office:value="12" calcext:value-type="float">
            <text:p>12</text:p>
          </table:table-cell>
          <table:table-cell table:formula="of:=IFERROR(VALUE(ORG.LIBREOFFICE.REGEX(ORG.LIBREOFFICE.REGEX([.$F45];&quot;[\d+]*( blue)&quot;);&quot;\d+&quot;));0)" office:value-type="float" office:value="19" calcext:value-type="float">
            <text:p>19</text:p>
          </table:table-cell>
          <table:table-cell table:formula="of:=IFERROR(VALUE(ORG.LIBREOFFICE.REGEX(ORG.LIBREOFFICE.REGEX([.$F45];&quot;[\d+]*( red)&quot;);&quot;\d+&quot;));0)" office:value-type="float" office:value="2" calcext:value-type="float">
            <text:p>2</text:p>
          </table:table-cell>
          <table:table-cell table:formula="of:=IFERROR(VALUE(ORG.LIBREOFFICE.REGEX(ORG.LIBREOFFICE.REGEX([.$F45];&quot;[\d+]*( green)&quot;);&quot;\d+&quot;));0)" office:value-type="float" office:value="16" calcext:value-type="float">
            <text:p>16</text:p>
          </table:table-cell>
          <table:table-cell table:formula="of:=IFERROR(VALUE(ORG.LIBREOFFICE.REGEX(ORG.LIBREOFFICE.REGEX([.$G45];&quot;[\d+]*( blue)&quot;);&quot;\d+&quot;));0)" office:value-type="float" office:value="7" calcext:value-type="float">
            <text:p>7</text:p>
          </table:table-cell>
          <table:table-cell table:formula="of:=IFERROR(VALUE(ORG.LIBREOFFICE.REGEX(ORG.LIBREOFFICE.REGEX([.$G45];&quot;[\d+]*( red)&quot;);&quot;\d+&quot;));0)" office:value-type="float" office:value="1" calcext:value-type="float">
            <text:p>1</text:p>
          </table:table-cell>
          <table:table-cell table:formula="of:=IFERROR(VALUE(ORG.LIBREOFFICE.REGEX(ORG.LIBREOFFICE.REGEX([.$G45];&quot;[\d+]*( green)&quot;);&quot;\d+&quot;));0)" office:value-type="float" office:value="12" calcext:value-type="float">
            <text:p>12</text:p>
          </table:table-cell>
          <table:table-cell table:formula="of:=IFERROR(VALUE(ORG.LIBREOFFICE.REGEX(ORG.LIBREOFFICE.REGEX([.$H45];&quot;[\d+]*( blue)&quot;);&quot;\d+&quot;));0)" office:value-type="float" office:value="7" calcext:value-type="float">
            <text:p>7</text:p>
          </table:table-cell>
          <table:table-cell table:formula="of:=IFERROR(VALUE(ORG.LIBREOFFICE.REGEX(ORG.LIBREOFFICE.REGEX([.$H45];&quot;[\d+]*( red)&quot;);&quot;\d+&quot;));0)" office:value-type="float" office:value="2" calcext:value-type="float">
            <text:p>2</text:p>
          </table:table-cell>
          <table:table-cell table:formula="of:=IFERROR(VALUE(ORG.LIBREOFFICE.REGEX(ORG.LIBREOFFICE.REGEX([.$H45];&quot;[\d+]*( green)&quot;);&quot;\d+&quot;));0)" office:value-type="float" office:value="8" calcext:value-type="float">
            <text:p>8</text:p>
          </table:table-cell>
          <table:table-cell table:formula="of:=IFERROR(VALUE(ORG.LIBREOFFICE.REGEX(ORG.LIBREOFFICE.REGEX([.$I45];&quot;[\d+]*( blue)&quot;);&quot;\d+&quot;));0)" office:value-type="float" office:value="9" calcext:value-type="float">
            <text:p>9</text:p>
          </table:table-cell>
          <table:table-cell table:formula="of:=IFERROR(VALUE(ORG.LIBREOFFICE.REGEX(ORG.LIBREOFFICE.REGEX([.$I45];&quot;[\d+]*( red)&quot;);&quot;\d+&quot;));0)" office:value-type="float" office:value="0" calcext:value-type="float">
            <text:p>0</text:p>
          </table:table-cell>
          <table:table-cell table:formula="of:=IFERROR(VALUE(ORG.LIBREOFFICE.REGEX(ORG.LIBREOFFICE.REGEX([.$I45];&quot;[\d+]*( green)&quot;);&quot;\d+&quot;));0)" office:value-type="float" office:value="12" calcext:value-type="float">
            <text:p>12</text:p>
          </table:table-cell>
          <table:table-cell/>
          <table:table-cell table:formula="of:=MAX([.K45];[.N45];[.Q45];[.T45];[.W45];[.Z45])" office:value-type="float" office:value="19" calcext:value-type="float">
            <text:p>19</text:p>
          </table:table-cell>
          <table:table-cell table:formula="of:=MAX([.L45];[.O45];[.R45];[.U45];[.X45];[.AA45])" office:value-type="float" office:value="3" calcext:value-type="float">
            <text:p>3</text:p>
          </table:table-cell>
          <table:table-cell table:formula="of:=MAX([.M45];[.P45];[.S45];[.V45];[.Y45];[.AB45])" office:value-type="float" office:value="16" calcext:value-type="float">
            <text:p>16</text:p>
          </table:table-cell>
          <table:table-cell/>
          <table:table-cell table:formula="of:=IF(AND([.AD45]&lt;=14;[.AE45]&lt;=12;[.AF45]&lt;=13);VALUE([.B45]);&quot;&quot;)">
            <text:p/>
          </table:table-cell>
          <table:table-cell table:number-columns-repeated="2"/>
        </table:table-row>
        <table:table-row table:style-name="ro15">
          <table:table-cell office:value-type="string" calcext:value-type="string">
            <text:p>Game 44: 4 red, 3 green, 2 blue; 18 blue, 3 green; 7 red, 7 blue, 4 green</text:p>
          </table:table-cell>
          <table:table-cell table:formula="of:=ORG.LIBREOFFICE.REGEX([.A46];&quot;\d+&quot;)" office:value-type="string" office:string-value="44" calcext:value-type="string">
            <text:p>44</text:p>
          </table:table-cell>
          <table:table-cell/>
          <table:table-cell office:value-type="string" calcext:value-type="string">
            <text:p><text:s/>4 red, 3 green, 2 blue</text:p>
          </table:table-cell>
          <table:table-cell office:value-type="string" calcext:value-type="string">
            <text:p><text:s/>18 blue, 3 green</text:p>
          </table:table-cell>
          <table:table-cell office:value-type="string" calcext:value-type="string">
            <text:p><text:s/>7 red, 7 blue, 4 green</text:p>
          </table:table-cell>
          <table:table-cell table:number-columns-repeated="4"/>
          <table:table-cell table:formula="of:=IFERROR(VALUE(ORG.LIBREOFFICE.REGEX(ORG.LIBREOFFICE.REGEX([.$D46];&quot;[\d+]*( blue)&quot;);&quot;\d+&quot;));0)" office:value-type="float" office:value="2" calcext:value-type="float">
            <text:p>2</text:p>
          </table:table-cell>
          <table:table-cell table:formula="of:=IFERROR(VALUE(ORG.LIBREOFFICE.REGEX(ORG.LIBREOFFICE.REGEX([.$D46];&quot;[\d+]*( red)&quot;);&quot;\d+&quot;));0)" office:value-type="float" office:value="4" calcext:value-type="float">
            <text:p>4</text:p>
          </table:table-cell>
          <table:table-cell table:formula="of:=IFERROR(VALUE(ORG.LIBREOFFICE.REGEX(ORG.LIBREOFFICE.REGEX([.$D46];&quot;[\d+]*( green)&quot;);&quot;\d+&quot;));0)" office:value-type="float" office:value="3" calcext:value-type="float">
            <text:p>3</text:p>
          </table:table-cell>
          <table:table-cell table:formula="of:=IFERROR(VALUE(ORG.LIBREOFFICE.REGEX(ORG.LIBREOFFICE.REGEX([.$E46];&quot;[\d+]*( blue)&quot;);&quot;\d+&quot;));0)" office:value-type="float" office:value="18" calcext:value-type="float">
            <text:p>18</text:p>
          </table:table-cell>
          <table:table-cell table:formula="of:=IFERROR(VALUE(ORG.LIBREOFFICE.REGEX(ORG.LIBREOFFICE.REGEX([.$E46];&quot;[\d+]*( red)&quot;);&quot;\d+&quot;));0)" office:value-type="float" office:value="0" calcext:value-type="float">
            <text:p>0</text:p>
          </table:table-cell>
          <table:table-cell table:formula="of:=IFERROR(VALUE(ORG.LIBREOFFICE.REGEX(ORG.LIBREOFFICE.REGEX([.$E46];&quot;[\d+]*( green)&quot;);&quot;\d+&quot;));0)" office:value-type="float" office:value="3" calcext:value-type="float">
            <text:p>3</text:p>
          </table:table-cell>
          <table:table-cell table:formula="of:=IFERROR(VALUE(ORG.LIBREOFFICE.REGEX(ORG.LIBREOFFICE.REGEX([.$F46];&quot;[\d+]*( blue)&quot;);&quot;\d+&quot;));0)" office:value-type="float" office:value="7" calcext:value-type="float">
            <text:p>7</text:p>
          </table:table-cell>
          <table:table-cell table:formula="of:=IFERROR(VALUE(ORG.LIBREOFFICE.REGEX(ORG.LIBREOFFICE.REGEX([.$F46];&quot;[\d+]*( red)&quot;);&quot;\d+&quot;));0)" office:value-type="float" office:value="7" calcext:value-type="float">
            <text:p>7</text:p>
          </table:table-cell>
          <table:table-cell table:formula="of:=IFERROR(VALUE(ORG.LIBREOFFICE.REGEX(ORG.LIBREOFFICE.REGEX([.$F46];&quot;[\d+]*( green)&quot;);&quot;\d+&quot;));0)" office:value-type="float" office:value="4" calcext:value-type="float">
            <text:p>4</text:p>
          </table:table-cell>
          <table:table-cell table:formula="of:=IFERROR(VALUE(ORG.LIBREOFFICE.REGEX(ORG.LIBREOFFICE.REGEX([.$G46];&quot;[\d+]*( blue)&quot;);&quot;\d+&quot;));0)" office:value-type="float" office:value="0" calcext:value-type="float">
            <text:p>0</text:p>
          </table:table-cell>
          <table:table-cell table:formula="of:=IFERROR(VALUE(ORG.LIBREOFFICE.REGEX(ORG.LIBREOFFICE.REGEX([.$G46];&quot;[\d+]*( red)&quot;);&quot;\d+&quot;));0)" office:value-type="float" office:value="0" calcext:value-type="float">
            <text:p>0</text:p>
          </table:table-cell>
          <table:table-cell table:formula="of:=IFERROR(VALUE(ORG.LIBREOFFICE.REGEX(ORG.LIBREOFFICE.REGEX([.$G46];&quot;[\d+]*( green)&quot;);&quot;\d+&quot;));0)" office:value-type="float" office:value="0" calcext:value-type="float">
            <text:p>0</text:p>
          </table:table-cell>
          <table:table-cell table:formula="of:=IFERROR(VALUE(ORG.LIBREOFFICE.REGEX(ORG.LIBREOFFICE.REGEX([.$H46];&quot;[\d+]*( blue)&quot;);&quot;\d+&quot;));0)" office:value-type="float" office:value="0" calcext:value-type="float">
            <text:p>0</text:p>
          </table:table-cell>
          <table:table-cell table:formula="of:=IFERROR(VALUE(ORG.LIBREOFFICE.REGEX(ORG.LIBREOFFICE.REGEX([.$H46];&quot;[\d+]*( red)&quot;);&quot;\d+&quot;));0)" office:value-type="float" office:value="0" calcext:value-type="float">
            <text:p>0</text:p>
          </table:table-cell>
          <table:table-cell table:formula="of:=IFERROR(VALUE(ORG.LIBREOFFICE.REGEX(ORG.LIBREOFFICE.REGEX([.$H46];&quot;[\d+]*( green)&quot;);&quot;\d+&quot;));0)" office:value-type="float" office:value="0" calcext:value-type="float">
            <text:p>0</text:p>
          </table:table-cell>
          <table:table-cell table:formula="of:=IFERROR(VALUE(ORG.LIBREOFFICE.REGEX(ORG.LIBREOFFICE.REGEX([.$I46];&quot;[\d+]*( blue)&quot;);&quot;\d+&quot;));0)" office:value-type="float" office:value="0" calcext:value-type="float">
            <text:p>0</text:p>
          </table:table-cell>
          <table:table-cell table:formula="of:=IFERROR(VALUE(ORG.LIBREOFFICE.REGEX(ORG.LIBREOFFICE.REGEX([.$I46];&quot;[\d+]*( red)&quot;);&quot;\d+&quot;));0)" office:value-type="float" office:value="0" calcext:value-type="float">
            <text:p>0</text:p>
          </table:table-cell>
          <table:table-cell table:formula="of:=IFERROR(VALUE(ORG.LIBREOFFICE.REGEX(ORG.LIBREOFFICE.REGEX([.$I46];&quot;[\d+]*( green)&quot;);&quot;\d+&quot;));0)" office:value-type="float" office:value="0" calcext:value-type="float">
            <text:p>0</text:p>
          </table:table-cell>
          <table:table-cell/>
          <table:table-cell table:formula="of:=MAX([.K46];[.N46];[.Q46];[.T46];[.W46];[.Z46])" office:value-type="float" office:value="18" calcext:value-type="float">
            <text:p>18</text:p>
          </table:table-cell>
          <table:table-cell table:formula="of:=MAX([.L46];[.O46];[.R46];[.U46];[.X46];[.AA46])" office:value-type="float" office:value="7" calcext:value-type="float">
            <text:p>7</text:p>
          </table:table-cell>
          <table:table-cell table:formula="of:=MAX([.M46];[.P46];[.S46];[.V46];[.Y46];[.AB46])" office:value-type="float" office:value="4" calcext:value-type="float">
            <text:p>4</text:p>
          </table:table-cell>
          <table:table-cell/>
          <table:table-cell table:formula="of:=IF(AND([.AD46]&lt;=14;[.AE46]&lt;=12;[.AF46]&lt;=13);VALUE([.B46]);&quot;&quot;)">
            <text:p/>
          </table:table-cell>
          <table:table-cell table:number-columns-repeated="2"/>
        </table:table-row>
        <table:table-row table:style-name="ro15">
          <table:table-cell office:value-type="string" calcext:value-type="string">
            <text:p>Game 45: 1 green, 3 blue, 7 red; 9 green, 8 red, 2 blue; 5 green, 3 blue, 6 red</text:p>
          </table:table-cell>
          <table:table-cell table:formula="of:=ORG.LIBREOFFICE.REGEX([.A47];&quot;\d+&quot;)" office:value-type="string" office:string-value="45" calcext:value-type="string">
            <text:p>45</text:p>
          </table:table-cell>
          <table:table-cell/>
          <table:table-cell office:value-type="string" calcext:value-type="string">
            <text:p><text:s/>1 green, 3 blue, 7 red</text:p>
          </table:table-cell>
          <table:table-cell office:value-type="string" calcext:value-type="string">
            <text:p><text:s/>9 green, 8 red, 2 blue</text:p>
          </table:table-cell>
          <table:table-cell office:value-type="string" calcext:value-type="string">
            <text:p><text:s/>5 green, 3 blue, 6 red</text:p>
          </table:table-cell>
          <table:table-cell table:number-columns-repeated="4"/>
          <table:table-cell table:formula="of:=IFERROR(VALUE(ORG.LIBREOFFICE.REGEX(ORG.LIBREOFFICE.REGEX([.$D47];&quot;[\d+]*( blue)&quot;);&quot;\d+&quot;));0)" office:value-type="float" office:value="3" calcext:value-type="float">
            <text:p>3</text:p>
          </table:table-cell>
          <table:table-cell table:formula="of:=IFERROR(VALUE(ORG.LIBREOFFICE.REGEX(ORG.LIBREOFFICE.REGEX([.$D47];&quot;[\d+]*( red)&quot;);&quot;\d+&quot;));0)" office:value-type="float" office:value="7" calcext:value-type="float">
            <text:p>7</text:p>
          </table:table-cell>
          <table:table-cell table:formula="of:=IFERROR(VALUE(ORG.LIBREOFFICE.REGEX(ORG.LIBREOFFICE.REGEX([.$D47];&quot;[\d+]*( green)&quot;);&quot;\d+&quot;));0)" office:value-type="float" office:value="1" calcext:value-type="float">
            <text:p>1</text:p>
          </table:table-cell>
          <table:table-cell table:formula="of:=IFERROR(VALUE(ORG.LIBREOFFICE.REGEX(ORG.LIBREOFFICE.REGEX([.$E47];&quot;[\d+]*( blue)&quot;);&quot;\d+&quot;));0)" office:value-type="float" office:value="2" calcext:value-type="float">
            <text:p>2</text:p>
          </table:table-cell>
          <table:table-cell table:formula="of:=IFERROR(VALUE(ORG.LIBREOFFICE.REGEX(ORG.LIBREOFFICE.REGEX([.$E47];&quot;[\d+]*( red)&quot;);&quot;\d+&quot;));0)" office:value-type="float" office:value="8" calcext:value-type="float">
            <text:p>8</text:p>
          </table:table-cell>
          <table:table-cell table:formula="of:=IFERROR(VALUE(ORG.LIBREOFFICE.REGEX(ORG.LIBREOFFICE.REGEX([.$E47];&quot;[\d+]*( green)&quot;);&quot;\d+&quot;));0)" office:value-type="float" office:value="9" calcext:value-type="float">
            <text:p>9</text:p>
          </table:table-cell>
          <table:table-cell table:formula="of:=IFERROR(VALUE(ORG.LIBREOFFICE.REGEX(ORG.LIBREOFFICE.REGEX([.$F47];&quot;[\d+]*( blue)&quot;);&quot;\d+&quot;));0)" office:value-type="float" office:value="3" calcext:value-type="float">
            <text:p>3</text:p>
          </table:table-cell>
          <table:table-cell table:formula="of:=IFERROR(VALUE(ORG.LIBREOFFICE.REGEX(ORG.LIBREOFFICE.REGEX([.$F47];&quot;[\d+]*( red)&quot;);&quot;\d+&quot;));0)" office:value-type="float" office:value="6" calcext:value-type="float">
            <text:p>6</text:p>
          </table:table-cell>
          <table:table-cell table:formula="of:=IFERROR(VALUE(ORG.LIBREOFFICE.REGEX(ORG.LIBREOFFICE.REGEX([.$F47];&quot;[\d+]*( green)&quot;);&quot;\d+&quot;));0)" office:value-type="float" office:value="5" calcext:value-type="float">
            <text:p>5</text:p>
          </table:table-cell>
          <table:table-cell table:formula="of:=IFERROR(VALUE(ORG.LIBREOFFICE.REGEX(ORG.LIBREOFFICE.REGEX([.$G47];&quot;[\d+]*( blue)&quot;);&quot;\d+&quot;));0)" office:value-type="float" office:value="0" calcext:value-type="float">
            <text:p>0</text:p>
          </table:table-cell>
          <table:table-cell table:formula="of:=IFERROR(VALUE(ORG.LIBREOFFICE.REGEX(ORG.LIBREOFFICE.REGEX([.$G47];&quot;[\d+]*( red)&quot;);&quot;\d+&quot;));0)" office:value-type="float" office:value="0" calcext:value-type="float">
            <text:p>0</text:p>
          </table:table-cell>
          <table:table-cell table:formula="of:=IFERROR(VALUE(ORG.LIBREOFFICE.REGEX(ORG.LIBREOFFICE.REGEX([.$G47];&quot;[\d+]*( green)&quot;);&quot;\d+&quot;));0)" office:value-type="float" office:value="0" calcext:value-type="float">
            <text:p>0</text:p>
          </table:table-cell>
          <table:table-cell table:formula="of:=IFERROR(VALUE(ORG.LIBREOFFICE.REGEX(ORG.LIBREOFFICE.REGEX([.$H47];&quot;[\d+]*( blue)&quot;);&quot;\d+&quot;));0)" office:value-type="float" office:value="0" calcext:value-type="float">
            <text:p>0</text:p>
          </table:table-cell>
          <table:table-cell table:formula="of:=IFERROR(VALUE(ORG.LIBREOFFICE.REGEX(ORG.LIBREOFFICE.REGEX([.$H47];&quot;[\d+]*( red)&quot;);&quot;\d+&quot;));0)" office:value-type="float" office:value="0" calcext:value-type="float">
            <text:p>0</text:p>
          </table:table-cell>
          <table:table-cell table:formula="of:=IFERROR(VALUE(ORG.LIBREOFFICE.REGEX(ORG.LIBREOFFICE.REGEX([.$H47];&quot;[\d+]*( green)&quot;);&quot;\d+&quot;));0)" office:value-type="float" office:value="0" calcext:value-type="float">
            <text:p>0</text:p>
          </table:table-cell>
          <table:table-cell table:formula="of:=IFERROR(VALUE(ORG.LIBREOFFICE.REGEX(ORG.LIBREOFFICE.REGEX([.$I47];&quot;[\d+]*( blue)&quot;);&quot;\d+&quot;));0)" office:value-type="float" office:value="0" calcext:value-type="float">
            <text:p>0</text:p>
          </table:table-cell>
          <table:table-cell table:formula="of:=IFERROR(VALUE(ORG.LIBREOFFICE.REGEX(ORG.LIBREOFFICE.REGEX([.$I47];&quot;[\d+]*( red)&quot;);&quot;\d+&quot;));0)" office:value-type="float" office:value="0" calcext:value-type="float">
            <text:p>0</text:p>
          </table:table-cell>
          <table:table-cell table:formula="of:=IFERROR(VALUE(ORG.LIBREOFFICE.REGEX(ORG.LIBREOFFICE.REGEX([.$I47];&quot;[\d+]*( green)&quot;);&quot;\d+&quot;));0)" office:value-type="float" office:value="0" calcext:value-type="float">
            <text:p>0</text:p>
          </table:table-cell>
          <table:table-cell/>
          <table:table-cell table:formula="of:=MAX([.K47];[.N47];[.Q47];[.T47];[.W47];[.Z47])" office:value-type="float" office:value="3" calcext:value-type="float">
            <text:p>3</text:p>
          </table:table-cell>
          <table:table-cell table:formula="of:=MAX([.L47];[.O47];[.R47];[.U47];[.X47];[.AA47])" office:value-type="float" office:value="8" calcext:value-type="float">
            <text:p>8</text:p>
          </table:table-cell>
          <table:table-cell table:formula="of:=MAX([.M47];[.P47];[.S47];[.V47];[.Y47];[.AB47])" office:value-type="float" office:value="9" calcext:value-type="float">
            <text:p>9</text:p>
          </table:table-cell>
          <table:table-cell/>
          <table:table-cell table:formula="of:=IF(AND([.AD47]&lt;=14;[.AE47]&lt;=12;[.AF47]&lt;=13);VALUE([.B47]);&quot;&quot;)" office:value-type="float" office:value="45" calcext:value-type="float">
            <text:p>45</text:p>
          </table:table-cell>
          <table:table-cell table:number-columns-repeated="2"/>
        </table:table-row>
        <table:table-row table:style-name="ro15">
          <table:table-cell office:value-type="string" calcext:value-type="string">
            <text:p>Game 46: 18 blue; 4 blue, 1 red, 5 green; 2 red, 15 blue, 7 green</text:p>
          </table:table-cell>
          <table:table-cell table:formula="of:=ORG.LIBREOFFICE.REGEX([.A48];&quot;\d+&quot;)" office:value-type="string" office:string-value="46" calcext:value-type="string">
            <text:p>46</text:p>
          </table:table-cell>
          <table:table-cell/>
          <table:table-cell office:value-type="string" calcext:value-type="string">
            <text:p><text:s/>18 blue</text:p>
          </table:table-cell>
          <table:table-cell office:value-type="string" calcext:value-type="string">
            <text:p><text:s/>4 blue, 1 red, 5 green</text:p>
          </table:table-cell>
          <table:table-cell office:value-type="string" calcext:value-type="string">
            <text:p><text:s/>2 red, 15 blue, 7 green</text:p>
          </table:table-cell>
          <table:table-cell table:number-columns-repeated="4"/>
          <table:table-cell table:formula="of:=IFERROR(VALUE(ORG.LIBREOFFICE.REGEX(ORG.LIBREOFFICE.REGEX([.$D48];&quot;[\d+]*( blue)&quot;);&quot;\d+&quot;));0)" office:value-type="float" office:value="18" calcext:value-type="float">
            <text:p>18</text:p>
          </table:table-cell>
          <table:table-cell table:formula="of:=IFERROR(VALUE(ORG.LIBREOFFICE.REGEX(ORG.LIBREOFFICE.REGEX([.$D48];&quot;[\d+]*( red)&quot;);&quot;\d+&quot;));0)" office:value-type="float" office:value="0" calcext:value-type="float">
            <text:p>0</text:p>
          </table:table-cell>
          <table:table-cell table:formula="of:=IFERROR(VALUE(ORG.LIBREOFFICE.REGEX(ORG.LIBREOFFICE.REGEX([.$D48];&quot;[\d+]*( green)&quot;);&quot;\d+&quot;));0)" office:value-type="float" office:value="0" calcext:value-type="float">
            <text:p>0</text:p>
          </table:table-cell>
          <table:table-cell table:formula="of:=IFERROR(VALUE(ORG.LIBREOFFICE.REGEX(ORG.LIBREOFFICE.REGEX([.$E48];&quot;[\d+]*( blue)&quot;);&quot;\d+&quot;));0)" office:value-type="float" office:value="4" calcext:value-type="float">
            <text:p>4</text:p>
          </table:table-cell>
          <table:table-cell table:formula="of:=IFERROR(VALUE(ORG.LIBREOFFICE.REGEX(ORG.LIBREOFFICE.REGEX([.$E48];&quot;[\d+]*( red)&quot;);&quot;\d+&quot;));0)" office:value-type="float" office:value="1" calcext:value-type="float">
            <text:p>1</text:p>
          </table:table-cell>
          <table:table-cell table:formula="of:=IFERROR(VALUE(ORG.LIBREOFFICE.REGEX(ORG.LIBREOFFICE.REGEX([.$E48];&quot;[\d+]*( green)&quot;);&quot;\d+&quot;));0)" office:value-type="float" office:value="5" calcext:value-type="float">
            <text:p>5</text:p>
          </table:table-cell>
          <table:table-cell table:formula="of:=IFERROR(VALUE(ORG.LIBREOFFICE.REGEX(ORG.LIBREOFFICE.REGEX([.$F48];&quot;[\d+]*( blue)&quot;);&quot;\d+&quot;));0)" office:value-type="float" office:value="15" calcext:value-type="float">
            <text:p>15</text:p>
          </table:table-cell>
          <table:table-cell table:formula="of:=IFERROR(VALUE(ORG.LIBREOFFICE.REGEX(ORG.LIBREOFFICE.REGEX([.$F48];&quot;[\d+]*( red)&quot;);&quot;\d+&quot;));0)" office:value-type="float" office:value="2" calcext:value-type="float">
            <text:p>2</text:p>
          </table:table-cell>
          <table:table-cell table:formula="of:=IFERROR(VALUE(ORG.LIBREOFFICE.REGEX(ORG.LIBREOFFICE.REGEX([.$F48];&quot;[\d+]*( green)&quot;);&quot;\d+&quot;));0)" office:value-type="float" office:value="7" calcext:value-type="float">
            <text:p>7</text:p>
          </table:table-cell>
          <table:table-cell table:formula="of:=IFERROR(VALUE(ORG.LIBREOFFICE.REGEX(ORG.LIBREOFFICE.REGEX([.$G48];&quot;[\d+]*( blue)&quot;);&quot;\d+&quot;));0)" office:value-type="float" office:value="0" calcext:value-type="float">
            <text:p>0</text:p>
          </table:table-cell>
          <table:table-cell table:formula="of:=IFERROR(VALUE(ORG.LIBREOFFICE.REGEX(ORG.LIBREOFFICE.REGEX([.$G48];&quot;[\d+]*( red)&quot;);&quot;\d+&quot;));0)" office:value-type="float" office:value="0" calcext:value-type="float">
            <text:p>0</text:p>
          </table:table-cell>
          <table:table-cell table:formula="of:=IFERROR(VALUE(ORG.LIBREOFFICE.REGEX(ORG.LIBREOFFICE.REGEX([.$G48];&quot;[\d+]*( green)&quot;);&quot;\d+&quot;));0)" office:value-type="float" office:value="0" calcext:value-type="float">
            <text:p>0</text:p>
          </table:table-cell>
          <table:table-cell table:formula="of:=IFERROR(VALUE(ORG.LIBREOFFICE.REGEX(ORG.LIBREOFFICE.REGEX([.$H48];&quot;[\d+]*( blue)&quot;);&quot;\d+&quot;));0)" office:value-type="float" office:value="0" calcext:value-type="float">
            <text:p>0</text:p>
          </table:table-cell>
          <table:table-cell table:formula="of:=IFERROR(VALUE(ORG.LIBREOFFICE.REGEX(ORG.LIBREOFFICE.REGEX([.$H48];&quot;[\d+]*( red)&quot;);&quot;\d+&quot;));0)" office:value-type="float" office:value="0" calcext:value-type="float">
            <text:p>0</text:p>
          </table:table-cell>
          <table:table-cell table:formula="of:=IFERROR(VALUE(ORG.LIBREOFFICE.REGEX(ORG.LIBREOFFICE.REGEX([.$H48];&quot;[\d+]*( green)&quot;);&quot;\d+&quot;));0)" office:value-type="float" office:value="0" calcext:value-type="float">
            <text:p>0</text:p>
          </table:table-cell>
          <table:table-cell table:formula="of:=IFERROR(VALUE(ORG.LIBREOFFICE.REGEX(ORG.LIBREOFFICE.REGEX([.$I48];&quot;[\d+]*( blue)&quot;);&quot;\d+&quot;));0)" office:value-type="float" office:value="0" calcext:value-type="float">
            <text:p>0</text:p>
          </table:table-cell>
          <table:table-cell table:formula="of:=IFERROR(VALUE(ORG.LIBREOFFICE.REGEX(ORG.LIBREOFFICE.REGEX([.$I48];&quot;[\d+]*( red)&quot;);&quot;\d+&quot;));0)" office:value-type="float" office:value="0" calcext:value-type="float">
            <text:p>0</text:p>
          </table:table-cell>
          <table:table-cell table:formula="of:=IFERROR(VALUE(ORG.LIBREOFFICE.REGEX(ORG.LIBREOFFICE.REGEX([.$I48];&quot;[\d+]*( green)&quot;);&quot;\d+&quot;));0)" office:value-type="float" office:value="0" calcext:value-type="float">
            <text:p>0</text:p>
          </table:table-cell>
          <table:table-cell/>
          <table:table-cell table:formula="of:=MAX([.K48];[.N48];[.Q48];[.T48];[.W48];[.Z48])" office:value-type="float" office:value="18" calcext:value-type="float">
            <text:p>18</text:p>
          </table:table-cell>
          <table:table-cell table:formula="of:=MAX([.L48];[.O48];[.R48];[.U48];[.X48];[.AA48])" office:value-type="float" office:value="2" calcext:value-type="float">
            <text:p>2</text:p>
          </table:table-cell>
          <table:table-cell table:formula="of:=MAX([.M48];[.P48];[.S48];[.V48];[.Y48];[.AB48])" office:value-type="float" office:value="7" calcext:value-type="float">
            <text:p>7</text:p>
          </table:table-cell>
          <table:table-cell/>
          <table:table-cell table:formula="of:=IF(AND([.AD48]&lt;=14;[.AE48]&lt;=12;[.AF48]&lt;=13);VALUE([.B48]);&quot;&quot;)">
            <text:p/>
          </table:table-cell>
          <table:table-cell table:number-columns-repeated="2"/>
        </table:table-row>
        <table:table-row table:style-name="ro15">
          <table:table-cell office:value-type="string" calcext:value-type="string">
            <text:p>Game 47: 17 red, 4 green, 12 blue; 6 green, 1 red, 2 blue; 3 blue, 13 green, 4 red</text:p>
          </table:table-cell>
          <table:table-cell table:formula="of:=ORG.LIBREOFFICE.REGEX([.A49];&quot;\d+&quot;)" office:value-type="string" office:string-value="47" calcext:value-type="string">
            <text:p>47</text:p>
          </table:table-cell>
          <table:table-cell/>
          <table:table-cell office:value-type="string" calcext:value-type="string">
            <text:p><text:s/>17 red, 4 green, 12 blue</text:p>
          </table:table-cell>
          <table:table-cell office:value-type="string" calcext:value-type="string">
            <text:p><text:s/>6 green, 1 red, 2 blue</text:p>
          </table:table-cell>
          <table:table-cell office:value-type="string" calcext:value-type="string">
            <text:p><text:s/>3 blue, 13 green, 4 red</text:p>
          </table:table-cell>
          <table:table-cell table:number-columns-repeated="4"/>
          <table:table-cell table:formula="of:=IFERROR(VALUE(ORG.LIBREOFFICE.REGEX(ORG.LIBREOFFICE.REGEX([.$D49];&quot;[\d+]*( blue)&quot;);&quot;\d+&quot;));0)" office:value-type="float" office:value="12" calcext:value-type="float">
            <text:p>12</text:p>
          </table:table-cell>
          <table:table-cell table:formula="of:=IFERROR(VALUE(ORG.LIBREOFFICE.REGEX(ORG.LIBREOFFICE.REGEX([.$D49];&quot;[\d+]*( red)&quot;);&quot;\d+&quot;));0)" office:value-type="float" office:value="17" calcext:value-type="float">
            <text:p>17</text:p>
          </table:table-cell>
          <table:table-cell table:formula="of:=IFERROR(VALUE(ORG.LIBREOFFICE.REGEX(ORG.LIBREOFFICE.REGEX([.$D49];&quot;[\d+]*( green)&quot;);&quot;\d+&quot;));0)" office:value-type="float" office:value="4" calcext:value-type="float">
            <text:p>4</text:p>
          </table:table-cell>
          <table:table-cell table:formula="of:=IFERROR(VALUE(ORG.LIBREOFFICE.REGEX(ORG.LIBREOFFICE.REGEX([.$E49];&quot;[\d+]*( blue)&quot;);&quot;\d+&quot;));0)" office:value-type="float" office:value="2" calcext:value-type="float">
            <text:p>2</text:p>
          </table:table-cell>
          <table:table-cell table:formula="of:=IFERROR(VALUE(ORG.LIBREOFFICE.REGEX(ORG.LIBREOFFICE.REGEX([.$E49];&quot;[\d+]*( red)&quot;);&quot;\d+&quot;));0)" office:value-type="float" office:value="1" calcext:value-type="float">
            <text:p>1</text:p>
          </table:table-cell>
          <table:table-cell table:formula="of:=IFERROR(VALUE(ORG.LIBREOFFICE.REGEX(ORG.LIBREOFFICE.REGEX([.$E49];&quot;[\d+]*( green)&quot;);&quot;\d+&quot;));0)" office:value-type="float" office:value="6" calcext:value-type="float">
            <text:p>6</text:p>
          </table:table-cell>
          <table:table-cell table:formula="of:=IFERROR(VALUE(ORG.LIBREOFFICE.REGEX(ORG.LIBREOFFICE.REGEX([.$F49];&quot;[\d+]*( blue)&quot;);&quot;\d+&quot;));0)" office:value-type="float" office:value="3" calcext:value-type="float">
            <text:p>3</text:p>
          </table:table-cell>
          <table:table-cell table:formula="of:=IFERROR(VALUE(ORG.LIBREOFFICE.REGEX(ORG.LIBREOFFICE.REGEX([.$F49];&quot;[\d+]*( red)&quot;);&quot;\d+&quot;));0)" office:value-type="float" office:value="4" calcext:value-type="float">
            <text:p>4</text:p>
          </table:table-cell>
          <table:table-cell table:formula="of:=IFERROR(VALUE(ORG.LIBREOFFICE.REGEX(ORG.LIBREOFFICE.REGEX([.$F49];&quot;[\d+]*( green)&quot;);&quot;\d+&quot;));0)" office:value-type="float" office:value="13" calcext:value-type="float">
            <text:p>13</text:p>
          </table:table-cell>
          <table:table-cell table:formula="of:=IFERROR(VALUE(ORG.LIBREOFFICE.REGEX(ORG.LIBREOFFICE.REGEX([.$G49];&quot;[\d+]*( blue)&quot;);&quot;\d+&quot;));0)" office:value-type="float" office:value="0" calcext:value-type="float">
            <text:p>0</text:p>
          </table:table-cell>
          <table:table-cell table:formula="of:=IFERROR(VALUE(ORG.LIBREOFFICE.REGEX(ORG.LIBREOFFICE.REGEX([.$G49];&quot;[\d+]*( red)&quot;);&quot;\d+&quot;));0)" office:value-type="float" office:value="0" calcext:value-type="float">
            <text:p>0</text:p>
          </table:table-cell>
          <table:table-cell table:formula="of:=IFERROR(VALUE(ORG.LIBREOFFICE.REGEX(ORG.LIBREOFFICE.REGEX([.$G49];&quot;[\d+]*( green)&quot;);&quot;\d+&quot;));0)" office:value-type="float" office:value="0" calcext:value-type="float">
            <text:p>0</text:p>
          </table:table-cell>
          <table:table-cell table:formula="of:=IFERROR(VALUE(ORG.LIBREOFFICE.REGEX(ORG.LIBREOFFICE.REGEX([.$H49];&quot;[\d+]*( blue)&quot;);&quot;\d+&quot;));0)" office:value-type="float" office:value="0" calcext:value-type="float">
            <text:p>0</text:p>
          </table:table-cell>
          <table:table-cell table:formula="of:=IFERROR(VALUE(ORG.LIBREOFFICE.REGEX(ORG.LIBREOFFICE.REGEX([.$H49];&quot;[\d+]*( red)&quot;);&quot;\d+&quot;));0)" office:value-type="float" office:value="0" calcext:value-type="float">
            <text:p>0</text:p>
          </table:table-cell>
          <table:table-cell table:formula="of:=IFERROR(VALUE(ORG.LIBREOFFICE.REGEX(ORG.LIBREOFFICE.REGEX([.$H49];&quot;[\d+]*( green)&quot;);&quot;\d+&quot;));0)" office:value-type="float" office:value="0" calcext:value-type="float">
            <text:p>0</text:p>
          </table:table-cell>
          <table:table-cell table:formula="of:=IFERROR(VALUE(ORG.LIBREOFFICE.REGEX(ORG.LIBREOFFICE.REGEX([.$I49];&quot;[\d+]*( blue)&quot;);&quot;\d+&quot;));0)" office:value-type="float" office:value="0" calcext:value-type="float">
            <text:p>0</text:p>
          </table:table-cell>
          <table:table-cell table:formula="of:=IFERROR(VALUE(ORG.LIBREOFFICE.REGEX(ORG.LIBREOFFICE.REGEX([.$I49];&quot;[\d+]*( red)&quot;);&quot;\d+&quot;));0)" office:value-type="float" office:value="0" calcext:value-type="float">
            <text:p>0</text:p>
          </table:table-cell>
          <table:table-cell table:formula="of:=IFERROR(VALUE(ORG.LIBREOFFICE.REGEX(ORG.LIBREOFFICE.REGEX([.$I49];&quot;[\d+]*( green)&quot;);&quot;\d+&quot;));0)" office:value-type="float" office:value="0" calcext:value-type="float">
            <text:p>0</text:p>
          </table:table-cell>
          <table:table-cell/>
          <table:table-cell table:formula="of:=MAX([.K49];[.N49];[.Q49];[.T49];[.W49];[.Z49])" office:value-type="float" office:value="12" calcext:value-type="float">
            <text:p>12</text:p>
          </table:table-cell>
          <table:table-cell table:formula="of:=MAX([.L49];[.O49];[.R49];[.U49];[.X49];[.AA49])" office:value-type="float" office:value="17" calcext:value-type="float">
            <text:p>17</text:p>
          </table:table-cell>
          <table:table-cell table:formula="of:=MAX([.M49];[.P49];[.S49];[.V49];[.Y49];[.AB49])" office:value-type="float" office:value="13" calcext:value-type="float">
            <text:p>13</text:p>
          </table:table-cell>
          <table:table-cell/>
          <table:table-cell table:formula="of:=IF(AND([.AD49]&lt;=14;[.AE49]&lt;=12;[.AF49]&lt;=13);VALUE([.B49]);&quot;&quot;)">
            <text:p/>
          </table:table-cell>
          <table:table-cell table:number-columns-repeated="2"/>
        </table:table-row>
        <table:table-row table:style-name="ro15">
          <table:table-cell office:value-type="string" calcext:value-type="string">
            <text:p>Game 48: 11 red, 2 green; 8 red, 3 green; 2 green, 5 blue, 9 red; 3 green, 2 blue, 5 red</text:p>
          </table:table-cell>
          <table:table-cell table:formula="of:=ORG.LIBREOFFICE.REGEX([.A50];&quot;\d+&quot;)" office:value-type="string" office:string-value="48" calcext:value-type="string">
            <text:p>48</text:p>
          </table:table-cell>
          <table:table-cell/>
          <table:table-cell office:value-type="string" calcext:value-type="string">
            <text:p><text:s/>11 red, 2 green</text:p>
          </table:table-cell>
          <table:table-cell office:value-type="string" calcext:value-type="string">
            <text:p><text:s/>8 red, 3 green</text:p>
          </table:table-cell>
          <table:table-cell office:value-type="string" calcext:value-type="string">
            <text:p><text:s/>2 green, 5 blue, 9 red</text:p>
          </table:table-cell>
          <table:table-cell office:value-type="string" calcext:value-type="string">
            <text:p><text:s/>3 green, 2 blue, 5 red</text:p>
          </table:table-cell>
          <table:table-cell table:number-columns-repeated="3"/>
          <table:table-cell table:formula="of:=IFERROR(VALUE(ORG.LIBREOFFICE.REGEX(ORG.LIBREOFFICE.REGEX([.$D50];&quot;[\d+]*( blue)&quot;);&quot;\d+&quot;));0)" office:value-type="float" office:value="0" calcext:value-type="float">
            <text:p>0</text:p>
          </table:table-cell>
          <table:table-cell table:formula="of:=IFERROR(VALUE(ORG.LIBREOFFICE.REGEX(ORG.LIBREOFFICE.REGEX([.$D50];&quot;[\d+]*( red)&quot;);&quot;\d+&quot;));0)" office:value-type="float" office:value="11" calcext:value-type="float">
            <text:p>11</text:p>
          </table:table-cell>
          <table:table-cell table:formula="of:=IFERROR(VALUE(ORG.LIBREOFFICE.REGEX(ORG.LIBREOFFICE.REGEX([.$D50];&quot;[\d+]*( green)&quot;);&quot;\d+&quot;));0)" office:value-type="float" office:value="2" calcext:value-type="float">
            <text:p>2</text:p>
          </table:table-cell>
          <table:table-cell table:formula="of:=IFERROR(VALUE(ORG.LIBREOFFICE.REGEX(ORG.LIBREOFFICE.REGEX([.$E50];&quot;[\d+]*( blue)&quot;);&quot;\d+&quot;));0)" office:value-type="float" office:value="0" calcext:value-type="float">
            <text:p>0</text:p>
          </table:table-cell>
          <table:table-cell table:formula="of:=IFERROR(VALUE(ORG.LIBREOFFICE.REGEX(ORG.LIBREOFFICE.REGEX([.$E50];&quot;[\d+]*( red)&quot;);&quot;\d+&quot;));0)" office:value-type="float" office:value="8" calcext:value-type="float">
            <text:p>8</text:p>
          </table:table-cell>
          <table:table-cell table:formula="of:=IFERROR(VALUE(ORG.LIBREOFFICE.REGEX(ORG.LIBREOFFICE.REGEX([.$E50];&quot;[\d+]*( green)&quot;);&quot;\d+&quot;));0)" office:value-type="float" office:value="3" calcext:value-type="float">
            <text:p>3</text:p>
          </table:table-cell>
          <table:table-cell table:formula="of:=IFERROR(VALUE(ORG.LIBREOFFICE.REGEX(ORG.LIBREOFFICE.REGEX([.$F50];&quot;[\d+]*( blue)&quot;);&quot;\d+&quot;));0)" office:value-type="float" office:value="5" calcext:value-type="float">
            <text:p>5</text:p>
          </table:table-cell>
          <table:table-cell table:formula="of:=IFERROR(VALUE(ORG.LIBREOFFICE.REGEX(ORG.LIBREOFFICE.REGEX([.$F50];&quot;[\d+]*( red)&quot;);&quot;\d+&quot;));0)" office:value-type="float" office:value="9" calcext:value-type="float">
            <text:p>9</text:p>
          </table:table-cell>
          <table:table-cell table:formula="of:=IFERROR(VALUE(ORG.LIBREOFFICE.REGEX(ORG.LIBREOFFICE.REGEX([.$F50];&quot;[\d+]*( green)&quot;);&quot;\d+&quot;));0)" office:value-type="float" office:value="2" calcext:value-type="float">
            <text:p>2</text:p>
          </table:table-cell>
          <table:table-cell table:formula="of:=IFERROR(VALUE(ORG.LIBREOFFICE.REGEX(ORG.LIBREOFFICE.REGEX([.$G50];&quot;[\d+]*( blue)&quot;);&quot;\d+&quot;));0)" office:value-type="float" office:value="2" calcext:value-type="float">
            <text:p>2</text:p>
          </table:table-cell>
          <table:table-cell table:formula="of:=IFERROR(VALUE(ORG.LIBREOFFICE.REGEX(ORG.LIBREOFFICE.REGEX([.$G50];&quot;[\d+]*( red)&quot;);&quot;\d+&quot;));0)" office:value-type="float" office:value="5" calcext:value-type="float">
            <text:p>5</text:p>
          </table:table-cell>
          <table:table-cell table:formula="of:=IFERROR(VALUE(ORG.LIBREOFFICE.REGEX(ORG.LIBREOFFICE.REGEX([.$G50];&quot;[\d+]*( green)&quot;);&quot;\d+&quot;));0)" office:value-type="float" office:value="3" calcext:value-type="float">
            <text:p>3</text:p>
          </table:table-cell>
          <table:table-cell table:formula="of:=IFERROR(VALUE(ORG.LIBREOFFICE.REGEX(ORG.LIBREOFFICE.REGEX([.$H50];&quot;[\d+]*( blue)&quot;);&quot;\d+&quot;));0)" office:value-type="float" office:value="0" calcext:value-type="float">
            <text:p>0</text:p>
          </table:table-cell>
          <table:table-cell table:formula="of:=IFERROR(VALUE(ORG.LIBREOFFICE.REGEX(ORG.LIBREOFFICE.REGEX([.$H50];&quot;[\d+]*( red)&quot;);&quot;\d+&quot;));0)" office:value-type="float" office:value="0" calcext:value-type="float">
            <text:p>0</text:p>
          </table:table-cell>
          <table:table-cell table:formula="of:=IFERROR(VALUE(ORG.LIBREOFFICE.REGEX(ORG.LIBREOFFICE.REGEX([.$H50];&quot;[\d+]*( green)&quot;);&quot;\d+&quot;));0)" office:value-type="float" office:value="0" calcext:value-type="float">
            <text:p>0</text:p>
          </table:table-cell>
          <table:table-cell table:formula="of:=IFERROR(VALUE(ORG.LIBREOFFICE.REGEX(ORG.LIBREOFFICE.REGEX([.$I50];&quot;[\d+]*( blue)&quot;);&quot;\d+&quot;));0)" office:value-type="float" office:value="0" calcext:value-type="float">
            <text:p>0</text:p>
          </table:table-cell>
          <table:table-cell table:formula="of:=IFERROR(VALUE(ORG.LIBREOFFICE.REGEX(ORG.LIBREOFFICE.REGEX([.$I50];&quot;[\d+]*( red)&quot;);&quot;\d+&quot;));0)" office:value-type="float" office:value="0" calcext:value-type="float">
            <text:p>0</text:p>
          </table:table-cell>
          <table:table-cell table:formula="of:=IFERROR(VALUE(ORG.LIBREOFFICE.REGEX(ORG.LIBREOFFICE.REGEX([.$I50];&quot;[\d+]*( green)&quot;);&quot;\d+&quot;));0)" office:value-type="float" office:value="0" calcext:value-type="float">
            <text:p>0</text:p>
          </table:table-cell>
          <table:table-cell/>
          <table:table-cell table:formula="of:=MAX([.K50];[.N50];[.Q50];[.T50];[.W50];[.Z50])" office:value-type="float" office:value="5" calcext:value-type="float">
            <text:p>5</text:p>
          </table:table-cell>
          <table:table-cell table:formula="of:=MAX([.L50];[.O50];[.R50];[.U50];[.X50];[.AA50])" office:value-type="float" office:value="11" calcext:value-type="float">
            <text:p>11</text:p>
          </table:table-cell>
          <table:table-cell table:formula="of:=MAX([.M50];[.P50];[.S50];[.V50];[.Y50];[.AB50])" office:value-type="float" office:value="3" calcext:value-type="float">
            <text:p>3</text:p>
          </table:table-cell>
          <table:table-cell/>
          <table:table-cell table:formula="of:=IF(AND([.AD50]&lt;=14;[.AE50]&lt;=12;[.AF50]&lt;=13);VALUE([.B50]);&quot;&quot;)" office:value-type="float" office:value="48" calcext:value-type="float">
            <text:p>48</text:p>
          </table:table-cell>
          <table:table-cell table:number-columns-repeated="2"/>
        </table:table-row>
        <table:table-row table:style-name="ro15">
          <table:table-cell office:value-type="string" calcext:value-type="string">
            <text:p>Game 49: 2 green, 12 blue, 9 red; 1 green, 12 red; 1 green, 2 blue, 18 red; 8 blue, 19 red; 1 green, 5 blue; 3 blue, 10 red, 1 green</text:p>
          </table:table-cell>
          <table:table-cell table:formula="of:=ORG.LIBREOFFICE.REGEX([.A51];&quot;\d+&quot;)" office:value-type="string" office:string-value="49" calcext:value-type="string">
            <text:p>49</text:p>
          </table:table-cell>
          <table:table-cell/>
          <table:table-cell office:value-type="string" calcext:value-type="string">
            <text:p><text:s/>2 green, 12 blue, 9 red</text:p>
          </table:table-cell>
          <table:table-cell office:value-type="string" calcext:value-type="string">
            <text:p><text:s/>1 green, 12 red</text:p>
          </table:table-cell>
          <table:table-cell office:value-type="string" calcext:value-type="string">
            <text:p><text:s/>1 green, 2 blue, 18 red</text:p>
          </table:table-cell>
          <table:table-cell office:value-type="string" calcext:value-type="string">
            <text:p><text:s/>8 blue, 19 red</text:p>
          </table:table-cell>
          <table:table-cell office:value-type="string" calcext:value-type="string">
            <text:p><text:s/>1 green, 5 blue</text:p>
          </table:table-cell>
          <table:table-cell office:value-type="string" calcext:value-type="string">
            <text:p><text:s/>3 blue, 10 red, 1 green</text:p>
          </table:table-cell>
          <table:table-cell/>
          <table:table-cell table:formula="of:=IFERROR(VALUE(ORG.LIBREOFFICE.REGEX(ORG.LIBREOFFICE.REGEX([.$D51];&quot;[\d+]*( blue)&quot;);&quot;\d+&quot;));0)" office:value-type="float" office:value="12" calcext:value-type="float">
            <text:p>12</text:p>
          </table:table-cell>
          <table:table-cell table:formula="of:=IFERROR(VALUE(ORG.LIBREOFFICE.REGEX(ORG.LIBREOFFICE.REGEX([.$D51];&quot;[\d+]*( red)&quot;);&quot;\d+&quot;));0)" office:value-type="float" office:value="9" calcext:value-type="float">
            <text:p>9</text:p>
          </table:table-cell>
          <table:table-cell table:formula="of:=IFERROR(VALUE(ORG.LIBREOFFICE.REGEX(ORG.LIBREOFFICE.REGEX([.$D51];&quot;[\d+]*( green)&quot;);&quot;\d+&quot;));0)" office:value-type="float" office:value="2" calcext:value-type="float">
            <text:p>2</text:p>
          </table:table-cell>
          <table:table-cell table:formula="of:=IFERROR(VALUE(ORG.LIBREOFFICE.REGEX(ORG.LIBREOFFICE.REGEX([.$E51];&quot;[\d+]*( blue)&quot;);&quot;\d+&quot;));0)" office:value-type="float" office:value="0" calcext:value-type="float">
            <text:p>0</text:p>
          </table:table-cell>
          <table:table-cell table:formula="of:=IFERROR(VALUE(ORG.LIBREOFFICE.REGEX(ORG.LIBREOFFICE.REGEX([.$E51];&quot;[\d+]*( red)&quot;);&quot;\d+&quot;));0)" office:value-type="float" office:value="12" calcext:value-type="float">
            <text:p>12</text:p>
          </table:table-cell>
          <table:table-cell table:formula="of:=IFERROR(VALUE(ORG.LIBREOFFICE.REGEX(ORG.LIBREOFFICE.REGEX([.$E51];&quot;[\d+]*( green)&quot;);&quot;\d+&quot;));0)" office:value-type="float" office:value="1" calcext:value-type="float">
            <text:p>1</text:p>
          </table:table-cell>
          <table:table-cell table:formula="of:=IFERROR(VALUE(ORG.LIBREOFFICE.REGEX(ORG.LIBREOFFICE.REGEX([.$F51];&quot;[\d+]*( blue)&quot;);&quot;\d+&quot;));0)" office:value-type="float" office:value="2" calcext:value-type="float">
            <text:p>2</text:p>
          </table:table-cell>
          <table:table-cell table:formula="of:=IFERROR(VALUE(ORG.LIBREOFFICE.REGEX(ORG.LIBREOFFICE.REGEX([.$F51];&quot;[\d+]*( red)&quot;);&quot;\d+&quot;));0)" office:value-type="float" office:value="18" calcext:value-type="float">
            <text:p>18</text:p>
          </table:table-cell>
          <table:table-cell table:formula="of:=IFERROR(VALUE(ORG.LIBREOFFICE.REGEX(ORG.LIBREOFFICE.REGEX([.$F51];&quot;[\d+]*( green)&quot;);&quot;\d+&quot;));0)" office:value-type="float" office:value="1" calcext:value-type="float">
            <text:p>1</text:p>
          </table:table-cell>
          <table:table-cell table:formula="of:=IFERROR(VALUE(ORG.LIBREOFFICE.REGEX(ORG.LIBREOFFICE.REGEX([.$G51];&quot;[\d+]*( blue)&quot;);&quot;\d+&quot;));0)" office:value-type="float" office:value="8" calcext:value-type="float">
            <text:p>8</text:p>
          </table:table-cell>
          <table:table-cell table:formula="of:=IFERROR(VALUE(ORG.LIBREOFFICE.REGEX(ORG.LIBREOFFICE.REGEX([.$G51];&quot;[\d+]*( red)&quot;);&quot;\d+&quot;));0)" office:value-type="float" office:value="19" calcext:value-type="float">
            <text:p>19</text:p>
          </table:table-cell>
          <table:table-cell table:formula="of:=IFERROR(VALUE(ORG.LIBREOFFICE.REGEX(ORG.LIBREOFFICE.REGEX([.$G51];&quot;[\d+]*( green)&quot;);&quot;\d+&quot;));0)" office:value-type="float" office:value="0" calcext:value-type="float">
            <text:p>0</text:p>
          </table:table-cell>
          <table:table-cell table:formula="of:=IFERROR(VALUE(ORG.LIBREOFFICE.REGEX(ORG.LIBREOFFICE.REGEX([.$H51];&quot;[\d+]*( blue)&quot;);&quot;\d+&quot;));0)" office:value-type="float" office:value="5" calcext:value-type="float">
            <text:p>5</text:p>
          </table:table-cell>
          <table:table-cell table:formula="of:=IFERROR(VALUE(ORG.LIBREOFFICE.REGEX(ORG.LIBREOFFICE.REGEX([.$H51];&quot;[\d+]*( red)&quot;);&quot;\d+&quot;));0)" office:value-type="float" office:value="0" calcext:value-type="float">
            <text:p>0</text:p>
          </table:table-cell>
          <table:table-cell table:formula="of:=IFERROR(VALUE(ORG.LIBREOFFICE.REGEX(ORG.LIBREOFFICE.REGEX([.$H51];&quot;[\d+]*( green)&quot;);&quot;\d+&quot;));0)" office:value-type="float" office:value="1" calcext:value-type="float">
            <text:p>1</text:p>
          </table:table-cell>
          <table:table-cell table:formula="of:=IFERROR(VALUE(ORG.LIBREOFFICE.REGEX(ORG.LIBREOFFICE.REGEX([.$I51];&quot;[\d+]*( blue)&quot;);&quot;\d+&quot;));0)" office:value-type="float" office:value="3" calcext:value-type="float">
            <text:p>3</text:p>
          </table:table-cell>
          <table:table-cell table:formula="of:=IFERROR(VALUE(ORG.LIBREOFFICE.REGEX(ORG.LIBREOFFICE.REGEX([.$I51];&quot;[\d+]*( red)&quot;);&quot;\d+&quot;));0)" office:value-type="float" office:value="10" calcext:value-type="float">
            <text:p>10</text:p>
          </table:table-cell>
          <table:table-cell table:formula="of:=IFERROR(VALUE(ORG.LIBREOFFICE.REGEX(ORG.LIBREOFFICE.REGEX([.$I51];&quot;[\d+]*( green)&quot;);&quot;\d+&quot;));0)" office:value-type="float" office:value="1" calcext:value-type="float">
            <text:p>1</text:p>
          </table:table-cell>
          <table:table-cell/>
          <table:table-cell table:formula="of:=MAX([.K51];[.N51];[.Q51];[.T51];[.W51];[.Z51])" office:value-type="float" office:value="12" calcext:value-type="float">
            <text:p>12</text:p>
          </table:table-cell>
          <table:table-cell table:formula="of:=MAX([.L51];[.O51];[.R51];[.U51];[.X51];[.AA51])" office:value-type="float" office:value="19" calcext:value-type="float">
            <text:p>19</text:p>
          </table:table-cell>
          <table:table-cell table:formula="of:=MAX([.M51];[.P51];[.S51];[.V51];[.Y51];[.AB51])" office:value-type="float" office:value="2" calcext:value-type="float">
            <text:p>2</text:p>
          </table:table-cell>
          <table:table-cell/>
          <table:table-cell table:formula="of:=IF(AND([.AD51]&lt;=14;[.AE51]&lt;=12;[.AF51]&lt;=13);VALUE([.B51]);&quot;&quot;)">
            <text:p/>
          </table:table-cell>
          <table:table-cell table:number-columns-repeated="2"/>
        </table:table-row>
        <table:table-row table:style-name="ro15">
          <table:table-cell office:value-type="string" calcext:value-type="string">
            <text:p>Game 50: 5 green, 1 red; 7 red, 3 blue, 9 green; 15 blue, 4 green, 4 red</text:p>
          </table:table-cell>
          <table:table-cell table:formula="of:=ORG.LIBREOFFICE.REGEX([.A52];&quot;\d+&quot;)" office:value-type="string" office:string-value="50" calcext:value-type="string">
            <text:p>50</text:p>
          </table:table-cell>
          <table:table-cell/>
          <table:table-cell office:value-type="string" calcext:value-type="string">
            <text:p><text:s/>5 green, 1 red</text:p>
          </table:table-cell>
          <table:table-cell office:value-type="string" calcext:value-type="string">
            <text:p><text:s/>7 red, 3 blue, 9 green</text:p>
          </table:table-cell>
          <table:table-cell office:value-type="string" calcext:value-type="string">
            <text:p><text:s/>15 blue, 4 green, 4 red</text:p>
          </table:table-cell>
          <table:table-cell table:number-columns-repeated="4"/>
          <table:table-cell table:formula="of:=IFERROR(VALUE(ORG.LIBREOFFICE.REGEX(ORG.LIBREOFFICE.REGEX([.$D52];&quot;[\d+]*( blue)&quot;);&quot;\d+&quot;));0)" office:value-type="float" office:value="0" calcext:value-type="float">
            <text:p>0</text:p>
          </table:table-cell>
          <table:table-cell table:formula="of:=IFERROR(VALUE(ORG.LIBREOFFICE.REGEX(ORG.LIBREOFFICE.REGEX([.$D52];&quot;[\d+]*( red)&quot;);&quot;\d+&quot;));0)" office:value-type="float" office:value="1" calcext:value-type="float">
            <text:p>1</text:p>
          </table:table-cell>
          <table:table-cell table:formula="of:=IFERROR(VALUE(ORG.LIBREOFFICE.REGEX(ORG.LIBREOFFICE.REGEX([.$D52];&quot;[\d+]*( green)&quot;);&quot;\d+&quot;));0)" office:value-type="float" office:value="5" calcext:value-type="float">
            <text:p>5</text:p>
          </table:table-cell>
          <table:table-cell table:formula="of:=IFERROR(VALUE(ORG.LIBREOFFICE.REGEX(ORG.LIBREOFFICE.REGEX([.$E52];&quot;[\d+]*( blue)&quot;);&quot;\d+&quot;));0)" office:value-type="float" office:value="3" calcext:value-type="float">
            <text:p>3</text:p>
          </table:table-cell>
          <table:table-cell table:formula="of:=IFERROR(VALUE(ORG.LIBREOFFICE.REGEX(ORG.LIBREOFFICE.REGEX([.$E52];&quot;[\d+]*( red)&quot;);&quot;\d+&quot;));0)" office:value-type="float" office:value="7" calcext:value-type="float">
            <text:p>7</text:p>
          </table:table-cell>
          <table:table-cell table:formula="of:=IFERROR(VALUE(ORG.LIBREOFFICE.REGEX(ORG.LIBREOFFICE.REGEX([.$E52];&quot;[\d+]*( green)&quot;);&quot;\d+&quot;));0)" office:value-type="float" office:value="9" calcext:value-type="float">
            <text:p>9</text:p>
          </table:table-cell>
          <table:table-cell table:formula="of:=IFERROR(VALUE(ORG.LIBREOFFICE.REGEX(ORG.LIBREOFFICE.REGEX([.$F52];&quot;[\d+]*( blue)&quot;);&quot;\d+&quot;));0)" office:value-type="float" office:value="15" calcext:value-type="float">
            <text:p>15</text:p>
          </table:table-cell>
          <table:table-cell table:formula="of:=IFERROR(VALUE(ORG.LIBREOFFICE.REGEX(ORG.LIBREOFFICE.REGEX([.$F52];&quot;[\d+]*( red)&quot;);&quot;\d+&quot;));0)" office:value-type="float" office:value="4" calcext:value-type="float">
            <text:p>4</text:p>
          </table:table-cell>
          <table:table-cell table:formula="of:=IFERROR(VALUE(ORG.LIBREOFFICE.REGEX(ORG.LIBREOFFICE.REGEX([.$F52];&quot;[\d+]*( green)&quot;);&quot;\d+&quot;));0)" office:value-type="float" office:value="4" calcext:value-type="float">
            <text:p>4</text:p>
          </table:table-cell>
          <table:table-cell table:formula="of:=IFERROR(VALUE(ORG.LIBREOFFICE.REGEX(ORG.LIBREOFFICE.REGEX([.$G52];&quot;[\d+]*( blue)&quot;);&quot;\d+&quot;));0)" office:value-type="float" office:value="0" calcext:value-type="float">
            <text:p>0</text:p>
          </table:table-cell>
          <table:table-cell table:formula="of:=IFERROR(VALUE(ORG.LIBREOFFICE.REGEX(ORG.LIBREOFFICE.REGEX([.$G52];&quot;[\d+]*( red)&quot;);&quot;\d+&quot;));0)" office:value-type="float" office:value="0" calcext:value-type="float">
            <text:p>0</text:p>
          </table:table-cell>
          <table:table-cell table:formula="of:=IFERROR(VALUE(ORG.LIBREOFFICE.REGEX(ORG.LIBREOFFICE.REGEX([.$G52];&quot;[\d+]*( green)&quot;);&quot;\d+&quot;));0)" office:value-type="float" office:value="0" calcext:value-type="float">
            <text:p>0</text:p>
          </table:table-cell>
          <table:table-cell table:formula="of:=IFERROR(VALUE(ORG.LIBREOFFICE.REGEX(ORG.LIBREOFFICE.REGEX([.$H52];&quot;[\d+]*( blue)&quot;);&quot;\d+&quot;));0)" office:value-type="float" office:value="0" calcext:value-type="float">
            <text:p>0</text:p>
          </table:table-cell>
          <table:table-cell table:formula="of:=IFERROR(VALUE(ORG.LIBREOFFICE.REGEX(ORG.LIBREOFFICE.REGEX([.$H52];&quot;[\d+]*( red)&quot;);&quot;\d+&quot;));0)" office:value-type="float" office:value="0" calcext:value-type="float">
            <text:p>0</text:p>
          </table:table-cell>
          <table:table-cell table:formula="of:=IFERROR(VALUE(ORG.LIBREOFFICE.REGEX(ORG.LIBREOFFICE.REGEX([.$H52];&quot;[\d+]*( green)&quot;);&quot;\d+&quot;));0)" office:value-type="float" office:value="0" calcext:value-type="float">
            <text:p>0</text:p>
          </table:table-cell>
          <table:table-cell table:formula="of:=IFERROR(VALUE(ORG.LIBREOFFICE.REGEX(ORG.LIBREOFFICE.REGEX([.$I52];&quot;[\d+]*( blue)&quot;);&quot;\d+&quot;));0)" office:value-type="float" office:value="0" calcext:value-type="float">
            <text:p>0</text:p>
          </table:table-cell>
          <table:table-cell table:formula="of:=IFERROR(VALUE(ORG.LIBREOFFICE.REGEX(ORG.LIBREOFFICE.REGEX([.$I52];&quot;[\d+]*( red)&quot;);&quot;\d+&quot;));0)" office:value-type="float" office:value="0" calcext:value-type="float">
            <text:p>0</text:p>
          </table:table-cell>
          <table:table-cell table:formula="of:=IFERROR(VALUE(ORG.LIBREOFFICE.REGEX(ORG.LIBREOFFICE.REGEX([.$I52];&quot;[\d+]*( green)&quot;);&quot;\d+&quot;));0)" office:value-type="float" office:value="0" calcext:value-type="float">
            <text:p>0</text:p>
          </table:table-cell>
          <table:table-cell/>
          <table:table-cell table:formula="of:=MAX([.K52];[.N52];[.Q52];[.T52];[.W52];[.Z52])" office:value-type="float" office:value="15" calcext:value-type="float">
            <text:p>15</text:p>
          </table:table-cell>
          <table:table-cell table:formula="of:=MAX([.L52];[.O52];[.R52];[.U52];[.X52];[.AA52])" office:value-type="float" office:value="7" calcext:value-type="float">
            <text:p>7</text:p>
          </table:table-cell>
          <table:table-cell table:formula="of:=MAX([.M52];[.P52];[.S52];[.V52];[.Y52];[.AB52])" office:value-type="float" office:value="9" calcext:value-type="float">
            <text:p>9</text:p>
          </table:table-cell>
          <table:table-cell/>
          <table:table-cell table:formula="of:=IF(AND([.AD52]&lt;=14;[.AE52]&lt;=12;[.AF52]&lt;=13);VALUE([.B52]);&quot;&quot;)">
            <text:p/>
          </table:table-cell>
          <table:table-cell table:number-columns-repeated="2"/>
        </table:table-row>
        <table:table-row table:style-name="ro15">
          <table:table-cell office:value-type="string" calcext:value-type="string">
            <text:p>Game 51: 12 green, 14 blue; 2 red, 5 green, 16 blue; 4 red, 17 blue, 16 green; 6 blue, 16 green, 2 red; 17 blue, 13 green, 5 red</text:p>
          </table:table-cell>
          <table:table-cell table:formula="of:=ORG.LIBREOFFICE.REGEX([.A53];&quot;\d+&quot;)" office:value-type="string" office:string-value="51" calcext:value-type="string">
            <text:p>51</text:p>
          </table:table-cell>
          <table:table-cell/>
          <table:table-cell office:value-type="string" calcext:value-type="string">
            <text:p><text:s/>12 green, 14 blue</text:p>
          </table:table-cell>
          <table:table-cell office:value-type="string" calcext:value-type="string">
            <text:p><text:s/>2 red, 5 green, 16 blue</text:p>
          </table:table-cell>
          <table:table-cell office:value-type="string" calcext:value-type="string">
            <text:p><text:s/>4 red, 17 blue, 16 green</text:p>
          </table:table-cell>
          <table:table-cell office:value-type="string" calcext:value-type="string">
            <text:p><text:s/>6 blue, 16 green, 2 red</text:p>
          </table:table-cell>
          <table:table-cell office:value-type="string" calcext:value-type="string">
            <text:p><text:s/>17 blue, 13 green, 5 red</text:p>
          </table:table-cell>
          <table:table-cell table:number-columns-repeated="2"/>
          <table:table-cell table:formula="of:=IFERROR(VALUE(ORG.LIBREOFFICE.REGEX(ORG.LIBREOFFICE.REGEX([.$D53];&quot;[\d+]*( blue)&quot;);&quot;\d+&quot;));0)" office:value-type="float" office:value="14" calcext:value-type="float">
            <text:p>14</text:p>
          </table:table-cell>
          <table:table-cell table:formula="of:=IFERROR(VALUE(ORG.LIBREOFFICE.REGEX(ORG.LIBREOFFICE.REGEX([.$D53];&quot;[\d+]*( red)&quot;);&quot;\d+&quot;));0)" office:value-type="float" office:value="0" calcext:value-type="float">
            <text:p>0</text:p>
          </table:table-cell>
          <table:table-cell table:formula="of:=IFERROR(VALUE(ORG.LIBREOFFICE.REGEX(ORG.LIBREOFFICE.REGEX([.$D53];&quot;[\d+]*( green)&quot;);&quot;\d+&quot;));0)" office:value-type="float" office:value="12" calcext:value-type="float">
            <text:p>12</text:p>
          </table:table-cell>
          <table:table-cell table:formula="of:=IFERROR(VALUE(ORG.LIBREOFFICE.REGEX(ORG.LIBREOFFICE.REGEX([.$E53];&quot;[\d+]*( blue)&quot;);&quot;\d+&quot;));0)" office:value-type="float" office:value="16" calcext:value-type="float">
            <text:p>16</text:p>
          </table:table-cell>
          <table:table-cell table:formula="of:=IFERROR(VALUE(ORG.LIBREOFFICE.REGEX(ORG.LIBREOFFICE.REGEX([.$E53];&quot;[\d+]*( red)&quot;);&quot;\d+&quot;));0)" office:value-type="float" office:value="2" calcext:value-type="float">
            <text:p>2</text:p>
          </table:table-cell>
          <table:table-cell table:formula="of:=IFERROR(VALUE(ORG.LIBREOFFICE.REGEX(ORG.LIBREOFFICE.REGEX([.$E53];&quot;[\d+]*( green)&quot;);&quot;\d+&quot;));0)" office:value-type="float" office:value="5" calcext:value-type="float">
            <text:p>5</text:p>
          </table:table-cell>
          <table:table-cell table:formula="of:=IFERROR(VALUE(ORG.LIBREOFFICE.REGEX(ORG.LIBREOFFICE.REGEX([.$F53];&quot;[\d+]*( blue)&quot;);&quot;\d+&quot;));0)" office:value-type="float" office:value="17" calcext:value-type="float">
            <text:p>17</text:p>
          </table:table-cell>
          <table:table-cell table:formula="of:=IFERROR(VALUE(ORG.LIBREOFFICE.REGEX(ORG.LIBREOFFICE.REGEX([.$F53];&quot;[\d+]*( red)&quot;);&quot;\d+&quot;));0)" office:value-type="float" office:value="4" calcext:value-type="float">
            <text:p>4</text:p>
          </table:table-cell>
          <table:table-cell table:formula="of:=IFERROR(VALUE(ORG.LIBREOFFICE.REGEX(ORG.LIBREOFFICE.REGEX([.$F53];&quot;[\d+]*( green)&quot;);&quot;\d+&quot;));0)" office:value-type="float" office:value="16" calcext:value-type="float">
            <text:p>16</text:p>
          </table:table-cell>
          <table:table-cell table:formula="of:=IFERROR(VALUE(ORG.LIBREOFFICE.REGEX(ORG.LIBREOFFICE.REGEX([.$G53];&quot;[\d+]*( blue)&quot;);&quot;\d+&quot;));0)" office:value-type="float" office:value="6" calcext:value-type="float">
            <text:p>6</text:p>
          </table:table-cell>
          <table:table-cell table:formula="of:=IFERROR(VALUE(ORG.LIBREOFFICE.REGEX(ORG.LIBREOFFICE.REGEX([.$G53];&quot;[\d+]*( red)&quot;);&quot;\d+&quot;));0)" office:value-type="float" office:value="2" calcext:value-type="float">
            <text:p>2</text:p>
          </table:table-cell>
          <table:table-cell table:formula="of:=IFERROR(VALUE(ORG.LIBREOFFICE.REGEX(ORG.LIBREOFFICE.REGEX([.$G53];&quot;[\d+]*( green)&quot;);&quot;\d+&quot;));0)" office:value-type="float" office:value="16" calcext:value-type="float">
            <text:p>16</text:p>
          </table:table-cell>
          <table:table-cell table:formula="of:=IFERROR(VALUE(ORG.LIBREOFFICE.REGEX(ORG.LIBREOFFICE.REGEX([.$H53];&quot;[\d+]*( blue)&quot;);&quot;\d+&quot;));0)" office:value-type="float" office:value="17" calcext:value-type="float">
            <text:p>17</text:p>
          </table:table-cell>
          <table:table-cell table:formula="of:=IFERROR(VALUE(ORG.LIBREOFFICE.REGEX(ORG.LIBREOFFICE.REGEX([.$H53];&quot;[\d+]*( red)&quot;);&quot;\d+&quot;));0)" office:value-type="float" office:value="5" calcext:value-type="float">
            <text:p>5</text:p>
          </table:table-cell>
          <table:table-cell table:formula="of:=IFERROR(VALUE(ORG.LIBREOFFICE.REGEX(ORG.LIBREOFFICE.REGEX([.$H53];&quot;[\d+]*( green)&quot;);&quot;\d+&quot;));0)" office:value-type="float" office:value="13" calcext:value-type="float">
            <text:p>13</text:p>
          </table:table-cell>
          <table:table-cell table:formula="of:=IFERROR(VALUE(ORG.LIBREOFFICE.REGEX(ORG.LIBREOFFICE.REGEX([.$I53];&quot;[\d+]*( blue)&quot;);&quot;\d+&quot;));0)" office:value-type="float" office:value="0" calcext:value-type="float">
            <text:p>0</text:p>
          </table:table-cell>
          <table:table-cell table:formula="of:=IFERROR(VALUE(ORG.LIBREOFFICE.REGEX(ORG.LIBREOFFICE.REGEX([.$I53];&quot;[\d+]*( red)&quot;);&quot;\d+&quot;));0)" office:value-type="float" office:value="0" calcext:value-type="float">
            <text:p>0</text:p>
          </table:table-cell>
          <table:table-cell table:formula="of:=IFERROR(VALUE(ORG.LIBREOFFICE.REGEX(ORG.LIBREOFFICE.REGEX([.$I53];&quot;[\d+]*( green)&quot;);&quot;\d+&quot;));0)" office:value-type="float" office:value="0" calcext:value-type="float">
            <text:p>0</text:p>
          </table:table-cell>
          <table:table-cell/>
          <table:table-cell table:formula="of:=MAX([.K53];[.N53];[.Q53];[.T53];[.W53];[.Z53])" office:value-type="float" office:value="17" calcext:value-type="float">
            <text:p>17</text:p>
          </table:table-cell>
          <table:table-cell table:formula="of:=MAX([.L53];[.O53];[.R53];[.U53];[.X53];[.AA53])" office:value-type="float" office:value="5" calcext:value-type="float">
            <text:p>5</text:p>
          </table:table-cell>
          <table:table-cell table:formula="of:=MAX([.M53];[.P53];[.S53];[.V53];[.Y53];[.AB53])" office:value-type="float" office:value="16" calcext:value-type="float">
            <text:p>16</text:p>
          </table:table-cell>
          <table:table-cell/>
          <table:table-cell table:formula="of:=IF(AND([.AD53]&lt;=14;[.AE53]&lt;=12;[.AF53]&lt;=13);VALUE([.B53]);&quot;&quot;)">
            <text:p/>
          </table:table-cell>
          <table:table-cell table:number-columns-repeated="2"/>
        </table:table-row>
        <table:table-row table:style-name="ro15">
          <table:table-cell office:value-type="string" calcext:value-type="string">
            <text:p>Game 52: 7 green, 10 red, 2 blue; 6 green, 12 red, 3 blue; 10 red, 3 blue, 8 green; 3 blue, 1 green, 8 red; 6 green, 5 blue, 3 red</text:p>
          </table:table-cell>
          <table:table-cell table:formula="of:=ORG.LIBREOFFICE.REGEX([.A54];&quot;\d+&quot;)" office:value-type="string" office:string-value="52" calcext:value-type="string">
            <text:p>52</text:p>
          </table:table-cell>
          <table:table-cell/>
          <table:table-cell office:value-type="string" calcext:value-type="string">
            <text:p><text:s/>7 green, 10 red, 2 blue</text:p>
          </table:table-cell>
          <table:table-cell office:value-type="string" calcext:value-type="string">
            <text:p><text:s/>6 green, 12 red, 3 blue</text:p>
          </table:table-cell>
          <table:table-cell office:value-type="string" calcext:value-type="string">
            <text:p><text:s/>10 red, 3 blue, 8 green</text:p>
          </table:table-cell>
          <table:table-cell office:value-type="string" calcext:value-type="string">
            <text:p><text:s/>3 blue, 1 green, 8 red</text:p>
          </table:table-cell>
          <table:table-cell office:value-type="string" calcext:value-type="string">
            <text:p><text:s/>6 green, 5 blue, 3 red</text:p>
          </table:table-cell>
          <table:table-cell table:number-columns-repeated="2"/>
          <table:table-cell table:formula="of:=IFERROR(VALUE(ORG.LIBREOFFICE.REGEX(ORG.LIBREOFFICE.REGEX([.$D54];&quot;[\d+]*( blue)&quot;);&quot;\d+&quot;));0)" office:value-type="float" office:value="2" calcext:value-type="float">
            <text:p>2</text:p>
          </table:table-cell>
          <table:table-cell table:formula="of:=IFERROR(VALUE(ORG.LIBREOFFICE.REGEX(ORG.LIBREOFFICE.REGEX([.$D54];&quot;[\d+]*( red)&quot;);&quot;\d+&quot;));0)" office:value-type="float" office:value="10" calcext:value-type="float">
            <text:p>10</text:p>
          </table:table-cell>
          <table:table-cell table:formula="of:=IFERROR(VALUE(ORG.LIBREOFFICE.REGEX(ORG.LIBREOFFICE.REGEX([.$D54];&quot;[\d+]*( green)&quot;);&quot;\d+&quot;));0)" office:value-type="float" office:value="7" calcext:value-type="float">
            <text:p>7</text:p>
          </table:table-cell>
          <table:table-cell table:formula="of:=IFERROR(VALUE(ORG.LIBREOFFICE.REGEX(ORG.LIBREOFFICE.REGEX([.$E54];&quot;[\d+]*( blue)&quot;);&quot;\d+&quot;));0)" office:value-type="float" office:value="3" calcext:value-type="float">
            <text:p>3</text:p>
          </table:table-cell>
          <table:table-cell table:formula="of:=IFERROR(VALUE(ORG.LIBREOFFICE.REGEX(ORG.LIBREOFFICE.REGEX([.$E54];&quot;[\d+]*( red)&quot;);&quot;\d+&quot;));0)" office:value-type="float" office:value="12" calcext:value-type="float">
            <text:p>12</text:p>
          </table:table-cell>
          <table:table-cell table:formula="of:=IFERROR(VALUE(ORG.LIBREOFFICE.REGEX(ORG.LIBREOFFICE.REGEX([.$E54];&quot;[\d+]*( green)&quot;);&quot;\d+&quot;));0)" office:value-type="float" office:value="6" calcext:value-type="float">
            <text:p>6</text:p>
          </table:table-cell>
          <table:table-cell table:formula="of:=IFERROR(VALUE(ORG.LIBREOFFICE.REGEX(ORG.LIBREOFFICE.REGEX([.$F54];&quot;[\d+]*( blue)&quot;);&quot;\d+&quot;));0)" office:value-type="float" office:value="3" calcext:value-type="float">
            <text:p>3</text:p>
          </table:table-cell>
          <table:table-cell table:formula="of:=IFERROR(VALUE(ORG.LIBREOFFICE.REGEX(ORG.LIBREOFFICE.REGEX([.$F54];&quot;[\d+]*( red)&quot;);&quot;\d+&quot;));0)" office:value-type="float" office:value="10" calcext:value-type="float">
            <text:p>10</text:p>
          </table:table-cell>
          <table:table-cell table:formula="of:=IFERROR(VALUE(ORG.LIBREOFFICE.REGEX(ORG.LIBREOFFICE.REGEX([.$F54];&quot;[\d+]*( green)&quot;);&quot;\d+&quot;));0)" office:value-type="float" office:value="8" calcext:value-type="float">
            <text:p>8</text:p>
          </table:table-cell>
          <table:table-cell table:formula="of:=IFERROR(VALUE(ORG.LIBREOFFICE.REGEX(ORG.LIBREOFFICE.REGEX([.$G54];&quot;[\d+]*( blue)&quot;);&quot;\d+&quot;));0)" office:value-type="float" office:value="3" calcext:value-type="float">
            <text:p>3</text:p>
          </table:table-cell>
          <table:table-cell table:formula="of:=IFERROR(VALUE(ORG.LIBREOFFICE.REGEX(ORG.LIBREOFFICE.REGEX([.$G54];&quot;[\d+]*( red)&quot;);&quot;\d+&quot;));0)" office:value-type="float" office:value="8" calcext:value-type="float">
            <text:p>8</text:p>
          </table:table-cell>
          <table:table-cell table:formula="of:=IFERROR(VALUE(ORG.LIBREOFFICE.REGEX(ORG.LIBREOFFICE.REGEX([.$G54];&quot;[\d+]*( green)&quot;);&quot;\d+&quot;));0)" office:value-type="float" office:value="1" calcext:value-type="float">
            <text:p>1</text:p>
          </table:table-cell>
          <table:table-cell table:formula="of:=IFERROR(VALUE(ORG.LIBREOFFICE.REGEX(ORG.LIBREOFFICE.REGEX([.$H54];&quot;[\d+]*( blue)&quot;);&quot;\d+&quot;));0)" office:value-type="float" office:value="5" calcext:value-type="float">
            <text:p>5</text:p>
          </table:table-cell>
          <table:table-cell table:formula="of:=IFERROR(VALUE(ORG.LIBREOFFICE.REGEX(ORG.LIBREOFFICE.REGEX([.$H54];&quot;[\d+]*( red)&quot;);&quot;\d+&quot;));0)" office:value-type="float" office:value="3" calcext:value-type="float">
            <text:p>3</text:p>
          </table:table-cell>
          <table:table-cell table:formula="of:=IFERROR(VALUE(ORG.LIBREOFFICE.REGEX(ORG.LIBREOFFICE.REGEX([.$H54];&quot;[\d+]*( green)&quot;);&quot;\d+&quot;));0)" office:value-type="float" office:value="6" calcext:value-type="float">
            <text:p>6</text:p>
          </table:table-cell>
          <table:table-cell table:formula="of:=IFERROR(VALUE(ORG.LIBREOFFICE.REGEX(ORG.LIBREOFFICE.REGEX([.$I54];&quot;[\d+]*( blue)&quot;);&quot;\d+&quot;));0)" office:value-type="float" office:value="0" calcext:value-type="float">
            <text:p>0</text:p>
          </table:table-cell>
          <table:table-cell table:formula="of:=IFERROR(VALUE(ORG.LIBREOFFICE.REGEX(ORG.LIBREOFFICE.REGEX([.$I54];&quot;[\d+]*( red)&quot;);&quot;\d+&quot;));0)" office:value-type="float" office:value="0" calcext:value-type="float">
            <text:p>0</text:p>
          </table:table-cell>
          <table:table-cell table:formula="of:=IFERROR(VALUE(ORG.LIBREOFFICE.REGEX(ORG.LIBREOFFICE.REGEX([.$I54];&quot;[\d+]*( green)&quot;);&quot;\d+&quot;));0)" office:value-type="float" office:value="0" calcext:value-type="float">
            <text:p>0</text:p>
          </table:table-cell>
          <table:table-cell/>
          <table:table-cell table:formula="of:=MAX([.K54];[.N54];[.Q54];[.T54];[.W54];[.Z54])" office:value-type="float" office:value="5" calcext:value-type="float">
            <text:p>5</text:p>
          </table:table-cell>
          <table:table-cell table:formula="of:=MAX([.L54];[.O54];[.R54];[.U54];[.X54];[.AA54])" office:value-type="float" office:value="12" calcext:value-type="float">
            <text:p>12</text:p>
          </table:table-cell>
          <table:table-cell table:formula="of:=MAX([.M54];[.P54];[.S54];[.V54];[.Y54];[.AB54])" office:value-type="float" office:value="8" calcext:value-type="float">
            <text:p>8</text:p>
          </table:table-cell>
          <table:table-cell/>
          <table:table-cell table:formula="of:=IF(AND([.AD54]&lt;=14;[.AE54]&lt;=12;[.AF54]&lt;=13);VALUE([.B54]);&quot;&quot;)" office:value-type="float" office:value="52" calcext:value-type="float">
            <text:p>52</text:p>
          </table:table-cell>
          <table:table-cell table:number-columns-repeated="2"/>
        </table:table-row>
        <table:table-row table:style-name="ro15">
          <table:table-cell office:value-type="string" calcext:value-type="string">
            <text:p>Game 53: 8 blue, 3 green; 7 green, 11 blue, 1 red; 1 red, 7 blue, 9 green; 1 blue, 1 green; 4 green, 1 red; 1 red, 8 blue</text:p>
          </table:table-cell>
          <table:table-cell table:formula="of:=ORG.LIBREOFFICE.REGEX([.A55];&quot;\d+&quot;)" office:value-type="string" office:string-value="53" calcext:value-type="string">
            <text:p>53</text:p>
          </table:table-cell>
          <table:table-cell/>
          <table:table-cell office:value-type="string" calcext:value-type="string">
            <text:p><text:s/>8 blue, 3 green</text:p>
          </table:table-cell>
          <table:table-cell office:value-type="string" calcext:value-type="string">
            <text:p><text:s/>7 green, 11 blue, 1 red</text:p>
          </table:table-cell>
          <table:table-cell office:value-type="string" calcext:value-type="string">
            <text:p><text:s/>1 red, 7 blue, 9 green</text:p>
          </table:table-cell>
          <table:table-cell office:value-type="string" calcext:value-type="string">
            <text:p><text:s/>1 blue, 1 green</text:p>
          </table:table-cell>
          <table:table-cell office:value-type="string" calcext:value-type="string">
            <text:p><text:s/>4 green, 1 red</text:p>
          </table:table-cell>
          <table:table-cell office:value-type="string" calcext:value-type="string">
            <text:p><text:s/>1 red, 8 blue</text:p>
          </table:table-cell>
          <table:table-cell/>
          <table:table-cell table:formula="of:=IFERROR(VALUE(ORG.LIBREOFFICE.REGEX(ORG.LIBREOFFICE.REGEX([.$D55];&quot;[\d+]*( blue)&quot;);&quot;\d+&quot;));0)" office:value-type="float" office:value="8" calcext:value-type="float">
            <text:p>8</text:p>
          </table:table-cell>
          <table:table-cell table:formula="of:=IFERROR(VALUE(ORG.LIBREOFFICE.REGEX(ORG.LIBREOFFICE.REGEX([.$D55];&quot;[\d+]*( red)&quot;);&quot;\d+&quot;));0)" office:value-type="float" office:value="0" calcext:value-type="float">
            <text:p>0</text:p>
          </table:table-cell>
          <table:table-cell table:formula="of:=IFERROR(VALUE(ORG.LIBREOFFICE.REGEX(ORG.LIBREOFFICE.REGEX([.$D55];&quot;[\d+]*( green)&quot;);&quot;\d+&quot;));0)" office:value-type="float" office:value="3" calcext:value-type="float">
            <text:p>3</text:p>
          </table:table-cell>
          <table:table-cell table:formula="of:=IFERROR(VALUE(ORG.LIBREOFFICE.REGEX(ORG.LIBREOFFICE.REGEX([.$E55];&quot;[\d+]*( blue)&quot;);&quot;\d+&quot;));0)" office:value-type="float" office:value="11" calcext:value-type="float">
            <text:p>11</text:p>
          </table:table-cell>
          <table:table-cell table:formula="of:=IFERROR(VALUE(ORG.LIBREOFFICE.REGEX(ORG.LIBREOFFICE.REGEX([.$E55];&quot;[\d+]*( red)&quot;);&quot;\d+&quot;));0)" office:value-type="float" office:value="1" calcext:value-type="float">
            <text:p>1</text:p>
          </table:table-cell>
          <table:table-cell table:formula="of:=IFERROR(VALUE(ORG.LIBREOFFICE.REGEX(ORG.LIBREOFFICE.REGEX([.$E55];&quot;[\d+]*( green)&quot;);&quot;\d+&quot;));0)" office:value-type="float" office:value="7" calcext:value-type="float">
            <text:p>7</text:p>
          </table:table-cell>
          <table:table-cell table:formula="of:=IFERROR(VALUE(ORG.LIBREOFFICE.REGEX(ORG.LIBREOFFICE.REGEX([.$F55];&quot;[\d+]*( blue)&quot;);&quot;\d+&quot;));0)" office:value-type="float" office:value="7" calcext:value-type="float">
            <text:p>7</text:p>
          </table:table-cell>
          <table:table-cell table:formula="of:=IFERROR(VALUE(ORG.LIBREOFFICE.REGEX(ORG.LIBREOFFICE.REGEX([.$F55];&quot;[\d+]*( red)&quot;);&quot;\d+&quot;));0)" office:value-type="float" office:value="1" calcext:value-type="float">
            <text:p>1</text:p>
          </table:table-cell>
          <table:table-cell table:formula="of:=IFERROR(VALUE(ORG.LIBREOFFICE.REGEX(ORG.LIBREOFFICE.REGEX([.$F55];&quot;[\d+]*( green)&quot;);&quot;\d+&quot;));0)" office:value-type="float" office:value="9" calcext:value-type="float">
            <text:p>9</text:p>
          </table:table-cell>
          <table:table-cell table:formula="of:=IFERROR(VALUE(ORG.LIBREOFFICE.REGEX(ORG.LIBREOFFICE.REGEX([.$G55];&quot;[\d+]*( blue)&quot;);&quot;\d+&quot;));0)" office:value-type="float" office:value="1" calcext:value-type="float">
            <text:p>1</text:p>
          </table:table-cell>
          <table:table-cell table:formula="of:=IFERROR(VALUE(ORG.LIBREOFFICE.REGEX(ORG.LIBREOFFICE.REGEX([.$G55];&quot;[\d+]*( red)&quot;);&quot;\d+&quot;));0)" office:value-type="float" office:value="0" calcext:value-type="float">
            <text:p>0</text:p>
          </table:table-cell>
          <table:table-cell table:formula="of:=IFERROR(VALUE(ORG.LIBREOFFICE.REGEX(ORG.LIBREOFFICE.REGEX([.$G55];&quot;[\d+]*( green)&quot;);&quot;\d+&quot;));0)" office:value-type="float" office:value="1" calcext:value-type="float">
            <text:p>1</text:p>
          </table:table-cell>
          <table:table-cell table:formula="of:=IFERROR(VALUE(ORG.LIBREOFFICE.REGEX(ORG.LIBREOFFICE.REGEX([.$H55];&quot;[\d+]*( blue)&quot;);&quot;\d+&quot;));0)" office:value-type="float" office:value="0" calcext:value-type="float">
            <text:p>0</text:p>
          </table:table-cell>
          <table:table-cell table:formula="of:=IFERROR(VALUE(ORG.LIBREOFFICE.REGEX(ORG.LIBREOFFICE.REGEX([.$H55];&quot;[\d+]*( red)&quot;);&quot;\d+&quot;));0)" office:value-type="float" office:value="1" calcext:value-type="float">
            <text:p>1</text:p>
          </table:table-cell>
          <table:table-cell table:formula="of:=IFERROR(VALUE(ORG.LIBREOFFICE.REGEX(ORG.LIBREOFFICE.REGEX([.$H55];&quot;[\d+]*( green)&quot;);&quot;\d+&quot;));0)" office:value-type="float" office:value="4" calcext:value-type="float">
            <text:p>4</text:p>
          </table:table-cell>
          <table:table-cell table:formula="of:=IFERROR(VALUE(ORG.LIBREOFFICE.REGEX(ORG.LIBREOFFICE.REGEX([.$I55];&quot;[\d+]*( blue)&quot;);&quot;\d+&quot;));0)" office:value-type="float" office:value="8" calcext:value-type="float">
            <text:p>8</text:p>
          </table:table-cell>
          <table:table-cell table:formula="of:=IFERROR(VALUE(ORG.LIBREOFFICE.REGEX(ORG.LIBREOFFICE.REGEX([.$I55];&quot;[\d+]*( red)&quot;);&quot;\d+&quot;));0)" office:value-type="float" office:value="1" calcext:value-type="float">
            <text:p>1</text:p>
          </table:table-cell>
          <table:table-cell table:formula="of:=IFERROR(VALUE(ORG.LIBREOFFICE.REGEX(ORG.LIBREOFFICE.REGEX([.$I55];&quot;[\d+]*( green)&quot;);&quot;\d+&quot;));0)" office:value-type="float" office:value="0" calcext:value-type="float">
            <text:p>0</text:p>
          </table:table-cell>
          <table:table-cell/>
          <table:table-cell table:formula="of:=MAX([.K55];[.N55];[.Q55];[.T55];[.W55];[.Z55])" office:value-type="float" office:value="11" calcext:value-type="float">
            <text:p>11</text:p>
          </table:table-cell>
          <table:table-cell table:formula="of:=MAX([.L55];[.O55];[.R55];[.U55];[.X55];[.AA55])" office:value-type="float" office:value="1" calcext:value-type="float">
            <text:p>1</text:p>
          </table:table-cell>
          <table:table-cell table:formula="of:=MAX([.M55];[.P55];[.S55];[.V55];[.Y55];[.AB55])" office:value-type="float" office:value="9" calcext:value-type="float">
            <text:p>9</text:p>
          </table:table-cell>
          <table:table-cell/>
          <table:table-cell table:formula="of:=IF(AND([.AD55]&lt;=14;[.AE55]&lt;=12;[.AF55]&lt;=13);VALUE([.B55]);&quot;&quot;)" office:value-type="float" office:value="53" calcext:value-type="float">
            <text:p>53</text:p>
          </table:table-cell>
          <table:table-cell table:number-columns-repeated="2"/>
        </table:table-row>
        <table:table-row table:style-name="ro15">
          <table:table-cell office:value-type="string" calcext:value-type="string">
            <text:p>Game 54: 1 blue, 1 green, 4 red; 1 red, 1 blue, 13 green; 11 red, 11 green, 1 blue</text:p>
          </table:table-cell>
          <table:table-cell table:formula="of:=ORG.LIBREOFFICE.REGEX([.A56];&quot;\d+&quot;)" office:value-type="string" office:string-value="54" calcext:value-type="string">
            <text:p>54</text:p>
          </table:table-cell>
          <table:table-cell/>
          <table:table-cell office:value-type="string" calcext:value-type="string">
            <text:p><text:s/>1 blue, 1 green, 4 red</text:p>
          </table:table-cell>
          <table:table-cell office:value-type="string" calcext:value-type="string">
            <text:p><text:s/>1 red, 1 blue, 13 green</text:p>
          </table:table-cell>
          <table:table-cell office:value-type="string" calcext:value-type="string">
            <text:p><text:s/>11 red, 11 green, 1 blue</text:p>
          </table:table-cell>
          <table:table-cell table:number-columns-repeated="4"/>
          <table:table-cell table:formula="of:=IFERROR(VALUE(ORG.LIBREOFFICE.REGEX(ORG.LIBREOFFICE.REGEX([.$D56];&quot;[\d+]*( blue)&quot;);&quot;\d+&quot;));0)" office:value-type="float" office:value="1" calcext:value-type="float">
            <text:p>1</text:p>
          </table:table-cell>
          <table:table-cell table:formula="of:=IFERROR(VALUE(ORG.LIBREOFFICE.REGEX(ORG.LIBREOFFICE.REGEX([.$D56];&quot;[\d+]*( red)&quot;);&quot;\d+&quot;));0)" office:value-type="float" office:value="4" calcext:value-type="float">
            <text:p>4</text:p>
          </table:table-cell>
          <table:table-cell table:formula="of:=IFERROR(VALUE(ORG.LIBREOFFICE.REGEX(ORG.LIBREOFFICE.REGEX([.$D56];&quot;[\d+]*( green)&quot;);&quot;\d+&quot;));0)" office:value-type="float" office:value="1" calcext:value-type="float">
            <text:p>1</text:p>
          </table:table-cell>
          <table:table-cell table:formula="of:=IFERROR(VALUE(ORG.LIBREOFFICE.REGEX(ORG.LIBREOFFICE.REGEX([.$E56];&quot;[\d+]*( blue)&quot;);&quot;\d+&quot;));0)" office:value-type="float" office:value="1" calcext:value-type="float">
            <text:p>1</text:p>
          </table:table-cell>
          <table:table-cell table:formula="of:=IFERROR(VALUE(ORG.LIBREOFFICE.REGEX(ORG.LIBREOFFICE.REGEX([.$E56];&quot;[\d+]*( red)&quot;);&quot;\d+&quot;));0)" office:value-type="float" office:value="1" calcext:value-type="float">
            <text:p>1</text:p>
          </table:table-cell>
          <table:table-cell table:formula="of:=IFERROR(VALUE(ORG.LIBREOFFICE.REGEX(ORG.LIBREOFFICE.REGEX([.$E56];&quot;[\d+]*( green)&quot;);&quot;\d+&quot;));0)" office:value-type="float" office:value="13" calcext:value-type="float">
            <text:p>13</text:p>
          </table:table-cell>
          <table:table-cell table:formula="of:=IFERROR(VALUE(ORG.LIBREOFFICE.REGEX(ORG.LIBREOFFICE.REGEX([.$F56];&quot;[\d+]*( blue)&quot;);&quot;\d+&quot;));0)" office:value-type="float" office:value="1" calcext:value-type="float">
            <text:p>1</text:p>
          </table:table-cell>
          <table:table-cell table:formula="of:=IFERROR(VALUE(ORG.LIBREOFFICE.REGEX(ORG.LIBREOFFICE.REGEX([.$F56];&quot;[\d+]*( red)&quot;);&quot;\d+&quot;));0)" office:value-type="float" office:value="11" calcext:value-type="float">
            <text:p>11</text:p>
          </table:table-cell>
          <table:table-cell table:formula="of:=IFERROR(VALUE(ORG.LIBREOFFICE.REGEX(ORG.LIBREOFFICE.REGEX([.$F56];&quot;[\d+]*( green)&quot;);&quot;\d+&quot;));0)" office:value-type="float" office:value="11" calcext:value-type="float">
            <text:p>11</text:p>
          </table:table-cell>
          <table:table-cell table:formula="of:=IFERROR(VALUE(ORG.LIBREOFFICE.REGEX(ORG.LIBREOFFICE.REGEX([.$G56];&quot;[\d+]*( blue)&quot;);&quot;\d+&quot;));0)" office:value-type="float" office:value="0" calcext:value-type="float">
            <text:p>0</text:p>
          </table:table-cell>
          <table:table-cell table:formula="of:=IFERROR(VALUE(ORG.LIBREOFFICE.REGEX(ORG.LIBREOFFICE.REGEX([.$G56];&quot;[\d+]*( red)&quot;);&quot;\d+&quot;));0)" office:value-type="float" office:value="0" calcext:value-type="float">
            <text:p>0</text:p>
          </table:table-cell>
          <table:table-cell table:formula="of:=IFERROR(VALUE(ORG.LIBREOFFICE.REGEX(ORG.LIBREOFFICE.REGEX([.$G56];&quot;[\d+]*( green)&quot;);&quot;\d+&quot;));0)" office:value-type="float" office:value="0" calcext:value-type="float">
            <text:p>0</text:p>
          </table:table-cell>
          <table:table-cell table:formula="of:=IFERROR(VALUE(ORG.LIBREOFFICE.REGEX(ORG.LIBREOFFICE.REGEX([.$H56];&quot;[\d+]*( blue)&quot;);&quot;\d+&quot;));0)" office:value-type="float" office:value="0" calcext:value-type="float">
            <text:p>0</text:p>
          </table:table-cell>
          <table:table-cell table:formula="of:=IFERROR(VALUE(ORG.LIBREOFFICE.REGEX(ORG.LIBREOFFICE.REGEX([.$H56];&quot;[\d+]*( red)&quot;);&quot;\d+&quot;));0)" office:value-type="float" office:value="0" calcext:value-type="float">
            <text:p>0</text:p>
          </table:table-cell>
          <table:table-cell table:formula="of:=IFERROR(VALUE(ORG.LIBREOFFICE.REGEX(ORG.LIBREOFFICE.REGEX([.$H56];&quot;[\d+]*( green)&quot;);&quot;\d+&quot;));0)" office:value-type="float" office:value="0" calcext:value-type="float">
            <text:p>0</text:p>
          </table:table-cell>
          <table:table-cell table:formula="of:=IFERROR(VALUE(ORG.LIBREOFFICE.REGEX(ORG.LIBREOFFICE.REGEX([.$I56];&quot;[\d+]*( blue)&quot;);&quot;\d+&quot;));0)" office:value-type="float" office:value="0" calcext:value-type="float">
            <text:p>0</text:p>
          </table:table-cell>
          <table:table-cell table:formula="of:=IFERROR(VALUE(ORG.LIBREOFFICE.REGEX(ORG.LIBREOFFICE.REGEX([.$I56];&quot;[\d+]*( red)&quot;);&quot;\d+&quot;));0)" office:value-type="float" office:value="0" calcext:value-type="float">
            <text:p>0</text:p>
          </table:table-cell>
          <table:table-cell table:formula="of:=IFERROR(VALUE(ORG.LIBREOFFICE.REGEX(ORG.LIBREOFFICE.REGEX([.$I56];&quot;[\d+]*( green)&quot;);&quot;\d+&quot;));0)" office:value-type="float" office:value="0" calcext:value-type="float">
            <text:p>0</text:p>
          </table:table-cell>
          <table:table-cell/>
          <table:table-cell table:formula="of:=MAX([.K56];[.N56];[.Q56];[.T56];[.W56];[.Z56])" office:value-type="float" office:value="1" calcext:value-type="float">
            <text:p>1</text:p>
          </table:table-cell>
          <table:table-cell table:formula="of:=MAX([.L56];[.O56];[.R56];[.U56];[.X56];[.AA56])" office:value-type="float" office:value="11" calcext:value-type="float">
            <text:p>11</text:p>
          </table:table-cell>
          <table:table-cell table:formula="of:=MAX([.M56];[.P56];[.S56];[.V56];[.Y56];[.AB56])" office:value-type="float" office:value="13" calcext:value-type="float">
            <text:p>13</text:p>
          </table:table-cell>
          <table:table-cell/>
          <table:table-cell table:formula="of:=IF(AND([.AD56]&lt;=14;[.AE56]&lt;=12;[.AF56]&lt;=13);VALUE([.B56]);&quot;&quot;)" office:value-type="float" office:value="54" calcext:value-type="float">
            <text:p>54</text:p>
          </table:table-cell>
          <table:table-cell table:number-columns-repeated="2"/>
        </table:table-row>
        <table:table-row table:style-name="ro15">
          <table:table-cell office:value-type="string" calcext:value-type="string">
            <text:p>Game 55: 5 blue, 4 red, 11 green; 13 green, 9 blue, 3 red; 3 red, 7 green, 8 blue; 2 red, 20 blue, 2 green; 3 red, 10 blue, 1 green; 12 green, 5 red, 8 blue</text:p>
          </table:table-cell>
          <table:table-cell table:formula="of:=ORG.LIBREOFFICE.REGEX([.A57];&quot;\d+&quot;)" office:value-type="string" office:string-value="55" calcext:value-type="string">
            <text:p>55</text:p>
          </table:table-cell>
          <table:table-cell/>
          <table:table-cell office:value-type="string" calcext:value-type="string">
            <text:p><text:s/>5 blue, 4 red, 11 green</text:p>
          </table:table-cell>
          <table:table-cell office:value-type="string" calcext:value-type="string">
            <text:p><text:s/>13 green, 9 blue, 3 red</text:p>
          </table:table-cell>
          <table:table-cell office:value-type="string" calcext:value-type="string">
            <text:p><text:s/>3 red, 7 green, 8 blue</text:p>
          </table:table-cell>
          <table:table-cell office:value-type="string" calcext:value-type="string">
            <text:p><text:s/>2 red, 20 blue, 2 green</text:p>
          </table:table-cell>
          <table:table-cell office:value-type="string" calcext:value-type="string">
            <text:p><text:s/>3 red, 10 blue, 1 green</text:p>
          </table:table-cell>
          <table:table-cell office:value-type="string" calcext:value-type="string">
            <text:p><text:s/>12 green, 5 red, 8 blue</text:p>
          </table:table-cell>
          <table:table-cell/>
          <table:table-cell table:formula="of:=IFERROR(VALUE(ORG.LIBREOFFICE.REGEX(ORG.LIBREOFFICE.REGEX([.$D57];&quot;[\d+]*( blue)&quot;);&quot;\d+&quot;));0)" office:value-type="float" office:value="5" calcext:value-type="float">
            <text:p>5</text:p>
          </table:table-cell>
          <table:table-cell table:formula="of:=IFERROR(VALUE(ORG.LIBREOFFICE.REGEX(ORG.LIBREOFFICE.REGEX([.$D57];&quot;[\d+]*( red)&quot;);&quot;\d+&quot;));0)" office:value-type="float" office:value="4" calcext:value-type="float">
            <text:p>4</text:p>
          </table:table-cell>
          <table:table-cell table:formula="of:=IFERROR(VALUE(ORG.LIBREOFFICE.REGEX(ORG.LIBREOFFICE.REGEX([.$D57];&quot;[\d+]*( green)&quot;);&quot;\d+&quot;));0)" office:value-type="float" office:value="11" calcext:value-type="float">
            <text:p>11</text:p>
          </table:table-cell>
          <table:table-cell table:formula="of:=IFERROR(VALUE(ORG.LIBREOFFICE.REGEX(ORG.LIBREOFFICE.REGEX([.$E57];&quot;[\d+]*( blue)&quot;);&quot;\d+&quot;));0)" office:value-type="float" office:value="9" calcext:value-type="float">
            <text:p>9</text:p>
          </table:table-cell>
          <table:table-cell table:formula="of:=IFERROR(VALUE(ORG.LIBREOFFICE.REGEX(ORG.LIBREOFFICE.REGEX([.$E57];&quot;[\d+]*( red)&quot;);&quot;\d+&quot;));0)" office:value-type="float" office:value="3" calcext:value-type="float">
            <text:p>3</text:p>
          </table:table-cell>
          <table:table-cell table:formula="of:=IFERROR(VALUE(ORG.LIBREOFFICE.REGEX(ORG.LIBREOFFICE.REGEX([.$E57];&quot;[\d+]*( green)&quot;);&quot;\d+&quot;));0)" office:value-type="float" office:value="13" calcext:value-type="float">
            <text:p>13</text:p>
          </table:table-cell>
          <table:table-cell table:formula="of:=IFERROR(VALUE(ORG.LIBREOFFICE.REGEX(ORG.LIBREOFFICE.REGEX([.$F57];&quot;[\d+]*( blue)&quot;);&quot;\d+&quot;));0)" office:value-type="float" office:value="8" calcext:value-type="float">
            <text:p>8</text:p>
          </table:table-cell>
          <table:table-cell table:formula="of:=IFERROR(VALUE(ORG.LIBREOFFICE.REGEX(ORG.LIBREOFFICE.REGEX([.$F57];&quot;[\d+]*( red)&quot;);&quot;\d+&quot;));0)" office:value-type="float" office:value="3" calcext:value-type="float">
            <text:p>3</text:p>
          </table:table-cell>
          <table:table-cell table:formula="of:=IFERROR(VALUE(ORG.LIBREOFFICE.REGEX(ORG.LIBREOFFICE.REGEX([.$F57];&quot;[\d+]*( green)&quot;);&quot;\d+&quot;));0)" office:value-type="float" office:value="7" calcext:value-type="float">
            <text:p>7</text:p>
          </table:table-cell>
          <table:table-cell table:formula="of:=IFERROR(VALUE(ORG.LIBREOFFICE.REGEX(ORG.LIBREOFFICE.REGEX([.$G57];&quot;[\d+]*( blue)&quot;);&quot;\d+&quot;));0)" office:value-type="float" office:value="20" calcext:value-type="float">
            <text:p>20</text:p>
          </table:table-cell>
          <table:table-cell table:formula="of:=IFERROR(VALUE(ORG.LIBREOFFICE.REGEX(ORG.LIBREOFFICE.REGEX([.$G57];&quot;[\d+]*( red)&quot;);&quot;\d+&quot;));0)" office:value-type="float" office:value="2" calcext:value-type="float">
            <text:p>2</text:p>
          </table:table-cell>
          <table:table-cell table:formula="of:=IFERROR(VALUE(ORG.LIBREOFFICE.REGEX(ORG.LIBREOFFICE.REGEX([.$G57];&quot;[\d+]*( green)&quot;);&quot;\d+&quot;));0)" office:value-type="float" office:value="2" calcext:value-type="float">
            <text:p>2</text:p>
          </table:table-cell>
          <table:table-cell table:formula="of:=IFERROR(VALUE(ORG.LIBREOFFICE.REGEX(ORG.LIBREOFFICE.REGEX([.$H57];&quot;[\d+]*( blue)&quot;);&quot;\d+&quot;));0)" office:value-type="float" office:value="10" calcext:value-type="float">
            <text:p>10</text:p>
          </table:table-cell>
          <table:table-cell table:formula="of:=IFERROR(VALUE(ORG.LIBREOFFICE.REGEX(ORG.LIBREOFFICE.REGEX([.$H57];&quot;[\d+]*( red)&quot;);&quot;\d+&quot;));0)" office:value-type="float" office:value="3" calcext:value-type="float">
            <text:p>3</text:p>
          </table:table-cell>
          <table:table-cell table:formula="of:=IFERROR(VALUE(ORG.LIBREOFFICE.REGEX(ORG.LIBREOFFICE.REGEX([.$H57];&quot;[\d+]*( green)&quot;);&quot;\d+&quot;));0)" office:value-type="float" office:value="1" calcext:value-type="float">
            <text:p>1</text:p>
          </table:table-cell>
          <table:table-cell table:formula="of:=IFERROR(VALUE(ORG.LIBREOFFICE.REGEX(ORG.LIBREOFFICE.REGEX([.$I57];&quot;[\d+]*( blue)&quot;);&quot;\d+&quot;));0)" office:value-type="float" office:value="8" calcext:value-type="float">
            <text:p>8</text:p>
          </table:table-cell>
          <table:table-cell table:formula="of:=IFERROR(VALUE(ORG.LIBREOFFICE.REGEX(ORG.LIBREOFFICE.REGEX([.$I57];&quot;[\d+]*( red)&quot;);&quot;\d+&quot;));0)" office:value-type="float" office:value="5" calcext:value-type="float">
            <text:p>5</text:p>
          </table:table-cell>
          <table:table-cell table:formula="of:=IFERROR(VALUE(ORG.LIBREOFFICE.REGEX(ORG.LIBREOFFICE.REGEX([.$I57];&quot;[\d+]*( green)&quot;);&quot;\d+&quot;));0)" office:value-type="float" office:value="12" calcext:value-type="float">
            <text:p>12</text:p>
          </table:table-cell>
          <table:table-cell/>
          <table:table-cell table:formula="of:=MAX([.K57];[.N57];[.Q57];[.T57];[.W57];[.Z57])" office:value-type="float" office:value="20" calcext:value-type="float">
            <text:p>20</text:p>
          </table:table-cell>
          <table:table-cell table:formula="of:=MAX([.L57];[.O57];[.R57];[.U57];[.X57];[.AA57])" office:value-type="float" office:value="5" calcext:value-type="float">
            <text:p>5</text:p>
          </table:table-cell>
          <table:table-cell table:formula="of:=MAX([.M57];[.P57];[.S57];[.V57];[.Y57];[.AB57])" office:value-type="float" office:value="13" calcext:value-type="float">
            <text:p>13</text:p>
          </table:table-cell>
          <table:table-cell/>
          <table:table-cell table:formula="of:=IF(AND([.AD57]&lt;=14;[.AE57]&lt;=12;[.AF57]&lt;=13);VALUE([.B57]);&quot;&quot;)">
            <text:p/>
          </table:table-cell>
          <table:table-cell table:number-columns-repeated="2"/>
        </table:table-row>
        <table:table-row table:style-name="ro15">
          <table:table-cell office:value-type="string" calcext:value-type="string">
            <text:p>Game 56: 17 red, 2 green, 1 blue; 13 blue, 8 green, 6 red; 1 green, 9 blue, 6 red; 2 blue</text:p>
          </table:table-cell>
          <table:table-cell table:formula="of:=ORG.LIBREOFFICE.REGEX([.A58];&quot;\d+&quot;)" office:value-type="string" office:string-value="56" calcext:value-type="string">
            <text:p>56</text:p>
          </table:table-cell>
          <table:table-cell/>
          <table:table-cell office:value-type="string" calcext:value-type="string">
            <text:p><text:s/>17 red, 2 green, 1 blue</text:p>
          </table:table-cell>
          <table:table-cell office:value-type="string" calcext:value-type="string">
            <text:p><text:s/>13 blue, 8 green, 6 red</text:p>
          </table:table-cell>
          <table:table-cell office:value-type="string" calcext:value-type="string">
            <text:p><text:s/>1 green, 9 blue, 6 red</text:p>
          </table:table-cell>
          <table:table-cell office:value-type="string" calcext:value-type="string">
            <text:p><text:s/>2 blue</text:p>
          </table:table-cell>
          <table:table-cell table:number-columns-repeated="3"/>
          <table:table-cell table:formula="of:=IFERROR(VALUE(ORG.LIBREOFFICE.REGEX(ORG.LIBREOFFICE.REGEX([.$D58];&quot;[\d+]*( blue)&quot;);&quot;\d+&quot;));0)" office:value-type="float" office:value="1" calcext:value-type="float">
            <text:p>1</text:p>
          </table:table-cell>
          <table:table-cell table:formula="of:=IFERROR(VALUE(ORG.LIBREOFFICE.REGEX(ORG.LIBREOFFICE.REGEX([.$D58];&quot;[\d+]*( red)&quot;);&quot;\d+&quot;));0)" office:value-type="float" office:value="17" calcext:value-type="float">
            <text:p>17</text:p>
          </table:table-cell>
          <table:table-cell table:formula="of:=IFERROR(VALUE(ORG.LIBREOFFICE.REGEX(ORG.LIBREOFFICE.REGEX([.$D58];&quot;[\d+]*( green)&quot;);&quot;\d+&quot;));0)" office:value-type="float" office:value="2" calcext:value-type="float">
            <text:p>2</text:p>
          </table:table-cell>
          <table:table-cell table:formula="of:=IFERROR(VALUE(ORG.LIBREOFFICE.REGEX(ORG.LIBREOFFICE.REGEX([.$E58];&quot;[\d+]*( blue)&quot;);&quot;\d+&quot;));0)" office:value-type="float" office:value="13" calcext:value-type="float">
            <text:p>13</text:p>
          </table:table-cell>
          <table:table-cell table:formula="of:=IFERROR(VALUE(ORG.LIBREOFFICE.REGEX(ORG.LIBREOFFICE.REGEX([.$E58];&quot;[\d+]*( red)&quot;);&quot;\d+&quot;));0)" office:value-type="float" office:value="6" calcext:value-type="float">
            <text:p>6</text:p>
          </table:table-cell>
          <table:table-cell table:formula="of:=IFERROR(VALUE(ORG.LIBREOFFICE.REGEX(ORG.LIBREOFFICE.REGEX([.$E58];&quot;[\d+]*( green)&quot;);&quot;\d+&quot;));0)" office:value-type="float" office:value="8" calcext:value-type="float">
            <text:p>8</text:p>
          </table:table-cell>
          <table:table-cell table:formula="of:=IFERROR(VALUE(ORG.LIBREOFFICE.REGEX(ORG.LIBREOFFICE.REGEX([.$F58];&quot;[\d+]*( blue)&quot;);&quot;\d+&quot;));0)" office:value-type="float" office:value="9" calcext:value-type="float">
            <text:p>9</text:p>
          </table:table-cell>
          <table:table-cell table:formula="of:=IFERROR(VALUE(ORG.LIBREOFFICE.REGEX(ORG.LIBREOFFICE.REGEX([.$F58];&quot;[\d+]*( red)&quot;);&quot;\d+&quot;));0)" office:value-type="float" office:value="6" calcext:value-type="float">
            <text:p>6</text:p>
          </table:table-cell>
          <table:table-cell table:formula="of:=IFERROR(VALUE(ORG.LIBREOFFICE.REGEX(ORG.LIBREOFFICE.REGEX([.$F58];&quot;[\d+]*( green)&quot;);&quot;\d+&quot;));0)" office:value-type="float" office:value="1" calcext:value-type="float">
            <text:p>1</text:p>
          </table:table-cell>
          <table:table-cell table:formula="of:=IFERROR(VALUE(ORG.LIBREOFFICE.REGEX(ORG.LIBREOFFICE.REGEX([.$G58];&quot;[\d+]*( blue)&quot;);&quot;\d+&quot;));0)" office:value-type="float" office:value="2" calcext:value-type="float">
            <text:p>2</text:p>
          </table:table-cell>
          <table:table-cell table:formula="of:=IFERROR(VALUE(ORG.LIBREOFFICE.REGEX(ORG.LIBREOFFICE.REGEX([.$G58];&quot;[\d+]*( red)&quot;);&quot;\d+&quot;));0)" office:value-type="float" office:value="0" calcext:value-type="float">
            <text:p>0</text:p>
          </table:table-cell>
          <table:table-cell table:formula="of:=IFERROR(VALUE(ORG.LIBREOFFICE.REGEX(ORG.LIBREOFFICE.REGEX([.$G58];&quot;[\d+]*( green)&quot;);&quot;\d+&quot;));0)" office:value-type="float" office:value="0" calcext:value-type="float">
            <text:p>0</text:p>
          </table:table-cell>
          <table:table-cell table:formula="of:=IFERROR(VALUE(ORG.LIBREOFFICE.REGEX(ORG.LIBREOFFICE.REGEX([.$H58];&quot;[\d+]*( blue)&quot;);&quot;\d+&quot;));0)" office:value-type="float" office:value="0" calcext:value-type="float">
            <text:p>0</text:p>
          </table:table-cell>
          <table:table-cell table:formula="of:=IFERROR(VALUE(ORG.LIBREOFFICE.REGEX(ORG.LIBREOFFICE.REGEX([.$H58];&quot;[\d+]*( red)&quot;);&quot;\d+&quot;));0)" office:value-type="float" office:value="0" calcext:value-type="float">
            <text:p>0</text:p>
          </table:table-cell>
          <table:table-cell table:formula="of:=IFERROR(VALUE(ORG.LIBREOFFICE.REGEX(ORG.LIBREOFFICE.REGEX([.$H58];&quot;[\d+]*( green)&quot;);&quot;\d+&quot;));0)" office:value-type="float" office:value="0" calcext:value-type="float">
            <text:p>0</text:p>
          </table:table-cell>
          <table:table-cell table:formula="of:=IFERROR(VALUE(ORG.LIBREOFFICE.REGEX(ORG.LIBREOFFICE.REGEX([.$I58];&quot;[\d+]*( blue)&quot;);&quot;\d+&quot;));0)" office:value-type="float" office:value="0" calcext:value-type="float">
            <text:p>0</text:p>
          </table:table-cell>
          <table:table-cell table:formula="of:=IFERROR(VALUE(ORG.LIBREOFFICE.REGEX(ORG.LIBREOFFICE.REGEX([.$I58];&quot;[\d+]*( red)&quot;);&quot;\d+&quot;));0)" office:value-type="float" office:value="0" calcext:value-type="float">
            <text:p>0</text:p>
          </table:table-cell>
          <table:table-cell table:formula="of:=IFERROR(VALUE(ORG.LIBREOFFICE.REGEX(ORG.LIBREOFFICE.REGEX([.$I58];&quot;[\d+]*( green)&quot;);&quot;\d+&quot;));0)" office:value-type="float" office:value="0" calcext:value-type="float">
            <text:p>0</text:p>
          </table:table-cell>
          <table:table-cell/>
          <table:table-cell table:formula="of:=MAX([.K58];[.N58];[.Q58];[.T58];[.W58];[.Z58])" office:value-type="float" office:value="13" calcext:value-type="float">
            <text:p>13</text:p>
          </table:table-cell>
          <table:table-cell table:formula="of:=MAX([.L58];[.O58];[.R58];[.U58];[.X58];[.AA58])" office:value-type="float" office:value="17" calcext:value-type="float">
            <text:p>17</text:p>
          </table:table-cell>
          <table:table-cell table:formula="of:=MAX([.M58];[.P58];[.S58];[.V58];[.Y58];[.AB58])" office:value-type="float" office:value="8" calcext:value-type="float">
            <text:p>8</text:p>
          </table:table-cell>
          <table:table-cell/>
          <table:table-cell table:formula="of:=IF(AND([.AD58]&lt;=14;[.AE58]&lt;=12;[.AF58]&lt;=13);VALUE([.B58]);&quot;&quot;)">
            <text:p/>
          </table:table-cell>
          <table:table-cell table:number-columns-repeated="2"/>
        </table:table-row>
        <table:table-row table:style-name="ro15">
          <table:table-cell office:value-type="string" calcext:value-type="string">
            <text:p>Game 57: 9 green, 1 red, 9 blue; 15 green, 10 blue, 1 red; 5 blue, 3 red, 10 green</text:p>
          </table:table-cell>
          <table:table-cell table:formula="of:=ORG.LIBREOFFICE.REGEX([.A59];&quot;\d+&quot;)" office:value-type="string" office:string-value="57" calcext:value-type="string">
            <text:p>57</text:p>
          </table:table-cell>
          <table:table-cell/>
          <table:table-cell office:value-type="string" calcext:value-type="string">
            <text:p><text:s/>9 green, 1 red, 9 blue</text:p>
          </table:table-cell>
          <table:table-cell office:value-type="string" calcext:value-type="string">
            <text:p><text:s/>15 green, 10 blue, 1 red</text:p>
          </table:table-cell>
          <table:table-cell office:value-type="string" calcext:value-type="string">
            <text:p><text:s/>5 blue, 3 red, 10 green</text:p>
          </table:table-cell>
          <table:table-cell table:number-columns-repeated="4"/>
          <table:table-cell table:formula="of:=IFERROR(VALUE(ORG.LIBREOFFICE.REGEX(ORG.LIBREOFFICE.REGEX([.$D59];&quot;[\d+]*( blue)&quot;);&quot;\d+&quot;));0)" office:value-type="float" office:value="9" calcext:value-type="float">
            <text:p>9</text:p>
          </table:table-cell>
          <table:table-cell table:formula="of:=IFERROR(VALUE(ORG.LIBREOFFICE.REGEX(ORG.LIBREOFFICE.REGEX([.$D59];&quot;[\d+]*( red)&quot;);&quot;\d+&quot;));0)" office:value-type="float" office:value="1" calcext:value-type="float">
            <text:p>1</text:p>
          </table:table-cell>
          <table:table-cell table:formula="of:=IFERROR(VALUE(ORG.LIBREOFFICE.REGEX(ORG.LIBREOFFICE.REGEX([.$D59];&quot;[\d+]*( green)&quot;);&quot;\d+&quot;));0)" office:value-type="float" office:value="9" calcext:value-type="float">
            <text:p>9</text:p>
          </table:table-cell>
          <table:table-cell table:formula="of:=IFERROR(VALUE(ORG.LIBREOFFICE.REGEX(ORG.LIBREOFFICE.REGEX([.$E59];&quot;[\d+]*( blue)&quot;);&quot;\d+&quot;));0)" office:value-type="float" office:value="10" calcext:value-type="float">
            <text:p>10</text:p>
          </table:table-cell>
          <table:table-cell table:formula="of:=IFERROR(VALUE(ORG.LIBREOFFICE.REGEX(ORG.LIBREOFFICE.REGEX([.$E59];&quot;[\d+]*( red)&quot;);&quot;\d+&quot;));0)" office:value-type="float" office:value="1" calcext:value-type="float">
            <text:p>1</text:p>
          </table:table-cell>
          <table:table-cell table:formula="of:=IFERROR(VALUE(ORG.LIBREOFFICE.REGEX(ORG.LIBREOFFICE.REGEX([.$E59];&quot;[\d+]*( green)&quot;);&quot;\d+&quot;));0)" office:value-type="float" office:value="15" calcext:value-type="float">
            <text:p>15</text:p>
          </table:table-cell>
          <table:table-cell table:formula="of:=IFERROR(VALUE(ORG.LIBREOFFICE.REGEX(ORG.LIBREOFFICE.REGEX([.$F59];&quot;[\d+]*( blue)&quot;);&quot;\d+&quot;));0)" office:value-type="float" office:value="5" calcext:value-type="float">
            <text:p>5</text:p>
          </table:table-cell>
          <table:table-cell table:formula="of:=IFERROR(VALUE(ORG.LIBREOFFICE.REGEX(ORG.LIBREOFFICE.REGEX([.$F59];&quot;[\d+]*( red)&quot;);&quot;\d+&quot;));0)" office:value-type="float" office:value="3" calcext:value-type="float">
            <text:p>3</text:p>
          </table:table-cell>
          <table:table-cell table:formula="of:=IFERROR(VALUE(ORG.LIBREOFFICE.REGEX(ORG.LIBREOFFICE.REGEX([.$F59];&quot;[\d+]*( green)&quot;);&quot;\d+&quot;));0)" office:value-type="float" office:value="10" calcext:value-type="float">
            <text:p>10</text:p>
          </table:table-cell>
          <table:table-cell table:formula="of:=IFERROR(VALUE(ORG.LIBREOFFICE.REGEX(ORG.LIBREOFFICE.REGEX([.$G59];&quot;[\d+]*( blue)&quot;);&quot;\d+&quot;));0)" office:value-type="float" office:value="0" calcext:value-type="float">
            <text:p>0</text:p>
          </table:table-cell>
          <table:table-cell table:formula="of:=IFERROR(VALUE(ORG.LIBREOFFICE.REGEX(ORG.LIBREOFFICE.REGEX([.$G59];&quot;[\d+]*( red)&quot;);&quot;\d+&quot;));0)" office:value-type="float" office:value="0" calcext:value-type="float">
            <text:p>0</text:p>
          </table:table-cell>
          <table:table-cell table:formula="of:=IFERROR(VALUE(ORG.LIBREOFFICE.REGEX(ORG.LIBREOFFICE.REGEX([.$G59];&quot;[\d+]*( green)&quot;);&quot;\d+&quot;));0)" office:value-type="float" office:value="0" calcext:value-type="float">
            <text:p>0</text:p>
          </table:table-cell>
          <table:table-cell table:formula="of:=IFERROR(VALUE(ORG.LIBREOFFICE.REGEX(ORG.LIBREOFFICE.REGEX([.$H59];&quot;[\d+]*( blue)&quot;);&quot;\d+&quot;));0)" office:value-type="float" office:value="0" calcext:value-type="float">
            <text:p>0</text:p>
          </table:table-cell>
          <table:table-cell table:formula="of:=IFERROR(VALUE(ORG.LIBREOFFICE.REGEX(ORG.LIBREOFFICE.REGEX([.$H59];&quot;[\d+]*( red)&quot;);&quot;\d+&quot;));0)" office:value-type="float" office:value="0" calcext:value-type="float">
            <text:p>0</text:p>
          </table:table-cell>
          <table:table-cell table:formula="of:=IFERROR(VALUE(ORG.LIBREOFFICE.REGEX(ORG.LIBREOFFICE.REGEX([.$H59];&quot;[\d+]*( green)&quot;);&quot;\d+&quot;));0)" office:value-type="float" office:value="0" calcext:value-type="float">
            <text:p>0</text:p>
          </table:table-cell>
          <table:table-cell table:formula="of:=IFERROR(VALUE(ORG.LIBREOFFICE.REGEX(ORG.LIBREOFFICE.REGEX([.$I59];&quot;[\d+]*( blue)&quot;);&quot;\d+&quot;));0)" office:value-type="float" office:value="0" calcext:value-type="float">
            <text:p>0</text:p>
          </table:table-cell>
          <table:table-cell table:formula="of:=IFERROR(VALUE(ORG.LIBREOFFICE.REGEX(ORG.LIBREOFFICE.REGEX([.$I59];&quot;[\d+]*( red)&quot;);&quot;\d+&quot;));0)" office:value-type="float" office:value="0" calcext:value-type="float">
            <text:p>0</text:p>
          </table:table-cell>
          <table:table-cell table:formula="of:=IFERROR(VALUE(ORG.LIBREOFFICE.REGEX(ORG.LIBREOFFICE.REGEX([.$I59];&quot;[\d+]*( green)&quot;);&quot;\d+&quot;));0)" office:value-type="float" office:value="0" calcext:value-type="float">
            <text:p>0</text:p>
          </table:table-cell>
          <table:table-cell/>
          <table:table-cell table:formula="of:=MAX([.K59];[.N59];[.Q59];[.T59];[.W59];[.Z59])" office:value-type="float" office:value="10" calcext:value-type="float">
            <text:p>10</text:p>
          </table:table-cell>
          <table:table-cell table:formula="of:=MAX([.L59];[.O59];[.R59];[.U59];[.X59];[.AA59])" office:value-type="float" office:value="3" calcext:value-type="float">
            <text:p>3</text:p>
          </table:table-cell>
          <table:table-cell table:formula="of:=MAX([.M59];[.P59];[.S59];[.V59];[.Y59];[.AB59])" office:value-type="float" office:value="15" calcext:value-type="float">
            <text:p>15</text:p>
          </table:table-cell>
          <table:table-cell/>
          <table:table-cell table:formula="of:=IF(AND([.AD59]&lt;=14;[.AE59]&lt;=12;[.AF59]&lt;=13);VALUE([.B59]);&quot;&quot;)">
            <text:p/>
          </table:table-cell>
          <table:table-cell table:number-columns-repeated="2"/>
        </table:table-row>
        <table:table-row table:style-name="ro15">
          <table:table-cell office:value-type="string" calcext:value-type="string">
            <text:p>Game 58: 14 red, 2 blue, 14 green; 17 red, 7 blue, 10 green; 4 green, 13 red, 11 blue; 3 green, 13 red, 5 blue; 13 red, 6 blue; 1 red, 7 green, 2 blue</text:p>
          </table:table-cell>
          <table:table-cell table:formula="of:=ORG.LIBREOFFICE.REGEX([.A60];&quot;\d+&quot;)" office:value-type="string" office:string-value="58" calcext:value-type="string">
            <text:p>58</text:p>
          </table:table-cell>
          <table:table-cell/>
          <table:table-cell office:value-type="string" calcext:value-type="string">
            <text:p><text:s/>14 red, 2 blue, 14 green</text:p>
          </table:table-cell>
          <table:table-cell office:value-type="string" calcext:value-type="string">
            <text:p><text:s/>17 red, 7 blue, 10 green</text:p>
          </table:table-cell>
          <table:table-cell office:value-type="string" calcext:value-type="string">
            <text:p><text:s/>4 green, 13 red, 11 blue</text:p>
          </table:table-cell>
          <table:table-cell office:value-type="string" calcext:value-type="string">
            <text:p><text:s/>3 green, 13 red, 5 blue</text:p>
          </table:table-cell>
          <table:table-cell office:value-type="string" calcext:value-type="string">
            <text:p><text:s/>13 red, 6 blue</text:p>
          </table:table-cell>
          <table:table-cell office:value-type="string" calcext:value-type="string">
            <text:p><text:s/>1 red, 7 green, 2 blue</text:p>
          </table:table-cell>
          <table:table-cell/>
          <table:table-cell table:formula="of:=IFERROR(VALUE(ORG.LIBREOFFICE.REGEX(ORG.LIBREOFFICE.REGEX([.$D60];&quot;[\d+]*( blue)&quot;);&quot;\d+&quot;));0)" office:value-type="float" office:value="2" calcext:value-type="float">
            <text:p>2</text:p>
          </table:table-cell>
          <table:table-cell table:formula="of:=IFERROR(VALUE(ORG.LIBREOFFICE.REGEX(ORG.LIBREOFFICE.REGEX([.$D60];&quot;[\d+]*( red)&quot;);&quot;\d+&quot;));0)" office:value-type="float" office:value="14" calcext:value-type="float">
            <text:p>14</text:p>
          </table:table-cell>
          <table:table-cell table:formula="of:=IFERROR(VALUE(ORG.LIBREOFFICE.REGEX(ORG.LIBREOFFICE.REGEX([.$D60];&quot;[\d+]*( green)&quot;);&quot;\d+&quot;));0)" office:value-type="float" office:value="14" calcext:value-type="float">
            <text:p>14</text:p>
          </table:table-cell>
          <table:table-cell table:formula="of:=IFERROR(VALUE(ORG.LIBREOFFICE.REGEX(ORG.LIBREOFFICE.REGEX([.$E60];&quot;[\d+]*( blue)&quot;);&quot;\d+&quot;));0)" office:value-type="float" office:value="7" calcext:value-type="float">
            <text:p>7</text:p>
          </table:table-cell>
          <table:table-cell table:formula="of:=IFERROR(VALUE(ORG.LIBREOFFICE.REGEX(ORG.LIBREOFFICE.REGEX([.$E60];&quot;[\d+]*( red)&quot;);&quot;\d+&quot;));0)" office:value-type="float" office:value="17" calcext:value-type="float">
            <text:p>17</text:p>
          </table:table-cell>
          <table:table-cell table:formula="of:=IFERROR(VALUE(ORG.LIBREOFFICE.REGEX(ORG.LIBREOFFICE.REGEX([.$E60];&quot;[\d+]*( green)&quot;);&quot;\d+&quot;));0)" office:value-type="float" office:value="10" calcext:value-type="float">
            <text:p>10</text:p>
          </table:table-cell>
          <table:table-cell table:formula="of:=IFERROR(VALUE(ORG.LIBREOFFICE.REGEX(ORG.LIBREOFFICE.REGEX([.$F60];&quot;[\d+]*( blue)&quot;);&quot;\d+&quot;));0)" office:value-type="float" office:value="11" calcext:value-type="float">
            <text:p>11</text:p>
          </table:table-cell>
          <table:table-cell table:formula="of:=IFERROR(VALUE(ORG.LIBREOFFICE.REGEX(ORG.LIBREOFFICE.REGEX([.$F60];&quot;[\d+]*( red)&quot;);&quot;\d+&quot;));0)" office:value-type="float" office:value="13" calcext:value-type="float">
            <text:p>13</text:p>
          </table:table-cell>
          <table:table-cell table:formula="of:=IFERROR(VALUE(ORG.LIBREOFFICE.REGEX(ORG.LIBREOFFICE.REGEX([.$F60];&quot;[\d+]*( green)&quot;);&quot;\d+&quot;));0)" office:value-type="float" office:value="4" calcext:value-type="float">
            <text:p>4</text:p>
          </table:table-cell>
          <table:table-cell table:formula="of:=IFERROR(VALUE(ORG.LIBREOFFICE.REGEX(ORG.LIBREOFFICE.REGEX([.$G60];&quot;[\d+]*( blue)&quot;);&quot;\d+&quot;));0)" office:value-type="float" office:value="5" calcext:value-type="float">
            <text:p>5</text:p>
          </table:table-cell>
          <table:table-cell table:formula="of:=IFERROR(VALUE(ORG.LIBREOFFICE.REGEX(ORG.LIBREOFFICE.REGEX([.$G60];&quot;[\d+]*( red)&quot;);&quot;\d+&quot;));0)" office:value-type="float" office:value="13" calcext:value-type="float">
            <text:p>13</text:p>
          </table:table-cell>
          <table:table-cell table:formula="of:=IFERROR(VALUE(ORG.LIBREOFFICE.REGEX(ORG.LIBREOFFICE.REGEX([.$G60];&quot;[\d+]*( green)&quot;);&quot;\d+&quot;));0)" office:value-type="float" office:value="3" calcext:value-type="float">
            <text:p>3</text:p>
          </table:table-cell>
          <table:table-cell table:formula="of:=IFERROR(VALUE(ORG.LIBREOFFICE.REGEX(ORG.LIBREOFFICE.REGEX([.$H60];&quot;[\d+]*( blue)&quot;);&quot;\d+&quot;));0)" office:value-type="float" office:value="6" calcext:value-type="float">
            <text:p>6</text:p>
          </table:table-cell>
          <table:table-cell table:formula="of:=IFERROR(VALUE(ORG.LIBREOFFICE.REGEX(ORG.LIBREOFFICE.REGEX([.$H60];&quot;[\d+]*( red)&quot;);&quot;\d+&quot;));0)" office:value-type="float" office:value="13" calcext:value-type="float">
            <text:p>13</text:p>
          </table:table-cell>
          <table:table-cell table:formula="of:=IFERROR(VALUE(ORG.LIBREOFFICE.REGEX(ORG.LIBREOFFICE.REGEX([.$H60];&quot;[\d+]*( green)&quot;);&quot;\d+&quot;));0)" office:value-type="float" office:value="0" calcext:value-type="float">
            <text:p>0</text:p>
          </table:table-cell>
          <table:table-cell table:formula="of:=IFERROR(VALUE(ORG.LIBREOFFICE.REGEX(ORG.LIBREOFFICE.REGEX([.$I60];&quot;[\d+]*( blue)&quot;);&quot;\d+&quot;));0)" office:value-type="float" office:value="2" calcext:value-type="float">
            <text:p>2</text:p>
          </table:table-cell>
          <table:table-cell table:formula="of:=IFERROR(VALUE(ORG.LIBREOFFICE.REGEX(ORG.LIBREOFFICE.REGEX([.$I60];&quot;[\d+]*( red)&quot;);&quot;\d+&quot;));0)" office:value-type="float" office:value="1" calcext:value-type="float">
            <text:p>1</text:p>
          </table:table-cell>
          <table:table-cell table:formula="of:=IFERROR(VALUE(ORG.LIBREOFFICE.REGEX(ORG.LIBREOFFICE.REGEX([.$I60];&quot;[\d+]*( green)&quot;);&quot;\d+&quot;));0)" office:value-type="float" office:value="7" calcext:value-type="float">
            <text:p>7</text:p>
          </table:table-cell>
          <table:table-cell/>
          <table:table-cell table:formula="of:=MAX([.K60];[.N60];[.Q60];[.T60];[.W60];[.Z60])" office:value-type="float" office:value="11" calcext:value-type="float">
            <text:p>11</text:p>
          </table:table-cell>
          <table:table-cell table:formula="of:=MAX([.L60];[.O60];[.R60];[.U60];[.X60];[.AA60])" office:value-type="float" office:value="17" calcext:value-type="float">
            <text:p>17</text:p>
          </table:table-cell>
          <table:table-cell table:formula="of:=MAX([.M60];[.P60];[.S60];[.V60];[.Y60];[.AB60])" office:value-type="float" office:value="14" calcext:value-type="float">
            <text:p>14</text:p>
          </table:table-cell>
          <table:table-cell/>
          <table:table-cell table:formula="of:=IF(AND([.AD60]&lt;=14;[.AE60]&lt;=12;[.AF60]&lt;=13);VALUE([.B60]);&quot;&quot;)">
            <text:p/>
          </table:table-cell>
          <table:table-cell table:number-columns-repeated="2"/>
        </table:table-row>
        <table:table-row table:style-name="ro15">
          <table:table-cell office:value-type="string" calcext:value-type="string">
            <text:p>Game 59: 16 blue, 7 red, 2 green; 7 green, 10 red, 12 blue; 4 red, 9 green, 14 blue; 8 blue, 11 green, 1 red; 3 blue, 5 red, 11 green</text:p>
          </table:table-cell>
          <table:table-cell table:formula="of:=ORG.LIBREOFFICE.REGEX([.A61];&quot;\d+&quot;)" office:value-type="string" office:string-value="59" calcext:value-type="string">
            <text:p>59</text:p>
          </table:table-cell>
          <table:table-cell/>
          <table:table-cell office:value-type="string" calcext:value-type="string">
            <text:p><text:s/>16 blue, 7 red, 2 green</text:p>
          </table:table-cell>
          <table:table-cell office:value-type="string" calcext:value-type="string">
            <text:p><text:s/>7 green, 10 red, 12 blue</text:p>
          </table:table-cell>
          <table:table-cell office:value-type="string" calcext:value-type="string">
            <text:p><text:s/>4 red, 9 green, 14 blue</text:p>
          </table:table-cell>
          <table:table-cell office:value-type="string" calcext:value-type="string">
            <text:p><text:s/>8 blue, 11 green, 1 red</text:p>
          </table:table-cell>
          <table:table-cell office:value-type="string" calcext:value-type="string">
            <text:p><text:s/>3 blue, 5 red, 11 green</text:p>
          </table:table-cell>
          <table:table-cell table:number-columns-repeated="2"/>
          <table:table-cell table:formula="of:=IFERROR(VALUE(ORG.LIBREOFFICE.REGEX(ORG.LIBREOFFICE.REGEX([.$D61];&quot;[\d+]*( blue)&quot;);&quot;\d+&quot;));0)" office:value-type="float" office:value="16" calcext:value-type="float">
            <text:p>16</text:p>
          </table:table-cell>
          <table:table-cell table:formula="of:=IFERROR(VALUE(ORG.LIBREOFFICE.REGEX(ORG.LIBREOFFICE.REGEX([.$D61];&quot;[\d+]*( red)&quot;);&quot;\d+&quot;));0)" office:value-type="float" office:value="7" calcext:value-type="float">
            <text:p>7</text:p>
          </table:table-cell>
          <table:table-cell table:formula="of:=IFERROR(VALUE(ORG.LIBREOFFICE.REGEX(ORG.LIBREOFFICE.REGEX([.$D61];&quot;[\d+]*( green)&quot;);&quot;\d+&quot;));0)" office:value-type="float" office:value="2" calcext:value-type="float">
            <text:p>2</text:p>
          </table:table-cell>
          <table:table-cell table:formula="of:=IFERROR(VALUE(ORG.LIBREOFFICE.REGEX(ORG.LIBREOFFICE.REGEX([.$E61];&quot;[\d+]*( blue)&quot;);&quot;\d+&quot;));0)" office:value-type="float" office:value="12" calcext:value-type="float">
            <text:p>12</text:p>
          </table:table-cell>
          <table:table-cell table:formula="of:=IFERROR(VALUE(ORG.LIBREOFFICE.REGEX(ORG.LIBREOFFICE.REGEX([.$E61];&quot;[\d+]*( red)&quot;);&quot;\d+&quot;));0)" office:value-type="float" office:value="10" calcext:value-type="float">
            <text:p>10</text:p>
          </table:table-cell>
          <table:table-cell table:formula="of:=IFERROR(VALUE(ORG.LIBREOFFICE.REGEX(ORG.LIBREOFFICE.REGEX([.$E61];&quot;[\d+]*( green)&quot;);&quot;\d+&quot;));0)" office:value-type="float" office:value="7" calcext:value-type="float">
            <text:p>7</text:p>
          </table:table-cell>
          <table:table-cell table:formula="of:=IFERROR(VALUE(ORG.LIBREOFFICE.REGEX(ORG.LIBREOFFICE.REGEX([.$F61];&quot;[\d+]*( blue)&quot;);&quot;\d+&quot;));0)" office:value-type="float" office:value="14" calcext:value-type="float">
            <text:p>14</text:p>
          </table:table-cell>
          <table:table-cell table:formula="of:=IFERROR(VALUE(ORG.LIBREOFFICE.REGEX(ORG.LIBREOFFICE.REGEX([.$F61];&quot;[\d+]*( red)&quot;);&quot;\d+&quot;));0)" office:value-type="float" office:value="4" calcext:value-type="float">
            <text:p>4</text:p>
          </table:table-cell>
          <table:table-cell table:formula="of:=IFERROR(VALUE(ORG.LIBREOFFICE.REGEX(ORG.LIBREOFFICE.REGEX([.$F61];&quot;[\d+]*( green)&quot;);&quot;\d+&quot;));0)" office:value-type="float" office:value="9" calcext:value-type="float">
            <text:p>9</text:p>
          </table:table-cell>
          <table:table-cell table:formula="of:=IFERROR(VALUE(ORG.LIBREOFFICE.REGEX(ORG.LIBREOFFICE.REGEX([.$G61];&quot;[\d+]*( blue)&quot;);&quot;\d+&quot;));0)" office:value-type="float" office:value="8" calcext:value-type="float">
            <text:p>8</text:p>
          </table:table-cell>
          <table:table-cell table:formula="of:=IFERROR(VALUE(ORG.LIBREOFFICE.REGEX(ORG.LIBREOFFICE.REGEX([.$G61];&quot;[\d+]*( red)&quot;);&quot;\d+&quot;));0)" office:value-type="float" office:value="1" calcext:value-type="float">
            <text:p>1</text:p>
          </table:table-cell>
          <table:table-cell table:formula="of:=IFERROR(VALUE(ORG.LIBREOFFICE.REGEX(ORG.LIBREOFFICE.REGEX([.$G61];&quot;[\d+]*( green)&quot;);&quot;\d+&quot;));0)" office:value-type="float" office:value="11" calcext:value-type="float">
            <text:p>11</text:p>
          </table:table-cell>
          <table:table-cell table:formula="of:=IFERROR(VALUE(ORG.LIBREOFFICE.REGEX(ORG.LIBREOFFICE.REGEX([.$H61];&quot;[\d+]*( blue)&quot;);&quot;\d+&quot;));0)" office:value-type="float" office:value="3" calcext:value-type="float">
            <text:p>3</text:p>
          </table:table-cell>
          <table:table-cell table:formula="of:=IFERROR(VALUE(ORG.LIBREOFFICE.REGEX(ORG.LIBREOFFICE.REGEX([.$H61];&quot;[\d+]*( red)&quot;);&quot;\d+&quot;));0)" office:value-type="float" office:value="5" calcext:value-type="float">
            <text:p>5</text:p>
          </table:table-cell>
          <table:table-cell table:formula="of:=IFERROR(VALUE(ORG.LIBREOFFICE.REGEX(ORG.LIBREOFFICE.REGEX([.$H61];&quot;[\d+]*( green)&quot;);&quot;\d+&quot;));0)" office:value-type="float" office:value="11" calcext:value-type="float">
            <text:p>11</text:p>
          </table:table-cell>
          <table:table-cell table:formula="of:=IFERROR(VALUE(ORG.LIBREOFFICE.REGEX(ORG.LIBREOFFICE.REGEX([.$I61];&quot;[\d+]*( blue)&quot;);&quot;\d+&quot;));0)" office:value-type="float" office:value="0" calcext:value-type="float">
            <text:p>0</text:p>
          </table:table-cell>
          <table:table-cell table:formula="of:=IFERROR(VALUE(ORG.LIBREOFFICE.REGEX(ORG.LIBREOFFICE.REGEX([.$I61];&quot;[\d+]*( red)&quot;);&quot;\d+&quot;));0)" office:value-type="float" office:value="0" calcext:value-type="float">
            <text:p>0</text:p>
          </table:table-cell>
          <table:table-cell table:formula="of:=IFERROR(VALUE(ORG.LIBREOFFICE.REGEX(ORG.LIBREOFFICE.REGEX([.$I61];&quot;[\d+]*( green)&quot;);&quot;\d+&quot;));0)" office:value-type="float" office:value="0" calcext:value-type="float">
            <text:p>0</text:p>
          </table:table-cell>
          <table:table-cell/>
          <table:table-cell table:formula="of:=MAX([.K61];[.N61];[.Q61];[.T61];[.W61];[.Z61])" office:value-type="float" office:value="16" calcext:value-type="float">
            <text:p>16</text:p>
          </table:table-cell>
          <table:table-cell table:formula="of:=MAX([.L61];[.O61];[.R61];[.U61];[.X61];[.AA61])" office:value-type="float" office:value="10" calcext:value-type="float">
            <text:p>10</text:p>
          </table:table-cell>
          <table:table-cell table:formula="of:=MAX([.M61];[.P61];[.S61];[.V61];[.Y61];[.AB61])" office:value-type="float" office:value="11" calcext:value-type="float">
            <text:p>11</text:p>
          </table:table-cell>
          <table:table-cell/>
          <table:table-cell table:formula="of:=IF(AND([.AD61]&lt;=14;[.AE61]&lt;=12;[.AF61]&lt;=13);VALUE([.B61]);&quot;&quot;)">
            <text:p/>
          </table:table-cell>
          <table:table-cell table:number-columns-repeated="2"/>
        </table:table-row>
        <table:table-row table:style-name="ro15">
          <table:table-cell office:value-type="string" calcext:value-type="string">
            <text:p>Game 60: 1 blue; 9 red, 4 green; 3 green, 3 blue, 1 red; 3 red, 1 blue</text:p>
          </table:table-cell>
          <table:table-cell table:formula="of:=ORG.LIBREOFFICE.REGEX([.A62];&quot;\d+&quot;)" office:value-type="string" office:string-value="60" calcext:value-type="string">
            <text:p>60</text:p>
          </table:table-cell>
          <table:table-cell/>
          <table:table-cell office:value-type="string" calcext:value-type="string">
            <text:p><text:s/>1 blue</text:p>
          </table:table-cell>
          <table:table-cell office:value-type="string" calcext:value-type="string">
            <text:p><text:s/>9 red, 4 green</text:p>
          </table:table-cell>
          <table:table-cell office:value-type="string" calcext:value-type="string">
            <text:p><text:s/>3 green, 3 blue, 1 red</text:p>
          </table:table-cell>
          <table:table-cell office:value-type="string" calcext:value-type="string">
            <text:p><text:s/>3 red, 1 blue</text:p>
          </table:table-cell>
          <table:table-cell table:number-columns-repeated="3"/>
          <table:table-cell table:formula="of:=IFERROR(VALUE(ORG.LIBREOFFICE.REGEX(ORG.LIBREOFFICE.REGEX([.$D62];&quot;[\d+]*( blue)&quot;);&quot;\d+&quot;));0)" office:value-type="float" office:value="1" calcext:value-type="float">
            <text:p>1</text:p>
          </table:table-cell>
          <table:table-cell table:formula="of:=IFERROR(VALUE(ORG.LIBREOFFICE.REGEX(ORG.LIBREOFFICE.REGEX([.$D62];&quot;[\d+]*( red)&quot;);&quot;\d+&quot;));0)" office:value-type="float" office:value="0" calcext:value-type="float">
            <text:p>0</text:p>
          </table:table-cell>
          <table:table-cell table:formula="of:=IFERROR(VALUE(ORG.LIBREOFFICE.REGEX(ORG.LIBREOFFICE.REGEX([.$D62];&quot;[\d+]*( green)&quot;);&quot;\d+&quot;));0)" office:value-type="float" office:value="0" calcext:value-type="float">
            <text:p>0</text:p>
          </table:table-cell>
          <table:table-cell table:formula="of:=IFERROR(VALUE(ORG.LIBREOFFICE.REGEX(ORG.LIBREOFFICE.REGEX([.$E62];&quot;[\d+]*( blue)&quot;);&quot;\d+&quot;));0)" office:value-type="float" office:value="0" calcext:value-type="float">
            <text:p>0</text:p>
          </table:table-cell>
          <table:table-cell table:formula="of:=IFERROR(VALUE(ORG.LIBREOFFICE.REGEX(ORG.LIBREOFFICE.REGEX([.$E62];&quot;[\d+]*( red)&quot;);&quot;\d+&quot;));0)" office:value-type="float" office:value="9" calcext:value-type="float">
            <text:p>9</text:p>
          </table:table-cell>
          <table:table-cell table:formula="of:=IFERROR(VALUE(ORG.LIBREOFFICE.REGEX(ORG.LIBREOFFICE.REGEX([.$E62];&quot;[\d+]*( green)&quot;);&quot;\d+&quot;));0)" office:value-type="float" office:value="4" calcext:value-type="float">
            <text:p>4</text:p>
          </table:table-cell>
          <table:table-cell table:formula="of:=IFERROR(VALUE(ORG.LIBREOFFICE.REGEX(ORG.LIBREOFFICE.REGEX([.$F62];&quot;[\d+]*( blue)&quot;);&quot;\d+&quot;));0)" office:value-type="float" office:value="3" calcext:value-type="float">
            <text:p>3</text:p>
          </table:table-cell>
          <table:table-cell table:formula="of:=IFERROR(VALUE(ORG.LIBREOFFICE.REGEX(ORG.LIBREOFFICE.REGEX([.$F62];&quot;[\d+]*( red)&quot;);&quot;\d+&quot;));0)" office:value-type="float" office:value="1" calcext:value-type="float">
            <text:p>1</text:p>
          </table:table-cell>
          <table:table-cell table:formula="of:=IFERROR(VALUE(ORG.LIBREOFFICE.REGEX(ORG.LIBREOFFICE.REGEX([.$F62];&quot;[\d+]*( green)&quot;);&quot;\d+&quot;));0)" office:value-type="float" office:value="3" calcext:value-type="float">
            <text:p>3</text:p>
          </table:table-cell>
          <table:table-cell table:formula="of:=IFERROR(VALUE(ORG.LIBREOFFICE.REGEX(ORG.LIBREOFFICE.REGEX([.$G62];&quot;[\d+]*( blue)&quot;);&quot;\d+&quot;));0)" office:value-type="float" office:value="1" calcext:value-type="float">
            <text:p>1</text:p>
          </table:table-cell>
          <table:table-cell table:formula="of:=IFERROR(VALUE(ORG.LIBREOFFICE.REGEX(ORG.LIBREOFFICE.REGEX([.$G62];&quot;[\d+]*( red)&quot;);&quot;\d+&quot;));0)" office:value-type="float" office:value="3" calcext:value-type="float">
            <text:p>3</text:p>
          </table:table-cell>
          <table:table-cell table:formula="of:=IFERROR(VALUE(ORG.LIBREOFFICE.REGEX(ORG.LIBREOFFICE.REGEX([.$G62];&quot;[\d+]*( green)&quot;);&quot;\d+&quot;));0)" office:value-type="float" office:value="0" calcext:value-type="float">
            <text:p>0</text:p>
          </table:table-cell>
          <table:table-cell table:formula="of:=IFERROR(VALUE(ORG.LIBREOFFICE.REGEX(ORG.LIBREOFFICE.REGEX([.$H62];&quot;[\d+]*( blue)&quot;);&quot;\d+&quot;));0)" office:value-type="float" office:value="0" calcext:value-type="float">
            <text:p>0</text:p>
          </table:table-cell>
          <table:table-cell table:formula="of:=IFERROR(VALUE(ORG.LIBREOFFICE.REGEX(ORG.LIBREOFFICE.REGEX([.$H62];&quot;[\d+]*( red)&quot;);&quot;\d+&quot;));0)" office:value-type="float" office:value="0" calcext:value-type="float">
            <text:p>0</text:p>
          </table:table-cell>
          <table:table-cell table:formula="of:=IFERROR(VALUE(ORG.LIBREOFFICE.REGEX(ORG.LIBREOFFICE.REGEX([.$H62];&quot;[\d+]*( green)&quot;);&quot;\d+&quot;));0)" office:value-type="float" office:value="0" calcext:value-type="float">
            <text:p>0</text:p>
          </table:table-cell>
          <table:table-cell table:formula="of:=IFERROR(VALUE(ORG.LIBREOFFICE.REGEX(ORG.LIBREOFFICE.REGEX([.$I62];&quot;[\d+]*( blue)&quot;);&quot;\d+&quot;));0)" office:value-type="float" office:value="0" calcext:value-type="float">
            <text:p>0</text:p>
          </table:table-cell>
          <table:table-cell table:formula="of:=IFERROR(VALUE(ORG.LIBREOFFICE.REGEX(ORG.LIBREOFFICE.REGEX([.$I62];&quot;[\d+]*( red)&quot;);&quot;\d+&quot;));0)" office:value-type="float" office:value="0" calcext:value-type="float">
            <text:p>0</text:p>
          </table:table-cell>
          <table:table-cell table:formula="of:=IFERROR(VALUE(ORG.LIBREOFFICE.REGEX(ORG.LIBREOFFICE.REGEX([.$I62];&quot;[\d+]*( green)&quot;);&quot;\d+&quot;));0)" office:value-type="float" office:value="0" calcext:value-type="float">
            <text:p>0</text:p>
          </table:table-cell>
          <table:table-cell/>
          <table:table-cell table:formula="of:=MAX([.K62];[.N62];[.Q62];[.T62];[.W62];[.Z62])" office:value-type="float" office:value="3" calcext:value-type="float">
            <text:p>3</text:p>
          </table:table-cell>
          <table:table-cell table:formula="of:=MAX([.L62];[.O62];[.R62];[.U62];[.X62];[.AA62])" office:value-type="float" office:value="9" calcext:value-type="float">
            <text:p>9</text:p>
          </table:table-cell>
          <table:table-cell table:formula="of:=MAX([.M62];[.P62];[.S62];[.V62];[.Y62];[.AB62])" office:value-type="float" office:value="4" calcext:value-type="float">
            <text:p>4</text:p>
          </table:table-cell>
          <table:table-cell/>
          <table:table-cell table:formula="of:=IF(AND([.AD62]&lt;=14;[.AE62]&lt;=12;[.AF62]&lt;=13);VALUE([.B62]);&quot;&quot;)" office:value-type="float" office:value="60" calcext:value-type="float">
            <text:p>60</text:p>
          </table:table-cell>
          <table:table-cell table:number-columns-repeated="2"/>
        </table:table-row>
        <table:table-row table:style-name="ro15">
          <table:table-cell office:value-type="string" calcext:value-type="string">
            <text:p>Game 61: 2 green, 15 red, 12 blue; 9 green, 1 blue, 10 red; 14 blue, 17 red, 2 green; 12 red, 6 blue, 3 green; 8 green, 10 blue, 10 red; 2 green, 10 red, 2 blue</text:p>
          </table:table-cell>
          <table:table-cell table:formula="of:=ORG.LIBREOFFICE.REGEX([.A63];&quot;\d+&quot;)" office:value-type="string" office:string-value="61" calcext:value-type="string">
            <text:p>61</text:p>
          </table:table-cell>
          <table:table-cell/>
          <table:table-cell office:value-type="string" calcext:value-type="string">
            <text:p><text:s/>2 green, 15 red, 12 blue</text:p>
          </table:table-cell>
          <table:table-cell office:value-type="string" calcext:value-type="string">
            <text:p><text:s/>9 green, 1 blue, 10 red</text:p>
          </table:table-cell>
          <table:table-cell office:value-type="string" calcext:value-type="string">
            <text:p><text:s/>14 blue, 17 red, 2 green</text:p>
          </table:table-cell>
          <table:table-cell office:value-type="string" calcext:value-type="string">
            <text:p><text:s/>12 red, 6 blue, 3 green</text:p>
          </table:table-cell>
          <table:table-cell office:value-type="string" calcext:value-type="string">
            <text:p><text:s/>8 green, 10 blue, 10 red</text:p>
          </table:table-cell>
          <table:table-cell office:value-type="string" calcext:value-type="string">
            <text:p><text:s/>2 green, 10 red, 2 blue</text:p>
          </table:table-cell>
          <table:table-cell/>
          <table:table-cell table:formula="of:=IFERROR(VALUE(ORG.LIBREOFFICE.REGEX(ORG.LIBREOFFICE.REGEX([.$D63];&quot;[\d+]*( blue)&quot;);&quot;\d+&quot;));0)" office:value-type="float" office:value="12" calcext:value-type="float">
            <text:p>12</text:p>
          </table:table-cell>
          <table:table-cell table:formula="of:=IFERROR(VALUE(ORG.LIBREOFFICE.REGEX(ORG.LIBREOFFICE.REGEX([.$D63];&quot;[\d+]*( red)&quot;);&quot;\d+&quot;));0)" office:value-type="float" office:value="15" calcext:value-type="float">
            <text:p>15</text:p>
          </table:table-cell>
          <table:table-cell table:formula="of:=IFERROR(VALUE(ORG.LIBREOFFICE.REGEX(ORG.LIBREOFFICE.REGEX([.$D63];&quot;[\d+]*( green)&quot;);&quot;\d+&quot;));0)" office:value-type="float" office:value="2" calcext:value-type="float">
            <text:p>2</text:p>
          </table:table-cell>
          <table:table-cell table:formula="of:=IFERROR(VALUE(ORG.LIBREOFFICE.REGEX(ORG.LIBREOFFICE.REGEX([.$E63];&quot;[\d+]*( blue)&quot;);&quot;\d+&quot;));0)" office:value-type="float" office:value="1" calcext:value-type="float">
            <text:p>1</text:p>
          </table:table-cell>
          <table:table-cell table:formula="of:=IFERROR(VALUE(ORG.LIBREOFFICE.REGEX(ORG.LIBREOFFICE.REGEX([.$E63];&quot;[\d+]*( red)&quot;);&quot;\d+&quot;));0)" office:value-type="float" office:value="10" calcext:value-type="float">
            <text:p>10</text:p>
          </table:table-cell>
          <table:table-cell table:formula="of:=IFERROR(VALUE(ORG.LIBREOFFICE.REGEX(ORG.LIBREOFFICE.REGEX([.$E63];&quot;[\d+]*( green)&quot;);&quot;\d+&quot;));0)" office:value-type="float" office:value="9" calcext:value-type="float">
            <text:p>9</text:p>
          </table:table-cell>
          <table:table-cell table:formula="of:=IFERROR(VALUE(ORG.LIBREOFFICE.REGEX(ORG.LIBREOFFICE.REGEX([.$F63];&quot;[\d+]*( blue)&quot;);&quot;\d+&quot;));0)" office:value-type="float" office:value="14" calcext:value-type="float">
            <text:p>14</text:p>
          </table:table-cell>
          <table:table-cell table:formula="of:=IFERROR(VALUE(ORG.LIBREOFFICE.REGEX(ORG.LIBREOFFICE.REGEX([.$F63];&quot;[\d+]*( red)&quot;);&quot;\d+&quot;));0)" office:value-type="float" office:value="17" calcext:value-type="float">
            <text:p>17</text:p>
          </table:table-cell>
          <table:table-cell table:formula="of:=IFERROR(VALUE(ORG.LIBREOFFICE.REGEX(ORG.LIBREOFFICE.REGEX([.$F63];&quot;[\d+]*( green)&quot;);&quot;\d+&quot;));0)" office:value-type="float" office:value="2" calcext:value-type="float">
            <text:p>2</text:p>
          </table:table-cell>
          <table:table-cell table:formula="of:=IFERROR(VALUE(ORG.LIBREOFFICE.REGEX(ORG.LIBREOFFICE.REGEX([.$G63];&quot;[\d+]*( blue)&quot;);&quot;\d+&quot;));0)" office:value-type="float" office:value="6" calcext:value-type="float">
            <text:p>6</text:p>
          </table:table-cell>
          <table:table-cell table:formula="of:=IFERROR(VALUE(ORG.LIBREOFFICE.REGEX(ORG.LIBREOFFICE.REGEX([.$G63];&quot;[\d+]*( red)&quot;);&quot;\d+&quot;));0)" office:value-type="float" office:value="12" calcext:value-type="float">
            <text:p>12</text:p>
          </table:table-cell>
          <table:table-cell table:formula="of:=IFERROR(VALUE(ORG.LIBREOFFICE.REGEX(ORG.LIBREOFFICE.REGEX([.$G63];&quot;[\d+]*( green)&quot;);&quot;\d+&quot;));0)" office:value-type="float" office:value="3" calcext:value-type="float">
            <text:p>3</text:p>
          </table:table-cell>
          <table:table-cell table:formula="of:=IFERROR(VALUE(ORG.LIBREOFFICE.REGEX(ORG.LIBREOFFICE.REGEX([.$H63];&quot;[\d+]*( blue)&quot;);&quot;\d+&quot;));0)" office:value-type="float" office:value="10" calcext:value-type="float">
            <text:p>10</text:p>
          </table:table-cell>
          <table:table-cell table:formula="of:=IFERROR(VALUE(ORG.LIBREOFFICE.REGEX(ORG.LIBREOFFICE.REGEX([.$H63];&quot;[\d+]*( red)&quot;);&quot;\d+&quot;));0)" office:value-type="float" office:value="10" calcext:value-type="float">
            <text:p>10</text:p>
          </table:table-cell>
          <table:table-cell table:formula="of:=IFERROR(VALUE(ORG.LIBREOFFICE.REGEX(ORG.LIBREOFFICE.REGEX([.$H63];&quot;[\d+]*( green)&quot;);&quot;\d+&quot;));0)" office:value-type="float" office:value="8" calcext:value-type="float">
            <text:p>8</text:p>
          </table:table-cell>
          <table:table-cell table:formula="of:=IFERROR(VALUE(ORG.LIBREOFFICE.REGEX(ORG.LIBREOFFICE.REGEX([.$I63];&quot;[\d+]*( blue)&quot;);&quot;\d+&quot;));0)" office:value-type="float" office:value="2" calcext:value-type="float">
            <text:p>2</text:p>
          </table:table-cell>
          <table:table-cell table:formula="of:=IFERROR(VALUE(ORG.LIBREOFFICE.REGEX(ORG.LIBREOFFICE.REGEX([.$I63];&quot;[\d+]*( red)&quot;);&quot;\d+&quot;));0)" office:value-type="float" office:value="10" calcext:value-type="float">
            <text:p>10</text:p>
          </table:table-cell>
          <table:table-cell table:formula="of:=IFERROR(VALUE(ORG.LIBREOFFICE.REGEX(ORG.LIBREOFFICE.REGEX([.$I63];&quot;[\d+]*( green)&quot;);&quot;\d+&quot;));0)" office:value-type="float" office:value="2" calcext:value-type="float">
            <text:p>2</text:p>
          </table:table-cell>
          <table:table-cell/>
          <table:table-cell table:formula="of:=MAX([.K63];[.N63];[.Q63];[.T63];[.W63];[.Z63])" office:value-type="float" office:value="14" calcext:value-type="float">
            <text:p>14</text:p>
          </table:table-cell>
          <table:table-cell table:formula="of:=MAX([.L63];[.O63];[.R63];[.U63];[.X63];[.AA63])" office:value-type="float" office:value="17" calcext:value-type="float">
            <text:p>17</text:p>
          </table:table-cell>
          <table:table-cell table:formula="of:=MAX([.M63];[.P63];[.S63];[.V63];[.Y63];[.AB63])" office:value-type="float" office:value="9" calcext:value-type="float">
            <text:p>9</text:p>
          </table:table-cell>
          <table:table-cell/>
          <table:table-cell table:formula="of:=IF(AND([.AD63]&lt;=14;[.AE63]&lt;=12;[.AF63]&lt;=13);VALUE([.B63]);&quot;&quot;)">
            <text:p/>
          </table:table-cell>
          <table:table-cell table:number-columns-repeated="2"/>
        </table:table-row>
        <table:table-row table:style-name="ro15">
          <table:table-cell office:value-type="string" calcext:value-type="string">
            <text:p>Game 62: 12 red, 6 blue, 1 green; 2 red, 1 green, 4 blue; 10 blue, 12 red, 4 green; 5 green, 8 red, 8 blue</text:p>
          </table:table-cell>
          <table:table-cell table:formula="of:=ORG.LIBREOFFICE.REGEX([.A64];&quot;\d+&quot;)" office:value-type="string" office:string-value="62" calcext:value-type="string">
            <text:p>62</text:p>
          </table:table-cell>
          <table:table-cell/>
          <table:table-cell office:value-type="string" calcext:value-type="string">
            <text:p><text:s/>12 red, 6 blue, 1 green</text:p>
          </table:table-cell>
          <table:table-cell office:value-type="string" calcext:value-type="string">
            <text:p><text:s/>2 red, 1 green, 4 blue</text:p>
          </table:table-cell>
          <table:table-cell office:value-type="string" calcext:value-type="string">
            <text:p><text:s/>10 blue, 12 red, 4 green</text:p>
          </table:table-cell>
          <table:table-cell office:value-type="string" calcext:value-type="string">
            <text:p><text:s/>5 green, 8 red, 8 blue</text:p>
          </table:table-cell>
          <table:table-cell table:number-columns-repeated="3"/>
          <table:table-cell table:formula="of:=IFERROR(VALUE(ORG.LIBREOFFICE.REGEX(ORG.LIBREOFFICE.REGEX([.$D64];&quot;[\d+]*( blue)&quot;);&quot;\d+&quot;));0)" office:value-type="float" office:value="6" calcext:value-type="float">
            <text:p>6</text:p>
          </table:table-cell>
          <table:table-cell table:formula="of:=IFERROR(VALUE(ORG.LIBREOFFICE.REGEX(ORG.LIBREOFFICE.REGEX([.$D64];&quot;[\d+]*( red)&quot;);&quot;\d+&quot;));0)" office:value-type="float" office:value="12" calcext:value-type="float">
            <text:p>12</text:p>
          </table:table-cell>
          <table:table-cell table:formula="of:=IFERROR(VALUE(ORG.LIBREOFFICE.REGEX(ORG.LIBREOFFICE.REGEX([.$D64];&quot;[\d+]*( green)&quot;);&quot;\d+&quot;));0)" office:value-type="float" office:value="1" calcext:value-type="float">
            <text:p>1</text:p>
          </table:table-cell>
          <table:table-cell table:formula="of:=IFERROR(VALUE(ORG.LIBREOFFICE.REGEX(ORG.LIBREOFFICE.REGEX([.$E64];&quot;[\d+]*( blue)&quot;);&quot;\d+&quot;));0)" office:value-type="float" office:value="4" calcext:value-type="float">
            <text:p>4</text:p>
          </table:table-cell>
          <table:table-cell table:formula="of:=IFERROR(VALUE(ORG.LIBREOFFICE.REGEX(ORG.LIBREOFFICE.REGEX([.$E64];&quot;[\d+]*( red)&quot;);&quot;\d+&quot;));0)" office:value-type="float" office:value="2" calcext:value-type="float">
            <text:p>2</text:p>
          </table:table-cell>
          <table:table-cell table:formula="of:=IFERROR(VALUE(ORG.LIBREOFFICE.REGEX(ORG.LIBREOFFICE.REGEX([.$E64];&quot;[\d+]*( green)&quot;);&quot;\d+&quot;));0)" office:value-type="float" office:value="1" calcext:value-type="float">
            <text:p>1</text:p>
          </table:table-cell>
          <table:table-cell table:formula="of:=IFERROR(VALUE(ORG.LIBREOFFICE.REGEX(ORG.LIBREOFFICE.REGEX([.$F64];&quot;[\d+]*( blue)&quot;);&quot;\d+&quot;));0)" office:value-type="float" office:value="10" calcext:value-type="float">
            <text:p>10</text:p>
          </table:table-cell>
          <table:table-cell table:formula="of:=IFERROR(VALUE(ORG.LIBREOFFICE.REGEX(ORG.LIBREOFFICE.REGEX([.$F64];&quot;[\d+]*( red)&quot;);&quot;\d+&quot;));0)" office:value-type="float" office:value="12" calcext:value-type="float">
            <text:p>12</text:p>
          </table:table-cell>
          <table:table-cell table:formula="of:=IFERROR(VALUE(ORG.LIBREOFFICE.REGEX(ORG.LIBREOFFICE.REGEX([.$F64];&quot;[\d+]*( green)&quot;);&quot;\d+&quot;));0)" office:value-type="float" office:value="4" calcext:value-type="float">
            <text:p>4</text:p>
          </table:table-cell>
          <table:table-cell table:formula="of:=IFERROR(VALUE(ORG.LIBREOFFICE.REGEX(ORG.LIBREOFFICE.REGEX([.$G64];&quot;[\d+]*( blue)&quot;);&quot;\d+&quot;));0)" office:value-type="float" office:value="8" calcext:value-type="float">
            <text:p>8</text:p>
          </table:table-cell>
          <table:table-cell table:formula="of:=IFERROR(VALUE(ORG.LIBREOFFICE.REGEX(ORG.LIBREOFFICE.REGEX([.$G64];&quot;[\d+]*( red)&quot;);&quot;\d+&quot;));0)" office:value-type="float" office:value="8" calcext:value-type="float">
            <text:p>8</text:p>
          </table:table-cell>
          <table:table-cell table:formula="of:=IFERROR(VALUE(ORG.LIBREOFFICE.REGEX(ORG.LIBREOFFICE.REGEX([.$G64];&quot;[\d+]*( green)&quot;);&quot;\d+&quot;));0)" office:value-type="float" office:value="5" calcext:value-type="float">
            <text:p>5</text:p>
          </table:table-cell>
          <table:table-cell table:formula="of:=IFERROR(VALUE(ORG.LIBREOFFICE.REGEX(ORG.LIBREOFFICE.REGEX([.$H64];&quot;[\d+]*( blue)&quot;);&quot;\d+&quot;));0)" office:value-type="float" office:value="0" calcext:value-type="float">
            <text:p>0</text:p>
          </table:table-cell>
          <table:table-cell table:formula="of:=IFERROR(VALUE(ORG.LIBREOFFICE.REGEX(ORG.LIBREOFFICE.REGEX([.$H64];&quot;[\d+]*( red)&quot;);&quot;\d+&quot;));0)" office:value-type="float" office:value="0" calcext:value-type="float">
            <text:p>0</text:p>
          </table:table-cell>
          <table:table-cell table:formula="of:=IFERROR(VALUE(ORG.LIBREOFFICE.REGEX(ORG.LIBREOFFICE.REGEX([.$H64];&quot;[\d+]*( green)&quot;);&quot;\d+&quot;));0)" office:value-type="float" office:value="0" calcext:value-type="float">
            <text:p>0</text:p>
          </table:table-cell>
          <table:table-cell table:formula="of:=IFERROR(VALUE(ORG.LIBREOFFICE.REGEX(ORG.LIBREOFFICE.REGEX([.$I64];&quot;[\d+]*( blue)&quot;);&quot;\d+&quot;));0)" office:value-type="float" office:value="0" calcext:value-type="float">
            <text:p>0</text:p>
          </table:table-cell>
          <table:table-cell table:formula="of:=IFERROR(VALUE(ORG.LIBREOFFICE.REGEX(ORG.LIBREOFFICE.REGEX([.$I64];&quot;[\d+]*( red)&quot;);&quot;\d+&quot;));0)" office:value-type="float" office:value="0" calcext:value-type="float">
            <text:p>0</text:p>
          </table:table-cell>
          <table:table-cell table:formula="of:=IFERROR(VALUE(ORG.LIBREOFFICE.REGEX(ORG.LIBREOFFICE.REGEX([.$I64];&quot;[\d+]*( green)&quot;);&quot;\d+&quot;));0)" office:value-type="float" office:value="0" calcext:value-type="float">
            <text:p>0</text:p>
          </table:table-cell>
          <table:table-cell/>
          <table:table-cell table:formula="of:=MAX([.K64];[.N64];[.Q64];[.T64];[.W64];[.Z64])" office:value-type="float" office:value="10" calcext:value-type="float">
            <text:p>10</text:p>
          </table:table-cell>
          <table:table-cell table:formula="of:=MAX([.L64];[.O64];[.R64];[.U64];[.X64];[.AA64])" office:value-type="float" office:value="12" calcext:value-type="float">
            <text:p>12</text:p>
          </table:table-cell>
          <table:table-cell table:formula="of:=MAX([.M64];[.P64];[.S64];[.V64];[.Y64];[.AB64])" office:value-type="float" office:value="5" calcext:value-type="float">
            <text:p>5</text:p>
          </table:table-cell>
          <table:table-cell/>
          <table:table-cell table:formula="of:=IF(AND([.AD64]&lt;=14;[.AE64]&lt;=12;[.AF64]&lt;=13);VALUE([.B64]);&quot;&quot;)" office:value-type="float" office:value="62" calcext:value-type="float">
            <text:p>62</text:p>
          </table:table-cell>
          <table:table-cell table:number-columns-repeated="2"/>
        </table:table-row>
        <table:table-row table:style-name="ro15">
          <table:table-cell office:value-type="string" calcext:value-type="string">
            <text:p>Game 63: 3 green, 3 red; 7 red; 2 green, 1 blue, 7 red; 5 red, 1 green</text:p>
          </table:table-cell>
          <table:table-cell table:formula="of:=ORG.LIBREOFFICE.REGEX([.A65];&quot;\d+&quot;)" office:value-type="string" office:string-value="63" calcext:value-type="string">
            <text:p>63</text:p>
          </table:table-cell>
          <table:table-cell/>
          <table:table-cell office:value-type="string" calcext:value-type="string">
            <text:p><text:s/>3 green, 3 red</text:p>
          </table:table-cell>
          <table:table-cell office:value-type="string" calcext:value-type="string">
            <text:p><text:s/>7 red</text:p>
          </table:table-cell>
          <table:table-cell office:value-type="string" calcext:value-type="string">
            <text:p><text:s/>2 green, 1 blue, 7 red</text:p>
          </table:table-cell>
          <table:table-cell office:value-type="string" calcext:value-type="string">
            <text:p><text:s/>5 red, 1 green</text:p>
          </table:table-cell>
          <table:table-cell table:number-columns-repeated="3"/>
          <table:table-cell table:formula="of:=IFERROR(VALUE(ORG.LIBREOFFICE.REGEX(ORG.LIBREOFFICE.REGEX([.$D65];&quot;[\d+]*( blue)&quot;);&quot;\d+&quot;));0)" office:value-type="float" office:value="0" calcext:value-type="float">
            <text:p>0</text:p>
          </table:table-cell>
          <table:table-cell table:formula="of:=IFERROR(VALUE(ORG.LIBREOFFICE.REGEX(ORG.LIBREOFFICE.REGEX([.$D65];&quot;[\d+]*( red)&quot;);&quot;\d+&quot;));0)" office:value-type="float" office:value="3" calcext:value-type="float">
            <text:p>3</text:p>
          </table:table-cell>
          <table:table-cell table:formula="of:=IFERROR(VALUE(ORG.LIBREOFFICE.REGEX(ORG.LIBREOFFICE.REGEX([.$D65];&quot;[\d+]*( green)&quot;);&quot;\d+&quot;));0)" office:value-type="float" office:value="3" calcext:value-type="float">
            <text:p>3</text:p>
          </table:table-cell>
          <table:table-cell table:formula="of:=IFERROR(VALUE(ORG.LIBREOFFICE.REGEX(ORG.LIBREOFFICE.REGEX([.$E65];&quot;[\d+]*( blue)&quot;);&quot;\d+&quot;));0)" office:value-type="float" office:value="0" calcext:value-type="float">
            <text:p>0</text:p>
          </table:table-cell>
          <table:table-cell table:formula="of:=IFERROR(VALUE(ORG.LIBREOFFICE.REGEX(ORG.LIBREOFFICE.REGEX([.$E65];&quot;[\d+]*( red)&quot;);&quot;\d+&quot;));0)" office:value-type="float" office:value="7" calcext:value-type="float">
            <text:p>7</text:p>
          </table:table-cell>
          <table:table-cell table:formula="of:=IFERROR(VALUE(ORG.LIBREOFFICE.REGEX(ORG.LIBREOFFICE.REGEX([.$E65];&quot;[\d+]*( green)&quot;);&quot;\d+&quot;));0)" office:value-type="float" office:value="0" calcext:value-type="float">
            <text:p>0</text:p>
          </table:table-cell>
          <table:table-cell table:formula="of:=IFERROR(VALUE(ORG.LIBREOFFICE.REGEX(ORG.LIBREOFFICE.REGEX([.$F65];&quot;[\d+]*( blue)&quot;);&quot;\d+&quot;));0)" office:value-type="float" office:value="1" calcext:value-type="float">
            <text:p>1</text:p>
          </table:table-cell>
          <table:table-cell table:formula="of:=IFERROR(VALUE(ORG.LIBREOFFICE.REGEX(ORG.LIBREOFFICE.REGEX([.$F65];&quot;[\d+]*( red)&quot;);&quot;\d+&quot;));0)" office:value-type="float" office:value="7" calcext:value-type="float">
            <text:p>7</text:p>
          </table:table-cell>
          <table:table-cell table:formula="of:=IFERROR(VALUE(ORG.LIBREOFFICE.REGEX(ORG.LIBREOFFICE.REGEX([.$F65];&quot;[\d+]*( green)&quot;);&quot;\d+&quot;));0)" office:value-type="float" office:value="2" calcext:value-type="float">
            <text:p>2</text:p>
          </table:table-cell>
          <table:table-cell table:formula="of:=IFERROR(VALUE(ORG.LIBREOFFICE.REGEX(ORG.LIBREOFFICE.REGEX([.$G65];&quot;[\d+]*( blue)&quot;);&quot;\d+&quot;));0)" office:value-type="float" office:value="0" calcext:value-type="float">
            <text:p>0</text:p>
          </table:table-cell>
          <table:table-cell table:formula="of:=IFERROR(VALUE(ORG.LIBREOFFICE.REGEX(ORG.LIBREOFFICE.REGEX([.$G65];&quot;[\d+]*( red)&quot;);&quot;\d+&quot;));0)" office:value-type="float" office:value="5" calcext:value-type="float">
            <text:p>5</text:p>
          </table:table-cell>
          <table:table-cell table:formula="of:=IFERROR(VALUE(ORG.LIBREOFFICE.REGEX(ORG.LIBREOFFICE.REGEX([.$G65];&quot;[\d+]*( green)&quot;);&quot;\d+&quot;));0)" office:value-type="float" office:value="1" calcext:value-type="float">
            <text:p>1</text:p>
          </table:table-cell>
          <table:table-cell table:formula="of:=IFERROR(VALUE(ORG.LIBREOFFICE.REGEX(ORG.LIBREOFFICE.REGEX([.$H65];&quot;[\d+]*( blue)&quot;);&quot;\d+&quot;));0)" office:value-type="float" office:value="0" calcext:value-type="float">
            <text:p>0</text:p>
          </table:table-cell>
          <table:table-cell table:formula="of:=IFERROR(VALUE(ORG.LIBREOFFICE.REGEX(ORG.LIBREOFFICE.REGEX([.$H65];&quot;[\d+]*( red)&quot;);&quot;\d+&quot;));0)" office:value-type="float" office:value="0" calcext:value-type="float">
            <text:p>0</text:p>
          </table:table-cell>
          <table:table-cell table:formula="of:=IFERROR(VALUE(ORG.LIBREOFFICE.REGEX(ORG.LIBREOFFICE.REGEX([.$H65];&quot;[\d+]*( green)&quot;);&quot;\d+&quot;));0)" office:value-type="float" office:value="0" calcext:value-type="float">
            <text:p>0</text:p>
          </table:table-cell>
          <table:table-cell table:formula="of:=IFERROR(VALUE(ORG.LIBREOFFICE.REGEX(ORG.LIBREOFFICE.REGEX([.$I65];&quot;[\d+]*( blue)&quot;);&quot;\d+&quot;));0)" office:value-type="float" office:value="0" calcext:value-type="float">
            <text:p>0</text:p>
          </table:table-cell>
          <table:table-cell table:formula="of:=IFERROR(VALUE(ORG.LIBREOFFICE.REGEX(ORG.LIBREOFFICE.REGEX([.$I65];&quot;[\d+]*( red)&quot;);&quot;\d+&quot;));0)" office:value-type="float" office:value="0" calcext:value-type="float">
            <text:p>0</text:p>
          </table:table-cell>
          <table:table-cell table:formula="of:=IFERROR(VALUE(ORG.LIBREOFFICE.REGEX(ORG.LIBREOFFICE.REGEX([.$I65];&quot;[\d+]*( green)&quot;);&quot;\d+&quot;));0)" office:value-type="float" office:value="0" calcext:value-type="float">
            <text:p>0</text:p>
          </table:table-cell>
          <table:table-cell/>
          <table:table-cell table:formula="of:=MAX([.K65];[.N65];[.Q65];[.T65];[.W65];[.Z65])" office:value-type="float" office:value="1" calcext:value-type="float">
            <text:p>1</text:p>
          </table:table-cell>
          <table:table-cell table:formula="of:=MAX([.L65];[.O65];[.R65];[.U65];[.X65];[.AA65])" office:value-type="float" office:value="7" calcext:value-type="float">
            <text:p>7</text:p>
          </table:table-cell>
          <table:table-cell table:formula="of:=MAX([.M65];[.P65];[.S65];[.V65];[.Y65];[.AB65])" office:value-type="float" office:value="3" calcext:value-type="float">
            <text:p>3</text:p>
          </table:table-cell>
          <table:table-cell/>
          <table:table-cell table:formula="of:=IF(AND([.AD65]&lt;=14;[.AE65]&lt;=12;[.AF65]&lt;=13);VALUE([.B65]);&quot;&quot;)" office:value-type="float" office:value="63" calcext:value-type="float">
            <text:p>63</text:p>
          </table:table-cell>
          <table:table-cell table:number-columns-repeated="2"/>
        </table:table-row>
        <table:table-row table:style-name="ro15">
          <table:table-cell office:value-type="string" calcext:value-type="string">
            <text:p>Game 64: 5 green, 11 red; 4 green, 2 blue, 7 red; 7 red, 11 blue, 3 green; 8 blue, 5 green, 5 red; 8 red, 4 blue</text:p>
          </table:table-cell>
          <table:table-cell table:formula="of:=ORG.LIBREOFFICE.REGEX([.A66];&quot;\d+&quot;)" office:value-type="string" office:string-value="64" calcext:value-type="string">
            <text:p>64</text:p>
          </table:table-cell>
          <table:table-cell/>
          <table:table-cell office:value-type="string" calcext:value-type="string">
            <text:p><text:s/>5 green, 11 red</text:p>
          </table:table-cell>
          <table:table-cell office:value-type="string" calcext:value-type="string">
            <text:p><text:s/>4 green, 2 blue, 7 red</text:p>
          </table:table-cell>
          <table:table-cell office:value-type="string" calcext:value-type="string">
            <text:p><text:s/>7 red, 11 blue, 3 green</text:p>
          </table:table-cell>
          <table:table-cell office:value-type="string" calcext:value-type="string">
            <text:p><text:s/>8 blue, 5 green, 5 red</text:p>
          </table:table-cell>
          <table:table-cell office:value-type="string" calcext:value-type="string">
            <text:p><text:s/>8 red, 4 blue</text:p>
          </table:table-cell>
          <table:table-cell table:number-columns-repeated="2"/>
          <table:table-cell table:formula="of:=IFERROR(VALUE(ORG.LIBREOFFICE.REGEX(ORG.LIBREOFFICE.REGEX([.$D66];&quot;[\d+]*( blue)&quot;);&quot;\d+&quot;));0)" office:value-type="float" office:value="0" calcext:value-type="float">
            <text:p>0</text:p>
          </table:table-cell>
          <table:table-cell table:formula="of:=IFERROR(VALUE(ORG.LIBREOFFICE.REGEX(ORG.LIBREOFFICE.REGEX([.$D66];&quot;[\d+]*( red)&quot;);&quot;\d+&quot;));0)" office:value-type="float" office:value="11" calcext:value-type="float">
            <text:p>11</text:p>
          </table:table-cell>
          <table:table-cell table:formula="of:=IFERROR(VALUE(ORG.LIBREOFFICE.REGEX(ORG.LIBREOFFICE.REGEX([.$D66];&quot;[\d+]*( green)&quot;);&quot;\d+&quot;));0)" office:value-type="float" office:value="5" calcext:value-type="float">
            <text:p>5</text:p>
          </table:table-cell>
          <table:table-cell table:formula="of:=IFERROR(VALUE(ORG.LIBREOFFICE.REGEX(ORG.LIBREOFFICE.REGEX([.$E66];&quot;[\d+]*( blue)&quot;);&quot;\d+&quot;));0)" office:value-type="float" office:value="2" calcext:value-type="float">
            <text:p>2</text:p>
          </table:table-cell>
          <table:table-cell table:formula="of:=IFERROR(VALUE(ORG.LIBREOFFICE.REGEX(ORG.LIBREOFFICE.REGEX([.$E66];&quot;[\d+]*( red)&quot;);&quot;\d+&quot;));0)" office:value-type="float" office:value="7" calcext:value-type="float">
            <text:p>7</text:p>
          </table:table-cell>
          <table:table-cell table:formula="of:=IFERROR(VALUE(ORG.LIBREOFFICE.REGEX(ORG.LIBREOFFICE.REGEX([.$E66];&quot;[\d+]*( green)&quot;);&quot;\d+&quot;));0)" office:value-type="float" office:value="4" calcext:value-type="float">
            <text:p>4</text:p>
          </table:table-cell>
          <table:table-cell table:formula="of:=IFERROR(VALUE(ORG.LIBREOFFICE.REGEX(ORG.LIBREOFFICE.REGEX([.$F66];&quot;[\d+]*( blue)&quot;);&quot;\d+&quot;));0)" office:value-type="float" office:value="11" calcext:value-type="float">
            <text:p>11</text:p>
          </table:table-cell>
          <table:table-cell table:formula="of:=IFERROR(VALUE(ORG.LIBREOFFICE.REGEX(ORG.LIBREOFFICE.REGEX([.$F66];&quot;[\d+]*( red)&quot;);&quot;\d+&quot;));0)" office:value-type="float" office:value="7" calcext:value-type="float">
            <text:p>7</text:p>
          </table:table-cell>
          <table:table-cell table:formula="of:=IFERROR(VALUE(ORG.LIBREOFFICE.REGEX(ORG.LIBREOFFICE.REGEX([.$F66];&quot;[\d+]*( green)&quot;);&quot;\d+&quot;));0)" office:value-type="float" office:value="3" calcext:value-type="float">
            <text:p>3</text:p>
          </table:table-cell>
          <table:table-cell table:formula="of:=IFERROR(VALUE(ORG.LIBREOFFICE.REGEX(ORG.LIBREOFFICE.REGEX([.$G66];&quot;[\d+]*( blue)&quot;);&quot;\d+&quot;));0)" office:value-type="float" office:value="8" calcext:value-type="float">
            <text:p>8</text:p>
          </table:table-cell>
          <table:table-cell table:formula="of:=IFERROR(VALUE(ORG.LIBREOFFICE.REGEX(ORG.LIBREOFFICE.REGEX([.$G66];&quot;[\d+]*( red)&quot;);&quot;\d+&quot;));0)" office:value-type="float" office:value="5" calcext:value-type="float">
            <text:p>5</text:p>
          </table:table-cell>
          <table:table-cell table:formula="of:=IFERROR(VALUE(ORG.LIBREOFFICE.REGEX(ORG.LIBREOFFICE.REGEX([.$G66];&quot;[\d+]*( green)&quot;);&quot;\d+&quot;));0)" office:value-type="float" office:value="5" calcext:value-type="float">
            <text:p>5</text:p>
          </table:table-cell>
          <table:table-cell table:formula="of:=IFERROR(VALUE(ORG.LIBREOFFICE.REGEX(ORG.LIBREOFFICE.REGEX([.$H66];&quot;[\d+]*( blue)&quot;);&quot;\d+&quot;));0)" office:value-type="float" office:value="4" calcext:value-type="float">
            <text:p>4</text:p>
          </table:table-cell>
          <table:table-cell table:formula="of:=IFERROR(VALUE(ORG.LIBREOFFICE.REGEX(ORG.LIBREOFFICE.REGEX([.$H66];&quot;[\d+]*( red)&quot;);&quot;\d+&quot;));0)" office:value-type="float" office:value="8" calcext:value-type="float">
            <text:p>8</text:p>
          </table:table-cell>
          <table:table-cell table:formula="of:=IFERROR(VALUE(ORG.LIBREOFFICE.REGEX(ORG.LIBREOFFICE.REGEX([.$H66];&quot;[\d+]*( green)&quot;);&quot;\d+&quot;));0)" office:value-type="float" office:value="0" calcext:value-type="float">
            <text:p>0</text:p>
          </table:table-cell>
          <table:table-cell table:formula="of:=IFERROR(VALUE(ORG.LIBREOFFICE.REGEX(ORG.LIBREOFFICE.REGEX([.$I66];&quot;[\d+]*( blue)&quot;);&quot;\d+&quot;));0)" office:value-type="float" office:value="0" calcext:value-type="float">
            <text:p>0</text:p>
          </table:table-cell>
          <table:table-cell table:formula="of:=IFERROR(VALUE(ORG.LIBREOFFICE.REGEX(ORG.LIBREOFFICE.REGEX([.$I66];&quot;[\d+]*( red)&quot;);&quot;\d+&quot;));0)" office:value-type="float" office:value="0" calcext:value-type="float">
            <text:p>0</text:p>
          </table:table-cell>
          <table:table-cell table:formula="of:=IFERROR(VALUE(ORG.LIBREOFFICE.REGEX(ORG.LIBREOFFICE.REGEX([.$I66];&quot;[\d+]*( green)&quot;);&quot;\d+&quot;));0)" office:value-type="float" office:value="0" calcext:value-type="float">
            <text:p>0</text:p>
          </table:table-cell>
          <table:table-cell/>
          <table:table-cell table:formula="of:=MAX([.K66];[.N66];[.Q66];[.T66];[.W66];[.Z66])" office:value-type="float" office:value="11" calcext:value-type="float">
            <text:p>11</text:p>
          </table:table-cell>
          <table:table-cell table:formula="of:=MAX([.L66];[.O66];[.R66];[.U66];[.X66];[.AA66])" office:value-type="float" office:value="11" calcext:value-type="float">
            <text:p>11</text:p>
          </table:table-cell>
          <table:table-cell table:formula="of:=MAX([.M66];[.P66];[.S66];[.V66];[.Y66];[.AB66])" office:value-type="float" office:value="5" calcext:value-type="float">
            <text:p>5</text:p>
          </table:table-cell>
          <table:table-cell/>
          <table:table-cell table:formula="of:=IF(AND([.AD66]&lt;=14;[.AE66]&lt;=12;[.AF66]&lt;=13);VALUE([.B66]);&quot;&quot;)" office:value-type="float" office:value="64" calcext:value-type="float">
            <text:p>64</text:p>
          </table:table-cell>
          <table:table-cell table:number-columns-repeated="2"/>
        </table:table-row>
        <table:table-row table:style-name="ro15">
          <table:table-cell office:value-type="string" calcext:value-type="string">
            <text:p>Game 65: 5 red, 5 blue; 15 green, 3 blue; 3 blue, 3 red, 8 green; 1 blue, 3 red, 5 green</text:p>
          </table:table-cell>
          <table:table-cell table:formula="of:=ORG.LIBREOFFICE.REGEX([.A67];&quot;\d+&quot;)" office:value-type="string" office:string-value="65" calcext:value-type="string">
            <text:p>65</text:p>
          </table:table-cell>
          <table:table-cell/>
          <table:table-cell office:value-type="string" calcext:value-type="string">
            <text:p><text:s/>5 red, 5 blue</text:p>
          </table:table-cell>
          <table:table-cell office:value-type="string" calcext:value-type="string">
            <text:p><text:s/>15 green, 3 blue</text:p>
          </table:table-cell>
          <table:table-cell office:value-type="string" calcext:value-type="string">
            <text:p><text:s/>3 blue, 3 red, 8 green</text:p>
          </table:table-cell>
          <table:table-cell office:value-type="string" calcext:value-type="string">
            <text:p><text:s/>1 blue, 3 red, 5 green</text:p>
          </table:table-cell>
          <table:table-cell table:number-columns-repeated="3"/>
          <table:table-cell table:formula="of:=IFERROR(VALUE(ORG.LIBREOFFICE.REGEX(ORG.LIBREOFFICE.REGEX([.$D67];&quot;[\d+]*( blue)&quot;);&quot;\d+&quot;));0)" office:value-type="float" office:value="5" calcext:value-type="float">
            <text:p>5</text:p>
          </table:table-cell>
          <table:table-cell table:formula="of:=IFERROR(VALUE(ORG.LIBREOFFICE.REGEX(ORG.LIBREOFFICE.REGEX([.$D67];&quot;[\d+]*( red)&quot;);&quot;\d+&quot;));0)" office:value-type="float" office:value="5" calcext:value-type="float">
            <text:p>5</text:p>
          </table:table-cell>
          <table:table-cell table:formula="of:=IFERROR(VALUE(ORG.LIBREOFFICE.REGEX(ORG.LIBREOFFICE.REGEX([.$D67];&quot;[\d+]*( green)&quot;);&quot;\d+&quot;));0)" office:value-type="float" office:value="0" calcext:value-type="float">
            <text:p>0</text:p>
          </table:table-cell>
          <table:table-cell table:formula="of:=IFERROR(VALUE(ORG.LIBREOFFICE.REGEX(ORG.LIBREOFFICE.REGEX([.$E67];&quot;[\d+]*( blue)&quot;);&quot;\d+&quot;));0)" office:value-type="float" office:value="3" calcext:value-type="float">
            <text:p>3</text:p>
          </table:table-cell>
          <table:table-cell table:formula="of:=IFERROR(VALUE(ORG.LIBREOFFICE.REGEX(ORG.LIBREOFFICE.REGEX([.$E67];&quot;[\d+]*( red)&quot;);&quot;\d+&quot;));0)" office:value-type="float" office:value="0" calcext:value-type="float">
            <text:p>0</text:p>
          </table:table-cell>
          <table:table-cell table:formula="of:=IFERROR(VALUE(ORG.LIBREOFFICE.REGEX(ORG.LIBREOFFICE.REGEX([.$E67];&quot;[\d+]*( green)&quot;);&quot;\d+&quot;));0)" office:value-type="float" office:value="15" calcext:value-type="float">
            <text:p>15</text:p>
          </table:table-cell>
          <table:table-cell table:formula="of:=IFERROR(VALUE(ORG.LIBREOFFICE.REGEX(ORG.LIBREOFFICE.REGEX([.$F67];&quot;[\d+]*( blue)&quot;);&quot;\d+&quot;));0)" office:value-type="float" office:value="3" calcext:value-type="float">
            <text:p>3</text:p>
          </table:table-cell>
          <table:table-cell table:formula="of:=IFERROR(VALUE(ORG.LIBREOFFICE.REGEX(ORG.LIBREOFFICE.REGEX([.$F67];&quot;[\d+]*( red)&quot;);&quot;\d+&quot;));0)" office:value-type="float" office:value="3" calcext:value-type="float">
            <text:p>3</text:p>
          </table:table-cell>
          <table:table-cell table:formula="of:=IFERROR(VALUE(ORG.LIBREOFFICE.REGEX(ORG.LIBREOFFICE.REGEX([.$F67];&quot;[\d+]*( green)&quot;);&quot;\d+&quot;));0)" office:value-type="float" office:value="8" calcext:value-type="float">
            <text:p>8</text:p>
          </table:table-cell>
          <table:table-cell table:formula="of:=IFERROR(VALUE(ORG.LIBREOFFICE.REGEX(ORG.LIBREOFFICE.REGEX([.$G67];&quot;[\d+]*( blue)&quot;);&quot;\d+&quot;));0)" office:value-type="float" office:value="1" calcext:value-type="float">
            <text:p>1</text:p>
          </table:table-cell>
          <table:table-cell table:formula="of:=IFERROR(VALUE(ORG.LIBREOFFICE.REGEX(ORG.LIBREOFFICE.REGEX([.$G67];&quot;[\d+]*( red)&quot;);&quot;\d+&quot;));0)" office:value-type="float" office:value="3" calcext:value-type="float">
            <text:p>3</text:p>
          </table:table-cell>
          <table:table-cell table:formula="of:=IFERROR(VALUE(ORG.LIBREOFFICE.REGEX(ORG.LIBREOFFICE.REGEX([.$G67];&quot;[\d+]*( green)&quot;);&quot;\d+&quot;));0)" office:value-type="float" office:value="5" calcext:value-type="float">
            <text:p>5</text:p>
          </table:table-cell>
          <table:table-cell table:formula="of:=IFERROR(VALUE(ORG.LIBREOFFICE.REGEX(ORG.LIBREOFFICE.REGEX([.$H67];&quot;[\d+]*( blue)&quot;);&quot;\d+&quot;));0)" office:value-type="float" office:value="0" calcext:value-type="float">
            <text:p>0</text:p>
          </table:table-cell>
          <table:table-cell table:formula="of:=IFERROR(VALUE(ORG.LIBREOFFICE.REGEX(ORG.LIBREOFFICE.REGEX([.$H67];&quot;[\d+]*( red)&quot;);&quot;\d+&quot;));0)" office:value-type="float" office:value="0" calcext:value-type="float">
            <text:p>0</text:p>
          </table:table-cell>
          <table:table-cell table:formula="of:=IFERROR(VALUE(ORG.LIBREOFFICE.REGEX(ORG.LIBREOFFICE.REGEX([.$H67];&quot;[\d+]*( green)&quot;);&quot;\d+&quot;));0)" office:value-type="float" office:value="0" calcext:value-type="float">
            <text:p>0</text:p>
          </table:table-cell>
          <table:table-cell table:formula="of:=IFERROR(VALUE(ORG.LIBREOFFICE.REGEX(ORG.LIBREOFFICE.REGEX([.$I67];&quot;[\d+]*( blue)&quot;);&quot;\d+&quot;));0)" office:value-type="float" office:value="0" calcext:value-type="float">
            <text:p>0</text:p>
          </table:table-cell>
          <table:table-cell table:formula="of:=IFERROR(VALUE(ORG.LIBREOFFICE.REGEX(ORG.LIBREOFFICE.REGEX([.$I67];&quot;[\d+]*( red)&quot;);&quot;\d+&quot;));0)" office:value-type="float" office:value="0" calcext:value-type="float">
            <text:p>0</text:p>
          </table:table-cell>
          <table:table-cell table:formula="of:=IFERROR(VALUE(ORG.LIBREOFFICE.REGEX(ORG.LIBREOFFICE.REGEX([.$I67];&quot;[\d+]*( green)&quot;);&quot;\d+&quot;));0)" office:value-type="float" office:value="0" calcext:value-type="float">
            <text:p>0</text:p>
          </table:table-cell>
          <table:table-cell/>
          <table:table-cell table:formula="of:=MAX([.K67];[.N67];[.Q67];[.T67];[.W67];[.Z67])" office:value-type="float" office:value="5" calcext:value-type="float">
            <text:p>5</text:p>
          </table:table-cell>
          <table:table-cell table:formula="of:=MAX([.L67];[.O67];[.R67];[.U67];[.X67];[.AA67])" office:value-type="float" office:value="5" calcext:value-type="float">
            <text:p>5</text:p>
          </table:table-cell>
          <table:table-cell table:formula="of:=MAX([.M67];[.P67];[.S67];[.V67];[.Y67];[.AB67])" office:value-type="float" office:value="15" calcext:value-type="float">
            <text:p>15</text:p>
          </table:table-cell>
          <table:table-cell/>
          <table:table-cell table:formula="of:=IF(AND([.AD67]&lt;=14;[.AE67]&lt;=12;[.AF67]&lt;=13);VALUE([.B67]);&quot;&quot;)">
            <text:p/>
          </table:table-cell>
          <table:table-cell table:number-columns-repeated="2"/>
        </table:table-row>
        <table:table-row table:style-name="ro15">
          <table:table-cell office:value-type="string" calcext:value-type="string">
            <text:p>Game 66: 8 green, 5 blue, 12 red; 10 red, 5 blue, 11 green; 12 red, 3 blue, 2 green; 5 green, 1 blue, 10 red; 15 red, 5 green, 3 blue; 2 red, 8 blue</text:p>
          </table:table-cell>
          <table:table-cell table:formula="of:=ORG.LIBREOFFICE.REGEX([.A68];&quot;\d+&quot;)" office:value-type="string" office:string-value="66" calcext:value-type="string">
            <text:p>66</text:p>
          </table:table-cell>
          <table:table-cell/>
          <table:table-cell office:value-type="string" calcext:value-type="string">
            <text:p><text:s/>8 green, 5 blue, 12 red</text:p>
          </table:table-cell>
          <table:table-cell office:value-type="string" calcext:value-type="string">
            <text:p><text:s/>10 red, 5 blue, 11 green</text:p>
          </table:table-cell>
          <table:table-cell office:value-type="string" calcext:value-type="string">
            <text:p><text:s/>12 red, 3 blue, 2 green</text:p>
          </table:table-cell>
          <table:table-cell office:value-type="string" calcext:value-type="string">
            <text:p><text:s/>5 green, 1 blue, 10 red</text:p>
          </table:table-cell>
          <table:table-cell office:value-type="string" calcext:value-type="string">
            <text:p><text:s/>15 red, 5 green, 3 blue</text:p>
          </table:table-cell>
          <table:table-cell office:value-type="string" calcext:value-type="string">
            <text:p><text:s/>2 red, 8 blue</text:p>
          </table:table-cell>
          <table:table-cell/>
          <table:table-cell table:formula="of:=IFERROR(VALUE(ORG.LIBREOFFICE.REGEX(ORG.LIBREOFFICE.REGEX([.$D68];&quot;[\d+]*( blue)&quot;);&quot;\d+&quot;));0)" office:value-type="float" office:value="5" calcext:value-type="float">
            <text:p>5</text:p>
          </table:table-cell>
          <table:table-cell table:formula="of:=IFERROR(VALUE(ORG.LIBREOFFICE.REGEX(ORG.LIBREOFFICE.REGEX([.$D68];&quot;[\d+]*( red)&quot;);&quot;\d+&quot;));0)" office:value-type="float" office:value="12" calcext:value-type="float">
            <text:p>12</text:p>
          </table:table-cell>
          <table:table-cell table:formula="of:=IFERROR(VALUE(ORG.LIBREOFFICE.REGEX(ORG.LIBREOFFICE.REGEX([.$D68];&quot;[\d+]*( green)&quot;);&quot;\d+&quot;));0)" office:value-type="float" office:value="8" calcext:value-type="float">
            <text:p>8</text:p>
          </table:table-cell>
          <table:table-cell table:formula="of:=IFERROR(VALUE(ORG.LIBREOFFICE.REGEX(ORG.LIBREOFFICE.REGEX([.$E68];&quot;[\d+]*( blue)&quot;);&quot;\d+&quot;));0)" office:value-type="float" office:value="5" calcext:value-type="float">
            <text:p>5</text:p>
          </table:table-cell>
          <table:table-cell table:formula="of:=IFERROR(VALUE(ORG.LIBREOFFICE.REGEX(ORG.LIBREOFFICE.REGEX([.$E68];&quot;[\d+]*( red)&quot;);&quot;\d+&quot;));0)" office:value-type="float" office:value="10" calcext:value-type="float">
            <text:p>10</text:p>
          </table:table-cell>
          <table:table-cell table:formula="of:=IFERROR(VALUE(ORG.LIBREOFFICE.REGEX(ORG.LIBREOFFICE.REGEX([.$E68];&quot;[\d+]*( green)&quot;);&quot;\d+&quot;));0)" office:value-type="float" office:value="11" calcext:value-type="float">
            <text:p>11</text:p>
          </table:table-cell>
          <table:table-cell table:formula="of:=IFERROR(VALUE(ORG.LIBREOFFICE.REGEX(ORG.LIBREOFFICE.REGEX([.$F68];&quot;[\d+]*( blue)&quot;);&quot;\d+&quot;));0)" office:value-type="float" office:value="3" calcext:value-type="float">
            <text:p>3</text:p>
          </table:table-cell>
          <table:table-cell table:formula="of:=IFERROR(VALUE(ORG.LIBREOFFICE.REGEX(ORG.LIBREOFFICE.REGEX([.$F68];&quot;[\d+]*( red)&quot;);&quot;\d+&quot;));0)" office:value-type="float" office:value="12" calcext:value-type="float">
            <text:p>12</text:p>
          </table:table-cell>
          <table:table-cell table:formula="of:=IFERROR(VALUE(ORG.LIBREOFFICE.REGEX(ORG.LIBREOFFICE.REGEX([.$F68];&quot;[\d+]*( green)&quot;);&quot;\d+&quot;));0)" office:value-type="float" office:value="2" calcext:value-type="float">
            <text:p>2</text:p>
          </table:table-cell>
          <table:table-cell table:formula="of:=IFERROR(VALUE(ORG.LIBREOFFICE.REGEX(ORG.LIBREOFFICE.REGEX([.$G68];&quot;[\d+]*( blue)&quot;);&quot;\d+&quot;));0)" office:value-type="float" office:value="1" calcext:value-type="float">
            <text:p>1</text:p>
          </table:table-cell>
          <table:table-cell table:formula="of:=IFERROR(VALUE(ORG.LIBREOFFICE.REGEX(ORG.LIBREOFFICE.REGEX([.$G68];&quot;[\d+]*( red)&quot;);&quot;\d+&quot;));0)" office:value-type="float" office:value="10" calcext:value-type="float">
            <text:p>10</text:p>
          </table:table-cell>
          <table:table-cell table:formula="of:=IFERROR(VALUE(ORG.LIBREOFFICE.REGEX(ORG.LIBREOFFICE.REGEX([.$G68];&quot;[\d+]*( green)&quot;);&quot;\d+&quot;));0)" office:value-type="float" office:value="5" calcext:value-type="float">
            <text:p>5</text:p>
          </table:table-cell>
          <table:table-cell table:formula="of:=IFERROR(VALUE(ORG.LIBREOFFICE.REGEX(ORG.LIBREOFFICE.REGEX([.$H68];&quot;[\d+]*( blue)&quot;);&quot;\d+&quot;));0)" office:value-type="float" office:value="3" calcext:value-type="float">
            <text:p>3</text:p>
          </table:table-cell>
          <table:table-cell table:formula="of:=IFERROR(VALUE(ORG.LIBREOFFICE.REGEX(ORG.LIBREOFFICE.REGEX([.$H68];&quot;[\d+]*( red)&quot;);&quot;\d+&quot;));0)" office:value-type="float" office:value="15" calcext:value-type="float">
            <text:p>15</text:p>
          </table:table-cell>
          <table:table-cell table:formula="of:=IFERROR(VALUE(ORG.LIBREOFFICE.REGEX(ORG.LIBREOFFICE.REGEX([.$H68];&quot;[\d+]*( green)&quot;);&quot;\d+&quot;));0)" office:value-type="float" office:value="5" calcext:value-type="float">
            <text:p>5</text:p>
          </table:table-cell>
          <table:table-cell table:formula="of:=IFERROR(VALUE(ORG.LIBREOFFICE.REGEX(ORG.LIBREOFFICE.REGEX([.$I68];&quot;[\d+]*( blue)&quot;);&quot;\d+&quot;));0)" office:value-type="float" office:value="8" calcext:value-type="float">
            <text:p>8</text:p>
          </table:table-cell>
          <table:table-cell table:formula="of:=IFERROR(VALUE(ORG.LIBREOFFICE.REGEX(ORG.LIBREOFFICE.REGEX([.$I68];&quot;[\d+]*( red)&quot;);&quot;\d+&quot;));0)" office:value-type="float" office:value="2" calcext:value-type="float">
            <text:p>2</text:p>
          </table:table-cell>
          <table:table-cell table:formula="of:=IFERROR(VALUE(ORG.LIBREOFFICE.REGEX(ORG.LIBREOFFICE.REGEX([.$I68];&quot;[\d+]*( green)&quot;);&quot;\d+&quot;));0)" office:value-type="float" office:value="0" calcext:value-type="float">
            <text:p>0</text:p>
          </table:table-cell>
          <table:table-cell/>
          <table:table-cell table:formula="of:=MAX([.K68];[.N68];[.Q68];[.T68];[.W68];[.Z68])" office:value-type="float" office:value="8" calcext:value-type="float">
            <text:p>8</text:p>
          </table:table-cell>
          <table:table-cell table:formula="of:=MAX([.L68];[.O68];[.R68];[.U68];[.X68];[.AA68])" office:value-type="float" office:value="15" calcext:value-type="float">
            <text:p>15</text:p>
          </table:table-cell>
          <table:table-cell table:formula="of:=MAX([.M68];[.P68];[.S68];[.V68];[.Y68];[.AB68])" office:value-type="float" office:value="11" calcext:value-type="float">
            <text:p>11</text:p>
          </table:table-cell>
          <table:table-cell/>
          <table:table-cell table:formula="of:=IF(AND([.AD68]&lt;=14;[.AE68]&lt;=12;[.AF68]&lt;=13);VALUE([.B68]);&quot;&quot;)">
            <text:p/>
          </table:table-cell>
          <table:table-cell table:number-columns-repeated="2"/>
        </table:table-row>
        <table:table-row table:style-name="ro15">
          <table:table-cell office:value-type="string" calcext:value-type="string">
            <text:p>Game 67: 12 blue, 3 red; 4 blue, 4 red, 1 green; 9 green, 14 blue, 3 red; 2 red, 13 blue, 6 green; 17 blue, 5 green</text:p>
          </table:table-cell>
          <table:table-cell table:formula="of:=ORG.LIBREOFFICE.REGEX([.A69];&quot;\d+&quot;)" office:value-type="string" office:string-value="67" calcext:value-type="string">
            <text:p>67</text:p>
          </table:table-cell>
          <table:table-cell/>
          <table:table-cell office:value-type="string" calcext:value-type="string">
            <text:p><text:s/>12 blue, 3 red</text:p>
          </table:table-cell>
          <table:table-cell office:value-type="string" calcext:value-type="string">
            <text:p><text:s/>4 blue, 4 red, 1 green</text:p>
          </table:table-cell>
          <table:table-cell office:value-type="string" calcext:value-type="string">
            <text:p><text:s/>9 green, 14 blue, 3 red</text:p>
          </table:table-cell>
          <table:table-cell office:value-type="string" calcext:value-type="string">
            <text:p><text:s/>2 red, 13 blue, 6 green</text:p>
          </table:table-cell>
          <table:table-cell office:value-type="string" calcext:value-type="string">
            <text:p><text:s/>17 blue, 5 green</text:p>
          </table:table-cell>
          <table:table-cell table:number-columns-repeated="2"/>
          <table:table-cell table:formula="of:=IFERROR(VALUE(ORG.LIBREOFFICE.REGEX(ORG.LIBREOFFICE.REGEX([.$D69];&quot;[\d+]*( blue)&quot;);&quot;\d+&quot;));0)" office:value-type="float" office:value="12" calcext:value-type="float">
            <text:p>12</text:p>
          </table:table-cell>
          <table:table-cell table:formula="of:=IFERROR(VALUE(ORG.LIBREOFFICE.REGEX(ORG.LIBREOFFICE.REGEX([.$D69];&quot;[\d+]*( red)&quot;);&quot;\d+&quot;));0)" office:value-type="float" office:value="3" calcext:value-type="float">
            <text:p>3</text:p>
          </table:table-cell>
          <table:table-cell table:formula="of:=IFERROR(VALUE(ORG.LIBREOFFICE.REGEX(ORG.LIBREOFFICE.REGEX([.$D69];&quot;[\d+]*( green)&quot;);&quot;\d+&quot;));0)" office:value-type="float" office:value="0" calcext:value-type="float">
            <text:p>0</text:p>
          </table:table-cell>
          <table:table-cell table:formula="of:=IFERROR(VALUE(ORG.LIBREOFFICE.REGEX(ORG.LIBREOFFICE.REGEX([.$E69];&quot;[\d+]*( blue)&quot;);&quot;\d+&quot;));0)" office:value-type="float" office:value="4" calcext:value-type="float">
            <text:p>4</text:p>
          </table:table-cell>
          <table:table-cell table:formula="of:=IFERROR(VALUE(ORG.LIBREOFFICE.REGEX(ORG.LIBREOFFICE.REGEX([.$E69];&quot;[\d+]*( red)&quot;);&quot;\d+&quot;));0)" office:value-type="float" office:value="4" calcext:value-type="float">
            <text:p>4</text:p>
          </table:table-cell>
          <table:table-cell table:formula="of:=IFERROR(VALUE(ORG.LIBREOFFICE.REGEX(ORG.LIBREOFFICE.REGEX([.$E69];&quot;[\d+]*( green)&quot;);&quot;\d+&quot;));0)" office:value-type="float" office:value="1" calcext:value-type="float">
            <text:p>1</text:p>
          </table:table-cell>
          <table:table-cell table:formula="of:=IFERROR(VALUE(ORG.LIBREOFFICE.REGEX(ORG.LIBREOFFICE.REGEX([.$F69];&quot;[\d+]*( blue)&quot;);&quot;\d+&quot;));0)" office:value-type="float" office:value="14" calcext:value-type="float">
            <text:p>14</text:p>
          </table:table-cell>
          <table:table-cell table:formula="of:=IFERROR(VALUE(ORG.LIBREOFFICE.REGEX(ORG.LIBREOFFICE.REGEX([.$F69];&quot;[\d+]*( red)&quot;);&quot;\d+&quot;));0)" office:value-type="float" office:value="3" calcext:value-type="float">
            <text:p>3</text:p>
          </table:table-cell>
          <table:table-cell table:formula="of:=IFERROR(VALUE(ORG.LIBREOFFICE.REGEX(ORG.LIBREOFFICE.REGEX([.$F69];&quot;[\d+]*( green)&quot;);&quot;\d+&quot;));0)" office:value-type="float" office:value="9" calcext:value-type="float">
            <text:p>9</text:p>
          </table:table-cell>
          <table:table-cell table:formula="of:=IFERROR(VALUE(ORG.LIBREOFFICE.REGEX(ORG.LIBREOFFICE.REGEX([.$G69];&quot;[\d+]*( blue)&quot;);&quot;\d+&quot;));0)" office:value-type="float" office:value="13" calcext:value-type="float">
            <text:p>13</text:p>
          </table:table-cell>
          <table:table-cell table:formula="of:=IFERROR(VALUE(ORG.LIBREOFFICE.REGEX(ORG.LIBREOFFICE.REGEX([.$G69];&quot;[\d+]*( red)&quot;);&quot;\d+&quot;));0)" office:value-type="float" office:value="2" calcext:value-type="float">
            <text:p>2</text:p>
          </table:table-cell>
          <table:table-cell table:formula="of:=IFERROR(VALUE(ORG.LIBREOFFICE.REGEX(ORG.LIBREOFFICE.REGEX([.$G69];&quot;[\d+]*( green)&quot;);&quot;\d+&quot;));0)" office:value-type="float" office:value="6" calcext:value-type="float">
            <text:p>6</text:p>
          </table:table-cell>
          <table:table-cell table:formula="of:=IFERROR(VALUE(ORG.LIBREOFFICE.REGEX(ORG.LIBREOFFICE.REGEX([.$H69];&quot;[\d+]*( blue)&quot;);&quot;\d+&quot;));0)" office:value-type="float" office:value="17" calcext:value-type="float">
            <text:p>17</text:p>
          </table:table-cell>
          <table:table-cell table:formula="of:=IFERROR(VALUE(ORG.LIBREOFFICE.REGEX(ORG.LIBREOFFICE.REGEX([.$H69];&quot;[\d+]*( red)&quot;);&quot;\d+&quot;));0)" office:value-type="float" office:value="0" calcext:value-type="float">
            <text:p>0</text:p>
          </table:table-cell>
          <table:table-cell table:formula="of:=IFERROR(VALUE(ORG.LIBREOFFICE.REGEX(ORG.LIBREOFFICE.REGEX([.$H69];&quot;[\d+]*( green)&quot;);&quot;\d+&quot;));0)" office:value-type="float" office:value="5" calcext:value-type="float">
            <text:p>5</text:p>
          </table:table-cell>
          <table:table-cell table:formula="of:=IFERROR(VALUE(ORG.LIBREOFFICE.REGEX(ORG.LIBREOFFICE.REGEX([.$I69];&quot;[\d+]*( blue)&quot;);&quot;\d+&quot;));0)" office:value-type="float" office:value="0" calcext:value-type="float">
            <text:p>0</text:p>
          </table:table-cell>
          <table:table-cell table:formula="of:=IFERROR(VALUE(ORG.LIBREOFFICE.REGEX(ORG.LIBREOFFICE.REGEX([.$I69];&quot;[\d+]*( red)&quot;);&quot;\d+&quot;));0)" office:value-type="float" office:value="0" calcext:value-type="float">
            <text:p>0</text:p>
          </table:table-cell>
          <table:table-cell table:formula="of:=IFERROR(VALUE(ORG.LIBREOFFICE.REGEX(ORG.LIBREOFFICE.REGEX([.$I69];&quot;[\d+]*( green)&quot;);&quot;\d+&quot;));0)" office:value-type="float" office:value="0" calcext:value-type="float">
            <text:p>0</text:p>
          </table:table-cell>
          <table:table-cell/>
          <table:table-cell table:formula="of:=MAX([.K69];[.N69];[.Q69];[.T69];[.W69];[.Z69])" office:value-type="float" office:value="17" calcext:value-type="float">
            <text:p>17</text:p>
          </table:table-cell>
          <table:table-cell table:formula="of:=MAX([.L69];[.O69];[.R69];[.U69];[.X69];[.AA69])" office:value-type="float" office:value="4" calcext:value-type="float">
            <text:p>4</text:p>
          </table:table-cell>
          <table:table-cell table:formula="of:=MAX([.M69];[.P69];[.S69];[.V69];[.Y69];[.AB69])" office:value-type="float" office:value="9" calcext:value-type="float">
            <text:p>9</text:p>
          </table:table-cell>
          <table:table-cell/>
          <table:table-cell table:formula="of:=IF(AND([.AD69]&lt;=14;[.AE69]&lt;=12;[.AF69]&lt;=13);VALUE([.B69]);&quot;&quot;)">
            <text:p/>
          </table:table-cell>
          <table:table-cell table:number-columns-repeated="2"/>
        </table:table-row>
        <table:table-row table:style-name="ro15">
          <table:table-cell office:value-type="string" calcext:value-type="string">
            <text:p>Game 68: 1 blue, 4 red, 11 green; 11 green, 4 red, 7 blue; 11 green, 7 blue; 14 green, 2 blue, 1 red; 2 blue, 4 red</text:p>
          </table:table-cell>
          <table:table-cell table:formula="of:=ORG.LIBREOFFICE.REGEX([.A70];&quot;\d+&quot;)" office:value-type="string" office:string-value="68" calcext:value-type="string">
            <text:p>68</text:p>
          </table:table-cell>
          <table:table-cell/>
          <table:table-cell office:value-type="string" calcext:value-type="string">
            <text:p><text:s/>1 blue, 4 red, 11 green</text:p>
          </table:table-cell>
          <table:table-cell office:value-type="string" calcext:value-type="string">
            <text:p><text:s/>11 green, 4 red, 7 blue</text:p>
          </table:table-cell>
          <table:table-cell office:value-type="string" calcext:value-type="string">
            <text:p><text:s/>11 green, 7 blue</text:p>
          </table:table-cell>
          <table:table-cell office:value-type="string" calcext:value-type="string">
            <text:p><text:s/>14 green, 2 blue, 1 red</text:p>
          </table:table-cell>
          <table:table-cell office:value-type="string" calcext:value-type="string">
            <text:p><text:s/>2 blue, 4 red</text:p>
          </table:table-cell>
          <table:table-cell table:number-columns-repeated="2"/>
          <table:table-cell table:formula="of:=IFERROR(VALUE(ORG.LIBREOFFICE.REGEX(ORG.LIBREOFFICE.REGEX([.$D70];&quot;[\d+]*( blue)&quot;);&quot;\d+&quot;));0)" office:value-type="float" office:value="1" calcext:value-type="float">
            <text:p>1</text:p>
          </table:table-cell>
          <table:table-cell table:formula="of:=IFERROR(VALUE(ORG.LIBREOFFICE.REGEX(ORG.LIBREOFFICE.REGEX([.$D70];&quot;[\d+]*( red)&quot;);&quot;\d+&quot;));0)" office:value-type="float" office:value="4" calcext:value-type="float">
            <text:p>4</text:p>
          </table:table-cell>
          <table:table-cell table:formula="of:=IFERROR(VALUE(ORG.LIBREOFFICE.REGEX(ORG.LIBREOFFICE.REGEX([.$D70];&quot;[\d+]*( green)&quot;);&quot;\d+&quot;));0)" office:value-type="float" office:value="11" calcext:value-type="float">
            <text:p>11</text:p>
          </table:table-cell>
          <table:table-cell table:formula="of:=IFERROR(VALUE(ORG.LIBREOFFICE.REGEX(ORG.LIBREOFFICE.REGEX([.$E70];&quot;[\d+]*( blue)&quot;);&quot;\d+&quot;));0)" office:value-type="float" office:value="7" calcext:value-type="float">
            <text:p>7</text:p>
          </table:table-cell>
          <table:table-cell table:formula="of:=IFERROR(VALUE(ORG.LIBREOFFICE.REGEX(ORG.LIBREOFFICE.REGEX([.$E70];&quot;[\d+]*( red)&quot;);&quot;\d+&quot;));0)" office:value-type="float" office:value="4" calcext:value-type="float">
            <text:p>4</text:p>
          </table:table-cell>
          <table:table-cell table:formula="of:=IFERROR(VALUE(ORG.LIBREOFFICE.REGEX(ORG.LIBREOFFICE.REGEX([.$E70];&quot;[\d+]*( green)&quot;);&quot;\d+&quot;));0)" office:value-type="float" office:value="11" calcext:value-type="float">
            <text:p>11</text:p>
          </table:table-cell>
          <table:table-cell table:formula="of:=IFERROR(VALUE(ORG.LIBREOFFICE.REGEX(ORG.LIBREOFFICE.REGEX([.$F70];&quot;[\d+]*( blue)&quot;);&quot;\d+&quot;));0)" office:value-type="float" office:value="7" calcext:value-type="float">
            <text:p>7</text:p>
          </table:table-cell>
          <table:table-cell table:formula="of:=IFERROR(VALUE(ORG.LIBREOFFICE.REGEX(ORG.LIBREOFFICE.REGEX([.$F70];&quot;[\d+]*( red)&quot;);&quot;\d+&quot;));0)" office:value-type="float" office:value="0" calcext:value-type="float">
            <text:p>0</text:p>
          </table:table-cell>
          <table:table-cell table:formula="of:=IFERROR(VALUE(ORG.LIBREOFFICE.REGEX(ORG.LIBREOFFICE.REGEX([.$F70];&quot;[\d+]*( green)&quot;);&quot;\d+&quot;));0)" office:value-type="float" office:value="11" calcext:value-type="float">
            <text:p>11</text:p>
          </table:table-cell>
          <table:table-cell table:formula="of:=IFERROR(VALUE(ORG.LIBREOFFICE.REGEX(ORG.LIBREOFFICE.REGEX([.$G70];&quot;[\d+]*( blue)&quot;);&quot;\d+&quot;));0)" office:value-type="float" office:value="2" calcext:value-type="float">
            <text:p>2</text:p>
          </table:table-cell>
          <table:table-cell table:formula="of:=IFERROR(VALUE(ORG.LIBREOFFICE.REGEX(ORG.LIBREOFFICE.REGEX([.$G70];&quot;[\d+]*( red)&quot;);&quot;\d+&quot;));0)" office:value-type="float" office:value="1" calcext:value-type="float">
            <text:p>1</text:p>
          </table:table-cell>
          <table:table-cell table:formula="of:=IFERROR(VALUE(ORG.LIBREOFFICE.REGEX(ORG.LIBREOFFICE.REGEX([.$G70];&quot;[\d+]*( green)&quot;);&quot;\d+&quot;));0)" office:value-type="float" office:value="14" calcext:value-type="float">
            <text:p>14</text:p>
          </table:table-cell>
          <table:table-cell table:formula="of:=IFERROR(VALUE(ORG.LIBREOFFICE.REGEX(ORG.LIBREOFFICE.REGEX([.$H70];&quot;[\d+]*( blue)&quot;);&quot;\d+&quot;));0)" office:value-type="float" office:value="2" calcext:value-type="float">
            <text:p>2</text:p>
          </table:table-cell>
          <table:table-cell table:formula="of:=IFERROR(VALUE(ORG.LIBREOFFICE.REGEX(ORG.LIBREOFFICE.REGEX([.$H70];&quot;[\d+]*( red)&quot;);&quot;\d+&quot;));0)" office:value-type="float" office:value="4" calcext:value-type="float">
            <text:p>4</text:p>
          </table:table-cell>
          <table:table-cell table:formula="of:=IFERROR(VALUE(ORG.LIBREOFFICE.REGEX(ORG.LIBREOFFICE.REGEX([.$H70];&quot;[\d+]*( green)&quot;);&quot;\d+&quot;));0)" office:value-type="float" office:value="0" calcext:value-type="float">
            <text:p>0</text:p>
          </table:table-cell>
          <table:table-cell table:formula="of:=IFERROR(VALUE(ORG.LIBREOFFICE.REGEX(ORG.LIBREOFFICE.REGEX([.$I70];&quot;[\d+]*( blue)&quot;);&quot;\d+&quot;));0)" office:value-type="float" office:value="0" calcext:value-type="float">
            <text:p>0</text:p>
          </table:table-cell>
          <table:table-cell table:formula="of:=IFERROR(VALUE(ORG.LIBREOFFICE.REGEX(ORG.LIBREOFFICE.REGEX([.$I70];&quot;[\d+]*( red)&quot;);&quot;\d+&quot;));0)" office:value-type="float" office:value="0" calcext:value-type="float">
            <text:p>0</text:p>
          </table:table-cell>
          <table:table-cell table:formula="of:=IFERROR(VALUE(ORG.LIBREOFFICE.REGEX(ORG.LIBREOFFICE.REGEX([.$I70];&quot;[\d+]*( green)&quot;);&quot;\d+&quot;));0)" office:value-type="float" office:value="0" calcext:value-type="float">
            <text:p>0</text:p>
          </table:table-cell>
          <table:table-cell/>
          <table:table-cell table:formula="of:=MAX([.K70];[.N70];[.Q70];[.T70];[.W70];[.Z70])" office:value-type="float" office:value="7" calcext:value-type="float">
            <text:p>7</text:p>
          </table:table-cell>
          <table:table-cell table:formula="of:=MAX([.L70];[.O70];[.R70];[.U70];[.X70];[.AA70])" office:value-type="float" office:value="4" calcext:value-type="float">
            <text:p>4</text:p>
          </table:table-cell>
          <table:table-cell table:formula="of:=MAX([.M70];[.P70];[.S70];[.V70];[.Y70];[.AB70])" office:value-type="float" office:value="14" calcext:value-type="float">
            <text:p>14</text:p>
          </table:table-cell>
          <table:table-cell/>
          <table:table-cell table:formula="of:=IF(AND([.AD70]&lt;=14;[.AE70]&lt;=12;[.AF70]&lt;=13);VALUE([.B70]);&quot;&quot;)">
            <text:p/>
          </table:table-cell>
          <table:table-cell table:number-columns-repeated="2"/>
        </table:table-row>
        <table:table-row table:style-name="ro15">
          <table:table-cell office:value-type="string" calcext:value-type="string">
            <text:p>Game 69: 4 red, 1 green; 5 red, 2 green, 3 blue; 1 red, 7 blue; 8 red, 6 blue, 1 green; 2 green, 6 red, 1 blue; 6 red, 8 blue, 2 green</text:p>
          </table:table-cell>
          <table:table-cell table:formula="of:=ORG.LIBREOFFICE.REGEX([.A71];&quot;\d+&quot;)" office:value-type="string" office:string-value="69" calcext:value-type="string">
            <text:p>69</text:p>
          </table:table-cell>
          <table:table-cell/>
          <table:table-cell office:value-type="string" calcext:value-type="string">
            <text:p><text:s/>4 red, 1 green</text:p>
          </table:table-cell>
          <table:table-cell office:value-type="string" calcext:value-type="string">
            <text:p><text:s/>5 red, 2 green, 3 blue</text:p>
          </table:table-cell>
          <table:table-cell office:value-type="string" calcext:value-type="string">
            <text:p><text:s/>1 red, 7 blue</text:p>
          </table:table-cell>
          <table:table-cell office:value-type="string" calcext:value-type="string">
            <text:p><text:s/>8 red, 6 blue, 1 green</text:p>
          </table:table-cell>
          <table:table-cell office:value-type="string" calcext:value-type="string">
            <text:p><text:s/>2 green, 6 red, 1 blue</text:p>
          </table:table-cell>
          <table:table-cell office:value-type="string" calcext:value-type="string">
            <text:p><text:s/>6 red, 8 blue, 2 green</text:p>
          </table:table-cell>
          <table:table-cell/>
          <table:table-cell table:formula="of:=IFERROR(VALUE(ORG.LIBREOFFICE.REGEX(ORG.LIBREOFFICE.REGEX([.$D71];&quot;[\d+]*( blue)&quot;);&quot;\d+&quot;));0)" office:value-type="float" office:value="0" calcext:value-type="float">
            <text:p>0</text:p>
          </table:table-cell>
          <table:table-cell table:formula="of:=IFERROR(VALUE(ORG.LIBREOFFICE.REGEX(ORG.LIBREOFFICE.REGEX([.$D71];&quot;[\d+]*( red)&quot;);&quot;\d+&quot;));0)" office:value-type="float" office:value="4" calcext:value-type="float">
            <text:p>4</text:p>
          </table:table-cell>
          <table:table-cell table:formula="of:=IFERROR(VALUE(ORG.LIBREOFFICE.REGEX(ORG.LIBREOFFICE.REGEX([.$D71];&quot;[\d+]*( green)&quot;);&quot;\d+&quot;));0)" office:value-type="float" office:value="1" calcext:value-type="float">
            <text:p>1</text:p>
          </table:table-cell>
          <table:table-cell table:formula="of:=IFERROR(VALUE(ORG.LIBREOFFICE.REGEX(ORG.LIBREOFFICE.REGEX([.$E71];&quot;[\d+]*( blue)&quot;);&quot;\d+&quot;));0)" office:value-type="float" office:value="3" calcext:value-type="float">
            <text:p>3</text:p>
          </table:table-cell>
          <table:table-cell table:formula="of:=IFERROR(VALUE(ORG.LIBREOFFICE.REGEX(ORG.LIBREOFFICE.REGEX([.$E71];&quot;[\d+]*( red)&quot;);&quot;\d+&quot;));0)" office:value-type="float" office:value="5" calcext:value-type="float">
            <text:p>5</text:p>
          </table:table-cell>
          <table:table-cell table:formula="of:=IFERROR(VALUE(ORG.LIBREOFFICE.REGEX(ORG.LIBREOFFICE.REGEX([.$E71];&quot;[\d+]*( green)&quot;);&quot;\d+&quot;));0)" office:value-type="float" office:value="2" calcext:value-type="float">
            <text:p>2</text:p>
          </table:table-cell>
          <table:table-cell table:formula="of:=IFERROR(VALUE(ORG.LIBREOFFICE.REGEX(ORG.LIBREOFFICE.REGEX([.$F71];&quot;[\d+]*( blue)&quot;);&quot;\d+&quot;));0)" office:value-type="float" office:value="7" calcext:value-type="float">
            <text:p>7</text:p>
          </table:table-cell>
          <table:table-cell table:formula="of:=IFERROR(VALUE(ORG.LIBREOFFICE.REGEX(ORG.LIBREOFFICE.REGEX([.$F71];&quot;[\d+]*( red)&quot;);&quot;\d+&quot;));0)" office:value-type="float" office:value="1" calcext:value-type="float">
            <text:p>1</text:p>
          </table:table-cell>
          <table:table-cell table:formula="of:=IFERROR(VALUE(ORG.LIBREOFFICE.REGEX(ORG.LIBREOFFICE.REGEX([.$F71];&quot;[\d+]*( green)&quot;);&quot;\d+&quot;));0)" office:value-type="float" office:value="0" calcext:value-type="float">
            <text:p>0</text:p>
          </table:table-cell>
          <table:table-cell table:formula="of:=IFERROR(VALUE(ORG.LIBREOFFICE.REGEX(ORG.LIBREOFFICE.REGEX([.$G71];&quot;[\d+]*( blue)&quot;);&quot;\d+&quot;));0)" office:value-type="float" office:value="6" calcext:value-type="float">
            <text:p>6</text:p>
          </table:table-cell>
          <table:table-cell table:formula="of:=IFERROR(VALUE(ORG.LIBREOFFICE.REGEX(ORG.LIBREOFFICE.REGEX([.$G71];&quot;[\d+]*( red)&quot;);&quot;\d+&quot;));0)" office:value-type="float" office:value="8" calcext:value-type="float">
            <text:p>8</text:p>
          </table:table-cell>
          <table:table-cell table:formula="of:=IFERROR(VALUE(ORG.LIBREOFFICE.REGEX(ORG.LIBREOFFICE.REGEX([.$G71];&quot;[\d+]*( green)&quot;);&quot;\d+&quot;));0)" office:value-type="float" office:value="1" calcext:value-type="float">
            <text:p>1</text:p>
          </table:table-cell>
          <table:table-cell table:formula="of:=IFERROR(VALUE(ORG.LIBREOFFICE.REGEX(ORG.LIBREOFFICE.REGEX([.$H71];&quot;[\d+]*( blue)&quot;);&quot;\d+&quot;));0)" office:value-type="float" office:value="1" calcext:value-type="float">
            <text:p>1</text:p>
          </table:table-cell>
          <table:table-cell table:formula="of:=IFERROR(VALUE(ORG.LIBREOFFICE.REGEX(ORG.LIBREOFFICE.REGEX([.$H71];&quot;[\d+]*( red)&quot;);&quot;\d+&quot;));0)" office:value-type="float" office:value="6" calcext:value-type="float">
            <text:p>6</text:p>
          </table:table-cell>
          <table:table-cell table:formula="of:=IFERROR(VALUE(ORG.LIBREOFFICE.REGEX(ORG.LIBREOFFICE.REGEX([.$H71];&quot;[\d+]*( green)&quot;);&quot;\d+&quot;));0)" office:value-type="float" office:value="2" calcext:value-type="float">
            <text:p>2</text:p>
          </table:table-cell>
          <table:table-cell table:formula="of:=IFERROR(VALUE(ORG.LIBREOFFICE.REGEX(ORG.LIBREOFFICE.REGEX([.$I71];&quot;[\d+]*( blue)&quot;);&quot;\d+&quot;));0)" office:value-type="float" office:value="8" calcext:value-type="float">
            <text:p>8</text:p>
          </table:table-cell>
          <table:table-cell table:formula="of:=IFERROR(VALUE(ORG.LIBREOFFICE.REGEX(ORG.LIBREOFFICE.REGEX([.$I71];&quot;[\d+]*( red)&quot;);&quot;\d+&quot;));0)" office:value-type="float" office:value="6" calcext:value-type="float">
            <text:p>6</text:p>
          </table:table-cell>
          <table:table-cell table:formula="of:=IFERROR(VALUE(ORG.LIBREOFFICE.REGEX(ORG.LIBREOFFICE.REGEX([.$I71];&quot;[\d+]*( green)&quot;);&quot;\d+&quot;));0)" office:value-type="float" office:value="2" calcext:value-type="float">
            <text:p>2</text:p>
          </table:table-cell>
          <table:table-cell/>
          <table:table-cell table:formula="of:=MAX([.K71];[.N71];[.Q71];[.T71];[.W71];[.Z71])" office:value-type="float" office:value="8" calcext:value-type="float">
            <text:p>8</text:p>
          </table:table-cell>
          <table:table-cell table:formula="of:=MAX([.L71];[.O71];[.R71];[.U71];[.X71];[.AA71])" office:value-type="float" office:value="8" calcext:value-type="float">
            <text:p>8</text:p>
          </table:table-cell>
          <table:table-cell table:formula="of:=MAX([.M71];[.P71];[.S71];[.V71];[.Y71];[.AB71])" office:value-type="float" office:value="2" calcext:value-type="float">
            <text:p>2</text:p>
          </table:table-cell>
          <table:table-cell/>
          <table:table-cell table:formula="of:=IF(AND([.AD71]&lt;=14;[.AE71]&lt;=12;[.AF71]&lt;=13);VALUE([.B71]);&quot;&quot;)" office:value-type="float" office:value="69" calcext:value-type="float">
            <text:p>69</text:p>
          </table:table-cell>
          <table:table-cell table:number-columns-repeated="2"/>
        </table:table-row>
        <table:table-row table:style-name="ro15">
          <table:table-cell office:value-type="string" calcext:value-type="string">
            <text:p>Game 70: 6 blue, 2 green, 4 red; 1 green, 5 blue; 1 blue, 3 red; 2 red; 2 red, 17 blue</text:p>
          </table:table-cell>
          <table:table-cell table:formula="of:=ORG.LIBREOFFICE.REGEX([.A72];&quot;\d+&quot;)" office:value-type="string" office:string-value="70" calcext:value-type="string">
            <text:p>70</text:p>
          </table:table-cell>
          <table:table-cell/>
          <table:table-cell office:value-type="string" calcext:value-type="string">
            <text:p><text:s/>6 blue, 2 green, 4 red</text:p>
          </table:table-cell>
          <table:table-cell office:value-type="string" calcext:value-type="string">
            <text:p><text:s/>1 green, 5 blue</text:p>
          </table:table-cell>
          <table:table-cell office:value-type="string" calcext:value-type="string">
            <text:p><text:s/>1 blue, 3 red</text:p>
          </table:table-cell>
          <table:table-cell office:value-type="string" calcext:value-type="string">
            <text:p><text:s/>2 red</text:p>
          </table:table-cell>
          <table:table-cell office:value-type="string" calcext:value-type="string">
            <text:p><text:s/>2 red, 17 blue</text:p>
          </table:table-cell>
          <table:table-cell table:number-columns-repeated="2"/>
          <table:table-cell table:formula="of:=IFERROR(VALUE(ORG.LIBREOFFICE.REGEX(ORG.LIBREOFFICE.REGEX([.$D72];&quot;[\d+]*( blue)&quot;);&quot;\d+&quot;));0)" office:value-type="float" office:value="6" calcext:value-type="float">
            <text:p>6</text:p>
          </table:table-cell>
          <table:table-cell table:formula="of:=IFERROR(VALUE(ORG.LIBREOFFICE.REGEX(ORG.LIBREOFFICE.REGEX([.$D72];&quot;[\d+]*( red)&quot;);&quot;\d+&quot;));0)" office:value-type="float" office:value="4" calcext:value-type="float">
            <text:p>4</text:p>
          </table:table-cell>
          <table:table-cell table:formula="of:=IFERROR(VALUE(ORG.LIBREOFFICE.REGEX(ORG.LIBREOFFICE.REGEX([.$D72];&quot;[\d+]*( green)&quot;);&quot;\d+&quot;));0)" office:value-type="float" office:value="2" calcext:value-type="float">
            <text:p>2</text:p>
          </table:table-cell>
          <table:table-cell table:formula="of:=IFERROR(VALUE(ORG.LIBREOFFICE.REGEX(ORG.LIBREOFFICE.REGEX([.$E72];&quot;[\d+]*( blue)&quot;);&quot;\d+&quot;));0)" office:value-type="float" office:value="5" calcext:value-type="float">
            <text:p>5</text:p>
          </table:table-cell>
          <table:table-cell table:formula="of:=IFERROR(VALUE(ORG.LIBREOFFICE.REGEX(ORG.LIBREOFFICE.REGEX([.$E72];&quot;[\d+]*( red)&quot;);&quot;\d+&quot;));0)" office:value-type="float" office:value="0" calcext:value-type="float">
            <text:p>0</text:p>
          </table:table-cell>
          <table:table-cell table:formula="of:=IFERROR(VALUE(ORG.LIBREOFFICE.REGEX(ORG.LIBREOFFICE.REGEX([.$E72];&quot;[\d+]*( green)&quot;);&quot;\d+&quot;));0)" office:value-type="float" office:value="1" calcext:value-type="float">
            <text:p>1</text:p>
          </table:table-cell>
          <table:table-cell table:formula="of:=IFERROR(VALUE(ORG.LIBREOFFICE.REGEX(ORG.LIBREOFFICE.REGEX([.$F72];&quot;[\d+]*( blue)&quot;);&quot;\d+&quot;));0)" office:value-type="float" office:value="1" calcext:value-type="float">
            <text:p>1</text:p>
          </table:table-cell>
          <table:table-cell table:formula="of:=IFERROR(VALUE(ORG.LIBREOFFICE.REGEX(ORG.LIBREOFFICE.REGEX([.$F72];&quot;[\d+]*( red)&quot;);&quot;\d+&quot;));0)" office:value-type="float" office:value="3" calcext:value-type="float">
            <text:p>3</text:p>
          </table:table-cell>
          <table:table-cell table:formula="of:=IFERROR(VALUE(ORG.LIBREOFFICE.REGEX(ORG.LIBREOFFICE.REGEX([.$F72];&quot;[\d+]*( green)&quot;);&quot;\d+&quot;));0)" office:value-type="float" office:value="0" calcext:value-type="float">
            <text:p>0</text:p>
          </table:table-cell>
          <table:table-cell table:formula="of:=IFERROR(VALUE(ORG.LIBREOFFICE.REGEX(ORG.LIBREOFFICE.REGEX([.$G72];&quot;[\d+]*( blue)&quot;);&quot;\d+&quot;));0)" office:value-type="float" office:value="0" calcext:value-type="float">
            <text:p>0</text:p>
          </table:table-cell>
          <table:table-cell table:formula="of:=IFERROR(VALUE(ORG.LIBREOFFICE.REGEX(ORG.LIBREOFFICE.REGEX([.$G72];&quot;[\d+]*( red)&quot;);&quot;\d+&quot;));0)" office:value-type="float" office:value="2" calcext:value-type="float">
            <text:p>2</text:p>
          </table:table-cell>
          <table:table-cell table:formula="of:=IFERROR(VALUE(ORG.LIBREOFFICE.REGEX(ORG.LIBREOFFICE.REGEX([.$G72];&quot;[\d+]*( green)&quot;);&quot;\d+&quot;));0)" office:value-type="float" office:value="0" calcext:value-type="float">
            <text:p>0</text:p>
          </table:table-cell>
          <table:table-cell table:formula="of:=IFERROR(VALUE(ORG.LIBREOFFICE.REGEX(ORG.LIBREOFFICE.REGEX([.$H72];&quot;[\d+]*( blue)&quot;);&quot;\d+&quot;));0)" office:value-type="float" office:value="17" calcext:value-type="float">
            <text:p>17</text:p>
          </table:table-cell>
          <table:table-cell table:formula="of:=IFERROR(VALUE(ORG.LIBREOFFICE.REGEX(ORG.LIBREOFFICE.REGEX([.$H72];&quot;[\d+]*( red)&quot;);&quot;\d+&quot;));0)" office:value-type="float" office:value="2" calcext:value-type="float">
            <text:p>2</text:p>
          </table:table-cell>
          <table:table-cell table:formula="of:=IFERROR(VALUE(ORG.LIBREOFFICE.REGEX(ORG.LIBREOFFICE.REGEX([.$H72];&quot;[\d+]*( green)&quot;);&quot;\d+&quot;));0)" office:value-type="float" office:value="0" calcext:value-type="float">
            <text:p>0</text:p>
          </table:table-cell>
          <table:table-cell table:formula="of:=IFERROR(VALUE(ORG.LIBREOFFICE.REGEX(ORG.LIBREOFFICE.REGEX([.$I72];&quot;[\d+]*( blue)&quot;);&quot;\d+&quot;));0)" office:value-type="float" office:value="0" calcext:value-type="float">
            <text:p>0</text:p>
          </table:table-cell>
          <table:table-cell table:formula="of:=IFERROR(VALUE(ORG.LIBREOFFICE.REGEX(ORG.LIBREOFFICE.REGEX([.$I72];&quot;[\d+]*( red)&quot;);&quot;\d+&quot;));0)" office:value-type="float" office:value="0" calcext:value-type="float">
            <text:p>0</text:p>
          </table:table-cell>
          <table:table-cell table:formula="of:=IFERROR(VALUE(ORG.LIBREOFFICE.REGEX(ORG.LIBREOFFICE.REGEX([.$I72];&quot;[\d+]*( green)&quot;);&quot;\d+&quot;));0)" office:value-type="float" office:value="0" calcext:value-type="float">
            <text:p>0</text:p>
          </table:table-cell>
          <table:table-cell/>
          <table:table-cell table:formula="of:=MAX([.K72];[.N72];[.Q72];[.T72];[.W72];[.Z72])" office:value-type="float" office:value="17" calcext:value-type="float">
            <text:p>17</text:p>
          </table:table-cell>
          <table:table-cell table:formula="of:=MAX([.L72];[.O72];[.R72];[.U72];[.X72];[.AA72])" office:value-type="float" office:value="4" calcext:value-type="float">
            <text:p>4</text:p>
          </table:table-cell>
          <table:table-cell table:formula="of:=MAX([.M72];[.P72];[.S72];[.V72];[.Y72];[.AB72])" office:value-type="float" office:value="2" calcext:value-type="float">
            <text:p>2</text:p>
          </table:table-cell>
          <table:table-cell/>
          <table:table-cell table:formula="of:=IF(AND([.AD72]&lt;=14;[.AE72]&lt;=12;[.AF72]&lt;=13);VALUE([.B72]);&quot;&quot;)">
            <text:p/>
          </table:table-cell>
          <table:table-cell table:number-columns-repeated="2"/>
        </table:table-row>
        <table:table-row table:style-name="ro15">
          <table:table-cell office:value-type="string" calcext:value-type="string">
            <text:p>Game 71: 9 blue, 2 green, 1 red; 7 blue, 2 green, 3 red; 12 red, 13 blue; 15 blue, 1 green, 1 red</text:p>
          </table:table-cell>
          <table:table-cell table:formula="of:=ORG.LIBREOFFICE.REGEX([.A73];&quot;\d+&quot;)" office:value-type="string" office:string-value="71" calcext:value-type="string">
            <text:p>71</text:p>
          </table:table-cell>
          <table:table-cell/>
          <table:table-cell office:value-type="string" calcext:value-type="string">
            <text:p><text:s/>9 blue, 2 green, 1 red</text:p>
          </table:table-cell>
          <table:table-cell office:value-type="string" calcext:value-type="string">
            <text:p><text:s/>7 blue, 2 green, 3 red</text:p>
          </table:table-cell>
          <table:table-cell office:value-type="string" calcext:value-type="string">
            <text:p><text:s/>12 red, 13 blue</text:p>
          </table:table-cell>
          <table:table-cell office:value-type="string" calcext:value-type="string">
            <text:p><text:s/>15 blue, 1 green, 1 red</text:p>
          </table:table-cell>
          <table:table-cell table:number-columns-repeated="3"/>
          <table:table-cell table:formula="of:=IFERROR(VALUE(ORG.LIBREOFFICE.REGEX(ORG.LIBREOFFICE.REGEX([.$D73];&quot;[\d+]*( blue)&quot;);&quot;\d+&quot;));0)" office:value-type="float" office:value="9" calcext:value-type="float">
            <text:p>9</text:p>
          </table:table-cell>
          <table:table-cell table:formula="of:=IFERROR(VALUE(ORG.LIBREOFFICE.REGEX(ORG.LIBREOFFICE.REGEX([.$D73];&quot;[\d+]*( red)&quot;);&quot;\d+&quot;));0)" office:value-type="float" office:value="1" calcext:value-type="float">
            <text:p>1</text:p>
          </table:table-cell>
          <table:table-cell table:formula="of:=IFERROR(VALUE(ORG.LIBREOFFICE.REGEX(ORG.LIBREOFFICE.REGEX([.$D73];&quot;[\d+]*( green)&quot;);&quot;\d+&quot;));0)" office:value-type="float" office:value="2" calcext:value-type="float">
            <text:p>2</text:p>
          </table:table-cell>
          <table:table-cell table:formula="of:=IFERROR(VALUE(ORG.LIBREOFFICE.REGEX(ORG.LIBREOFFICE.REGEX([.$E73];&quot;[\d+]*( blue)&quot;);&quot;\d+&quot;));0)" office:value-type="float" office:value="7" calcext:value-type="float">
            <text:p>7</text:p>
          </table:table-cell>
          <table:table-cell table:formula="of:=IFERROR(VALUE(ORG.LIBREOFFICE.REGEX(ORG.LIBREOFFICE.REGEX([.$E73];&quot;[\d+]*( red)&quot;);&quot;\d+&quot;));0)" office:value-type="float" office:value="3" calcext:value-type="float">
            <text:p>3</text:p>
          </table:table-cell>
          <table:table-cell table:formula="of:=IFERROR(VALUE(ORG.LIBREOFFICE.REGEX(ORG.LIBREOFFICE.REGEX([.$E73];&quot;[\d+]*( green)&quot;);&quot;\d+&quot;));0)" office:value-type="float" office:value="2" calcext:value-type="float">
            <text:p>2</text:p>
          </table:table-cell>
          <table:table-cell table:formula="of:=IFERROR(VALUE(ORG.LIBREOFFICE.REGEX(ORG.LIBREOFFICE.REGEX([.$F73];&quot;[\d+]*( blue)&quot;);&quot;\d+&quot;));0)" office:value-type="float" office:value="13" calcext:value-type="float">
            <text:p>13</text:p>
          </table:table-cell>
          <table:table-cell table:formula="of:=IFERROR(VALUE(ORG.LIBREOFFICE.REGEX(ORG.LIBREOFFICE.REGEX([.$F73];&quot;[\d+]*( red)&quot;);&quot;\d+&quot;));0)" office:value-type="float" office:value="12" calcext:value-type="float">
            <text:p>12</text:p>
          </table:table-cell>
          <table:table-cell table:formula="of:=IFERROR(VALUE(ORG.LIBREOFFICE.REGEX(ORG.LIBREOFFICE.REGEX([.$F73];&quot;[\d+]*( green)&quot;);&quot;\d+&quot;));0)" office:value-type="float" office:value="0" calcext:value-type="float">
            <text:p>0</text:p>
          </table:table-cell>
          <table:table-cell table:formula="of:=IFERROR(VALUE(ORG.LIBREOFFICE.REGEX(ORG.LIBREOFFICE.REGEX([.$G73];&quot;[\d+]*( blue)&quot;);&quot;\d+&quot;));0)" office:value-type="float" office:value="15" calcext:value-type="float">
            <text:p>15</text:p>
          </table:table-cell>
          <table:table-cell table:formula="of:=IFERROR(VALUE(ORG.LIBREOFFICE.REGEX(ORG.LIBREOFFICE.REGEX([.$G73];&quot;[\d+]*( red)&quot;);&quot;\d+&quot;));0)" office:value-type="float" office:value="1" calcext:value-type="float">
            <text:p>1</text:p>
          </table:table-cell>
          <table:table-cell table:formula="of:=IFERROR(VALUE(ORG.LIBREOFFICE.REGEX(ORG.LIBREOFFICE.REGEX([.$G73];&quot;[\d+]*( green)&quot;);&quot;\d+&quot;));0)" office:value-type="float" office:value="1" calcext:value-type="float">
            <text:p>1</text:p>
          </table:table-cell>
          <table:table-cell table:formula="of:=IFERROR(VALUE(ORG.LIBREOFFICE.REGEX(ORG.LIBREOFFICE.REGEX([.$H73];&quot;[\d+]*( blue)&quot;);&quot;\d+&quot;));0)" office:value-type="float" office:value="0" calcext:value-type="float">
            <text:p>0</text:p>
          </table:table-cell>
          <table:table-cell table:formula="of:=IFERROR(VALUE(ORG.LIBREOFFICE.REGEX(ORG.LIBREOFFICE.REGEX([.$H73];&quot;[\d+]*( red)&quot;);&quot;\d+&quot;));0)" office:value-type="float" office:value="0" calcext:value-type="float">
            <text:p>0</text:p>
          </table:table-cell>
          <table:table-cell table:formula="of:=IFERROR(VALUE(ORG.LIBREOFFICE.REGEX(ORG.LIBREOFFICE.REGEX([.$H73];&quot;[\d+]*( green)&quot;);&quot;\d+&quot;));0)" office:value-type="float" office:value="0" calcext:value-type="float">
            <text:p>0</text:p>
          </table:table-cell>
          <table:table-cell table:formula="of:=IFERROR(VALUE(ORG.LIBREOFFICE.REGEX(ORG.LIBREOFFICE.REGEX([.$I73];&quot;[\d+]*( blue)&quot;);&quot;\d+&quot;));0)" office:value-type="float" office:value="0" calcext:value-type="float">
            <text:p>0</text:p>
          </table:table-cell>
          <table:table-cell table:formula="of:=IFERROR(VALUE(ORG.LIBREOFFICE.REGEX(ORG.LIBREOFFICE.REGEX([.$I73];&quot;[\d+]*( red)&quot;);&quot;\d+&quot;));0)" office:value-type="float" office:value="0" calcext:value-type="float">
            <text:p>0</text:p>
          </table:table-cell>
          <table:table-cell table:formula="of:=IFERROR(VALUE(ORG.LIBREOFFICE.REGEX(ORG.LIBREOFFICE.REGEX([.$I73];&quot;[\d+]*( green)&quot;);&quot;\d+&quot;));0)" office:value-type="float" office:value="0" calcext:value-type="float">
            <text:p>0</text:p>
          </table:table-cell>
          <table:table-cell/>
          <table:table-cell table:formula="of:=MAX([.K73];[.N73];[.Q73];[.T73];[.W73];[.Z73])" office:value-type="float" office:value="15" calcext:value-type="float">
            <text:p>15</text:p>
          </table:table-cell>
          <table:table-cell table:formula="of:=MAX([.L73];[.O73];[.R73];[.U73];[.X73];[.AA73])" office:value-type="float" office:value="12" calcext:value-type="float">
            <text:p>12</text:p>
          </table:table-cell>
          <table:table-cell table:formula="of:=MAX([.M73];[.P73];[.S73];[.V73];[.Y73];[.AB73])" office:value-type="float" office:value="2" calcext:value-type="float">
            <text:p>2</text:p>
          </table:table-cell>
          <table:table-cell/>
          <table:table-cell table:formula="of:=IF(AND([.AD73]&lt;=14;[.AE73]&lt;=12;[.AF73]&lt;=13);VALUE([.B73]);&quot;&quot;)">
            <text:p/>
          </table:table-cell>
          <table:table-cell table:number-columns-repeated="2"/>
        </table:table-row>
        <table:table-row table:style-name="ro15">
          <table:table-cell office:value-type="string" calcext:value-type="string">
            <text:p>Game 72: 15 blue, 16 red, 18 green; 16 red, 12 blue, 14 green; 3 blue, 12 red, 4 green; 8 green, 17 blue, 15 red; 15 blue, 18 green, 4 red; 5 blue, 3 red, 10 green</text:p>
          </table:table-cell>
          <table:table-cell table:formula="of:=ORG.LIBREOFFICE.REGEX([.A74];&quot;\d+&quot;)" office:value-type="string" office:string-value="72" calcext:value-type="string">
            <text:p>72</text:p>
          </table:table-cell>
          <table:table-cell/>
          <table:table-cell office:value-type="string" calcext:value-type="string">
            <text:p><text:s/>15 blue, 16 red, 18 green</text:p>
          </table:table-cell>
          <table:table-cell office:value-type="string" calcext:value-type="string">
            <text:p><text:s/>16 red, 12 blue, 14 green</text:p>
          </table:table-cell>
          <table:table-cell office:value-type="string" calcext:value-type="string">
            <text:p><text:s/>3 blue, 12 red, 4 green</text:p>
          </table:table-cell>
          <table:table-cell office:value-type="string" calcext:value-type="string">
            <text:p><text:s/>8 green, 17 blue, 15 red</text:p>
          </table:table-cell>
          <table:table-cell office:value-type="string" calcext:value-type="string">
            <text:p><text:s/>15 blue, 18 green, 4 red</text:p>
          </table:table-cell>
          <table:table-cell office:value-type="string" calcext:value-type="string">
            <text:p><text:s/>5 blue, 3 red, 10 green</text:p>
          </table:table-cell>
          <table:table-cell/>
          <table:table-cell table:formula="of:=IFERROR(VALUE(ORG.LIBREOFFICE.REGEX(ORG.LIBREOFFICE.REGEX([.$D74];&quot;[\d+]*( blue)&quot;);&quot;\d+&quot;));0)" office:value-type="float" office:value="15" calcext:value-type="float">
            <text:p>15</text:p>
          </table:table-cell>
          <table:table-cell table:formula="of:=IFERROR(VALUE(ORG.LIBREOFFICE.REGEX(ORG.LIBREOFFICE.REGEX([.$D74];&quot;[\d+]*( red)&quot;);&quot;\d+&quot;));0)" office:value-type="float" office:value="16" calcext:value-type="float">
            <text:p>16</text:p>
          </table:table-cell>
          <table:table-cell table:formula="of:=IFERROR(VALUE(ORG.LIBREOFFICE.REGEX(ORG.LIBREOFFICE.REGEX([.$D74];&quot;[\d+]*( green)&quot;);&quot;\d+&quot;));0)" office:value-type="float" office:value="18" calcext:value-type="float">
            <text:p>18</text:p>
          </table:table-cell>
          <table:table-cell table:formula="of:=IFERROR(VALUE(ORG.LIBREOFFICE.REGEX(ORG.LIBREOFFICE.REGEX([.$E74];&quot;[\d+]*( blue)&quot;);&quot;\d+&quot;));0)" office:value-type="float" office:value="12" calcext:value-type="float">
            <text:p>12</text:p>
          </table:table-cell>
          <table:table-cell table:formula="of:=IFERROR(VALUE(ORG.LIBREOFFICE.REGEX(ORG.LIBREOFFICE.REGEX([.$E74];&quot;[\d+]*( red)&quot;);&quot;\d+&quot;));0)" office:value-type="float" office:value="16" calcext:value-type="float">
            <text:p>16</text:p>
          </table:table-cell>
          <table:table-cell table:formula="of:=IFERROR(VALUE(ORG.LIBREOFFICE.REGEX(ORG.LIBREOFFICE.REGEX([.$E74];&quot;[\d+]*( green)&quot;);&quot;\d+&quot;));0)" office:value-type="float" office:value="14" calcext:value-type="float">
            <text:p>14</text:p>
          </table:table-cell>
          <table:table-cell table:formula="of:=IFERROR(VALUE(ORG.LIBREOFFICE.REGEX(ORG.LIBREOFFICE.REGEX([.$F74];&quot;[\d+]*( blue)&quot;);&quot;\d+&quot;));0)" office:value-type="float" office:value="3" calcext:value-type="float">
            <text:p>3</text:p>
          </table:table-cell>
          <table:table-cell table:formula="of:=IFERROR(VALUE(ORG.LIBREOFFICE.REGEX(ORG.LIBREOFFICE.REGEX([.$F74];&quot;[\d+]*( red)&quot;);&quot;\d+&quot;));0)" office:value-type="float" office:value="12" calcext:value-type="float">
            <text:p>12</text:p>
          </table:table-cell>
          <table:table-cell table:formula="of:=IFERROR(VALUE(ORG.LIBREOFFICE.REGEX(ORG.LIBREOFFICE.REGEX([.$F74];&quot;[\d+]*( green)&quot;);&quot;\d+&quot;));0)" office:value-type="float" office:value="4" calcext:value-type="float">
            <text:p>4</text:p>
          </table:table-cell>
          <table:table-cell table:formula="of:=IFERROR(VALUE(ORG.LIBREOFFICE.REGEX(ORG.LIBREOFFICE.REGEX([.$G74];&quot;[\d+]*( blue)&quot;);&quot;\d+&quot;));0)" office:value-type="float" office:value="17" calcext:value-type="float">
            <text:p>17</text:p>
          </table:table-cell>
          <table:table-cell table:formula="of:=IFERROR(VALUE(ORG.LIBREOFFICE.REGEX(ORG.LIBREOFFICE.REGEX([.$G74];&quot;[\d+]*( red)&quot;);&quot;\d+&quot;));0)" office:value-type="float" office:value="15" calcext:value-type="float">
            <text:p>15</text:p>
          </table:table-cell>
          <table:table-cell table:formula="of:=IFERROR(VALUE(ORG.LIBREOFFICE.REGEX(ORG.LIBREOFFICE.REGEX([.$G74];&quot;[\d+]*( green)&quot;);&quot;\d+&quot;));0)" office:value-type="float" office:value="8" calcext:value-type="float">
            <text:p>8</text:p>
          </table:table-cell>
          <table:table-cell table:formula="of:=IFERROR(VALUE(ORG.LIBREOFFICE.REGEX(ORG.LIBREOFFICE.REGEX([.$H74];&quot;[\d+]*( blue)&quot;);&quot;\d+&quot;));0)" office:value-type="float" office:value="15" calcext:value-type="float">
            <text:p>15</text:p>
          </table:table-cell>
          <table:table-cell table:formula="of:=IFERROR(VALUE(ORG.LIBREOFFICE.REGEX(ORG.LIBREOFFICE.REGEX([.$H74];&quot;[\d+]*( red)&quot;);&quot;\d+&quot;));0)" office:value-type="float" office:value="4" calcext:value-type="float">
            <text:p>4</text:p>
          </table:table-cell>
          <table:table-cell table:formula="of:=IFERROR(VALUE(ORG.LIBREOFFICE.REGEX(ORG.LIBREOFFICE.REGEX([.$H74];&quot;[\d+]*( green)&quot;);&quot;\d+&quot;));0)" office:value-type="float" office:value="18" calcext:value-type="float">
            <text:p>18</text:p>
          </table:table-cell>
          <table:table-cell table:formula="of:=IFERROR(VALUE(ORG.LIBREOFFICE.REGEX(ORG.LIBREOFFICE.REGEX([.$I74];&quot;[\d+]*( blue)&quot;);&quot;\d+&quot;));0)" office:value-type="float" office:value="5" calcext:value-type="float">
            <text:p>5</text:p>
          </table:table-cell>
          <table:table-cell table:formula="of:=IFERROR(VALUE(ORG.LIBREOFFICE.REGEX(ORG.LIBREOFFICE.REGEX([.$I74];&quot;[\d+]*( red)&quot;);&quot;\d+&quot;));0)" office:value-type="float" office:value="3" calcext:value-type="float">
            <text:p>3</text:p>
          </table:table-cell>
          <table:table-cell table:formula="of:=IFERROR(VALUE(ORG.LIBREOFFICE.REGEX(ORG.LIBREOFFICE.REGEX([.$I74];&quot;[\d+]*( green)&quot;);&quot;\d+&quot;));0)" office:value-type="float" office:value="10" calcext:value-type="float">
            <text:p>10</text:p>
          </table:table-cell>
          <table:table-cell/>
          <table:table-cell table:formula="of:=MAX([.K74];[.N74];[.Q74];[.T74];[.W74];[.Z74])" office:value-type="float" office:value="17" calcext:value-type="float">
            <text:p>17</text:p>
          </table:table-cell>
          <table:table-cell table:formula="of:=MAX([.L74];[.O74];[.R74];[.U74];[.X74];[.AA74])" office:value-type="float" office:value="16" calcext:value-type="float">
            <text:p>16</text:p>
          </table:table-cell>
          <table:table-cell table:formula="of:=MAX([.M74];[.P74];[.S74];[.V74];[.Y74];[.AB74])" office:value-type="float" office:value="18" calcext:value-type="float">
            <text:p>18</text:p>
          </table:table-cell>
          <table:table-cell/>
          <table:table-cell table:formula="of:=IF(AND([.AD74]&lt;=14;[.AE74]&lt;=12;[.AF74]&lt;=13);VALUE([.B74]);&quot;&quot;)">
            <text:p/>
          </table:table-cell>
          <table:table-cell table:number-columns-repeated="2"/>
        </table:table-row>
        <table:table-row table:style-name="ro15">
          <table:table-cell office:value-type="string" calcext:value-type="string">
            <text:p>Game 73: 17 blue, 3 red, 19 green; 10 blue, 15 green, 18 red; 4 green, 15 red; 1 green, 17 blue, 14 red; 16 red, 1 green, 4 blue</text:p>
          </table:table-cell>
          <table:table-cell table:formula="of:=ORG.LIBREOFFICE.REGEX([.A75];&quot;\d+&quot;)" office:value-type="string" office:string-value="73" calcext:value-type="string">
            <text:p>73</text:p>
          </table:table-cell>
          <table:table-cell/>
          <table:table-cell office:value-type="string" calcext:value-type="string">
            <text:p><text:s/>17 blue, 3 red, 19 green</text:p>
          </table:table-cell>
          <table:table-cell office:value-type="string" calcext:value-type="string">
            <text:p><text:s/>10 blue, 15 green, 18 red</text:p>
          </table:table-cell>
          <table:table-cell office:value-type="string" calcext:value-type="string">
            <text:p><text:s/>4 green, 15 red</text:p>
          </table:table-cell>
          <table:table-cell office:value-type="string" calcext:value-type="string">
            <text:p><text:s/>1 green, 17 blue, 14 red</text:p>
          </table:table-cell>
          <table:table-cell office:value-type="string" calcext:value-type="string">
            <text:p><text:s/>16 red, 1 green, 4 blue</text:p>
          </table:table-cell>
          <table:table-cell table:number-columns-repeated="2"/>
          <table:table-cell table:formula="of:=IFERROR(VALUE(ORG.LIBREOFFICE.REGEX(ORG.LIBREOFFICE.REGEX([.$D75];&quot;[\d+]*( blue)&quot;);&quot;\d+&quot;));0)" office:value-type="float" office:value="17" calcext:value-type="float">
            <text:p>17</text:p>
          </table:table-cell>
          <table:table-cell table:formula="of:=IFERROR(VALUE(ORG.LIBREOFFICE.REGEX(ORG.LIBREOFFICE.REGEX([.$D75];&quot;[\d+]*( red)&quot;);&quot;\d+&quot;));0)" office:value-type="float" office:value="3" calcext:value-type="float">
            <text:p>3</text:p>
          </table:table-cell>
          <table:table-cell table:formula="of:=IFERROR(VALUE(ORG.LIBREOFFICE.REGEX(ORG.LIBREOFFICE.REGEX([.$D75];&quot;[\d+]*( green)&quot;);&quot;\d+&quot;));0)" office:value-type="float" office:value="19" calcext:value-type="float">
            <text:p>19</text:p>
          </table:table-cell>
          <table:table-cell table:formula="of:=IFERROR(VALUE(ORG.LIBREOFFICE.REGEX(ORG.LIBREOFFICE.REGEX([.$E75];&quot;[\d+]*( blue)&quot;);&quot;\d+&quot;));0)" office:value-type="float" office:value="10" calcext:value-type="float">
            <text:p>10</text:p>
          </table:table-cell>
          <table:table-cell table:formula="of:=IFERROR(VALUE(ORG.LIBREOFFICE.REGEX(ORG.LIBREOFFICE.REGEX([.$E75];&quot;[\d+]*( red)&quot;);&quot;\d+&quot;));0)" office:value-type="float" office:value="18" calcext:value-type="float">
            <text:p>18</text:p>
          </table:table-cell>
          <table:table-cell table:formula="of:=IFERROR(VALUE(ORG.LIBREOFFICE.REGEX(ORG.LIBREOFFICE.REGEX([.$E75];&quot;[\d+]*( green)&quot;);&quot;\d+&quot;));0)" office:value-type="float" office:value="15" calcext:value-type="float">
            <text:p>15</text:p>
          </table:table-cell>
          <table:table-cell table:formula="of:=IFERROR(VALUE(ORG.LIBREOFFICE.REGEX(ORG.LIBREOFFICE.REGEX([.$F75];&quot;[\d+]*( blue)&quot;);&quot;\d+&quot;));0)" office:value-type="float" office:value="0" calcext:value-type="float">
            <text:p>0</text:p>
          </table:table-cell>
          <table:table-cell table:formula="of:=IFERROR(VALUE(ORG.LIBREOFFICE.REGEX(ORG.LIBREOFFICE.REGEX([.$F75];&quot;[\d+]*( red)&quot;);&quot;\d+&quot;));0)" office:value-type="float" office:value="15" calcext:value-type="float">
            <text:p>15</text:p>
          </table:table-cell>
          <table:table-cell table:formula="of:=IFERROR(VALUE(ORG.LIBREOFFICE.REGEX(ORG.LIBREOFFICE.REGEX([.$F75];&quot;[\d+]*( green)&quot;);&quot;\d+&quot;));0)" office:value-type="float" office:value="4" calcext:value-type="float">
            <text:p>4</text:p>
          </table:table-cell>
          <table:table-cell table:formula="of:=IFERROR(VALUE(ORG.LIBREOFFICE.REGEX(ORG.LIBREOFFICE.REGEX([.$G75];&quot;[\d+]*( blue)&quot;);&quot;\d+&quot;));0)" office:value-type="float" office:value="17" calcext:value-type="float">
            <text:p>17</text:p>
          </table:table-cell>
          <table:table-cell table:formula="of:=IFERROR(VALUE(ORG.LIBREOFFICE.REGEX(ORG.LIBREOFFICE.REGEX([.$G75];&quot;[\d+]*( red)&quot;);&quot;\d+&quot;));0)" office:value-type="float" office:value="14" calcext:value-type="float">
            <text:p>14</text:p>
          </table:table-cell>
          <table:table-cell table:formula="of:=IFERROR(VALUE(ORG.LIBREOFFICE.REGEX(ORG.LIBREOFFICE.REGEX([.$G75];&quot;[\d+]*( green)&quot;);&quot;\d+&quot;));0)" office:value-type="float" office:value="1" calcext:value-type="float">
            <text:p>1</text:p>
          </table:table-cell>
          <table:table-cell table:formula="of:=IFERROR(VALUE(ORG.LIBREOFFICE.REGEX(ORG.LIBREOFFICE.REGEX([.$H75];&quot;[\d+]*( blue)&quot;);&quot;\d+&quot;));0)" office:value-type="float" office:value="4" calcext:value-type="float">
            <text:p>4</text:p>
          </table:table-cell>
          <table:table-cell table:formula="of:=IFERROR(VALUE(ORG.LIBREOFFICE.REGEX(ORG.LIBREOFFICE.REGEX([.$H75];&quot;[\d+]*( red)&quot;);&quot;\d+&quot;));0)" office:value-type="float" office:value="16" calcext:value-type="float">
            <text:p>16</text:p>
          </table:table-cell>
          <table:table-cell table:formula="of:=IFERROR(VALUE(ORG.LIBREOFFICE.REGEX(ORG.LIBREOFFICE.REGEX([.$H75];&quot;[\d+]*( green)&quot;);&quot;\d+&quot;));0)" office:value-type="float" office:value="1" calcext:value-type="float">
            <text:p>1</text:p>
          </table:table-cell>
          <table:table-cell table:formula="of:=IFERROR(VALUE(ORG.LIBREOFFICE.REGEX(ORG.LIBREOFFICE.REGEX([.$I75];&quot;[\d+]*( blue)&quot;);&quot;\d+&quot;));0)" office:value-type="float" office:value="0" calcext:value-type="float">
            <text:p>0</text:p>
          </table:table-cell>
          <table:table-cell table:formula="of:=IFERROR(VALUE(ORG.LIBREOFFICE.REGEX(ORG.LIBREOFFICE.REGEX([.$I75];&quot;[\d+]*( red)&quot;);&quot;\d+&quot;));0)" office:value-type="float" office:value="0" calcext:value-type="float">
            <text:p>0</text:p>
          </table:table-cell>
          <table:table-cell table:formula="of:=IFERROR(VALUE(ORG.LIBREOFFICE.REGEX(ORG.LIBREOFFICE.REGEX([.$I75];&quot;[\d+]*( green)&quot;);&quot;\d+&quot;));0)" office:value-type="float" office:value="0" calcext:value-type="float">
            <text:p>0</text:p>
          </table:table-cell>
          <table:table-cell/>
          <table:table-cell table:formula="of:=MAX([.K75];[.N75];[.Q75];[.T75];[.W75];[.Z75])" office:value-type="float" office:value="17" calcext:value-type="float">
            <text:p>17</text:p>
          </table:table-cell>
          <table:table-cell table:formula="of:=MAX([.L75];[.O75];[.R75];[.U75];[.X75];[.AA75])" office:value-type="float" office:value="18" calcext:value-type="float">
            <text:p>18</text:p>
          </table:table-cell>
          <table:table-cell table:formula="of:=MAX([.M75];[.P75];[.S75];[.V75];[.Y75];[.AB75])" office:value-type="float" office:value="19" calcext:value-type="float">
            <text:p>19</text:p>
          </table:table-cell>
          <table:table-cell/>
          <table:table-cell table:formula="of:=IF(AND([.AD75]&lt;=14;[.AE75]&lt;=12;[.AF75]&lt;=13);VALUE([.B75]);&quot;&quot;)">
            <text:p/>
          </table:table-cell>
          <table:table-cell table:number-columns-repeated="2"/>
        </table:table-row>
        <table:table-row table:style-name="ro15">
          <table:table-cell office:value-type="string" calcext:value-type="string">
            <text:p>Game 74: 6 green, 2 blue, 5 red; 1 blue, 9 green; 5 red, 1 blue, 10 green; 4 green, 11 red, 1 blue</text:p>
          </table:table-cell>
          <table:table-cell table:formula="of:=ORG.LIBREOFFICE.REGEX([.A76];&quot;\d+&quot;)" office:value-type="string" office:string-value="74" calcext:value-type="string">
            <text:p>74</text:p>
          </table:table-cell>
          <table:table-cell/>
          <table:table-cell office:value-type="string" calcext:value-type="string">
            <text:p><text:s/>6 green, 2 blue, 5 red</text:p>
          </table:table-cell>
          <table:table-cell office:value-type="string" calcext:value-type="string">
            <text:p><text:s/>1 blue, 9 green</text:p>
          </table:table-cell>
          <table:table-cell office:value-type="string" calcext:value-type="string">
            <text:p><text:s/>5 red, 1 blue, 10 green</text:p>
          </table:table-cell>
          <table:table-cell office:value-type="string" calcext:value-type="string">
            <text:p><text:s/>4 green, 11 red, 1 blue</text:p>
          </table:table-cell>
          <table:table-cell table:number-columns-repeated="3"/>
          <table:table-cell table:formula="of:=IFERROR(VALUE(ORG.LIBREOFFICE.REGEX(ORG.LIBREOFFICE.REGEX([.$D76];&quot;[\d+]*( blue)&quot;);&quot;\d+&quot;));0)" office:value-type="float" office:value="2" calcext:value-type="float">
            <text:p>2</text:p>
          </table:table-cell>
          <table:table-cell table:formula="of:=IFERROR(VALUE(ORG.LIBREOFFICE.REGEX(ORG.LIBREOFFICE.REGEX([.$D76];&quot;[\d+]*( red)&quot;);&quot;\d+&quot;));0)" office:value-type="float" office:value="5" calcext:value-type="float">
            <text:p>5</text:p>
          </table:table-cell>
          <table:table-cell table:formula="of:=IFERROR(VALUE(ORG.LIBREOFFICE.REGEX(ORG.LIBREOFFICE.REGEX([.$D76];&quot;[\d+]*( green)&quot;);&quot;\d+&quot;));0)" office:value-type="float" office:value="6" calcext:value-type="float">
            <text:p>6</text:p>
          </table:table-cell>
          <table:table-cell table:formula="of:=IFERROR(VALUE(ORG.LIBREOFFICE.REGEX(ORG.LIBREOFFICE.REGEX([.$E76];&quot;[\d+]*( blue)&quot;);&quot;\d+&quot;));0)" office:value-type="float" office:value="1" calcext:value-type="float">
            <text:p>1</text:p>
          </table:table-cell>
          <table:table-cell table:formula="of:=IFERROR(VALUE(ORG.LIBREOFFICE.REGEX(ORG.LIBREOFFICE.REGEX([.$E76];&quot;[\d+]*( red)&quot;);&quot;\d+&quot;));0)" office:value-type="float" office:value="0" calcext:value-type="float">
            <text:p>0</text:p>
          </table:table-cell>
          <table:table-cell table:formula="of:=IFERROR(VALUE(ORG.LIBREOFFICE.REGEX(ORG.LIBREOFFICE.REGEX([.$E76];&quot;[\d+]*( green)&quot;);&quot;\d+&quot;));0)" office:value-type="float" office:value="9" calcext:value-type="float">
            <text:p>9</text:p>
          </table:table-cell>
          <table:table-cell table:formula="of:=IFERROR(VALUE(ORG.LIBREOFFICE.REGEX(ORG.LIBREOFFICE.REGEX([.$F76];&quot;[\d+]*( blue)&quot;);&quot;\d+&quot;));0)" office:value-type="float" office:value="1" calcext:value-type="float">
            <text:p>1</text:p>
          </table:table-cell>
          <table:table-cell table:formula="of:=IFERROR(VALUE(ORG.LIBREOFFICE.REGEX(ORG.LIBREOFFICE.REGEX([.$F76];&quot;[\d+]*( red)&quot;);&quot;\d+&quot;));0)" office:value-type="float" office:value="5" calcext:value-type="float">
            <text:p>5</text:p>
          </table:table-cell>
          <table:table-cell table:formula="of:=IFERROR(VALUE(ORG.LIBREOFFICE.REGEX(ORG.LIBREOFFICE.REGEX([.$F76];&quot;[\d+]*( green)&quot;);&quot;\d+&quot;));0)" office:value-type="float" office:value="10" calcext:value-type="float">
            <text:p>10</text:p>
          </table:table-cell>
          <table:table-cell table:formula="of:=IFERROR(VALUE(ORG.LIBREOFFICE.REGEX(ORG.LIBREOFFICE.REGEX([.$G76];&quot;[\d+]*( blue)&quot;);&quot;\d+&quot;));0)" office:value-type="float" office:value="1" calcext:value-type="float">
            <text:p>1</text:p>
          </table:table-cell>
          <table:table-cell table:formula="of:=IFERROR(VALUE(ORG.LIBREOFFICE.REGEX(ORG.LIBREOFFICE.REGEX([.$G76];&quot;[\d+]*( red)&quot;);&quot;\d+&quot;));0)" office:value-type="float" office:value="11" calcext:value-type="float">
            <text:p>11</text:p>
          </table:table-cell>
          <table:table-cell table:formula="of:=IFERROR(VALUE(ORG.LIBREOFFICE.REGEX(ORG.LIBREOFFICE.REGEX([.$G76];&quot;[\d+]*( green)&quot;);&quot;\d+&quot;));0)" office:value-type="float" office:value="4" calcext:value-type="float">
            <text:p>4</text:p>
          </table:table-cell>
          <table:table-cell table:formula="of:=IFERROR(VALUE(ORG.LIBREOFFICE.REGEX(ORG.LIBREOFFICE.REGEX([.$H76];&quot;[\d+]*( blue)&quot;);&quot;\d+&quot;));0)" office:value-type="float" office:value="0" calcext:value-type="float">
            <text:p>0</text:p>
          </table:table-cell>
          <table:table-cell table:formula="of:=IFERROR(VALUE(ORG.LIBREOFFICE.REGEX(ORG.LIBREOFFICE.REGEX([.$H76];&quot;[\d+]*( red)&quot;);&quot;\d+&quot;));0)" office:value-type="float" office:value="0" calcext:value-type="float">
            <text:p>0</text:p>
          </table:table-cell>
          <table:table-cell table:formula="of:=IFERROR(VALUE(ORG.LIBREOFFICE.REGEX(ORG.LIBREOFFICE.REGEX([.$H76];&quot;[\d+]*( green)&quot;);&quot;\d+&quot;));0)" office:value-type="float" office:value="0" calcext:value-type="float">
            <text:p>0</text:p>
          </table:table-cell>
          <table:table-cell table:formula="of:=IFERROR(VALUE(ORG.LIBREOFFICE.REGEX(ORG.LIBREOFFICE.REGEX([.$I76];&quot;[\d+]*( blue)&quot;);&quot;\d+&quot;));0)" office:value-type="float" office:value="0" calcext:value-type="float">
            <text:p>0</text:p>
          </table:table-cell>
          <table:table-cell table:formula="of:=IFERROR(VALUE(ORG.LIBREOFFICE.REGEX(ORG.LIBREOFFICE.REGEX([.$I76];&quot;[\d+]*( red)&quot;);&quot;\d+&quot;));0)" office:value-type="float" office:value="0" calcext:value-type="float">
            <text:p>0</text:p>
          </table:table-cell>
          <table:table-cell table:formula="of:=IFERROR(VALUE(ORG.LIBREOFFICE.REGEX(ORG.LIBREOFFICE.REGEX([.$I76];&quot;[\d+]*( green)&quot;);&quot;\d+&quot;));0)" office:value-type="float" office:value="0" calcext:value-type="float">
            <text:p>0</text:p>
          </table:table-cell>
          <table:table-cell/>
          <table:table-cell table:formula="of:=MAX([.K76];[.N76];[.Q76];[.T76];[.W76];[.Z76])" office:value-type="float" office:value="2" calcext:value-type="float">
            <text:p>2</text:p>
          </table:table-cell>
          <table:table-cell table:formula="of:=MAX([.L76];[.O76];[.R76];[.U76];[.X76];[.AA76])" office:value-type="float" office:value="11" calcext:value-type="float">
            <text:p>11</text:p>
          </table:table-cell>
          <table:table-cell table:formula="of:=MAX([.M76];[.P76];[.S76];[.V76];[.Y76];[.AB76])" office:value-type="float" office:value="10" calcext:value-type="float">
            <text:p>10</text:p>
          </table:table-cell>
          <table:table-cell/>
          <table:table-cell table:formula="of:=IF(AND([.AD76]&lt;=14;[.AE76]&lt;=12;[.AF76]&lt;=13);VALUE([.B76]);&quot;&quot;)" office:value-type="float" office:value="74" calcext:value-type="float">
            <text:p>74</text:p>
          </table:table-cell>
          <table:table-cell table:number-columns-repeated="2"/>
        </table:table-row>
        <table:table-row table:style-name="ro15">
          <table:table-cell office:value-type="string" calcext:value-type="string">
            <text:p>Game 75: 4 blue; 4 green, 6 blue; 2 green, 2 blue, 4 red</text:p>
          </table:table-cell>
          <table:table-cell table:formula="of:=ORG.LIBREOFFICE.REGEX([.A77];&quot;\d+&quot;)" office:value-type="string" office:string-value="75" calcext:value-type="string">
            <text:p>75</text:p>
          </table:table-cell>
          <table:table-cell/>
          <table:table-cell office:value-type="string" calcext:value-type="string">
            <text:p><text:s/>4 blue</text:p>
          </table:table-cell>
          <table:table-cell office:value-type="string" calcext:value-type="string">
            <text:p><text:s/>4 green, 6 blue</text:p>
          </table:table-cell>
          <table:table-cell office:value-type="string" calcext:value-type="string">
            <text:p><text:s/>2 green, 2 blue, 4 red</text:p>
          </table:table-cell>
          <table:table-cell table:number-columns-repeated="4"/>
          <table:table-cell table:formula="of:=IFERROR(VALUE(ORG.LIBREOFFICE.REGEX(ORG.LIBREOFFICE.REGEX([.$D77];&quot;[\d+]*( blue)&quot;);&quot;\d+&quot;));0)" office:value-type="float" office:value="4" calcext:value-type="float">
            <text:p>4</text:p>
          </table:table-cell>
          <table:table-cell table:formula="of:=IFERROR(VALUE(ORG.LIBREOFFICE.REGEX(ORG.LIBREOFFICE.REGEX([.$D77];&quot;[\d+]*( red)&quot;);&quot;\d+&quot;));0)" office:value-type="float" office:value="0" calcext:value-type="float">
            <text:p>0</text:p>
          </table:table-cell>
          <table:table-cell table:formula="of:=IFERROR(VALUE(ORG.LIBREOFFICE.REGEX(ORG.LIBREOFFICE.REGEX([.$D77];&quot;[\d+]*( green)&quot;);&quot;\d+&quot;));0)" office:value-type="float" office:value="0" calcext:value-type="float">
            <text:p>0</text:p>
          </table:table-cell>
          <table:table-cell table:formula="of:=IFERROR(VALUE(ORG.LIBREOFFICE.REGEX(ORG.LIBREOFFICE.REGEX([.$E77];&quot;[\d+]*( blue)&quot;);&quot;\d+&quot;));0)" office:value-type="float" office:value="6" calcext:value-type="float">
            <text:p>6</text:p>
          </table:table-cell>
          <table:table-cell table:formula="of:=IFERROR(VALUE(ORG.LIBREOFFICE.REGEX(ORG.LIBREOFFICE.REGEX([.$E77];&quot;[\d+]*( red)&quot;);&quot;\d+&quot;));0)" office:value-type="float" office:value="0" calcext:value-type="float">
            <text:p>0</text:p>
          </table:table-cell>
          <table:table-cell table:formula="of:=IFERROR(VALUE(ORG.LIBREOFFICE.REGEX(ORG.LIBREOFFICE.REGEX([.$E77];&quot;[\d+]*( green)&quot;);&quot;\d+&quot;));0)" office:value-type="float" office:value="4" calcext:value-type="float">
            <text:p>4</text:p>
          </table:table-cell>
          <table:table-cell table:formula="of:=IFERROR(VALUE(ORG.LIBREOFFICE.REGEX(ORG.LIBREOFFICE.REGEX([.$F77];&quot;[\d+]*( blue)&quot;);&quot;\d+&quot;));0)" office:value-type="float" office:value="2" calcext:value-type="float">
            <text:p>2</text:p>
          </table:table-cell>
          <table:table-cell table:formula="of:=IFERROR(VALUE(ORG.LIBREOFFICE.REGEX(ORG.LIBREOFFICE.REGEX([.$F77];&quot;[\d+]*( red)&quot;);&quot;\d+&quot;));0)" office:value-type="float" office:value="4" calcext:value-type="float">
            <text:p>4</text:p>
          </table:table-cell>
          <table:table-cell table:formula="of:=IFERROR(VALUE(ORG.LIBREOFFICE.REGEX(ORG.LIBREOFFICE.REGEX([.$F77];&quot;[\d+]*( green)&quot;);&quot;\d+&quot;));0)" office:value-type="float" office:value="2" calcext:value-type="float">
            <text:p>2</text:p>
          </table:table-cell>
          <table:table-cell table:formula="of:=IFERROR(VALUE(ORG.LIBREOFFICE.REGEX(ORG.LIBREOFFICE.REGEX([.$G77];&quot;[\d+]*( blue)&quot;);&quot;\d+&quot;));0)" office:value-type="float" office:value="0" calcext:value-type="float">
            <text:p>0</text:p>
          </table:table-cell>
          <table:table-cell table:formula="of:=IFERROR(VALUE(ORG.LIBREOFFICE.REGEX(ORG.LIBREOFFICE.REGEX([.$G77];&quot;[\d+]*( red)&quot;);&quot;\d+&quot;));0)" office:value-type="float" office:value="0" calcext:value-type="float">
            <text:p>0</text:p>
          </table:table-cell>
          <table:table-cell table:formula="of:=IFERROR(VALUE(ORG.LIBREOFFICE.REGEX(ORG.LIBREOFFICE.REGEX([.$G77];&quot;[\d+]*( green)&quot;);&quot;\d+&quot;));0)" office:value-type="float" office:value="0" calcext:value-type="float">
            <text:p>0</text:p>
          </table:table-cell>
          <table:table-cell table:formula="of:=IFERROR(VALUE(ORG.LIBREOFFICE.REGEX(ORG.LIBREOFFICE.REGEX([.$H77];&quot;[\d+]*( blue)&quot;);&quot;\d+&quot;));0)" office:value-type="float" office:value="0" calcext:value-type="float">
            <text:p>0</text:p>
          </table:table-cell>
          <table:table-cell table:formula="of:=IFERROR(VALUE(ORG.LIBREOFFICE.REGEX(ORG.LIBREOFFICE.REGEX([.$H77];&quot;[\d+]*( red)&quot;);&quot;\d+&quot;));0)" office:value-type="float" office:value="0" calcext:value-type="float">
            <text:p>0</text:p>
          </table:table-cell>
          <table:table-cell table:formula="of:=IFERROR(VALUE(ORG.LIBREOFFICE.REGEX(ORG.LIBREOFFICE.REGEX([.$H77];&quot;[\d+]*( green)&quot;);&quot;\d+&quot;));0)" office:value-type="float" office:value="0" calcext:value-type="float">
            <text:p>0</text:p>
          </table:table-cell>
          <table:table-cell table:formula="of:=IFERROR(VALUE(ORG.LIBREOFFICE.REGEX(ORG.LIBREOFFICE.REGEX([.$I77];&quot;[\d+]*( blue)&quot;);&quot;\d+&quot;));0)" office:value-type="float" office:value="0" calcext:value-type="float">
            <text:p>0</text:p>
          </table:table-cell>
          <table:table-cell table:formula="of:=IFERROR(VALUE(ORG.LIBREOFFICE.REGEX(ORG.LIBREOFFICE.REGEX([.$I77];&quot;[\d+]*( red)&quot;);&quot;\d+&quot;));0)" office:value-type="float" office:value="0" calcext:value-type="float">
            <text:p>0</text:p>
          </table:table-cell>
          <table:table-cell table:formula="of:=IFERROR(VALUE(ORG.LIBREOFFICE.REGEX(ORG.LIBREOFFICE.REGEX([.$I77];&quot;[\d+]*( green)&quot;);&quot;\d+&quot;));0)" office:value-type="float" office:value="0" calcext:value-type="float">
            <text:p>0</text:p>
          </table:table-cell>
          <table:table-cell/>
          <table:table-cell table:formula="of:=MAX([.K77];[.N77];[.Q77];[.T77];[.W77];[.Z77])" office:value-type="float" office:value="6" calcext:value-type="float">
            <text:p>6</text:p>
          </table:table-cell>
          <table:table-cell table:formula="of:=MAX([.L77];[.O77];[.R77];[.U77];[.X77];[.AA77])" office:value-type="float" office:value="4" calcext:value-type="float">
            <text:p>4</text:p>
          </table:table-cell>
          <table:table-cell table:formula="of:=MAX([.M77];[.P77];[.S77];[.V77];[.Y77];[.AB77])" office:value-type="float" office:value="4" calcext:value-type="float">
            <text:p>4</text:p>
          </table:table-cell>
          <table:table-cell/>
          <table:table-cell table:formula="of:=IF(AND([.AD77]&lt;=14;[.AE77]&lt;=12;[.AF77]&lt;=13);VALUE([.B77]);&quot;&quot;)" office:value-type="float" office:value="75" calcext:value-type="float">
            <text:p>75</text:p>
          </table:table-cell>
          <table:table-cell table:number-columns-repeated="2"/>
        </table:table-row>
        <table:table-row table:style-name="ro15">
          <table:table-cell office:value-type="string" calcext:value-type="string">
            <text:p>Game 76: 5 blue; 5 green, 5 red; 9 red, 1 blue, 1 green; 5 green; 3 green, 6 red, 1 blue</text:p>
          </table:table-cell>
          <table:table-cell table:formula="of:=ORG.LIBREOFFICE.REGEX([.A78];&quot;\d+&quot;)" office:value-type="string" office:string-value="76" calcext:value-type="string">
            <text:p>76</text:p>
          </table:table-cell>
          <table:table-cell/>
          <table:table-cell office:value-type="string" calcext:value-type="string">
            <text:p><text:s/>5 blue</text:p>
          </table:table-cell>
          <table:table-cell office:value-type="string" calcext:value-type="string">
            <text:p><text:s/>5 green, 5 red</text:p>
          </table:table-cell>
          <table:table-cell office:value-type="string" calcext:value-type="string">
            <text:p><text:s/>9 red, 1 blue, 1 green</text:p>
          </table:table-cell>
          <table:table-cell office:value-type="string" calcext:value-type="string">
            <text:p><text:s/>5 green</text:p>
          </table:table-cell>
          <table:table-cell office:value-type="string" calcext:value-type="string">
            <text:p><text:s/>3 green, 6 red, 1 blue</text:p>
          </table:table-cell>
          <table:table-cell table:number-columns-repeated="2"/>
          <table:table-cell table:formula="of:=IFERROR(VALUE(ORG.LIBREOFFICE.REGEX(ORG.LIBREOFFICE.REGEX([.$D78];&quot;[\d+]*( blue)&quot;);&quot;\d+&quot;));0)" office:value-type="float" office:value="5" calcext:value-type="float">
            <text:p>5</text:p>
          </table:table-cell>
          <table:table-cell table:formula="of:=IFERROR(VALUE(ORG.LIBREOFFICE.REGEX(ORG.LIBREOFFICE.REGEX([.$D78];&quot;[\d+]*( red)&quot;);&quot;\d+&quot;));0)" office:value-type="float" office:value="0" calcext:value-type="float">
            <text:p>0</text:p>
          </table:table-cell>
          <table:table-cell table:formula="of:=IFERROR(VALUE(ORG.LIBREOFFICE.REGEX(ORG.LIBREOFFICE.REGEX([.$D78];&quot;[\d+]*( green)&quot;);&quot;\d+&quot;));0)" office:value-type="float" office:value="0" calcext:value-type="float">
            <text:p>0</text:p>
          </table:table-cell>
          <table:table-cell table:formula="of:=IFERROR(VALUE(ORG.LIBREOFFICE.REGEX(ORG.LIBREOFFICE.REGEX([.$E78];&quot;[\d+]*( blue)&quot;);&quot;\d+&quot;));0)" office:value-type="float" office:value="0" calcext:value-type="float">
            <text:p>0</text:p>
          </table:table-cell>
          <table:table-cell table:formula="of:=IFERROR(VALUE(ORG.LIBREOFFICE.REGEX(ORG.LIBREOFFICE.REGEX([.$E78];&quot;[\d+]*( red)&quot;);&quot;\d+&quot;));0)" office:value-type="float" office:value="5" calcext:value-type="float">
            <text:p>5</text:p>
          </table:table-cell>
          <table:table-cell table:formula="of:=IFERROR(VALUE(ORG.LIBREOFFICE.REGEX(ORG.LIBREOFFICE.REGEX([.$E78];&quot;[\d+]*( green)&quot;);&quot;\d+&quot;));0)" office:value-type="float" office:value="5" calcext:value-type="float">
            <text:p>5</text:p>
          </table:table-cell>
          <table:table-cell table:formula="of:=IFERROR(VALUE(ORG.LIBREOFFICE.REGEX(ORG.LIBREOFFICE.REGEX([.$F78];&quot;[\d+]*( blue)&quot;);&quot;\d+&quot;));0)" office:value-type="float" office:value="1" calcext:value-type="float">
            <text:p>1</text:p>
          </table:table-cell>
          <table:table-cell table:formula="of:=IFERROR(VALUE(ORG.LIBREOFFICE.REGEX(ORG.LIBREOFFICE.REGEX([.$F78];&quot;[\d+]*( red)&quot;);&quot;\d+&quot;));0)" office:value-type="float" office:value="9" calcext:value-type="float">
            <text:p>9</text:p>
          </table:table-cell>
          <table:table-cell table:formula="of:=IFERROR(VALUE(ORG.LIBREOFFICE.REGEX(ORG.LIBREOFFICE.REGEX([.$F78];&quot;[\d+]*( green)&quot;);&quot;\d+&quot;));0)" office:value-type="float" office:value="1" calcext:value-type="float">
            <text:p>1</text:p>
          </table:table-cell>
          <table:table-cell table:formula="of:=IFERROR(VALUE(ORG.LIBREOFFICE.REGEX(ORG.LIBREOFFICE.REGEX([.$G78];&quot;[\d+]*( blue)&quot;);&quot;\d+&quot;));0)" office:value-type="float" office:value="0" calcext:value-type="float">
            <text:p>0</text:p>
          </table:table-cell>
          <table:table-cell table:formula="of:=IFERROR(VALUE(ORG.LIBREOFFICE.REGEX(ORG.LIBREOFFICE.REGEX([.$G78];&quot;[\d+]*( red)&quot;);&quot;\d+&quot;));0)" office:value-type="float" office:value="0" calcext:value-type="float">
            <text:p>0</text:p>
          </table:table-cell>
          <table:table-cell table:formula="of:=IFERROR(VALUE(ORG.LIBREOFFICE.REGEX(ORG.LIBREOFFICE.REGEX([.$G78];&quot;[\d+]*( green)&quot;);&quot;\d+&quot;));0)" office:value-type="float" office:value="5" calcext:value-type="float">
            <text:p>5</text:p>
          </table:table-cell>
          <table:table-cell table:formula="of:=IFERROR(VALUE(ORG.LIBREOFFICE.REGEX(ORG.LIBREOFFICE.REGEX([.$H78];&quot;[\d+]*( blue)&quot;);&quot;\d+&quot;));0)" office:value-type="float" office:value="1" calcext:value-type="float">
            <text:p>1</text:p>
          </table:table-cell>
          <table:table-cell table:formula="of:=IFERROR(VALUE(ORG.LIBREOFFICE.REGEX(ORG.LIBREOFFICE.REGEX([.$H78];&quot;[\d+]*( red)&quot;);&quot;\d+&quot;));0)" office:value-type="float" office:value="6" calcext:value-type="float">
            <text:p>6</text:p>
          </table:table-cell>
          <table:table-cell table:formula="of:=IFERROR(VALUE(ORG.LIBREOFFICE.REGEX(ORG.LIBREOFFICE.REGEX([.$H78];&quot;[\d+]*( green)&quot;);&quot;\d+&quot;));0)" office:value-type="float" office:value="3" calcext:value-type="float">
            <text:p>3</text:p>
          </table:table-cell>
          <table:table-cell table:formula="of:=IFERROR(VALUE(ORG.LIBREOFFICE.REGEX(ORG.LIBREOFFICE.REGEX([.$I78];&quot;[\d+]*( blue)&quot;);&quot;\d+&quot;));0)" office:value-type="float" office:value="0" calcext:value-type="float">
            <text:p>0</text:p>
          </table:table-cell>
          <table:table-cell table:formula="of:=IFERROR(VALUE(ORG.LIBREOFFICE.REGEX(ORG.LIBREOFFICE.REGEX([.$I78];&quot;[\d+]*( red)&quot;);&quot;\d+&quot;));0)" office:value-type="float" office:value="0" calcext:value-type="float">
            <text:p>0</text:p>
          </table:table-cell>
          <table:table-cell table:formula="of:=IFERROR(VALUE(ORG.LIBREOFFICE.REGEX(ORG.LIBREOFFICE.REGEX([.$I78];&quot;[\d+]*( green)&quot;);&quot;\d+&quot;));0)" office:value-type="float" office:value="0" calcext:value-type="float">
            <text:p>0</text:p>
          </table:table-cell>
          <table:table-cell/>
          <table:table-cell table:formula="of:=MAX([.K78];[.N78];[.Q78];[.T78];[.W78];[.Z78])" office:value-type="float" office:value="5" calcext:value-type="float">
            <text:p>5</text:p>
          </table:table-cell>
          <table:table-cell table:formula="of:=MAX([.L78];[.O78];[.R78];[.U78];[.X78];[.AA78])" office:value-type="float" office:value="9" calcext:value-type="float">
            <text:p>9</text:p>
          </table:table-cell>
          <table:table-cell table:formula="of:=MAX([.M78];[.P78];[.S78];[.V78];[.Y78];[.AB78])" office:value-type="float" office:value="5" calcext:value-type="float">
            <text:p>5</text:p>
          </table:table-cell>
          <table:table-cell/>
          <table:table-cell table:formula="of:=IF(AND([.AD78]&lt;=14;[.AE78]&lt;=12;[.AF78]&lt;=13);VALUE([.B78]);&quot;&quot;)" office:value-type="float" office:value="76" calcext:value-type="float">
            <text:p>76</text:p>
          </table:table-cell>
          <table:table-cell table:number-columns-repeated="2"/>
        </table:table-row>
        <table:table-row table:style-name="ro15">
          <table:table-cell office:value-type="string" calcext:value-type="string">
            <text:p>Game 77: 2 red, 10 blue, 6 green; 1 red, 6 blue, 6 green; 9 blue, 2 green, 8 red; 12 blue, 7 green, 18 red</text:p>
          </table:table-cell>
          <table:table-cell table:formula="of:=ORG.LIBREOFFICE.REGEX([.A79];&quot;\d+&quot;)" office:value-type="string" office:string-value="77" calcext:value-type="string">
            <text:p>77</text:p>
          </table:table-cell>
          <table:table-cell/>
          <table:table-cell office:value-type="string" calcext:value-type="string">
            <text:p><text:s/>2 red, 10 blue, 6 green</text:p>
          </table:table-cell>
          <table:table-cell office:value-type="string" calcext:value-type="string">
            <text:p><text:s/>1 red, 6 blue, 6 green</text:p>
          </table:table-cell>
          <table:table-cell office:value-type="string" calcext:value-type="string">
            <text:p><text:s/>9 blue, 2 green, 8 red</text:p>
          </table:table-cell>
          <table:table-cell office:value-type="string" calcext:value-type="string">
            <text:p><text:s/>12 blue, 7 green, 18 red</text:p>
          </table:table-cell>
          <table:table-cell table:number-columns-repeated="3"/>
          <table:table-cell table:formula="of:=IFERROR(VALUE(ORG.LIBREOFFICE.REGEX(ORG.LIBREOFFICE.REGEX([.$D79];&quot;[\d+]*( blue)&quot;);&quot;\d+&quot;));0)" office:value-type="float" office:value="10" calcext:value-type="float">
            <text:p>10</text:p>
          </table:table-cell>
          <table:table-cell table:formula="of:=IFERROR(VALUE(ORG.LIBREOFFICE.REGEX(ORG.LIBREOFFICE.REGEX([.$D79];&quot;[\d+]*( red)&quot;);&quot;\d+&quot;));0)" office:value-type="float" office:value="2" calcext:value-type="float">
            <text:p>2</text:p>
          </table:table-cell>
          <table:table-cell table:formula="of:=IFERROR(VALUE(ORG.LIBREOFFICE.REGEX(ORG.LIBREOFFICE.REGEX([.$D79];&quot;[\d+]*( green)&quot;);&quot;\d+&quot;));0)" office:value-type="float" office:value="6" calcext:value-type="float">
            <text:p>6</text:p>
          </table:table-cell>
          <table:table-cell table:formula="of:=IFERROR(VALUE(ORG.LIBREOFFICE.REGEX(ORG.LIBREOFFICE.REGEX([.$E79];&quot;[\d+]*( blue)&quot;);&quot;\d+&quot;));0)" office:value-type="float" office:value="6" calcext:value-type="float">
            <text:p>6</text:p>
          </table:table-cell>
          <table:table-cell table:formula="of:=IFERROR(VALUE(ORG.LIBREOFFICE.REGEX(ORG.LIBREOFFICE.REGEX([.$E79];&quot;[\d+]*( red)&quot;);&quot;\d+&quot;));0)" office:value-type="float" office:value="1" calcext:value-type="float">
            <text:p>1</text:p>
          </table:table-cell>
          <table:table-cell table:formula="of:=IFERROR(VALUE(ORG.LIBREOFFICE.REGEX(ORG.LIBREOFFICE.REGEX([.$E79];&quot;[\d+]*( green)&quot;);&quot;\d+&quot;));0)" office:value-type="float" office:value="6" calcext:value-type="float">
            <text:p>6</text:p>
          </table:table-cell>
          <table:table-cell table:formula="of:=IFERROR(VALUE(ORG.LIBREOFFICE.REGEX(ORG.LIBREOFFICE.REGEX([.$F79];&quot;[\d+]*( blue)&quot;);&quot;\d+&quot;));0)" office:value-type="float" office:value="9" calcext:value-type="float">
            <text:p>9</text:p>
          </table:table-cell>
          <table:table-cell table:formula="of:=IFERROR(VALUE(ORG.LIBREOFFICE.REGEX(ORG.LIBREOFFICE.REGEX([.$F79];&quot;[\d+]*( red)&quot;);&quot;\d+&quot;));0)" office:value-type="float" office:value="8" calcext:value-type="float">
            <text:p>8</text:p>
          </table:table-cell>
          <table:table-cell table:formula="of:=IFERROR(VALUE(ORG.LIBREOFFICE.REGEX(ORG.LIBREOFFICE.REGEX([.$F79];&quot;[\d+]*( green)&quot;);&quot;\d+&quot;));0)" office:value-type="float" office:value="2" calcext:value-type="float">
            <text:p>2</text:p>
          </table:table-cell>
          <table:table-cell table:formula="of:=IFERROR(VALUE(ORG.LIBREOFFICE.REGEX(ORG.LIBREOFFICE.REGEX([.$G79];&quot;[\d+]*( blue)&quot;);&quot;\d+&quot;));0)" office:value-type="float" office:value="12" calcext:value-type="float">
            <text:p>12</text:p>
          </table:table-cell>
          <table:table-cell table:formula="of:=IFERROR(VALUE(ORG.LIBREOFFICE.REGEX(ORG.LIBREOFFICE.REGEX([.$G79];&quot;[\d+]*( red)&quot;);&quot;\d+&quot;));0)" office:value-type="float" office:value="18" calcext:value-type="float">
            <text:p>18</text:p>
          </table:table-cell>
          <table:table-cell table:formula="of:=IFERROR(VALUE(ORG.LIBREOFFICE.REGEX(ORG.LIBREOFFICE.REGEX([.$G79];&quot;[\d+]*( green)&quot;);&quot;\d+&quot;));0)" office:value-type="float" office:value="7" calcext:value-type="float">
            <text:p>7</text:p>
          </table:table-cell>
          <table:table-cell table:formula="of:=IFERROR(VALUE(ORG.LIBREOFFICE.REGEX(ORG.LIBREOFFICE.REGEX([.$H79];&quot;[\d+]*( blue)&quot;);&quot;\d+&quot;));0)" office:value-type="float" office:value="0" calcext:value-type="float">
            <text:p>0</text:p>
          </table:table-cell>
          <table:table-cell table:formula="of:=IFERROR(VALUE(ORG.LIBREOFFICE.REGEX(ORG.LIBREOFFICE.REGEX([.$H79];&quot;[\d+]*( red)&quot;);&quot;\d+&quot;));0)" office:value-type="float" office:value="0" calcext:value-type="float">
            <text:p>0</text:p>
          </table:table-cell>
          <table:table-cell table:formula="of:=IFERROR(VALUE(ORG.LIBREOFFICE.REGEX(ORG.LIBREOFFICE.REGEX([.$H79];&quot;[\d+]*( green)&quot;);&quot;\d+&quot;));0)" office:value-type="float" office:value="0" calcext:value-type="float">
            <text:p>0</text:p>
          </table:table-cell>
          <table:table-cell table:formula="of:=IFERROR(VALUE(ORG.LIBREOFFICE.REGEX(ORG.LIBREOFFICE.REGEX([.$I79];&quot;[\d+]*( blue)&quot;);&quot;\d+&quot;));0)" office:value-type="float" office:value="0" calcext:value-type="float">
            <text:p>0</text:p>
          </table:table-cell>
          <table:table-cell table:formula="of:=IFERROR(VALUE(ORG.LIBREOFFICE.REGEX(ORG.LIBREOFFICE.REGEX([.$I79];&quot;[\d+]*( red)&quot;);&quot;\d+&quot;));0)" office:value-type="float" office:value="0" calcext:value-type="float">
            <text:p>0</text:p>
          </table:table-cell>
          <table:table-cell table:formula="of:=IFERROR(VALUE(ORG.LIBREOFFICE.REGEX(ORG.LIBREOFFICE.REGEX([.$I79];&quot;[\d+]*( green)&quot;);&quot;\d+&quot;));0)" office:value-type="float" office:value="0" calcext:value-type="float">
            <text:p>0</text:p>
          </table:table-cell>
          <table:table-cell/>
          <table:table-cell table:formula="of:=MAX([.K79];[.N79];[.Q79];[.T79];[.W79];[.Z79])" office:value-type="float" office:value="12" calcext:value-type="float">
            <text:p>12</text:p>
          </table:table-cell>
          <table:table-cell table:formula="of:=MAX([.L79];[.O79];[.R79];[.U79];[.X79];[.AA79])" office:value-type="float" office:value="18" calcext:value-type="float">
            <text:p>18</text:p>
          </table:table-cell>
          <table:table-cell table:formula="of:=MAX([.M79];[.P79];[.S79];[.V79];[.Y79];[.AB79])" office:value-type="float" office:value="7" calcext:value-type="float">
            <text:p>7</text:p>
          </table:table-cell>
          <table:table-cell/>
          <table:table-cell table:formula="of:=IF(AND([.AD79]&lt;=14;[.AE79]&lt;=12;[.AF79]&lt;=13);VALUE([.B79]);&quot;&quot;)">
            <text:p/>
          </table:table-cell>
          <table:table-cell table:number-columns-repeated="2"/>
        </table:table-row>
        <table:table-row table:style-name="ro15">
          <table:table-cell office:value-type="string" calcext:value-type="string">
            <text:p>Game 78: 2 red, 5 blue, 2 green; 2 blue, 4 green, 6 red; 4 blue, 4 green, 3 red; 3 red, 5 green; 2 red, 4 green, 4 blue</text:p>
          </table:table-cell>
          <table:table-cell table:formula="of:=ORG.LIBREOFFICE.REGEX([.A80];&quot;\d+&quot;)" office:value-type="string" office:string-value="78" calcext:value-type="string">
            <text:p>78</text:p>
          </table:table-cell>
          <table:table-cell/>
          <table:table-cell office:value-type="string" calcext:value-type="string">
            <text:p><text:s/>2 red, 5 blue, 2 green</text:p>
          </table:table-cell>
          <table:table-cell office:value-type="string" calcext:value-type="string">
            <text:p><text:s/>2 blue, 4 green, 6 red</text:p>
          </table:table-cell>
          <table:table-cell office:value-type="string" calcext:value-type="string">
            <text:p><text:s/>4 blue, 4 green, 3 red</text:p>
          </table:table-cell>
          <table:table-cell office:value-type="string" calcext:value-type="string">
            <text:p><text:s/>3 red, 5 green</text:p>
          </table:table-cell>
          <table:table-cell office:value-type="string" calcext:value-type="string">
            <text:p><text:s/>2 red, 4 green, 4 blue</text:p>
          </table:table-cell>
          <table:table-cell table:number-columns-repeated="2"/>
          <table:table-cell table:formula="of:=IFERROR(VALUE(ORG.LIBREOFFICE.REGEX(ORG.LIBREOFFICE.REGEX([.$D80];&quot;[\d+]*( blue)&quot;);&quot;\d+&quot;));0)" office:value-type="float" office:value="5" calcext:value-type="float">
            <text:p>5</text:p>
          </table:table-cell>
          <table:table-cell table:formula="of:=IFERROR(VALUE(ORG.LIBREOFFICE.REGEX(ORG.LIBREOFFICE.REGEX([.$D80];&quot;[\d+]*( red)&quot;);&quot;\d+&quot;));0)" office:value-type="float" office:value="2" calcext:value-type="float">
            <text:p>2</text:p>
          </table:table-cell>
          <table:table-cell table:formula="of:=IFERROR(VALUE(ORG.LIBREOFFICE.REGEX(ORG.LIBREOFFICE.REGEX([.$D80];&quot;[\d+]*( green)&quot;);&quot;\d+&quot;));0)" office:value-type="float" office:value="2" calcext:value-type="float">
            <text:p>2</text:p>
          </table:table-cell>
          <table:table-cell table:formula="of:=IFERROR(VALUE(ORG.LIBREOFFICE.REGEX(ORG.LIBREOFFICE.REGEX([.$E80];&quot;[\d+]*( blue)&quot;);&quot;\d+&quot;));0)" office:value-type="float" office:value="2" calcext:value-type="float">
            <text:p>2</text:p>
          </table:table-cell>
          <table:table-cell table:formula="of:=IFERROR(VALUE(ORG.LIBREOFFICE.REGEX(ORG.LIBREOFFICE.REGEX([.$E80];&quot;[\d+]*( red)&quot;);&quot;\d+&quot;));0)" office:value-type="float" office:value="6" calcext:value-type="float">
            <text:p>6</text:p>
          </table:table-cell>
          <table:table-cell table:formula="of:=IFERROR(VALUE(ORG.LIBREOFFICE.REGEX(ORG.LIBREOFFICE.REGEX([.$E80];&quot;[\d+]*( green)&quot;);&quot;\d+&quot;));0)" office:value-type="float" office:value="4" calcext:value-type="float">
            <text:p>4</text:p>
          </table:table-cell>
          <table:table-cell table:formula="of:=IFERROR(VALUE(ORG.LIBREOFFICE.REGEX(ORG.LIBREOFFICE.REGEX([.$F80];&quot;[\d+]*( blue)&quot;);&quot;\d+&quot;));0)" office:value-type="float" office:value="4" calcext:value-type="float">
            <text:p>4</text:p>
          </table:table-cell>
          <table:table-cell table:formula="of:=IFERROR(VALUE(ORG.LIBREOFFICE.REGEX(ORG.LIBREOFFICE.REGEX([.$F80];&quot;[\d+]*( red)&quot;);&quot;\d+&quot;));0)" office:value-type="float" office:value="3" calcext:value-type="float">
            <text:p>3</text:p>
          </table:table-cell>
          <table:table-cell table:formula="of:=IFERROR(VALUE(ORG.LIBREOFFICE.REGEX(ORG.LIBREOFFICE.REGEX([.$F80];&quot;[\d+]*( green)&quot;);&quot;\d+&quot;));0)" office:value-type="float" office:value="4" calcext:value-type="float">
            <text:p>4</text:p>
          </table:table-cell>
          <table:table-cell table:formula="of:=IFERROR(VALUE(ORG.LIBREOFFICE.REGEX(ORG.LIBREOFFICE.REGEX([.$G80];&quot;[\d+]*( blue)&quot;);&quot;\d+&quot;));0)" office:value-type="float" office:value="0" calcext:value-type="float">
            <text:p>0</text:p>
          </table:table-cell>
          <table:table-cell table:formula="of:=IFERROR(VALUE(ORG.LIBREOFFICE.REGEX(ORG.LIBREOFFICE.REGEX([.$G80];&quot;[\d+]*( red)&quot;);&quot;\d+&quot;));0)" office:value-type="float" office:value="3" calcext:value-type="float">
            <text:p>3</text:p>
          </table:table-cell>
          <table:table-cell table:formula="of:=IFERROR(VALUE(ORG.LIBREOFFICE.REGEX(ORG.LIBREOFFICE.REGEX([.$G80];&quot;[\d+]*( green)&quot;);&quot;\d+&quot;));0)" office:value-type="float" office:value="5" calcext:value-type="float">
            <text:p>5</text:p>
          </table:table-cell>
          <table:table-cell table:formula="of:=IFERROR(VALUE(ORG.LIBREOFFICE.REGEX(ORG.LIBREOFFICE.REGEX([.$H80];&quot;[\d+]*( blue)&quot;);&quot;\d+&quot;));0)" office:value-type="float" office:value="4" calcext:value-type="float">
            <text:p>4</text:p>
          </table:table-cell>
          <table:table-cell table:formula="of:=IFERROR(VALUE(ORG.LIBREOFFICE.REGEX(ORG.LIBREOFFICE.REGEX([.$H80];&quot;[\d+]*( red)&quot;);&quot;\d+&quot;));0)" office:value-type="float" office:value="2" calcext:value-type="float">
            <text:p>2</text:p>
          </table:table-cell>
          <table:table-cell table:formula="of:=IFERROR(VALUE(ORG.LIBREOFFICE.REGEX(ORG.LIBREOFFICE.REGEX([.$H80];&quot;[\d+]*( green)&quot;);&quot;\d+&quot;));0)" office:value-type="float" office:value="4" calcext:value-type="float">
            <text:p>4</text:p>
          </table:table-cell>
          <table:table-cell table:formula="of:=IFERROR(VALUE(ORG.LIBREOFFICE.REGEX(ORG.LIBREOFFICE.REGEX([.$I80];&quot;[\d+]*( blue)&quot;);&quot;\d+&quot;));0)" office:value-type="float" office:value="0" calcext:value-type="float">
            <text:p>0</text:p>
          </table:table-cell>
          <table:table-cell table:formula="of:=IFERROR(VALUE(ORG.LIBREOFFICE.REGEX(ORG.LIBREOFFICE.REGEX([.$I80];&quot;[\d+]*( red)&quot;);&quot;\d+&quot;));0)" office:value-type="float" office:value="0" calcext:value-type="float">
            <text:p>0</text:p>
          </table:table-cell>
          <table:table-cell table:formula="of:=IFERROR(VALUE(ORG.LIBREOFFICE.REGEX(ORG.LIBREOFFICE.REGEX([.$I80];&quot;[\d+]*( green)&quot;);&quot;\d+&quot;));0)" office:value-type="float" office:value="0" calcext:value-type="float">
            <text:p>0</text:p>
          </table:table-cell>
          <table:table-cell/>
          <table:table-cell table:formula="of:=MAX([.K80];[.N80];[.Q80];[.T80];[.W80];[.Z80])" office:value-type="float" office:value="5" calcext:value-type="float">
            <text:p>5</text:p>
          </table:table-cell>
          <table:table-cell table:formula="of:=MAX([.L80];[.O80];[.R80];[.U80];[.X80];[.AA80])" office:value-type="float" office:value="6" calcext:value-type="float">
            <text:p>6</text:p>
          </table:table-cell>
          <table:table-cell table:formula="of:=MAX([.M80];[.P80];[.S80];[.V80];[.Y80];[.AB80])" office:value-type="float" office:value="5" calcext:value-type="float">
            <text:p>5</text:p>
          </table:table-cell>
          <table:table-cell/>
          <table:table-cell table:formula="of:=IF(AND([.AD80]&lt;=14;[.AE80]&lt;=12;[.AF80]&lt;=13);VALUE([.B80]);&quot;&quot;)" office:value-type="float" office:value="78" calcext:value-type="float">
            <text:p>78</text:p>
          </table:table-cell>
          <table:table-cell table:number-columns-repeated="2"/>
        </table:table-row>
        <table:table-row table:style-name="ro15">
          <table:table-cell office:value-type="string" calcext:value-type="string">
            <text:p>Game 79: 14 red, 6 blue, 1 green; 6 blue, 18 red, 2 green; 1 green; 8 red, 5 green; 1 blue, 7 red, 6 green; 11 red, 1 blue</text:p>
          </table:table-cell>
          <table:table-cell table:formula="of:=ORG.LIBREOFFICE.REGEX([.A81];&quot;\d+&quot;)" office:value-type="string" office:string-value="79" calcext:value-type="string">
            <text:p>79</text:p>
          </table:table-cell>
          <table:table-cell/>
          <table:table-cell office:value-type="string" calcext:value-type="string">
            <text:p><text:s/>14 red, 6 blue, 1 green</text:p>
          </table:table-cell>
          <table:table-cell office:value-type="string" calcext:value-type="string">
            <text:p><text:s/>6 blue, 18 red, 2 green</text:p>
          </table:table-cell>
          <table:table-cell office:value-type="string" calcext:value-type="string">
            <text:p><text:s/>1 green</text:p>
          </table:table-cell>
          <table:table-cell office:value-type="string" calcext:value-type="string">
            <text:p><text:s/>8 red, 5 green</text:p>
          </table:table-cell>
          <table:table-cell office:value-type="string" calcext:value-type="string">
            <text:p><text:s/>1 blue, 7 red, 6 green</text:p>
          </table:table-cell>
          <table:table-cell office:value-type="string" calcext:value-type="string">
            <text:p><text:s/>11 red, 1 blue</text:p>
          </table:table-cell>
          <table:table-cell/>
          <table:table-cell table:formula="of:=IFERROR(VALUE(ORG.LIBREOFFICE.REGEX(ORG.LIBREOFFICE.REGEX([.$D81];&quot;[\d+]*( blue)&quot;);&quot;\d+&quot;));0)" office:value-type="float" office:value="6" calcext:value-type="float">
            <text:p>6</text:p>
          </table:table-cell>
          <table:table-cell table:formula="of:=IFERROR(VALUE(ORG.LIBREOFFICE.REGEX(ORG.LIBREOFFICE.REGEX([.$D81];&quot;[\d+]*( red)&quot;);&quot;\d+&quot;));0)" office:value-type="float" office:value="14" calcext:value-type="float">
            <text:p>14</text:p>
          </table:table-cell>
          <table:table-cell table:formula="of:=IFERROR(VALUE(ORG.LIBREOFFICE.REGEX(ORG.LIBREOFFICE.REGEX([.$D81];&quot;[\d+]*( green)&quot;);&quot;\d+&quot;));0)" office:value-type="float" office:value="1" calcext:value-type="float">
            <text:p>1</text:p>
          </table:table-cell>
          <table:table-cell table:formula="of:=IFERROR(VALUE(ORG.LIBREOFFICE.REGEX(ORG.LIBREOFFICE.REGEX([.$E81];&quot;[\d+]*( blue)&quot;);&quot;\d+&quot;));0)" office:value-type="float" office:value="6" calcext:value-type="float">
            <text:p>6</text:p>
          </table:table-cell>
          <table:table-cell table:formula="of:=IFERROR(VALUE(ORG.LIBREOFFICE.REGEX(ORG.LIBREOFFICE.REGEX([.$E81];&quot;[\d+]*( red)&quot;);&quot;\d+&quot;));0)" office:value-type="float" office:value="18" calcext:value-type="float">
            <text:p>18</text:p>
          </table:table-cell>
          <table:table-cell table:formula="of:=IFERROR(VALUE(ORG.LIBREOFFICE.REGEX(ORG.LIBREOFFICE.REGEX([.$E81];&quot;[\d+]*( green)&quot;);&quot;\d+&quot;));0)" office:value-type="float" office:value="2" calcext:value-type="float">
            <text:p>2</text:p>
          </table:table-cell>
          <table:table-cell table:formula="of:=IFERROR(VALUE(ORG.LIBREOFFICE.REGEX(ORG.LIBREOFFICE.REGEX([.$F81];&quot;[\d+]*( blue)&quot;);&quot;\d+&quot;));0)" office:value-type="float" office:value="0" calcext:value-type="float">
            <text:p>0</text:p>
          </table:table-cell>
          <table:table-cell table:formula="of:=IFERROR(VALUE(ORG.LIBREOFFICE.REGEX(ORG.LIBREOFFICE.REGEX([.$F81];&quot;[\d+]*( red)&quot;);&quot;\d+&quot;));0)" office:value-type="float" office:value="0" calcext:value-type="float">
            <text:p>0</text:p>
          </table:table-cell>
          <table:table-cell table:formula="of:=IFERROR(VALUE(ORG.LIBREOFFICE.REGEX(ORG.LIBREOFFICE.REGEX([.$F81];&quot;[\d+]*( green)&quot;);&quot;\d+&quot;));0)" office:value-type="float" office:value="1" calcext:value-type="float">
            <text:p>1</text:p>
          </table:table-cell>
          <table:table-cell table:formula="of:=IFERROR(VALUE(ORG.LIBREOFFICE.REGEX(ORG.LIBREOFFICE.REGEX([.$G81];&quot;[\d+]*( blue)&quot;);&quot;\d+&quot;));0)" office:value-type="float" office:value="0" calcext:value-type="float">
            <text:p>0</text:p>
          </table:table-cell>
          <table:table-cell table:formula="of:=IFERROR(VALUE(ORG.LIBREOFFICE.REGEX(ORG.LIBREOFFICE.REGEX([.$G81];&quot;[\d+]*( red)&quot;);&quot;\d+&quot;));0)" office:value-type="float" office:value="8" calcext:value-type="float">
            <text:p>8</text:p>
          </table:table-cell>
          <table:table-cell table:formula="of:=IFERROR(VALUE(ORG.LIBREOFFICE.REGEX(ORG.LIBREOFFICE.REGEX([.$G81];&quot;[\d+]*( green)&quot;);&quot;\d+&quot;));0)" office:value-type="float" office:value="5" calcext:value-type="float">
            <text:p>5</text:p>
          </table:table-cell>
          <table:table-cell table:formula="of:=IFERROR(VALUE(ORG.LIBREOFFICE.REGEX(ORG.LIBREOFFICE.REGEX([.$H81];&quot;[\d+]*( blue)&quot;);&quot;\d+&quot;));0)" office:value-type="float" office:value="1" calcext:value-type="float">
            <text:p>1</text:p>
          </table:table-cell>
          <table:table-cell table:formula="of:=IFERROR(VALUE(ORG.LIBREOFFICE.REGEX(ORG.LIBREOFFICE.REGEX([.$H81];&quot;[\d+]*( red)&quot;);&quot;\d+&quot;));0)" office:value-type="float" office:value="7" calcext:value-type="float">
            <text:p>7</text:p>
          </table:table-cell>
          <table:table-cell table:formula="of:=IFERROR(VALUE(ORG.LIBREOFFICE.REGEX(ORG.LIBREOFFICE.REGEX([.$H81];&quot;[\d+]*( green)&quot;);&quot;\d+&quot;));0)" office:value-type="float" office:value="6" calcext:value-type="float">
            <text:p>6</text:p>
          </table:table-cell>
          <table:table-cell table:formula="of:=IFERROR(VALUE(ORG.LIBREOFFICE.REGEX(ORG.LIBREOFFICE.REGEX([.$I81];&quot;[\d+]*( blue)&quot;);&quot;\d+&quot;));0)" office:value-type="float" office:value="1" calcext:value-type="float">
            <text:p>1</text:p>
          </table:table-cell>
          <table:table-cell table:formula="of:=IFERROR(VALUE(ORG.LIBREOFFICE.REGEX(ORG.LIBREOFFICE.REGEX([.$I81];&quot;[\d+]*( red)&quot;);&quot;\d+&quot;));0)" office:value-type="float" office:value="11" calcext:value-type="float">
            <text:p>11</text:p>
          </table:table-cell>
          <table:table-cell table:formula="of:=IFERROR(VALUE(ORG.LIBREOFFICE.REGEX(ORG.LIBREOFFICE.REGEX([.$I81];&quot;[\d+]*( green)&quot;);&quot;\d+&quot;));0)" office:value-type="float" office:value="0" calcext:value-type="float">
            <text:p>0</text:p>
          </table:table-cell>
          <table:table-cell/>
          <table:table-cell table:formula="of:=MAX([.K81];[.N81];[.Q81];[.T81];[.W81];[.Z81])" office:value-type="float" office:value="6" calcext:value-type="float">
            <text:p>6</text:p>
          </table:table-cell>
          <table:table-cell table:formula="of:=MAX([.L81];[.O81];[.R81];[.U81];[.X81];[.AA81])" office:value-type="float" office:value="18" calcext:value-type="float">
            <text:p>18</text:p>
          </table:table-cell>
          <table:table-cell table:formula="of:=MAX([.M81];[.P81];[.S81];[.V81];[.Y81];[.AB81])" office:value-type="float" office:value="6" calcext:value-type="float">
            <text:p>6</text:p>
          </table:table-cell>
          <table:table-cell/>
          <table:table-cell table:formula="of:=IF(AND([.AD81]&lt;=14;[.AE81]&lt;=12;[.AF81]&lt;=13);VALUE([.B81]);&quot;&quot;)">
            <text:p/>
          </table:table-cell>
          <table:table-cell table:number-columns-repeated="2"/>
        </table:table-row>
        <table:table-row table:style-name="ro15">
          <table:table-cell office:value-type="string" calcext:value-type="string">
            <text:p>Game 80: 5 blue, 4 red; 19 blue, 7 red; 6 red, 1 green, 12 blue; 1 green, 8 red</text:p>
          </table:table-cell>
          <table:table-cell table:formula="of:=ORG.LIBREOFFICE.REGEX([.A82];&quot;\d+&quot;)" office:value-type="string" office:string-value="80" calcext:value-type="string">
            <text:p>80</text:p>
          </table:table-cell>
          <table:table-cell/>
          <table:table-cell office:value-type="string" calcext:value-type="string">
            <text:p><text:s/>5 blue, 4 red</text:p>
          </table:table-cell>
          <table:table-cell office:value-type="string" calcext:value-type="string">
            <text:p><text:s/>19 blue, 7 red</text:p>
          </table:table-cell>
          <table:table-cell office:value-type="string" calcext:value-type="string">
            <text:p><text:s/>6 red, 1 green, 12 blue</text:p>
          </table:table-cell>
          <table:table-cell office:value-type="string" calcext:value-type="string">
            <text:p><text:s/>1 green, 8 red</text:p>
          </table:table-cell>
          <table:table-cell table:number-columns-repeated="3"/>
          <table:table-cell table:formula="of:=IFERROR(VALUE(ORG.LIBREOFFICE.REGEX(ORG.LIBREOFFICE.REGEX([.$D82];&quot;[\d+]*( blue)&quot;);&quot;\d+&quot;));0)" office:value-type="float" office:value="5" calcext:value-type="float">
            <text:p>5</text:p>
          </table:table-cell>
          <table:table-cell table:formula="of:=IFERROR(VALUE(ORG.LIBREOFFICE.REGEX(ORG.LIBREOFFICE.REGEX([.$D82];&quot;[\d+]*( red)&quot;);&quot;\d+&quot;));0)" office:value-type="float" office:value="4" calcext:value-type="float">
            <text:p>4</text:p>
          </table:table-cell>
          <table:table-cell table:formula="of:=IFERROR(VALUE(ORG.LIBREOFFICE.REGEX(ORG.LIBREOFFICE.REGEX([.$D82];&quot;[\d+]*( green)&quot;);&quot;\d+&quot;));0)" office:value-type="float" office:value="0" calcext:value-type="float">
            <text:p>0</text:p>
          </table:table-cell>
          <table:table-cell table:formula="of:=IFERROR(VALUE(ORG.LIBREOFFICE.REGEX(ORG.LIBREOFFICE.REGEX([.$E82];&quot;[\d+]*( blue)&quot;);&quot;\d+&quot;));0)" office:value-type="float" office:value="19" calcext:value-type="float">
            <text:p>19</text:p>
          </table:table-cell>
          <table:table-cell table:formula="of:=IFERROR(VALUE(ORG.LIBREOFFICE.REGEX(ORG.LIBREOFFICE.REGEX([.$E82];&quot;[\d+]*( red)&quot;);&quot;\d+&quot;));0)" office:value-type="float" office:value="7" calcext:value-type="float">
            <text:p>7</text:p>
          </table:table-cell>
          <table:table-cell table:formula="of:=IFERROR(VALUE(ORG.LIBREOFFICE.REGEX(ORG.LIBREOFFICE.REGEX([.$E82];&quot;[\d+]*( green)&quot;);&quot;\d+&quot;));0)" office:value-type="float" office:value="0" calcext:value-type="float">
            <text:p>0</text:p>
          </table:table-cell>
          <table:table-cell table:formula="of:=IFERROR(VALUE(ORG.LIBREOFFICE.REGEX(ORG.LIBREOFFICE.REGEX([.$F82];&quot;[\d+]*( blue)&quot;);&quot;\d+&quot;));0)" office:value-type="float" office:value="12" calcext:value-type="float">
            <text:p>12</text:p>
          </table:table-cell>
          <table:table-cell table:formula="of:=IFERROR(VALUE(ORG.LIBREOFFICE.REGEX(ORG.LIBREOFFICE.REGEX([.$F82];&quot;[\d+]*( red)&quot;);&quot;\d+&quot;));0)" office:value-type="float" office:value="6" calcext:value-type="float">
            <text:p>6</text:p>
          </table:table-cell>
          <table:table-cell table:formula="of:=IFERROR(VALUE(ORG.LIBREOFFICE.REGEX(ORG.LIBREOFFICE.REGEX([.$F82];&quot;[\d+]*( green)&quot;);&quot;\d+&quot;));0)" office:value-type="float" office:value="1" calcext:value-type="float">
            <text:p>1</text:p>
          </table:table-cell>
          <table:table-cell table:formula="of:=IFERROR(VALUE(ORG.LIBREOFFICE.REGEX(ORG.LIBREOFFICE.REGEX([.$G82];&quot;[\d+]*( blue)&quot;);&quot;\d+&quot;));0)" office:value-type="float" office:value="0" calcext:value-type="float">
            <text:p>0</text:p>
          </table:table-cell>
          <table:table-cell table:formula="of:=IFERROR(VALUE(ORG.LIBREOFFICE.REGEX(ORG.LIBREOFFICE.REGEX([.$G82];&quot;[\d+]*( red)&quot;);&quot;\d+&quot;));0)" office:value-type="float" office:value="8" calcext:value-type="float">
            <text:p>8</text:p>
          </table:table-cell>
          <table:table-cell table:formula="of:=IFERROR(VALUE(ORG.LIBREOFFICE.REGEX(ORG.LIBREOFFICE.REGEX([.$G82];&quot;[\d+]*( green)&quot;);&quot;\d+&quot;));0)" office:value-type="float" office:value="1" calcext:value-type="float">
            <text:p>1</text:p>
          </table:table-cell>
          <table:table-cell table:formula="of:=IFERROR(VALUE(ORG.LIBREOFFICE.REGEX(ORG.LIBREOFFICE.REGEX([.$H82];&quot;[\d+]*( blue)&quot;);&quot;\d+&quot;));0)" office:value-type="float" office:value="0" calcext:value-type="float">
            <text:p>0</text:p>
          </table:table-cell>
          <table:table-cell table:formula="of:=IFERROR(VALUE(ORG.LIBREOFFICE.REGEX(ORG.LIBREOFFICE.REGEX([.$H82];&quot;[\d+]*( red)&quot;);&quot;\d+&quot;));0)" office:value-type="float" office:value="0" calcext:value-type="float">
            <text:p>0</text:p>
          </table:table-cell>
          <table:table-cell table:formula="of:=IFERROR(VALUE(ORG.LIBREOFFICE.REGEX(ORG.LIBREOFFICE.REGEX([.$H82];&quot;[\d+]*( green)&quot;);&quot;\d+&quot;));0)" office:value-type="float" office:value="0" calcext:value-type="float">
            <text:p>0</text:p>
          </table:table-cell>
          <table:table-cell table:formula="of:=IFERROR(VALUE(ORG.LIBREOFFICE.REGEX(ORG.LIBREOFFICE.REGEX([.$I82];&quot;[\d+]*( blue)&quot;);&quot;\d+&quot;));0)" office:value-type="float" office:value="0" calcext:value-type="float">
            <text:p>0</text:p>
          </table:table-cell>
          <table:table-cell table:formula="of:=IFERROR(VALUE(ORG.LIBREOFFICE.REGEX(ORG.LIBREOFFICE.REGEX([.$I82];&quot;[\d+]*( red)&quot;);&quot;\d+&quot;));0)" office:value-type="float" office:value="0" calcext:value-type="float">
            <text:p>0</text:p>
          </table:table-cell>
          <table:table-cell table:formula="of:=IFERROR(VALUE(ORG.LIBREOFFICE.REGEX(ORG.LIBREOFFICE.REGEX([.$I82];&quot;[\d+]*( green)&quot;);&quot;\d+&quot;));0)" office:value-type="float" office:value="0" calcext:value-type="float">
            <text:p>0</text:p>
          </table:table-cell>
          <table:table-cell/>
          <table:table-cell table:formula="of:=MAX([.K82];[.N82];[.Q82];[.T82];[.W82];[.Z82])" office:value-type="float" office:value="19" calcext:value-type="float">
            <text:p>19</text:p>
          </table:table-cell>
          <table:table-cell table:formula="of:=MAX([.L82];[.O82];[.R82];[.U82];[.X82];[.AA82])" office:value-type="float" office:value="8" calcext:value-type="float">
            <text:p>8</text:p>
          </table:table-cell>
          <table:table-cell table:formula="of:=MAX([.M82];[.P82];[.S82];[.V82];[.Y82];[.AB82])" office:value-type="float" office:value="1" calcext:value-type="float">
            <text:p>1</text:p>
          </table:table-cell>
          <table:table-cell/>
          <table:table-cell table:formula="of:=IF(AND([.AD82]&lt;=14;[.AE82]&lt;=12;[.AF82]&lt;=13);VALUE([.B82]);&quot;&quot;)">
            <text:p/>
          </table:table-cell>
          <table:table-cell table:number-columns-repeated="2"/>
        </table:table-row>
        <table:table-row table:style-name="ro15">
          <table:table-cell office:value-type="string" calcext:value-type="string">
            <text:p>Game 81: 7 green, 6 red, 9 blue; 14 blue, 8 green; 15 green, 6 red, 4 blue; 1 red, 7 blue, 19 green</text:p>
          </table:table-cell>
          <table:table-cell table:formula="of:=ORG.LIBREOFFICE.REGEX([.A83];&quot;\d+&quot;)" office:value-type="string" office:string-value="81" calcext:value-type="string">
            <text:p>81</text:p>
          </table:table-cell>
          <table:table-cell/>
          <table:table-cell office:value-type="string" calcext:value-type="string">
            <text:p><text:s/>7 green, 6 red, 9 blue</text:p>
          </table:table-cell>
          <table:table-cell office:value-type="string" calcext:value-type="string">
            <text:p><text:s/>14 blue, 8 green</text:p>
          </table:table-cell>
          <table:table-cell office:value-type="string" calcext:value-type="string">
            <text:p><text:s/>15 green, 6 red, 4 blue</text:p>
          </table:table-cell>
          <table:table-cell office:value-type="string" calcext:value-type="string">
            <text:p><text:s/>1 red, 7 blue, 19 green</text:p>
          </table:table-cell>
          <table:table-cell table:number-columns-repeated="3"/>
          <table:table-cell table:formula="of:=IFERROR(VALUE(ORG.LIBREOFFICE.REGEX(ORG.LIBREOFFICE.REGEX([.$D83];&quot;[\d+]*( blue)&quot;);&quot;\d+&quot;));0)" office:value-type="float" office:value="9" calcext:value-type="float">
            <text:p>9</text:p>
          </table:table-cell>
          <table:table-cell table:formula="of:=IFERROR(VALUE(ORG.LIBREOFFICE.REGEX(ORG.LIBREOFFICE.REGEX([.$D83];&quot;[\d+]*( red)&quot;);&quot;\d+&quot;));0)" office:value-type="float" office:value="6" calcext:value-type="float">
            <text:p>6</text:p>
          </table:table-cell>
          <table:table-cell table:formula="of:=IFERROR(VALUE(ORG.LIBREOFFICE.REGEX(ORG.LIBREOFFICE.REGEX([.$D83];&quot;[\d+]*( green)&quot;);&quot;\d+&quot;));0)" office:value-type="float" office:value="7" calcext:value-type="float">
            <text:p>7</text:p>
          </table:table-cell>
          <table:table-cell table:formula="of:=IFERROR(VALUE(ORG.LIBREOFFICE.REGEX(ORG.LIBREOFFICE.REGEX([.$E83];&quot;[\d+]*( blue)&quot;);&quot;\d+&quot;));0)" office:value-type="float" office:value="14" calcext:value-type="float">
            <text:p>14</text:p>
          </table:table-cell>
          <table:table-cell table:formula="of:=IFERROR(VALUE(ORG.LIBREOFFICE.REGEX(ORG.LIBREOFFICE.REGEX([.$E83];&quot;[\d+]*( red)&quot;);&quot;\d+&quot;));0)" office:value-type="float" office:value="0" calcext:value-type="float">
            <text:p>0</text:p>
          </table:table-cell>
          <table:table-cell table:formula="of:=IFERROR(VALUE(ORG.LIBREOFFICE.REGEX(ORG.LIBREOFFICE.REGEX([.$E83];&quot;[\d+]*( green)&quot;);&quot;\d+&quot;));0)" office:value-type="float" office:value="8" calcext:value-type="float">
            <text:p>8</text:p>
          </table:table-cell>
          <table:table-cell table:formula="of:=IFERROR(VALUE(ORG.LIBREOFFICE.REGEX(ORG.LIBREOFFICE.REGEX([.$F83];&quot;[\d+]*( blue)&quot;);&quot;\d+&quot;));0)" office:value-type="float" office:value="4" calcext:value-type="float">
            <text:p>4</text:p>
          </table:table-cell>
          <table:table-cell table:formula="of:=IFERROR(VALUE(ORG.LIBREOFFICE.REGEX(ORG.LIBREOFFICE.REGEX([.$F83];&quot;[\d+]*( red)&quot;);&quot;\d+&quot;));0)" office:value-type="float" office:value="6" calcext:value-type="float">
            <text:p>6</text:p>
          </table:table-cell>
          <table:table-cell table:formula="of:=IFERROR(VALUE(ORG.LIBREOFFICE.REGEX(ORG.LIBREOFFICE.REGEX([.$F83];&quot;[\d+]*( green)&quot;);&quot;\d+&quot;));0)" office:value-type="float" office:value="15" calcext:value-type="float">
            <text:p>15</text:p>
          </table:table-cell>
          <table:table-cell table:formula="of:=IFERROR(VALUE(ORG.LIBREOFFICE.REGEX(ORG.LIBREOFFICE.REGEX([.$G83];&quot;[\d+]*( blue)&quot;);&quot;\d+&quot;));0)" office:value-type="float" office:value="7" calcext:value-type="float">
            <text:p>7</text:p>
          </table:table-cell>
          <table:table-cell table:formula="of:=IFERROR(VALUE(ORG.LIBREOFFICE.REGEX(ORG.LIBREOFFICE.REGEX([.$G83];&quot;[\d+]*( red)&quot;);&quot;\d+&quot;));0)" office:value-type="float" office:value="1" calcext:value-type="float">
            <text:p>1</text:p>
          </table:table-cell>
          <table:table-cell table:formula="of:=IFERROR(VALUE(ORG.LIBREOFFICE.REGEX(ORG.LIBREOFFICE.REGEX([.$G83];&quot;[\d+]*( green)&quot;);&quot;\d+&quot;));0)" office:value-type="float" office:value="19" calcext:value-type="float">
            <text:p>19</text:p>
          </table:table-cell>
          <table:table-cell table:formula="of:=IFERROR(VALUE(ORG.LIBREOFFICE.REGEX(ORG.LIBREOFFICE.REGEX([.$H83];&quot;[\d+]*( blue)&quot;);&quot;\d+&quot;));0)" office:value-type="float" office:value="0" calcext:value-type="float">
            <text:p>0</text:p>
          </table:table-cell>
          <table:table-cell table:formula="of:=IFERROR(VALUE(ORG.LIBREOFFICE.REGEX(ORG.LIBREOFFICE.REGEX([.$H83];&quot;[\d+]*( red)&quot;);&quot;\d+&quot;));0)" office:value-type="float" office:value="0" calcext:value-type="float">
            <text:p>0</text:p>
          </table:table-cell>
          <table:table-cell table:formula="of:=IFERROR(VALUE(ORG.LIBREOFFICE.REGEX(ORG.LIBREOFFICE.REGEX([.$H83];&quot;[\d+]*( green)&quot;);&quot;\d+&quot;));0)" office:value-type="float" office:value="0" calcext:value-type="float">
            <text:p>0</text:p>
          </table:table-cell>
          <table:table-cell table:formula="of:=IFERROR(VALUE(ORG.LIBREOFFICE.REGEX(ORG.LIBREOFFICE.REGEX([.$I83];&quot;[\d+]*( blue)&quot;);&quot;\d+&quot;));0)" office:value-type="float" office:value="0" calcext:value-type="float">
            <text:p>0</text:p>
          </table:table-cell>
          <table:table-cell table:formula="of:=IFERROR(VALUE(ORG.LIBREOFFICE.REGEX(ORG.LIBREOFFICE.REGEX([.$I83];&quot;[\d+]*( red)&quot;);&quot;\d+&quot;));0)" office:value-type="float" office:value="0" calcext:value-type="float">
            <text:p>0</text:p>
          </table:table-cell>
          <table:table-cell table:formula="of:=IFERROR(VALUE(ORG.LIBREOFFICE.REGEX(ORG.LIBREOFFICE.REGEX([.$I83];&quot;[\d+]*( green)&quot;);&quot;\d+&quot;));0)" office:value-type="float" office:value="0" calcext:value-type="float">
            <text:p>0</text:p>
          </table:table-cell>
          <table:table-cell/>
          <table:table-cell table:formula="of:=MAX([.K83];[.N83];[.Q83];[.T83];[.W83];[.Z83])" office:value-type="float" office:value="14" calcext:value-type="float">
            <text:p>14</text:p>
          </table:table-cell>
          <table:table-cell table:formula="of:=MAX([.L83];[.O83];[.R83];[.U83];[.X83];[.AA83])" office:value-type="float" office:value="6" calcext:value-type="float">
            <text:p>6</text:p>
          </table:table-cell>
          <table:table-cell table:formula="of:=MAX([.M83];[.P83];[.S83];[.V83];[.Y83];[.AB83])" office:value-type="float" office:value="19" calcext:value-type="float">
            <text:p>19</text:p>
          </table:table-cell>
          <table:table-cell/>
          <table:table-cell table:formula="of:=IF(AND([.AD83]&lt;=14;[.AE83]&lt;=12;[.AF83]&lt;=13);VALUE([.B83]);&quot;&quot;)">
            <text:p/>
          </table:table-cell>
          <table:table-cell table:number-columns-repeated="2"/>
        </table:table-row>
        <table:table-row table:style-name="ro15">
          <table:table-cell office:value-type="string" calcext:value-type="string">
            <text:p>Game 82: 1 red, 4 blue; 3 blue, 1 red, 5 green; 3 blue, 5 green, 12 red; 17 red, 2 blue; 4 blue, 1 red</text:p>
          </table:table-cell>
          <table:table-cell table:formula="of:=ORG.LIBREOFFICE.REGEX([.A84];&quot;\d+&quot;)" office:value-type="string" office:string-value="82" calcext:value-type="string">
            <text:p>82</text:p>
          </table:table-cell>
          <table:table-cell/>
          <table:table-cell office:value-type="string" calcext:value-type="string">
            <text:p><text:s/>1 red, 4 blue</text:p>
          </table:table-cell>
          <table:table-cell office:value-type="string" calcext:value-type="string">
            <text:p><text:s/>3 blue, 1 red, 5 green</text:p>
          </table:table-cell>
          <table:table-cell office:value-type="string" calcext:value-type="string">
            <text:p><text:s/>3 blue, 5 green, 12 red</text:p>
          </table:table-cell>
          <table:table-cell office:value-type="string" calcext:value-type="string">
            <text:p><text:s/>17 red, 2 blue</text:p>
          </table:table-cell>
          <table:table-cell office:value-type="string" calcext:value-type="string">
            <text:p><text:s/>4 blue, 1 red</text:p>
          </table:table-cell>
          <table:table-cell table:number-columns-repeated="2"/>
          <table:table-cell table:formula="of:=IFERROR(VALUE(ORG.LIBREOFFICE.REGEX(ORG.LIBREOFFICE.REGEX([.$D84];&quot;[\d+]*( blue)&quot;);&quot;\d+&quot;));0)" office:value-type="float" office:value="4" calcext:value-type="float">
            <text:p>4</text:p>
          </table:table-cell>
          <table:table-cell table:formula="of:=IFERROR(VALUE(ORG.LIBREOFFICE.REGEX(ORG.LIBREOFFICE.REGEX([.$D84];&quot;[\d+]*( red)&quot;);&quot;\d+&quot;));0)" office:value-type="float" office:value="1" calcext:value-type="float">
            <text:p>1</text:p>
          </table:table-cell>
          <table:table-cell table:formula="of:=IFERROR(VALUE(ORG.LIBREOFFICE.REGEX(ORG.LIBREOFFICE.REGEX([.$D84];&quot;[\d+]*( green)&quot;);&quot;\d+&quot;));0)" office:value-type="float" office:value="0" calcext:value-type="float">
            <text:p>0</text:p>
          </table:table-cell>
          <table:table-cell table:formula="of:=IFERROR(VALUE(ORG.LIBREOFFICE.REGEX(ORG.LIBREOFFICE.REGEX([.$E84];&quot;[\d+]*( blue)&quot;);&quot;\d+&quot;));0)" office:value-type="float" office:value="3" calcext:value-type="float">
            <text:p>3</text:p>
          </table:table-cell>
          <table:table-cell table:formula="of:=IFERROR(VALUE(ORG.LIBREOFFICE.REGEX(ORG.LIBREOFFICE.REGEX([.$E84];&quot;[\d+]*( red)&quot;);&quot;\d+&quot;));0)" office:value-type="float" office:value="1" calcext:value-type="float">
            <text:p>1</text:p>
          </table:table-cell>
          <table:table-cell table:formula="of:=IFERROR(VALUE(ORG.LIBREOFFICE.REGEX(ORG.LIBREOFFICE.REGEX([.$E84];&quot;[\d+]*( green)&quot;);&quot;\d+&quot;));0)" office:value-type="float" office:value="5" calcext:value-type="float">
            <text:p>5</text:p>
          </table:table-cell>
          <table:table-cell table:formula="of:=IFERROR(VALUE(ORG.LIBREOFFICE.REGEX(ORG.LIBREOFFICE.REGEX([.$F84];&quot;[\d+]*( blue)&quot;);&quot;\d+&quot;));0)" office:value-type="float" office:value="3" calcext:value-type="float">
            <text:p>3</text:p>
          </table:table-cell>
          <table:table-cell table:formula="of:=IFERROR(VALUE(ORG.LIBREOFFICE.REGEX(ORG.LIBREOFFICE.REGEX([.$F84];&quot;[\d+]*( red)&quot;);&quot;\d+&quot;));0)" office:value-type="float" office:value="12" calcext:value-type="float">
            <text:p>12</text:p>
          </table:table-cell>
          <table:table-cell table:formula="of:=IFERROR(VALUE(ORG.LIBREOFFICE.REGEX(ORG.LIBREOFFICE.REGEX([.$F84];&quot;[\d+]*( green)&quot;);&quot;\d+&quot;));0)" office:value-type="float" office:value="5" calcext:value-type="float">
            <text:p>5</text:p>
          </table:table-cell>
          <table:table-cell table:formula="of:=IFERROR(VALUE(ORG.LIBREOFFICE.REGEX(ORG.LIBREOFFICE.REGEX([.$G84];&quot;[\d+]*( blue)&quot;);&quot;\d+&quot;));0)" office:value-type="float" office:value="2" calcext:value-type="float">
            <text:p>2</text:p>
          </table:table-cell>
          <table:table-cell table:formula="of:=IFERROR(VALUE(ORG.LIBREOFFICE.REGEX(ORG.LIBREOFFICE.REGEX([.$G84];&quot;[\d+]*( red)&quot;);&quot;\d+&quot;));0)" office:value-type="float" office:value="17" calcext:value-type="float">
            <text:p>17</text:p>
          </table:table-cell>
          <table:table-cell table:formula="of:=IFERROR(VALUE(ORG.LIBREOFFICE.REGEX(ORG.LIBREOFFICE.REGEX([.$G84];&quot;[\d+]*( green)&quot;);&quot;\d+&quot;));0)" office:value-type="float" office:value="0" calcext:value-type="float">
            <text:p>0</text:p>
          </table:table-cell>
          <table:table-cell table:formula="of:=IFERROR(VALUE(ORG.LIBREOFFICE.REGEX(ORG.LIBREOFFICE.REGEX([.$H84];&quot;[\d+]*( blue)&quot;);&quot;\d+&quot;));0)" office:value-type="float" office:value="4" calcext:value-type="float">
            <text:p>4</text:p>
          </table:table-cell>
          <table:table-cell table:formula="of:=IFERROR(VALUE(ORG.LIBREOFFICE.REGEX(ORG.LIBREOFFICE.REGEX([.$H84];&quot;[\d+]*( red)&quot;);&quot;\d+&quot;));0)" office:value-type="float" office:value="1" calcext:value-type="float">
            <text:p>1</text:p>
          </table:table-cell>
          <table:table-cell table:formula="of:=IFERROR(VALUE(ORG.LIBREOFFICE.REGEX(ORG.LIBREOFFICE.REGEX([.$H84];&quot;[\d+]*( green)&quot;);&quot;\d+&quot;));0)" office:value-type="float" office:value="0" calcext:value-type="float">
            <text:p>0</text:p>
          </table:table-cell>
          <table:table-cell table:formula="of:=IFERROR(VALUE(ORG.LIBREOFFICE.REGEX(ORG.LIBREOFFICE.REGEX([.$I84];&quot;[\d+]*( blue)&quot;);&quot;\d+&quot;));0)" office:value-type="float" office:value="0" calcext:value-type="float">
            <text:p>0</text:p>
          </table:table-cell>
          <table:table-cell table:formula="of:=IFERROR(VALUE(ORG.LIBREOFFICE.REGEX(ORG.LIBREOFFICE.REGEX([.$I84];&quot;[\d+]*( red)&quot;);&quot;\d+&quot;));0)" office:value-type="float" office:value="0" calcext:value-type="float">
            <text:p>0</text:p>
          </table:table-cell>
          <table:table-cell table:formula="of:=IFERROR(VALUE(ORG.LIBREOFFICE.REGEX(ORG.LIBREOFFICE.REGEX([.$I84];&quot;[\d+]*( green)&quot;);&quot;\d+&quot;));0)" office:value-type="float" office:value="0" calcext:value-type="float">
            <text:p>0</text:p>
          </table:table-cell>
          <table:table-cell/>
          <table:table-cell table:formula="of:=MAX([.K84];[.N84];[.Q84];[.T84];[.W84];[.Z84])" office:value-type="float" office:value="4" calcext:value-type="float">
            <text:p>4</text:p>
          </table:table-cell>
          <table:table-cell table:formula="of:=MAX([.L84];[.O84];[.R84];[.U84];[.X84];[.AA84])" office:value-type="float" office:value="17" calcext:value-type="float">
            <text:p>17</text:p>
          </table:table-cell>
          <table:table-cell table:formula="of:=MAX([.M84];[.P84];[.S84];[.V84];[.Y84];[.AB84])" office:value-type="float" office:value="5" calcext:value-type="float">
            <text:p>5</text:p>
          </table:table-cell>
          <table:table-cell/>
          <table:table-cell table:formula="of:=IF(AND([.AD84]&lt;=14;[.AE84]&lt;=12;[.AF84]&lt;=13);VALUE([.B84]);&quot;&quot;)">
            <text:p/>
          </table:table-cell>
          <table:table-cell table:number-columns-repeated="2"/>
        </table:table-row>
        <table:table-row table:style-name="ro15">
          <table:table-cell office:value-type="string" calcext:value-type="string">
            <text:p>Game 83: 6 blue, 11 green, 18 red; 11 red, 7 blue, 2 green; 13 red, 14 blue, 14 green; 1 red, 3 blue, 16 green</text:p>
          </table:table-cell>
          <table:table-cell table:formula="of:=ORG.LIBREOFFICE.REGEX([.A85];&quot;\d+&quot;)" office:value-type="string" office:string-value="83" calcext:value-type="string">
            <text:p>83</text:p>
          </table:table-cell>
          <table:table-cell/>
          <table:table-cell office:value-type="string" calcext:value-type="string">
            <text:p><text:s/>6 blue, 11 green, 18 red</text:p>
          </table:table-cell>
          <table:table-cell office:value-type="string" calcext:value-type="string">
            <text:p><text:s/>11 red, 7 blue, 2 green</text:p>
          </table:table-cell>
          <table:table-cell office:value-type="string" calcext:value-type="string">
            <text:p><text:s/>13 red, 14 blue, 14 green</text:p>
          </table:table-cell>
          <table:table-cell office:value-type="string" calcext:value-type="string">
            <text:p><text:s/>1 red, 3 blue, 16 green</text:p>
          </table:table-cell>
          <table:table-cell table:number-columns-repeated="3"/>
          <table:table-cell table:formula="of:=IFERROR(VALUE(ORG.LIBREOFFICE.REGEX(ORG.LIBREOFFICE.REGEX([.$D85];&quot;[\d+]*( blue)&quot;);&quot;\d+&quot;));0)" office:value-type="float" office:value="6" calcext:value-type="float">
            <text:p>6</text:p>
          </table:table-cell>
          <table:table-cell table:formula="of:=IFERROR(VALUE(ORG.LIBREOFFICE.REGEX(ORG.LIBREOFFICE.REGEX([.$D85];&quot;[\d+]*( red)&quot;);&quot;\d+&quot;));0)" office:value-type="float" office:value="18" calcext:value-type="float">
            <text:p>18</text:p>
          </table:table-cell>
          <table:table-cell table:formula="of:=IFERROR(VALUE(ORG.LIBREOFFICE.REGEX(ORG.LIBREOFFICE.REGEX([.$D85];&quot;[\d+]*( green)&quot;);&quot;\d+&quot;));0)" office:value-type="float" office:value="11" calcext:value-type="float">
            <text:p>11</text:p>
          </table:table-cell>
          <table:table-cell table:formula="of:=IFERROR(VALUE(ORG.LIBREOFFICE.REGEX(ORG.LIBREOFFICE.REGEX([.$E85];&quot;[\d+]*( blue)&quot;);&quot;\d+&quot;));0)" office:value-type="float" office:value="7" calcext:value-type="float">
            <text:p>7</text:p>
          </table:table-cell>
          <table:table-cell table:formula="of:=IFERROR(VALUE(ORG.LIBREOFFICE.REGEX(ORG.LIBREOFFICE.REGEX([.$E85];&quot;[\d+]*( red)&quot;);&quot;\d+&quot;));0)" office:value-type="float" office:value="11" calcext:value-type="float">
            <text:p>11</text:p>
          </table:table-cell>
          <table:table-cell table:formula="of:=IFERROR(VALUE(ORG.LIBREOFFICE.REGEX(ORG.LIBREOFFICE.REGEX([.$E85];&quot;[\d+]*( green)&quot;);&quot;\d+&quot;));0)" office:value-type="float" office:value="2" calcext:value-type="float">
            <text:p>2</text:p>
          </table:table-cell>
          <table:table-cell table:formula="of:=IFERROR(VALUE(ORG.LIBREOFFICE.REGEX(ORG.LIBREOFFICE.REGEX([.$F85];&quot;[\d+]*( blue)&quot;);&quot;\d+&quot;));0)" office:value-type="float" office:value="14" calcext:value-type="float">
            <text:p>14</text:p>
          </table:table-cell>
          <table:table-cell table:formula="of:=IFERROR(VALUE(ORG.LIBREOFFICE.REGEX(ORG.LIBREOFFICE.REGEX([.$F85];&quot;[\d+]*( red)&quot;);&quot;\d+&quot;));0)" office:value-type="float" office:value="13" calcext:value-type="float">
            <text:p>13</text:p>
          </table:table-cell>
          <table:table-cell table:formula="of:=IFERROR(VALUE(ORG.LIBREOFFICE.REGEX(ORG.LIBREOFFICE.REGEX([.$F85];&quot;[\d+]*( green)&quot;);&quot;\d+&quot;));0)" office:value-type="float" office:value="14" calcext:value-type="float">
            <text:p>14</text:p>
          </table:table-cell>
          <table:table-cell table:formula="of:=IFERROR(VALUE(ORG.LIBREOFFICE.REGEX(ORG.LIBREOFFICE.REGEX([.$G85];&quot;[\d+]*( blue)&quot;);&quot;\d+&quot;));0)" office:value-type="float" office:value="3" calcext:value-type="float">
            <text:p>3</text:p>
          </table:table-cell>
          <table:table-cell table:formula="of:=IFERROR(VALUE(ORG.LIBREOFFICE.REGEX(ORG.LIBREOFFICE.REGEX([.$G85];&quot;[\d+]*( red)&quot;);&quot;\d+&quot;));0)" office:value-type="float" office:value="1" calcext:value-type="float">
            <text:p>1</text:p>
          </table:table-cell>
          <table:table-cell table:formula="of:=IFERROR(VALUE(ORG.LIBREOFFICE.REGEX(ORG.LIBREOFFICE.REGEX([.$G85];&quot;[\d+]*( green)&quot;);&quot;\d+&quot;));0)" office:value-type="float" office:value="16" calcext:value-type="float">
            <text:p>16</text:p>
          </table:table-cell>
          <table:table-cell table:formula="of:=IFERROR(VALUE(ORG.LIBREOFFICE.REGEX(ORG.LIBREOFFICE.REGEX([.$H85];&quot;[\d+]*( blue)&quot;);&quot;\d+&quot;));0)" office:value-type="float" office:value="0" calcext:value-type="float">
            <text:p>0</text:p>
          </table:table-cell>
          <table:table-cell table:formula="of:=IFERROR(VALUE(ORG.LIBREOFFICE.REGEX(ORG.LIBREOFFICE.REGEX([.$H85];&quot;[\d+]*( red)&quot;);&quot;\d+&quot;));0)" office:value-type="float" office:value="0" calcext:value-type="float">
            <text:p>0</text:p>
          </table:table-cell>
          <table:table-cell table:formula="of:=IFERROR(VALUE(ORG.LIBREOFFICE.REGEX(ORG.LIBREOFFICE.REGEX([.$H85];&quot;[\d+]*( green)&quot;);&quot;\d+&quot;));0)" office:value-type="float" office:value="0" calcext:value-type="float">
            <text:p>0</text:p>
          </table:table-cell>
          <table:table-cell table:formula="of:=IFERROR(VALUE(ORG.LIBREOFFICE.REGEX(ORG.LIBREOFFICE.REGEX([.$I85];&quot;[\d+]*( blue)&quot;);&quot;\d+&quot;));0)" office:value-type="float" office:value="0" calcext:value-type="float">
            <text:p>0</text:p>
          </table:table-cell>
          <table:table-cell table:formula="of:=IFERROR(VALUE(ORG.LIBREOFFICE.REGEX(ORG.LIBREOFFICE.REGEX([.$I85];&quot;[\d+]*( red)&quot;);&quot;\d+&quot;));0)" office:value-type="float" office:value="0" calcext:value-type="float">
            <text:p>0</text:p>
          </table:table-cell>
          <table:table-cell table:formula="of:=IFERROR(VALUE(ORG.LIBREOFFICE.REGEX(ORG.LIBREOFFICE.REGEX([.$I85];&quot;[\d+]*( green)&quot;);&quot;\d+&quot;));0)" office:value-type="float" office:value="0" calcext:value-type="float">
            <text:p>0</text:p>
          </table:table-cell>
          <table:table-cell/>
          <table:table-cell table:formula="of:=MAX([.K85];[.N85];[.Q85];[.T85];[.W85];[.Z85])" office:value-type="float" office:value="14" calcext:value-type="float">
            <text:p>14</text:p>
          </table:table-cell>
          <table:table-cell table:formula="of:=MAX([.L85];[.O85];[.R85];[.U85];[.X85];[.AA85])" office:value-type="float" office:value="18" calcext:value-type="float">
            <text:p>18</text:p>
          </table:table-cell>
          <table:table-cell table:formula="of:=MAX([.M85];[.P85];[.S85];[.V85];[.Y85];[.AB85])" office:value-type="float" office:value="16" calcext:value-type="float">
            <text:p>16</text:p>
          </table:table-cell>
          <table:table-cell/>
          <table:table-cell table:formula="of:=IF(AND([.AD85]&lt;=14;[.AE85]&lt;=12;[.AF85]&lt;=13);VALUE([.B85]);&quot;&quot;)">
            <text:p/>
          </table:table-cell>
          <table:table-cell table:number-columns-repeated="2"/>
        </table:table-row>
        <table:table-row table:style-name="ro15">
          <table:table-cell office:value-type="string" calcext:value-type="string">
            <text:p>Game 84: 2 red, 5 blue, 3 green; 9 red, 7 blue, 2 green; 4 green, 9 red, 3 blue; 1 blue, 1 green, 5 red</text:p>
          </table:table-cell>
          <table:table-cell table:formula="of:=ORG.LIBREOFFICE.REGEX([.A86];&quot;\d+&quot;)" office:value-type="string" office:string-value="84" calcext:value-type="string">
            <text:p>84</text:p>
          </table:table-cell>
          <table:table-cell/>
          <table:table-cell office:value-type="string" calcext:value-type="string">
            <text:p><text:s/>2 red, 5 blue, 3 green</text:p>
          </table:table-cell>
          <table:table-cell office:value-type="string" calcext:value-type="string">
            <text:p><text:s/>9 red, 7 blue, 2 green</text:p>
          </table:table-cell>
          <table:table-cell office:value-type="string" calcext:value-type="string">
            <text:p><text:s/>4 green, 9 red, 3 blue</text:p>
          </table:table-cell>
          <table:table-cell office:value-type="string" calcext:value-type="string">
            <text:p><text:s/>1 blue, 1 green, 5 red</text:p>
          </table:table-cell>
          <table:table-cell table:number-columns-repeated="3"/>
          <table:table-cell table:formula="of:=IFERROR(VALUE(ORG.LIBREOFFICE.REGEX(ORG.LIBREOFFICE.REGEX([.$D86];&quot;[\d+]*( blue)&quot;);&quot;\d+&quot;));0)" office:value-type="float" office:value="5" calcext:value-type="float">
            <text:p>5</text:p>
          </table:table-cell>
          <table:table-cell table:formula="of:=IFERROR(VALUE(ORG.LIBREOFFICE.REGEX(ORG.LIBREOFFICE.REGEX([.$D86];&quot;[\d+]*( red)&quot;);&quot;\d+&quot;));0)" office:value-type="float" office:value="2" calcext:value-type="float">
            <text:p>2</text:p>
          </table:table-cell>
          <table:table-cell table:formula="of:=IFERROR(VALUE(ORG.LIBREOFFICE.REGEX(ORG.LIBREOFFICE.REGEX([.$D86];&quot;[\d+]*( green)&quot;);&quot;\d+&quot;));0)" office:value-type="float" office:value="3" calcext:value-type="float">
            <text:p>3</text:p>
          </table:table-cell>
          <table:table-cell table:formula="of:=IFERROR(VALUE(ORG.LIBREOFFICE.REGEX(ORG.LIBREOFFICE.REGEX([.$E86];&quot;[\d+]*( blue)&quot;);&quot;\d+&quot;));0)" office:value-type="float" office:value="7" calcext:value-type="float">
            <text:p>7</text:p>
          </table:table-cell>
          <table:table-cell table:formula="of:=IFERROR(VALUE(ORG.LIBREOFFICE.REGEX(ORG.LIBREOFFICE.REGEX([.$E86];&quot;[\d+]*( red)&quot;);&quot;\d+&quot;));0)" office:value-type="float" office:value="9" calcext:value-type="float">
            <text:p>9</text:p>
          </table:table-cell>
          <table:table-cell table:formula="of:=IFERROR(VALUE(ORG.LIBREOFFICE.REGEX(ORG.LIBREOFFICE.REGEX([.$E86];&quot;[\d+]*( green)&quot;);&quot;\d+&quot;));0)" office:value-type="float" office:value="2" calcext:value-type="float">
            <text:p>2</text:p>
          </table:table-cell>
          <table:table-cell table:formula="of:=IFERROR(VALUE(ORG.LIBREOFFICE.REGEX(ORG.LIBREOFFICE.REGEX([.$F86];&quot;[\d+]*( blue)&quot;);&quot;\d+&quot;));0)" office:value-type="float" office:value="3" calcext:value-type="float">
            <text:p>3</text:p>
          </table:table-cell>
          <table:table-cell table:formula="of:=IFERROR(VALUE(ORG.LIBREOFFICE.REGEX(ORG.LIBREOFFICE.REGEX([.$F86];&quot;[\d+]*( red)&quot;);&quot;\d+&quot;));0)" office:value-type="float" office:value="9" calcext:value-type="float">
            <text:p>9</text:p>
          </table:table-cell>
          <table:table-cell table:formula="of:=IFERROR(VALUE(ORG.LIBREOFFICE.REGEX(ORG.LIBREOFFICE.REGEX([.$F86];&quot;[\d+]*( green)&quot;);&quot;\d+&quot;));0)" office:value-type="float" office:value="4" calcext:value-type="float">
            <text:p>4</text:p>
          </table:table-cell>
          <table:table-cell table:formula="of:=IFERROR(VALUE(ORG.LIBREOFFICE.REGEX(ORG.LIBREOFFICE.REGEX([.$G86];&quot;[\d+]*( blue)&quot;);&quot;\d+&quot;));0)" office:value-type="float" office:value="1" calcext:value-type="float">
            <text:p>1</text:p>
          </table:table-cell>
          <table:table-cell table:formula="of:=IFERROR(VALUE(ORG.LIBREOFFICE.REGEX(ORG.LIBREOFFICE.REGEX([.$G86];&quot;[\d+]*( red)&quot;);&quot;\d+&quot;));0)" office:value-type="float" office:value="5" calcext:value-type="float">
            <text:p>5</text:p>
          </table:table-cell>
          <table:table-cell table:formula="of:=IFERROR(VALUE(ORG.LIBREOFFICE.REGEX(ORG.LIBREOFFICE.REGEX([.$G86];&quot;[\d+]*( green)&quot;);&quot;\d+&quot;));0)" office:value-type="float" office:value="1" calcext:value-type="float">
            <text:p>1</text:p>
          </table:table-cell>
          <table:table-cell table:formula="of:=IFERROR(VALUE(ORG.LIBREOFFICE.REGEX(ORG.LIBREOFFICE.REGEX([.$H86];&quot;[\d+]*( blue)&quot;);&quot;\d+&quot;));0)" office:value-type="float" office:value="0" calcext:value-type="float">
            <text:p>0</text:p>
          </table:table-cell>
          <table:table-cell table:formula="of:=IFERROR(VALUE(ORG.LIBREOFFICE.REGEX(ORG.LIBREOFFICE.REGEX([.$H86];&quot;[\d+]*( red)&quot;);&quot;\d+&quot;));0)" office:value-type="float" office:value="0" calcext:value-type="float">
            <text:p>0</text:p>
          </table:table-cell>
          <table:table-cell table:formula="of:=IFERROR(VALUE(ORG.LIBREOFFICE.REGEX(ORG.LIBREOFFICE.REGEX([.$H86];&quot;[\d+]*( green)&quot;);&quot;\d+&quot;));0)" office:value-type="float" office:value="0" calcext:value-type="float">
            <text:p>0</text:p>
          </table:table-cell>
          <table:table-cell table:formula="of:=IFERROR(VALUE(ORG.LIBREOFFICE.REGEX(ORG.LIBREOFFICE.REGEX([.$I86];&quot;[\d+]*( blue)&quot;);&quot;\d+&quot;));0)" office:value-type="float" office:value="0" calcext:value-type="float">
            <text:p>0</text:p>
          </table:table-cell>
          <table:table-cell table:formula="of:=IFERROR(VALUE(ORG.LIBREOFFICE.REGEX(ORG.LIBREOFFICE.REGEX([.$I86];&quot;[\d+]*( red)&quot;);&quot;\d+&quot;));0)" office:value-type="float" office:value="0" calcext:value-type="float">
            <text:p>0</text:p>
          </table:table-cell>
          <table:table-cell table:formula="of:=IFERROR(VALUE(ORG.LIBREOFFICE.REGEX(ORG.LIBREOFFICE.REGEX([.$I86];&quot;[\d+]*( green)&quot;);&quot;\d+&quot;));0)" office:value-type="float" office:value="0" calcext:value-type="float">
            <text:p>0</text:p>
          </table:table-cell>
          <table:table-cell/>
          <table:table-cell table:formula="of:=MAX([.K86];[.N86];[.Q86];[.T86];[.W86];[.Z86])" office:value-type="float" office:value="7" calcext:value-type="float">
            <text:p>7</text:p>
          </table:table-cell>
          <table:table-cell table:formula="of:=MAX([.L86];[.O86];[.R86];[.U86];[.X86];[.AA86])" office:value-type="float" office:value="9" calcext:value-type="float">
            <text:p>9</text:p>
          </table:table-cell>
          <table:table-cell table:formula="of:=MAX([.M86];[.P86];[.S86];[.V86];[.Y86];[.AB86])" office:value-type="float" office:value="4" calcext:value-type="float">
            <text:p>4</text:p>
          </table:table-cell>
          <table:table-cell/>
          <table:table-cell table:formula="of:=IF(AND([.AD86]&lt;=14;[.AE86]&lt;=12;[.AF86]&lt;=13);VALUE([.B86]);&quot;&quot;)" office:value-type="float" office:value="84" calcext:value-type="float">
            <text:p>84</text:p>
          </table:table-cell>
          <table:table-cell table:number-columns-repeated="2"/>
        </table:table-row>
        <table:table-row table:style-name="ro15">
          <table:table-cell office:value-type="string" calcext:value-type="string">
            <text:p>Game 85: 1 red, 10 green, 15 blue; 9 green, 1 red; 1 red, 2 green, 12 blue</text:p>
          </table:table-cell>
          <table:table-cell table:formula="of:=ORG.LIBREOFFICE.REGEX([.A87];&quot;\d+&quot;)" office:value-type="string" office:string-value="85" calcext:value-type="string">
            <text:p>85</text:p>
          </table:table-cell>
          <table:table-cell/>
          <table:table-cell office:value-type="string" calcext:value-type="string">
            <text:p><text:s/>1 red, 10 green, 15 blue</text:p>
          </table:table-cell>
          <table:table-cell office:value-type="string" calcext:value-type="string">
            <text:p><text:s/>9 green, 1 red</text:p>
          </table:table-cell>
          <table:table-cell office:value-type="string" calcext:value-type="string">
            <text:p><text:s/>1 red, 2 green, 12 blue</text:p>
          </table:table-cell>
          <table:table-cell table:number-columns-repeated="4"/>
          <table:table-cell table:formula="of:=IFERROR(VALUE(ORG.LIBREOFFICE.REGEX(ORG.LIBREOFFICE.REGEX([.$D87];&quot;[\d+]*( blue)&quot;);&quot;\d+&quot;));0)" office:value-type="float" office:value="15" calcext:value-type="float">
            <text:p>15</text:p>
          </table:table-cell>
          <table:table-cell table:formula="of:=IFERROR(VALUE(ORG.LIBREOFFICE.REGEX(ORG.LIBREOFFICE.REGEX([.$D87];&quot;[\d+]*( red)&quot;);&quot;\d+&quot;));0)" office:value-type="float" office:value="1" calcext:value-type="float">
            <text:p>1</text:p>
          </table:table-cell>
          <table:table-cell table:formula="of:=IFERROR(VALUE(ORG.LIBREOFFICE.REGEX(ORG.LIBREOFFICE.REGEX([.$D87];&quot;[\d+]*( green)&quot;);&quot;\d+&quot;));0)" office:value-type="float" office:value="10" calcext:value-type="float">
            <text:p>10</text:p>
          </table:table-cell>
          <table:table-cell table:formula="of:=IFERROR(VALUE(ORG.LIBREOFFICE.REGEX(ORG.LIBREOFFICE.REGEX([.$E87];&quot;[\d+]*( blue)&quot;);&quot;\d+&quot;));0)" office:value-type="float" office:value="0" calcext:value-type="float">
            <text:p>0</text:p>
          </table:table-cell>
          <table:table-cell table:formula="of:=IFERROR(VALUE(ORG.LIBREOFFICE.REGEX(ORG.LIBREOFFICE.REGEX([.$E87];&quot;[\d+]*( red)&quot;);&quot;\d+&quot;));0)" office:value-type="float" office:value="1" calcext:value-type="float">
            <text:p>1</text:p>
          </table:table-cell>
          <table:table-cell table:formula="of:=IFERROR(VALUE(ORG.LIBREOFFICE.REGEX(ORG.LIBREOFFICE.REGEX([.$E87];&quot;[\d+]*( green)&quot;);&quot;\d+&quot;));0)" office:value-type="float" office:value="9" calcext:value-type="float">
            <text:p>9</text:p>
          </table:table-cell>
          <table:table-cell table:formula="of:=IFERROR(VALUE(ORG.LIBREOFFICE.REGEX(ORG.LIBREOFFICE.REGEX([.$F87];&quot;[\d+]*( blue)&quot;);&quot;\d+&quot;));0)" office:value-type="float" office:value="12" calcext:value-type="float">
            <text:p>12</text:p>
          </table:table-cell>
          <table:table-cell table:formula="of:=IFERROR(VALUE(ORG.LIBREOFFICE.REGEX(ORG.LIBREOFFICE.REGEX([.$F87];&quot;[\d+]*( red)&quot;);&quot;\d+&quot;));0)" office:value-type="float" office:value="1" calcext:value-type="float">
            <text:p>1</text:p>
          </table:table-cell>
          <table:table-cell table:formula="of:=IFERROR(VALUE(ORG.LIBREOFFICE.REGEX(ORG.LIBREOFFICE.REGEX([.$F87];&quot;[\d+]*( green)&quot;);&quot;\d+&quot;));0)" office:value-type="float" office:value="2" calcext:value-type="float">
            <text:p>2</text:p>
          </table:table-cell>
          <table:table-cell table:formula="of:=IFERROR(VALUE(ORG.LIBREOFFICE.REGEX(ORG.LIBREOFFICE.REGEX([.$G87];&quot;[\d+]*( blue)&quot;);&quot;\d+&quot;));0)" office:value-type="float" office:value="0" calcext:value-type="float">
            <text:p>0</text:p>
          </table:table-cell>
          <table:table-cell table:formula="of:=IFERROR(VALUE(ORG.LIBREOFFICE.REGEX(ORG.LIBREOFFICE.REGEX([.$G87];&quot;[\d+]*( red)&quot;);&quot;\d+&quot;));0)" office:value-type="float" office:value="0" calcext:value-type="float">
            <text:p>0</text:p>
          </table:table-cell>
          <table:table-cell table:formula="of:=IFERROR(VALUE(ORG.LIBREOFFICE.REGEX(ORG.LIBREOFFICE.REGEX([.$G87];&quot;[\d+]*( green)&quot;);&quot;\d+&quot;));0)" office:value-type="float" office:value="0" calcext:value-type="float">
            <text:p>0</text:p>
          </table:table-cell>
          <table:table-cell table:formula="of:=IFERROR(VALUE(ORG.LIBREOFFICE.REGEX(ORG.LIBREOFFICE.REGEX([.$H87];&quot;[\d+]*( blue)&quot;);&quot;\d+&quot;));0)" office:value-type="float" office:value="0" calcext:value-type="float">
            <text:p>0</text:p>
          </table:table-cell>
          <table:table-cell table:formula="of:=IFERROR(VALUE(ORG.LIBREOFFICE.REGEX(ORG.LIBREOFFICE.REGEX([.$H87];&quot;[\d+]*( red)&quot;);&quot;\d+&quot;));0)" office:value-type="float" office:value="0" calcext:value-type="float">
            <text:p>0</text:p>
          </table:table-cell>
          <table:table-cell table:formula="of:=IFERROR(VALUE(ORG.LIBREOFFICE.REGEX(ORG.LIBREOFFICE.REGEX([.$H87];&quot;[\d+]*( green)&quot;);&quot;\d+&quot;));0)" office:value-type="float" office:value="0" calcext:value-type="float">
            <text:p>0</text:p>
          </table:table-cell>
          <table:table-cell table:formula="of:=IFERROR(VALUE(ORG.LIBREOFFICE.REGEX(ORG.LIBREOFFICE.REGEX([.$I87];&quot;[\d+]*( blue)&quot;);&quot;\d+&quot;));0)" office:value-type="float" office:value="0" calcext:value-type="float">
            <text:p>0</text:p>
          </table:table-cell>
          <table:table-cell table:formula="of:=IFERROR(VALUE(ORG.LIBREOFFICE.REGEX(ORG.LIBREOFFICE.REGEX([.$I87];&quot;[\d+]*( red)&quot;);&quot;\d+&quot;));0)" office:value-type="float" office:value="0" calcext:value-type="float">
            <text:p>0</text:p>
          </table:table-cell>
          <table:table-cell table:formula="of:=IFERROR(VALUE(ORG.LIBREOFFICE.REGEX(ORG.LIBREOFFICE.REGEX([.$I87];&quot;[\d+]*( green)&quot;);&quot;\d+&quot;));0)" office:value-type="float" office:value="0" calcext:value-type="float">
            <text:p>0</text:p>
          </table:table-cell>
          <table:table-cell/>
          <table:table-cell table:formula="of:=MAX([.K87];[.N87];[.Q87];[.T87];[.W87];[.Z87])" office:value-type="float" office:value="15" calcext:value-type="float">
            <text:p>15</text:p>
          </table:table-cell>
          <table:table-cell table:formula="of:=MAX([.L87];[.O87];[.R87];[.U87];[.X87];[.AA87])" office:value-type="float" office:value="1" calcext:value-type="float">
            <text:p>1</text:p>
          </table:table-cell>
          <table:table-cell table:formula="of:=MAX([.M87];[.P87];[.S87];[.V87];[.Y87];[.AB87])" office:value-type="float" office:value="10" calcext:value-type="float">
            <text:p>10</text:p>
          </table:table-cell>
          <table:table-cell/>
          <table:table-cell table:formula="of:=IF(AND([.AD87]&lt;=14;[.AE87]&lt;=12;[.AF87]&lt;=13);VALUE([.B87]);&quot;&quot;)">
            <text:p/>
          </table:table-cell>
          <table:table-cell table:number-columns-repeated="2"/>
        </table:table-row>
        <table:table-row table:style-name="ro15">
          <table:table-cell office:value-type="string" calcext:value-type="string">
            <text:p>Game 86: 1 green, 5 blue, 8 red; 10 green, 8 red, 9 blue; 6 green, 3 red, 8 blue; 9 red, 3 green, 8 blue; 2 red, 6 blue, 1 green</text:p>
          </table:table-cell>
          <table:table-cell table:formula="of:=ORG.LIBREOFFICE.REGEX([.A88];&quot;\d+&quot;)" office:value-type="string" office:string-value="86" calcext:value-type="string">
            <text:p>86</text:p>
          </table:table-cell>
          <table:table-cell/>
          <table:table-cell office:value-type="string" calcext:value-type="string">
            <text:p><text:s/>1 green, 5 blue, 8 red</text:p>
          </table:table-cell>
          <table:table-cell office:value-type="string" calcext:value-type="string">
            <text:p><text:s/>10 green, 8 red, 9 blue</text:p>
          </table:table-cell>
          <table:table-cell office:value-type="string" calcext:value-type="string">
            <text:p><text:s/>6 green, 3 red, 8 blue</text:p>
          </table:table-cell>
          <table:table-cell office:value-type="string" calcext:value-type="string">
            <text:p><text:s/>9 red, 3 green, 8 blue</text:p>
          </table:table-cell>
          <table:table-cell office:value-type="string" calcext:value-type="string">
            <text:p><text:s/>2 red, 6 blue, 1 green</text:p>
          </table:table-cell>
          <table:table-cell table:number-columns-repeated="2"/>
          <table:table-cell table:formula="of:=IFERROR(VALUE(ORG.LIBREOFFICE.REGEX(ORG.LIBREOFFICE.REGEX([.$D88];&quot;[\d+]*( blue)&quot;);&quot;\d+&quot;));0)" office:value-type="float" office:value="5" calcext:value-type="float">
            <text:p>5</text:p>
          </table:table-cell>
          <table:table-cell table:formula="of:=IFERROR(VALUE(ORG.LIBREOFFICE.REGEX(ORG.LIBREOFFICE.REGEX([.$D88];&quot;[\d+]*( red)&quot;);&quot;\d+&quot;));0)" office:value-type="float" office:value="8" calcext:value-type="float">
            <text:p>8</text:p>
          </table:table-cell>
          <table:table-cell table:formula="of:=IFERROR(VALUE(ORG.LIBREOFFICE.REGEX(ORG.LIBREOFFICE.REGEX([.$D88];&quot;[\d+]*( green)&quot;);&quot;\d+&quot;));0)" office:value-type="float" office:value="1" calcext:value-type="float">
            <text:p>1</text:p>
          </table:table-cell>
          <table:table-cell table:formula="of:=IFERROR(VALUE(ORG.LIBREOFFICE.REGEX(ORG.LIBREOFFICE.REGEX([.$E88];&quot;[\d+]*( blue)&quot;);&quot;\d+&quot;));0)" office:value-type="float" office:value="9" calcext:value-type="float">
            <text:p>9</text:p>
          </table:table-cell>
          <table:table-cell table:formula="of:=IFERROR(VALUE(ORG.LIBREOFFICE.REGEX(ORG.LIBREOFFICE.REGEX([.$E88];&quot;[\d+]*( red)&quot;);&quot;\d+&quot;));0)" office:value-type="float" office:value="8" calcext:value-type="float">
            <text:p>8</text:p>
          </table:table-cell>
          <table:table-cell table:formula="of:=IFERROR(VALUE(ORG.LIBREOFFICE.REGEX(ORG.LIBREOFFICE.REGEX([.$E88];&quot;[\d+]*( green)&quot;);&quot;\d+&quot;));0)" office:value-type="float" office:value="10" calcext:value-type="float">
            <text:p>10</text:p>
          </table:table-cell>
          <table:table-cell table:formula="of:=IFERROR(VALUE(ORG.LIBREOFFICE.REGEX(ORG.LIBREOFFICE.REGEX([.$F88];&quot;[\d+]*( blue)&quot;);&quot;\d+&quot;));0)" office:value-type="float" office:value="8" calcext:value-type="float">
            <text:p>8</text:p>
          </table:table-cell>
          <table:table-cell table:formula="of:=IFERROR(VALUE(ORG.LIBREOFFICE.REGEX(ORG.LIBREOFFICE.REGEX([.$F88];&quot;[\d+]*( red)&quot;);&quot;\d+&quot;));0)" office:value-type="float" office:value="3" calcext:value-type="float">
            <text:p>3</text:p>
          </table:table-cell>
          <table:table-cell table:formula="of:=IFERROR(VALUE(ORG.LIBREOFFICE.REGEX(ORG.LIBREOFFICE.REGEX([.$F88];&quot;[\d+]*( green)&quot;);&quot;\d+&quot;));0)" office:value-type="float" office:value="6" calcext:value-type="float">
            <text:p>6</text:p>
          </table:table-cell>
          <table:table-cell table:formula="of:=IFERROR(VALUE(ORG.LIBREOFFICE.REGEX(ORG.LIBREOFFICE.REGEX([.$G88];&quot;[\d+]*( blue)&quot;);&quot;\d+&quot;));0)" office:value-type="float" office:value="8" calcext:value-type="float">
            <text:p>8</text:p>
          </table:table-cell>
          <table:table-cell table:formula="of:=IFERROR(VALUE(ORG.LIBREOFFICE.REGEX(ORG.LIBREOFFICE.REGEX([.$G88];&quot;[\d+]*( red)&quot;);&quot;\d+&quot;));0)" office:value-type="float" office:value="9" calcext:value-type="float">
            <text:p>9</text:p>
          </table:table-cell>
          <table:table-cell table:formula="of:=IFERROR(VALUE(ORG.LIBREOFFICE.REGEX(ORG.LIBREOFFICE.REGEX([.$G88];&quot;[\d+]*( green)&quot;);&quot;\d+&quot;));0)" office:value-type="float" office:value="3" calcext:value-type="float">
            <text:p>3</text:p>
          </table:table-cell>
          <table:table-cell table:formula="of:=IFERROR(VALUE(ORG.LIBREOFFICE.REGEX(ORG.LIBREOFFICE.REGEX([.$H88];&quot;[\d+]*( blue)&quot;);&quot;\d+&quot;));0)" office:value-type="float" office:value="6" calcext:value-type="float">
            <text:p>6</text:p>
          </table:table-cell>
          <table:table-cell table:formula="of:=IFERROR(VALUE(ORG.LIBREOFFICE.REGEX(ORG.LIBREOFFICE.REGEX([.$H88];&quot;[\d+]*( red)&quot;);&quot;\d+&quot;));0)" office:value-type="float" office:value="2" calcext:value-type="float">
            <text:p>2</text:p>
          </table:table-cell>
          <table:table-cell table:formula="of:=IFERROR(VALUE(ORG.LIBREOFFICE.REGEX(ORG.LIBREOFFICE.REGEX([.$H88];&quot;[\d+]*( green)&quot;);&quot;\d+&quot;));0)" office:value-type="float" office:value="1" calcext:value-type="float">
            <text:p>1</text:p>
          </table:table-cell>
          <table:table-cell table:formula="of:=IFERROR(VALUE(ORG.LIBREOFFICE.REGEX(ORG.LIBREOFFICE.REGEX([.$I88];&quot;[\d+]*( blue)&quot;);&quot;\d+&quot;));0)" office:value-type="float" office:value="0" calcext:value-type="float">
            <text:p>0</text:p>
          </table:table-cell>
          <table:table-cell table:formula="of:=IFERROR(VALUE(ORG.LIBREOFFICE.REGEX(ORG.LIBREOFFICE.REGEX([.$I88];&quot;[\d+]*( red)&quot;);&quot;\d+&quot;));0)" office:value-type="float" office:value="0" calcext:value-type="float">
            <text:p>0</text:p>
          </table:table-cell>
          <table:table-cell table:formula="of:=IFERROR(VALUE(ORG.LIBREOFFICE.REGEX(ORG.LIBREOFFICE.REGEX([.$I88];&quot;[\d+]*( green)&quot;);&quot;\d+&quot;));0)" office:value-type="float" office:value="0" calcext:value-type="float">
            <text:p>0</text:p>
          </table:table-cell>
          <table:table-cell/>
          <table:table-cell table:formula="of:=MAX([.K88];[.N88];[.Q88];[.T88];[.W88];[.Z88])" office:value-type="float" office:value="9" calcext:value-type="float">
            <text:p>9</text:p>
          </table:table-cell>
          <table:table-cell table:formula="of:=MAX([.L88];[.O88];[.R88];[.U88];[.X88];[.AA88])" office:value-type="float" office:value="9" calcext:value-type="float">
            <text:p>9</text:p>
          </table:table-cell>
          <table:table-cell table:formula="of:=MAX([.M88];[.P88];[.S88];[.V88];[.Y88];[.AB88])" office:value-type="float" office:value="10" calcext:value-type="float">
            <text:p>10</text:p>
          </table:table-cell>
          <table:table-cell/>
          <table:table-cell table:formula="of:=IF(AND([.AD88]&lt;=14;[.AE88]&lt;=12;[.AF88]&lt;=13);VALUE([.B88]);&quot;&quot;)" office:value-type="float" office:value="86" calcext:value-type="float">
            <text:p>86</text:p>
          </table:table-cell>
          <table:table-cell table:number-columns-repeated="2"/>
        </table:table-row>
        <table:table-row table:style-name="ro15">
          <table:table-cell office:value-type="string" calcext:value-type="string">
            <text:p>Game 87: 13 red, 12 green; 6 blue, 5 green, 3 red; 10 green, 1 blue, 17 red; 9 green, 6 blue, 2 red; 1 blue, 9 green, 14 red</text:p>
          </table:table-cell>
          <table:table-cell table:formula="of:=ORG.LIBREOFFICE.REGEX([.A89];&quot;\d+&quot;)" office:value-type="string" office:string-value="87" calcext:value-type="string">
            <text:p>87</text:p>
          </table:table-cell>
          <table:table-cell/>
          <table:table-cell office:value-type="string" calcext:value-type="string">
            <text:p><text:s/>13 red, 12 green</text:p>
          </table:table-cell>
          <table:table-cell office:value-type="string" calcext:value-type="string">
            <text:p><text:s/>6 blue, 5 green, 3 red</text:p>
          </table:table-cell>
          <table:table-cell office:value-type="string" calcext:value-type="string">
            <text:p><text:s/>10 green, 1 blue, 17 red</text:p>
          </table:table-cell>
          <table:table-cell office:value-type="string" calcext:value-type="string">
            <text:p><text:s/>9 green, 6 blue, 2 red</text:p>
          </table:table-cell>
          <table:table-cell office:value-type="string" calcext:value-type="string">
            <text:p><text:s/>1 blue, 9 green, 14 red</text:p>
          </table:table-cell>
          <table:table-cell table:number-columns-repeated="2"/>
          <table:table-cell table:formula="of:=IFERROR(VALUE(ORG.LIBREOFFICE.REGEX(ORG.LIBREOFFICE.REGEX([.$D89];&quot;[\d+]*( blue)&quot;);&quot;\d+&quot;));0)" office:value-type="float" office:value="0" calcext:value-type="float">
            <text:p>0</text:p>
          </table:table-cell>
          <table:table-cell table:formula="of:=IFERROR(VALUE(ORG.LIBREOFFICE.REGEX(ORG.LIBREOFFICE.REGEX([.$D89];&quot;[\d+]*( red)&quot;);&quot;\d+&quot;));0)" office:value-type="float" office:value="13" calcext:value-type="float">
            <text:p>13</text:p>
          </table:table-cell>
          <table:table-cell table:formula="of:=IFERROR(VALUE(ORG.LIBREOFFICE.REGEX(ORG.LIBREOFFICE.REGEX([.$D89];&quot;[\d+]*( green)&quot;);&quot;\d+&quot;));0)" office:value-type="float" office:value="12" calcext:value-type="float">
            <text:p>12</text:p>
          </table:table-cell>
          <table:table-cell table:formula="of:=IFERROR(VALUE(ORG.LIBREOFFICE.REGEX(ORG.LIBREOFFICE.REGEX([.$E89];&quot;[\d+]*( blue)&quot;);&quot;\d+&quot;));0)" office:value-type="float" office:value="6" calcext:value-type="float">
            <text:p>6</text:p>
          </table:table-cell>
          <table:table-cell table:formula="of:=IFERROR(VALUE(ORG.LIBREOFFICE.REGEX(ORG.LIBREOFFICE.REGEX([.$E89];&quot;[\d+]*( red)&quot;);&quot;\d+&quot;));0)" office:value-type="float" office:value="3" calcext:value-type="float">
            <text:p>3</text:p>
          </table:table-cell>
          <table:table-cell table:formula="of:=IFERROR(VALUE(ORG.LIBREOFFICE.REGEX(ORG.LIBREOFFICE.REGEX([.$E89];&quot;[\d+]*( green)&quot;);&quot;\d+&quot;));0)" office:value-type="float" office:value="5" calcext:value-type="float">
            <text:p>5</text:p>
          </table:table-cell>
          <table:table-cell table:formula="of:=IFERROR(VALUE(ORG.LIBREOFFICE.REGEX(ORG.LIBREOFFICE.REGEX([.$F89];&quot;[\d+]*( blue)&quot;);&quot;\d+&quot;));0)" office:value-type="float" office:value="1" calcext:value-type="float">
            <text:p>1</text:p>
          </table:table-cell>
          <table:table-cell table:formula="of:=IFERROR(VALUE(ORG.LIBREOFFICE.REGEX(ORG.LIBREOFFICE.REGEX([.$F89];&quot;[\d+]*( red)&quot;);&quot;\d+&quot;));0)" office:value-type="float" office:value="17" calcext:value-type="float">
            <text:p>17</text:p>
          </table:table-cell>
          <table:table-cell table:formula="of:=IFERROR(VALUE(ORG.LIBREOFFICE.REGEX(ORG.LIBREOFFICE.REGEX([.$F89];&quot;[\d+]*( green)&quot;);&quot;\d+&quot;));0)" office:value-type="float" office:value="10" calcext:value-type="float">
            <text:p>10</text:p>
          </table:table-cell>
          <table:table-cell table:formula="of:=IFERROR(VALUE(ORG.LIBREOFFICE.REGEX(ORG.LIBREOFFICE.REGEX([.$G89];&quot;[\d+]*( blue)&quot;);&quot;\d+&quot;));0)" office:value-type="float" office:value="6" calcext:value-type="float">
            <text:p>6</text:p>
          </table:table-cell>
          <table:table-cell table:formula="of:=IFERROR(VALUE(ORG.LIBREOFFICE.REGEX(ORG.LIBREOFFICE.REGEX([.$G89];&quot;[\d+]*( red)&quot;);&quot;\d+&quot;));0)" office:value-type="float" office:value="2" calcext:value-type="float">
            <text:p>2</text:p>
          </table:table-cell>
          <table:table-cell table:formula="of:=IFERROR(VALUE(ORG.LIBREOFFICE.REGEX(ORG.LIBREOFFICE.REGEX([.$G89];&quot;[\d+]*( green)&quot;);&quot;\d+&quot;));0)" office:value-type="float" office:value="9" calcext:value-type="float">
            <text:p>9</text:p>
          </table:table-cell>
          <table:table-cell table:formula="of:=IFERROR(VALUE(ORG.LIBREOFFICE.REGEX(ORG.LIBREOFFICE.REGEX([.$H89];&quot;[\d+]*( blue)&quot;);&quot;\d+&quot;));0)" office:value-type="float" office:value="1" calcext:value-type="float">
            <text:p>1</text:p>
          </table:table-cell>
          <table:table-cell table:formula="of:=IFERROR(VALUE(ORG.LIBREOFFICE.REGEX(ORG.LIBREOFFICE.REGEX([.$H89];&quot;[\d+]*( red)&quot;);&quot;\d+&quot;));0)" office:value-type="float" office:value="14" calcext:value-type="float">
            <text:p>14</text:p>
          </table:table-cell>
          <table:table-cell table:formula="of:=IFERROR(VALUE(ORG.LIBREOFFICE.REGEX(ORG.LIBREOFFICE.REGEX([.$H89];&quot;[\d+]*( green)&quot;);&quot;\d+&quot;));0)" office:value-type="float" office:value="9" calcext:value-type="float">
            <text:p>9</text:p>
          </table:table-cell>
          <table:table-cell table:formula="of:=IFERROR(VALUE(ORG.LIBREOFFICE.REGEX(ORG.LIBREOFFICE.REGEX([.$I89];&quot;[\d+]*( blue)&quot;);&quot;\d+&quot;));0)" office:value-type="float" office:value="0" calcext:value-type="float">
            <text:p>0</text:p>
          </table:table-cell>
          <table:table-cell table:formula="of:=IFERROR(VALUE(ORG.LIBREOFFICE.REGEX(ORG.LIBREOFFICE.REGEX([.$I89];&quot;[\d+]*( red)&quot;);&quot;\d+&quot;));0)" office:value-type="float" office:value="0" calcext:value-type="float">
            <text:p>0</text:p>
          </table:table-cell>
          <table:table-cell table:formula="of:=IFERROR(VALUE(ORG.LIBREOFFICE.REGEX(ORG.LIBREOFFICE.REGEX([.$I89];&quot;[\d+]*( green)&quot;);&quot;\d+&quot;));0)" office:value-type="float" office:value="0" calcext:value-type="float">
            <text:p>0</text:p>
          </table:table-cell>
          <table:table-cell/>
          <table:table-cell table:formula="of:=MAX([.K89];[.N89];[.Q89];[.T89];[.W89];[.Z89])" office:value-type="float" office:value="6" calcext:value-type="float">
            <text:p>6</text:p>
          </table:table-cell>
          <table:table-cell table:formula="of:=MAX([.L89];[.O89];[.R89];[.U89];[.X89];[.AA89])" office:value-type="float" office:value="17" calcext:value-type="float">
            <text:p>17</text:p>
          </table:table-cell>
          <table:table-cell table:formula="of:=MAX([.M89];[.P89];[.S89];[.V89];[.Y89];[.AB89])" office:value-type="float" office:value="12" calcext:value-type="float">
            <text:p>12</text:p>
          </table:table-cell>
          <table:table-cell/>
          <table:table-cell table:formula="of:=IF(AND([.AD89]&lt;=14;[.AE89]&lt;=12;[.AF89]&lt;=13);VALUE([.B89]);&quot;&quot;)">
            <text:p/>
          </table:table-cell>
          <table:table-cell table:number-columns-repeated="2"/>
        </table:table-row>
        <table:table-row table:style-name="ro15">
          <table:table-cell office:value-type="string" calcext:value-type="string">
            <text:p>Game 88: 4 green, 1 blue, 7 red; 6 green, 2 red, 1 blue; 13 red, 7 green</text:p>
          </table:table-cell>
          <table:table-cell table:formula="of:=ORG.LIBREOFFICE.REGEX([.A90];&quot;\d+&quot;)" office:value-type="string" office:string-value="88" calcext:value-type="string">
            <text:p>88</text:p>
          </table:table-cell>
          <table:table-cell/>
          <table:table-cell office:value-type="string" calcext:value-type="string">
            <text:p><text:s/>4 green, 1 blue, 7 red</text:p>
          </table:table-cell>
          <table:table-cell office:value-type="string" calcext:value-type="string">
            <text:p><text:s/>6 green, 2 red, 1 blue</text:p>
          </table:table-cell>
          <table:table-cell office:value-type="string" calcext:value-type="string">
            <text:p><text:s/>13 red, 7 green</text:p>
          </table:table-cell>
          <table:table-cell table:number-columns-repeated="4"/>
          <table:table-cell table:formula="of:=IFERROR(VALUE(ORG.LIBREOFFICE.REGEX(ORG.LIBREOFFICE.REGEX([.$D90];&quot;[\d+]*( blue)&quot;);&quot;\d+&quot;));0)" office:value-type="float" office:value="1" calcext:value-type="float">
            <text:p>1</text:p>
          </table:table-cell>
          <table:table-cell table:formula="of:=IFERROR(VALUE(ORG.LIBREOFFICE.REGEX(ORG.LIBREOFFICE.REGEX([.$D90];&quot;[\d+]*( red)&quot;);&quot;\d+&quot;));0)" office:value-type="float" office:value="7" calcext:value-type="float">
            <text:p>7</text:p>
          </table:table-cell>
          <table:table-cell table:formula="of:=IFERROR(VALUE(ORG.LIBREOFFICE.REGEX(ORG.LIBREOFFICE.REGEX([.$D90];&quot;[\d+]*( green)&quot;);&quot;\d+&quot;));0)" office:value-type="float" office:value="4" calcext:value-type="float">
            <text:p>4</text:p>
          </table:table-cell>
          <table:table-cell table:formula="of:=IFERROR(VALUE(ORG.LIBREOFFICE.REGEX(ORG.LIBREOFFICE.REGEX([.$E90];&quot;[\d+]*( blue)&quot;);&quot;\d+&quot;));0)" office:value-type="float" office:value="1" calcext:value-type="float">
            <text:p>1</text:p>
          </table:table-cell>
          <table:table-cell table:formula="of:=IFERROR(VALUE(ORG.LIBREOFFICE.REGEX(ORG.LIBREOFFICE.REGEX([.$E90];&quot;[\d+]*( red)&quot;);&quot;\d+&quot;));0)" office:value-type="float" office:value="2" calcext:value-type="float">
            <text:p>2</text:p>
          </table:table-cell>
          <table:table-cell table:formula="of:=IFERROR(VALUE(ORG.LIBREOFFICE.REGEX(ORG.LIBREOFFICE.REGEX([.$E90];&quot;[\d+]*( green)&quot;);&quot;\d+&quot;));0)" office:value-type="float" office:value="6" calcext:value-type="float">
            <text:p>6</text:p>
          </table:table-cell>
          <table:table-cell table:formula="of:=IFERROR(VALUE(ORG.LIBREOFFICE.REGEX(ORG.LIBREOFFICE.REGEX([.$F90];&quot;[\d+]*( blue)&quot;);&quot;\d+&quot;));0)" office:value-type="float" office:value="0" calcext:value-type="float">
            <text:p>0</text:p>
          </table:table-cell>
          <table:table-cell table:formula="of:=IFERROR(VALUE(ORG.LIBREOFFICE.REGEX(ORG.LIBREOFFICE.REGEX([.$F90];&quot;[\d+]*( red)&quot;);&quot;\d+&quot;));0)" office:value-type="float" office:value="13" calcext:value-type="float">
            <text:p>13</text:p>
          </table:table-cell>
          <table:table-cell table:formula="of:=IFERROR(VALUE(ORG.LIBREOFFICE.REGEX(ORG.LIBREOFFICE.REGEX([.$F90];&quot;[\d+]*( green)&quot;);&quot;\d+&quot;));0)" office:value-type="float" office:value="7" calcext:value-type="float">
            <text:p>7</text:p>
          </table:table-cell>
          <table:table-cell table:formula="of:=IFERROR(VALUE(ORG.LIBREOFFICE.REGEX(ORG.LIBREOFFICE.REGEX([.$G90];&quot;[\d+]*( blue)&quot;);&quot;\d+&quot;));0)" office:value-type="float" office:value="0" calcext:value-type="float">
            <text:p>0</text:p>
          </table:table-cell>
          <table:table-cell table:formula="of:=IFERROR(VALUE(ORG.LIBREOFFICE.REGEX(ORG.LIBREOFFICE.REGEX([.$G90];&quot;[\d+]*( red)&quot;);&quot;\d+&quot;));0)" office:value-type="float" office:value="0" calcext:value-type="float">
            <text:p>0</text:p>
          </table:table-cell>
          <table:table-cell table:formula="of:=IFERROR(VALUE(ORG.LIBREOFFICE.REGEX(ORG.LIBREOFFICE.REGEX([.$G90];&quot;[\d+]*( green)&quot;);&quot;\d+&quot;));0)" office:value-type="float" office:value="0" calcext:value-type="float">
            <text:p>0</text:p>
          </table:table-cell>
          <table:table-cell table:formula="of:=IFERROR(VALUE(ORG.LIBREOFFICE.REGEX(ORG.LIBREOFFICE.REGEX([.$H90];&quot;[\d+]*( blue)&quot;);&quot;\d+&quot;));0)" office:value-type="float" office:value="0" calcext:value-type="float">
            <text:p>0</text:p>
          </table:table-cell>
          <table:table-cell table:formula="of:=IFERROR(VALUE(ORG.LIBREOFFICE.REGEX(ORG.LIBREOFFICE.REGEX([.$H90];&quot;[\d+]*( red)&quot;);&quot;\d+&quot;));0)" office:value-type="float" office:value="0" calcext:value-type="float">
            <text:p>0</text:p>
          </table:table-cell>
          <table:table-cell table:formula="of:=IFERROR(VALUE(ORG.LIBREOFFICE.REGEX(ORG.LIBREOFFICE.REGEX([.$H90];&quot;[\d+]*( green)&quot;);&quot;\d+&quot;));0)" office:value-type="float" office:value="0" calcext:value-type="float">
            <text:p>0</text:p>
          </table:table-cell>
          <table:table-cell table:formula="of:=IFERROR(VALUE(ORG.LIBREOFFICE.REGEX(ORG.LIBREOFFICE.REGEX([.$I90];&quot;[\d+]*( blue)&quot;);&quot;\d+&quot;));0)" office:value-type="float" office:value="0" calcext:value-type="float">
            <text:p>0</text:p>
          </table:table-cell>
          <table:table-cell table:formula="of:=IFERROR(VALUE(ORG.LIBREOFFICE.REGEX(ORG.LIBREOFFICE.REGEX([.$I90];&quot;[\d+]*( red)&quot;);&quot;\d+&quot;));0)" office:value-type="float" office:value="0" calcext:value-type="float">
            <text:p>0</text:p>
          </table:table-cell>
          <table:table-cell table:formula="of:=IFERROR(VALUE(ORG.LIBREOFFICE.REGEX(ORG.LIBREOFFICE.REGEX([.$I90];&quot;[\d+]*( green)&quot;);&quot;\d+&quot;));0)" office:value-type="float" office:value="0" calcext:value-type="float">
            <text:p>0</text:p>
          </table:table-cell>
          <table:table-cell/>
          <table:table-cell table:formula="of:=MAX([.K90];[.N90];[.Q90];[.T90];[.W90];[.Z90])" office:value-type="float" office:value="1" calcext:value-type="float">
            <text:p>1</text:p>
          </table:table-cell>
          <table:table-cell table:formula="of:=MAX([.L90];[.O90];[.R90];[.U90];[.X90];[.AA90])" office:value-type="float" office:value="13" calcext:value-type="float">
            <text:p>13</text:p>
          </table:table-cell>
          <table:table-cell table:formula="of:=MAX([.M90];[.P90];[.S90];[.V90];[.Y90];[.AB90])" office:value-type="float" office:value="7" calcext:value-type="float">
            <text:p>7</text:p>
          </table:table-cell>
          <table:table-cell/>
          <table:table-cell table:formula="of:=IF(AND([.AD90]&lt;=14;[.AE90]&lt;=12;[.AF90]&lt;=13);VALUE([.B90]);&quot;&quot;)">
            <text:p/>
          </table:table-cell>
          <table:table-cell table:number-columns-repeated="2"/>
        </table:table-row>
        <table:table-row table:style-name="ro15">
          <table:table-cell office:value-type="string" calcext:value-type="string">
            <text:p>Game 89: 2 blue, 7 green, 10 red; 6 green, 5 blue; 12 red, 4 blue, 5 green; 15 red, 8 blue; 6 blue, 8 red, 3 green; 14 red, 11 green, 16 blue</text:p>
          </table:table-cell>
          <table:table-cell table:formula="of:=ORG.LIBREOFFICE.REGEX([.A91];&quot;\d+&quot;)" office:value-type="string" office:string-value="89" calcext:value-type="string">
            <text:p>89</text:p>
          </table:table-cell>
          <table:table-cell/>
          <table:table-cell office:value-type="string" calcext:value-type="string">
            <text:p><text:s/>2 blue, 7 green, 10 red</text:p>
          </table:table-cell>
          <table:table-cell office:value-type="string" calcext:value-type="string">
            <text:p><text:s/>6 green, 5 blue</text:p>
          </table:table-cell>
          <table:table-cell office:value-type="string" calcext:value-type="string">
            <text:p><text:s/>12 red, 4 blue, 5 green</text:p>
          </table:table-cell>
          <table:table-cell office:value-type="string" calcext:value-type="string">
            <text:p><text:s/>15 red, 8 blue</text:p>
          </table:table-cell>
          <table:table-cell office:value-type="string" calcext:value-type="string">
            <text:p><text:s/>6 blue, 8 red, 3 green</text:p>
          </table:table-cell>
          <table:table-cell office:value-type="string" calcext:value-type="string">
            <text:p><text:s/>14 red, 11 green, 16 blue</text:p>
          </table:table-cell>
          <table:table-cell/>
          <table:table-cell table:formula="of:=IFERROR(VALUE(ORG.LIBREOFFICE.REGEX(ORG.LIBREOFFICE.REGEX([.$D91];&quot;[\d+]*( blue)&quot;);&quot;\d+&quot;));0)" office:value-type="float" office:value="2" calcext:value-type="float">
            <text:p>2</text:p>
          </table:table-cell>
          <table:table-cell table:formula="of:=IFERROR(VALUE(ORG.LIBREOFFICE.REGEX(ORG.LIBREOFFICE.REGEX([.$D91];&quot;[\d+]*( red)&quot;);&quot;\d+&quot;));0)" office:value-type="float" office:value="10" calcext:value-type="float">
            <text:p>10</text:p>
          </table:table-cell>
          <table:table-cell table:formula="of:=IFERROR(VALUE(ORG.LIBREOFFICE.REGEX(ORG.LIBREOFFICE.REGEX([.$D91];&quot;[\d+]*( green)&quot;);&quot;\d+&quot;));0)" office:value-type="float" office:value="7" calcext:value-type="float">
            <text:p>7</text:p>
          </table:table-cell>
          <table:table-cell table:formula="of:=IFERROR(VALUE(ORG.LIBREOFFICE.REGEX(ORG.LIBREOFFICE.REGEX([.$E91];&quot;[\d+]*( blue)&quot;);&quot;\d+&quot;));0)" office:value-type="float" office:value="5" calcext:value-type="float">
            <text:p>5</text:p>
          </table:table-cell>
          <table:table-cell table:formula="of:=IFERROR(VALUE(ORG.LIBREOFFICE.REGEX(ORG.LIBREOFFICE.REGEX([.$E91];&quot;[\d+]*( red)&quot;);&quot;\d+&quot;));0)" office:value-type="float" office:value="0" calcext:value-type="float">
            <text:p>0</text:p>
          </table:table-cell>
          <table:table-cell table:formula="of:=IFERROR(VALUE(ORG.LIBREOFFICE.REGEX(ORG.LIBREOFFICE.REGEX([.$E91];&quot;[\d+]*( green)&quot;);&quot;\d+&quot;));0)" office:value-type="float" office:value="6" calcext:value-type="float">
            <text:p>6</text:p>
          </table:table-cell>
          <table:table-cell table:formula="of:=IFERROR(VALUE(ORG.LIBREOFFICE.REGEX(ORG.LIBREOFFICE.REGEX([.$F91];&quot;[\d+]*( blue)&quot;);&quot;\d+&quot;));0)" office:value-type="float" office:value="4" calcext:value-type="float">
            <text:p>4</text:p>
          </table:table-cell>
          <table:table-cell table:formula="of:=IFERROR(VALUE(ORG.LIBREOFFICE.REGEX(ORG.LIBREOFFICE.REGEX([.$F91];&quot;[\d+]*( red)&quot;);&quot;\d+&quot;));0)" office:value-type="float" office:value="12" calcext:value-type="float">
            <text:p>12</text:p>
          </table:table-cell>
          <table:table-cell table:formula="of:=IFERROR(VALUE(ORG.LIBREOFFICE.REGEX(ORG.LIBREOFFICE.REGEX([.$F91];&quot;[\d+]*( green)&quot;);&quot;\d+&quot;));0)" office:value-type="float" office:value="5" calcext:value-type="float">
            <text:p>5</text:p>
          </table:table-cell>
          <table:table-cell table:formula="of:=IFERROR(VALUE(ORG.LIBREOFFICE.REGEX(ORG.LIBREOFFICE.REGEX([.$G91];&quot;[\d+]*( blue)&quot;);&quot;\d+&quot;));0)" office:value-type="float" office:value="8" calcext:value-type="float">
            <text:p>8</text:p>
          </table:table-cell>
          <table:table-cell table:formula="of:=IFERROR(VALUE(ORG.LIBREOFFICE.REGEX(ORG.LIBREOFFICE.REGEX([.$G91];&quot;[\d+]*( red)&quot;);&quot;\d+&quot;));0)" office:value-type="float" office:value="15" calcext:value-type="float">
            <text:p>15</text:p>
          </table:table-cell>
          <table:table-cell table:formula="of:=IFERROR(VALUE(ORG.LIBREOFFICE.REGEX(ORG.LIBREOFFICE.REGEX([.$G91];&quot;[\d+]*( green)&quot;);&quot;\d+&quot;));0)" office:value-type="float" office:value="0" calcext:value-type="float">
            <text:p>0</text:p>
          </table:table-cell>
          <table:table-cell table:formula="of:=IFERROR(VALUE(ORG.LIBREOFFICE.REGEX(ORG.LIBREOFFICE.REGEX([.$H91];&quot;[\d+]*( blue)&quot;);&quot;\d+&quot;));0)" office:value-type="float" office:value="6" calcext:value-type="float">
            <text:p>6</text:p>
          </table:table-cell>
          <table:table-cell table:formula="of:=IFERROR(VALUE(ORG.LIBREOFFICE.REGEX(ORG.LIBREOFFICE.REGEX([.$H91];&quot;[\d+]*( red)&quot;);&quot;\d+&quot;));0)" office:value-type="float" office:value="8" calcext:value-type="float">
            <text:p>8</text:p>
          </table:table-cell>
          <table:table-cell table:formula="of:=IFERROR(VALUE(ORG.LIBREOFFICE.REGEX(ORG.LIBREOFFICE.REGEX([.$H91];&quot;[\d+]*( green)&quot;);&quot;\d+&quot;));0)" office:value-type="float" office:value="3" calcext:value-type="float">
            <text:p>3</text:p>
          </table:table-cell>
          <table:table-cell table:formula="of:=IFERROR(VALUE(ORG.LIBREOFFICE.REGEX(ORG.LIBREOFFICE.REGEX([.$I91];&quot;[\d+]*( blue)&quot;);&quot;\d+&quot;));0)" office:value-type="float" office:value="16" calcext:value-type="float">
            <text:p>16</text:p>
          </table:table-cell>
          <table:table-cell table:formula="of:=IFERROR(VALUE(ORG.LIBREOFFICE.REGEX(ORG.LIBREOFFICE.REGEX([.$I91];&quot;[\d+]*( red)&quot;);&quot;\d+&quot;));0)" office:value-type="float" office:value="14" calcext:value-type="float">
            <text:p>14</text:p>
          </table:table-cell>
          <table:table-cell table:formula="of:=IFERROR(VALUE(ORG.LIBREOFFICE.REGEX(ORG.LIBREOFFICE.REGEX([.$I91];&quot;[\d+]*( green)&quot;);&quot;\d+&quot;));0)" office:value-type="float" office:value="11" calcext:value-type="float">
            <text:p>11</text:p>
          </table:table-cell>
          <table:table-cell/>
          <table:table-cell table:formula="of:=MAX([.K91];[.N91];[.Q91];[.T91];[.W91];[.Z91])" office:value-type="float" office:value="16" calcext:value-type="float">
            <text:p>16</text:p>
          </table:table-cell>
          <table:table-cell table:formula="of:=MAX([.L91];[.O91];[.R91];[.U91];[.X91];[.AA91])" office:value-type="float" office:value="15" calcext:value-type="float">
            <text:p>15</text:p>
          </table:table-cell>
          <table:table-cell table:formula="of:=MAX([.M91];[.P91];[.S91];[.V91];[.Y91];[.AB91])" office:value-type="float" office:value="11" calcext:value-type="float">
            <text:p>11</text:p>
          </table:table-cell>
          <table:table-cell/>
          <table:table-cell table:formula="of:=IF(AND([.AD91]&lt;=14;[.AE91]&lt;=12;[.AF91]&lt;=13);VALUE([.B91]);&quot;&quot;)">
            <text:p/>
          </table:table-cell>
          <table:table-cell table:number-columns-repeated="2"/>
        </table:table-row>
        <table:table-row table:style-name="ro15">
          <table:table-cell office:value-type="string" calcext:value-type="string">
            <text:p>Game 90: 8 green, 8 red; 5 green, 1 blue, 13 red; 3 blue, 1 green, 3 red; 11 red, 2 green; 9 red, 7 green, 1 blue</text:p>
          </table:table-cell>
          <table:table-cell table:formula="of:=ORG.LIBREOFFICE.REGEX([.A92];&quot;\d+&quot;)" office:value-type="string" office:string-value="90" calcext:value-type="string">
            <text:p>90</text:p>
          </table:table-cell>
          <table:table-cell/>
          <table:table-cell office:value-type="string" calcext:value-type="string">
            <text:p><text:s/>8 green, 8 red</text:p>
          </table:table-cell>
          <table:table-cell office:value-type="string" calcext:value-type="string">
            <text:p><text:s/>5 green, 1 blue, 13 red</text:p>
          </table:table-cell>
          <table:table-cell office:value-type="string" calcext:value-type="string">
            <text:p><text:s/>3 blue, 1 green, 3 red</text:p>
          </table:table-cell>
          <table:table-cell office:value-type="string" calcext:value-type="string">
            <text:p><text:s/>11 red, 2 green</text:p>
          </table:table-cell>
          <table:table-cell office:value-type="string" calcext:value-type="string">
            <text:p><text:s/>9 red, 7 green, 1 blue</text:p>
          </table:table-cell>
          <table:table-cell table:number-columns-repeated="2"/>
          <table:table-cell table:formula="of:=IFERROR(VALUE(ORG.LIBREOFFICE.REGEX(ORG.LIBREOFFICE.REGEX([.$D92];&quot;[\d+]*( blue)&quot;);&quot;\d+&quot;));0)" office:value-type="float" office:value="0" calcext:value-type="float">
            <text:p>0</text:p>
          </table:table-cell>
          <table:table-cell table:formula="of:=IFERROR(VALUE(ORG.LIBREOFFICE.REGEX(ORG.LIBREOFFICE.REGEX([.$D92];&quot;[\d+]*( red)&quot;);&quot;\d+&quot;));0)" office:value-type="float" office:value="8" calcext:value-type="float">
            <text:p>8</text:p>
          </table:table-cell>
          <table:table-cell table:formula="of:=IFERROR(VALUE(ORG.LIBREOFFICE.REGEX(ORG.LIBREOFFICE.REGEX([.$D92];&quot;[\d+]*( green)&quot;);&quot;\d+&quot;));0)" office:value-type="float" office:value="8" calcext:value-type="float">
            <text:p>8</text:p>
          </table:table-cell>
          <table:table-cell table:formula="of:=IFERROR(VALUE(ORG.LIBREOFFICE.REGEX(ORG.LIBREOFFICE.REGEX([.$E92];&quot;[\d+]*( blue)&quot;);&quot;\d+&quot;));0)" office:value-type="float" office:value="1" calcext:value-type="float">
            <text:p>1</text:p>
          </table:table-cell>
          <table:table-cell table:formula="of:=IFERROR(VALUE(ORG.LIBREOFFICE.REGEX(ORG.LIBREOFFICE.REGEX([.$E92];&quot;[\d+]*( red)&quot;);&quot;\d+&quot;));0)" office:value-type="float" office:value="13" calcext:value-type="float">
            <text:p>13</text:p>
          </table:table-cell>
          <table:table-cell table:formula="of:=IFERROR(VALUE(ORG.LIBREOFFICE.REGEX(ORG.LIBREOFFICE.REGEX([.$E92];&quot;[\d+]*( green)&quot;);&quot;\d+&quot;));0)" office:value-type="float" office:value="5" calcext:value-type="float">
            <text:p>5</text:p>
          </table:table-cell>
          <table:table-cell table:formula="of:=IFERROR(VALUE(ORG.LIBREOFFICE.REGEX(ORG.LIBREOFFICE.REGEX([.$F92];&quot;[\d+]*( blue)&quot;);&quot;\d+&quot;));0)" office:value-type="float" office:value="3" calcext:value-type="float">
            <text:p>3</text:p>
          </table:table-cell>
          <table:table-cell table:formula="of:=IFERROR(VALUE(ORG.LIBREOFFICE.REGEX(ORG.LIBREOFFICE.REGEX([.$F92];&quot;[\d+]*( red)&quot;);&quot;\d+&quot;));0)" office:value-type="float" office:value="3" calcext:value-type="float">
            <text:p>3</text:p>
          </table:table-cell>
          <table:table-cell table:formula="of:=IFERROR(VALUE(ORG.LIBREOFFICE.REGEX(ORG.LIBREOFFICE.REGEX([.$F92];&quot;[\d+]*( green)&quot;);&quot;\d+&quot;));0)" office:value-type="float" office:value="1" calcext:value-type="float">
            <text:p>1</text:p>
          </table:table-cell>
          <table:table-cell table:formula="of:=IFERROR(VALUE(ORG.LIBREOFFICE.REGEX(ORG.LIBREOFFICE.REGEX([.$G92];&quot;[\d+]*( blue)&quot;);&quot;\d+&quot;));0)" office:value-type="float" office:value="0" calcext:value-type="float">
            <text:p>0</text:p>
          </table:table-cell>
          <table:table-cell table:formula="of:=IFERROR(VALUE(ORG.LIBREOFFICE.REGEX(ORG.LIBREOFFICE.REGEX([.$G92];&quot;[\d+]*( red)&quot;);&quot;\d+&quot;));0)" office:value-type="float" office:value="11" calcext:value-type="float">
            <text:p>11</text:p>
          </table:table-cell>
          <table:table-cell table:formula="of:=IFERROR(VALUE(ORG.LIBREOFFICE.REGEX(ORG.LIBREOFFICE.REGEX([.$G92];&quot;[\d+]*( green)&quot;);&quot;\d+&quot;));0)" office:value-type="float" office:value="2" calcext:value-type="float">
            <text:p>2</text:p>
          </table:table-cell>
          <table:table-cell table:formula="of:=IFERROR(VALUE(ORG.LIBREOFFICE.REGEX(ORG.LIBREOFFICE.REGEX([.$H92];&quot;[\d+]*( blue)&quot;);&quot;\d+&quot;));0)" office:value-type="float" office:value="1" calcext:value-type="float">
            <text:p>1</text:p>
          </table:table-cell>
          <table:table-cell table:formula="of:=IFERROR(VALUE(ORG.LIBREOFFICE.REGEX(ORG.LIBREOFFICE.REGEX([.$H92];&quot;[\d+]*( red)&quot;);&quot;\d+&quot;));0)" office:value-type="float" office:value="9" calcext:value-type="float">
            <text:p>9</text:p>
          </table:table-cell>
          <table:table-cell table:formula="of:=IFERROR(VALUE(ORG.LIBREOFFICE.REGEX(ORG.LIBREOFFICE.REGEX([.$H92];&quot;[\d+]*( green)&quot;);&quot;\d+&quot;));0)" office:value-type="float" office:value="7" calcext:value-type="float">
            <text:p>7</text:p>
          </table:table-cell>
          <table:table-cell table:formula="of:=IFERROR(VALUE(ORG.LIBREOFFICE.REGEX(ORG.LIBREOFFICE.REGEX([.$I92];&quot;[\d+]*( blue)&quot;);&quot;\d+&quot;));0)" office:value-type="float" office:value="0" calcext:value-type="float">
            <text:p>0</text:p>
          </table:table-cell>
          <table:table-cell table:formula="of:=IFERROR(VALUE(ORG.LIBREOFFICE.REGEX(ORG.LIBREOFFICE.REGEX([.$I92];&quot;[\d+]*( red)&quot;);&quot;\d+&quot;));0)" office:value-type="float" office:value="0" calcext:value-type="float">
            <text:p>0</text:p>
          </table:table-cell>
          <table:table-cell table:formula="of:=IFERROR(VALUE(ORG.LIBREOFFICE.REGEX(ORG.LIBREOFFICE.REGEX([.$I92];&quot;[\d+]*( green)&quot;);&quot;\d+&quot;));0)" office:value-type="float" office:value="0" calcext:value-type="float">
            <text:p>0</text:p>
          </table:table-cell>
          <table:table-cell/>
          <table:table-cell table:formula="of:=MAX([.K92];[.N92];[.Q92];[.T92];[.W92];[.Z92])" office:value-type="float" office:value="3" calcext:value-type="float">
            <text:p>3</text:p>
          </table:table-cell>
          <table:table-cell table:formula="of:=MAX([.L92];[.O92];[.R92];[.U92];[.X92];[.AA92])" office:value-type="float" office:value="13" calcext:value-type="float">
            <text:p>13</text:p>
          </table:table-cell>
          <table:table-cell table:formula="of:=MAX([.M92];[.P92];[.S92];[.V92];[.Y92];[.AB92])" office:value-type="float" office:value="8" calcext:value-type="float">
            <text:p>8</text:p>
          </table:table-cell>
          <table:table-cell/>
          <table:table-cell table:formula="of:=IF(AND([.AD92]&lt;=14;[.AE92]&lt;=12;[.AF92]&lt;=13);VALUE([.B92]);&quot;&quot;)">
            <text:p/>
          </table:table-cell>
          <table:table-cell table:number-columns-repeated="2"/>
        </table:table-row>
        <table:table-row table:style-name="ro15">
          <table:table-cell office:value-type="string" calcext:value-type="string">
            <text:p>Game 91: 4 green, 13 red, 10 blue; 11 blue, 4 red; 10 blue, 9 green; 9 green, 4 blue, 12 red; 7 green, 4 red, 1 blue</text:p>
          </table:table-cell>
          <table:table-cell table:formula="of:=ORG.LIBREOFFICE.REGEX([.A93];&quot;\d+&quot;)" office:value-type="string" office:string-value="91" calcext:value-type="string">
            <text:p>91</text:p>
          </table:table-cell>
          <table:table-cell/>
          <table:table-cell office:value-type="string" calcext:value-type="string">
            <text:p><text:s/>4 green, 13 red, 10 blue</text:p>
          </table:table-cell>
          <table:table-cell office:value-type="string" calcext:value-type="string">
            <text:p><text:s/>11 blue, 4 red</text:p>
          </table:table-cell>
          <table:table-cell office:value-type="string" calcext:value-type="string">
            <text:p><text:s/>10 blue, 9 green</text:p>
          </table:table-cell>
          <table:table-cell office:value-type="string" calcext:value-type="string">
            <text:p><text:s/>9 green, 4 blue, 12 red</text:p>
          </table:table-cell>
          <table:table-cell office:value-type="string" calcext:value-type="string">
            <text:p><text:s/>7 green, 4 red, 1 blue</text:p>
          </table:table-cell>
          <table:table-cell table:number-columns-repeated="2"/>
          <table:table-cell table:formula="of:=IFERROR(VALUE(ORG.LIBREOFFICE.REGEX(ORG.LIBREOFFICE.REGEX([.$D93];&quot;[\d+]*( blue)&quot;);&quot;\d+&quot;));0)" office:value-type="float" office:value="10" calcext:value-type="float">
            <text:p>10</text:p>
          </table:table-cell>
          <table:table-cell table:formula="of:=IFERROR(VALUE(ORG.LIBREOFFICE.REGEX(ORG.LIBREOFFICE.REGEX([.$D93];&quot;[\d+]*( red)&quot;);&quot;\d+&quot;));0)" office:value-type="float" office:value="13" calcext:value-type="float">
            <text:p>13</text:p>
          </table:table-cell>
          <table:table-cell table:formula="of:=IFERROR(VALUE(ORG.LIBREOFFICE.REGEX(ORG.LIBREOFFICE.REGEX([.$D93];&quot;[\d+]*( green)&quot;);&quot;\d+&quot;));0)" office:value-type="float" office:value="4" calcext:value-type="float">
            <text:p>4</text:p>
          </table:table-cell>
          <table:table-cell table:formula="of:=IFERROR(VALUE(ORG.LIBREOFFICE.REGEX(ORG.LIBREOFFICE.REGEX([.$E93];&quot;[\d+]*( blue)&quot;);&quot;\d+&quot;));0)" office:value-type="float" office:value="11" calcext:value-type="float">
            <text:p>11</text:p>
          </table:table-cell>
          <table:table-cell table:formula="of:=IFERROR(VALUE(ORG.LIBREOFFICE.REGEX(ORG.LIBREOFFICE.REGEX([.$E93];&quot;[\d+]*( red)&quot;);&quot;\d+&quot;));0)" office:value-type="float" office:value="4" calcext:value-type="float">
            <text:p>4</text:p>
          </table:table-cell>
          <table:table-cell table:formula="of:=IFERROR(VALUE(ORG.LIBREOFFICE.REGEX(ORG.LIBREOFFICE.REGEX([.$E93];&quot;[\d+]*( green)&quot;);&quot;\d+&quot;));0)" office:value-type="float" office:value="0" calcext:value-type="float">
            <text:p>0</text:p>
          </table:table-cell>
          <table:table-cell table:formula="of:=IFERROR(VALUE(ORG.LIBREOFFICE.REGEX(ORG.LIBREOFFICE.REGEX([.$F93];&quot;[\d+]*( blue)&quot;);&quot;\d+&quot;));0)" office:value-type="float" office:value="10" calcext:value-type="float">
            <text:p>10</text:p>
          </table:table-cell>
          <table:table-cell table:formula="of:=IFERROR(VALUE(ORG.LIBREOFFICE.REGEX(ORG.LIBREOFFICE.REGEX([.$F93];&quot;[\d+]*( red)&quot;);&quot;\d+&quot;));0)" office:value-type="float" office:value="0" calcext:value-type="float">
            <text:p>0</text:p>
          </table:table-cell>
          <table:table-cell table:formula="of:=IFERROR(VALUE(ORG.LIBREOFFICE.REGEX(ORG.LIBREOFFICE.REGEX([.$F93];&quot;[\d+]*( green)&quot;);&quot;\d+&quot;));0)" office:value-type="float" office:value="9" calcext:value-type="float">
            <text:p>9</text:p>
          </table:table-cell>
          <table:table-cell table:formula="of:=IFERROR(VALUE(ORG.LIBREOFFICE.REGEX(ORG.LIBREOFFICE.REGEX([.$G93];&quot;[\d+]*( blue)&quot;);&quot;\d+&quot;));0)" office:value-type="float" office:value="4" calcext:value-type="float">
            <text:p>4</text:p>
          </table:table-cell>
          <table:table-cell table:formula="of:=IFERROR(VALUE(ORG.LIBREOFFICE.REGEX(ORG.LIBREOFFICE.REGEX([.$G93];&quot;[\d+]*( red)&quot;);&quot;\d+&quot;));0)" office:value-type="float" office:value="12" calcext:value-type="float">
            <text:p>12</text:p>
          </table:table-cell>
          <table:table-cell table:formula="of:=IFERROR(VALUE(ORG.LIBREOFFICE.REGEX(ORG.LIBREOFFICE.REGEX([.$G93];&quot;[\d+]*( green)&quot;);&quot;\d+&quot;));0)" office:value-type="float" office:value="9" calcext:value-type="float">
            <text:p>9</text:p>
          </table:table-cell>
          <table:table-cell table:formula="of:=IFERROR(VALUE(ORG.LIBREOFFICE.REGEX(ORG.LIBREOFFICE.REGEX([.$H93];&quot;[\d+]*( blue)&quot;);&quot;\d+&quot;));0)" office:value-type="float" office:value="1" calcext:value-type="float">
            <text:p>1</text:p>
          </table:table-cell>
          <table:table-cell table:formula="of:=IFERROR(VALUE(ORG.LIBREOFFICE.REGEX(ORG.LIBREOFFICE.REGEX([.$H93];&quot;[\d+]*( red)&quot;);&quot;\d+&quot;));0)" office:value-type="float" office:value="4" calcext:value-type="float">
            <text:p>4</text:p>
          </table:table-cell>
          <table:table-cell table:formula="of:=IFERROR(VALUE(ORG.LIBREOFFICE.REGEX(ORG.LIBREOFFICE.REGEX([.$H93];&quot;[\d+]*( green)&quot;);&quot;\d+&quot;));0)" office:value-type="float" office:value="7" calcext:value-type="float">
            <text:p>7</text:p>
          </table:table-cell>
          <table:table-cell table:formula="of:=IFERROR(VALUE(ORG.LIBREOFFICE.REGEX(ORG.LIBREOFFICE.REGEX([.$I93];&quot;[\d+]*( blue)&quot;);&quot;\d+&quot;));0)" office:value-type="float" office:value="0" calcext:value-type="float">
            <text:p>0</text:p>
          </table:table-cell>
          <table:table-cell table:formula="of:=IFERROR(VALUE(ORG.LIBREOFFICE.REGEX(ORG.LIBREOFFICE.REGEX([.$I93];&quot;[\d+]*( red)&quot;);&quot;\d+&quot;));0)" office:value-type="float" office:value="0" calcext:value-type="float">
            <text:p>0</text:p>
          </table:table-cell>
          <table:table-cell table:formula="of:=IFERROR(VALUE(ORG.LIBREOFFICE.REGEX(ORG.LIBREOFFICE.REGEX([.$I93];&quot;[\d+]*( green)&quot;);&quot;\d+&quot;));0)" office:value-type="float" office:value="0" calcext:value-type="float">
            <text:p>0</text:p>
          </table:table-cell>
          <table:table-cell/>
          <table:table-cell table:formula="of:=MAX([.K93];[.N93];[.Q93];[.T93];[.W93];[.Z93])" office:value-type="float" office:value="11" calcext:value-type="float">
            <text:p>11</text:p>
          </table:table-cell>
          <table:table-cell table:formula="of:=MAX([.L93];[.O93];[.R93];[.U93];[.X93];[.AA93])" office:value-type="float" office:value="13" calcext:value-type="float">
            <text:p>13</text:p>
          </table:table-cell>
          <table:table-cell table:formula="of:=MAX([.M93];[.P93];[.S93];[.V93];[.Y93];[.AB93])" office:value-type="float" office:value="9" calcext:value-type="float">
            <text:p>9</text:p>
          </table:table-cell>
          <table:table-cell/>
          <table:table-cell table:formula="of:=IF(AND([.AD93]&lt;=14;[.AE93]&lt;=12;[.AF93]&lt;=13);VALUE([.B93]);&quot;&quot;)">
            <text:p/>
          </table:table-cell>
          <table:table-cell table:number-columns-repeated="2"/>
        </table:table-row>
        <table:table-row table:style-name="ro15">
          <table:table-cell office:value-type="string" calcext:value-type="string">
            <text:p>Game 92: 6 blue; 10 green, 1 red, 11 blue; 5 blue, 5 green; 6 green, 1 red; 1 red, 6 green</text:p>
          </table:table-cell>
          <table:table-cell table:formula="of:=ORG.LIBREOFFICE.REGEX([.A94];&quot;\d+&quot;)" office:value-type="string" office:string-value="92" calcext:value-type="string">
            <text:p>92</text:p>
          </table:table-cell>
          <table:table-cell/>
          <table:table-cell office:value-type="string" calcext:value-type="string">
            <text:p><text:s/>6 blue</text:p>
          </table:table-cell>
          <table:table-cell office:value-type="string" calcext:value-type="string">
            <text:p><text:s/>10 green, 1 red, 11 blue</text:p>
          </table:table-cell>
          <table:table-cell office:value-type="string" calcext:value-type="string">
            <text:p><text:s/>5 blue, 5 green</text:p>
          </table:table-cell>
          <table:table-cell office:value-type="string" calcext:value-type="string">
            <text:p><text:s/>6 green, 1 red</text:p>
          </table:table-cell>
          <table:table-cell office:value-type="string" calcext:value-type="string">
            <text:p><text:s/>1 red, 6 green</text:p>
          </table:table-cell>
          <table:table-cell table:number-columns-repeated="2"/>
          <table:table-cell table:formula="of:=IFERROR(VALUE(ORG.LIBREOFFICE.REGEX(ORG.LIBREOFFICE.REGEX([.$D94];&quot;[\d+]*( blue)&quot;);&quot;\d+&quot;));0)" office:value-type="float" office:value="6" calcext:value-type="float">
            <text:p>6</text:p>
          </table:table-cell>
          <table:table-cell table:formula="of:=IFERROR(VALUE(ORG.LIBREOFFICE.REGEX(ORG.LIBREOFFICE.REGEX([.$D94];&quot;[\d+]*( red)&quot;);&quot;\d+&quot;));0)" office:value-type="float" office:value="0" calcext:value-type="float">
            <text:p>0</text:p>
          </table:table-cell>
          <table:table-cell table:formula="of:=IFERROR(VALUE(ORG.LIBREOFFICE.REGEX(ORG.LIBREOFFICE.REGEX([.$D94];&quot;[\d+]*( green)&quot;);&quot;\d+&quot;));0)" office:value-type="float" office:value="0" calcext:value-type="float">
            <text:p>0</text:p>
          </table:table-cell>
          <table:table-cell table:formula="of:=IFERROR(VALUE(ORG.LIBREOFFICE.REGEX(ORG.LIBREOFFICE.REGEX([.$E94];&quot;[\d+]*( blue)&quot;);&quot;\d+&quot;));0)" office:value-type="float" office:value="11" calcext:value-type="float">
            <text:p>11</text:p>
          </table:table-cell>
          <table:table-cell table:formula="of:=IFERROR(VALUE(ORG.LIBREOFFICE.REGEX(ORG.LIBREOFFICE.REGEX([.$E94];&quot;[\d+]*( red)&quot;);&quot;\d+&quot;));0)" office:value-type="float" office:value="1" calcext:value-type="float">
            <text:p>1</text:p>
          </table:table-cell>
          <table:table-cell table:formula="of:=IFERROR(VALUE(ORG.LIBREOFFICE.REGEX(ORG.LIBREOFFICE.REGEX([.$E94];&quot;[\d+]*( green)&quot;);&quot;\d+&quot;));0)" office:value-type="float" office:value="10" calcext:value-type="float">
            <text:p>10</text:p>
          </table:table-cell>
          <table:table-cell table:formula="of:=IFERROR(VALUE(ORG.LIBREOFFICE.REGEX(ORG.LIBREOFFICE.REGEX([.$F94];&quot;[\d+]*( blue)&quot;);&quot;\d+&quot;));0)" office:value-type="float" office:value="5" calcext:value-type="float">
            <text:p>5</text:p>
          </table:table-cell>
          <table:table-cell table:formula="of:=IFERROR(VALUE(ORG.LIBREOFFICE.REGEX(ORG.LIBREOFFICE.REGEX([.$F94];&quot;[\d+]*( red)&quot;);&quot;\d+&quot;));0)" office:value-type="float" office:value="0" calcext:value-type="float">
            <text:p>0</text:p>
          </table:table-cell>
          <table:table-cell table:formula="of:=IFERROR(VALUE(ORG.LIBREOFFICE.REGEX(ORG.LIBREOFFICE.REGEX([.$F94];&quot;[\d+]*( green)&quot;);&quot;\d+&quot;));0)" office:value-type="float" office:value="5" calcext:value-type="float">
            <text:p>5</text:p>
          </table:table-cell>
          <table:table-cell table:formula="of:=IFERROR(VALUE(ORG.LIBREOFFICE.REGEX(ORG.LIBREOFFICE.REGEX([.$G94];&quot;[\d+]*( blue)&quot;);&quot;\d+&quot;));0)" office:value-type="float" office:value="0" calcext:value-type="float">
            <text:p>0</text:p>
          </table:table-cell>
          <table:table-cell table:formula="of:=IFERROR(VALUE(ORG.LIBREOFFICE.REGEX(ORG.LIBREOFFICE.REGEX([.$G94];&quot;[\d+]*( red)&quot;);&quot;\d+&quot;));0)" office:value-type="float" office:value="1" calcext:value-type="float">
            <text:p>1</text:p>
          </table:table-cell>
          <table:table-cell table:formula="of:=IFERROR(VALUE(ORG.LIBREOFFICE.REGEX(ORG.LIBREOFFICE.REGEX([.$G94];&quot;[\d+]*( green)&quot;);&quot;\d+&quot;));0)" office:value-type="float" office:value="6" calcext:value-type="float">
            <text:p>6</text:p>
          </table:table-cell>
          <table:table-cell table:formula="of:=IFERROR(VALUE(ORG.LIBREOFFICE.REGEX(ORG.LIBREOFFICE.REGEX([.$H94];&quot;[\d+]*( blue)&quot;);&quot;\d+&quot;));0)" office:value-type="float" office:value="0" calcext:value-type="float">
            <text:p>0</text:p>
          </table:table-cell>
          <table:table-cell table:formula="of:=IFERROR(VALUE(ORG.LIBREOFFICE.REGEX(ORG.LIBREOFFICE.REGEX([.$H94];&quot;[\d+]*( red)&quot;);&quot;\d+&quot;));0)" office:value-type="float" office:value="1" calcext:value-type="float">
            <text:p>1</text:p>
          </table:table-cell>
          <table:table-cell table:formula="of:=IFERROR(VALUE(ORG.LIBREOFFICE.REGEX(ORG.LIBREOFFICE.REGEX([.$H94];&quot;[\d+]*( green)&quot;);&quot;\d+&quot;));0)" office:value-type="float" office:value="6" calcext:value-type="float">
            <text:p>6</text:p>
          </table:table-cell>
          <table:table-cell table:formula="of:=IFERROR(VALUE(ORG.LIBREOFFICE.REGEX(ORG.LIBREOFFICE.REGEX([.$I94];&quot;[\d+]*( blue)&quot;);&quot;\d+&quot;));0)" office:value-type="float" office:value="0" calcext:value-type="float">
            <text:p>0</text:p>
          </table:table-cell>
          <table:table-cell table:formula="of:=IFERROR(VALUE(ORG.LIBREOFFICE.REGEX(ORG.LIBREOFFICE.REGEX([.$I94];&quot;[\d+]*( red)&quot;);&quot;\d+&quot;));0)" office:value-type="float" office:value="0" calcext:value-type="float">
            <text:p>0</text:p>
          </table:table-cell>
          <table:table-cell table:formula="of:=IFERROR(VALUE(ORG.LIBREOFFICE.REGEX(ORG.LIBREOFFICE.REGEX([.$I94];&quot;[\d+]*( green)&quot;);&quot;\d+&quot;));0)" office:value-type="float" office:value="0" calcext:value-type="float">
            <text:p>0</text:p>
          </table:table-cell>
          <table:table-cell/>
          <table:table-cell table:formula="of:=MAX([.K94];[.N94];[.Q94];[.T94];[.W94];[.Z94])" office:value-type="float" office:value="11" calcext:value-type="float">
            <text:p>11</text:p>
          </table:table-cell>
          <table:table-cell table:formula="of:=MAX([.L94];[.O94];[.R94];[.U94];[.X94];[.AA94])" office:value-type="float" office:value="1" calcext:value-type="float">
            <text:p>1</text:p>
          </table:table-cell>
          <table:table-cell table:formula="of:=MAX([.M94];[.P94];[.S94];[.V94];[.Y94];[.AB94])" office:value-type="float" office:value="10" calcext:value-type="float">
            <text:p>10</text:p>
          </table:table-cell>
          <table:table-cell/>
          <table:table-cell table:formula="of:=IF(AND([.AD94]&lt;=14;[.AE94]&lt;=12;[.AF94]&lt;=13);VALUE([.B94]);&quot;&quot;)" office:value-type="float" office:value="92" calcext:value-type="float">
            <text:p>92</text:p>
          </table:table-cell>
          <table:table-cell table:number-columns-repeated="2"/>
        </table:table-row>
        <table:table-row table:style-name="ro15">
          <table:table-cell office:value-type="string" calcext:value-type="string">
            <text:p>Game 93: 2 red, 15 blue, 4 green; 13 red, 11 green; 6 green, 1 blue, 6 red; 6 red, 5 blue, 10 green; 2 blue, 11 green, 18 red</text:p>
          </table:table-cell>
          <table:table-cell table:formula="of:=ORG.LIBREOFFICE.REGEX([.A95];&quot;\d+&quot;)" office:value-type="string" office:string-value="93" calcext:value-type="string">
            <text:p>93</text:p>
          </table:table-cell>
          <table:table-cell/>
          <table:table-cell office:value-type="string" calcext:value-type="string">
            <text:p><text:s/>2 red, 15 blue, 4 green</text:p>
          </table:table-cell>
          <table:table-cell office:value-type="string" calcext:value-type="string">
            <text:p><text:s/>13 red, 11 green</text:p>
          </table:table-cell>
          <table:table-cell office:value-type="string" calcext:value-type="string">
            <text:p><text:s/>6 green, 1 blue, 6 red</text:p>
          </table:table-cell>
          <table:table-cell office:value-type="string" calcext:value-type="string">
            <text:p><text:s/>6 red, 5 blue, 10 green</text:p>
          </table:table-cell>
          <table:table-cell office:value-type="string" calcext:value-type="string">
            <text:p><text:s/>2 blue, 11 green, 18 red</text:p>
          </table:table-cell>
          <table:table-cell table:number-columns-repeated="2"/>
          <table:table-cell table:formula="of:=IFERROR(VALUE(ORG.LIBREOFFICE.REGEX(ORG.LIBREOFFICE.REGEX([.$D95];&quot;[\d+]*( blue)&quot;);&quot;\d+&quot;));0)" office:value-type="float" office:value="15" calcext:value-type="float">
            <text:p>15</text:p>
          </table:table-cell>
          <table:table-cell table:formula="of:=IFERROR(VALUE(ORG.LIBREOFFICE.REGEX(ORG.LIBREOFFICE.REGEX([.$D95];&quot;[\d+]*( red)&quot;);&quot;\d+&quot;));0)" office:value-type="float" office:value="2" calcext:value-type="float">
            <text:p>2</text:p>
          </table:table-cell>
          <table:table-cell table:formula="of:=IFERROR(VALUE(ORG.LIBREOFFICE.REGEX(ORG.LIBREOFFICE.REGEX([.$D95];&quot;[\d+]*( green)&quot;);&quot;\d+&quot;));0)" office:value-type="float" office:value="4" calcext:value-type="float">
            <text:p>4</text:p>
          </table:table-cell>
          <table:table-cell table:formula="of:=IFERROR(VALUE(ORG.LIBREOFFICE.REGEX(ORG.LIBREOFFICE.REGEX([.$E95];&quot;[\d+]*( blue)&quot;);&quot;\d+&quot;));0)" office:value-type="float" office:value="0" calcext:value-type="float">
            <text:p>0</text:p>
          </table:table-cell>
          <table:table-cell table:formula="of:=IFERROR(VALUE(ORG.LIBREOFFICE.REGEX(ORG.LIBREOFFICE.REGEX([.$E95];&quot;[\d+]*( red)&quot;);&quot;\d+&quot;));0)" office:value-type="float" office:value="13" calcext:value-type="float">
            <text:p>13</text:p>
          </table:table-cell>
          <table:table-cell table:formula="of:=IFERROR(VALUE(ORG.LIBREOFFICE.REGEX(ORG.LIBREOFFICE.REGEX([.$E95];&quot;[\d+]*( green)&quot;);&quot;\d+&quot;));0)" office:value-type="float" office:value="11" calcext:value-type="float">
            <text:p>11</text:p>
          </table:table-cell>
          <table:table-cell table:formula="of:=IFERROR(VALUE(ORG.LIBREOFFICE.REGEX(ORG.LIBREOFFICE.REGEX([.$F95];&quot;[\d+]*( blue)&quot;);&quot;\d+&quot;));0)" office:value-type="float" office:value="1" calcext:value-type="float">
            <text:p>1</text:p>
          </table:table-cell>
          <table:table-cell table:formula="of:=IFERROR(VALUE(ORG.LIBREOFFICE.REGEX(ORG.LIBREOFFICE.REGEX([.$F95];&quot;[\d+]*( red)&quot;);&quot;\d+&quot;));0)" office:value-type="float" office:value="6" calcext:value-type="float">
            <text:p>6</text:p>
          </table:table-cell>
          <table:table-cell table:formula="of:=IFERROR(VALUE(ORG.LIBREOFFICE.REGEX(ORG.LIBREOFFICE.REGEX([.$F95];&quot;[\d+]*( green)&quot;);&quot;\d+&quot;));0)" office:value-type="float" office:value="6" calcext:value-type="float">
            <text:p>6</text:p>
          </table:table-cell>
          <table:table-cell table:formula="of:=IFERROR(VALUE(ORG.LIBREOFFICE.REGEX(ORG.LIBREOFFICE.REGEX([.$G95];&quot;[\d+]*( blue)&quot;);&quot;\d+&quot;));0)" office:value-type="float" office:value="5" calcext:value-type="float">
            <text:p>5</text:p>
          </table:table-cell>
          <table:table-cell table:formula="of:=IFERROR(VALUE(ORG.LIBREOFFICE.REGEX(ORG.LIBREOFFICE.REGEX([.$G95];&quot;[\d+]*( red)&quot;);&quot;\d+&quot;));0)" office:value-type="float" office:value="6" calcext:value-type="float">
            <text:p>6</text:p>
          </table:table-cell>
          <table:table-cell table:formula="of:=IFERROR(VALUE(ORG.LIBREOFFICE.REGEX(ORG.LIBREOFFICE.REGEX([.$G95];&quot;[\d+]*( green)&quot;);&quot;\d+&quot;));0)" office:value-type="float" office:value="10" calcext:value-type="float">
            <text:p>10</text:p>
          </table:table-cell>
          <table:table-cell table:formula="of:=IFERROR(VALUE(ORG.LIBREOFFICE.REGEX(ORG.LIBREOFFICE.REGEX([.$H95];&quot;[\d+]*( blue)&quot;);&quot;\d+&quot;));0)" office:value-type="float" office:value="2" calcext:value-type="float">
            <text:p>2</text:p>
          </table:table-cell>
          <table:table-cell table:formula="of:=IFERROR(VALUE(ORG.LIBREOFFICE.REGEX(ORG.LIBREOFFICE.REGEX([.$H95];&quot;[\d+]*( red)&quot;);&quot;\d+&quot;));0)" office:value-type="float" office:value="18" calcext:value-type="float">
            <text:p>18</text:p>
          </table:table-cell>
          <table:table-cell table:formula="of:=IFERROR(VALUE(ORG.LIBREOFFICE.REGEX(ORG.LIBREOFFICE.REGEX([.$H95];&quot;[\d+]*( green)&quot;);&quot;\d+&quot;));0)" office:value-type="float" office:value="11" calcext:value-type="float">
            <text:p>11</text:p>
          </table:table-cell>
          <table:table-cell table:formula="of:=IFERROR(VALUE(ORG.LIBREOFFICE.REGEX(ORG.LIBREOFFICE.REGEX([.$I95];&quot;[\d+]*( blue)&quot;);&quot;\d+&quot;));0)" office:value-type="float" office:value="0" calcext:value-type="float">
            <text:p>0</text:p>
          </table:table-cell>
          <table:table-cell table:formula="of:=IFERROR(VALUE(ORG.LIBREOFFICE.REGEX(ORG.LIBREOFFICE.REGEX([.$I95];&quot;[\d+]*( red)&quot;);&quot;\d+&quot;));0)" office:value-type="float" office:value="0" calcext:value-type="float">
            <text:p>0</text:p>
          </table:table-cell>
          <table:table-cell table:formula="of:=IFERROR(VALUE(ORG.LIBREOFFICE.REGEX(ORG.LIBREOFFICE.REGEX([.$I95];&quot;[\d+]*( green)&quot;);&quot;\d+&quot;));0)" office:value-type="float" office:value="0" calcext:value-type="float">
            <text:p>0</text:p>
          </table:table-cell>
          <table:table-cell/>
          <table:table-cell table:formula="of:=MAX([.K95];[.N95];[.Q95];[.T95];[.W95];[.Z95])" office:value-type="float" office:value="15" calcext:value-type="float">
            <text:p>15</text:p>
          </table:table-cell>
          <table:table-cell table:formula="of:=MAX([.L95];[.O95];[.R95];[.U95];[.X95];[.AA95])" office:value-type="float" office:value="18" calcext:value-type="float">
            <text:p>18</text:p>
          </table:table-cell>
          <table:table-cell table:formula="of:=MAX([.M95];[.P95];[.S95];[.V95];[.Y95];[.AB95])" office:value-type="float" office:value="11" calcext:value-type="float">
            <text:p>11</text:p>
          </table:table-cell>
          <table:table-cell/>
          <table:table-cell table:formula="of:=IF(AND([.AD95]&lt;=14;[.AE95]&lt;=12;[.AF95]&lt;=13);VALUE([.B95]);&quot;&quot;)">
            <text:p/>
          </table:table-cell>
          <table:table-cell table:number-columns-repeated="2"/>
        </table:table-row>
        <table:table-row table:style-name="ro15">
          <table:table-cell office:value-type="string" calcext:value-type="string">
            <text:p>Game 94: 2 red, 13 blue, 3 green; 15 blue, 4 red, 2 green; 4 green, 9 blue, 7 red; 12 blue, 6 red, 11 green; 20 blue, 13 red, 11 green</text:p>
          </table:table-cell>
          <table:table-cell table:formula="of:=ORG.LIBREOFFICE.REGEX([.A96];&quot;\d+&quot;)" office:value-type="string" office:string-value="94" calcext:value-type="string">
            <text:p>94</text:p>
          </table:table-cell>
          <table:table-cell/>
          <table:table-cell office:value-type="string" calcext:value-type="string">
            <text:p><text:s/>2 red, 13 blue, 3 green</text:p>
          </table:table-cell>
          <table:table-cell office:value-type="string" calcext:value-type="string">
            <text:p><text:s/>15 blue, 4 red, 2 green</text:p>
          </table:table-cell>
          <table:table-cell office:value-type="string" calcext:value-type="string">
            <text:p><text:s/>4 green, 9 blue, 7 red</text:p>
          </table:table-cell>
          <table:table-cell office:value-type="string" calcext:value-type="string">
            <text:p><text:s/>12 blue, 6 red, 11 green</text:p>
          </table:table-cell>
          <table:table-cell office:value-type="string" calcext:value-type="string">
            <text:p><text:s/>20 blue, 13 red, 11 green</text:p>
          </table:table-cell>
          <table:table-cell table:number-columns-repeated="2"/>
          <table:table-cell table:formula="of:=IFERROR(VALUE(ORG.LIBREOFFICE.REGEX(ORG.LIBREOFFICE.REGEX([.$D96];&quot;[\d+]*( blue)&quot;);&quot;\d+&quot;));0)" office:value-type="float" office:value="13" calcext:value-type="float">
            <text:p>13</text:p>
          </table:table-cell>
          <table:table-cell table:formula="of:=IFERROR(VALUE(ORG.LIBREOFFICE.REGEX(ORG.LIBREOFFICE.REGEX([.$D96];&quot;[\d+]*( red)&quot;);&quot;\d+&quot;));0)" office:value-type="float" office:value="2" calcext:value-type="float">
            <text:p>2</text:p>
          </table:table-cell>
          <table:table-cell table:formula="of:=IFERROR(VALUE(ORG.LIBREOFFICE.REGEX(ORG.LIBREOFFICE.REGEX([.$D96];&quot;[\d+]*( green)&quot;);&quot;\d+&quot;));0)" office:value-type="float" office:value="3" calcext:value-type="float">
            <text:p>3</text:p>
          </table:table-cell>
          <table:table-cell table:formula="of:=IFERROR(VALUE(ORG.LIBREOFFICE.REGEX(ORG.LIBREOFFICE.REGEX([.$E96];&quot;[\d+]*( blue)&quot;);&quot;\d+&quot;));0)" office:value-type="float" office:value="15" calcext:value-type="float">
            <text:p>15</text:p>
          </table:table-cell>
          <table:table-cell table:formula="of:=IFERROR(VALUE(ORG.LIBREOFFICE.REGEX(ORG.LIBREOFFICE.REGEX([.$E96];&quot;[\d+]*( red)&quot;);&quot;\d+&quot;));0)" office:value-type="float" office:value="4" calcext:value-type="float">
            <text:p>4</text:p>
          </table:table-cell>
          <table:table-cell table:formula="of:=IFERROR(VALUE(ORG.LIBREOFFICE.REGEX(ORG.LIBREOFFICE.REGEX([.$E96];&quot;[\d+]*( green)&quot;);&quot;\d+&quot;));0)" office:value-type="float" office:value="2" calcext:value-type="float">
            <text:p>2</text:p>
          </table:table-cell>
          <table:table-cell table:formula="of:=IFERROR(VALUE(ORG.LIBREOFFICE.REGEX(ORG.LIBREOFFICE.REGEX([.$F96];&quot;[\d+]*( blue)&quot;);&quot;\d+&quot;));0)" office:value-type="float" office:value="9" calcext:value-type="float">
            <text:p>9</text:p>
          </table:table-cell>
          <table:table-cell table:formula="of:=IFERROR(VALUE(ORG.LIBREOFFICE.REGEX(ORG.LIBREOFFICE.REGEX([.$F96];&quot;[\d+]*( red)&quot;);&quot;\d+&quot;));0)" office:value-type="float" office:value="7" calcext:value-type="float">
            <text:p>7</text:p>
          </table:table-cell>
          <table:table-cell table:formula="of:=IFERROR(VALUE(ORG.LIBREOFFICE.REGEX(ORG.LIBREOFFICE.REGEX([.$F96];&quot;[\d+]*( green)&quot;);&quot;\d+&quot;));0)" office:value-type="float" office:value="4" calcext:value-type="float">
            <text:p>4</text:p>
          </table:table-cell>
          <table:table-cell table:formula="of:=IFERROR(VALUE(ORG.LIBREOFFICE.REGEX(ORG.LIBREOFFICE.REGEX([.$G96];&quot;[\d+]*( blue)&quot;);&quot;\d+&quot;));0)" office:value-type="float" office:value="12" calcext:value-type="float">
            <text:p>12</text:p>
          </table:table-cell>
          <table:table-cell table:formula="of:=IFERROR(VALUE(ORG.LIBREOFFICE.REGEX(ORG.LIBREOFFICE.REGEX([.$G96];&quot;[\d+]*( red)&quot;);&quot;\d+&quot;));0)" office:value-type="float" office:value="6" calcext:value-type="float">
            <text:p>6</text:p>
          </table:table-cell>
          <table:table-cell table:formula="of:=IFERROR(VALUE(ORG.LIBREOFFICE.REGEX(ORG.LIBREOFFICE.REGEX([.$G96];&quot;[\d+]*( green)&quot;);&quot;\d+&quot;));0)" office:value-type="float" office:value="11" calcext:value-type="float">
            <text:p>11</text:p>
          </table:table-cell>
          <table:table-cell table:formula="of:=IFERROR(VALUE(ORG.LIBREOFFICE.REGEX(ORG.LIBREOFFICE.REGEX([.$H96];&quot;[\d+]*( blue)&quot;);&quot;\d+&quot;));0)" office:value-type="float" office:value="20" calcext:value-type="float">
            <text:p>20</text:p>
          </table:table-cell>
          <table:table-cell table:formula="of:=IFERROR(VALUE(ORG.LIBREOFFICE.REGEX(ORG.LIBREOFFICE.REGEX([.$H96];&quot;[\d+]*( red)&quot;);&quot;\d+&quot;));0)" office:value-type="float" office:value="13" calcext:value-type="float">
            <text:p>13</text:p>
          </table:table-cell>
          <table:table-cell table:formula="of:=IFERROR(VALUE(ORG.LIBREOFFICE.REGEX(ORG.LIBREOFFICE.REGEX([.$H96];&quot;[\d+]*( green)&quot;);&quot;\d+&quot;));0)" office:value-type="float" office:value="11" calcext:value-type="float">
            <text:p>11</text:p>
          </table:table-cell>
          <table:table-cell table:formula="of:=IFERROR(VALUE(ORG.LIBREOFFICE.REGEX(ORG.LIBREOFFICE.REGEX([.$I96];&quot;[\d+]*( blue)&quot;);&quot;\d+&quot;));0)" office:value-type="float" office:value="0" calcext:value-type="float">
            <text:p>0</text:p>
          </table:table-cell>
          <table:table-cell table:formula="of:=IFERROR(VALUE(ORG.LIBREOFFICE.REGEX(ORG.LIBREOFFICE.REGEX([.$I96];&quot;[\d+]*( red)&quot;);&quot;\d+&quot;));0)" office:value-type="float" office:value="0" calcext:value-type="float">
            <text:p>0</text:p>
          </table:table-cell>
          <table:table-cell table:formula="of:=IFERROR(VALUE(ORG.LIBREOFFICE.REGEX(ORG.LIBREOFFICE.REGEX([.$I96];&quot;[\d+]*( green)&quot;);&quot;\d+&quot;));0)" office:value-type="float" office:value="0" calcext:value-type="float">
            <text:p>0</text:p>
          </table:table-cell>
          <table:table-cell/>
          <table:table-cell table:formula="of:=MAX([.K96];[.N96];[.Q96];[.T96];[.W96];[.Z96])" office:value-type="float" office:value="20" calcext:value-type="float">
            <text:p>20</text:p>
          </table:table-cell>
          <table:table-cell table:formula="of:=MAX([.L96];[.O96];[.R96];[.U96];[.X96];[.AA96])" office:value-type="float" office:value="13" calcext:value-type="float">
            <text:p>13</text:p>
          </table:table-cell>
          <table:table-cell table:formula="of:=MAX([.M96];[.P96];[.S96];[.V96];[.Y96];[.AB96])" office:value-type="float" office:value="11" calcext:value-type="float">
            <text:p>11</text:p>
          </table:table-cell>
          <table:table-cell/>
          <table:table-cell table:formula="of:=IF(AND([.AD96]&lt;=14;[.AE96]&lt;=12;[.AF96]&lt;=13);VALUE([.B96]);&quot;&quot;)">
            <text:p/>
          </table:table-cell>
          <table:table-cell table:number-columns-repeated="2"/>
        </table:table-row>
        <table:table-row table:style-name="ro15">
          <table:table-cell office:value-type="string" calcext:value-type="string">
            <text:p>Game 95: 6 blue, 1 red, 10 green; 10 red, 5 blue, 7 green; 9 red, 13 green, 10 blue; 11 blue, 9 red, 8 green</text:p>
          </table:table-cell>
          <table:table-cell table:formula="of:=ORG.LIBREOFFICE.REGEX([.A97];&quot;\d+&quot;)" office:value-type="string" office:string-value="95" calcext:value-type="string">
            <text:p>95</text:p>
          </table:table-cell>
          <table:table-cell/>
          <table:table-cell office:value-type="string" calcext:value-type="string">
            <text:p><text:s/>6 blue, 1 red, 10 green</text:p>
          </table:table-cell>
          <table:table-cell office:value-type="string" calcext:value-type="string">
            <text:p><text:s/>10 red, 5 blue, 7 green</text:p>
          </table:table-cell>
          <table:table-cell office:value-type="string" calcext:value-type="string">
            <text:p><text:s/>9 red, 13 green, 10 blue</text:p>
          </table:table-cell>
          <table:table-cell office:value-type="string" calcext:value-type="string">
            <text:p><text:s/>11 blue, 9 red, 8 green</text:p>
          </table:table-cell>
          <table:table-cell table:number-columns-repeated="3"/>
          <table:table-cell table:formula="of:=IFERROR(VALUE(ORG.LIBREOFFICE.REGEX(ORG.LIBREOFFICE.REGEX([.$D97];&quot;[\d+]*( blue)&quot;);&quot;\d+&quot;));0)" office:value-type="float" office:value="6" calcext:value-type="float">
            <text:p>6</text:p>
          </table:table-cell>
          <table:table-cell table:formula="of:=IFERROR(VALUE(ORG.LIBREOFFICE.REGEX(ORG.LIBREOFFICE.REGEX([.$D97];&quot;[\d+]*( red)&quot;);&quot;\d+&quot;));0)" office:value-type="float" office:value="1" calcext:value-type="float">
            <text:p>1</text:p>
          </table:table-cell>
          <table:table-cell table:formula="of:=IFERROR(VALUE(ORG.LIBREOFFICE.REGEX(ORG.LIBREOFFICE.REGEX([.$D97];&quot;[\d+]*( green)&quot;);&quot;\d+&quot;));0)" office:value-type="float" office:value="10" calcext:value-type="float">
            <text:p>10</text:p>
          </table:table-cell>
          <table:table-cell table:formula="of:=IFERROR(VALUE(ORG.LIBREOFFICE.REGEX(ORG.LIBREOFFICE.REGEX([.$E97];&quot;[\d+]*( blue)&quot;);&quot;\d+&quot;));0)" office:value-type="float" office:value="5" calcext:value-type="float">
            <text:p>5</text:p>
          </table:table-cell>
          <table:table-cell table:formula="of:=IFERROR(VALUE(ORG.LIBREOFFICE.REGEX(ORG.LIBREOFFICE.REGEX([.$E97];&quot;[\d+]*( red)&quot;);&quot;\d+&quot;));0)" office:value-type="float" office:value="10" calcext:value-type="float">
            <text:p>10</text:p>
          </table:table-cell>
          <table:table-cell table:formula="of:=IFERROR(VALUE(ORG.LIBREOFFICE.REGEX(ORG.LIBREOFFICE.REGEX([.$E97];&quot;[\d+]*( green)&quot;);&quot;\d+&quot;));0)" office:value-type="float" office:value="7" calcext:value-type="float">
            <text:p>7</text:p>
          </table:table-cell>
          <table:table-cell table:formula="of:=IFERROR(VALUE(ORG.LIBREOFFICE.REGEX(ORG.LIBREOFFICE.REGEX([.$F97];&quot;[\d+]*( blue)&quot;);&quot;\d+&quot;));0)" office:value-type="float" office:value="10" calcext:value-type="float">
            <text:p>10</text:p>
          </table:table-cell>
          <table:table-cell table:formula="of:=IFERROR(VALUE(ORG.LIBREOFFICE.REGEX(ORG.LIBREOFFICE.REGEX([.$F97];&quot;[\d+]*( red)&quot;);&quot;\d+&quot;));0)" office:value-type="float" office:value="9" calcext:value-type="float">
            <text:p>9</text:p>
          </table:table-cell>
          <table:table-cell table:formula="of:=IFERROR(VALUE(ORG.LIBREOFFICE.REGEX(ORG.LIBREOFFICE.REGEX([.$F97];&quot;[\d+]*( green)&quot;);&quot;\d+&quot;));0)" office:value-type="float" office:value="13" calcext:value-type="float">
            <text:p>13</text:p>
          </table:table-cell>
          <table:table-cell table:formula="of:=IFERROR(VALUE(ORG.LIBREOFFICE.REGEX(ORG.LIBREOFFICE.REGEX([.$G97];&quot;[\d+]*( blue)&quot;);&quot;\d+&quot;));0)" office:value-type="float" office:value="11" calcext:value-type="float">
            <text:p>11</text:p>
          </table:table-cell>
          <table:table-cell table:formula="of:=IFERROR(VALUE(ORG.LIBREOFFICE.REGEX(ORG.LIBREOFFICE.REGEX([.$G97];&quot;[\d+]*( red)&quot;);&quot;\d+&quot;));0)" office:value-type="float" office:value="9" calcext:value-type="float">
            <text:p>9</text:p>
          </table:table-cell>
          <table:table-cell table:formula="of:=IFERROR(VALUE(ORG.LIBREOFFICE.REGEX(ORG.LIBREOFFICE.REGEX([.$G97];&quot;[\d+]*( green)&quot;);&quot;\d+&quot;));0)" office:value-type="float" office:value="8" calcext:value-type="float">
            <text:p>8</text:p>
          </table:table-cell>
          <table:table-cell table:formula="of:=IFERROR(VALUE(ORG.LIBREOFFICE.REGEX(ORG.LIBREOFFICE.REGEX([.$H97];&quot;[\d+]*( blue)&quot;);&quot;\d+&quot;));0)" office:value-type="float" office:value="0" calcext:value-type="float">
            <text:p>0</text:p>
          </table:table-cell>
          <table:table-cell table:formula="of:=IFERROR(VALUE(ORG.LIBREOFFICE.REGEX(ORG.LIBREOFFICE.REGEX([.$H97];&quot;[\d+]*( red)&quot;);&quot;\d+&quot;));0)" office:value-type="float" office:value="0" calcext:value-type="float">
            <text:p>0</text:p>
          </table:table-cell>
          <table:table-cell table:formula="of:=IFERROR(VALUE(ORG.LIBREOFFICE.REGEX(ORG.LIBREOFFICE.REGEX([.$H97];&quot;[\d+]*( green)&quot;);&quot;\d+&quot;));0)" office:value-type="float" office:value="0" calcext:value-type="float">
            <text:p>0</text:p>
          </table:table-cell>
          <table:table-cell table:formula="of:=IFERROR(VALUE(ORG.LIBREOFFICE.REGEX(ORG.LIBREOFFICE.REGEX([.$I97];&quot;[\d+]*( blue)&quot;);&quot;\d+&quot;));0)" office:value-type="float" office:value="0" calcext:value-type="float">
            <text:p>0</text:p>
          </table:table-cell>
          <table:table-cell table:formula="of:=IFERROR(VALUE(ORG.LIBREOFFICE.REGEX(ORG.LIBREOFFICE.REGEX([.$I97];&quot;[\d+]*( red)&quot;);&quot;\d+&quot;));0)" office:value-type="float" office:value="0" calcext:value-type="float">
            <text:p>0</text:p>
          </table:table-cell>
          <table:table-cell table:formula="of:=IFERROR(VALUE(ORG.LIBREOFFICE.REGEX(ORG.LIBREOFFICE.REGEX([.$I97];&quot;[\d+]*( green)&quot;);&quot;\d+&quot;));0)" office:value-type="float" office:value="0" calcext:value-type="float">
            <text:p>0</text:p>
          </table:table-cell>
          <table:table-cell/>
          <table:table-cell table:formula="of:=MAX([.K97];[.N97];[.Q97];[.T97];[.W97];[.Z97])" office:value-type="float" office:value="11" calcext:value-type="float">
            <text:p>11</text:p>
          </table:table-cell>
          <table:table-cell table:formula="of:=MAX([.L97];[.O97];[.R97];[.U97];[.X97];[.AA97])" office:value-type="float" office:value="10" calcext:value-type="float">
            <text:p>10</text:p>
          </table:table-cell>
          <table:table-cell table:formula="of:=MAX([.M97];[.P97];[.S97];[.V97];[.Y97];[.AB97])" office:value-type="float" office:value="13" calcext:value-type="float">
            <text:p>13</text:p>
          </table:table-cell>
          <table:table-cell/>
          <table:table-cell table:formula="of:=IF(AND([.AD97]&lt;=14;[.AE97]&lt;=12;[.AF97]&lt;=13);VALUE([.B97]);&quot;&quot;)" office:value-type="float" office:value="95" calcext:value-type="float">
            <text:p>95</text:p>
          </table:table-cell>
          <table:table-cell table:number-columns-repeated="2"/>
        </table:table-row>
        <table:table-row table:style-name="ro15">
          <table:table-cell office:value-type="string" calcext:value-type="string">
            <text:p>Game 96: 2 red, 7 green, 16 blue; 20 green, 2 red, 14 blue; 5 red, 15 green, 15 blue; 4 blue, 6 red, 15 green; 6 green, 6 red, 10 blue</text:p>
          </table:table-cell>
          <table:table-cell table:formula="of:=ORG.LIBREOFFICE.REGEX([.A98];&quot;\d+&quot;)" office:value-type="string" office:string-value="96" calcext:value-type="string">
            <text:p>96</text:p>
          </table:table-cell>
          <table:table-cell/>
          <table:table-cell office:value-type="string" calcext:value-type="string">
            <text:p><text:s/>2 red, 7 green, 16 blue</text:p>
          </table:table-cell>
          <table:table-cell office:value-type="string" calcext:value-type="string">
            <text:p><text:s/>20 green, 2 red, 14 blue</text:p>
          </table:table-cell>
          <table:table-cell office:value-type="string" calcext:value-type="string">
            <text:p><text:s/>5 red, 15 green, 15 blue</text:p>
          </table:table-cell>
          <table:table-cell office:value-type="string" calcext:value-type="string">
            <text:p><text:s/>4 blue, 6 red, 15 green</text:p>
          </table:table-cell>
          <table:table-cell office:value-type="string" calcext:value-type="string">
            <text:p><text:s/>6 green, 6 red, 10 blue</text:p>
          </table:table-cell>
          <table:table-cell table:number-columns-repeated="2"/>
          <table:table-cell table:formula="of:=IFERROR(VALUE(ORG.LIBREOFFICE.REGEX(ORG.LIBREOFFICE.REGEX([.$D98];&quot;[\d+]*( blue)&quot;);&quot;\d+&quot;));0)" office:value-type="float" office:value="16" calcext:value-type="float">
            <text:p>16</text:p>
          </table:table-cell>
          <table:table-cell table:formula="of:=IFERROR(VALUE(ORG.LIBREOFFICE.REGEX(ORG.LIBREOFFICE.REGEX([.$D98];&quot;[\d+]*( red)&quot;);&quot;\d+&quot;));0)" office:value-type="float" office:value="2" calcext:value-type="float">
            <text:p>2</text:p>
          </table:table-cell>
          <table:table-cell table:formula="of:=IFERROR(VALUE(ORG.LIBREOFFICE.REGEX(ORG.LIBREOFFICE.REGEX([.$D98];&quot;[\d+]*( green)&quot;);&quot;\d+&quot;));0)" office:value-type="float" office:value="7" calcext:value-type="float">
            <text:p>7</text:p>
          </table:table-cell>
          <table:table-cell table:formula="of:=IFERROR(VALUE(ORG.LIBREOFFICE.REGEX(ORG.LIBREOFFICE.REGEX([.$E98];&quot;[\d+]*( blue)&quot;);&quot;\d+&quot;));0)" office:value-type="float" office:value="14" calcext:value-type="float">
            <text:p>14</text:p>
          </table:table-cell>
          <table:table-cell table:formula="of:=IFERROR(VALUE(ORG.LIBREOFFICE.REGEX(ORG.LIBREOFFICE.REGEX([.$E98];&quot;[\d+]*( red)&quot;);&quot;\d+&quot;));0)" office:value-type="float" office:value="2" calcext:value-type="float">
            <text:p>2</text:p>
          </table:table-cell>
          <table:table-cell table:formula="of:=IFERROR(VALUE(ORG.LIBREOFFICE.REGEX(ORG.LIBREOFFICE.REGEX([.$E98];&quot;[\d+]*( green)&quot;);&quot;\d+&quot;));0)" office:value-type="float" office:value="20" calcext:value-type="float">
            <text:p>20</text:p>
          </table:table-cell>
          <table:table-cell table:formula="of:=IFERROR(VALUE(ORG.LIBREOFFICE.REGEX(ORG.LIBREOFFICE.REGEX([.$F98];&quot;[\d+]*( blue)&quot;);&quot;\d+&quot;));0)" office:value-type="float" office:value="15" calcext:value-type="float">
            <text:p>15</text:p>
          </table:table-cell>
          <table:table-cell table:formula="of:=IFERROR(VALUE(ORG.LIBREOFFICE.REGEX(ORG.LIBREOFFICE.REGEX([.$F98];&quot;[\d+]*( red)&quot;);&quot;\d+&quot;));0)" office:value-type="float" office:value="5" calcext:value-type="float">
            <text:p>5</text:p>
          </table:table-cell>
          <table:table-cell table:formula="of:=IFERROR(VALUE(ORG.LIBREOFFICE.REGEX(ORG.LIBREOFFICE.REGEX([.$F98];&quot;[\d+]*( green)&quot;);&quot;\d+&quot;));0)" office:value-type="float" office:value="15" calcext:value-type="float">
            <text:p>15</text:p>
          </table:table-cell>
          <table:table-cell table:formula="of:=IFERROR(VALUE(ORG.LIBREOFFICE.REGEX(ORG.LIBREOFFICE.REGEX([.$G98];&quot;[\d+]*( blue)&quot;);&quot;\d+&quot;));0)" office:value-type="float" office:value="4" calcext:value-type="float">
            <text:p>4</text:p>
          </table:table-cell>
          <table:table-cell table:formula="of:=IFERROR(VALUE(ORG.LIBREOFFICE.REGEX(ORG.LIBREOFFICE.REGEX([.$G98];&quot;[\d+]*( red)&quot;);&quot;\d+&quot;));0)" office:value-type="float" office:value="6" calcext:value-type="float">
            <text:p>6</text:p>
          </table:table-cell>
          <table:table-cell table:formula="of:=IFERROR(VALUE(ORG.LIBREOFFICE.REGEX(ORG.LIBREOFFICE.REGEX([.$G98];&quot;[\d+]*( green)&quot;);&quot;\d+&quot;));0)" office:value-type="float" office:value="15" calcext:value-type="float">
            <text:p>15</text:p>
          </table:table-cell>
          <table:table-cell table:formula="of:=IFERROR(VALUE(ORG.LIBREOFFICE.REGEX(ORG.LIBREOFFICE.REGEX([.$H98];&quot;[\d+]*( blue)&quot;);&quot;\d+&quot;));0)" office:value-type="float" office:value="10" calcext:value-type="float">
            <text:p>10</text:p>
          </table:table-cell>
          <table:table-cell table:formula="of:=IFERROR(VALUE(ORG.LIBREOFFICE.REGEX(ORG.LIBREOFFICE.REGEX([.$H98];&quot;[\d+]*( red)&quot;);&quot;\d+&quot;));0)" office:value-type="float" office:value="6" calcext:value-type="float">
            <text:p>6</text:p>
          </table:table-cell>
          <table:table-cell table:formula="of:=IFERROR(VALUE(ORG.LIBREOFFICE.REGEX(ORG.LIBREOFFICE.REGEX([.$H98];&quot;[\d+]*( green)&quot;);&quot;\d+&quot;));0)" office:value-type="float" office:value="6" calcext:value-type="float">
            <text:p>6</text:p>
          </table:table-cell>
          <table:table-cell table:formula="of:=IFERROR(VALUE(ORG.LIBREOFFICE.REGEX(ORG.LIBREOFFICE.REGEX([.$I98];&quot;[\d+]*( blue)&quot;);&quot;\d+&quot;));0)" office:value-type="float" office:value="0" calcext:value-type="float">
            <text:p>0</text:p>
          </table:table-cell>
          <table:table-cell table:formula="of:=IFERROR(VALUE(ORG.LIBREOFFICE.REGEX(ORG.LIBREOFFICE.REGEX([.$I98];&quot;[\d+]*( red)&quot;);&quot;\d+&quot;));0)" office:value-type="float" office:value="0" calcext:value-type="float">
            <text:p>0</text:p>
          </table:table-cell>
          <table:table-cell table:formula="of:=IFERROR(VALUE(ORG.LIBREOFFICE.REGEX(ORG.LIBREOFFICE.REGEX([.$I98];&quot;[\d+]*( green)&quot;);&quot;\d+&quot;));0)" office:value-type="float" office:value="0" calcext:value-type="float">
            <text:p>0</text:p>
          </table:table-cell>
          <table:table-cell/>
          <table:table-cell table:formula="of:=MAX([.K98];[.N98];[.Q98];[.T98];[.W98];[.Z98])" office:value-type="float" office:value="16" calcext:value-type="float">
            <text:p>16</text:p>
          </table:table-cell>
          <table:table-cell table:formula="of:=MAX([.L98];[.O98];[.R98];[.U98];[.X98];[.AA98])" office:value-type="float" office:value="6" calcext:value-type="float">
            <text:p>6</text:p>
          </table:table-cell>
          <table:table-cell table:formula="of:=MAX([.M98];[.P98];[.S98];[.V98];[.Y98];[.AB98])" office:value-type="float" office:value="20" calcext:value-type="float">
            <text:p>20</text:p>
          </table:table-cell>
          <table:table-cell/>
          <table:table-cell table:formula="of:=IF(AND([.AD98]&lt;=14;[.AE98]&lt;=12;[.AF98]&lt;=13);VALUE([.B98]);&quot;&quot;)">
            <text:p/>
          </table:table-cell>
          <table:table-cell table:number-columns-repeated="2"/>
        </table:table-row>
        <table:table-row table:style-name="ro15">
          <table:table-cell office:value-type="string" calcext:value-type="string">
            <text:p>Game 97: 1 red, 1 blue, 14 green; 10 green, 12 red, 1 blue; 10 red, 2 green, 1 blue; 1 blue, 3 green, 14 red; 3 red, 2 blue, 13 green; 1 blue, 3 green, 13 red</text:p>
          </table:table-cell>
          <table:table-cell table:formula="of:=ORG.LIBREOFFICE.REGEX([.A99];&quot;\d+&quot;)" office:value-type="string" office:string-value="97" calcext:value-type="string">
            <text:p>97</text:p>
          </table:table-cell>
          <table:table-cell/>
          <table:table-cell office:value-type="string" calcext:value-type="string">
            <text:p><text:s/>1 red, 1 blue, 14 green</text:p>
          </table:table-cell>
          <table:table-cell office:value-type="string" calcext:value-type="string">
            <text:p><text:s/>10 green, 12 red, 1 blue</text:p>
          </table:table-cell>
          <table:table-cell office:value-type="string" calcext:value-type="string">
            <text:p><text:s/>10 red, 2 green, 1 blue</text:p>
          </table:table-cell>
          <table:table-cell office:value-type="string" calcext:value-type="string">
            <text:p><text:s/>1 blue, 3 green, 14 red</text:p>
          </table:table-cell>
          <table:table-cell office:value-type="string" calcext:value-type="string">
            <text:p><text:s/>3 red, 2 blue, 13 green</text:p>
          </table:table-cell>
          <table:table-cell office:value-type="string" calcext:value-type="string">
            <text:p><text:s/>1 blue, 3 green, 13 red</text:p>
          </table:table-cell>
          <table:table-cell/>
          <table:table-cell table:formula="of:=IFERROR(VALUE(ORG.LIBREOFFICE.REGEX(ORG.LIBREOFFICE.REGEX([.$D99];&quot;[\d+]*( blue)&quot;);&quot;\d+&quot;));0)" office:value-type="float" office:value="1" calcext:value-type="float">
            <text:p>1</text:p>
          </table:table-cell>
          <table:table-cell table:formula="of:=IFERROR(VALUE(ORG.LIBREOFFICE.REGEX(ORG.LIBREOFFICE.REGEX([.$D99];&quot;[\d+]*( red)&quot;);&quot;\d+&quot;));0)" office:value-type="float" office:value="1" calcext:value-type="float">
            <text:p>1</text:p>
          </table:table-cell>
          <table:table-cell table:formula="of:=IFERROR(VALUE(ORG.LIBREOFFICE.REGEX(ORG.LIBREOFFICE.REGEX([.$D99];&quot;[\d+]*( green)&quot;);&quot;\d+&quot;));0)" office:value-type="float" office:value="14" calcext:value-type="float">
            <text:p>14</text:p>
          </table:table-cell>
          <table:table-cell table:formula="of:=IFERROR(VALUE(ORG.LIBREOFFICE.REGEX(ORG.LIBREOFFICE.REGEX([.$E99];&quot;[\d+]*( blue)&quot;);&quot;\d+&quot;));0)" office:value-type="float" office:value="1" calcext:value-type="float">
            <text:p>1</text:p>
          </table:table-cell>
          <table:table-cell table:formula="of:=IFERROR(VALUE(ORG.LIBREOFFICE.REGEX(ORG.LIBREOFFICE.REGEX([.$E99];&quot;[\d+]*( red)&quot;);&quot;\d+&quot;));0)" office:value-type="float" office:value="12" calcext:value-type="float">
            <text:p>12</text:p>
          </table:table-cell>
          <table:table-cell table:formula="of:=IFERROR(VALUE(ORG.LIBREOFFICE.REGEX(ORG.LIBREOFFICE.REGEX([.$E99];&quot;[\d+]*( green)&quot;);&quot;\d+&quot;));0)" office:value-type="float" office:value="10" calcext:value-type="float">
            <text:p>10</text:p>
          </table:table-cell>
          <table:table-cell table:formula="of:=IFERROR(VALUE(ORG.LIBREOFFICE.REGEX(ORG.LIBREOFFICE.REGEX([.$F99];&quot;[\d+]*( blue)&quot;);&quot;\d+&quot;));0)" office:value-type="float" office:value="1" calcext:value-type="float">
            <text:p>1</text:p>
          </table:table-cell>
          <table:table-cell table:formula="of:=IFERROR(VALUE(ORG.LIBREOFFICE.REGEX(ORG.LIBREOFFICE.REGEX([.$F99];&quot;[\d+]*( red)&quot;);&quot;\d+&quot;));0)" office:value-type="float" office:value="10" calcext:value-type="float">
            <text:p>10</text:p>
          </table:table-cell>
          <table:table-cell table:formula="of:=IFERROR(VALUE(ORG.LIBREOFFICE.REGEX(ORG.LIBREOFFICE.REGEX([.$F99];&quot;[\d+]*( green)&quot;);&quot;\d+&quot;));0)" office:value-type="float" office:value="2" calcext:value-type="float">
            <text:p>2</text:p>
          </table:table-cell>
          <table:table-cell table:formula="of:=IFERROR(VALUE(ORG.LIBREOFFICE.REGEX(ORG.LIBREOFFICE.REGEX([.$G99];&quot;[\d+]*( blue)&quot;);&quot;\d+&quot;));0)" office:value-type="float" office:value="1" calcext:value-type="float">
            <text:p>1</text:p>
          </table:table-cell>
          <table:table-cell table:formula="of:=IFERROR(VALUE(ORG.LIBREOFFICE.REGEX(ORG.LIBREOFFICE.REGEX([.$G99];&quot;[\d+]*( red)&quot;);&quot;\d+&quot;));0)" office:value-type="float" office:value="14" calcext:value-type="float">
            <text:p>14</text:p>
          </table:table-cell>
          <table:table-cell table:formula="of:=IFERROR(VALUE(ORG.LIBREOFFICE.REGEX(ORG.LIBREOFFICE.REGEX([.$G99];&quot;[\d+]*( green)&quot;);&quot;\d+&quot;));0)" office:value-type="float" office:value="3" calcext:value-type="float">
            <text:p>3</text:p>
          </table:table-cell>
          <table:table-cell table:formula="of:=IFERROR(VALUE(ORG.LIBREOFFICE.REGEX(ORG.LIBREOFFICE.REGEX([.$H99];&quot;[\d+]*( blue)&quot;);&quot;\d+&quot;));0)" office:value-type="float" office:value="2" calcext:value-type="float">
            <text:p>2</text:p>
          </table:table-cell>
          <table:table-cell table:formula="of:=IFERROR(VALUE(ORG.LIBREOFFICE.REGEX(ORG.LIBREOFFICE.REGEX([.$H99];&quot;[\d+]*( red)&quot;);&quot;\d+&quot;));0)" office:value-type="float" office:value="3" calcext:value-type="float">
            <text:p>3</text:p>
          </table:table-cell>
          <table:table-cell table:formula="of:=IFERROR(VALUE(ORG.LIBREOFFICE.REGEX(ORG.LIBREOFFICE.REGEX([.$H99];&quot;[\d+]*( green)&quot;);&quot;\d+&quot;));0)" office:value-type="float" office:value="13" calcext:value-type="float">
            <text:p>13</text:p>
          </table:table-cell>
          <table:table-cell table:formula="of:=IFERROR(VALUE(ORG.LIBREOFFICE.REGEX(ORG.LIBREOFFICE.REGEX([.$I99];&quot;[\d+]*( blue)&quot;);&quot;\d+&quot;));0)" office:value-type="float" office:value="1" calcext:value-type="float">
            <text:p>1</text:p>
          </table:table-cell>
          <table:table-cell table:formula="of:=IFERROR(VALUE(ORG.LIBREOFFICE.REGEX(ORG.LIBREOFFICE.REGEX([.$I99];&quot;[\d+]*( red)&quot;);&quot;\d+&quot;));0)" office:value-type="float" office:value="13" calcext:value-type="float">
            <text:p>13</text:p>
          </table:table-cell>
          <table:table-cell table:formula="of:=IFERROR(VALUE(ORG.LIBREOFFICE.REGEX(ORG.LIBREOFFICE.REGEX([.$I99];&quot;[\d+]*( green)&quot;);&quot;\d+&quot;));0)" office:value-type="float" office:value="3" calcext:value-type="float">
            <text:p>3</text:p>
          </table:table-cell>
          <table:table-cell/>
          <table:table-cell table:formula="of:=MAX([.K99];[.N99];[.Q99];[.T99];[.W99];[.Z99])" office:value-type="float" office:value="2" calcext:value-type="float">
            <text:p>2</text:p>
          </table:table-cell>
          <table:table-cell table:formula="of:=MAX([.L99];[.O99];[.R99];[.U99];[.X99];[.AA99])" office:value-type="float" office:value="14" calcext:value-type="float">
            <text:p>14</text:p>
          </table:table-cell>
          <table:table-cell table:formula="of:=MAX([.M99];[.P99];[.S99];[.V99];[.Y99];[.AB99])" office:value-type="float" office:value="14" calcext:value-type="float">
            <text:p>14</text:p>
          </table:table-cell>
          <table:table-cell/>
          <table:table-cell table:formula="of:=IF(AND([.AD99]&lt;=14;[.AE99]&lt;=12;[.AF99]&lt;=13);VALUE([.B99]);&quot;&quot;)">
            <text:p/>
          </table:table-cell>
          <table:table-cell table:number-columns-repeated="2"/>
        </table:table-row>
        <table:table-row table:style-name="ro15">
          <table:table-cell office:value-type="string" calcext:value-type="string">
            <text:p>Game 98: 13 blue, 1 green; 18 green, 6 red, 3 blue; 11 blue, 7 red, 9 green; 4 red, 6 green, 11 blue; 12 blue, 6 red, 8 green</text:p>
          </table:table-cell>
          <table:table-cell table:formula="of:=ORG.LIBREOFFICE.REGEX([.A100];&quot;\d+&quot;)" office:value-type="string" office:string-value="98" calcext:value-type="string">
            <text:p>98</text:p>
          </table:table-cell>
          <table:table-cell/>
          <table:table-cell office:value-type="string" calcext:value-type="string">
            <text:p><text:s/>13 blue, 1 green</text:p>
          </table:table-cell>
          <table:table-cell office:value-type="string" calcext:value-type="string">
            <text:p><text:s/>18 green, 6 red, 3 blue</text:p>
          </table:table-cell>
          <table:table-cell office:value-type="string" calcext:value-type="string">
            <text:p><text:s/>11 blue, 7 red, 9 green</text:p>
          </table:table-cell>
          <table:table-cell office:value-type="string" calcext:value-type="string">
            <text:p><text:s/>4 red, 6 green, 11 blue</text:p>
          </table:table-cell>
          <table:table-cell office:value-type="string" calcext:value-type="string">
            <text:p><text:s/>12 blue, 6 red, 8 green</text:p>
          </table:table-cell>
          <table:table-cell table:number-columns-repeated="2"/>
          <table:table-cell table:formula="of:=IFERROR(VALUE(ORG.LIBREOFFICE.REGEX(ORG.LIBREOFFICE.REGEX([.$D100];&quot;[\d+]*( blue)&quot;);&quot;\d+&quot;));0)" office:value-type="float" office:value="13" calcext:value-type="float">
            <text:p>13</text:p>
          </table:table-cell>
          <table:table-cell table:formula="of:=IFERROR(VALUE(ORG.LIBREOFFICE.REGEX(ORG.LIBREOFFICE.REGEX([.$D100];&quot;[\d+]*( red)&quot;);&quot;\d+&quot;));0)" office:value-type="float" office:value="0" calcext:value-type="float">
            <text:p>0</text:p>
          </table:table-cell>
          <table:table-cell table:formula="of:=IFERROR(VALUE(ORG.LIBREOFFICE.REGEX(ORG.LIBREOFFICE.REGEX([.$D100];&quot;[\d+]*( green)&quot;);&quot;\d+&quot;));0)" office:value-type="float" office:value="1" calcext:value-type="float">
            <text:p>1</text:p>
          </table:table-cell>
          <table:table-cell table:formula="of:=IFERROR(VALUE(ORG.LIBREOFFICE.REGEX(ORG.LIBREOFFICE.REGEX([.$E100];&quot;[\d+]*( blue)&quot;);&quot;\d+&quot;));0)" office:value-type="float" office:value="3" calcext:value-type="float">
            <text:p>3</text:p>
          </table:table-cell>
          <table:table-cell table:formula="of:=IFERROR(VALUE(ORG.LIBREOFFICE.REGEX(ORG.LIBREOFFICE.REGEX([.$E100];&quot;[\d+]*( red)&quot;);&quot;\d+&quot;));0)" office:value-type="float" office:value="6" calcext:value-type="float">
            <text:p>6</text:p>
          </table:table-cell>
          <table:table-cell table:formula="of:=IFERROR(VALUE(ORG.LIBREOFFICE.REGEX(ORG.LIBREOFFICE.REGEX([.$E100];&quot;[\d+]*( green)&quot;);&quot;\d+&quot;));0)" office:value-type="float" office:value="18" calcext:value-type="float">
            <text:p>18</text:p>
          </table:table-cell>
          <table:table-cell table:formula="of:=IFERROR(VALUE(ORG.LIBREOFFICE.REGEX(ORG.LIBREOFFICE.REGEX([.$F100];&quot;[\d+]*( blue)&quot;);&quot;\d+&quot;));0)" office:value-type="float" office:value="11" calcext:value-type="float">
            <text:p>11</text:p>
          </table:table-cell>
          <table:table-cell table:formula="of:=IFERROR(VALUE(ORG.LIBREOFFICE.REGEX(ORG.LIBREOFFICE.REGEX([.$F100];&quot;[\d+]*( red)&quot;);&quot;\d+&quot;));0)" office:value-type="float" office:value="7" calcext:value-type="float">
            <text:p>7</text:p>
          </table:table-cell>
          <table:table-cell table:formula="of:=IFERROR(VALUE(ORG.LIBREOFFICE.REGEX(ORG.LIBREOFFICE.REGEX([.$F100];&quot;[\d+]*( green)&quot;);&quot;\d+&quot;));0)" office:value-type="float" office:value="9" calcext:value-type="float">
            <text:p>9</text:p>
          </table:table-cell>
          <table:table-cell table:formula="of:=IFERROR(VALUE(ORG.LIBREOFFICE.REGEX(ORG.LIBREOFFICE.REGEX([.$G100];&quot;[\d+]*( blue)&quot;);&quot;\d+&quot;));0)" office:value-type="float" office:value="11" calcext:value-type="float">
            <text:p>11</text:p>
          </table:table-cell>
          <table:table-cell table:formula="of:=IFERROR(VALUE(ORG.LIBREOFFICE.REGEX(ORG.LIBREOFFICE.REGEX([.$G100];&quot;[\d+]*( red)&quot;);&quot;\d+&quot;));0)" office:value-type="float" office:value="4" calcext:value-type="float">
            <text:p>4</text:p>
          </table:table-cell>
          <table:table-cell table:formula="of:=IFERROR(VALUE(ORG.LIBREOFFICE.REGEX(ORG.LIBREOFFICE.REGEX([.$G100];&quot;[\d+]*( green)&quot;);&quot;\d+&quot;));0)" office:value-type="float" office:value="6" calcext:value-type="float">
            <text:p>6</text:p>
          </table:table-cell>
          <table:table-cell table:formula="of:=IFERROR(VALUE(ORG.LIBREOFFICE.REGEX(ORG.LIBREOFFICE.REGEX([.$H100];&quot;[\d+]*( blue)&quot;);&quot;\d+&quot;));0)" office:value-type="float" office:value="12" calcext:value-type="float">
            <text:p>12</text:p>
          </table:table-cell>
          <table:table-cell table:formula="of:=IFERROR(VALUE(ORG.LIBREOFFICE.REGEX(ORG.LIBREOFFICE.REGEX([.$H100];&quot;[\d+]*( red)&quot;);&quot;\d+&quot;));0)" office:value-type="float" office:value="6" calcext:value-type="float">
            <text:p>6</text:p>
          </table:table-cell>
          <table:table-cell table:formula="of:=IFERROR(VALUE(ORG.LIBREOFFICE.REGEX(ORG.LIBREOFFICE.REGEX([.$H100];&quot;[\d+]*( green)&quot;);&quot;\d+&quot;));0)" office:value-type="float" office:value="8" calcext:value-type="float">
            <text:p>8</text:p>
          </table:table-cell>
          <table:table-cell table:formula="of:=IFERROR(VALUE(ORG.LIBREOFFICE.REGEX(ORG.LIBREOFFICE.REGEX([.$I100];&quot;[\d+]*( blue)&quot;);&quot;\d+&quot;));0)" office:value-type="float" office:value="0" calcext:value-type="float">
            <text:p>0</text:p>
          </table:table-cell>
          <table:table-cell table:formula="of:=IFERROR(VALUE(ORG.LIBREOFFICE.REGEX(ORG.LIBREOFFICE.REGEX([.$I100];&quot;[\d+]*( red)&quot;);&quot;\d+&quot;));0)" office:value-type="float" office:value="0" calcext:value-type="float">
            <text:p>0</text:p>
          </table:table-cell>
          <table:table-cell table:formula="of:=IFERROR(VALUE(ORG.LIBREOFFICE.REGEX(ORG.LIBREOFFICE.REGEX([.$I100];&quot;[\d+]*( green)&quot;);&quot;\d+&quot;));0)" office:value-type="float" office:value="0" calcext:value-type="float">
            <text:p>0</text:p>
          </table:table-cell>
          <table:table-cell/>
          <table:table-cell table:formula="of:=MAX([.K100];[.N100];[.Q100];[.T100];[.W100];[.Z100])" office:value-type="float" office:value="13" calcext:value-type="float">
            <text:p>13</text:p>
          </table:table-cell>
          <table:table-cell table:formula="of:=MAX([.L100];[.O100];[.R100];[.U100];[.X100];[.AA100])" office:value-type="float" office:value="7" calcext:value-type="float">
            <text:p>7</text:p>
          </table:table-cell>
          <table:table-cell table:formula="of:=MAX([.M100];[.P100];[.S100];[.V100];[.Y100];[.AB100])" office:value-type="float" office:value="18" calcext:value-type="float">
            <text:p>18</text:p>
          </table:table-cell>
          <table:table-cell/>
          <table:table-cell table:formula="of:=IF(AND([.AD100]&lt;=14;[.AE100]&lt;=12;[.AF100]&lt;=13);VALUE([.B100]);&quot;&quot;)">
            <text:p/>
          </table:table-cell>
          <table:table-cell table:number-columns-repeated="2"/>
        </table:table-row>
        <table:table-row table:style-name="ro15">
          <table:table-cell office:value-type="string" calcext:value-type="string">
            <text:p>Game 99: 4 blue; 1 red, 2 green, 11 blue; 12 blue, 1 green, 1 red; 11 blue, 6 green; 1 red, 7 green, 8 blue</text:p>
          </table:table-cell>
          <table:table-cell table:formula="of:=ORG.LIBREOFFICE.REGEX([.A101];&quot;\d+&quot;)" office:value-type="string" office:string-value="99" calcext:value-type="string">
            <text:p>99</text:p>
          </table:table-cell>
          <table:table-cell/>
          <table:table-cell office:value-type="string" calcext:value-type="string">
            <text:p><text:s/>4 blue</text:p>
          </table:table-cell>
          <table:table-cell office:value-type="string" calcext:value-type="string">
            <text:p><text:s/>1 red, 2 green, 11 blue</text:p>
          </table:table-cell>
          <table:table-cell office:value-type="string" calcext:value-type="string">
            <text:p><text:s/>12 blue, 1 green, 1 red</text:p>
          </table:table-cell>
          <table:table-cell office:value-type="string" calcext:value-type="string">
            <text:p><text:s/>11 blue, 6 green</text:p>
          </table:table-cell>
          <table:table-cell office:value-type="string" calcext:value-type="string">
            <text:p><text:s/>1 red, 7 green, 8 blue</text:p>
          </table:table-cell>
          <table:table-cell table:number-columns-repeated="2"/>
          <table:table-cell table:formula="of:=IFERROR(VALUE(ORG.LIBREOFFICE.REGEX(ORG.LIBREOFFICE.REGEX([.$D101];&quot;[\d+]*( blue)&quot;);&quot;\d+&quot;));0)" office:value-type="float" office:value="4" calcext:value-type="float">
            <text:p>4</text:p>
          </table:table-cell>
          <table:table-cell table:formula="of:=IFERROR(VALUE(ORG.LIBREOFFICE.REGEX(ORG.LIBREOFFICE.REGEX([.$D101];&quot;[\d+]*( red)&quot;);&quot;\d+&quot;));0)" office:value-type="float" office:value="0" calcext:value-type="float">
            <text:p>0</text:p>
          </table:table-cell>
          <table:table-cell table:formula="of:=IFERROR(VALUE(ORG.LIBREOFFICE.REGEX(ORG.LIBREOFFICE.REGEX([.$D101];&quot;[\d+]*( green)&quot;);&quot;\d+&quot;));0)" office:value-type="float" office:value="0" calcext:value-type="float">
            <text:p>0</text:p>
          </table:table-cell>
          <table:table-cell table:formula="of:=IFERROR(VALUE(ORG.LIBREOFFICE.REGEX(ORG.LIBREOFFICE.REGEX([.$E101];&quot;[\d+]*( blue)&quot;);&quot;\d+&quot;));0)" office:value-type="float" office:value="11" calcext:value-type="float">
            <text:p>11</text:p>
          </table:table-cell>
          <table:table-cell table:formula="of:=IFERROR(VALUE(ORG.LIBREOFFICE.REGEX(ORG.LIBREOFFICE.REGEX([.$E101];&quot;[\d+]*( red)&quot;);&quot;\d+&quot;));0)" office:value-type="float" office:value="1" calcext:value-type="float">
            <text:p>1</text:p>
          </table:table-cell>
          <table:table-cell table:formula="of:=IFERROR(VALUE(ORG.LIBREOFFICE.REGEX(ORG.LIBREOFFICE.REGEX([.$E101];&quot;[\d+]*( green)&quot;);&quot;\d+&quot;));0)" office:value-type="float" office:value="2" calcext:value-type="float">
            <text:p>2</text:p>
          </table:table-cell>
          <table:table-cell table:formula="of:=IFERROR(VALUE(ORG.LIBREOFFICE.REGEX(ORG.LIBREOFFICE.REGEX([.$F101];&quot;[\d+]*( blue)&quot;);&quot;\d+&quot;));0)" office:value-type="float" office:value="12" calcext:value-type="float">
            <text:p>12</text:p>
          </table:table-cell>
          <table:table-cell table:formula="of:=IFERROR(VALUE(ORG.LIBREOFFICE.REGEX(ORG.LIBREOFFICE.REGEX([.$F101];&quot;[\d+]*( red)&quot;);&quot;\d+&quot;));0)" office:value-type="float" office:value="1" calcext:value-type="float">
            <text:p>1</text:p>
          </table:table-cell>
          <table:table-cell table:formula="of:=IFERROR(VALUE(ORG.LIBREOFFICE.REGEX(ORG.LIBREOFFICE.REGEX([.$F101];&quot;[\d+]*( green)&quot;);&quot;\d+&quot;));0)" office:value-type="float" office:value="1" calcext:value-type="float">
            <text:p>1</text:p>
          </table:table-cell>
          <table:table-cell table:formula="of:=IFERROR(VALUE(ORG.LIBREOFFICE.REGEX(ORG.LIBREOFFICE.REGEX([.$G101];&quot;[\d+]*( blue)&quot;);&quot;\d+&quot;));0)" office:value-type="float" office:value="11" calcext:value-type="float">
            <text:p>11</text:p>
          </table:table-cell>
          <table:table-cell table:formula="of:=IFERROR(VALUE(ORG.LIBREOFFICE.REGEX(ORG.LIBREOFFICE.REGEX([.$G101];&quot;[\d+]*( red)&quot;);&quot;\d+&quot;));0)" office:value-type="float" office:value="0" calcext:value-type="float">
            <text:p>0</text:p>
          </table:table-cell>
          <table:table-cell table:formula="of:=IFERROR(VALUE(ORG.LIBREOFFICE.REGEX(ORG.LIBREOFFICE.REGEX([.$G101];&quot;[\d+]*( green)&quot;);&quot;\d+&quot;));0)" office:value-type="float" office:value="6" calcext:value-type="float">
            <text:p>6</text:p>
          </table:table-cell>
          <table:table-cell table:formula="of:=IFERROR(VALUE(ORG.LIBREOFFICE.REGEX(ORG.LIBREOFFICE.REGEX([.$H101];&quot;[\d+]*( blue)&quot;);&quot;\d+&quot;));0)" office:value-type="float" office:value="8" calcext:value-type="float">
            <text:p>8</text:p>
          </table:table-cell>
          <table:table-cell table:formula="of:=IFERROR(VALUE(ORG.LIBREOFFICE.REGEX(ORG.LIBREOFFICE.REGEX([.$H101];&quot;[\d+]*( red)&quot;);&quot;\d+&quot;));0)" office:value-type="float" office:value="1" calcext:value-type="float">
            <text:p>1</text:p>
          </table:table-cell>
          <table:table-cell table:formula="of:=IFERROR(VALUE(ORG.LIBREOFFICE.REGEX(ORG.LIBREOFFICE.REGEX([.$H101];&quot;[\d+]*( green)&quot;);&quot;\d+&quot;));0)" office:value-type="float" office:value="7" calcext:value-type="float">
            <text:p>7</text:p>
          </table:table-cell>
          <table:table-cell table:formula="of:=IFERROR(VALUE(ORG.LIBREOFFICE.REGEX(ORG.LIBREOFFICE.REGEX([.$I101];&quot;[\d+]*( blue)&quot;);&quot;\d+&quot;));0)" office:value-type="float" office:value="0" calcext:value-type="float">
            <text:p>0</text:p>
          </table:table-cell>
          <table:table-cell table:formula="of:=IFERROR(VALUE(ORG.LIBREOFFICE.REGEX(ORG.LIBREOFFICE.REGEX([.$I101];&quot;[\d+]*( red)&quot;);&quot;\d+&quot;));0)" office:value-type="float" office:value="0" calcext:value-type="float">
            <text:p>0</text:p>
          </table:table-cell>
          <table:table-cell table:formula="of:=IFERROR(VALUE(ORG.LIBREOFFICE.REGEX(ORG.LIBREOFFICE.REGEX([.$I101];&quot;[\d+]*( green)&quot;);&quot;\d+&quot;));0)" office:value-type="float" office:value="0" calcext:value-type="float">
            <text:p>0</text:p>
          </table:table-cell>
          <table:table-cell/>
          <table:table-cell table:formula="of:=MAX([.K101];[.N101];[.Q101];[.T101];[.W101];[.Z101])" office:value-type="float" office:value="12" calcext:value-type="float">
            <text:p>12</text:p>
          </table:table-cell>
          <table:table-cell table:formula="of:=MAX([.L101];[.O101];[.R101];[.U101];[.X101];[.AA101])" office:value-type="float" office:value="1" calcext:value-type="float">
            <text:p>1</text:p>
          </table:table-cell>
          <table:table-cell table:formula="of:=MAX([.M101];[.P101];[.S101];[.V101];[.Y101];[.AB101])" office:value-type="float" office:value="7" calcext:value-type="float">
            <text:p>7</text:p>
          </table:table-cell>
          <table:table-cell/>
          <table:table-cell table:formula="of:=IF(AND([.AD101]&lt;=14;[.AE101]&lt;=12;[.AF101]&lt;=13);VALUE([.B101]);&quot;&quot;)" office:value-type="float" office:value="99" calcext:value-type="float">
            <text:p>99</text:p>
          </table:table-cell>
          <table:table-cell table:number-columns-repeated="2"/>
        </table:table-row>
        <table:table-row table:style-name="ro15">
          <table:table-cell office:value-type="string" calcext:value-type="string">
            <text:p>Game 100: 10 blue, 5 green; 4 green, 3 red, 6 blue; 2 green, 4 red, 1 blue</text:p>
          </table:table-cell>
          <table:table-cell table:formula="of:=ORG.LIBREOFFICE.REGEX([.A102];&quot;\d+&quot;)" office:value-type="string" office:string-value="100" calcext:value-type="string">
            <text:p>100</text:p>
          </table:table-cell>
          <table:table-cell/>
          <table:table-cell office:value-type="string" calcext:value-type="string">
            <text:p><text:s/>10 blue, 5 green</text:p>
          </table:table-cell>
          <table:table-cell office:value-type="string" calcext:value-type="string">
            <text:p><text:s/>4 green, 3 red, 6 blue</text:p>
          </table:table-cell>
          <table:table-cell office:value-type="string" calcext:value-type="string">
            <text:p><text:s/>2 green, 4 red, 1 blue</text:p>
          </table:table-cell>
          <table:table-cell table:number-columns-repeated="4"/>
          <table:table-cell table:formula="of:=IFERROR(VALUE(ORG.LIBREOFFICE.REGEX(ORG.LIBREOFFICE.REGEX([.$D102];&quot;[\d+]*( blue)&quot;);&quot;\d+&quot;));0)" office:value-type="float" office:value="10" calcext:value-type="float">
            <text:p>10</text:p>
          </table:table-cell>
          <table:table-cell table:formula="of:=IFERROR(VALUE(ORG.LIBREOFFICE.REGEX(ORG.LIBREOFFICE.REGEX([.$D102];&quot;[\d+]*( red)&quot;);&quot;\d+&quot;));0)" office:value-type="float" office:value="0" calcext:value-type="float">
            <text:p>0</text:p>
          </table:table-cell>
          <table:table-cell table:formula="of:=IFERROR(VALUE(ORG.LIBREOFFICE.REGEX(ORG.LIBREOFFICE.REGEX([.$D102];&quot;[\d+]*( green)&quot;);&quot;\d+&quot;));0)" office:value-type="float" office:value="5" calcext:value-type="float">
            <text:p>5</text:p>
          </table:table-cell>
          <table:table-cell table:formula="of:=IFERROR(VALUE(ORG.LIBREOFFICE.REGEX(ORG.LIBREOFFICE.REGEX([.$E102];&quot;[\d+]*( blue)&quot;);&quot;\d+&quot;));0)" office:value-type="float" office:value="6" calcext:value-type="float">
            <text:p>6</text:p>
          </table:table-cell>
          <table:table-cell table:formula="of:=IFERROR(VALUE(ORG.LIBREOFFICE.REGEX(ORG.LIBREOFFICE.REGEX([.$E102];&quot;[\d+]*( red)&quot;);&quot;\d+&quot;));0)" office:value-type="float" office:value="3" calcext:value-type="float">
            <text:p>3</text:p>
          </table:table-cell>
          <table:table-cell table:formula="of:=IFERROR(VALUE(ORG.LIBREOFFICE.REGEX(ORG.LIBREOFFICE.REGEX([.$E102];&quot;[\d+]*( green)&quot;);&quot;\d+&quot;));0)" office:value-type="float" office:value="4" calcext:value-type="float">
            <text:p>4</text:p>
          </table:table-cell>
          <table:table-cell table:formula="of:=IFERROR(VALUE(ORG.LIBREOFFICE.REGEX(ORG.LIBREOFFICE.REGEX([.$F102];&quot;[\d+]*( blue)&quot;);&quot;\d+&quot;));0)" office:value-type="float" office:value="1" calcext:value-type="float">
            <text:p>1</text:p>
          </table:table-cell>
          <table:table-cell table:formula="of:=IFERROR(VALUE(ORG.LIBREOFFICE.REGEX(ORG.LIBREOFFICE.REGEX([.$F102];&quot;[\d+]*( red)&quot;);&quot;\d+&quot;));0)" office:value-type="float" office:value="4" calcext:value-type="float">
            <text:p>4</text:p>
          </table:table-cell>
          <table:table-cell table:formula="of:=IFERROR(VALUE(ORG.LIBREOFFICE.REGEX(ORG.LIBREOFFICE.REGEX([.$F102];&quot;[\d+]*( green)&quot;);&quot;\d+&quot;));0)" office:value-type="float" office:value="2" calcext:value-type="float">
            <text:p>2</text:p>
          </table:table-cell>
          <table:table-cell table:formula="of:=IFERROR(VALUE(ORG.LIBREOFFICE.REGEX(ORG.LIBREOFFICE.REGEX([.$G102];&quot;[\d+]*( blue)&quot;);&quot;\d+&quot;));0)" office:value-type="float" office:value="0" calcext:value-type="float">
            <text:p>0</text:p>
          </table:table-cell>
          <table:table-cell table:formula="of:=IFERROR(VALUE(ORG.LIBREOFFICE.REGEX(ORG.LIBREOFFICE.REGEX([.$G102];&quot;[\d+]*( red)&quot;);&quot;\d+&quot;));0)" office:value-type="float" office:value="0" calcext:value-type="float">
            <text:p>0</text:p>
          </table:table-cell>
          <table:table-cell table:formula="of:=IFERROR(VALUE(ORG.LIBREOFFICE.REGEX(ORG.LIBREOFFICE.REGEX([.$G102];&quot;[\d+]*( green)&quot;);&quot;\d+&quot;));0)" office:value-type="float" office:value="0" calcext:value-type="float">
            <text:p>0</text:p>
          </table:table-cell>
          <table:table-cell table:formula="of:=IFERROR(VALUE(ORG.LIBREOFFICE.REGEX(ORG.LIBREOFFICE.REGEX([.$H102];&quot;[\d+]*( blue)&quot;);&quot;\d+&quot;));0)" office:value-type="float" office:value="0" calcext:value-type="float">
            <text:p>0</text:p>
          </table:table-cell>
          <table:table-cell table:formula="of:=IFERROR(VALUE(ORG.LIBREOFFICE.REGEX(ORG.LIBREOFFICE.REGEX([.$H102];&quot;[\d+]*( red)&quot;);&quot;\d+&quot;));0)" office:value-type="float" office:value="0" calcext:value-type="float">
            <text:p>0</text:p>
          </table:table-cell>
          <table:table-cell table:formula="of:=IFERROR(VALUE(ORG.LIBREOFFICE.REGEX(ORG.LIBREOFFICE.REGEX([.$H102];&quot;[\d+]*( green)&quot;);&quot;\d+&quot;));0)" office:value-type="float" office:value="0" calcext:value-type="float">
            <text:p>0</text:p>
          </table:table-cell>
          <table:table-cell table:formula="of:=IFERROR(VALUE(ORG.LIBREOFFICE.REGEX(ORG.LIBREOFFICE.REGEX([.$I102];&quot;[\d+]*( blue)&quot;);&quot;\d+&quot;));0)" office:value-type="float" office:value="0" calcext:value-type="float">
            <text:p>0</text:p>
          </table:table-cell>
          <table:table-cell table:formula="of:=IFERROR(VALUE(ORG.LIBREOFFICE.REGEX(ORG.LIBREOFFICE.REGEX([.$I102];&quot;[\d+]*( red)&quot;);&quot;\d+&quot;));0)" office:value-type="float" office:value="0" calcext:value-type="float">
            <text:p>0</text:p>
          </table:table-cell>
          <table:table-cell table:formula="of:=IFERROR(VALUE(ORG.LIBREOFFICE.REGEX(ORG.LIBREOFFICE.REGEX([.$I102];&quot;[\d+]*( green)&quot;);&quot;\d+&quot;));0)" office:value-type="float" office:value="0" calcext:value-type="float">
            <text:p>0</text:p>
          </table:table-cell>
          <table:table-cell/>
          <table:table-cell table:formula="of:=MAX([.K102];[.N102];[.Q102];[.T102];[.W102];[.Z102])" office:value-type="float" office:value="10" calcext:value-type="float">
            <text:p>10</text:p>
          </table:table-cell>
          <table:table-cell table:formula="of:=MAX([.L102];[.O102];[.R102];[.U102];[.X102];[.AA102])" office:value-type="float" office:value="4" calcext:value-type="float">
            <text:p>4</text:p>
          </table:table-cell>
          <table:table-cell table:formula="of:=MAX([.M102];[.P102];[.S102];[.V102];[.Y102];[.AB102])" office:value-type="float" office:value="5" calcext:value-type="float">
            <text:p>5</text:p>
          </table:table-cell>
          <table:table-cell/>
          <table:table-cell table:formula="of:=IF(AND([.AD102]&lt;=14;[.AE102]&lt;=12;[.AF102]&lt;=13);VALUE([.B102]);&quot;&quot;)" office:value-type="float" office:value="100" calcext:value-type="float">
            <text:p>100</text:p>
          </table:table-cell>
          <table:table-cell table:number-columns-repeated="2"/>
        </table:table-row>
      </table:table>
      <table:table table:name="Task 2" table:style-name="ta1">
        <table:table-column table:style-name="co1" table:number-columns-repeated="5" table:default-cell-style-name="Default"/>
        <table:table-row table:style-name="ro14">
          <table:table-cell office:value-type="string" calcext:value-type="string">
            <text:p>Power</text:p>
          </table:table-cell>
          <table:table-cell table:number-columns-repeated="4"/>
        </table:table-row>
        <table:table-row table:style-name="ro14">
          <table:table-cell table:formula="of:=[$'Task 1'.AD3]*[$'Task 1'.AE3]*[$'Task 1'.AF3]" office:value-type="float" office:value="27" calcext:value-type="float">
            <text:p>27</text:p>
          </table:table-cell>
          <table:table-cell table:number-columns-repeated="4"/>
        </table:table-row>
        <table:table-row table:style-name="ro14">
          <table:table-cell table:formula="of:=[$'Task 1'.AD4]*[$'Task 1'.AE4]*[$'Task 1'.AF4]" office:value-type="float" office:value="288" calcext:value-type="float">
            <text:p>288</text:p>
          </table:table-cell>
          <table:table-cell table:number-columns-repeated="3"/>
          <table:table-cell office:value-type="string" calcext:value-type="string">
            <text:p>SUM</text:p>
          </table:table-cell>
        </table:table-row>
        <table:table-row table:style-name="ro14">
          <table:table-cell table:formula="of:=[$'Task 1'.AD5]*[$'Task 1'.AE5]*[$'Task 1'.AF5]" office:value-type="float" office:value="1040" calcext:value-type="float">
            <text:p>1040</text:p>
          </table:table-cell>
          <table:table-cell table:number-columns-repeated="3"/>
          <table:table-cell table:formula="of:=SUM([.A2:.A101])" office:value-type="float" office:value="84538" calcext:value-type="float">
            <text:p>84538</text:p>
          </table:table-cell>
        </table:table-row>
        <table:table-row table:style-name="ro14">
          <table:table-cell table:formula="of:=[$'Task 1'.AD6]*[$'Task 1'.AE6]*[$'Task 1'.AF6]" office:value-type="float" office:value="120" calcext:value-type="float">
            <text:p>120</text:p>
          </table:table-cell>
          <table:table-cell table:number-columns-repeated="4"/>
        </table:table-row>
        <table:table-row table:style-name="ro14">
          <table:table-cell table:formula="of:=[$'Task 1'.AD7]*[$'Task 1'.AE7]*[$'Task 1'.AF7]" office:value-type="float" office:value="56" calcext:value-type="float">
            <text:p>56</text:p>
          </table:table-cell>
          <table:table-cell table:number-columns-repeated="4"/>
        </table:table-row>
        <table:table-row table:style-name="ro14">
          <table:table-cell table:formula="of:=[$'Task 1'.AD8]*[$'Task 1'.AE8]*[$'Task 1'.AF8]" office:value-type="float" office:value="315" calcext:value-type="float">
            <text:p>315</text:p>
          </table:table-cell>
          <table:table-cell table:number-columns-repeated="4"/>
        </table:table-row>
        <table:table-row table:style-name="ro14">
          <table:table-cell table:formula="of:=[$'Task 1'.AD9]*[$'Task 1'.AE9]*[$'Task 1'.AF9]" office:value-type="float" office:value="294" calcext:value-type="float">
            <text:p>294</text:p>
          </table:table-cell>
          <table:table-cell table:number-columns-repeated="4"/>
        </table:table-row>
        <table:table-row table:style-name="ro14">
          <table:table-cell table:formula="of:=[$'Task 1'.AD10]*[$'Task 1'.AE10]*[$'Task 1'.AF10]" office:value-type="float" office:value="288" calcext:value-type="float">
            <text:p>288</text:p>
          </table:table-cell>
          <table:table-cell table:number-columns-repeated="4"/>
        </table:table-row>
        <table:table-row table:style-name="ro14">
          <table:table-cell table:formula="of:=[$'Task 1'.AD11]*[$'Task 1'.AE11]*[$'Task 1'.AF11]" office:value-type="float" office:value="336" calcext:value-type="float">
            <text:p>336</text:p>
          </table:table-cell>
          <table:table-cell table:number-columns-repeated="4"/>
        </table:table-row>
        <table:table-row table:style-name="ro14">
          <table:table-cell table:formula="of:=[$'Task 1'.AD12]*[$'Task 1'.AE12]*[$'Task 1'.AF12]" office:value-type="float" office:value="390" calcext:value-type="float">
            <text:p>390</text:p>
          </table:table-cell>
          <table:table-cell table:number-columns-repeated="4"/>
        </table:table-row>
        <table:table-row table:style-name="ro14">
          <table:table-cell table:formula="of:=[$'Task 1'.AD13]*[$'Task 1'.AE13]*[$'Task 1'.AF13]" office:value-type="float" office:value="468" calcext:value-type="float">
            <text:p>468</text:p>
          </table:table-cell>
          <table:table-cell table:number-columns-repeated="4"/>
        </table:table-row>
        <table:table-row table:style-name="ro14">
          <table:table-cell table:formula="of:=[$'Task 1'.AD14]*[$'Task 1'.AE14]*[$'Task 1'.AF14]" office:value-type="float" office:value="64" calcext:value-type="float">
            <text:p>64</text:p>
          </table:table-cell>
          <table:table-cell table:number-columns-repeated="4"/>
        </table:table-row>
        <table:table-row table:style-name="ro14">
          <table:table-cell table:formula="of:=[$'Task 1'.AD15]*[$'Task 1'.AE15]*[$'Task 1'.AF15]" office:value-type="float" office:value="98" calcext:value-type="float">
            <text:p>98</text:p>
          </table:table-cell>
          <table:table-cell table:number-columns-repeated="4"/>
        </table:table-row>
        <table:table-row table:style-name="ro14">
          <table:table-cell table:formula="of:=[$'Task 1'.AD16]*[$'Task 1'.AE16]*[$'Task 1'.AF16]" office:value-type="float" office:value="162" calcext:value-type="float">
            <text:p>162</text:p>
          </table:table-cell>
          <table:table-cell table:number-columns-repeated="4"/>
        </table:table-row>
        <table:table-row table:style-name="ro14">
          <table:table-cell table:formula="of:=[$'Task 1'.AD17]*[$'Task 1'.AE17]*[$'Task 1'.AF17]" office:value-type="float" office:value="32" calcext:value-type="float">
            <text:p>32</text:p>
          </table:table-cell>
          <table:table-cell table:number-columns-repeated="4"/>
        </table:table-row>
        <table:table-row table:style-name="ro14">
          <table:table-cell table:formula="of:=[$'Task 1'.AD18]*[$'Task 1'.AE18]*[$'Task 1'.AF18]" office:value-type="float" office:value="605" calcext:value-type="float">
            <text:p>605</text:p>
          </table:table-cell>
          <table:table-cell table:number-columns-repeated="4"/>
        </table:table-row>
        <table:table-row table:style-name="ro14">
          <table:table-cell table:formula="of:=[$'Task 1'.AD19]*[$'Task 1'.AE19]*[$'Task 1'.AF19]" office:value-type="float" office:value="720" calcext:value-type="float">
            <text:p>720</text:p>
          </table:table-cell>
          <table:table-cell table:number-columns-repeated="4"/>
        </table:table-row>
        <table:table-row table:style-name="ro14">
          <table:table-cell table:formula="of:=[$'Task 1'.AD20]*[$'Task 1'.AE20]*[$'Task 1'.AF20]" office:value-type="float" office:value="1904" calcext:value-type="float">
            <text:p>1904</text:p>
          </table:table-cell>
          <table:table-cell table:number-columns-repeated="4"/>
        </table:table-row>
        <table:table-row table:style-name="ro14">
          <table:table-cell table:formula="of:=[$'Task 1'.AD21]*[$'Task 1'.AE21]*[$'Task 1'.AF21]" office:value-type="float" office:value="1404" calcext:value-type="float">
            <text:p>1404</text:p>
          </table:table-cell>
          <table:table-cell table:number-columns-repeated="4"/>
        </table:table-row>
        <table:table-row table:style-name="ro14">
          <table:table-cell table:formula="of:=[$'Task 1'.AD22]*[$'Task 1'.AE22]*[$'Task 1'.AF22]" office:value-type="float" office:value="42" calcext:value-type="float">
            <text:p>42</text:p>
          </table:table-cell>
          <table:table-cell table:number-columns-repeated="4"/>
        </table:table-row>
        <table:table-row table:style-name="ro14">
          <table:table-cell table:formula="of:=[$'Task 1'.AD23]*[$'Task 1'.AE23]*[$'Task 1'.AF23]" office:value-type="float" office:value="990" calcext:value-type="float">
            <text:p>990</text:p>
          </table:table-cell>
          <table:table-cell table:number-columns-repeated="4"/>
        </table:table-row>
        <table:table-row table:style-name="ro14">
          <table:table-cell table:formula="of:=[$'Task 1'.AD24]*[$'Task 1'.AE24]*[$'Task 1'.AF24]" office:value-type="float" office:value="52" calcext:value-type="float">
            <text:p>52</text:p>
          </table:table-cell>
          <table:table-cell table:number-columns-repeated="4"/>
        </table:table-row>
        <table:table-row table:style-name="ro14">
          <table:table-cell table:formula="of:=[$'Task 1'.AD25]*[$'Task 1'.AE25]*[$'Task 1'.AF25]" office:value-type="float" office:value="60" calcext:value-type="float">
            <text:p>60</text:p>
          </table:table-cell>
          <table:table-cell table:number-columns-repeated="4"/>
        </table:table-row>
        <table:table-row table:style-name="ro14">
          <table:table-cell table:formula="of:=[$'Task 1'.AD26]*[$'Task 1'.AE26]*[$'Task 1'.AF26]" office:value-type="float" office:value="800" calcext:value-type="float">
            <text:p>800</text:p>
          </table:table-cell>
          <table:table-cell table:number-columns-repeated="4"/>
        </table:table-row>
        <table:table-row table:style-name="ro14">
          <table:table-cell table:formula="of:=[$'Task 1'.AD27]*[$'Task 1'.AE27]*[$'Task 1'.AF27]" office:value-type="float" office:value="864" calcext:value-type="float">
            <text:p>864</text:p>
          </table:table-cell>
          <table:table-cell table:number-columns-repeated="4"/>
        </table:table-row>
        <table:table-row table:style-name="ro14">
          <table:table-cell table:formula="of:=[$'Task 1'.AD28]*[$'Task 1'.AE28]*[$'Task 1'.AF28]" office:value-type="float" office:value="180" calcext:value-type="float">
            <text:p>180</text:p>
          </table:table-cell>
          <table:table-cell table:number-columns-repeated="4"/>
        </table:table-row>
        <table:table-row table:style-name="ro14">
          <table:table-cell table:formula="of:=[$'Task 1'.AD29]*[$'Task 1'.AE29]*[$'Task 1'.AF29]" office:value-type="float" office:value="1512" calcext:value-type="float">
            <text:p>1512</text:p>
          </table:table-cell>
          <table:table-cell table:number-columns-repeated="4"/>
        </table:table-row>
        <table:table-row table:style-name="ro14">
          <table:table-cell table:formula="of:=[$'Task 1'.AD30]*[$'Task 1'.AE30]*[$'Task 1'.AF30]" office:value-type="float" office:value="864" calcext:value-type="float">
            <text:p>864</text:p>
          </table:table-cell>
          <table:table-cell table:number-columns-repeated="4"/>
        </table:table-row>
        <table:table-row table:style-name="ro14">
          <table:table-cell table:formula="of:=[$'Task 1'.AD31]*[$'Task 1'.AE31]*[$'Task 1'.AF31]" office:value-type="float" office:value="324" calcext:value-type="float">
            <text:p>324</text:p>
          </table:table-cell>
          <table:table-cell table:number-columns-repeated="4"/>
        </table:table-row>
        <table:table-row table:style-name="ro14">
          <table:table-cell table:formula="of:=[$'Task 1'.AD32]*[$'Task 1'.AE32]*[$'Task 1'.AF32]" office:value-type="float" office:value="48" calcext:value-type="float">
            <text:p>48</text:p>
          </table:table-cell>
          <table:table-cell table:number-columns-repeated="4"/>
        </table:table-row>
        <table:table-row table:style-name="ro14">
          <table:table-cell table:formula="of:=[$'Task 1'.AD33]*[$'Task 1'.AE33]*[$'Task 1'.AF33]" office:value-type="float" office:value="900" calcext:value-type="float">
            <text:p>900</text:p>
          </table:table-cell>
          <table:table-cell table:number-columns-repeated="4"/>
        </table:table-row>
        <table:table-row table:style-name="ro14">
          <table:table-cell table:formula="of:=[$'Task 1'.AD34]*[$'Task 1'.AE34]*[$'Task 1'.AF34]" office:value-type="float" office:value="78" calcext:value-type="float">
            <text:p>78</text:p>
          </table:table-cell>
          <table:table-cell table:number-columns-repeated="4"/>
        </table:table-row>
        <table:table-row table:style-name="ro14">
          <table:table-cell table:formula="of:=[$'Task 1'.AD35]*[$'Task 1'.AE35]*[$'Task 1'.AF35]" office:value-type="float" office:value="56" calcext:value-type="float">
            <text:p>56</text:p>
          </table:table-cell>
          <table:table-cell table:number-columns-repeated="4"/>
        </table:table-row>
        <table:table-row table:style-name="ro14">
          <table:table-cell table:formula="of:=[$'Task 1'.AD36]*[$'Task 1'.AE36]*[$'Task 1'.AF36]" office:value-type="float" office:value="27" calcext:value-type="float">
            <text:p>27</text:p>
          </table:table-cell>
          <table:table-cell table:number-columns-repeated="4"/>
        </table:table-row>
        <table:table-row table:style-name="ro14">
          <table:table-cell table:formula="of:=[$'Task 1'.AD37]*[$'Task 1'.AE37]*[$'Task 1'.AF37]" office:value-type="float" office:value="630" calcext:value-type="float">
            <text:p>630</text:p>
          </table:table-cell>
          <table:table-cell table:number-columns-repeated="4"/>
        </table:table-row>
        <table:table-row table:style-name="ro14">
          <table:table-cell table:formula="of:=[$'Task 1'.AD38]*[$'Task 1'.AE38]*[$'Task 1'.AF38]" office:value-type="float" office:value="224" calcext:value-type="float">
            <text:p>224</text:p>
          </table:table-cell>
          <table:table-cell table:number-columns-repeated="4"/>
        </table:table-row>
        <table:table-row table:style-name="ro14">
          <table:table-cell table:formula="of:=[$'Task 1'.AD39]*[$'Task 1'.AE39]*[$'Task 1'.AF39]" office:value-type="float" office:value="480" calcext:value-type="float">
            <text:p>480</text:p>
          </table:table-cell>
          <table:table-cell table:number-columns-repeated="4"/>
        </table:table-row>
        <table:table-row table:style-name="ro14">
          <table:table-cell table:formula="of:=[$'Task 1'.AD40]*[$'Task 1'.AE40]*[$'Task 1'.AF40]" office:value-type="float" office:value="1672" calcext:value-type="float">
            <text:p>1672</text:p>
          </table:table-cell>
          <table:table-cell table:number-columns-repeated="4"/>
        </table:table-row>
        <table:table-row table:style-name="ro14">
          <table:table-cell table:formula="of:=[$'Task 1'.AD41]*[$'Task 1'.AE41]*[$'Task 1'.AF41]" office:value-type="float" office:value="494" calcext:value-type="float">
            <text:p>494</text:p>
          </table:table-cell>
          <table:table-cell table:number-columns-repeated="4"/>
        </table:table-row>
        <table:table-row table:style-name="ro14">
          <table:table-cell table:formula="of:=[$'Task 1'.AD42]*[$'Task 1'.AE42]*[$'Task 1'.AF42]" office:value-type="float" office:value="1980" calcext:value-type="float">
            <text:p>1980</text:p>
          </table:table-cell>
          <table:table-cell table:number-columns-repeated="4"/>
        </table:table-row>
        <table:table-row table:style-name="ro14">
          <table:table-cell table:formula="of:=[$'Task 1'.AD43]*[$'Task 1'.AE43]*[$'Task 1'.AF43]" office:value-type="float" office:value="20" calcext:value-type="float">
            <text:p>20</text:p>
          </table:table-cell>
          <table:table-cell table:number-columns-repeated="4"/>
        </table:table-row>
        <table:table-row table:style-name="ro14">
          <table:table-cell table:formula="of:=[$'Task 1'.AD44]*[$'Task 1'.AE44]*[$'Task 1'.AF44]" office:value-type="float" office:value="2700" calcext:value-type="float">
            <text:p>2700</text:p>
          </table:table-cell>
          <table:table-cell table:number-columns-repeated="4"/>
        </table:table-row>
        <table:table-row table:style-name="ro14">
          <table:table-cell table:formula="of:=[$'Task 1'.AD45]*[$'Task 1'.AE45]*[$'Task 1'.AF45]" office:value-type="float" office:value="912" calcext:value-type="float">
            <text:p>912</text:p>
          </table:table-cell>
          <table:table-cell table:number-columns-repeated="4"/>
        </table:table-row>
        <table:table-row table:style-name="ro14">
          <table:table-cell table:formula="of:=[$'Task 1'.AD46]*[$'Task 1'.AE46]*[$'Task 1'.AF46]" office:value-type="float" office:value="504" calcext:value-type="float">
            <text:p>504</text:p>
          </table:table-cell>
          <table:table-cell table:number-columns-repeated="4"/>
        </table:table-row>
        <table:table-row table:style-name="ro14">
          <table:table-cell table:formula="of:=[$'Task 1'.AD47]*[$'Task 1'.AE47]*[$'Task 1'.AF47]" office:value-type="float" office:value="216" calcext:value-type="float">
            <text:p>216</text:p>
          </table:table-cell>
          <table:table-cell table:number-columns-repeated="4"/>
        </table:table-row>
        <table:table-row table:style-name="ro14">
          <table:table-cell table:formula="of:=[$'Task 1'.AD48]*[$'Task 1'.AE48]*[$'Task 1'.AF48]" office:value-type="float" office:value="252" calcext:value-type="float">
            <text:p>252</text:p>
          </table:table-cell>
          <table:table-cell table:number-columns-repeated="4"/>
        </table:table-row>
        <table:table-row table:style-name="ro14">
          <table:table-cell table:formula="of:=[$'Task 1'.AD49]*[$'Task 1'.AE49]*[$'Task 1'.AF49]" office:value-type="float" office:value="2652" calcext:value-type="float">
            <text:p>2652</text:p>
          </table:table-cell>
          <table:table-cell table:number-columns-repeated="4"/>
        </table:table-row>
        <table:table-row table:style-name="ro14">
          <table:table-cell table:formula="of:=[$'Task 1'.AD50]*[$'Task 1'.AE50]*[$'Task 1'.AF50]" office:value-type="float" office:value="165" calcext:value-type="float">
            <text:p>165</text:p>
          </table:table-cell>
          <table:table-cell table:number-columns-repeated="4"/>
        </table:table-row>
        <table:table-row table:style-name="ro14">
          <table:table-cell table:formula="of:=[$'Task 1'.AD51]*[$'Task 1'.AE51]*[$'Task 1'.AF51]" office:value-type="float" office:value="456" calcext:value-type="float">
            <text:p>456</text:p>
          </table:table-cell>
          <table:table-cell table:number-columns-repeated="4"/>
        </table:table-row>
        <table:table-row table:style-name="ro14">
          <table:table-cell table:formula="of:=[$'Task 1'.AD52]*[$'Task 1'.AE52]*[$'Task 1'.AF52]" office:value-type="float" office:value="945" calcext:value-type="float">
            <text:p>945</text:p>
          </table:table-cell>
          <table:table-cell table:number-columns-repeated="4"/>
        </table:table-row>
        <table:table-row table:style-name="ro14">
          <table:table-cell table:formula="of:=[$'Task 1'.AD53]*[$'Task 1'.AE53]*[$'Task 1'.AF53]" office:value-type="float" office:value="1360" calcext:value-type="float">
            <text:p>1360</text:p>
          </table:table-cell>
          <table:table-cell table:number-columns-repeated="4"/>
        </table:table-row>
        <table:table-row table:style-name="ro14">
          <table:table-cell table:formula="of:=[$'Task 1'.AD54]*[$'Task 1'.AE54]*[$'Task 1'.AF54]" office:value-type="float" office:value="480" calcext:value-type="float">
            <text:p>480</text:p>
          </table:table-cell>
          <table:table-cell table:number-columns-repeated="4"/>
        </table:table-row>
        <table:table-row table:style-name="ro14">
          <table:table-cell table:formula="of:=[$'Task 1'.AD55]*[$'Task 1'.AE55]*[$'Task 1'.AF55]" office:value-type="float" office:value="99" calcext:value-type="float">
            <text:p>99</text:p>
          </table:table-cell>
          <table:table-cell table:number-columns-repeated="4"/>
        </table:table-row>
        <table:table-row table:style-name="ro14">
          <table:table-cell table:formula="of:=[$'Task 1'.AD56]*[$'Task 1'.AE56]*[$'Task 1'.AF56]" office:value-type="float" office:value="143" calcext:value-type="float">
            <text:p>143</text:p>
          </table:table-cell>
          <table:table-cell table:number-columns-repeated="4"/>
        </table:table-row>
        <table:table-row table:style-name="ro14">
          <table:table-cell table:formula="of:=[$'Task 1'.AD57]*[$'Task 1'.AE57]*[$'Task 1'.AF57]" office:value-type="float" office:value="1300" calcext:value-type="float">
            <text:p>1300</text:p>
          </table:table-cell>
          <table:table-cell table:number-columns-repeated="4"/>
        </table:table-row>
        <table:table-row table:style-name="ro14">
          <table:table-cell table:formula="of:=[$'Task 1'.AD58]*[$'Task 1'.AE58]*[$'Task 1'.AF58]" office:value-type="float" office:value="1768" calcext:value-type="float">
            <text:p>1768</text:p>
          </table:table-cell>
          <table:table-cell table:number-columns-repeated="4"/>
        </table:table-row>
        <table:table-row table:style-name="ro14">
          <table:table-cell table:formula="of:=[$'Task 1'.AD59]*[$'Task 1'.AE59]*[$'Task 1'.AF59]" office:value-type="float" office:value="450" calcext:value-type="float">
            <text:p>450</text:p>
          </table:table-cell>
          <table:table-cell table:number-columns-repeated="4"/>
        </table:table-row>
        <table:table-row table:style-name="ro14">
          <table:table-cell table:formula="of:=[$'Task 1'.AD60]*[$'Task 1'.AE60]*[$'Task 1'.AF60]" office:value-type="float" office:value="2618" calcext:value-type="float">
            <text:p>2618</text:p>
          </table:table-cell>
          <table:table-cell table:number-columns-repeated="4"/>
        </table:table-row>
        <table:table-row table:style-name="ro14">
          <table:table-cell table:formula="of:=[$'Task 1'.AD61]*[$'Task 1'.AE61]*[$'Task 1'.AF61]" office:value-type="float" office:value="1760" calcext:value-type="float">
            <text:p>1760</text:p>
          </table:table-cell>
          <table:table-cell table:number-columns-repeated="4"/>
        </table:table-row>
        <table:table-row table:style-name="ro14">
          <table:table-cell table:formula="of:=[$'Task 1'.AD62]*[$'Task 1'.AE62]*[$'Task 1'.AF62]" office:value-type="float" office:value="108" calcext:value-type="float">
            <text:p>108</text:p>
          </table:table-cell>
          <table:table-cell table:number-columns-repeated="4"/>
        </table:table-row>
        <table:table-row table:style-name="ro14">
          <table:table-cell table:formula="of:=[$'Task 1'.AD63]*[$'Task 1'.AE63]*[$'Task 1'.AF63]" office:value-type="float" office:value="2142" calcext:value-type="float">
            <text:p>2142</text:p>
          </table:table-cell>
          <table:table-cell table:number-columns-repeated="4"/>
        </table:table-row>
        <table:table-row table:style-name="ro14">
          <table:table-cell table:formula="of:=[$'Task 1'.AD64]*[$'Task 1'.AE64]*[$'Task 1'.AF64]" office:value-type="float" office:value="600" calcext:value-type="float">
            <text:p>600</text:p>
          </table:table-cell>
          <table:table-cell table:number-columns-repeated="4"/>
        </table:table-row>
        <table:table-row table:style-name="ro14">
          <table:table-cell table:formula="of:=[$'Task 1'.AD65]*[$'Task 1'.AE65]*[$'Task 1'.AF65]" office:value-type="float" office:value="21" calcext:value-type="float">
            <text:p>21</text:p>
          </table:table-cell>
          <table:table-cell table:number-columns-repeated="4"/>
        </table:table-row>
        <table:table-row table:style-name="ro14">
          <table:table-cell table:formula="of:=[$'Task 1'.AD66]*[$'Task 1'.AE66]*[$'Task 1'.AF66]" office:value-type="float" office:value="605" calcext:value-type="float">
            <text:p>605</text:p>
          </table:table-cell>
          <table:table-cell table:number-columns-repeated="4"/>
        </table:table-row>
        <table:table-row table:style-name="ro14">
          <table:table-cell table:formula="of:=[$'Task 1'.AD67]*[$'Task 1'.AE67]*[$'Task 1'.AF67]" office:value-type="float" office:value="375" calcext:value-type="float">
            <text:p>375</text:p>
          </table:table-cell>
          <table:table-cell table:number-columns-repeated="4"/>
        </table:table-row>
        <table:table-row table:style-name="ro14">
          <table:table-cell table:formula="of:=[$'Task 1'.AD68]*[$'Task 1'.AE68]*[$'Task 1'.AF68]" office:value-type="float" office:value="1320" calcext:value-type="float">
            <text:p>1320</text:p>
          </table:table-cell>
          <table:table-cell table:number-columns-repeated="4"/>
        </table:table-row>
        <table:table-row table:style-name="ro14">
          <table:table-cell table:formula="of:=[$'Task 1'.AD69]*[$'Task 1'.AE69]*[$'Task 1'.AF69]" office:value-type="float" office:value="612" calcext:value-type="float">
            <text:p>612</text:p>
          </table:table-cell>
          <table:table-cell table:number-columns-repeated="4"/>
        </table:table-row>
        <table:table-row table:style-name="ro14">
          <table:table-cell table:formula="of:=[$'Task 1'.AD70]*[$'Task 1'.AE70]*[$'Task 1'.AF70]" office:value-type="float" office:value="392" calcext:value-type="float">
            <text:p>392</text:p>
          </table:table-cell>
          <table:table-cell table:number-columns-repeated="4"/>
        </table:table-row>
        <table:table-row table:style-name="ro14">
          <table:table-cell table:formula="of:=[$'Task 1'.AD71]*[$'Task 1'.AE71]*[$'Task 1'.AF71]" office:value-type="float" office:value="128" calcext:value-type="float">
            <text:p>128</text:p>
          </table:table-cell>
          <table:table-cell table:number-columns-repeated="4"/>
        </table:table-row>
        <table:table-row table:style-name="ro14">
          <table:table-cell table:formula="of:=[$'Task 1'.AD72]*[$'Task 1'.AE72]*[$'Task 1'.AF72]" office:value-type="float" office:value="136" calcext:value-type="float">
            <text:p>136</text:p>
          </table:table-cell>
          <table:table-cell table:number-columns-repeated="4"/>
        </table:table-row>
        <table:table-row table:style-name="ro14">
          <table:table-cell table:formula="of:=[$'Task 1'.AD73]*[$'Task 1'.AE73]*[$'Task 1'.AF73]" office:value-type="float" office:value="360" calcext:value-type="float">
            <text:p>360</text:p>
          </table:table-cell>
          <table:table-cell table:number-columns-repeated="4"/>
        </table:table-row>
        <table:table-row table:style-name="ro14">
          <table:table-cell table:formula="of:=[$'Task 1'.AD74]*[$'Task 1'.AE74]*[$'Task 1'.AF74]" office:value-type="float" office:value="4896" calcext:value-type="float">
            <text:p>4896</text:p>
          </table:table-cell>
          <table:table-cell table:number-columns-repeated="4"/>
        </table:table-row>
        <table:table-row table:style-name="ro14">
          <table:table-cell table:formula="of:=[$'Task 1'.AD75]*[$'Task 1'.AE75]*[$'Task 1'.AF75]" office:value-type="float" office:value="5814" calcext:value-type="float">
            <text:p>5814</text:p>
          </table:table-cell>
          <table:table-cell table:number-columns-repeated="4"/>
        </table:table-row>
        <table:table-row table:style-name="ro14">
          <table:table-cell table:formula="of:=[$'Task 1'.AD76]*[$'Task 1'.AE76]*[$'Task 1'.AF76]" office:value-type="float" office:value="220" calcext:value-type="float">
            <text:p>220</text:p>
          </table:table-cell>
          <table:table-cell table:number-columns-repeated="4"/>
        </table:table-row>
        <table:table-row table:style-name="ro14">
          <table:table-cell table:formula="of:=[$'Task 1'.AD77]*[$'Task 1'.AE77]*[$'Task 1'.AF77]" office:value-type="float" office:value="96" calcext:value-type="float">
            <text:p>96</text:p>
          </table:table-cell>
          <table:table-cell table:number-columns-repeated="4"/>
        </table:table-row>
        <table:table-row table:style-name="ro14">
          <table:table-cell table:formula="of:=[$'Task 1'.AD78]*[$'Task 1'.AE78]*[$'Task 1'.AF78]" office:value-type="float" office:value="225" calcext:value-type="float">
            <text:p>225</text:p>
          </table:table-cell>
          <table:table-cell table:number-columns-repeated="4"/>
        </table:table-row>
        <table:table-row table:style-name="ro14">
          <table:table-cell table:formula="of:=[$'Task 1'.AD79]*[$'Task 1'.AE79]*[$'Task 1'.AF79]" office:value-type="float" office:value="1512" calcext:value-type="float">
            <text:p>1512</text:p>
          </table:table-cell>
          <table:table-cell table:number-columns-repeated="4"/>
        </table:table-row>
        <table:table-row table:style-name="ro14">
          <table:table-cell table:formula="of:=[$'Task 1'.AD80]*[$'Task 1'.AE80]*[$'Task 1'.AF80]" office:value-type="float" office:value="150" calcext:value-type="float">
            <text:p>150</text:p>
          </table:table-cell>
          <table:table-cell table:number-columns-repeated="4"/>
        </table:table-row>
        <table:table-row table:style-name="ro14">
          <table:table-cell table:formula="of:=[$'Task 1'.AD81]*[$'Task 1'.AE81]*[$'Task 1'.AF81]" office:value-type="float" office:value="648" calcext:value-type="float">
            <text:p>648</text:p>
          </table:table-cell>
          <table:table-cell table:number-columns-repeated="4"/>
        </table:table-row>
        <table:table-row table:style-name="ro14">
          <table:table-cell table:formula="of:=[$'Task 1'.AD82]*[$'Task 1'.AE82]*[$'Task 1'.AF82]" office:value-type="float" office:value="152" calcext:value-type="float">
            <text:p>152</text:p>
          </table:table-cell>
          <table:table-cell table:number-columns-repeated="4"/>
        </table:table-row>
        <table:table-row table:style-name="ro14">
          <table:table-cell table:formula="of:=[$'Task 1'.AD83]*[$'Task 1'.AE83]*[$'Task 1'.AF83]" office:value-type="float" office:value="1596" calcext:value-type="float">
            <text:p>1596</text:p>
          </table:table-cell>
          <table:table-cell table:number-columns-repeated="4"/>
        </table:table-row>
        <table:table-row table:style-name="ro14">
          <table:table-cell table:formula="of:=[$'Task 1'.AD84]*[$'Task 1'.AE84]*[$'Task 1'.AF84]" office:value-type="float" office:value="340" calcext:value-type="float">
            <text:p>340</text:p>
          </table:table-cell>
          <table:table-cell table:number-columns-repeated="4"/>
        </table:table-row>
        <table:table-row table:style-name="ro14">
          <table:table-cell table:formula="of:=[$'Task 1'.AD85]*[$'Task 1'.AE85]*[$'Task 1'.AF85]" office:value-type="float" office:value="4032" calcext:value-type="float">
            <text:p>4032</text:p>
          </table:table-cell>
          <table:table-cell table:number-columns-repeated="4"/>
        </table:table-row>
        <table:table-row table:style-name="ro14">
          <table:table-cell table:formula="of:=[$'Task 1'.AD86]*[$'Task 1'.AE86]*[$'Task 1'.AF86]" office:value-type="float" office:value="252" calcext:value-type="float">
            <text:p>252</text:p>
          </table:table-cell>
          <table:table-cell table:number-columns-repeated="4"/>
        </table:table-row>
        <table:table-row table:style-name="ro14">
          <table:table-cell table:formula="of:=[$'Task 1'.AD87]*[$'Task 1'.AE87]*[$'Task 1'.AF87]" office:value-type="float" office:value="150" calcext:value-type="float">
            <text:p>150</text:p>
          </table:table-cell>
          <table:table-cell table:number-columns-repeated="4"/>
        </table:table-row>
        <table:table-row table:style-name="ro14">
          <table:table-cell table:formula="of:=[$'Task 1'.AD88]*[$'Task 1'.AE88]*[$'Task 1'.AF88]" office:value-type="float" office:value="810" calcext:value-type="float">
            <text:p>810</text:p>
          </table:table-cell>
          <table:table-cell table:number-columns-repeated="4"/>
        </table:table-row>
        <table:table-row table:style-name="ro14">
          <table:table-cell table:formula="of:=[$'Task 1'.AD89]*[$'Task 1'.AE89]*[$'Task 1'.AF89]" office:value-type="float" office:value="1224" calcext:value-type="float">
            <text:p>1224</text:p>
          </table:table-cell>
          <table:table-cell table:number-columns-repeated="4"/>
        </table:table-row>
        <table:table-row table:style-name="ro14">
          <table:table-cell table:formula="of:=[$'Task 1'.AD90]*[$'Task 1'.AE90]*[$'Task 1'.AF90]" office:value-type="float" office:value="91" calcext:value-type="float">
            <text:p>91</text:p>
          </table:table-cell>
          <table:table-cell table:number-columns-repeated="4"/>
        </table:table-row>
        <table:table-row table:style-name="ro14">
          <table:table-cell table:formula="of:=[$'Task 1'.AD91]*[$'Task 1'.AE91]*[$'Task 1'.AF91]" office:value-type="float" office:value="2640" calcext:value-type="float">
            <text:p>2640</text:p>
          </table:table-cell>
          <table:table-cell table:number-columns-repeated="4"/>
        </table:table-row>
        <table:table-row table:style-name="ro14">
          <table:table-cell table:formula="of:=[$'Task 1'.AD92]*[$'Task 1'.AE92]*[$'Task 1'.AF92]" office:value-type="float" office:value="312" calcext:value-type="float">
            <text:p>312</text:p>
          </table:table-cell>
          <table:table-cell table:number-columns-repeated="4"/>
        </table:table-row>
        <table:table-row table:style-name="ro14">
          <table:table-cell table:formula="of:=[$'Task 1'.AD93]*[$'Task 1'.AE93]*[$'Task 1'.AF93]" office:value-type="float" office:value="1287" calcext:value-type="float">
            <text:p>1287</text:p>
          </table:table-cell>
          <table:table-cell table:number-columns-repeated="4"/>
        </table:table-row>
        <table:table-row table:style-name="ro14">
          <table:table-cell table:formula="of:=[$'Task 1'.AD94]*[$'Task 1'.AE94]*[$'Task 1'.AF94]" office:value-type="float" office:value="110" calcext:value-type="float">
            <text:p>110</text:p>
          </table:table-cell>
          <table:table-cell table:number-columns-repeated="4"/>
        </table:table-row>
        <table:table-row table:style-name="ro14">
          <table:table-cell table:formula="of:=[$'Task 1'.AD95]*[$'Task 1'.AE95]*[$'Task 1'.AF95]" office:value-type="float" office:value="2970" calcext:value-type="float">
            <text:p>2970</text:p>
          </table:table-cell>
          <table:table-cell table:number-columns-repeated="4"/>
        </table:table-row>
        <table:table-row table:style-name="ro14">
          <table:table-cell table:formula="of:=[$'Task 1'.AD96]*[$'Task 1'.AE96]*[$'Task 1'.AF96]" office:value-type="float" office:value="2860" calcext:value-type="float">
            <text:p>2860</text:p>
          </table:table-cell>
          <table:table-cell table:number-columns-repeated="4"/>
        </table:table-row>
        <table:table-row table:style-name="ro14">
          <table:table-cell table:formula="of:=[$'Task 1'.AD97]*[$'Task 1'.AE97]*[$'Task 1'.AF97]" office:value-type="float" office:value="1430" calcext:value-type="float">
            <text:p>1430</text:p>
          </table:table-cell>
          <table:table-cell table:number-columns-repeated="4"/>
        </table:table-row>
        <table:table-row table:style-name="ro14">
          <table:table-cell table:formula="of:=[$'Task 1'.AD98]*[$'Task 1'.AE98]*[$'Task 1'.AF98]" office:value-type="float" office:value="1920" calcext:value-type="float">
            <text:p>1920</text:p>
          </table:table-cell>
          <table:table-cell table:number-columns-repeated="4"/>
        </table:table-row>
        <table:table-row table:style-name="ro14">
          <table:table-cell table:formula="of:=[$'Task 1'.AD99]*[$'Task 1'.AE99]*[$'Task 1'.AF99]" office:value-type="float" office:value="392" calcext:value-type="float">
            <text:p>392</text:p>
          </table:table-cell>
          <table:table-cell table:number-columns-repeated="4"/>
        </table:table-row>
        <table:table-row table:style-name="ro14">
          <table:table-cell table:formula="of:=[$'Task 1'.AD100]*[$'Task 1'.AE100]*[$'Task 1'.AF100]" office:value-type="float" office:value="1638" calcext:value-type="float">
            <text:p>1638</text:p>
          </table:table-cell>
          <table:table-cell table:number-columns-repeated="4"/>
        </table:table-row>
        <table:table-row table:style-name="ro14">
          <table:table-cell table:formula="of:=[$'Task 1'.AD101]*[$'Task 1'.AE101]*[$'Task 1'.AF101]" office:value-type="float" office:value="84" calcext:value-type="float">
            <text:p>84</text:p>
          </table:table-cell>
          <table:table-cell table:number-columns-repeated="4"/>
        </table:table-row>
        <table:table-row table:style-name="ro14">
          <table:table-cell table:formula="of:=[$'Task 1'.AD102]*[$'Task 1'.AE102]*[$'Task 1'.AF102]" office:value-type="float" office:value="200" calcext:value-type="float">
            <text:p>20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Bitstream Vera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4T12:15:58.121467002</meta:creation-date>
    <dc:date>2023-12-04T13:06:21.813615366</dc:date>
    <meta:editing-duration>PT11M17S</meta:editing-duration>
    <meta:editing-cycles>2</meta:editing-cycles>
    <meta:generator>LibreOffice/7.0.4.2$Linux_X86_64 LibreOffice_project/00$Build-2</meta:generator>
    <meta:document-statistic meta:table-count="3" meta:cell-count="3103" meta:object-count="0"/>
  </office:meta>
</office:document-meta>
</file>